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 Cyr" svg:font-family="'Arial Cyr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MS Sans Serif" svg:font-family="'MS Sans Serif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24cm"/>
    </style:style>
    <style:style style:name="co2" style:family="table-column">
      <style:table-column-properties fo:break-before="auto" style:column-width="6.992cm"/>
    </style:style>
    <style:style style:name="co3" style:family="table-column">
      <style:table-column-properties fo:break-before="auto" style:column-width="6.382cm"/>
    </style:style>
    <style:style style:name="co4" style:family="table-column">
      <style:table-column-properties fo:break-before="auto" style:column-width="3.209cm"/>
    </style:style>
    <style:style style:name="co5" style:family="table-column">
      <style:table-column-properties fo:break-before="auto" style:column-width="4.8cm"/>
    </style:style>
    <style:style style:name="co6" style:family="table-column">
      <style:table-column-properties fo:break-before="auto" style:column-width="2.505cm"/>
    </style:style>
    <style:style style:name="co7" style:family="table-column">
      <style:table-column-properties fo:break-before="auto" style:column-width="5.188cm"/>
    </style:style>
    <style:style style:name="co8" style:family="table-column">
      <style:table-column-properties fo:break-before="auto" style:column-width="1.801cm"/>
    </style:style>
    <style:style style:name="co9" style:family="table-column">
      <style:table-column-properties fo:break-before="auto" style:column-width="1.70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1.058cm" fo:break-before="auto" style:use-optimal-row-height="false"/>
    </style:style>
    <style:style style:name="ro6" style:family="table-row">
      <style:table-row-properties style:row-height="0.496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number:number-style style:name="N5004" number:language="ru" number:country="RU">
      <number:number number:decimal-places="2" number:min-integer-digits="1" number:grouping="true"/>
    </number:number-style>
    <number:date-style style:name="N5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5100" number:language="ru" number:country="RU">
      <number:text-content/>
    </number:text-style>
    <style:style style:name="ce1" style:family="table-cell" style:parent-style-name="Default">
      <style:table-cell-properties style:diagonal-bl-tr="none" style:diagonal-tl-br="none" fo:background-color="transparent" fo:border="0.035cm solid #000000" style:rotation-align="none"/>
    </style:style>
    <style:style style:name="ce2" style:family="table-cell" style:parent-style-name="Обычный_20_3">
      <style:table-cell-properties fo:background-color="#c0c0c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3" style:family="table-cell" style:parent-style-name="Обычный_20_3">
      <style:table-cell-properties style:diagonal-bl-tr="none" style:diagonal-tl-br="none" fo:border="0.035cm solid #000000" style:rotation-align="none"/>
    </style:style>
    <style:style style:name="ce4" style:family="table-cell" style:parent-style-name="Обычный_20_3">
      <style:table-cell-properties style:diagonal-bl-tr="none" style:diagonal-tl-br="none" fo:background-color="transparent" fo:border="0.035cm solid #000000" style:rotation-align="none"/>
    </style:style>
    <style:style style:name="ce5" style:family="table-cell" style:parent-style-name="Обычный_20_3">
      <style:table-cell-properties fo:background-color="#ff99cc" style:diagonal-bl-tr="none" style:diagonal-tl-br="none" fo:border="0.035cm solid #000000" style:rotation-align="none"/>
    </style:style>
    <style:style style:name="ce6" style:family="table-cell" style:parent-style-name="Обычный_20_3">
      <style:table-cell-properties fo:background-color="#ff0000" style:diagonal-bl-tr="none" style:diagonal-tl-br="none" fo:border="0.035cm solid #000000" style:rotation-align="none"/>
    </style:style>
    <style:style style:name="ce7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8" style:family="table-cell" style:parent-style-name="Default">
      <style:table-cell-properties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9" style:family="table-cell" style:parent-style-name="Default" style:data-style-name="N5100">
      <style:table-cell-properties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 Cyr" fo:font-size="12pt" fo:font-style="normal" fo:text-shadow="none" style:text-underline-style="none" fo:font-weight="normal" style:font-size-asian="12pt" style:font-style-asian="normal" style:font-weight-asian="normal" style:font-name-complex="Arial Cyr" style:font-size-complex="12pt" style:font-style-complex="normal" style:font-weight-complex="normal"/>
    </style:style>
    <style:style style:name="ce10" style:family="table-cell" style:parent-style-name="Default" style:data-style-name="N5000">
      <style:table-cell-properties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 style:data-style-name="N5100">
      <style:table-cell-properties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12" style:family="table-cell" style:parent-style-name="Default" style:data-style-name="N5100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12pt" fo:font-style="normal" fo:text-shadow="none" style:text-underline-style="none" fo:font-weight="normal" style:font-size-asian="12pt" style:font-style-asian="normal" style:font-weight-asian="normal" style:font-name-complex="Arial Cyr" style:font-size-complex="12pt" style:font-style-complex="normal" style:font-weight-complex="normal"/>
    </style:style>
    <style:style style:name="ce13" style:family="table-cell" style:parent-style-name="Default" style:data-style-name="N5100">
      <style:table-cell-properties style:diagonal-bl-tr="none" style:diagonal-tl-br="none" fo:background-color="transparent" fo:border="0.035cm solid #000000" style:rotation-align="none"/>
      <style:text-properties style:use-window-font-color="true" style:text-outline="false" style:text-line-through-style="none" style:font-name="Arial Cyr" fo:font-size="12pt" fo:font-style="normal" fo:text-shadow="none" style:text-underline-style="none" fo:font-weight="normal" style:font-size-asian="12pt" style:font-style-asian="normal" style:font-weight-asian="normal" style:font-name-complex="Arial Cyr" style:font-size-complex="12pt" style:font-style-complex="normal" style:font-weight-complex="normal"/>
    </style:style>
    <style:style style:name="ce14" style:family="table-cell" style:parent-style-name="Default" style:data-style-name="N5100">
      <style:table-cell-properties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 Cyr" fo:font-size="12pt" fo:font-style="normal" fo:text-shadow="none" style:text-underline-style="none" fo:font-weight="normal" style:font-size-asian="12pt" style:font-style-asian="normal" style:font-weight-asian="normal" style:font-name-complex="Arial Cyr" style:font-size-complex="12pt" style:font-style-complex="normal" style:font-weight-complex="normal"/>
    </style:style>
    <style:style style:name="ce15" style:family="table-cell" style:parent-style-name="Default" style:data-style-name="N5000">
      <style:table-cell-properties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 style:data-style-name="N5036">
      <style:table-cell-properties style:diagonal-bl-tr="none" style:diagonal-tl-br="none" fo:background-color="transparent" fo:border="0.035cm solid #000000" style:rotation-align="none"/>
    </style:style>
    <style:style style:name="ce17" style:family="table-cell" style:parent-style-name="Обычный_20_3">
      <style:table-cell-properties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18" style:family="table-cell" style:parent-style-name="Обычный_20_3" style:data-style-name="N5100">
      <style:table-cell-properties style:cell-protect="none" style:print-content="true" style:diagonal-bl-tr="none" style:diagonal-tl-br="none" fo:background-color="transparent" fo:border="0.035cm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Обычный_20_3" style:data-style-name="N5100">
      <style:table-cell-properties style:cell-protect="none" style:print-content="true" style:diagonal-bl-tr="none" style:diagonal-tl-br="none" fo:background-color="transparent" fo:border="0.035cm solid #000000" style:rotation-align="none"/>
    </style:style>
    <style:style style:name="ce20" style:family="table-cell" style:parent-style-name="Обычный_20_3" style:data-style-name="N5000">
      <style:table-cell-properties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ackground-color="#00ff00" style:diagonal-bl-tr="none" style:diagonal-tl-br="none" fo:border="0.035cm solid #000000" style:rotation-align="none"/>
    </style:style>
    <style:style style:name="ce22" style:family="table-cell" style:parent-style-name="Default" style:data-style-name="N5004">
      <style:table-cell-properties style:diagonal-bl-tr="none" style:diagonal-tl-br="none" fo:background-color="transparent" fo:border="0.035cm solid #000000"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Лист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997" table:default-cell-style-name="ce1"/>
        <table:table-column table:style-name="co8" table:number-columns-repeated="20" table:default-cell-style-name="Default"/>
        <table:table-row table:style-name="ro1">
          <table:table-cell/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гусеница 5ти каткова, с закрытым шарниром, для песченых грунтов (для работы в абразивной среде)</text:p>
          </table:table-cell>
          <table:table-cell office:value-type="string">
            <text:p>ГМ-10СП</text:p>
          </table:table-cell>
          <table:table-cell table:number-columns-repeated="2"/>
          <table:table-cell office:value-type="string">
            <text:p>ГМ-10СП</text:p>
          </table:table-cell>
          <table:table-cell office:value-type="string">
            <text:p>Гусеница ГМ-10СП ТУ 22-1ГМ-200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А24-22-1СБ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Кольца уплотнительные</text:p>
          </table:table-cell>
          <table:table-cell office:value-type="float" office:value="40843">
            <text:p>40843</text:p>
          </table:table-cell>
          <table:table-cell table:number-columns-repeated="2"/>
          <table:table-cell office:value-type="float" office:value="40843">
            <text:p>40843</text:p>
          </table:table-cell>
          <table:table-cell office:value-type="string">
            <text:p>КОЛЬЦО 4084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Кольца уплотнительные</text:p>
          </table:table-cell>
          <table:table-cell office:value-type="string">
            <text:p>740.1002024 (40210)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Поршневая группа</text:p>
          </table:table-cell>
          <table:table-cell office:value-type="string">
            <text:p>Д-160-01-1101(ф150)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Поршневые кольца МТЗ</text:p>
          </table:table-cell>
          <table:table-cell office:value-type="string">
            <text:p>51-03-115СП</text:p>
          </table:table-cell>
          <table:table-cell table:number-columns-repeated="2"/>
          <table:table-cell office:value-type="string">
            <text:p>51-03-115СП</text:p>
          </table:table-cell>
          <table:table-cell office:value-type="string">
            <text:p>КОЛЬЦО ПОРШНЕВОЕ СТ-51-03-115СП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Прокладка головки блока</text:p>
          </table:table-cell>
          <table:table-cell office:value-type="string">
            <text:p>Д-160 ф150 <text:s text:c="2"/>40201</text:p>
          </table:table-cell>
          <table:table-cell/>
          <table:table-cell table:number-columns-repeated="2" office:value-type="float" office:value="40201">
            <text:p>40201</text:p>
          </table:table-cell>
          <table:table-cell office:value-type="string">
            <text:p>ПРОКЛАДКА 4020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Прокладка головки блока</text:p>
          </table:table-cell>
          <table:table-cell office:value-type="string">
            <text:p>Д-160 ф150 51.02.107СП</text:p>
          </table:table-cell>
          <table:table-cell/>
          <table:table-cell table:number-columns-repeated="2" office:value-type="string">
            <text:p>51-02-107-01СП</text:p>
          </table:table-cell>
          <table:table-cell office:value-type="string">
            <text:p>Прокладка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трубка</text:p>
          </table:table-cell>
          <table:table-cell office:value-type="float" office:value="2218">
            <text:p>22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50-14-23</text:p>
          </table:table-cell>
          <table:table-cell/>
          <table:table-cell office:value-type="string">
            <text:p>18-14-7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50-14-26</text:p>
          </table:table-cell>
          <table:table-cell/>
          <table:table-cell office:value-type="string">
            <text:p>18-14-12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18-14-140-1СП</text:p>
          </table:table-cell>
          <table:table-cell table:number-columns-repeated="2"/>
          <table:table-cell office:value-type="string">
            <text:p>18-14-140-1СП</text:p>
          </table:table-cell>
          <table:table-cell office:value-type="string">
            <text:p>Тормозок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700-40-5259-1</text:p>
          </table:table-cell>
          <table:table-cell table:number-columns-repeated="2"/>
          <table:table-cell office:value-type="string">
            <text:p>700-40-5259-1</text:p>
          </table:table-cell>
          <table:table-cell office:value-type="string">
            <text:p>ПРОКЛАДКА 700-40-5259-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1363">
            <text:p>21363</text:p>
          </table:table-cell>
          <table:table-cell table:number-columns-repeated="2"/>
          <table:table-cell office:value-type="float" office:value="21363">
            <text:p>21363</text:p>
          </table:table-cell>
          <table:table-cell office:value-type="string">
            <text:p>КОЛЬЦО 2136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подшипник</text:p>
          </table:table-cell>
          <table:table-cell office:value-type="string">
            <text:p>42314К</text:p>
          </table:table-cell>
          <table:table-cell/>
          <table:table-cell office:value-type="string">
            <text:p>70-42314К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шестерня большая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60-19-1</text:p>
          </table:table-cell>
          <table:table-cell office:value-type="string">
            <text:p>Шестерня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двойняшка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0-19-174СП</text:p>
          </table:table-cell>
          <table:table-cell office:value-type="string">
            <text:p>Шестерня двойная. Комплект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р/к вод насоса</text:p>
          </table:table-cell>
          <table:table-cell office:value-type="string">
            <text:p>Р/К 16-08-140СП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50-21-416СП</text:p>
          </table:table-cell>
          <table:table-cell table:number-columns-repeated="2"/>
          <table:table-cell office:value-type="string">
            <text:p>50-21-416СП</text:p>
          </table:table-cell>
          <table:table-cell office:value-type="string">
            <text:p>Каток поддерживающий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40157">
            <text:p>40157</text:p>
          </table:table-cell>
          <table:table-cell/>
          <table:table-cell table:number-columns-repeated="2" office:value-type="string">
            <text:p>51-02-107-01СП</text:p>
          </table:table-cell>
          <table:table-cell office:value-type="string">
            <text:p>Прокладка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50-12-642</text:p>
          </table:table-cell>
          <table:table-cell table:number-columns-repeated="2"/>
          <table:table-cell office:value-type="string">
            <text:p>50-12-642</text:p>
          </table:table-cell>
          <table:table-cell office:value-type="string">
            <text:p>Колесо зубчато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18-12-321</text:p>
          </table:table-cell>
          <table:table-cell table:number-columns-repeated="2"/>
          <table:table-cell office:value-type="string">
            <text:p>18-12-321</text:p>
          </table:table-cell>
          <table:table-cell office:value-type="string">
            <text:p>Шестерн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18-12-323</text:p>
          </table:table-cell>
          <table:table-cell table:number-columns-repeated="2"/>
          <table:table-cell office:value-type="string">
            <text:p>18-12-323</text:p>
          </table:table-cell>
          <table:table-cell office:value-type="string">
            <text:p>Муфта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50-12-565</text:p>
          </table:table-cell>
          <table:table-cell table:number-columns-repeated="2"/>
          <table:table-cell office:value-type="string">
            <text:p>50-12-565</text:p>
          </table:table-cell>
          <table:table-cell office:value-type="string">
            <text:p>Вилка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РВД гайка+гайка 3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РВД гайка+гайка 3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РВД гайка+гайка 3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РВД гайка+гайка 3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РВД гайка+гайка 3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50-08-156-02СП</text:p>
          </table:table-cell>
          <table:table-cell/>
          <table:table-cell table:number-columns-repeated="2" office:value-type="string">
            <text:p>130У.13.010-1СП</text:p>
          </table:table-cell>
          <table:table-cell office:value-type="string">
            <text:p>РАДИАТОР 130У.13.010-1СП(130У.13.010-1)БЕЗ ПРОБКИ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болт М20*1,5*62+гайка (башмачный)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М20Х1,5Х62+30326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болт М16*1,5*62+гайка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М16Х1,5Х60.58.019</text:p>
          </table:table-cell>
          <table:table-cell office:value-type="string">
            <text:p>БОЛТ М16Х1,5Х60.58.01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нож боковой правый 80-52-60-2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80-52-60-02</text:p>
          </table:table-cell>
          <table:table-cell office:value-type="string">
            <text:p>Нож боковой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нож боковой левый 80-52-59-2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80-52-59-02</text:p>
          </table:table-cell>
          <table:table-cell office:value-type="string">
            <text:p>Нож боковой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нож средний 80-52-61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80-52-61</text:p>
          </table:table-cell>
          <table:table-cell office:value-type="string">
            <text:p>Нож средний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ЭФМ-011-1 элемент фильтрующий</text:p>
          </table:table-cell>
          <table:table-cell office:value-type="float" office:value="0">
            <text:p>0</text:p>
          </table:table-cell>
          <table:table-cell/>
          <table:table-cell office:value-type="string">
            <text:p>Р-635-1.06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А41.10.000-02 ФП207.1-01 фильтр патрон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А41.20.000-01 ФП207.1-01 фильтр патрон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в сборе с предыдущим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50-50-83 наконечник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0-50-83</text:p>
          </table:table-cell>
          <table:table-cell office:value-type="string">
            <text:p>Наконечник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50-50-60 протектор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0-50-60</text:p>
          </table:table-cell>
          <table:table-cell office:value-type="string">
            <text:p>Протектор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50-18-116СП лента тормоза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18360-01СП</text:p>
          </table:table-cell>
          <table:table-cell office:value-type="string">
            <text:p>Лента тормоза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50-18-117СП лента тормоза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в сборе с предыдущим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24-22-1СП</text:p>
          </table:table-cell>
          <table:table-cell/>
          <table:table-cell office:value-type="string">
            <text:p>24-22-9СП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24-21-146СП</text:p>
          </table:table-cell>
          <table:table-cell/>
          <table:table-cell table:number-columns-repeated="2" office:value-type="string">
            <text:p>50-21-306СП</text:p>
          </table:table-cell>
          <table:table-cell office:value-type="string">
            <text:p>Колесо натяжно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50-21-138СП</text:p>
          </table:table-cell>
          <table:table-cell/>
          <table:table-cell table:number-columns-repeated="2" office:value-type="string">
            <text:p>50-21-305СП</text:p>
          </table:table-cell>
          <table:table-cell office:value-type="string">
            <text:p>Колесо натяжно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50-21-134СП</text:p>
          </table:table-cell>
          <table:table-cell/>
          <table:table-cell table:number-columns-repeated="2" office:value-type="string">
            <text:p>50-21-420СП</text:p>
          </table:table-cell>
          <table:table-cell office:value-type="string">
            <text:p>Механизм натяжен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50-19-201</text:p>
          </table:table-cell>
          <table:table-cell table:number-columns-repeated="2"/>
          <table:table-cell office:value-type="string">
            <text:p>50-19-201</text:p>
          </table:table-cell>
          <table:table-cell office:value-type="string">
            <text:p>Сегмент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1.НШ-100а-зл(левый)-2 шт.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НШ 100А-3Л</text:p>
          </table:table-cell>
          <table:table-cell office:value-type="string">
            <text:p>НАСОС НШ 100А-3Л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2.Болт 16137 <text:s text:c="13"/>20 шт.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700-28-2509</text:p>
          </table:table-cell>
          <table:table-cell office:value-type="string">
            <text:p>Болт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3.Фильтр воздушный 10 шт.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А41.10.000-0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4.Колесо натяжное (правое) 50-21-306-05сп 1шт.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0-21-306-05СП</text:p>
          </table:table-cell>
          <table:table-cell office:value-type="string">
            <text:p>Колесо натяжное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5.Фрикцион 24-16-101сп 1шт.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24-16-101СП</text:p>
          </table:table-cell>
          <table:table-cell office:value-type="string">
            <text:p>Фрикцион бортовой правый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5.Фрикцион 24-16-102сп 1шт.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24-16-102СП</text:p>
          </table:table-cell>
          <table:table-cell office:value-type="string">
            <text:p>Фрикцион бортовой левый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6.Насос топливоподкачивающий АВ10м.80.16.085. 3шт.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1-71-4СП</text:p>
          </table:table-cell>
          <table:table-cell office:value-type="string">
            <text:p>Насос топливоподкачивающий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7.Муфта сцепления 18-14-4сп 1шт.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18-14-4СП</text:p>
          </table:table-cell>
          <table:table-cell office:value-type="string">
            <text:p>МУФТА СЦЕПЛЕНИЯ 18-14-4СБ(СП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8.Радиатор системы охлаждения дизеля 130у.13.010.1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130У.13.010-1СП</text:p>
          </table:table-cell>
          <table:table-cell office:value-type="string">
            <text:p>РАДИАТОР 130У.13.010-1СП(130У.13.010-1)БЕЗ ПРОБКИ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9.Вал карданный 18-1477-1 1шт.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0-14-23</text:p>
          </table:table-cell>
          <table:table-cell office:value-type="string">
            <text:p>Вал карданный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10.Муфта 18-14-126 1шт.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0-14-26</text:p>
          </table:table-cell>
          <table:table-cell office:value-type="string">
            <text:p>Муфта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11.Шестерня двойная 50-19-144сп 2шт.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0-19-174СП</text:p>
          </table:table-cell>
          <table:table-cell office:value-type="string">
            <text:p>Шестерня двойная. Комплект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12.Шестерня 60-19-1 2шт.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60-19-1</text:p>
          </table:table-cell>
          <table:table-cell office:value-type="string">
            <text:p>Шестерня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13.Венец 60-19-2 2шт.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60-19-2</text:p>
          </table:table-cell>
          <table:table-cell office:value-type="string">
            <text:p>Венец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14.Подшипник 70-324-17м 2шт.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70-32417М</text:p>
          </table:table-cell>
          <table:table-cell office:value-type="string">
            <text:p>ПОДШИПНИК 70-32417М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15.Подшипник 70-326-12к 2шт.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70-32612К1М(70-32612КМ)</text:p>
          </table:table-cell>
          <table:table-cell office:value-type="string">
            <text:p>ПОДШИПНИК 70-32612К1М(70-32612КМ,70-32612М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16.Подшипник 213 2шт.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213(213А,213АК,6-213А)</text:p>
          </table:table-cell>
          <table:table-cell office:value-type="string">
            <text:p>ПОДШИПНИК 213(213А,213АК,6-213А,6-213АК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17.Шестерня 50-19-150 2шт.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0-19-150</text:p>
          </table:table-cell>
          <table:table-cell office:value-type="string">
            <text:p>Шестерня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18.Ступица 50-19-145сп 1шт.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0-19-145СП</text:p>
          </table:table-cell>
          <table:table-cell office:value-type="string">
            <text:p>Ступица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19.Фланец на фрикцион 1шт.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24-16-4</text:p>
          </table:table-cell>
          <table:table-cell office:value-type="string">
            <text:p>Полуось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Болт 16137 – 20 шт.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700-28-2509</text:p>
          </table:table-cell>
          <table:table-cell office:value-type="string">
            <text:p>Болт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Фильтр воздушный – 10 шт.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А41.10.000-02СП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Колесо натяжное (правое) 50-21-306-05сп – 1 шт.</text:p>
          </table:table-cell>
          <table:table-cell office:value-type="string">
            <text:p>50-21-306-05сп</text:p>
          </table:table-cell>
          <table:table-cell table:number-columns-repeated="2"/>
          <table:table-cell office:value-type="string">
            <text:p>50-21-306-05СП</text:p>
          </table:table-cell>
          <table:table-cell office:value-type="string">
            <text:p>Колесо натяжное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Фрикцион 24-16-101сп – 1 шт.</text:p>
          </table:table-cell>
          <table:table-cell office:value-type="string">
            <text:p>24-16-101сп</text:p>
          </table:table-cell>
          <table:table-cell table:number-columns-repeated="2"/>
          <table:table-cell office:value-type="string">
            <text:p>24-16-101СП</text:p>
          </table:table-cell>
          <table:table-cell office:value-type="string">
            <text:p>Фрикцион бортовой правый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Фрикцион 24-16-102сп – 1 шт.</text:p>
          </table:table-cell>
          <table:table-cell office:value-type="string">
            <text:p>24-16-102сп</text:p>
          </table:table-cell>
          <table:table-cell table:number-columns-repeated="2"/>
          <table:table-cell office:value-type="string">
            <text:p>24-16-102СП</text:p>
          </table:table-cell>
          <table:table-cell office:value-type="string">
            <text:p>Фрикцион бортовой левый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Радиатор системы охлаждения дизеля 130у.13.010.1 – 1 шт.</text:p>
          </table:table-cell>
          <table:table-cell office:value-type="string">
            <text:p>130у.13.010.1 </text:p>
          </table:table-cell>
          <table:table-cell/>
          <table:table-cell table:number-columns-repeated="2" office:value-type="string">
            <text:p>130У.13.010-1СП</text:p>
          </table:table-cell>
          <table:table-cell office:value-type="string">
            <text:p>РАДИАТОР 130У.13.010-1СП(130У.13.010-1)БЕЗ ПРОБКИ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Муфта 18-14-126 – 1 шт.</text:p>
          </table:table-cell>
          <table:table-cell office:value-type="string">
            <text:p>18-14-126</text:p>
          </table:table-cell>
          <table:table-cell/>
          <table:table-cell table:number-columns-repeated="2" office:value-type="string">
            <text:p>50-14-26</text:p>
          </table:table-cell>
          <table:table-cell office:value-type="string">
            <text:p>Муфта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Шестерня двойная 50-19-144сп – 2 шт.</text:p>
          </table:table-cell>
          <table:table-cell office:value-type="string">
            <text:p>50-19-144сп</text:p>
          </table:table-cell>
          <table:table-cell/>
          <table:table-cell table:number-columns-repeated="2" office:value-type="string">
            <text:p>50-19-174СП</text:p>
          </table:table-cell>
          <table:table-cell office:value-type="string">
            <text:p>Шестерня двойная. Комплект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Шестерня 60-19-1 – 2 шт.</text:p>
          </table:table-cell>
          <table:table-cell office:value-type="string">
            <text:p>60-19-1</text:p>
          </table:table-cell>
          <table:table-cell table:number-columns-repeated="2"/>
          <table:table-cell office:value-type="string">
            <text:p>60-19-1</text:p>
          </table:table-cell>
          <table:table-cell office:value-type="string">
            <text:p>Шестерня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Венец 60-19-2 – 2 шт.</text:p>
          </table:table-cell>
          <table:table-cell office:value-type="string">
            <text:p>60-19-2</text:p>
          </table:table-cell>
          <table:table-cell table:number-columns-repeated="2"/>
          <table:table-cell office:value-type="string">
            <text:p>60-19-2</text:p>
          </table:table-cell>
          <table:table-cell office:value-type="string">
            <text:p>Венец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Подшипник 70-324-17м – 2 шт.</text:p>
          </table:table-cell>
          <table:table-cell office:value-type="string">
            <text:p>70-324-17м</text:p>
          </table:table-cell>
          <table:table-cell/>
          <table:table-cell table:number-columns-repeated="2" office:value-type="string">
            <text:p>70-32417М</text:p>
          </table:table-cell>
          <table:table-cell office:value-type="string">
            <text:p>ПОДШИПНИК 70-32417М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Подшипник 70-32612к – 2 шт.</text:p>
          </table:table-cell>
          <table:table-cell office:value-type="string">
            <text:p>70-32612к</text:p>
          </table:table-cell>
          <table:table-cell/>
          <table:table-cell table:number-columns-repeated="2" office:value-type="string">
            <text:p>70-32612К1М(70-32612КМ)</text:p>
          </table:table-cell>
          <table:table-cell office:value-type="string">
            <text:p>ПОДШИПНИК 70-32612К1М(70-32612КМ,70-32612М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Подшипник 213 – 2 шт.</text:p>
          </table:table-cell>
          <table:table-cell office:value-type="float" office:value="213">
            <text:p>213</text:p>
          </table:table-cell>
          <table:table-cell/>
          <table:table-cell table:number-columns-repeated="2" office:value-type="string">
            <text:p>213(213А,213АК,6-213А)</text:p>
          </table:table-cell>
          <table:table-cell office:value-type="string">
            <text:p>ПОДШИПНИК 213(213А,213АК,6-213А,6-213АК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Шестерня 50-19-150 – 2 шт.</text:p>
          </table:table-cell>
          <table:table-cell office:value-type="string">
            <text:p>50-19-150</text:p>
          </table:table-cell>
          <table:table-cell table:number-columns-repeated="2"/>
          <table:table-cell office:value-type="string">
            <text:p>50-19-150</text:p>
          </table:table-cell>
          <table:table-cell office:value-type="string">
            <text:p>Шестерня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24-21-169СП</text:p>
          </table:table-cell>
          <table:table-cell table:number-columns-repeated="2"/>
          <table:table-cell office:value-type="string">
            <text:p>24-21-169СП</text:p>
          </table:table-cell>
          <table:table-cell office:value-type="string">
            <text:p>Каток однобортный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КАТ-21-169СП-Б</text:p>
          </table:table-cell>
          <table:table-cell table:number-columns-repeated="2"/>
          <table:table-cell office:value-type="string">
            <text:p>КАТ-21-169СП-Б</text:p>
          </table:table-cell>
          <table:table-cell office:value-type="string">
            <text:p>Каток однобортный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20-21-64</text:p>
          </table:table-cell>
          <table:table-cell/>
          <table:table-cell office:value-type="string">
            <text:p>50-21-21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24-21-169СП</text:p>
          </table:table-cell>
          <table:table-cell table:number-columns-repeated="2"/>
          <table:table-cell office:value-type="string">
            <text:p>24-21-169СП</text:p>
          </table:table-cell>
          <table:table-cell office:value-type="string">
            <text:p>Каток однобортный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24-21-170СП</text:p>
          </table:table-cell>
          <table:table-cell table:number-columns-repeated="2"/>
          <table:table-cell office:value-type="string">
            <text:p>24-21-170СП</text:p>
          </table:table-cell>
          <table:table-cell office:value-type="string">
            <text:p>Каток двубортный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Генератор 14V Г1000В.10.1</text:p>
          </table:table-cell>
          <table:table-cell office:value-type="string">
            <text:p>Г1000В.10.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Стартер (ПД-23) СТ62.3708</text:p>
          </table:table-cell>
          <table:table-cell office:value-type="string">
            <text:p>СТ62.3708</text:p>
          </table:table-cell>
          <table:table-cell/>
          <table:table-cell office:value-type="string">
            <text:p>СТ230Е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Кожух левый 24-19-35</text:p>
          </table:table-cell>
          <table:table-cell office:value-type="string">
            <text:p>24-19-35</text:p>
          </table:table-cell>
          <table:table-cell table:number-columns-repeated="2"/>
          <table:table-cell office:value-type="string">
            <text:p>24-19-35</text:p>
          </table:table-cell>
          <table:table-cell office:value-type="string">
            <text:p>Кожух левый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Кожух правый 24-19-36</text:p>
          </table:table-cell>
          <table:table-cell office:value-type="string">
            <text:p>24-19-36</text:p>
          </table:table-cell>
          <table:table-cell table:number-columns-repeated="2"/>
          <table:table-cell office:value-type="string">
            <text:p>24-19-36</text:p>
          </table:table-cell>
          <table:table-cell office:value-type="string">
            <text:p>Кожух правый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Корпус подшипника 28-16-11</text:p>
          </table:table-cell>
          <table:table-cell office:value-type="string">
            <text:p>28-16-11</text:p>
          </table:table-cell>
          <table:table-cell table:number-columns-repeated="2"/>
          <table:table-cell office:value-type="string">
            <text:p>28-16-11</text:p>
          </table:table-cell>
          <table:table-cell office:value-type="string">
            <text:p>Корпус подшипника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Мультициклон 51-05-216СП</text:p>
          </table:table-cell>
          <table:table-cell office:value-type="string">
            <text:p>51-05-216СП</text:p>
          </table:table-cell>
          <table:table-cell table:number-columns-repeated="2"/>
          <table:table-cell office:value-type="string">
            <text:p>51-05-216СП</text:p>
          </table:table-cell>
          <table:table-cell office:value-type="string">
            <text:p>Мультициклон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Опора правая 24-21-124</text:p>
          </table:table-cell>
          <table:table-cell office:value-type="string">
            <text:p>24-21-124</text:p>
          </table:table-cell>
          <table:table-cell/>
          <table:table-cell table:number-columns-repeated="2" office:value-type="string">
            <text:p>24-21-148СП</text:p>
          </table:table-cell>
          <table:table-cell office:value-type="string">
            <text:p>Опора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Опора левая 24-21-125</text:p>
          </table:table-cell>
          <table:table-cell office:value-type="string">
            <text:p>24-21-125</text:p>
          </table:table-cell>
          <table:table-cell/>
          <table:table-cell table:number-columns-repeated="2" office:value-type="string">
            <text:p>24-21-149СП</text:p>
          </table:table-cell>
          <table:table-cell office:value-type="string">
            <text:p>Опора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Упор 24-21-сб119</text:p>
          </table:table-cell>
          <table:table-cell office:value-type="string">
            <text:p>24-21-сб119</text:p>
          </table:table-cell>
          <table:table-cell/>
          <table:table-cell table:number-columns-repeated="2" office:value-type="string">
            <text:p>24-21-119СП</text:p>
          </table:table-cell>
          <table:table-cell office:value-type="string">
            <text:p>Упор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Плита 24-21-сб120</text:p>
          </table:table-cell>
          <table:table-cell office:value-type="string">
            <text:p>24-21-сб120</text:p>
          </table:table-cell>
          <table:table-cell/>
          <table:table-cell office:value-type="string">
            <text:p>50-21-123СП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Стопор 18-21-45</text:p>
          </table:table-cell>
          <table:table-cell office:value-type="string">
            <text:p>18-21-45</text:p>
          </table:table-cell>
          <table:table-cell table:number-columns-repeated="2"/>
          <table:table-cell office:value-type="string">
            <text:p>18-21-45</text:p>
          </table:table-cell>
          <table:table-cell office:value-type="string">
            <text:p>Стопор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Вал карданный 18-14-77-1</text:p>
          </table:table-cell>
          <table:table-cell office:value-type="string">
            <text:p>18-14-77-1</text:p>
          </table:table-cell>
          <table:table-cell/>
          <table:table-cell table:number-columns-repeated="2" office:value-type="string">
            <text:p>50-14-23</text:p>
          </table:table-cell>
          <table:table-cell office:value-type="string">
            <text:p>Вал карданный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Муфта 18-14-78</text:p>
          </table:table-cell>
          <table:table-cell office:value-type="string">
            <text:p>18-14-78</text:p>
          </table:table-cell>
          <table:table-cell table:number-columns-repeated="2"/>
          <table:table-cell office:value-type="string">
            <text:p>18-14-78</text:p>
          </table:table-cell>
          <table:table-cell office:value-type="string">
            <text:p>Муфта карданного вала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Уплотнение 20-19-123СП</text:p>
          </table:table-cell>
          <table:table-cell office:value-type="string">
            <text:p>20-19-123СП</text:p>
          </table:table-cell>
          <table:table-cell table:number-columns-repeated="2"/>
          <table:table-cell office:value-type="string">
            <text:p>20-19-123СП</text:p>
          </table:table-cell>
          <table:table-cell office:value-type="string">
            <text:p>Уплотнение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Уплотнение 24-19-119СП</text:p>
          </table:table-cell>
          <table:table-cell office:value-type="string">
            <text:p>24-19-119СП</text:p>
          </table:table-cell>
          <table:table-cell table:number-columns-repeated="2"/>
          <table:table-cell office:value-type="string">
            <text:p>24-19-119СП</text:p>
          </table:table-cell>
          <table:table-cell office:value-type="string">
            <text:p>Уплотнение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Пластина 18-14-143</text:p>
          </table:table-cell>
          <table:table-cell office:value-type="string">
            <text:p>18-14-14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Пластина 18-14-144</text:p>
          </table:table-cell>
          <table:table-cell office:value-type="string">
            <text:p>18-14-14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Шайба 3170</text:p>
          </table:table-cell>
          <table:table-cell office:value-type="float" office:value="3170">
            <text:p>3170</text:p>
          </table:table-cell>
          <table:table-cell table:number-columns-repeated="2"/>
          <table:table-cell office:value-type="float" office:value="3170">
            <text:p>3170</text:p>
          </table:table-cell>
          <table:table-cell office:value-type="string">
            <text:p>ШАЙБА 317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Полуось 20-19-37-1</text:p>
          </table:table-cell>
          <table:table-cell office:value-type="string">
            <text:p>20-19-37-1</text:p>
          </table:table-cell>
          <table:table-cell/>
          <table:table-cell table:number-columns-repeated="2" office:value-type="string">
            <text:p>24-19-37-01</text:p>
          </table:table-cell>
          <table:table-cell office:value-type="string">
            <text:p>Полуось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Прокладка 700-40-3047</text:p>
          </table:table-cell>
          <table:table-cell office:value-type="string">
            <text:p>700-40-3047</text:p>
          </table:table-cell>
          <table:table-cell table:number-columns-repeated="2"/>
          <table:table-cell office:value-type="string">
            <text:p>700-40-3047</text:p>
          </table:table-cell>
          <table:table-cell office:value-type="string">
            <text:p>ПРОКЛАДКА 700-40-304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Пружина 38441</text:p>
          </table:table-cell>
          <table:table-cell office:value-type="float" office:value="38441">
            <text:p>38441</text:p>
          </table:table-cell>
          <table:table-cell table:number-columns-repeated="2"/>
          <table:table-cell office:value-type="float" office:value="38441">
            <text:p>38441</text:p>
          </table:table-cell>
          <table:table-cell office:value-type="string">
            <text:p>ПРУЖИНА 3844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Пружина 700-38-2778</text:p>
          </table:table-cell>
          <table:table-cell office:value-type="string">
            <text:p>700-38-2778</text:p>
          </table:table-cell>
          <table:table-cell table:number-columns-repeated="2"/>
          <table:table-cell office:value-type="string">
            <text:p>700-38-2778</text:p>
          </table:table-cell>
          <table:table-cell office:value-type="string">
            <text:p>Пружина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Пружина 38333</text:p>
          </table:table-cell>
          <table:table-cell office:value-type="float" office:value="38333">
            <text:p>38333</text:p>
          </table:table-cell>
          <table:table-cell table:number-columns-repeated="2"/>
          <table:table-cell office:value-type="float" office:value="38333">
            <text:p>38333</text:p>
          </table:table-cell>
          <table:table-cell office:value-type="string">
            <text:p>Пружина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Пружина 700-38-2777</text:p>
          </table:table-cell>
          <table:table-cell office:value-type="string">
            <text:p>700-38-2777</text:p>
          </table:table-cell>
          <table:table-cell table:number-columns-repeated="2"/>
          <table:table-cell office:value-type="string">
            <text:p>700-38-2777</text:p>
          </table:table-cell>
          <table:table-cell office:value-type="string">
            <text:p>Пружина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наименование заказчика</text:p>
          </table:table-cell>
          <table:table-cell/>
          <table:table-cell office:value-type="string">
            <text:p>чод заказчика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ПОДШИПНИК 92.255 (украина)</text:p>
          </table:table-cell>
          <table:table-cell/>
          <table:table-cell office:value-type="string">
            <text:p>92.25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ПОДШИПНИК 92.256 (турбодизель)</text:p>
          </table:table-cell>
          <table:table-cell/>
          <table:table-cell office:value-type="string">
            <text:p>92.25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РОТОР 92.550 (украина)</text:p>
          </table:table-cell>
          <table:table-cell/>
          <table:table-cell office:value-type="string">
            <text:p>92.55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РОТОР 92.550 (турбодизель)</text:p>
          </table:table-cell>
          <table:table-cell/>
          <table:table-cell office:value-type="string">
            <text:p>92.55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КОЛЬЦО УПЛОТНИТЕЛЬНОЕ ПОД ТКР-8,5 <text:s/>51-54-30</text:p>
          </table:table-cell>
          <table:table-cell/>
          <table:table-cell table:number-columns-repeated="2" office:value-type="string">
            <text:p>51-54-30</text:p>
          </table:table-cell>
          <table:table-cell office:value-type="string">
            <text:p>Кольцо уплотнительно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ШТУЦЕР 50-26-661</text:p>
          </table:table-cell>
          <table:table-cell/>
          <table:table-cell table:number-columns-repeated="2" office:value-type="string">
            <text:p>50-26-661</text:p>
          </table:table-cell>
          <table:table-cell office:value-type="string">
            <text:p>Штуце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МАНЖЕТА 75Х100</text:p>
          </table:table-cell>
          <table:table-cell/>
          <table:table-cell office:value-type="string">
            <text:p>75Х10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ПРОКЛАДКА 700-40-4456</text:p>
          </table:table-cell>
          <table:table-cell/>
          <table:table-cell table:number-columns-repeated="2" office:value-type="string">
            <text:p>700-40-4456</text:p>
          </table:table-cell>
          <table:table-cell office:value-type="string">
            <text:p>ПРОКЛАДКА 700-40-445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ПРОКЛАДКА 700-40-2195</text:p>
          </table:table-cell>
          <table:table-cell/>
          <table:table-cell table:number-columns-repeated="2" office:value-type="string">
            <text:p>700-40-2195</text:p>
          </table:table-cell>
          <table:table-cell office:value-type="string">
            <text:p>ПРОКЛАДКА 700-40-219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ПРОКЛАДКА 700-40-7399СП</text:p>
          </table:table-cell>
          <table:table-cell/>
          <table:table-cell office:value-type="string">
            <text:p>700-40-7399СП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ПРОКЛАДКА ПОД ГОЛОВКУ БЛОКА 51-02-107-01СП</text:p>
          </table:table-cell>
          <table:table-cell/>
          <table:table-cell office:value-type="string">
            <text:p>51-02-107-01СП( медная)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ПРОКЛАДКА <text:s/>ПОДДОНА 700-40-4947</text:p>
          </table:table-cell>
          <table:table-cell/>
          <table:table-cell table:number-columns-repeated="2" office:value-type="string">
            <text:p>700-40-4947</text:p>
          </table:table-cell>
          <table:table-cell office:value-type="string">
            <text:p>Прокладка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ПРОКЛАДКА ПОД ТКР-11 700-40-2754СП</text:p>
          </table:table-cell>
          <table:table-cell/>
          <table:table-cell office:value-type="string">
            <text:p>700-40-2754СП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ПРОКЛАДКА КОЛЛЕКТОРА <text:s/>700-40-3880СП</text:p>
          </table:table-cell>
          <table:table-cell/>
          <table:table-cell table:number-columns-repeated="2" office:value-type="string">
            <text:p>700-40-3880СП</text:p>
          </table:table-cell>
          <table:table-cell office:value-type="string">
            <text:p>Прокладка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ШПИЛЬКА 29311</text:p>
          </table:table-cell>
          <table:table-cell/>
          <table:table-cell table:number-columns-repeated="2" office:value-type="float" office:value="29311">
            <text:p>29311</text:p>
          </table:table-cell>
          <table:table-cell office:value-type="string">
            <text:p>Шпилька М12х1,75-3n/1,25-6gх38.66.016 ГОСТ 22034-7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РЕМЕНЬ ВЕНТИЛЯТОРА 11-16*11-1650</text:p>
          </table:table-cell>
          <table:table-cell/>
          <table:table-cell office:value-type="string">
            <text:p>11-16*11-1650</text:p>
          </table:table-cell>
          <table:table-cell office:value-type="string">
            <text:p>11-16Х11-1650</text:p>
          </table:table-cell>
          <table:table-cell office:value-type="string">
            <text:p>РЕМЕНЬ ВЕНТИЛЯТОРНЫЙ 11-16Х11-165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РАДИАТОР ВОДЯНОЙ 130У.13.010-1СП</text:p>
          </table:table-cell>
          <table:table-cell/>
          <table:table-cell table:number-columns-repeated="2" office:value-type="string">
            <text:p>130У.13.010-1СП</text:p>
          </table:table-cell>
          <table:table-cell office:value-type="string">
            <text:p>РАДИАТОР 130У.13.010-1СП(130У.13.010-1)БЕЗ ПРОБКИ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string">
            <text:p>ПАТРУБОК 50-08-52</text:p>
          </table:table-cell>
          <table:table-cell/>
          <table:table-cell table:number-columns-repeated="2" office:value-type="string">
            <text:p>50-08-52</text:p>
          </table:table-cell>
          <table:table-cell office:value-type="string">
            <text:p>Патрубок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string">
            <text:p>КАРБЮРАТОР <text:s/>К125Л(Вебер)</text:p>
          </table:table-cell>
          <table:table-cell/>
          <table:table-cell office:value-type="string">
            <text:p>К125Л(Вебер)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string">
            <text:p>ФАРА ФГ-318 (ФГ761.3711)</text:p>
          </table:table-cell>
          <table:table-cell/>
          <table:table-cell office:value-type="string">
            <text:p>ФГ-318 (ФГ761.3711)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ПЛАСТИНА 18-14-122</text:p>
          </table:table-cell>
          <table:table-cell/>
          <table:table-cell office:value-type="string">
            <text:p>18-14-12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ВТУЛКА 14355</text:p>
          </table:table-cell>
          <table:table-cell/>
          <table:table-cell table:number-columns-repeated="2" office:value-type="float" office:value="14355">
            <text:p>14355</text:p>
          </table:table-cell>
          <table:table-cell office:value-type="string">
            <text:p>Втулка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string">
            <text:p>КРЫШКА (18-12-183) 18-12-150СП</text:p>
          </table:table-cell>
          <table:table-cell/>
          <table:table-cell table:number-columns-repeated="2" office:value-type="string">
            <text:p>18-12-150СП</text:p>
          </table:table-cell>
          <table:table-cell office:value-type="string">
            <text:p>Крышка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string">
            <text:p>ПЛАСТИНА СТОПОРНАЯ 31364</text:p>
          </table:table-cell>
          <table:table-cell/>
          <table:table-cell table:number-columns-repeated="2" office:value-type="float" office:value="31364">
            <text:p>31364</text:p>
          </table:table-cell>
          <table:table-cell office:value-type="string">
            <text:p>ПЛАСТИНА СТОПОРНА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string">
            <text:p>КОЛЕСО ЗУБЧАТОЕ 16-01-166СП</text:p>
          </table:table-cell>
          <table:table-cell/>
          <table:table-cell table:number-columns-repeated="2" office:value-type="string">
            <text:p>16-01-166СП</text:p>
          </table:table-cell>
          <table:table-cell office:value-type="string">
            <text:p>Колесо зубчато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string">
            <text:p>КОЛЕСО ЗУБЧАТОЕ 16-01-102</text:p>
          </table:table-cell>
          <table:table-cell/>
          <table:table-cell table:number-columns-repeated="2" office:value-type="string">
            <text:p>16-01-102</text:p>
          </table:table-cell>
          <table:table-cell office:value-type="string">
            <text:p>Колесо зубчато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string">
            <text:p>КОЛЬЦО 700-58-2112</text:p>
          </table:table-cell>
          <table:table-cell/>
          <table:table-cell table:number-columns-repeated="2" office:value-type="string">
            <text:p>700-58-2112</text:p>
          </table:table-cell>
          <table:table-cell office:value-type="string">
            <text:p>Кольцо пружинно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string">
            <text:p>ОСЬ ШЕСТЕРНИ 16-01-142</text:p>
          </table:table-cell>
          <table:table-cell/>
          <table:table-cell table:number-columns-repeated="2" office:value-type="string">
            <text:p>16-01-142</text:p>
          </table:table-cell>
          <table:table-cell office:value-type="string">
            <text:p>Ось шестерни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string">
            <text:p>ОСЬ ШЕСТЕРНИ 01463</text:p>
          </table:table-cell>
          <table:table-cell/>
          <table:table-cell table:number-columns-repeated="2" office:value-type="float" office:value="1463">
            <text:p>1463</text:p>
          </table:table-cell>
          <table:table-cell office:value-type="string">
            <text:p>Ось шестерни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string">
            <text:p>КОЛЕСО ЗУБЧАТОЕ 16-01-167СП</text:p>
          </table:table-cell>
          <table:table-cell/>
          <table:table-cell table:number-columns-repeated="2" office:value-type="string">
            <text:p>16-01-167СП</text:p>
          </table:table-cell>
          <table:table-cell office:value-type="string">
            <text:p>Колесо зубчато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string">
            <text:p>ШЕСТЕРНЯ 51-66-23</text:p>
          </table:table-cell>
          <table:table-cell/>
          <table:table-cell table:number-columns-repeated="2" office:value-type="string">
            <text:p>51-66-23</text:p>
          </table:table-cell>
          <table:table-cell office:value-type="string">
            <text:p>Колесо зубчато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string">
            <text:p>ВТУЛКА БР04Ц7С5 51-66-19</text:p>
          </table:table-cell>
          <table:table-cell/>
          <table:table-cell table:number-columns-repeated="2" office:value-type="string">
            <text:p>51-66-19</text:p>
          </table:table-cell>
          <table:table-cell office:value-type="string">
            <text:p>Втулка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string">
            <text:p>ШПОНКА СЕГМЕНТНАЯ СТ45-В-Н 700-34-2051</text:p>
          </table:table-cell>
          <table:table-cell/>
          <table:table-cell table:number-columns-repeated="2" office:value-type="string">
            <text:p>700-34-2051</text:p>
          </table:table-cell>
          <table:table-cell office:value-type="string">
            <text:p>Шпонка сегментна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string">
            <text:p>ШТИФТ 700-32-2186</text:p>
          </table:table-cell>
          <table:table-cell/>
          <table:table-cell table:number-columns-repeated="2" office:value-type="string">
            <text:p>700-32-2186</text:p>
          </table:table-cell>
          <table:table-cell office:value-type="string">
            <text:p>Штифт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string">
            <text:p>БОЛТ 700-28-2509 (16137)</text:p>
          </table:table-cell>
          <table:table-cell/>
          <table:table-cell office:value-type="string">
            <text:p>700-28-2509 (16137)</text:p>
          </table:table-cell>
          <table:table-cell/>
          <table:table-cell office:value-type="string">
            <text:p>некондиция!!!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string">
            <text:p>ШПИЛЬКА 700-29-2369</text:p>
          </table:table-cell>
          <table:table-cell/>
          <table:table-cell table:number-columns-repeated="2" office:value-type="string">
            <text:p>700-29-2369</text:p>
          </table:table-cell>
          <table:table-cell office:value-type="string">
            <text:p>Шпилька, завод изменил резьбу, можно кончать ступицу, ответственный крепежный элемент, завод меняет, чтобы не подделывали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string">
            <text:p>ГИДРОРАСПРЕДЕЛИТЕЛЬ Р160-3/1-111 <text:s/>(Т-130, Т-170)</text:p>
          </table:table-cell>
          <table:table-cell/>
          <table:table-cell office:value-type="string">
            <text:p>Р160-3/1-111 </text:p>
          </table:table-cell>
          <table:table-cell/>
          <table:table-cell office:value-type="string">
            <text:p>Украина 7100 вход (гидравлик трейд)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ГИДРОРАСПРЕДЕЛИТЕЛЬ Р160-3/1-111 <text:s/>(Т-130, Т-170)</text:p>
          </table:table-cell>
          <table:table-cell/>
          <table:table-cell office:value-type="string">
            <text:p>Р160-3/1-111 </text:p>
          </table:table-cell>
          <table:table-cell/>
          <table:table-cell office:value-type="string">
            <text:p>хороший!!! Есть по проще 7100 вход (гидравлик трейд)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string">
            <text:p>НАСОС ТОПЛИВНЫЙ 51-67-9СП</text:p>
          </table:table-cell>
          <table:table-cell/>
          <table:table-cell table:number-columns-repeated="2" office:value-type="string">
            <text:p>51-67-9СП</text:p>
          </table:table-cell>
          <table:table-cell office:value-type="string">
            <text:p>Насос топливный Ремонтный у смирнягин, норм за 15 ремонтный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string">
            <text:p>ТОПЛИВОПРОВОДЫ ВЫСОКОГО ДАВЛ 14-69-114СП</text:p>
          </table:table-cell>
          <table:table-cell/>
          <table:table-cell table:number-columns-repeated="2" office:value-type="string">
            <text:p>14-69-114СП</text:p>
          </table:table-cell>
          <table:table-cell office:value-type="string">
            <text:p>Топливопроводы высокого давлен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8">
            <text:p>38</text:p>
          </table:table-cell>
          <table:table-cell office:value-type="string">
            <text:p>ФОРСУНКА В СБОРЕ 14-69-117-1СП</text:p>
          </table:table-cell>
          <table:table-cell/>
          <table:table-cell table:number-columns-repeated="2" office:value-type="string">
            <text:p>14-69-117-1СП</text:p>
          </table:table-cell>
          <table:table-cell office:value-type="string">
            <text:p>Форсунка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9">
            <text:p>39</text:p>
          </table:table-cell>
          <table:table-cell office:value-type="string">
            <text:p>РАСПЫЛИТЕЛЬ В СБОРЕ 14-69-107-1СП</text:p>
          </table:table-cell>
          <table:table-cell/>
          <table:table-cell table:number-columns-repeated="2" office:value-type="string">
            <text:p>14-69-107-1СП</text:p>
          </table:table-cell>
          <table:table-cell office:value-type="string">
            <text:p>Брак с изолятора брака (может и будут работать, но будут подтекать)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string">
            <text:p>КОЛЬЦО 700-40-2010-01</text:p>
          </table:table-cell>
          <table:table-cell/>
          <table:table-cell table:number-columns-repeated="2" office:value-type="string">
            <text:p>700-40-2010-01</text:p>
          </table:table-cell>
          <table:table-cell office:value-type="string">
            <text:p>Кольцо явно без проточки (выдавливает топливо)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1">
            <text:p>41</text:p>
          </table:table-cell>
          <table:table-cell office:value-type="string">
            <text:p>КОЛЬЦО 40738</text:p>
          </table:table-cell>
          <table:table-cell/>
          <table:table-cell table:number-columns-repeated="2" office:value-type="float" office:value="40738">
            <text:p>40738</text:p>
          </table:table-cell>
          <table:table-cell office:value-type="string">
            <text:p>КОЛЬЦО 4073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string">
            <text:p>ШАЙБА 14-69-46</text:p>
          </table:table-cell>
          <table:table-cell/>
          <table:table-cell table:number-columns-repeated="2" office:value-type="string">
            <text:p>14-69-46</text:p>
          </table:table-cell>
          <table:table-cell office:value-type="string">
            <text:p>Шайба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string">
            <text:p>КОЛЬЦО 14мм <text:s/>51-06-8</text:p>
          </table:table-cell>
          <table:table-cell/>
          <table:table-cell table:number-columns-repeated="2" office:value-type="string">
            <text:p>51-06-8</text:p>
          </table:table-cell>
          <table:table-cell office:value-type="string">
            <text:p>Кольцо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string">
            <text:p>БОЛТ 700-41-2716</text:p>
          </table:table-cell>
          <table:table-cell/>
          <table:table-cell table:number-columns-repeated="2" office:value-type="string">
            <text:p>700-41-2716</text:p>
          </table:table-cell>
          <table:table-cell office:value-type="string">
            <text:p>Болт поворотного угольника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string">
            <text:p>НАСОС ТОПЛИВ.ПОДКАЧИВ.Д-180, А-01, А-41 <text:s text:c="2"/>51-71-4СП</text:p>
          </table:table-cell>
          <table:table-cell/>
          <table:table-cell table:number-columns-repeated="2" office:value-type="string">
            <text:p>51-71-4СП</text:p>
          </table:table-cell>
          <table:table-cell office:value-type="string">
            <text:p>Насос топливоподкачивающий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string">
            <text:p>ПРОКЛАДКА 700-40-3323</text:p>
          </table:table-cell>
          <table:table-cell/>
          <table:table-cell table:number-columns-repeated="2" office:value-type="string">
            <text:p>700-40-3323</text:p>
          </table:table-cell>
          <table:table-cell office:value-type="string">
            <text:p>ПРОКЛАДКА 700-40-332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string">
            <text:p>ВАЛ КОЛЕНЧАТЫЙ С ВКЛАДЫШАМИ 16-03-126СП</text:p>
          </table:table-cell>
          <table:table-cell/>
          <table:table-cell table:number-columns-repeated="2" office:value-type="string">
            <text:p>16-03-126СП</text:p>
          </table:table-cell>
          <table:table-cell office:value-type="string">
            <text:p>Коленвал с вкладышами (можно отдельно вал и вкладыши, так дешевле)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string">
            <text:p>РЫЧАГ 50-13-101СП</text:p>
          </table:table-cell>
          <table:table-cell/>
          <table:table-cell table:number-columns-repeated="2" office:value-type="string">
            <text:p>50-13-101СП</text:p>
          </table:table-cell>
          <table:table-cell office:value-type="string">
            <text:p>Рычаг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9">
            <text:p>49</text:p>
          </table:table-cell>
          <table:table-cell office:value-type="string">
            <text:p>ВАЛИК В СБОРЕ 24-13-105СП</text:p>
          </table:table-cell>
          <table:table-cell/>
          <table:table-cell table:number-columns-repeated="2" office:value-type="string">
            <text:p>24-13-105СП</text:p>
          </table:table-cell>
          <table:table-cell office:value-type="string">
            <text:p>Валик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string">
            <text:p>РЫЧАГ 35-13-9</text:p>
          </table:table-cell>
          <table:table-cell/>
          <table:table-cell table:number-columns-repeated="2" office:value-type="string">
            <text:p>35-13-9</text:p>
          </table:table-cell>
          <table:table-cell office:value-type="string">
            <text:p>Рычаг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1">
            <text:p>51</text:p>
          </table:table-cell>
          <table:table-cell office:value-type="string">
            <text:p>ВТУЛКА 50-13-56</text:p>
          </table:table-cell>
          <table:table-cell/>
          <table:table-cell table:number-columns-repeated="2" office:value-type="string">
            <text:p>50-13-56</text:p>
          </table:table-cell>
          <table:table-cell office:value-type="string">
            <text:p>Втулка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2">
            <text:p>52</text:p>
          </table:table-cell>
          <table:table-cell office:value-type="string">
            <text:p>ВТУЛКА 50-15-22</text:p>
          </table:table-cell>
          <table:table-cell/>
          <table:table-cell table:number-columns-repeated="2" office:value-type="string">
            <text:p>50-15-22</text:p>
          </table:table-cell>
          <table:table-cell office:value-type="string">
            <text:p>Втулка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3">
            <text:p>53</text:p>
          </table:table-cell>
          <table:table-cell office:value-type="string">
            <text:p>ВТУЛКА 50-13-26</text:p>
          </table:table-cell>
          <table:table-cell/>
          <table:table-cell office:value-type="string">
            <text:p>50-13-2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4">
            <text:p>54</text:p>
          </table:table-cell>
          <table:table-cell office:value-type="string">
            <text:p>ВАЛИК 24-13-21</text:p>
          </table:table-cell>
          <table:table-cell/>
          <table:table-cell table:number-columns-repeated="2" office:value-type="string">
            <text:p>24-13-21</text:p>
          </table:table-cell>
          <table:table-cell office:value-type="string">
            <text:p>Валик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5">
            <text:p>55</text:p>
          </table:table-cell>
          <table:table-cell office:value-type="string">
            <text:p>ВАЛИК 24-13-20</text:p>
          </table:table-cell>
          <table:table-cell/>
          <table:table-cell table:number-columns-repeated="2" office:value-type="string">
            <text:p>24-13-20</text:p>
          </table:table-cell>
          <table:table-cell office:value-type="string">
            <text:p>Валик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6">
            <text:p>56</text:p>
          </table:table-cell>
          <table:table-cell office:value-type="string">
            <text:p>ВАЛИК 24-13-18</text:p>
          </table:table-cell>
          <table:table-cell/>
          <table:table-cell table:number-columns-repeated="2" office:value-type="string">
            <text:p>24-13-18</text:p>
          </table:table-cell>
          <table:table-cell office:value-type="string">
            <text:p>Валик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7">
            <text:p>57</text:p>
          </table:table-cell>
          <table:table-cell office:value-type="string">
            <text:p>КОЛЬЦО ПРУЖИННОЕ 18-17-87</text:p>
          </table:table-cell>
          <table:table-cell/>
          <table:table-cell table:number-columns-repeated="2" office:value-type="string">
            <text:p>18-17-87</text:p>
          </table:table-cell>
          <table:table-cell office:value-type="string">
            <text:p>Кольцо пружинно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8">
            <text:p>58</text:p>
          </table:table-cell>
          <table:table-cell office:value-type="string">
            <text:p>РЫЧАГ 51-74-2</text:p>
          </table:table-cell>
          <table:table-cell/>
          <table:table-cell table:number-columns-repeated="2" office:value-type="string">
            <text:p>51-74-2</text:p>
          </table:table-cell>
          <table:table-cell office:value-type="string">
            <text:p>Рычаг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9">
            <text:p>59</text:p>
          </table:table-cell>
          <table:table-cell office:value-type="string">
            <text:p>ВАЛИК 51-74-10</text:p>
          </table:table-cell>
          <table:table-cell/>
          <table:table-cell table:number-columns-repeated="2" office:value-type="string">
            <text:p>51-74-10</text:p>
          </table:table-cell>
          <table:table-cell office:value-type="string">
            <text:p>Валик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0">
            <text:p>60</text:p>
          </table:table-cell>
          <table:table-cell office:value-type="string">
            <text:p>РЫЧАГ 21-74-1</text:p>
          </table:table-cell>
          <table:table-cell/>
          <table:table-cell table:number-columns-repeated="2" office:value-type="string">
            <text:p>21-74-1</text:p>
          </table:table-cell>
          <table:table-cell office:value-type="string">
            <text:p>Рычаг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1">
            <text:p>61</text:p>
          </table:table-cell>
          <table:table-cell office:value-type="string">
            <text:p>ШПОНКА СЕГМЕНТНАЯ 3Х6,5 ГОСТ 700-34-2014</text:p>
          </table:table-cell>
          <table:table-cell/>
          <table:table-cell table:number-columns-repeated="2" office:value-type="string">
            <text:p>700-34-2014</text:p>
          </table:table-cell>
          <table:table-cell office:value-type="string">
            <text:p>Шпонка сегментна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2">
            <text:p>62</text:p>
          </table:table-cell>
          <table:table-cell office:value-type="string">
            <text:p>ТЯГА 51-74-133СП</text:p>
          </table:table-cell>
          <table:table-cell/>
          <table:table-cell table:number-columns-repeated="2" office:value-type="string">
            <text:p>51-74-133СП</text:p>
          </table:table-cell>
          <table:table-cell office:value-type="string">
            <text:p>Тяга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3">
            <text:p>63</text:p>
          </table:table-cell>
          <table:table-cell office:value-type="string">
            <text:p>БОЛТ СПЕЦИАЛЬНЫЙ 12х1,25 12304</text:p>
          </table:table-cell>
          <table:table-cell/>
          <table:table-cell table:number-columns-repeated="2" office:value-type="float" office:value="12304">
            <text:p>12304</text:p>
          </table:table-cell>
          <table:table-cell office:value-type="string">
            <text:p>Болт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string">
            <text:p>РЕМЕНЬ ГЕНЕРАТОРА 11-12,5*9-1090</text:p>
          </table:table-cell>
          <table:table-cell/>
          <table:table-cell office:value-type="string">
            <text:p>11-12,5*9-1090</text:p>
          </table:table-cell>
          <table:table-cell office:value-type="string">
            <text:p>11-12,5Х9-1090</text:p>
          </table:table-cell>
          <table:table-cell office:value-type="string">
            <text:p>РЕМЕНЬ ВЕНТИЛЯТОРНЫЙ 11-12,5Х9-109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5">
            <text:p>65</text:p>
          </table:table-cell>
          <table:table-cell office:value-type="string">
            <text:p>СЕРВОМЕХАНИЗМ 50-15-118СП</text:p>
          </table:table-cell>
          <table:table-cell/>
          <table:table-cell table:number-columns-repeated="2" office:value-type="string">
            <text:p>50-15-118СП</text:p>
          </table:table-cell>
          <table:table-cell office:value-type="string">
            <text:p>Сервомеханизм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string">
            <text:p>СЕРВОМЕХАНИЗМ 21-17-4СП</text:p>
          </table:table-cell>
          <table:table-cell/>
          <table:table-cell office:value-type="string">
            <text:p>21-17-4СП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string">
            <text:p>ЛЕНТА ТОРМОЗНАЯ 18360-01СП</text:p>
          </table:table-cell>
          <table:table-cell/>
          <table:table-cell table:number-columns-repeated="2" office:value-type="string">
            <text:p>18360-01СП</text:p>
          </table:table-cell>
          <table:table-cell office:value-type="string">
            <text:p>Лента тормоза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string">
            <text:p>ПАЛЕЦ ПРУЖИНЫ 16127</text:p>
          </table:table-cell>
          <table:table-cell/>
          <table:table-cell table:number-columns-repeated="2" office:value-type="float" office:value="16127">
            <text:p>16127</text:p>
          </table:table-cell>
          <table:table-cell office:value-type="string">
            <text:p>Палец пружины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9">
            <text:p>69</text:p>
          </table:table-cell>
          <table:table-cell office:value-type="string">
            <text:p>ПАЛЕЦ СПЕЦИАЛЬНЫЙ 16350</text:p>
          </table:table-cell>
          <table:table-cell/>
          <table:table-cell table:number-columns-repeated="2" office:value-type="float" office:value="16350">
            <text:p>16350</text:p>
          </table:table-cell>
          <table:table-cell office:value-type="string">
            <text:p>Палец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string">
            <text:p>ШАЙБА СТОПОРНАЯ 31317</text:p>
          </table:table-cell>
          <table:table-cell/>
          <table:table-cell table:number-columns-repeated="2" office:value-type="float" office:value="31317">
            <text:p>31317</text:p>
          </table:table-cell>
          <table:table-cell office:value-type="string">
            <text:p>ШАЙБА 3131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1">
            <text:p>71</text:p>
          </table:table-cell>
          <table:table-cell office:value-type="string">
            <text:p>МАСЛОПРИЕМНИК 51-09-149СП</text:p>
          </table:table-cell>
          <table:table-cell/>
          <table:table-cell table:number-columns-repeated="2" office:value-type="string">
            <text:p>51-09-149СП</text:p>
          </table:table-cell>
          <table:table-cell office:value-type="string">
            <text:p>Маслоприемник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string">
            <text:p>МАСЛОПРИЕМНИК 51-09-150СП</text:p>
          </table:table-cell>
          <table:table-cell/>
          <table:table-cell office:value-type="string">
            <text:p>51-09-150СП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string">
            <text:p>МАСЛОПРИЕМНИК 51-09-162СП</text:p>
          </table:table-cell>
          <table:table-cell/>
          <table:table-cell table:number-columns-repeated="2" office:value-type="string">
            <text:p>51-09-162СП</text:p>
          </table:table-cell>
          <table:table-cell office:value-type="string">
            <text:p>Маслоприемник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string">
            <text:p>ПРОКЛАДКА 28-16-107СП</text:p>
          </table:table-cell>
          <table:table-cell/>
          <table:table-cell table:number-columns-repeated="2" office:value-type="string">
            <text:p>28-16-107СП</text:p>
          </table:table-cell>
          <table:table-cell office:value-type="string">
            <text:p>ПРОКЛАДКА 28-16-107СП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string">
            <text:p>ПРОКЛАДКА 28-16-24</text:p>
          </table:table-cell>
          <table:table-cell/>
          <table:table-cell table:number-columns-repeated="2" office:value-type="string">
            <text:p>28-16-24</text:p>
          </table:table-cell>
          <table:table-cell office:value-type="string">
            <text:p>ПРОКЛАДКА 28-16-2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string">
            <text:p>ПРОКЛАДКА 28-16-25</text:p>
          </table:table-cell>
          <table:table-cell/>
          <table:table-cell table:number-columns-repeated="2" office:value-type="string">
            <text:p>28-16-25</text:p>
          </table:table-cell>
          <table:table-cell office:value-type="string">
            <text:p>ПРОКЛАДКА 28-16-2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7">
            <text:p>77</text:p>
          </table:table-cell>
          <table:table-cell office:value-type="string">
            <text:p>КОЛЬЦО 46587-1</text:p>
          </table:table-cell>
          <table:table-cell/>
          <table:table-cell office:value-type="string">
            <text:p>46587-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8">
            <text:p>78</text:p>
          </table:table-cell>
          <table:table-cell office:value-type="string">
            <text:p>КОЛЬЦО 46905</text:p>
          </table:table-cell>
          <table:table-cell/>
          <table:table-cell table:number-columns-repeated="2" office:value-type="float" office:value="46905">
            <text:p>46905</text:p>
          </table:table-cell>
          <table:table-cell office:value-type="string">
            <text:p>КОЛЬЦО 4690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9">
            <text:p>79</text:p>
          </table:table-cell>
          <table:table-cell office:value-type="string">
            <text:p>КОЛЬЦО 700-40-7375</text:p>
          </table:table-cell>
          <table:table-cell/>
          <table:table-cell table:number-columns-repeated="2" office:value-type="string">
            <text:p>700-40-7375</text:p>
          </table:table-cell>
          <table:table-cell office:value-type="string">
            <text:p>КОЛЬЦО 700-40-737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0">
            <text:p>80</text:p>
          </table:table-cell>
          <table:table-cell office:value-type="string">
            <text:p>КРЫШКА 50-19-143-1</text:p>
          </table:table-cell>
          <table:table-cell/>
          <table:table-cell table:number-columns-repeated="2" office:value-type="string">
            <text:p>50-19-143-1</text:p>
          </table:table-cell>
          <table:table-cell office:value-type="string">
            <text:p>Крышка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1">
            <text:p>81</text:p>
          </table:table-cell>
          <table:table-cell office:value-type="string">
            <text:p>КРЫШКА 24-19-1</text:p>
          </table:table-cell>
          <table:table-cell/>
          <table:table-cell office:value-type="string">
            <text:p>24-19-1 </text:p>
          </table:table-cell>
          <table:table-cell/>
          <table:table-cell office:value-type="string">
            <text:p>У ЮА вопрос какой-то был…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2">
            <text:p>82</text:p>
          </table:table-cell>
          <table:table-cell office:value-type="string">
            <text:p>ВТУЛКА 20733</text:p>
          </table:table-cell>
          <table:table-cell/>
          <table:table-cell table:number-columns-repeated="2" office:value-type="float" office:value="20733">
            <text:p>20733</text:p>
          </table:table-cell>
          <table:table-cell office:value-type="string">
            <text:p>Втулка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3">
            <text:p>83</text:p>
          </table:table-cell>
          <table:table-cell office:value-type="string">
            <text:p>ПАЛЕЦ 50-20-49</text:p>
          </table:table-cell>
          <table:table-cell/>
          <table:table-cell table:number-columns-repeated="2" office:value-type="string">
            <text:p>50-20-49</text:p>
          </table:table-cell>
          <table:table-cell office:value-type="string">
            <text:p>Палец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4">
            <text:p>84</text:p>
          </table:table-cell>
          <table:table-cell office:value-type="string">
            <text:p>ГАЙКА 700-30-2275</text:p>
          </table:table-cell>
          <table:table-cell/>
          <table:table-cell table:number-columns-repeated="2" office:value-type="string">
            <text:p>700-30-2275</text:p>
          </table:table-cell>
          <table:table-cell office:value-type="string">
            <text:p>Гайка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5">
            <text:p>85</text:p>
          </table:table-cell>
          <table:table-cell office:value-type="string">
            <text:p>ШАЙБА 700-31-1</text:p>
          </table:table-cell>
          <table:table-cell/>
          <table:table-cell table:number-columns-repeated="2" office:value-type="string">
            <text:p>700-31-1</text:p>
          </table:table-cell>
          <table:table-cell office:value-type="string">
            <text:p>Шайба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6">
            <text:p>86</text:p>
          </table:table-cell>
          <table:table-cell office:value-type="string">
            <text:p>ГАЙКА 700-30-2195</text:p>
          </table:table-cell>
          <table:table-cell/>
          <table:table-cell table:number-columns-repeated="2" office:value-type="string">
            <text:p>700-30-2195</text:p>
          </table:table-cell>
          <table:table-cell office:value-type="string">
            <text:p>Гайка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7">
            <text:p>87</text:p>
          </table:table-cell>
          <table:table-cell office:value-type="string">
            <text:p>ПОРШЕНЬ 50-21-14</text:p>
          </table:table-cell>
          <table:table-cell/>
          <table:table-cell office:value-type="string">
            <text:p>50-21-1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8">
            <text:p>88</text:p>
          </table:table-cell>
          <table:table-cell office:value-type="string">
            <text:p>ШТОК 24-21-92</text:p>
          </table:table-cell>
          <table:table-cell/>
          <table:table-cell office:value-type="string">
            <text:p>24-21-9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9">
            <text:p>89</text:p>
          </table:table-cell>
          <table:table-cell office:value-type="string">
            <text:p>УПОР 35-21-34</text:p>
          </table:table-cell>
          <table:table-cell/>
          <table:table-cell table:number-columns-repeated="2" office:value-type="string">
            <text:p>35-21-34</text:p>
          </table:table-cell>
          <table:table-cell office:value-type="string">
            <text:p>Упо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0">
            <text:p>90</text:p>
          </table:table-cell>
          <table:table-cell office:value-type="string">
            <text:p>БОЛТ ГОСТ7796-70 М20Х50.88.35.019</text:p>
          </table:table-cell>
          <table:table-cell/>
          <table:table-cell office:value-type="string">
            <text:p>М20Х50.88.35.01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1">
            <text:p>91</text:p>
          </table:table-cell>
          <table:table-cell office:value-type="string">
            <text:p>СТОПОР 60-21-8</text:p>
          </table:table-cell>
          <table:table-cell/>
          <table:table-cell table:number-columns-repeated="2" office:value-type="string">
            <text:p>60-21-8</text:p>
          </table:table-cell>
          <table:table-cell office:value-type="string">
            <text:p>Стопо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2">
            <text:p>92</text:p>
          </table:table-cell>
          <table:table-cell office:value-type="string">
            <text:p>САЛЬНИК 35-21-40</text:p>
          </table:table-cell>
          <table:table-cell/>
          <table:table-cell table:number-columns-repeated="2" office:value-type="string">
            <text:p>35-21-40</text:p>
          </table:table-cell>
          <table:table-cell office:value-type="string">
            <text:p>САЛЬНИК 35-21-4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3">
            <text:p>93</text:p>
          </table:table-cell>
          <table:table-cell office:value-type="string">
            <text:p>БОЛТ БАШМАЧНЫЙ М20Х1.5Х62</text:p>
          </table:table-cell>
          <table:table-cell/>
          <table:table-cell office:value-type="string">
            <text:p>М20Х1.5Х6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4">
            <text:p>94</text:p>
          </table:table-cell>
          <table:table-cell office:value-type="string">
            <text:p>ГАЙКА БАШМАЧНАЯ(М20Х1.5) 30326-1</text:p>
          </table:table-cell>
          <table:table-cell/>
          <table:table-cell office:value-type="string">
            <text:p>30326-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5">
            <text:p>95</text:p>
          </table:table-cell>
          <table:table-cell office:value-type="string">
            <text:p>Рукав ВД М42*2.0 s50 25*2510 4SH</text:p>
          </table:table-cell>
          <table:table-cell/>
          <table:table-cell office:value-type="string">
            <text:p>25*2510 s5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6">
            <text:p>96</text:p>
          </table:table-cell>
          <table:table-cell office:value-type="string">
            <text:p>Рукав ВД М27*1.5 s32 16*910-2SN(2к) DK </text:p>
          </table:table-cell>
          <table:table-cell/>
          <table:table-cell office:value-type="string">
            <text:p>16*910 s3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7">
            <text:p>97</text:p>
          </table:table-cell>
          <table:table-cell office:value-type="string">
            <text:p>Рукав ВД М27*1.5 s32 16*1710-2SN DK (2гр)</text:p>
          </table:table-cell>
          <table:table-cell/>
          <table:table-cell office:value-type="string">
            <text:p>16*1710 s3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8">
            <text:p>98</text:p>
          </table:table-cell>
          <table:table-cell office:value-type="string">
            <text:p>ФИЛЬТР РЕГОТМАС 635-1-06 (М5305М)</text:p>
          </table:table-cell>
          <table:table-cell/>
          <table:table-cell office:value-type="string">
            <text:p>635-1-06 (М5305М)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9">
            <text:p>99</text:p>
          </table:table-cell>
          <table:table-cell office:value-type="string">
            <text:p>ВКЛЮЧАТЕЛЬ ВК322 У-ХЛ</text:p>
          </table:table-cell>
          <table:table-cell/>
          <table:table-cell table:number-columns-repeated="2" office:value-type="string">
            <text:p>ВК322 У-ХЛ</text:p>
          </table:table-cell>
          <table:table-cell office:value-type="string">
            <text:p>ВКЛЮЧАТЕЛЬ ВК322 У-ХЛ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string">
            <text:p>БОЛТ М8Х45.88.019</text:p>
          </table:table-cell>
          <table:table-cell/>
          <table:table-cell office:value-type="string">
            <text:p>М8Х45.88.01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1">
            <text:p>101</text:p>
          </table:table-cell>
          <table:table-cell office:value-type="string">
            <text:p>БОЛТ 700-28-2376</text:p>
          </table:table-cell>
          <table:table-cell/>
          <table:table-cell table:number-columns-repeated="2" office:value-type="string">
            <text:p>700-28-2376</text:p>
          </table:table-cell>
          <table:table-cell office:value-type="string">
            <text:p>Болт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2">
            <text:p>102</text:p>
          </table:table-cell>
          <table:table-cell office:value-type="string">
            <text:p>ХОМУТ 16-25-102СП</text:p>
          </table:table-cell>
          <table:table-cell/>
          <table:table-cell table:number-columns-repeated="2" office:value-type="string">
            <text:p>16-25-102СП</text:p>
          </table:table-cell>
          <table:table-cell office:value-type="string">
            <text:p>Хомут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3">
            <text:p>103</text:p>
          </table:table-cell>
          <table:table-cell office:value-type="string">
            <text:p>Комплект (гильза,поршень) Д160-1000101 </text:p>
          </table:table-cell>
          <table:table-cell/>
          <table:table-cell office:value-type="string">
            <text:p>Д160-1000101 (741054)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4">
            <text:p>104</text:p>
          </table:table-cell>
          <table:table-cell office:value-type="string">
            <text:p>Комплект (гильза,поршень) Д160-01-1000101 </text:p>
          </table:table-cell>
          <table:table-cell/>
          <table:table-cell office:value-type="string">
            <text:p>Д160-01-100010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5">
            <text:p>105</text:p>
          </table:table-cell>
          <table:table-cell office:value-type="string">
            <text:p>Палец поршневой ЧТЗ 16-03-50-01 Д-160(150мм)</text:p>
          </table:table-cell>
          <table:table-cell/>
          <table:table-cell table:number-columns-repeated="2" office:value-type="string">
            <text:p>16-03-50-01</text:p>
          </table:table-cell>
          <table:table-cell office:value-type="string">
            <text:p>Палец поршневой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6">
            <text:p>106</text:p>
          </table:table-cell>
          <table:table-cell office:value-type="string">
            <text:p>Палец поршневой ЧТЗ 16-03-50 Д-160(145мм)</text:p>
          </table:table-cell>
          <table:table-cell/>
          <table:table-cell table:style-name="ce16" office:value-type="date" office:date-value="1950-03-16">
            <text:p>16.03.195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7">
            <text:p>107</text:p>
          </table:table-cell>
          <table:table-cell office:value-type="string">
            <text:p>ГАЙКА ГОСТ5915-70 (М8Х20) М8.6Н.019</text:p>
          </table:table-cell>
          <table:table-cell/>
          <table:table-cell office:value-type="string">
            <text:p>М8.6Н.019 (М8Х20)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8">
            <text:p>108</text:p>
          </table:table-cell>
          <table:table-cell office:value-type="string">
            <text:p>МЕХАНИЗМ НАТЯЖЕНИЯ 50-21-134СП</text:p>
          </table:table-cell>
          <table:table-cell/>
          <table:table-cell office:value-type="string">
            <text:p>50-21-134СП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9">
            <text:p>109</text:p>
          </table:table-cell>
          <table:table-cell office:value-type="string">
            <text:p>КОЛЬЦО КН 50Х70-2</text:p>
          </table:table-cell>
          <table:table-cell/>
          <table:table-cell office:value-type="string">
            <text:p>КН 50Х70-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0">
            <text:p>110</text:p>
          </table:table-cell>
          <table:table-cell office:value-type="string">
            <text:p>КОЛЬЦО МЕДНОАСБЕСТОВОЕ 53Х65 40927СП</text:p>
          </table:table-cell>
          <table:table-cell/>
          <table:table-cell office:value-type="string">
            <text:p>40927СП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1">
            <text:p>111</text:p>
          </table:table-cell>
          <table:table-cell office:value-type="string">
            <text:p>БОЛТ ГОСТ 7796-70 М8Х35.88.35.019</text:p>
          </table:table-cell>
          <table:table-cell/>
          <table:table-cell office:value-type="string">
            <text:p>М8Х35.88.35.01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2">
            <text:p>112</text:p>
          </table:table-cell>
          <table:table-cell office:value-type="string">
            <text:p>БОЛТ М8Х45.88.019</text:p>
          </table:table-cell>
          <table:table-cell/>
          <table:table-cell office:value-type="string">
            <text:p>М8Х45.88.01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3">
            <text:p>113</text:p>
          </table:table-cell>
          <table:table-cell office:value-type="string">
            <text:p>БОЛТ ПОЛЫЙ 700-41-3306</text:p>
          </table:table-cell>
          <table:table-cell/>
          <table:table-cell table:number-columns-repeated="2" office:value-type="string">
            <text:p>700-41-3306</text:p>
          </table:table-cell>
          <table:table-cell office:value-type="string">
            <text:p>Болт полый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4">
            <text:p>114</text:p>
          </table:table-cell>
          <table:table-cell office:value-type="string">
            <text:p>ШТУЦЕР 700-41-2488</text:p>
          </table:table-cell>
          <table:table-cell/>
          <table:table-cell table:number-columns-repeated="2" office:value-type="string">
            <text:p>700-41-2488</text:p>
          </table:table-cell>
          <table:table-cell office:value-type="string">
            <text:p>Штуце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5">
            <text:p>115</text:p>
          </table:table-cell>
          <table:table-cell office:value-type="string">
            <text:p>ФИКСАТОР 60-19-10</text:p>
          </table:table-cell>
          <table:table-cell/>
          <table:table-cell table:number-columns-repeated="2" office:value-type="string">
            <text:p>60-19-10</text:p>
          </table:table-cell>
          <table:table-cell office:value-type="string">
            <text:p>Фиксато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6">
            <text:p>116</text:p>
          </table:table-cell>
          <table:table-cell office:value-type="string">
            <text:p>КРЕСТОВИНА ВЕНТИЛЯТОРА 07146-1СП</text:p>
          </table:table-cell>
          <table:table-cell/>
          <table:table-cell table:number-columns-repeated="2" office:value-type="string">
            <text:p>07146-1СП</text:p>
          </table:table-cell>
          <table:table-cell office:value-type="string">
            <text:p>Крестовина вентилятора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7">
            <text:p>117</text:p>
          </table:table-cell>
          <table:table-cell office:value-type="string">
            <text:p>СЕРДЦЕВИНА ВОД. РАДИАТОРА 130У.13.020</text:p>
          </table:table-cell>
          <table:table-cell/>
          <table:table-cell office:value-type="string">
            <text:p>130У.13.02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8">
            <text:p>118</text:p>
          </table:table-cell>
          <table:table-cell office:value-type="string">
            <text:p>КРЫШКА РАДИАТОРА ТИП2 Г15964-70 А21.05.480СП</text:p>
          </table:table-cell>
          <table:table-cell/>
          <table:table-cell office:value-type="string">
            <text:p>А21.05.480СП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9">
            <text:p>119</text:p>
          </table:table-cell>
          <table:table-cell office:value-type="string">
            <text:p>УКАЗАТЕЛЬ ТЕМПЕРАТУРЫ ВОДЫ УК143А-3807010</text:p>
          </table:table-cell>
          <table:table-cell/>
          <table:table-cell office:value-type="string">
            <text:p>УК143А-380701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0">
            <text:p>120</text:p>
          </table:table-cell>
          <table:table-cell office:value-type="string">
            <text:p>КОЖУХ 50-15-156СП</text:p>
          </table:table-cell>
          <table:table-cell/>
          <table:table-cell table:number-columns-repeated="2" office:value-type="string">
            <text:p>50-15-156СП</text:p>
          </table:table-cell>
          <table:table-cell office:value-type="string">
            <text:p>Кожух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1">
            <text:p>121</text:p>
          </table:table-cell>
          <table:table-cell office:value-type="string">
            <text:p>РЫЧАГ 24-15-90</text:p>
          </table:table-cell>
          <table:table-cell/>
          <table:table-cell table:number-columns-repeated="2" office:value-type="string">
            <text:p>24-15-90</text:p>
          </table:table-cell>
          <table:table-cell office:value-type="string">
            <text:p>Рычаг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2">
            <text:p>122</text:p>
          </table:table-cell>
          <table:table-cell office:value-type="string">
            <text:p>НАКОНЕЧНИК РЫЧАГА 16133</text:p>
          </table:table-cell>
          <table:table-cell/>
          <table:table-cell table:number-columns-repeated="2" office:value-type="float" office:value="16133">
            <text:p>16133</text:p>
          </table:table-cell>
          <table:table-cell office:value-type="string">
            <text:p>Наконечник рычага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3">
            <text:p>123</text:p>
          </table:table-cell>
          <table:table-cell office:value-type="string">
            <text:p>СЕДЛО ШАРИКОВОЙ ГАЙКИ 16134</text:p>
          </table:table-cell>
          <table:table-cell/>
          <table:table-cell table:number-columns-repeated="2" office:value-type="float" office:value="16134">
            <text:p>16134</text:p>
          </table:table-cell>
          <table:table-cell office:value-type="string">
            <text:p>Седло шаровой гайки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4">
            <text:p>124</text:p>
          </table:table-cell>
          <table:table-cell office:value-type="string">
            <text:p>ПАЛЕЦ СПЕЦИАЛЬН 16136</text:p>
          </table:table-cell>
          <table:table-cell/>
          <table:table-cell table:number-columns-repeated="2" office:value-type="float" office:value="16136">
            <text:p>16136</text:p>
          </table:table-cell>
          <table:table-cell office:value-type="string">
            <text:p>Палец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5">
            <text:p>125</text:p>
          </table:table-cell>
          <table:table-cell office:value-type="string">
            <text:p>ДИСК С НАРУЖНЫМИ ЗУБЬЯМИ 24-16-103СП</text:p>
          </table:table-cell>
          <table:table-cell/>
          <table:table-cell table:number-columns-repeated="2" office:value-type="string">
            <text:p>24-16-103СП</text:p>
          </table:table-cell>
          <table:table-cell office:value-type="string">
            <text:p>Диск с наружными зубьями (явно китай)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6">
            <text:p>126</text:p>
          </table:table-cell>
          <table:table-cell office:value-type="string">
            <text:p>ФРИКЦИОН БОРТОВОЙ ПРАВЫЙ <text:s/>24-16-101СП</text:p>
          </table:table-cell>
          <table:table-cell/>
          <table:table-cell office:value-type="string">
            <text:p>24-16-101СП*</text:p>
          </table:table-cell>
          <table:table-cell office:value-type="string">
            <text:p>24-16-101СП</text:p>
          </table:table-cell>
          <table:table-cell office:value-type="string">
            <text:p>Фрикцион бортовой правый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7">
            <text:p>127</text:p>
          </table:table-cell>
          <table:table-cell office:value-type="string">
            <text:p>ФРИКЦИОН БОРТОВОЙ ЛЕВЫЙ 24-16-102СП</text:p>
          </table:table-cell>
          <table:table-cell/>
          <table:table-cell office:value-type="string">
            <text:p>24-16-102СП*</text:p>
          </table:table-cell>
          <table:table-cell office:value-type="string">
            <text:p>24-16-102СП</text:p>
          </table:table-cell>
          <table:table-cell office:value-type="string">
            <text:p>Фрикцион бортовой левый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string">
            <text:p>ГИДРОРАСКОС 50-50-121СП</text:p>
          </table:table-cell>
          <table:table-cell/>
          <table:table-cell table:number-columns-repeated="2" office:value-type="string">
            <text:p>50-50-121СП</text:p>
          </table:table-cell>
          <table:table-cell office:value-type="string">
            <text:p>Гидрораскос не ЧТЗ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ГИДРОРАСКОС 50-50-121СП</text:p>
          </table:table-cell>
          <table:table-cell/>
          <table:table-cell table:number-columns-repeated="2" office:value-type="string">
            <text:p>50-50-121СП</text:p>
          </table:table-cell>
          <table:table-cell office:value-type="string">
            <text:p>Гидрораскос ЧТЗ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9">
            <text:p>129</text:p>
          </table:table-cell>
          <table:table-cell office:value-type="string">
            <text:p>РАСКОС 80-52-101СП</text:p>
          </table:table-cell>
          <table:table-cell/>
          <table:table-cell table:number-columns-repeated="2" office:value-type="string">
            <text:p>80-52-101СП</text:p>
          </table:table-cell>
          <table:table-cell office:value-type="string">
            <text:p>Раскос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0">
            <text:p>130</text:p>
          </table:table-cell>
          <table:table-cell office:value-type="string">
            <text:p>ПОДКОС 80-52-105СП</text:p>
          </table:table-cell>
          <table:table-cell/>
          <table:table-cell office:value-type="string">
            <text:p>80-52-105СП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1">
            <text:p>131</text:p>
          </table:table-cell>
          <table:table-cell office:value-type="string">
            <text:p>ТЯГА 80-52-113СП</text:p>
          </table:table-cell>
          <table:table-cell/>
          <table:table-cell table:number-columns-repeated="2" office:value-type="string">
            <text:p>80-52-113СП</text:p>
          </table:table-cell>
          <table:table-cell office:value-type="string">
            <text:p>Тяга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2">
            <text:p>132</text:p>
          </table:table-cell>
          <table:table-cell office:value-type="string">
            <text:p>НОЖ БОКОВОЙ 80-52-111-02</text:p>
          </table:table-cell>
          <table:table-cell/>
          <table:table-cell table:number-columns-repeated="2" office:value-type="string">
            <text:p>80-52-111-02</text:p>
          </table:table-cell>
          <table:table-cell office:value-type="string">
            <text:p>Нож боковой (8 отв на прямой отвал) (бовид поставил ромбовидные на полусф отвал)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3">
            <text:p>133</text:p>
          </table:table-cell>
          <table:table-cell office:value-type="string">
            <text:p>НОЖ БОКОВОЙ 80-52-112-02</text:p>
          </table:table-cell>
          <table:table-cell/>
          <table:table-cell table:number-columns-repeated="2" office:value-type="string">
            <text:p>80-52-112-02</text:p>
          </table:table-cell>
          <table:table-cell office:value-type="string">
            <text:p>Нож боковой (8 отв на прямой отвал) (бовид поставил ромбовидные на полусф отвал)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4">
            <text:p>134</text:p>
          </table:table-cell>
          <table:table-cell office:value-type="string">
            <text:p>НОЖ СРЕДНИЙ (18 отв.) 80-52-61-01</text:p>
          </table:table-cell>
          <table:table-cell/>
          <table:table-cell office:value-type="string">
            <text:p>80-52-61-0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5">
            <text:p>135</text:p>
          </table:table-cell>
          <table:table-cell office:value-type="string">
            <text:p>Опора шаровая ДЗ-110В.00.00</text:p>
          </table:table-cell>
          <table:table-cell/>
          <table:table-cell office:value-type="string">
            <text:p>ДЗ-110В.00.0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6">
            <text:p>136</text:p>
          </table:table-cell>
          <table:table-cell office:value-type="string">
            <text:p>КРЫШКА 80-52-83</text:p>
          </table:table-cell>
          <table:table-cell/>
          <table:table-cell table:number-columns-repeated="2" office:value-type="string">
            <text:p>80-52-83</text:p>
          </table:table-cell>
          <table:table-cell office:value-type="string">
            <text:p>Крышка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7">
            <text:p>137</text:p>
          </table:table-cell>
          <table:table-cell office:value-type="string">
            <text:p>БОЛТ 700-28-2518</text:p>
          </table:table-cell>
          <table:table-cell/>
          <table:table-cell table:number-columns-repeated="2" office:value-type="string">
            <text:p>700-28-2518</text:p>
          </table:table-cell>
          <table:table-cell office:value-type="string">
            <text:p>Болт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8">
            <text:p>138</text:p>
          </table:table-cell>
          <table:table-cell office:value-type="string">
            <text:p>ГАЙКА 30230</text:p>
          </table:table-cell>
          <table:table-cell/>
          <table:table-cell table:number-columns-repeated="2" office:value-type="float" office:value="30230">
            <text:p>30230</text:p>
          </table:table-cell>
          <table:table-cell office:value-type="string">
            <text:p>Гайка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9">
            <text:p>139</text:p>
          </table:table-cell>
          <table:table-cell office:value-type="string">
            <text:p>ПАЛЕЦ 80-52-41</text:p>
          </table:table-cell>
          <table:table-cell/>
          <table:table-cell table:number-columns-repeated="2" office:value-type="string">
            <text:p>80-52-41</text:p>
          </table:table-cell>
          <table:table-cell office:value-type="string">
            <text:p>Палец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0">
            <text:p>140</text:p>
          </table:table-cell>
          <table:table-cell office:value-type="string">
            <text:p>ПАЛЕЦ 80-52-30-04</text:p>
          </table:table-cell>
          <table:table-cell/>
          <table:table-cell table:number-columns-repeated="2" office:value-type="string">
            <text:p>80-52-30-04</text:p>
          </table:table-cell>
          <table:table-cell office:value-type="string">
            <text:p>Палец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1">
            <text:p>141</text:p>
          </table:table-cell>
          <table:table-cell office:value-type="string">
            <text:p>ГАЙКА 700-30-2352</text:p>
          </table:table-cell>
          <table:table-cell/>
          <table:table-cell table:number-columns-repeated="2" office:value-type="string">
            <text:p>700-30-2352</text:p>
          </table:table-cell>
          <table:table-cell office:value-type="string">
            <text:p>Гайка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2">
            <text:p>142</text:p>
          </table:table-cell>
          <table:table-cell office:value-type="string">
            <text:p>ПАЛЕЦ 80-52-31</text:p>
          </table:table-cell>
          <table:table-cell/>
          <table:table-cell table:number-columns-repeated="2" office:value-type="string">
            <text:p>80-52-31</text:p>
          </table:table-cell>
          <table:table-cell office:value-type="string">
            <text:p>Палец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3">
            <text:p>143</text:p>
          </table:table-cell>
          <table:table-cell office:value-type="string">
            <text:p>ПАЛЕЦ 80-52-32</text:p>
          </table:table-cell>
          <table:table-cell/>
          <table:table-cell table:number-columns-repeated="2" office:value-type="string">
            <text:p>80-52-32</text:p>
          </table:table-cell>
          <table:table-cell office:value-type="string">
            <text:p>Палец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4">
            <text:p>144</text:p>
          </table:table-cell>
          <table:table-cell office:value-type="string">
            <text:p>КРЕСТОВИНА 80-52-22</text:p>
          </table:table-cell>
          <table:table-cell/>
          <table:table-cell table:number-columns-repeated="2" office:value-type="string">
            <text:p>80-52-22</text:p>
          </table:table-cell>
          <table:table-cell office:value-type="string">
            <text:p>Крестовина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5">
            <text:p>145</text:p>
          </table:table-cell>
          <table:table-cell office:value-type="string">
            <text:p>Подшипник ШСЛ-70</text:p>
          </table:table-cell>
          <table:table-cell/>
          <table:table-cell office:value-type="string">
            <text:p>ШС-7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46">
            <text:p>146</text:p>
          </table:table-cell>
          <table:table-cell office:value-type="string">
            <text:p>Подшипник ШС-60К(ШСЛ) (на ГМП БелАЗ 30 тонн)</text:p>
          </table:table-cell>
          <table:table-cell/>
          <table:table-cell office:value-type="string">
            <text:p>ШС-60К(ШСЛ)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47">
            <text:p>147</text:p>
          </table:table-cell>
          <table:table-cell office:value-type="string">
            <text:p>СВЕЧА М8Т1 (м18)</text:p>
          </table:table-cell>
          <table:table-cell/>
          <table:table-cell office:value-type="string">
            <text:p>М8Т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48">
            <text:p>148</text:p>
          </table:table-cell>
          <table:table-cell office:value-type="string">
            <text:p>СВЕЧА ЗАЖИГАНИЯ НА ПД-23 А-11</text:p>
          </table:table-cell>
          <table:table-cell/>
          <table:table-cell office:value-type="string">
            <text:p>А-1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49">
            <text:p>149</text:p>
          </table:table-cell>
          <table:table-cell office:value-type="string">
            <text:p>ТУРБОКОМПРЕССОР ТКР11Н3 <text:s text:c="2"/>92.000-06 Мелитополь</text:p>
          </table:table-cell>
          <table:table-cell/>
          <table:table-cell office:value-type="string">
            <text:p>92.000-06 Мелитополь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0">
            <text:p>150</text:p>
          </table:table-cell>
          <table:table-cell office:value-type="string">
            <text:p>ГУСЕНИЦА 50-22-9СП(24-22-1СП)</text:p>
          </table:table-cell>
          <table:table-cell/>
          <table:table-cell office:value-type="string">
            <text:p>50-22-9СП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1">
            <text:p>151</text:p>
          </table:table-cell>
          <table:table-cell office:value-type="string">
            <text:p>КАТОК ОДНОБОРТНЫЙ КАТ-21-169СП Б</text:p>
          </table:table-cell>
          <table:table-cell/>
          <table:table-cell office:value-type="string">
            <text:p>КАТ-21-169СП Б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2">
            <text:p>152</text:p>
          </table:table-cell>
          <table:table-cell office:value-type="string">
            <text:p>КАТОК ДВУБОРТНЫЙ КАТ-21-170СП Б</text:p>
          </table:table-cell>
          <table:table-cell/>
          <table:table-cell office:value-type="string">
            <text:p>КАТ-21-170СП Б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3">
            <text:p>153</text:p>
          </table:table-cell>
          <table:table-cell office:value-type="string">
            <text:p>БОЛТ СМД8-194 М6-6ДХ1</text:p>
          </table:table-cell>
          <table:table-cell/>
          <table:table-cell office:value-type="string">
            <text:p>СМД8-194 М6-6ДХ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4">
            <text:p>154</text:p>
          </table:table-cell>
          <table:table-cell office:value-type="string">
            <text:p>МУФТА УГЛОВАЯ 21-56-44</text:p>
          </table:table-cell>
          <table:table-cell/>
          <table:table-cell table:number-columns-repeated="2" office:value-type="string">
            <text:p>21-56-44</text:p>
          </table:table-cell>
          <table:table-cell office:value-type="string">
            <text:p>Муфта углова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5">
            <text:p>155</text:p>
          </table:table-cell>
          <table:table-cell office:value-type="string">
            <text:p>ШТУЦЕР 700-41-3413</text:p>
          </table:table-cell>
          <table:table-cell/>
          <table:table-cell table:number-columns-repeated="2" office:value-type="string">
            <text:p>700-41-3413</text:p>
          </table:table-cell>
          <table:table-cell office:value-type="string">
            <text:p>Штуце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6">
            <text:p>156</text:p>
          </table:table-cell>
          <table:table-cell office:value-type="string">
            <text:p>ПРОСТАВКА 50-21-245</text:p>
          </table:table-cell>
          <table:table-cell/>
          <table:table-cell table:number-columns-repeated="2" office:value-type="string">
            <text:p>50-21-245</text:p>
          </table:table-cell>
          <table:table-cell office:value-type="string">
            <text:p>ПРОСТАВКА 50-21-24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7">
            <text:p>157</text:p>
          </table:table-cell>
          <table:table-cell office:value-type="string">
            <text:p>ПРОКЛАДКА 24-21-95</text:p>
          </table:table-cell>
          <table:table-cell/>
          <table:table-cell table:number-columns-repeated="2" office:value-type="string">
            <text:p>24-21-95</text:p>
          </table:table-cell>
          <table:table-cell office:value-type="string">
            <text:p>ПРОКЛАДКА 24-21-9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8">
            <text:p>158</text:p>
          </table:table-cell>
          <table:table-cell office:value-type="string">
            <text:p>ПАЛЕЦ ЗАМЫКАЮЩИЙ <text:s/>24-22-7</text:p>
          </table:table-cell>
          <table:table-cell/>
          <table:table-cell table:number-columns-repeated="2" office:value-type="string">
            <text:p>24-22-7</text:p>
          </table:table-cell>
          <table:table-cell office:value-type="string">
            <text:p>Палец замыкающий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9">
            <text:p>159</text:p>
          </table:table-cell>
          <table:table-cell office:value-type="string">
            <text:p>КОНУС СТОПОРНЫЙ 22109</text:p>
          </table:table-cell>
          <table:table-cell/>
          <table:table-cell table:number-columns-repeated="2" office:value-type="float" office:value="22109">
            <text:p>22109</text:p>
          </table:table-cell>
          <table:table-cell office:value-type="string">
            <text:p>Конус стопорный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60">
            <text:p>160</text:p>
          </table:table-cell>
          <table:table-cell office:value-type="string">
            <text:p>ПОДДОН 24-51-1</text:p>
          </table:table-cell>
          <table:table-cell/>
          <table:table-cell table:number-columns-repeated="2" office:value-type="string">
            <text:p>24-51-1</text:p>
          </table:table-cell>
          <table:table-cell office:value-type="string">
            <text:p>Кожух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61">
            <text:p>161</text:p>
          </table:table-cell>
          <table:table-cell office:value-type="string">
            <text:p>ФЛАНЕЦ 18-12-201</text:p>
          </table:table-cell>
          <table:table-cell/>
          <table:table-cell table:number-columns-repeated="2" office:value-type="string">
            <text:p>18-12-201</text:p>
          </table:table-cell>
          <table:table-cell office:value-type="string">
            <text:p>Фланец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62">
            <text:p>162</text:p>
          </table:table-cell>
          <table:table-cell office:value-type="string">
            <text:p>СЕКЦИЯ 1-го и 4-го ЦИЛИНДРОВ 51-67-107-01СП</text:p>
          </table:table-cell>
          <table:table-cell/>
          <table:table-cell table:number-columns-repeated="2" office:value-type="string">
            <text:p>51-67-107-01СП</text:p>
          </table:table-cell>
          <table:table-cell office:value-type="string">
            <text:p>Секция топливного насоса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63">
            <text:p>163</text:p>
          </table:table-cell>
          <table:table-cell office:value-type="string">
            <text:p>СЕКЦИЯ 2-го и 3-го ЦИЛИНДРОВ 51-67-109-01СП</text:p>
          </table:table-cell>
          <table:table-cell/>
          <table:table-cell table:number-columns-repeated="2" office:value-type="string">
            <text:p>51-67-109-01СП</text:p>
          </table:table-cell>
          <table:table-cell office:value-type="string">
            <text:p>Секция топливного насоса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64">
            <text:p>164</text:p>
          </table:table-cell>
          <table:table-cell office:value-type="string">
            <text:p>КЛАПАН 67218СП</text:p>
          </table:table-cell>
          <table:table-cell/>
          <table:table-cell table:number-columns-repeated="2" office:value-type="string">
            <text:p>67218СП</text:p>
          </table:table-cell>
          <table:table-cell office:value-type="string">
            <text:p>Клапан нагнетательный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65">
            <text:p>165</text:p>
          </table:table-cell>
          <table:table-cell office:value-type="string">
            <text:p>КОЛЬЦО 40975</text:p>
          </table:table-cell>
          <table:table-cell/>
          <table:table-cell table:number-columns-repeated="2" office:value-type="float" office:value="40975">
            <text:p>40975</text:p>
          </table:table-cell>
          <table:table-cell office:value-type="string">
            <text:p>Кольцо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66">
            <text:p>166</text:p>
          </table:table-cell>
          <table:table-cell office:value-type="string">
            <text:p>КОЛЬЦО 50-12-538</text:p>
          </table:table-cell>
          <table:table-cell/>
          <table:table-cell table:number-columns-repeated="2" office:value-type="string">
            <text:p>50-12-538</text:p>
          </table:table-cell>
          <table:table-cell office:value-type="string">
            <text:p>Кольцо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67">
            <text:p>167</text:p>
          </table:table-cell>
          <table:table-cell office:value-type="string">
            <text:p>БЛОК-КАРТЕР <text:s/>ПД-23 17-01-164СП</text:p>
          </table:table-cell>
          <table:table-cell/>
          <table:table-cell table:number-columns-repeated="2" office:value-type="string">
            <text:p>17-01-164СП</text:p>
          </table:table-cell>
          <table:table-cell office:value-type="string">
            <text:p>Блок картера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68">
            <text:p>168</text:p>
          </table:table-cell>
          <table:table-cell office:value-type="string">
            <text:p>УПЛОТНЕНИЕ 24-19-119СП*</text:p>
          </table:table-cell>
          <table:table-cell/>
          <table:table-cell office:value-type="string">
            <text:p>24-19-119СП*</text:p>
          </table:table-cell>
          <table:table-cell office:value-type="string">
            <text:p>24-19-119СП</text:p>
          </table:table-cell>
          <table:table-cell office:value-type="string">
            <text:p>Уплотн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69">
            <text:p>169</text:p>
          </table:table-cell>
          <table:table-cell office:value-type="string">
            <text:p>УПЛОТНЕНИЕ 20-19-123СП*</text:p>
          </table:table-cell>
          <table:table-cell/>
          <table:table-cell office:value-type="string">
            <text:p>20-19-123СП*</text:p>
          </table:table-cell>
          <table:table-cell office:value-type="string">
            <text:p>20-19-123СП</text:p>
          </table:table-cell>
          <table:table-cell office:value-type="string">
            <text:p>Уплотн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70">
            <text:p>170</text:p>
          </table:table-cell>
          <table:table-cell office:value-type="string">
            <text:p>ВТУЛКА 18-19-19</text:p>
          </table:table-cell>
          <table:table-cell/>
          <table:table-cell table:number-columns-repeated="2" office:value-type="string">
            <text:p>18-19-19</text:p>
          </table:table-cell>
          <table:table-cell office:value-type="string">
            <text:p>Втулка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71">
            <text:p>171</text:p>
          </table:table-cell>
          <table:table-cell office:value-type="string">
            <text:p>ШАЙБА 30Н65Г09</text:p>
          </table:table-cell>
          <table:table-cell/>
          <table:table-cell table:number-columns-repeated="2" office:value-type="string">
            <text:p>30Н65Г09</text:p>
          </table:table-cell>
          <table:table-cell office:value-type="string">
            <text:p>ШАЙБА ПРУЖИННАЯ 30Н65Г0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72">
            <text:p>172</text:p>
          </table:table-cell>
          <table:table-cell office:value-type="string">
            <text:p>ПРОКЛАДКА 700-40-5019</text:p>
          </table:table-cell>
          <table:table-cell/>
          <table:table-cell table:number-columns-repeated="2" office:value-type="string">
            <text:p>700-40-5019</text:p>
          </table:table-cell>
          <table:table-cell office:value-type="string">
            <text:p>ПРОКЛАДКА 700-40-501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73">
            <text:p>173</text:p>
          </table:table-cell>
          <table:table-cell office:value-type="string">
            <text:p>ВТУЛКА 24-21-42</text:p>
          </table:table-cell>
          <table:table-cell/>
          <table:table-cell office:value-type="string">
            <text:p>24-21-4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4">
            <text:p>174</text:p>
          </table:table-cell>
          <table:table-cell office:value-type="string">
            <text:p>РЕМКОМПЛЕКТ ГИДРОЦИЛИНДРА 18-26-270СП</text:p>
          </table:table-cell>
          <table:table-cell/>
          <table:table-cell office:value-type="string">
            <text:p>18-26-270 Р/К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5">
            <text:p>175</text:p>
          </table:table-cell>
          <table:table-cell office:value-type="string">
            <text:p>КОЛЬЦО У100Х95</text:p>
          </table:table-cell>
          <table:table-cell/>
          <table:table-cell office:value-type="string">
            <text:p>У100Х9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6">
            <text:p>176</text:p>
          </table:table-cell>
          <table:table-cell office:value-type="string">
            <text:p>ГАЙКА 700-30-2047</text:p>
          </table:table-cell>
          <table:table-cell/>
          <table:table-cell table:number-columns-repeated="2" office:value-type="string">
            <text:p>700-30-2047</text:p>
          </table:table-cell>
          <table:table-cell office:value-type="string">
            <text:p>Гайка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77">
            <text:p>177</text:p>
          </table:table-cell>
          <table:table-cell office:value-type="string">
            <text:p>БОЛТ СТЯЖНОЙ 51-05-116СП</text:p>
          </table:table-cell>
          <table:table-cell/>
          <table:table-cell table:number-columns-repeated="2" office:value-type="string">
            <text:p>51-05-116СП</text:p>
          </table:table-cell>
          <table:table-cell office:value-type="string">
            <text:p>Болт стяжной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78">
            <text:p>178</text:p>
          </table:table-cell>
          <table:table-cell office:value-type="string">
            <text:p>КРОНШТЕЙН 59-10-6</text:p>
          </table:table-cell>
          <table:table-cell/>
          <table:table-cell table:number-columns-repeated="2" office:value-type="string">
            <text:p>59-10-6</text:p>
          </table:table-cell>
          <table:table-cell office:value-type="string">
            <text:p>Кронштейн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79">
            <text:p>179</text:p>
          </table:table-cell>
          <table:table-cell office:value-type="string">
            <text:p>ВТУЛКА 59-10-7</text:p>
          </table:table-cell>
          <table:table-cell/>
          <table:table-cell table:number-columns-repeated="2" office:value-type="string">
            <text:p>59-10-7</text:p>
          </table:table-cell>
          <table:table-cell office:value-type="string">
            <text:p>Втулка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80">
            <text:p>180</text:p>
          </table:table-cell>
          <table:table-cell office:value-type="string">
            <text:p>КОЛЬЦО 59-10-2</text:p>
          </table:table-cell>
          <table:table-cell/>
          <table:table-cell table:number-columns-repeated="2" office:value-type="string">
            <text:p>59-10-2</text:p>
          </table:table-cell>
          <table:table-cell office:value-type="string">
            <text:p>КОЛЬЦО 59-10-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81">
            <text:p>181</text:p>
          </table:table-cell>
          <table:table-cell office:value-type="string">
            <text:p>ШТИФТ 700-32-2198</text:p>
          </table:table-cell>
          <table:table-cell/>
          <table:table-cell table:number-columns-repeated="2" office:value-type="string">
            <text:p>700-32-2198</text:p>
          </table:table-cell>
          <table:table-cell office:value-type="string">
            <text:p>Штифт 2.10х20 ГОСТ 3128-7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82">
            <text:p>182</text:p>
          </table:table-cell>
          <table:table-cell office:value-type="string">
            <text:p>СТАРТЕР 2516.3708.000</text:p>
          </table:table-cell>
          <table:table-cell/>
          <table:table-cell table:number-columns-repeated="2" office:value-type="string">
            <text:p>2516.3708.000</text:p>
          </table:table-cell>
          <table:table-cell office:value-type="string">
            <text:p>СТАРТЕР 2516.3708.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83">
            <text:p>183</text:p>
          </table:table-cell>
          <table:table-cell office:value-type="string">
            <text:p>ВЕНЕЦ 59-03-21</text:p>
          </table:table-cell>
          <table:table-cell/>
          <table:table-cell table:number-columns-repeated="2" office:value-type="string">
            <text:p>59-03-21</text:p>
          </table:table-cell>
          <table:table-cell office:value-type="string">
            <text:p>Венец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84">
            <text:p>184</text:p>
          </table:table-cell>
          <table:table-cell office:value-type="string">
            <text:p>ПЛАСТИНА ЗАМКОВАЯ 31334</text:p>
          </table:table-cell>
          <table:table-cell/>
          <table:table-cell table:number-columns-repeated="2" office:value-type="float" office:value="31334">
            <text:p>31334</text:p>
          </table:table-cell>
          <table:table-cell office:value-type="string">
            <text:p>ПЛАСТИНА 3133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85">
            <text:p>185</text:p>
          </table:table-cell>
          <table:table-cell office:value-type="string">
            <text:p>БОЛТ 28452</text:p>
          </table:table-cell>
          <table:table-cell/>
          <table:table-cell table:number-columns-repeated="2" office:value-type="float" office:value="28452">
            <text:p>28452</text:p>
          </table:table-cell>
          <table:table-cell office:value-type="string">
            <text:p>Болт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86">
            <text:p>186</text:p>
          </table:table-cell>
          <table:table-cell office:value-type="string">
            <text:p>КАРТЕР 51-01-123СП</text:p>
          </table:table-cell>
          <table:table-cell/>
          <table:table-cell table:number-columns-repeated="2" office:value-type="string">
            <text:p>51-01-123СП</text:p>
          </table:table-cell>
          <table:table-cell office:value-type="string">
            <text:p>Карте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87">
            <text:p>187</text:p>
          </table:table-cell>
          <table:table-cell office:value-type="string">
            <text:p>КРЫШКА КАРТЕРА 51-01-180СП</text:p>
          </table:table-cell>
          <table:table-cell/>
          <table:table-cell table:number-columns-repeated="2" office:value-type="string">
            <text:p>51-01-180СП</text:p>
          </table:table-cell>
          <table:table-cell office:value-type="string">
            <text:p>Крышка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88">
            <text:p>188</text:p>
          </table:table-cell>
          <table:table-cell office:value-type="string">
            <text:p>КОЛЬЦО УПЛОТНИТЕЛЬНОЕ 111.30.123.01 (Украина)</text:p>
          </table:table-cell>
          <table:table-cell/>
          <table:table-cell office:value-type="string">
            <text:p>111.30.123.0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КОЛЬЦО УПЛОТНИТЕЛЬНОЕ 111.30.123.01 (Россия)</text:p>
          </table:table-cell>
          <table:table-cell/>
          <table:table-cell office:value-type="string">
            <text:p>111.30.123.0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9">
            <text:p>189</text:p>
          </table:table-cell>
          <table:table-cell office:value-type="string">
            <text:p>ВАЛИК ПРИВОДА НАСОСА 51-09-132СП</text:p>
          </table:table-cell>
          <table:table-cell/>
          <table:table-cell table:number-columns-repeated="2" office:value-type="string">
            <text:p>51-09-132СП</text:p>
          </table:table-cell>
          <table:table-cell office:value-type="string">
            <text:p>Валик привода насоса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90">
            <text:p>190</text:p>
          </table:table-cell>
          <table:table-cell office:value-type="string">
            <text:p>ФИЛЬТР-ПАТРОН А41.10.000-02СП (В4308М) основной</text:p>
          </table:table-cell>
          <table:table-cell/>
          <table:table-cell office:value-type="string">
            <text:p>А41.10.000-02СП (В4308М)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1">
            <text:p>191</text:p>
          </table:table-cell>
          <table:table-cell office:value-type="string">
            <text:p>ФИЛЬТР-ПАТРОН А41.10.000-01СП (В4308-01М) малый</text:p>
          </table:table-cell>
          <table:table-cell/>
          <table:table-cell office:value-type="string">
            <text:p>А41.10.000-01СП(В4308М-1)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2">
            <text:p>192</text:p>
          </table:table-cell>
          <table:table-cell office:value-type="string">
            <text:p>ПРОКЛАДКА <text:s/>60-10165.00</text:p>
          </table:table-cell>
          <table:table-cell/>
          <table:table-cell office:value-type="string">
            <text:p>60-10165.0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3">
            <text:p>193</text:p>
          </table:table-cell>
          <table:table-cell office:value-type="string">
            <text:p>ВКЛЮЧАТЕЛЬ "МАССЫ" <text:s/>ВК318Б У-ХЛ</text:p>
          </table:table-cell>
          <table:table-cell/>
          <table:table-cell office:value-type="string">
            <text:p>ВК318Б У-ХЛ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4">
            <text:p>194</text:p>
          </table:table-cell>
          <table:table-cell office:value-type="string">
            <text:p>ПРОВОД 19 50-10-279СП</text:p>
          </table:table-cell>
          <table:table-cell/>
          <table:table-cell office:value-type="string">
            <text:p>50-10-279СП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5">
            <text:p>195</text:p>
          </table:table-cell>
          <table:table-cell office:value-type="string">
            <text:p>ПРОВОД 153 50-10-285СП</text:p>
          </table:table-cell>
          <table:table-cell/>
          <table:table-cell table:number-columns-repeated="2" office:value-type="string">
            <text:p>50-10-285СП</text:p>
          </table:table-cell>
          <table:table-cell office:value-type="string">
            <text:p>ПРОВОД 50-10-285СП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96">
            <text:p>196</text:p>
          </table:table-cell>
          <table:table-cell office:value-type="string">
            <text:p>ПРОВОД 22 50-10-294СП</text:p>
          </table:table-cell>
          <table:table-cell/>
          <table:table-cell table:number-columns-repeated="2" office:value-type="string">
            <text:p>50-10-294СП</text:p>
          </table:table-cell>
          <table:table-cell office:value-type="string">
            <text:p>ПРОВОД 22 50-10-294СП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97">
            <text:p>197</text:p>
          </table:table-cell>
          <table:table-cell office:value-type="string">
            <text:p>ПРОВОД 77 50-10-421СП</text:p>
          </table:table-cell>
          <table:table-cell/>
          <table:table-cell table:number-columns-repeated="2" office:value-type="string">
            <text:p>50-10-421СП</text:p>
          </table:table-cell>
          <table:table-cell office:value-type="string">
            <text:p>ПРОВОД 50-10-421СП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98">
            <text:p>198</text:p>
          </table:table-cell>
          <table:table-cell office:value-type="string">
            <text:p>ГИДРОЦИЛИНДР 50-26-570СП (18-26-270СП)</text:p>
          </table:table-cell>
          <table:table-cell/>
          <table:table-cell office:value-type="string">
            <text:p>50-26-570СП (18-26-270СП)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9">
            <text:p>199</text:p>
          </table:table-cell>
          <table:table-cell office:value-type="string">
            <text:p>ВЫКЛЮЧАТЕЛЬ ВК-862 (856)</text:p>
          </table:table-cell>
          <table:table-cell/>
          <table:table-cell office:value-type="string">
            <text:p>ВК-86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0">
            <text:p>200</text:p>
          </table:table-cell>
          <table:table-cell office:value-type="string">
            <text:p>ШЕСТЕРНЯ ВЕДУЩАЯ 24-19-29</text:p>
          </table:table-cell>
          <table:table-cell/>
          <table:table-cell table:number-columns-repeated="2" office:value-type="string">
            <text:p>24-19-29</text:p>
          </table:table-cell>
          <table:table-cell office:value-type="string">
            <text:p>Шестерня ведуща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1">
            <text:p>201</text:p>
          </table:table-cell>
          <table:table-cell office:value-type="string">
            <text:p>ШЕСТЕРНЯ ДВОЙНАЯ 20-19-24</text:p>
          </table:table-cell>
          <table:table-cell/>
          <table:table-cell table:number-columns-repeated="2" office:value-type="string">
            <text:p>20-19-24</text:p>
          </table:table-cell>
          <table:table-cell office:value-type="string">
            <text:p>Шестерня двойна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2">
            <text:p>202</text:p>
          </table:table-cell>
          <table:table-cell office:value-type="string">
            <text:p>КРЫШКА 20-19-22</text:p>
          </table:table-cell>
          <table:table-cell/>
          <table:table-cell table:number-columns-repeated="2" office:value-type="string">
            <text:p>20-19-22</text:p>
          </table:table-cell>
          <table:table-cell office:value-type="string">
            <text:p>Крышка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3">
            <text:p>203</text:p>
          </table:table-cell>
          <table:table-cell office:value-type="string">
            <text:p>ВТУЛКА 24-19-34</text:p>
          </table:table-cell>
          <table:table-cell/>
          <table:table-cell table:number-columns-repeated="2" office:value-type="string">
            <text:p>24-19-34</text:p>
          </table:table-cell>
          <table:table-cell office:value-type="string">
            <text:p>Втулка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4">
            <text:p>204</text:p>
          </table:table-cell>
          <table:table-cell office:value-type="string">
            <text:p>БОЛТ 700-28-2173</text:p>
          </table:table-cell>
          <table:table-cell/>
          <table:table-cell office:value-type="string">
            <text:p>700-28-217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5">
            <text:p>205</text:p>
          </table:table-cell>
          <table:table-cell office:value-type="string">
            <text:p>ВКЛАДЫШ 50-21-273</text:p>
          </table:table-cell>
          <table:table-cell/>
          <table:table-cell table:number-columns-repeated="2" office:value-type="string">
            <text:p>50-21-273</text:p>
          </table:table-cell>
          <table:table-cell office:value-type="string">
            <text:p>Вкладыш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6">
            <text:p>206</text:p>
          </table:table-cell>
          <table:table-cell office:value-type="string">
            <text:p>КОЛЬЦО 700-58-2414</text:p>
          </table:table-cell>
          <table:table-cell/>
          <table:table-cell table:number-columns-repeated="2" office:value-type="string">
            <text:p>700-58-2414</text:p>
          </table:table-cell>
          <table:table-cell office:value-type="string">
            <text:p>Кольцо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7">
            <text:p>207</text:p>
          </table:table-cell>
          <table:table-cell office:value-type="string">
            <text:p>БОЛТ БАШМАЧНЫЙ М16Х1,5</text:p>
          </table:table-cell>
          <table:table-cell/>
          <table:table-cell office:value-type="string">
            <text:p>М16Х1,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8">
            <text:p>208</text:p>
          </table:table-cell>
          <table:table-cell office:value-type="string">
            <text:p>ГАЙКА БАШМАЧНАЯ <text:s/>М16Х1,5</text:p>
          </table:table-cell>
          <table:table-cell/>
          <table:table-cell office:value-type="string">
            <text:p>М16Х1,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9">
            <text:p>209</text:p>
          </table:table-cell>
          <table:table-cell office:value-type="string">
            <text:p>КОРОБКА ПЕРЕМЕНЫ ПЕРЕДАЧ <text:s/>24-12-1СП</text:p>
          </table:table-cell>
          <table:table-cell/>
          <table:table-cell table:number-columns-repeated="2" office:value-type="string">
            <text:p>24-12-1СП</text:p>
          </table:table-cell>
          <table:table-cell office:value-type="string">
            <text:p>Коробка перемены передач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10">
            <text:p>210</text:p>
          </table:table-cell>
          <table:table-cell office:value-type="string">
            <text:p>Комплект колец порш. 160-01-1004002 150мм</text:p>
          </table:table-cell>
          <table:table-cell/>
          <table:table-cell office:value-type="string">
            <text:p>(160-01-1004002) 150 мм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11">
            <text:p>211</text:p>
          </table:table-cell>
          <table:table-cell office:value-type="string">
            <text:p>НАСОС МАСЛЯНЫЙ КОМПЛЕКТ 51-09-272СП</text:p>
          </table:table-cell>
          <table:table-cell/>
          <table:table-cell table:number-columns-repeated="2" office:value-type="string">
            <text:p>51-09-272СП</text:p>
          </table:table-cell>
          <table:table-cell office:value-type="string">
            <text:p>Насос масляный комплект.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12">
            <text:p>212</text:p>
          </table:table-cell>
          <table:table-cell office:value-type="string">
            <text:p>ШПИЛЬКА М12Х1,75ТО221.25 8ДХ 700-29-2233</text:p>
          </table:table-cell>
          <table:table-cell/>
          <table:table-cell table:number-columns-repeated="2" office:value-type="string">
            <text:p>700-29-2233</text:p>
          </table:table-cell>
          <table:table-cell office:value-type="string">
            <text:p>Шпилька М12х1,75-3n/1,25-8gх130.66.45.016 ГОСТ 22036-7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13">
            <text:p>213</text:p>
          </table:table-cell>
          <table:table-cell office:value-type="string">
            <text:p>ЦЕНТРИФУГА МАСЛ.95.000СП</text:p>
          </table:table-cell>
          <table:table-cell/>
          <table:table-cell office:value-type="string">
            <text:p>95.000СП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14">
            <text:p>214</text:p>
          </table:table-cell>
          <table:table-cell office:value-type="string">
            <text:p>ПРОКЛАДКА ПЛИТЫ 700-40-6944</text:p>
          </table:table-cell>
          <table:table-cell/>
          <table:table-cell table:number-columns-repeated="2" office:value-type="string">
            <text:p>700-40-6944</text:p>
          </table:table-cell>
          <table:table-cell office:value-type="string">
            <text:p>Прокладка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15">
            <text:p>215</text:p>
          </table:table-cell>
          <table:table-cell office:value-type="string">
            <text:p>ПРОКЛАДКА ЦЕНТРИФУГИ 700-40-4746</text:p>
          </table:table-cell>
          <table:table-cell/>
          <table:table-cell table:number-columns-repeated="2" office:value-type="string">
            <text:p>700-40-4746</text:p>
          </table:table-cell>
          <table:table-cell office:value-type="string">
            <text:p>ПРОКЛАДКА 700-40-474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700-28-2320</text:p>
          </table:table-cell>
          <table:table-cell table:number-columns-repeated="2"/>
          <table:table-cell office:value-type="string">
            <text:p>700-28-2320</text:p>
          </table:table-cell>
          <table:table-cell office:value-type="string">
            <text:p>Болт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М20х1,5-8Gх85.109.019</text:p>
          </table:table-cell>
          <table:table-cell/>
          <table:table-cell table:number-columns-repeated="2" office:value-type="string">
            <text:p>М20Х1,5-6GХ85.109.019</text:p>
          </table:table-cell>
          <table:table-cell office:value-type="string">
            <text:p>БОЛТ М20Х1,5-6GХ85.109.01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700-28-2527/2316/262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20-14-24</text:p>
          </table:table-cell>
          <table:table-cell table:number-columns-repeated="2"/>
          <table:table-cell office:value-type="string">
            <text:p>20-14-24</text:p>
          </table:table-cell>
          <table:table-cell office:value-type="string">
            <text:p>Вал карданный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18-14-77-1(50-14-23)</text:p>
          </table:table-cell>
          <table:table-cell/>
          <table:table-cell table:number-columns-repeated="2" office:value-type="string">
            <text:p>50-14-23</text:p>
          </table:table-cell>
          <table:table-cell office:value-type="string">
            <text:p>Вал карданный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03618-1</text:p>
          </table:table-cell>
          <table:table-cell table:number-columns-repeated="2"/>
          <table:table-cell office:value-type="string">
            <text:p>03618-1</text:p>
          </table:table-cell>
          <table:table-cell office:value-type="string">
            <text:p>Венец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700-30-2318(3014)</text:p>
          </table:table-cell>
          <table:table-cell/>
          <table:table-cell table:number-columns-repeated="2" office:value-type="string">
            <text:p>700-30-2318</text:p>
          </table:table-cell>
          <table:table-cell office:value-type="string">
            <text:p>Гайка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5201.3771-10</text:p>
          </table:table-cell>
          <table:table-cell table:number-columns-repeated="2"/>
          <table:table-cell office:value-type="string">
            <text:p>5201.3771-10</text:p>
          </table:table-cell>
          <table:table-cell office:value-type="string">
            <text:p>ГЕНЕРАТОР 5201.3771-1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64-26-285СП</text:p>
          </table:table-cell>
          <table:table-cell table:number-columns-repeated="2"/>
          <table:table-cell office:value-type="string">
            <text:p>64-26-285СП</text:p>
          </table:table-cell>
          <table:table-cell office:value-type="string">
            <text:p>Распределитель. Комплект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6121">
            <text:p>16121</text:p>
          </table:table-cell>
          <table:table-cell/>
          <table:table-cell table:number-columns-repeated="2" office:value-type="float" office:value="16121">
            <text:p>16121</text:p>
          </table:table-cell>
          <table:table-cell office:value-type="string">
            <text:p>Диск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24-16-103СП</text:p>
          </table:table-cell>
          <table:table-cell table:number-columns-repeated="2"/>
          <table:table-cell office:value-type="string">
            <text:p>24-16-103СП</text:p>
          </table:table-cell>
          <table:table-cell office:value-type="string">
            <text:p>Диск с наружными зубьями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17-73-139СП</text:p>
          </table:table-cell>
          <table:table-cell table:number-columns-repeated="2"/>
          <table:table-cell office:value-type="string">
            <text:p>17-73-139СП</text:p>
          </table:table-cell>
          <table:table-cell office:value-type="string">
            <text:p>Диск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К125Л</text:p>
          </table:table-cell>
          <table:table-cell table:number-columns-repeated="2"/>
          <table:table-cell office:value-type="string">
            <text:p>К125Л</text:p>
          </table:table-cell>
          <table:table-cell office:value-type="string">
            <text:p>КАРБЮРАТОР К125Л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24-21-170СП</text:p>
          </table:table-cell>
          <table:table-cell table:number-columns-repeated="2"/>
          <table:table-cell office:value-type="string">
            <text:p>24-21-170СП</text:p>
          </table:table-cell>
          <table:table-cell office:value-type="string">
            <text:p>Каток двубортный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24-21-169СП</text:p>
          </table:table-cell>
          <table:table-cell table:number-columns-repeated="2"/>
          <table:table-cell office:value-type="string">
            <text:p>24-21-169СП</text:p>
          </table:table-cell>
          <table:table-cell office:value-type="string">
            <text:p>Каток однобортный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КАТ-21-416Б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50-21-177СП</text:p>
          </table:table-cell>
          <table:table-cell table:number-columns-repeated="2"/>
          <table:table-cell office:value-type="string">
            <text:p>50-21-177СП</text:p>
          </table:table-cell>
          <table:table-cell office:value-type="string">
            <text:p>Клапан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50-21-305СП</text:p>
          </table:table-cell>
          <table:table-cell table:number-columns-repeated="2"/>
          <table:table-cell office:value-type="string">
            <text:p>50-21-305СП</text:p>
          </table:table-cell>
          <table:table-cell office:value-type="string">
            <text:p>Колесо натяжно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50-21-306СП</text:p>
          </table:table-cell>
          <table:table-cell table:number-columns-repeated="2"/>
          <table:table-cell office:value-type="string">
            <text:p>50-21-306СП</text:p>
          </table:table-cell>
          <table:table-cell office:value-type="string">
            <text:p>Колесо натяжно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700-40-2733</text:p>
          </table:table-cell>
          <table:table-cell table:number-columns-repeated="2"/>
          <table:table-cell office:value-type="string">
            <text:p>700-40-2733</text:p>
          </table:table-cell>
          <table:table-cell office:value-type="string">
            <text:p>КОЛЬЦО 700-40-273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50-19-145</text:p>
          </table:table-cell>
          <table:table-cell table:number-columns-repeated="2"/>
          <table:table-cell office:value-type="string">
            <text:p>50-19-145</text:p>
          </table:table-cell>
          <table:table-cell office:value-type="string">
            <text:p>Корпус подшипника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50-19-147</text:p>
          </table:table-cell>
          <table:table-cell table:number-columns-repeated="2"/>
          <table:table-cell office:value-type="string">
            <text:p>50-19-147</text:p>
          </table:table-cell>
          <table:table-cell office:value-type="string">
            <text:p>Корпус подшипника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ПП3-2-0</text:p>
          </table:table-cell>
          <table:table-cell table:number-columns-repeated="2"/>
          <table:table-cell office:value-type="string">
            <text:p>ПП3-2-0</text:p>
          </table:table-cell>
          <table:table-cell office:value-type="string">
            <text:p>КРАН ПРОБКОВЫЙ ПП3-2-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50-19-146</text:p>
          </table:table-cell>
          <table:table-cell table:number-columns-repeated="2"/>
          <table:table-cell office:value-type="string">
            <text:p>50-19-146</text:p>
          </table:table-cell>
          <table:table-cell office:value-type="string">
            <text:p>Крышка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50-90-170</text:p>
          </table:table-cell>
          <table:table-cell/>
          <table:table-cell table:number-columns-repeated="2" office:value-type="string">
            <text:p>50-19-170</text:p>
          </table:table-cell>
          <table:table-cell office:value-type="string">
            <text:p>Лабиринт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24-19-47</text:p>
          </table:table-cell>
          <table:table-cell table:number-columns-repeated="2"/>
          <table:table-cell office:value-type="string">
            <text:p>24-19-47</text:p>
          </table:table-cell>
          <table:table-cell office:value-type="string">
            <text:p>Лабиринт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ГМ-10-07СП</text:p>
          </table:table-cell>
          <table:table-cell table:number-columns-repeated="2"/>
          <table:table-cell office:value-type="string">
            <text:p>ГМ-10-07СП</text:p>
          </table:table-cell>
          <table:table-cell office:value-type="string">
            <text:p>Гусеница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24-22-00К3</text:p>
          </table:table-cell>
          <table:table-cell/>
          <table:table-cell table:number-columns-repeated="2" office:value-type="string">
            <text:p>24-22-00КЗ</text:p>
          </table:table-cell>
          <table:table-cell office:value-type="string">
            <text:p>Комплект з/ч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18360-01СП</text:p>
          </table:table-cell>
          <table:table-cell table:number-columns-repeated="2"/>
          <table:table-cell office:value-type="string">
            <text:p>18360-01СП</text:p>
          </table:table-cell>
          <table:table-cell office:value-type="string">
            <text:p>Лента тормоза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М-149А1</text:p>
          </table:table-cell>
          <table:table-cell/>
          <table:table-cell table:number-columns-repeated="2" office:value-type="string">
            <text:p>М-149А1-3728000</text:p>
          </table:table-cell>
          <table:table-cell office:value-type="string">
            <text:p>МАГНЕТО М-149А1-3728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700-40-2163</text:p>
          </table:table-cell>
          <table:table-cell table:number-columns-repeated="2"/>
          <table:table-cell office:value-type="string">
            <text:p>700-40-2163</text:p>
          </table:table-cell>
          <table:table-cell office:value-type="string">
            <text:p>МАНЖЕТА 700-40-216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50-21-420СП</text:p>
          </table:table-cell>
          <table:table-cell table:number-columns-repeated="2"/>
          <table:table-cell office:value-type="string">
            <text:p>50-21-420СП</text:p>
          </table:table-cell>
          <table:table-cell office:value-type="string">
            <text:p>Механизм натяжен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50-13-5СП</text:p>
          </table:table-cell>
          <table:table-cell table:number-columns-repeated="2"/>
          <table:table-cell office:value-type="string">
            <text:p>50-13-5СП</text:p>
          </table:table-cell>
          <table:table-cell office:value-type="string">
            <text:p>Механизм управления поворотом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72118СП</text:p>
          </table:table-cell>
          <table:table-cell table:number-columns-repeated="2"/>
          <table:table-cell office:value-type="string">
            <text:p>72118СП</text:p>
          </table:table-cell>
          <table:table-cell office:value-type="string">
            <text:p>Муфта механизма включен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18-14-4СП</text:p>
          </table:table-cell>
          <table:table-cell table:number-columns-repeated="2"/>
          <table:table-cell office:value-type="string">
            <text:p>18-14-4СП</text:p>
          </table:table-cell>
          <table:table-cell office:value-type="string">
            <text:p>МУФТА СЦЕПЛЕНИЯ 18-14-4СБ(СП)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6133">
            <text:p>16133</text:p>
          </table:table-cell>
          <table:table-cell/>
          <table:table-cell table:number-columns-repeated="2" office:value-type="float" office:value="16133">
            <text:p>16133</text:p>
          </table:table-cell>
          <table:table-cell office:value-type="string">
            <text:p>Наконечник рычага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16-08-140СП</text:p>
          </table:table-cell>
          <table:table-cell table:number-columns-repeated="2"/>
          <table:table-cell office:value-type="string">
            <text:p>16-08-140СП</text:p>
          </table:table-cell>
          <table:table-cell office:value-type="string">
            <text:p>Насос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51-71-4СП</text:p>
          </table:table-cell>
          <table:table-cell table:number-columns-repeated="2"/>
          <table:table-cell office:value-type="string">
            <text:p>51-71-4СП</text:p>
          </table:table-cell>
          <table:table-cell office:value-type="string">
            <text:p>Насос топливоподкачивающий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6136">
            <text:p>16136</text:p>
          </table:table-cell>
          <table:table-cell/>
          <table:table-cell table:number-columns-repeated="2" office:value-type="float" office:value="16136">
            <text:p>16136</text:p>
          </table:table-cell>
          <table:table-cell office:value-type="string">
            <text:p>Палец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6350">
            <text:p>16350</text:p>
          </table:table-cell>
          <table:table-cell/>
          <table:table-cell table:number-columns-repeated="2" office:value-type="float" office:value="16350">
            <text:p>16350</text:p>
          </table:table-cell>
          <table:table-cell office:value-type="string">
            <text:p>Палец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50-21-162</text:p>
          </table:table-cell>
          <table:table-cell table:number-columns-repeated="2"/>
          <table:table-cell office:value-type="string">
            <text:p>50-21-162</text:p>
          </table:table-cell>
          <table:table-cell office:value-type="string">
            <text:p>Планка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50-21-396СП</text:p>
          </table:table-cell>
          <table:table-cell table:number-columns-repeated="2"/>
          <table:table-cell office:value-type="string">
            <text:p>50-21-396СП</text:p>
          </table:table-cell>
          <table:table-cell office:value-type="string">
            <text:p>Плита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118(6-118, 118А)</text:p>
          </table:table-cell>
          <table:table-cell/>
          <table:table-cell table:number-columns-repeated="2" office:value-type="string">
            <text:p>118(6-118,118А)</text:p>
          </table:table-cell>
          <table:table-cell office:value-type="string">
            <text:p>ПОДШИПНИК 118(6-118,118А)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70-2228КМ</text:p>
          </table:table-cell>
          <table:table-cell table:number-columns-repeated="2"/>
          <table:table-cell office:value-type="string">
            <text:p>70-2228КМ</text:p>
          </table:table-cell>
          <table:table-cell office:value-type="string">
            <text:p>ПОДШИПНИК 70-2228КМ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228А(228АК)</text:p>
          </table:table-cell>
          <table:table-cell table:number-columns-repeated="2"/>
          <table:table-cell office:value-type="string">
            <text:p>228А(228АК)</text:p>
          </table:table-cell>
          <table:table-cell office:value-type="string">
            <text:p>ПОДШИПНИК 228А(228АК)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70-32315К1М(КМ)</text:p>
          </table:table-cell>
          <table:table-cell table:number-columns-repeated="2"/>
          <table:table-cell office:value-type="string">
            <text:p>70-32315К1М(КМ)</text:p>
          </table:table-cell>
          <table:table-cell office:value-type="string">
            <text:p>ПОДШИПНИК 70-32315К1М(КМ)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46120(46120А, 6-46120Л)</text:p>
          </table:table-cell>
          <table:table-cell/>
          <table:table-cell table:number-columns-repeated="2" office:value-type="string">
            <text:p>46120(46120А,6-46120Л)</text:p>
          </table:table-cell>
          <table:table-cell office:value-type="string">
            <text:p>ПОДШИПНИК 46120(46120А,6-46120Л)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70-32417М</text:p>
          </table:table-cell>
          <table:table-cell table:number-columns-repeated="2"/>
          <table:table-cell office:value-type="string">
            <text:p>70-32417М</text:p>
          </table:table-cell>
          <table:table-cell office:value-type="string">
            <text:p>ПОДШИПНИК 70-32417М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70-32612К1М (70-32612КМ)</text:p>
          </table:table-cell>
          <table:table-cell/>
          <table:table-cell table:number-columns-repeated="2" office:value-type="string">
            <text:p>70-32612К1М(70-32612КМ)</text:p>
          </table:table-cell>
          <table:table-cell office:value-type="string">
            <text:p>ПОДШИПНИК 70-32612К1М(70-32612КМ,70-32612М)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21-19-103СП</text:p>
          </table:table-cell>
          <table:table-cell table:number-columns-repeated="2"/>
          <table:table-cell office:value-type="string">
            <text:p>21-19-103СП</text:p>
          </table:table-cell>
          <table:table-cell office:value-type="string">
            <text:p>Подшипник концевой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21-19-104СП</text:p>
          </table:table-cell>
          <table:table-cell table:number-columns-repeated="2"/>
          <table:table-cell office:value-type="string">
            <text:p>21-19-104СП</text:p>
          </table:table-cell>
          <table:table-cell office:value-type="string">
            <text:p>Подшипник концевой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700-40-7426</text:p>
          </table:table-cell>
          <table:table-cell table:number-columns-repeated="2"/>
          <table:table-cell office:value-type="string">
            <text:p>700-40-7426</text:p>
          </table:table-cell>
          <table:table-cell office:value-type="string">
            <text:p>Прокладка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700-40-7386</text:p>
          </table:table-cell>
          <table:table-cell table:number-columns-repeated="2"/>
          <table:table-cell office:value-type="string">
            <text:p>700-40-7386</text:p>
          </table:table-cell>
          <table:table-cell office:value-type="string">
            <text:p>ПРОКЛАДКА 700-40-738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700-40-20006СП</text:p>
          </table:table-cell>
          <table:table-cell table:number-columns-repeated="2"/>
          <table:table-cell office:value-type="string">
            <text:p>700-40-20006СП</text:p>
          </table:table-cell>
          <table:table-cell office:value-type="string">
            <text:p>Прокладка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14-69-107-1СП</text:p>
          </table:table-cell>
          <table:table-cell table:number-columns-repeated="2"/>
          <table:table-cell office:value-type="string">
            <text:p>14-69-107-1СП</text:p>
          </table:table-cell>
          <table:table-cell office:value-type="string">
            <text:p>Распылитель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11-12,5х9-1090</text:p>
          </table:table-cell>
          <table:table-cell table:number-columns-repeated="2"/>
          <table:table-cell office:value-type="string">
            <text:p>11-12,5Х9-1090</text:p>
          </table:table-cell>
          <table:table-cell office:value-type="string">
            <text:p>РЕМЕНЬ ВЕНТИЛЯТОРНЫЙ 11-12,5Х9-109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11-16х11-1650</text:p>
          </table:table-cell>
          <table:table-cell table:number-columns-repeated="2"/>
          <table:table-cell office:value-type="string">
            <text:p>11-16Х11-1650</text:p>
          </table:table-cell>
          <table:table-cell office:value-type="string">
            <text:p>РЕМЕНЬ ВЕНТИЛЯТОРНЫЙ 11-16Х11-165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24-14-104СП</text:p>
          </table:table-cell>
          <table:table-cell table:number-columns-repeated="2"/>
          <table:table-cell office:value-type="string">
            <text:p>24-14-104СП</text:p>
          </table:table-cell>
          <table:table-cell office:value-type="string">
            <text:p>Рычаг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6202">
            <text:p>16202</text:p>
          </table:table-cell>
          <table:table-cell/>
          <table:table-cell table:number-columns-repeated="2" office:value-type="float" office:value="16202">
            <text:p>16202</text:p>
          </table:table-cell>
          <table:table-cell office:value-type="string">
            <text:p>Рычаг включен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А-11-1</text:p>
          </table:table-cell>
          <table:table-cell/>
          <table:table-cell table:number-columns-repeated="2" office:value-type="string">
            <text:p>А-11-1 БЕЗ ГАЙКИ</text:p>
          </table:table-cell>
          <table:table-cell office:value-type="string">
            <text:p>СВЕЧА ЗАЖИГАНИЯ А-11-1 БЕЗ ГАЙКИ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С 10045.00 NILA</text:p>
          </table:table-cell>
          <table:table-cell/>
          <table:table-cell table:number-columns-repeated="2" office:value-type="string">
            <text:p>С 10045.00.NILА</text:p>
          </table:table-cell>
          <table:table-cell office:value-type="string">
            <text:p>ГАЙКА С 10045.00.NILA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51-67-107-01СП</text:p>
          </table:table-cell>
          <table:table-cell table:number-columns-repeated="2"/>
          <table:table-cell office:value-type="string">
            <text:p>51-67-107-01СП</text:p>
          </table:table-cell>
          <table:table-cell office:value-type="string">
            <text:p>Секция топливного насоса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51-67-109-01СП</text:p>
          </table:table-cell>
          <table:table-cell table:number-columns-repeated="2"/>
          <table:table-cell office:value-type="string">
            <text:p>51-67-109-01СП</text:p>
          </table:table-cell>
          <table:table-cell office:value-type="string">
            <text:p>Секция топливного насоса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21-17-4СП</text:p>
          </table:table-cell>
          <table:table-cell table:number-columns-repeated="2"/>
          <table:table-cell office:value-type="string">
            <text:p>21-17-4СП</text:p>
          </table:table-cell>
          <table:table-cell office:value-type="string">
            <text:p>Сервомеханизм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50-15-118СП</text:p>
          </table:table-cell>
          <table:table-cell table:number-columns-repeated="2"/>
          <table:table-cell office:value-type="string">
            <text:p>50-15-118СП</text:p>
          </table:table-cell>
          <table:table-cell office:value-type="string">
            <text:p>Сервомеханизм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50-15-27</text:p>
          </table:table-cell>
          <table:table-cell table:number-columns-repeated="2"/>
          <table:table-cell office:value-type="string">
            <text:p>50-15-27</text:p>
          </table:table-cell>
          <table:table-cell office:value-type="string">
            <text:p>Стакан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50-19-157</text:p>
          </table:table-cell>
          <table:table-cell table:number-columns-repeated="2"/>
          <table:table-cell office:value-type="string">
            <text:p>50-19-157</text:p>
          </table:table-cell>
          <table:table-cell office:value-type="string">
            <text:p>Стержень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51-54-1СП</text:p>
          </table:table-cell>
          <table:table-cell table:number-columns-repeated="2"/>
          <table:table-cell office:value-type="string">
            <text:p>51-54-1СП</text:p>
          </table:table-cell>
          <table:table-cell office:value-type="string">
            <text:p>Турбокомпрессор ТКР8,5С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36.3807.010</text:p>
          </table:table-cell>
          <table:table-cell table:number-columns-repeated="2"/>
          <table:table-cell office:value-type="string">
            <text:p>36.3807.010</text:p>
          </table:table-cell>
          <table:table-cell office:value-type="string">
            <text:p>ПРИЕМНИК УКАЗАТЕЛЯ ТЕМПЕРАТУРЫ 36.380701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УК140Б-3810010</text:p>
          </table:table-cell>
          <table:table-cell table:number-columns-repeated="2"/>
          <table:table-cell office:value-type="string">
            <text:p>УК140Б-3810010</text:p>
          </table:table-cell>
          <table:table-cell office:value-type="string">
            <text:p>ПРИЕМНИК УКАЗАТЕЛЯ ДАВЛЕНИЯ УК140Б-381001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20-19-123СП</text:p>
          </table:table-cell>
          <table:table-cell table:number-columns-repeated="2"/>
          <table:table-cell office:value-type="string">
            <text:p>20-19-123СП</text:p>
          </table:table-cell>
          <table:table-cell office:value-type="string">
            <text:p>Уплотн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24-19-119СП</text:p>
          </table:table-cell>
          <table:table-cell table:number-columns-repeated="2"/>
          <table:table-cell office:value-type="string">
            <text:p>24-19-119СП</text:p>
          </table:table-cell>
          <table:table-cell office:value-type="string">
            <text:p>Уплотн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24-16-102СП</text:p>
          </table:table-cell>
          <table:table-cell table:number-columns-repeated="2"/>
          <table:table-cell office:value-type="string">
            <text:p>24-16-102СП</text:p>
          </table:table-cell>
          <table:table-cell office:value-type="string">
            <text:p>Фрикцион бортовой левый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24-16-101СП</text:p>
          </table:table-cell>
          <table:table-cell table:number-columns-repeated="2"/>
          <table:table-cell office:value-type="string">
            <text:p>24-16-101СП</text:p>
          </table:table-cell>
          <table:table-cell office:value-type="string">
            <text:p>Фрикцион бортовой правый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700-40-7238</text:p>
          </table:table-cell>
          <table:table-cell table:number-columns-repeated="2"/>
          <table:table-cell office:value-type="string">
            <text:p>700-40-7238</text:p>
          </table:table-cell>
          <table:table-cell office:value-type="string">
            <text:p>ЧЕХОЛ 700-40-723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014-018-25-2-2</text:p>
          </table:table-cell>
          <table:table-cell table:number-columns-repeated="2"/>
          <table:table-cell office:value-type="string">
            <text:p>014-018-25-2-2</text:p>
          </table:table-cell>
          <table:table-cell office:value-type="string">
            <text:p>КОЛЬЦО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КН50х70-2</text:p>
          </table:table-cell>
          <table:table-cell table:number-columns-repeated="2"/>
          <table:table-cell office:value-type="string">
            <text:p>КН50Х70-2</text:p>
          </table:table-cell>
          <table:table-cell office:value-type="string">
            <text:p>КОЛЬЦО КН50Х70-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КО50х70-2</text:p>
          </table:table-cell>
          <table:table-cell table:number-columns-repeated="2"/>
          <table:table-cell office:value-type="string">
            <text:p>КО50Х70-2</text:p>
          </table:table-cell>
          <table:table-cell office:value-type="string">
            <text:p>КОЛЬЦО КО50Х70-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М50х70-2</text:p>
          </table:table-cell>
          <table:table-cell table:number-columns-repeated="2"/>
          <table:table-cell office:value-type="string">
            <text:p>М50Х70-2</text:p>
          </table:table-cell>
          <table:table-cell office:value-type="string">
            <text:p>МАНЖЕТА М50Х70-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24-21-95</text:p>
          </table:table-cell>
          <table:table-cell table:number-columns-repeated="2"/>
          <table:table-cell office:value-type="string">
            <text:p>24-21-95</text:p>
          </table:table-cell>
          <table:table-cell office:value-type="string">
            <text:p>ПРОКЛАДКА 24-21-9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Шестерня 50-19-148</text:p>
          </table:table-cell>
          <table:table-cell office:value-type="string">
            <text:p>50-19-148</text:p>
          </table:table-cell>
          <table:table-cell table:number-columns-repeated="2"/>
          <table:table-cell office:value-type="string">
            <text:p>50-19-148</text:p>
          </table:table-cell>
          <table:table-cell office:value-type="string">
            <text:p>Шестерня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Шестерня 50-19-149</text:p>
          </table:table-cell>
          <table:table-cell office:value-type="string">
            <text:p>50-19-149</text:p>
          </table:table-cell>
          <table:table-cell table:number-columns-repeated="2"/>
          <table:table-cell office:value-type="string">
            <text:p>50-19-149</text:p>
          </table:table-cell>
          <table:table-cell office:value-type="string">
            <text:p>Шестерня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Ремень вентилятора 11-16x11-1650 Т-170</text:p>
          </table:table-cell>
          <table:table-cell office:value-type="string">
            <text:p>11-16x11-1650</text:p>
          </table:table-cell>
          <table:table-cell/>
          <table:table-cell table:number-columns-repeated="2" office:value-type="string">
            <text:p>11-16Х11-1650</text:p>
          </table:table-cell>
          <table:table-cell office:value-type="string">
            <text:p>РЕМЕНЬ ВЕНТИЛЯТОРНЫЙ 11-16Х11-165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Болт башмачный М20х1,5x62.019 Т-170</text:p>
          </table:table-cell>
          <table:table-cell office:value-type="string">
            <text:p>М20х1,5x6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Канат стальной ф19,5 ГОСТ-2688-8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Гайка 30326 М20х 1,5</text:p>
          </table:table-cell>
          <table:table-cell office:value-type="float" office:value="30326">
            <text:p>3032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Козырёк 15-19-15 Т-170</text:p>
          </table:table-cell>
          <table:table-cell office:value-type="string">
            <text:p>15-19-15</text:p>
          </table:table-cell>
          <table:table-cell table:number-columns-repeated="2"/>
          <table:table-cell office:value-type="string">
            <text:p>15-19-15</text:p>
          </table:table-cell>
          <table:table-cell office:value-type="string">
            <text:p>Козырек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Лента тормозная в сборе 18360-01 СП Т-170</text:p>
          </table:table-cell>
          <table:table-cell office:value-type="string">
            <text:p>18360-0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Фильтр-патрон 51-05-310СП Т-170</text:p>
          </table:table-cell>
          <table:table-cell office:value-type="string">
            <text:p>51-05-310СП</text:p>
          </table:table-cell>
          <table:table-cell/>
          <table:table-cell office:value-type="string">
            <text:p>А41.10.000-0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Рукав ВД Ду-12-1,10 (ключ 27 М22х1,5)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Рукав РВД Ду16 (ключ 32, М27х1.5) 1450мм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Рукав РВД К24 М20х1.5 (1450мм)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Рукав РВД К=32 М24х1,5 (1010) 12x1050-3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Рукав РВД К24 М20х1,5 (1810)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Стремянка в сборе 50-20-10 Т-170</text:p>
          </table:table-cell>
          <table:table-cell office:value-type="string">
            <text:p>50-20-10</text:p>
          </table:table-cell>
          <table:table-cell table:number-columns-repeated="2"/>
          <table:table-cell office:value-type="string">
            <text:p>50-20-10</text:p>
          </table:table-cell>
          <table:table-cell office:value-type="string">
            <text:p>СТРЕМЯНКА 50-20-1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Турбокомпрессор ТКР-8,5 С Т-170</text:p>
          </table:table-cell>
          <table:table-cell office:value-type="string">
            <text:p>51-54-1СП</text:p>
          </table:table-cell>
          <table:table-cell table:number-columns-repeated="2"/>
          <table:table-cell office:value-type="string">
            <text:p>51-54-1СП</text:p>
          </table:table-cell>
          <table:table-cell office:value-type="string">
            <text:p>Турбокомпрессор ТКР8,5С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Венец ведущего колеса 50-19-160-1 (бортового редуктора) Т-170</text:p>
          </table:table-cell>
          <table:table-cell office:value-type="string">
            <text:p>50-19-160-1</text:p>
          </table:table-cell>
          <table:table-cell table:number-columns-repeated="2"/>
          <table:table-cell office:value-type="string">
            <text:p>50-19-160-1</text:p>
          </table:table-cell>
          <table:table-cell office:value-type="string">
            <text:p>Венец ведущего колеса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/>
          <table:table-cell office:value-type="string">
            <text:p>700-40-4092 прокладка борт.редуктора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office:value-type="string">
            <text:p>60-19-2</text:p>
          </table:table-cell>
          <table:table-cell office:value-type="string">
            <text:p>Венец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3">
            <text:p>3</text:p>
          </table:table-cell>
          <table:table-cell office:value-type="string">
            <text:p>50-19-174СП</text:p>
          </table:table-cell>
          <table:table-cell office:value-type="string">
            <text:p>Шестерня двойная. Комплект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4">
            <text:p>4</text:p>
          </table:table-cell>
          <table:table-cell office:value-type="string">
            <text:p>50-19-150</text:p>
          </table:table-cell>
          <table:table-cell office:value-type="string">
            <text:p>Шестерня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5">
            <text:p>5</text:p>
          </table:table-cell>
          <table:table-cell office:value-type="string">
            <text:p>70-32612К1М(70-32612КМ)</text:p>
          </table:table-cell>
          <table:table-cell office:value-type="string">
            <text:p>ПОДШИПНИК 70-32612К1М(70-32612КМ,70-32612М)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6">
            <text:p>6</text:p>
          </table:table-cell>
          <table:table-cell office:value-type="string">
            <text:p>213(213А,213АК,6-213А)</text:p>
          </table:table-cell>
          <table:table-cell office:value-type="string">
            <text:p>ПОДШИПНИК 213(213А,213АК,6-213А,6-213АК)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7">
            <text:p>7</text:p>
          </table:table-cell>
          <table:table-cell office:value-type="string">
            <text:p>140-150-58-2-2</text:p>
          </table:table-cell>
          <table:table-cell office:value-type="string">
            <text:p>КОЛЬЦО 140-150-58-2-2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8">
            <text:p>8</text:p>
          </table:table-cell>
          <table:table-cell office:value-type="string">
            <text:p>ЗАО 100Х125Х12</text:p>
          </table:table-cell>
          <table:table-cell office:value-type="string">
            <text:p>МАНЖЕТА 100Х125-12 INCO VERITAS SA(САЛЬНИК ЗАО 100Х125Х12)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office:value-type="string">
            <text:p>1.2-90Х120-1</text:p>
          </table:table-cell>
          <table:table-cell office:value-type="string">
            <text:p>МАНЖЕТА 1.2-90Х120-1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0">
            <text:p>10</text:p>
          </table:table-cell>
          <table:table-cell office:value-type="string">
            <text:p>18-19-23</text:p>
          </table:table-cell>
          <table:table-cell office:value-type="string">
            <text:p>Втулка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1">
            <text:p>11</text:p>
          </table:table-cell>
          <table:table-cell office:value-type="string">
            <text:p>70-32315К1М(КМ)</text:p>
          </table:table-cell>
          <table:table-cell office:value-type="string">
            <text:p>ПОДШИПНИК 70-32315К1М(КМ)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2">
            <text:p>12</text:p>
          </table:table-cell>
          <table:table-cell office:value-type="string">
            <text:p>118(6-118,118А)</text:p>
          </table:table-cell>
          <table:table-cell office:value-type="string">
            <text:p>ПОДШИПНИК 118(6-118,118А)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3">
            <text:p>13</text:p>
          </table:table-cell>
          <table:table-cell office:value-type="string">
            <text:p>18360-01СП</text:p>
          </table:table-cell>
          <table:table-cell office:value-type="string">
            <text:p>Лента тормоза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4">
            <text:p>14</text:p>
          </table:table-cell>
          <table:table-cell office:value-type="string">
            <text:p>24-13-6</text:p>
          </table:table-cell>
          <table:table-cell office:value-type="string">
            <text:p>Кожух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5">
            <text:p>15</text:p>
          </table:table-cell>
          <table:table-cell office:value-type="string">
            <text:p>50-13-124</text:p>
          </table:table-cell>
          <table:table-cell office:value-type="string">
            <text:p>Кожух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6">
            <text:p>16</text:p>
          </table:table-cell>
          <table:table-cell office:value-type="string">
            <text:p>64-13-21</text:p>
          </table:table-cell>
          <table:table-cell office:value-type="string">
            <text:p>Кронштейн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7">
            <text:p>17</text:p>
          </table:table-cell>
          <table:table-cell office:value-type="string">
            <text:p>24-13-8</text:p>
          </table:table-cell>
          <table:table-cell office:value-type="string">
            <text:p>Рычаг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8">
            <text:p>18</text:p>
          </table:table-cell>
          <table:table-cell office:value-type="string">
            <text:p>700-40-7238</text:p>
          </table:table-cell>
          <table:table-cell office:value-type="string">
            <text:p>ЧЕХОЛ 700-40-7238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9">
            <text:p>19</text:p>
          </table:table-cell>
          <table:table-cell office:value-type="string">
            <text:p>18-14-77-1</text:p>
          </table:table-cell>
          <table:table-cell office:value-type="string">
            <text:p>Вал карданный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20">
            <text:p>20</text:p>
          </table:table-cell>
          <table:table-cell office:value-type="string">
            <text:p>18-14-78</text:p>
          </table:table-cell>
          <table:table-cell office:value-type="string">
            <text:p>Муфта карданного вала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21">
            <text:p>21</text:p>
          </table:table-cell>
          <table:table-cell office:value-type="string">
            <text:p>18-14-126</text:p>
          </table:table-cell>
          <table:table-cell office:value-type="string">
            <text:p>Муфта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22">
            <text:p>22</text:p>
          </table:table-cell>
          <table:table-cell office:value-type="string">
            <text:p>18-14-104</text:p>
          </table:table-cell>
          <table:table-cell office:value-type="string">
            <text:p>Барабан зубчатый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23">
            <text:p>23</text:p>
          </table:table-cell>
          <table:table-cell office:value-type="string">
            <text:p>18-14-140-1СП</text:p>
          </table:table-cell>
          <table:table-cell office:value-type="string">
            <text:p>Тормозок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24">
            <text:p>24</text:p>
          </table:table-cell>
          <table:table-cell office:value-type="string">
            <text:p>18-14-135СП</text:p>
          </table:table-cell>
          <table:table-cell office:value-type="string">
            <text:p>Диск ведомый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25">
            <text:p>25</text:p>
          </table:table-cell>
          <table:table-cell/>
          <table:table-cell office:value-type="string">
            <text:p>Р/К 50-15-118СП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26">
            <text:p>26</text:p>
          </table:table-cell>
          <table:table-cell/>
          <table:table-cell office:value-type="string">
            <text:p>Р/К 21-17-4СП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27">
            <text:p>27</text:p>
          </table:table-cell>
          <table:table-cell office:value-type="string">
            <text:p>50-19-160-1</text:p>
          </table:table-cell>
          <table:table-cell office:value-type="string">
            <text:p>Венец ведущего колеса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28">
            <text:p>28</text:p>
          </table:table-cell>
          <table:table-cell office:value-type="string">
            <text:p>24-21-169СП</text:p>
          </table:table-cell>
          <table:table-cell office:value-type="string">
            <text:p>Каток однобортный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29">
            <text:p>29</text:p>
          </table:table-cell>
          <table:table-cell office:value-type="string">
            <text:p>24-21-170СП</text:p>
          </table:table-cell>
          <table:table-cell office:value-type="string">
            <text:p>Каток двубортный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30">
            <text:p>30</text:p>
          </table:table-cell>
          <table:table-cell/>
          <table:table-cell office:value-type="string">
            <text:p>700-28-2527 болт крепления катка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31">
            <text:p>31</text:p>
          </table:table-cell>
          <table:table-cell office:value-type="string">
            <text:p>50-21-163</text:p>
          </table:table-cell>
          <table:table-cell office:value-type="string">
            <text:p>Планка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32">
            <text:p>32</text:p>
          </table:table-cell>
          <table:table-cell office:value-type="string">
            <text:p>50-21-162</text:p>
          </table:table-cell>
          <table:table-cell office:value-type="string">
            <text:p>Планка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33">
            <text:p>33</text:p>
          </table:table-cell>
          <table:table-cell/>
          <table:table-cell office:value-type="string">
            <text:p>50-21-42 планка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34">
            <text:p>34</text:p>
          </table:table-cell>
          <table:table-cell office:value-type="string">
            <text:p>50-21-134СП</text:p>
          </table:table-cell>
          <table:table-cell office:value-type="string">
            <text:p>Механизм натяжения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35">
            <text:p>35</text:p>
          </table:table-cell>
          <table:table-cell office:value-type="string">
            <text:p>50-21-123</text:p>
          </table:table-cell>
          <table:table-cell office:value-type="string">
            <text:p>Планка на упор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36">
            <text:p>36</text:p>
          </table:table-cell>
          <table:table-cell office:value-type="float" office:value="38441">
            <text:p>38441</text:p>
          </table:table-cell>
          <table:table-cell office:value-type="string">
            <text:p>ПРУЖИНА 38441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37">
            <text:p>37</text:p>
          </table:table-cell>
          <table:table-cell/>
          <table:table-cell office:value-type="string">
            <text:p>РВД 16х32х1010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38">
            <text:p>38</text:p>
          </table:table-cell>
          <table:table-cell office:value-type="string">
            <text:p>М-149А1-3728000</text:p>
          </table:table-cell>
          <table:table-cell office:value-type="string">
            <text:p>МАГНЕТО М-149А1-3728000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39">
            <text:p>39</text:p>
          </table:table-cell>
          <table:table-cell office:value-type="string">
            <text:p>18-12-150СП</text:p>
          </table:table-cell>
          <table:table-cell office:value-type="string">
            <text:p>Крышка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40">
            <text:p>40</text:p>
          </table:table-cell>
          <table:table-cell office:value-type="string">
            <text:p>18-12-201</text:p>
          </table:table-cell>
          <table:table-cell office:value-type="string">
            <text:p>Фланец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41">
            <text:p>41</text:p>
          </table:table-cell>
          <table:table-cell office:value-type="float" office:value="30280">
            <text:p>30280</text:p>
          </table:table-cell>
          <table:table-cell office:value-type="string">
            <text:p>Гайка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42">
            <text:p>42</text:p>
          </table:table-cell>
          <table:table-cell office:value-type="float" office:value="40795">
            <text:p>40795</text:p>
          </table:table-cell>
          <table:table-cell office:value-type="string">
            <text:p>КОЛЬЦО 40795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43">
            <text:p>43</text:p>
          </table:table-cell>
          <table:table-cell office:value-type="string">
            <text:p>700-34-2050</text:p>
          </table:table-cell>
          <table:table-cell office:value-type="string">
            <text:p>Шпонка призматическая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44">
            <text:p>44</text:p>
          </table:table-cell>
          <table:table-cell office:value-type="string">
            <text:p>18-12-132</text:p>
          </table:table-cell>
          <table:table-cell office:value-type="string">
            <text:p>Вал верхний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45">
            <text:p>45</text:p>
          </table:table-cell>
          <table:table-cell office:value-type="string">
            <text:p>24-12-105СП</text:p>
          </table:table-cell>
          <table:table-cell office:value-type="string">
            <text:p>Нижний вал с шестерней. Комплект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46">
            <text:p>46</text:p>
          </table:table-cell>
          <table:table-cell office:value-type="string">
            <text:p>18-12-320</text:p>
          </table:table-cell>
          <table:table-cell office:value-type="string">
            <text:p>Шестерня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47">
            <text:p>47</text:p>
          </table:table-cell>
          <table:table-cell office:value-type="string">
            <text:p>18-12-321</text:p>
          </table:table-cell>
          <table:table-cell office:value-type="string">
            <text:p>Шестерня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48">
            <text:p>48</text:p>
          </table:table-cell>
          <table:table-cell office:value-type="string">
            <text:p>50-12-565</text:p>
          </table:table-cell>
          <table:table-cell office:value-type="string">
            <text:p>Вилка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49">
            <text:p>49</text:p>
          </table:table-cell>
          <table:table-cell office:value-type="string">
            <text:p>28-16-10</text:p>
          </table:table-cell>
          <table:table-cell office:value-type="string">
            <text:p>Тарелка нажимная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50">
            <text:p>50</text:p>
          </table:table-cell>
          <table:table-cell office:value-type="string">
            <text:p>28-16-11</text:p>
          </table:table-cell>
          <table:table-cell office:value-type="string">
            <text:p>Корпус подшипника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51">
            <text:p>51</text:p>
          </table:table-cell>
          <table:table-cell office:value-type="string">
            <text:p>24-16-5</text:p>
          </table:table-cell>
          <table:table-cell office:value-type="string">
            <text:p>Барабан внутренний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52">
            <text:p>52</text:p>
          </table:table-cell>
          <table:table-cell office:value-type="string">
            <text:p>24-16-4</text:p>
          </table:table-cell>
          <table:table-cell office:value-type="string">
            <text:p>Полуось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53">
            <text:p>53</text:p>
          </table:table-cell>
          <table:table-cell office:value-type="string">
            <text:p>24-16-103СП</text:p>
          </table:table-cell>
          <table:table-cell office:value-type="string">
            <text:p>Диск с наружными зубьями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54">
            <text:p>54</text:p>
          </table:table-cell>
          <table:table-cell office:value-type="string">
            <text:p>15-19-15</text:p>
          </table:table-cell>
          <table:table-cell office:value-type="string">
            <text:p>Козырек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55">
            <text:p>55</text:p>
          </table:table-cell>
          <table:table-cell office:value-type="string">
            <text:p>700-40-2163</text:p>
          </table:table-cell>
          <table:table-cell office:value-type="string">
            <text:p>МАНЖЕТА 700-40-2163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56">
            <text:p>56</text:p>
          </table:table-cell>
          <table:table-cell office:value-type="string">
            <text:p>700-40-3372</text:p>
          </table:table-cell>
          <table:table-cell office:value-type="string">
            <text:p>МАНЖЕТА 700-40-3372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57">
            <text:p>57</text:p>
          </table:table-cell>
          <table:table-cell office:value-type="string">
            <text:p>095-101-36-2-2</text:p>
          </table:table-cell>
          <table:table-cell office:value-type="string">
            <text:p>КОЛЬЦО 095-101-36-2-2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58">
            <text:p>58</text:p>
          </table:table-cell>
          <table:table-cell office:value-type="string">
            <text:p>700-40-2733</text:p>
          </table:table-cell>
          <table:table-cell office:value-type="string">
            <text:p>КОЛЬЦО 700-40-2733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59">
            <text:p>59</text:p>
          </table:table-cell>
          <table:table-cell/>
          <table:table-cell office:value-type="string">
            <text:p>18-19-35 щиток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60">
            <text:p>60</text:p>
          </table:table-cell>
          <table:table-cell office:value-type="string">
            <text:p>2224КМ</text:p>
          </table:table-cell>
          <table:table-cell office:value-type="string">
            <text:p>ПОДШИПНИК 2224КМ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61">
            <text:p>61</text:p>
          </table:table-cell>
          <table:table-cell office:value-type="string">
            <text:p>70-2228КМ</text:p>
          </table:table-cell>
          <table:table-cell office:value-type="string">
            <text:p>ПОДШИПНИК 70-2228КМ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62">
            <text:p>62</text:p>
          </table:table-cell>
          <table:table-cell office:value-type="string">
            <text:p>228А(228АК)</text:p>
          </table:table-cell>
          <table:table-cell office:value-type="string">
            <text:p>ПОДШИПНИК 228А(228АК)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63">
            <text:p>63</text:p>
          </table:table-cell>
          <table:table-cell office:value-type="string">
            <text:p>Р-635-1-06</text:p>
          </table:table-cell>
          <table:table-cell office:value-type="string">
            <text:p>Фильтр масляный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64">
            <text:p>64</text:p>
          </table:table-cell>
          <table:table-cell office:value-type="string">
            <text:p>А41.10.000-02</text:p>
          </table:table-cell>
          <table:table-cell office:value-type="string">
            <text:p>фильтр воздушный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66">
            <text:p>66</text:p>
          </table:table-cell>
          <table:table-cell office:value-type="string">
            <text:p>20-22-9СП</text:p>
          </table:table-cell>
          <table:table-cell office:value-type="string">
            <text:p>Гусеница серийная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70">
            <text:p>70</text:p>
          </table:table-cell>
          <table:table-cell office:value-type="string">
            <text:p>18-12-150СП</text:p>
          </table:table-cell>
          <table:table-cell office:value-type="string">
            <text:p>Крышка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71">
            <text:p>71</text:p>
          </table:table-cell>
          <table:table-cell office:value-type="string">
            <text:p>50-12-688</text:p>
          </table:table-cell>
          <table:table-cell office:value-type="string">
            <text:p>Валик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72">
            <text:p>72</text:p>
          </table:table-cell>
          <table:table-cell office:value-type="string">
            <text:p>50-12-689</text:p>
          </table:table-cell>
          <table:table-cell office:value-type="string">
            <text:p>Валик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80">
            <text:p>80</text:p>
          </table:table-cell>
          <table:table-cell office:value-type="string">
            <text:p>51-09-217СП</text:p>
          </table:table-cell>
          <table:table-cell office:value-type="string">
            <text:p>Насос масляный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81">
            <text:p>81</text:p>
          </table:table-cell>
          <table:table-cell office:value-type="string">
            <text:p>16-03-112СП</text:p>
          </table:table-cell>
          <table:table-cell office:value-type="string">
            <text:p>Вал коленчатый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82">
            <text:p>82</text:p>
          </table:table-cell>
          <table:table-cell office:value-type="string">
            <text:p>А23.01.103-160СБР1</text:p>
          </table:table-cell>
          <table:table-cell office:value-type="string">
            <text:p>ВКЛАДЫШ КОРЕННОЙ А23.01.103-160сбР1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83">
            <text:p>83</text:p>
          </table:table-cell>
          <table:table-cell office:value-type="string">
            <text:p>А23.01.100-160СБР2</text:p>
          </table:table-cell>
          <table:table-cell office:value-type="string">
            <text:p>ВКЛАДЫШ ШАТУННЫЙ А23.01.100-160сбР2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84">
            <text:p>84</text:p>
          </table:table-cell>
          <table:table-cell/>
          <table:table-cell office:value-type="string">
            <text:p>Бак радиатора 130у-13-030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85">
            <text:p>85</text:p>
          </table:table-cell>
          <table:table-cell office:value-type="string">
            <text:p>50-14-23</text:p>
          </table:table-cell>
          <table:table-cell office:value-type="string">
            <text:p>Вал карданный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86">
            <text:p>86</text:p>
          </table:table-cell>
          <table:table-cell office:value-type="string">
            <text:p>50-14-26</text:p>
          </table:table-cell>
          <table:table-cell office:value-type="string">
            <text:p>Муфта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87">
            <text:p>87</text:p>
          </table:table-cell>
          <table:table-cell/>
          <table:table-cell office:value-type="string">
            <text:p>700-40-2754 прокладка ТКР 11 н3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88">
            <text:p>88</text:p>
          </table:table-cell>
          <table:table-cell office:value-type="string">
            <text:p>700-40-3880СП</text:p>
          </table:table-cell>
          <table:table-cell office:value-type="string">
            <text:p>Прокладка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89">
            <text:p>89</text:p>
          </table:table-cell>
          <table:table-cell office:value-type="string">
            <text:p>700-40-2010-01</text:p>
          </table:table-cell>
          <table:table-cell office:value-type="string">
            <text:p>Кольцо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90">
            <text:p>90</text:p>
          </table:table-cell>
          <table:table-cell office:value-type="string">
            <text:p>11-16Х11-1650</text:p>
          </table:table-cell>
          <table:table-cell office:value-type="string">
            <text:p>РЕМЕНЬ ВЕНТИЛЯТОРНЫЙ 11-16Х11-1650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91">
            <text:p>91</text:p>
          </table:table-cell>
          <table:table-cell office:value-type="string">
            <text:p>11-12,5Х9-1090</text:p>
          </table:table-cell>
          <table:table-cell office:value-type="string">
            <text:p>РЕМЕНЬ ВЕНТИЛЯТОРНЫЙ 11-12,5Х9-1090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92">
            <text:p>92</text:p>
          </table:table-cell>
          <table:table-cell/>
          <table:table-cell office:value-type="string">
            <text:p>130у.233 прокладка под бак радиатора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93">
            <text:p>93</text:p>
          </table:table-cell>
          <table:table-cell office:value-type="float" office:value="12304">
            <text:p>12304</text:p>
          </table:table-cell>
          <table:table-cell office:value-type="string">
            <text:p>Болт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50-19-201</text:p>
          </table:table-cell>
          <table:table-cell table:number-columns-repeated="2"/>
          <table:table-cell office:value-type="string">
            <text:p>50-19-201</text:p>
          </table:table-cell>
          <table:table-cell office:value-type="string">
            <text:p>Сегмент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болт</text:p>
          </table:table-cell>
          <table:table-cell office:value-type="string">
            <text:p>700-28-2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болт</text:p>
          </table:table-cell>
          <table:table-cell office:value-type="string">
            <text:p>М20х1,5х62</text:p>
          </table:table-cell>
          <table:table-cell table:number-columns-repeated="2"/>
          <table:table-cell office:value-type="string">
            <text:p>М20Х1,5Х62</text:p>
          </table:table-cell>
          <table:table-cell office:value-type="string">
            <text:p>БОЛТ М20Х1,5Х6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болт</text:p>
          </table:table-cell>
          <table:table-cell office:value-type="string">
            <text:p>700-28-2379</text:p>
          </table:table-cell>
          <table:table-cell table:number-columns-repeated="2"/>
          <table:table-cell office:value-type="string">
            <text:p>700-28-2379</text:p>
          </table:table-cell>
          <table:table-cell office:value-type="string">
            <text:p>Болт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болт</text:p>
          </table:table-cell>
          <table:table-cell office:value-type="string">
            <text:p>700-28-2509</text:p>
          </table:table-cell>
          <table:table-cell table:number-columns-repeated="2"/>
          <table:table-cell office:value-type="string">
            <text:p>700-28-2509</text:p>
          </table:table-cell>
          <table:table-cell office:value-type="string">
            <text:p>Болт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болт</text:p>
          </table:table-cell>
          <table:table-cell office:value-type="string">
            <text:p>700-28-2527-1</text:p>
          </table:table-cell>
          <table:table-cell/>
          <table:table-cell table:number-columns-repeated="2" office:value-type="string">
            <text:p>М20Х1,5-6GХ85.109.019</text:p>
          </table:table-cell>
          <table:table-cell office:value-type="string">
            <text:p>БОЛТ М20Х1,5-6GХ85.109.01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гайка</text:p>
          </table:table-cell>
          <table:table-cell office:value-type="float" office:value="30326">
            <text:p>3032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гайка</text:p>
          </table:table-cell>
          <table:table-cell office:value-type="string">
            <text:p>700-30-2017</text:p>
          </table:table-cell>
          <table:table-cell/>
          <table:table-cell table:number-columns-repeated="2" office:value-type="string">
            <text:p>700-30-2017-01</text:p>
          </table:table-cell>
          <table:table-cell office:value-type="string">
            <text:p>Гайка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гайка</text:p>
          </table:table-cell>
          <table:table-cell office:value-type="string">
            <text:p>18-19-33-1</text:p>
          </table:table-cell>
          <table:table-cell table:number-columns-repeated="2"/>
          <table:table-cell office:value-type="string">
            <text:p>18-19-33-1</text:p>
          </table:table-cell>
          <table:table-cell office:value-type="string">
            <text:p>Гайка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гайка</text:p>
          </table:table-cell>
          <table:table-cell office:value-type="float" office:value="19457">
            <text:p>19457</text:p>
          </table:table-cell>
          <table:table-cell/>
          <table:table-cell table:number-columns-repeated="2" office:value-type="string">
            <text:p>19457-01</text:p>
          </table:table-cell>
          <table:table-cell office:value-type="string">
            <text:p>Гайка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вал</text:p>
          </table:table-cell>
          <table:table-cell office:value-type="string">
            <text:p>50-12-246СП</text:p>
          </table:table-cell>
          <table:table-cell table:number-columns-repeated="2"/>
          <table:table-cell office:value-type="string">
            <text:p>50-12-246СП</text:p>
          </table:table-cell>
          <table:table-cell office:value-type="string">
            <text:p>Вал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муфта</text:p>
          </table:table-cell>
          <table:table-cell office:value-type="string">
            <text:p>18-14-78</text:p>
          </table:table-cell>
          <table:table-cell table:number-columns-repeated="2"/>
          <table:table-cell office:value-type="string">
            <text:p>18-14-78</text:p>
          </table:table-cell>
          <table:table-cell office:value-type="string">
            <text:p>Муфта карданного вала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муфта</text:p>
          </table:table-cell>
          <table:table-cell office:value-type="string">
            <text:p>20-14-21</text:p>
          </table:table-cell>
          <table:table-cell table:number-columns-repeated="2"/>
          <table:table-cell office:value-type="string">
            <text:p>20-14-21</text:p>
          </table:table-cell>
          <table:table-cell office:value-type="string">
            <text:p>Муфта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муфта</text:p>
          </table:table-cell>
          <table:table-cell office:value-type="string">
            <text:p>20-14-25</text:p>
          </table:table-cell>
          <table:table-cell table:number-columns-repeated="2"/>
          <table:table-cell office:value-type="string">
            <text:p>20-14-25</text:p>
          </table:table-cell>
          <table:table-cell office:value-type="string">
            <text:p>Муфта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стержень в сборе</text:p>
          </table:table-cell>
          <table:table-cell office:value-type="string">
            <text:p>60-19-114СП</text:p>
          </table:table-cell>
          <table:table-cell table:number-columns-repeated="2"/>
          <table:table-cell office:value-type="string">
            <text:p>60-19-114СП</text:p>
          </table:table-cell>
          <table:table-cell office:value-type="string">
            <text:p>Стержень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полуось (болотоход)</text:p>
          </table:table-cell>
          <table:table-cell office:value-type="string">
            <text:p>20-19-20</text:p>
          </table:table-cell>
          <table:table-cell table:number-columns-repeated="2"/>
          <table:table-cell office:value-type="string">
            <text:p>20-19-20</text:p>
          </table:table-cell>
          <table:table-cell office:value-type="string">
            <text:p>Полуось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вал карданный</text:p>
          </table:table-cell>
          <table:table-cell office:value-type="string">
            <text:p>20-14-24</text:p>
          </table:table-cell>
          <table:table-cell table:number-columns-repeated="2"/>
          <table:table-cell office:value-type="string">
            <text:p>20-14-24</text:p>
          </table:table-cell>
          <table:table-cell office:value-type="string">
            <text:p>Вал карданный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фланец</text:p>
          </table:table-cell>
          <table:table-cell office:value-type="string">
            <text:p>50-19-158</text:p>
          </table:table-cell>
          <table:table-cell table:number-columns-repeated="2"/>
          <table:table-cell office:value-type="string">
            <text:p>50-19-158</text:p>
          </table:table-cell>
          <table:table-cell office:value-type="string">
            <text:p>Фланец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вкладыш</text:p>
          </table:table-cell>
          <table:table-cell office:value-type="float" office:value="21690">
            <text:p>21690</text:p>
          </table:table-cell>
          <table:table-cell/>
          <table:table-cell table:number-columns-repeated="2" office:value-type="string">
            <text:p>50-21-273</text:p>
          </table:table-cell>
          <table:table-cell office:value-type="string">
            <text:p>Вкладыш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вкладыш</text:p>
          </table:table-cell>
          <table:table-cell office:value-type="float" office:value="21927">
            <text:p>2192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втулка</text:p>
          </table:table-cell>
          <table:table-cell office:value-type="string">
            <text:p>14-02-30-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гайка</text:p>
          </table:table-cell>
          <table:table-cell office:value-type="float" office:value="30280">
            <text:p>30280</text:p>
          </table:table-cell>
          <table:table-cell table:number-columns-repeated="2"/>
          <table:table-cell office:value-type="float" office:value="30280">
            <text:p>30280</text:p>
          </table:table-cell>
          <table:table-cell office:value-type="string">
            <text:p>Гайка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генератор</text:p>
          </table:table-cell>
          <table:table-cell office:value-type="string">
            <text:p>7006.3701.00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головка циллиндров</text:p>
          </table:table-cell>
          <table:table-cell office:value-type="string">
            <text:p>16-02-2СП</text:p>
          </table:table-cell>
          <table:table-cell/>
          <table:table-cell table:number-columns-repeated="2" office:value-type="string">
            <text:p>51-02-3СП</text:p>
          </table:table-cell>
          <table:table-cell office:value-type="string">
            <text:p>Головка цилиндров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диск</text:p>
          </table:table-cell>
          <table:table-cell office:value-type="string">
            <text:p>24-16-103СП</text:p>
          </table:table-cell>
          <table:table-cell table:number-columns-repeated="2"/>
          <table:table-cell office:value-type="string">
            <text:p>24-16-103СП</text:p>
          </table:table-cell>
          <table:table-cell office:value-type="string">
            <text:p>Диск с наружными зубьями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карбюратор</text:p>
          </table:table-cell>
          <table:table-cell office:value-type="string">
            <text:p>К125ЛТ</text:p>
          </table:table-cell>
          <table:table-cell/>
          <table:table-cell table:number-columns-repeated="2" office:value-type="string">
            <text:p>К125Л</text:p>
          </table:table-cell>
          <table:table-cell office:value-type="string">
            <text:p>КАРБЮРАТОР К125Л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колесо зубчатое</text:p>
          </table:table-cell>
          <table:table-cell office:value-type="string">
            <text:p>16-01-103</text:p>
          </table:table-cell>
          <table:table-cell table:number-columns-repeated="2"/>
          <table:table-cell office:value-type="string">
            <text:p>16-01-103</text:p>
          </table:table-cell>
          <table:table-cell office:value-type="string">
            <text:p>Колесо зубчатое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кольцо</text:p>
          </table:table-cell>
          <table:table-cell office:value-type="string">
            <text:p>740.100202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кольцо</text:p>
          </table:table-cell>
          <table:table-cell office:value-type="string">
            <text:p>700-40-2241</text:p>
          </table:table-cell>
          <table:table-cell table:number-columns-repeated="2"/>
          <table:table-cell office:value-type="string">
            <text:p>700-40-2241</text:p>
          </table:table-cell>
          <table:table-cell office:value-type="string">
            <text:p>КОЛЬЦО 700-40-224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лента тормоза</text:p>
          </table:table-cell>
          <table:table-cell office:value-type="string">
            <text:p>18360-01СП</text:p>
          </table:table-cell>
          <table:table-cell table:number-columns-repeated="2"/>
          <table:table-cell office:value-type="string">
            <text:p>18360-01СП</text:p>
          </table:table-cell>
          <table:table-cell office:value-type="string">
            <text:p>Лента тормоза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лист</text:p>
          </table:table-cell>
          <table:table-cell office:value-type="string">
            <text:p>20-20-3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магнето</text:p>
          </table:table-cell>
          <table:table-cell office:value-type="string">
            <text:p>М149А</text:p>
          </table:table-cell>
          <table:table-cell/>
          <table:table-cell table:number-columns-repeated="2" office:value-type="string">
            <text:p>М-149А1-3728000</text:p>
          </table:table-cell>
          <table:table-cell office:value-type="string">
            <text:p>МАГНЕТО М-149А1-3728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механизм натяжения</text:p>
          </table:table-cell>
          <table:table-cell office:value-type="string">
            <text:p>50-21-134СП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муфта сцепления б/х тркторов</text:p>
          </table:table-cell>
          <table:table-cell office:value-type="string">
            <text:p>20-14-2СП</text:p>
          </table:table-cell>
          <table:table-cell table:number-columns-repeated="2"/>
          <table:table-cell office:value-type="string">
            <text:p>20-14-2СП</text:p>
          </table:table-cell>
          <table:table-cell office:value-type="string">
            <text:p>МУФТА СЦЕПЛЕНИЯ(БОЛОТНАЯ) 20-14-2СБ(СП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насос</text:p>
          </table:table-cell>
          <table:table-cell office:value-type="string">
            <text:p>НМШ-25-00-00</text:p>
          </table:table-cell>
          <table:table-cell/>
          <table:table-cell office:value-type="string">
            <text:p>НМШ 25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насос</text:p>
          </table:table-cell>
          <table:table-cell office:value-type="string">
            <text:p>НШ 100А-3Л</text:p>
          </table:table-cell>
          <table:table-cell table:number-columns-repeated="2"/>
          <table:table-cell office:value-type="string">
            <text:p>НШ 100А-3Л</text:p>
          </table:table-cell>
          <table:table-cell office:value-type="string">
            <text:p>НАСОС НШ 100А-3Л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насос</text:p>
          </table:table-cell>
          <table:table-cell office:value-type="string">
            <text:p>НШ 32У-2Л</text:p>
          </table:table-cell>
          <table:table-cell/>
          <table:table-cell table:number-columns-repeated="2" office:value-type="string">
            <text:p>НШ 32М-3Л</text:p>
          </table:table-cell>
          <table:table-cell office:value-type="string">
            <text:p>НАСОС НШ 32М-3Л(MASTER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планка</text:p>
          </table:table-cell>
          <table:table-cell office:value-type="string">
            <text:p>50-19-129</text:p>
          </table:table-cell>
          <table:table-cell/>
          <table:table-cell table:number-columns-repeated="2" office:value-type="string">
            <text:p>50-19-129-1</text:p>
          </table:table-cell>
          <table:table-cell office:value-type="string">
            <text:p>Планка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подшипник</text:p>
          </table:table-cell>
          <table:table-cell office:value-type="float" office:value="32315">
            <text:p>32315</text:p>
          </table:table-cell>
          <table:table-cell/>
          <table:table-cell table:number-columns-repeated="2" office:value-type="string">
            <text:p>70-32315К1М(КМ)</text:p>
          </table:table-cell>
          <table:table-cell office:value-type="string">
            <text:p>ПОДШИПНИК 70-32315К1М(КМ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подшипник</text:p>
          </table:table-cell>
          <table:table-cell office:value-type="float" office:value="32612">
            <text:p>32612</text:p>
          </table:table-cell>
          <table:table-cell/>
          <table:table-cell table:number-columns-repeated="2" office:value-type="string">
            <text:p>70-32612К1М(70-32612КМ)</text:p>
          </table:table-cell>
          <table:table-cell office:value-type="string">
            <text:p>ПОДШИПНИК 70-32612К1М(70-32612КМ,70-32612М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подшипник</text:p>
          </table:table-cell>
          <table:table-cell office:value-type="float" office:value="118">
            <text:p>1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подшипник</text:p>
          </table:table-cell>
          <table:table-cell office:value-type="float" office:value="213">
            <text:p>213</text:p>
          </table:table-cell>
          <table:table-cell/>
          <table:table-cell table:number-columns-repeated="2" office:value-type="string">
            <text:p>213(213А,213АК,6-213А)</text:p>
          </table:table-cell>
          <table:table-cell office:value-type="string">
            <text:p>ПОДШИПНИК 213(213А,213АК,6-213А,6-213АК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подшипник</text:p>
          </table:table-cell>
          <table:table-cell office:value-type="float" office:value="32417">
            <text:p>32417</text:p>
          </table:table-cell>
          <table:table-cell/>
          <table:table-cell table:number-columns-repeated="2" office:value-type="string">
            <text:p>70-32417М</text:p>
          </table:table-cell>
          <table:table-cell office:value-type="string">
            <text:p>ПОДШИПНИК 70-32417М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подшипник</text:p>
          </table:table-cell>
          <table:table-cell office:value-type="string">
            <text:p>2224КМ</text:p>
          </table:table-cell>
          <table:table-cell/>
          <table:table-cell table:number-columns-repeated="2" office:value-type="string">
            <text:p>2224КМ</text:p>
          </table:table-cell>
          <table:table-cell office:value-type="string">
            <text:p>ПОДШИПНИК 2224КМ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подшипник</text:p>
          </table:table-cell>
          <table:table-cell office:value-type="string">
            <text:p>228А</text:p>
          </table:table-cell>
          <table:table-cell/>
          <table:table-cell table:number-columns-repeated="2" office:value-type="string">
            <text:p>228А(228АК)</text:p>
          </table:table-cell>
          <table:table-cell office:value-type="string">
            <text:p>ПОДШИПНИК 228А(228АК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подшипник</text:p>
          </table:table-cell>
          <table:table-cell office:value-type="string">
            <text:p>70-2228КМ</text:p>
          </table:table-cell>
          <table:table-cell table:number-columns-repeated="2"/>
          <table:table-cell office:value-type="string">
            <text:p>70-2228КМ</text:p>
          </table:table-cell>
          <table:table-cell office:value-type="string">
            <text:p>ПОДШИПНИК 70-2228КМ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привод насоса</text:p>
          </table:table-cell>
          <table:table-cell office:value-type="string">
            <text:p>16-09-149СП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прокладка</text:p>
          </table:table-cell>
          <table:table-cell office:value-type="float" office:value="40201">
            <text:p>40201</text:p>
          </table:table-cell>
          <table:table-cell table:number-columns-repeated="2"/>
          <table:table-cell office:value-type="float" office:value="40201">
            <text:p>40201</text:p>
          </table:table-cell>
          <table:table-cell office:value-type="string">
            <text:p>ПРОКЛАДКА 4020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прокладка</text:p>
          </table:table-cell>
          <table:table-cell office:value-type="string">
            <text:p>700-40-225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радиатор</text:p>
          </table:table-cell>
          <table:table-cell office:value-type="string">
            <text:p>130У.13-010</text:p>
          </table:table-cell>
          <table:table-cell/>
          <table:table-cell table:number-columns-repeated="2" office:value-type="string">
            <text:p>130У.13.010-1СП</text:p>
          </table:table-cell>
          <table:table-cell office:value-type="string">
            <text:p>РАДИАТОР 130У.13.010-1СП(130У.13.010-1)БЕЗ ПРОБКИ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ремень</text:p>
          </table:table-cell>
          <table:table-cell office:value-type="string">
            <text:p>11-16х11-1650</text:p>
          </table:table-cell>
          <table:table-cell table:number-columns-repeated="2"/>
          <table:table-cell office:value-type="string">
            <text:p>11-16Х11-1650</text:p>
          </table:table-cell>
          <table:table-cell office:value-type="string">
            <text:p>РЕМЕНЬ ВЕНТИЛЯТОРНЫЙ 11-16Х11-165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ремень</text:p>
          </table:table-cell>
          <table:table-cell office:value-type="string">
            <text:p>11-12,5х9-1090</text:p>
          </table:table-cell>
          <table:table-cell table:number-columns-repeated="2"/>
          <table:table-cell office:value-type="string">
            <text:p>11-12,5Х9-1090</text:p>
          </table:table-cell>
          <table:table-cell office:value-type="string">
            <text:p>РЕМЕНЬ ВЕНТИЛЯТОРНЫЙ 11-12,5Х9-109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ткр</text:p>
          </table:table-cell>
          <table:table-cell office:value-type="string">
            <text:p>51-54-1СП</text:p>
          </table:table-cell>
          <table:table-cell table:number-columns-repeated="2"/>
          <table:table-cell office:value-type="string">
            <text:p>51-54-1СП</text:p>
          </table:table-cell>
          <table:table-cell office:value-type="string">
            <text:p>Турбокомпрессор ТКР8,5С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трк</text:p>
          </table:table-cell>
          <table:table-cell office:value-type="string">
            <text:p>92.000-06</text:p>
          </table:table-cell>
          <table:table-cell table:number-columns-repeated="2"/>
          <table:table-cell office:value-type="string">
            <text:p>92.000-06</text:p>
          </table:table-cell>
          <table:table-cell office:value-type="string">
            <text:p>Турбокомпрессор ТКР11Н-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уплотнение</text:p>
          </table:table-cell>
          <table:table-cell office:value-type="string">
            <text:p>20-19-124СП</text:p>
          </table:table-cell>
          <table:table-cell table:number-columns-repeated="2"/>
          <table:table-cell office:value-type="string">
            <text:p>20-19-124СП</text:p>
          </table:table-cell>
          <table:table-cell office:value-type="string">
            <text:p>Уплотнение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уплотнение</text:p>
          </table:table-cell>
          <table:table-cell office:value-type="string">
            <text:p>24-19-119СП</text:p>
          </table:table-cell>
          <table:table-cell table:number-columns-repeated="2"/>
          <table:table-cell office:value-type="string">
            <text:p>24-19-119СП</text:p>
          </table:table-cell>
          <table:table-cell office:value-type="string">
            <text:p>Уплотнение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рессора на б/х</text:p>
          </table:table-cell>
          <table:table-cell office:value-type="string">
            <text:p>20-20-117СП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фланец</text:p>
          </table:table-cell>
          <table:table-cell office:value-type="string">
            <text:p>18-12-201</text:p>
          </table:table-cell>
          <table:table-cell table:number-columns-repeated="2"/>
          <table:table-cell office:value-type="string">
            <text:p>18-12-201</text:p>
          </table:table-cell>
          <table:table-cell office:value-type="string">
            <text:p>Фланец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фрикцион</text:p>
          </table:table-cell>
          <table:table-cell office:value-type="string">
            <text:p>24-16-102-01СП</text:p>
          </table:table-cell>
          <table:table-cell table:number-columns-repeated="2"/>
          <table:table-cell office:value-type="string">
            <text:p>24-16-102-01СП</text:p>
          </table:table-cell>
          <table:table-cell office:value-type="string">
            <text:p>Фрикцион бортовой левый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фрикцион</text:p>
          </table:table-cell>
          <table:table-cell office:value-type="string">
            <text:p>24-16-101-01СП</text:p>
          </table:table-cell>
          <table:table-cell table:number-columns-repeated="2"/>
          <table:table-cell office:value-type="string">
            <text:p>24-16-101-01СП</text:p>
          </table:table-cell>
          <table:table-cell office:value-type="string">
            <text:p>Фрикцион бортовой правый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чехол</text:p>
          </table:table-cell>
          <table:table-cell office:value-type="string">
            <text:p>700-40-7238</text:p>
          </table:table-cell>
          <table:table-cell table:number-columns-repeated="2"/>
          <table:table-cell office:value-type="string">
            <text:p>700-40-7238</text:p>
          </table:table-cell>
          <table:table-cell office:value-type="string">
            <text:p>ЧЕХОЛ 700-40-723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шестерня</text:p>
          </table:table-cell>
          <table:table-cell office:value-type="string">
            <text:p>60-19-1</text:p>
          </table:table-cell>
          <table:table-cell table:number-columns-repeated="2"/>
          <table:table-cell office:value-type="string">
            <text:p>60-19-1</text:p>
          </table:table-cell>
          <table:table-cell office:value-type="string">
            <text:p>Шестерня</text:p>
          </table:table-cell>
          <table:table-cell table:number-columns-repeated="1017"/>
        </table:table-row>
        <table:table-row table:style-name="ro2">
          <table:table-cell/>
          <table:table-cell table:style-name="ce7" office:value-type="string">
            <text:p>реле регулятор напряжениятрактора т170, </text:p>
            <text:p>комбайны Дон (24В)</text:p>
          </table:table-cell>
          <table:table-cell office:value-type="string">
            <text:p>2412.370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шестерня двойная</text:p>
          </table:table-cell>
          <table:table-cell office:value-type="string">
            <text:p>50-19-144СП</text:p>
          </table:table-cell>
          <table:table-cell/>
          <table:table-cell table:number-columns-repeated="2" office:value-type="string">
            <text:p>50-19-174СП</text:p>
          </table:table-cell>
          <table:table-cell office:value-type="string">
            <text:p>Шестерня двойная. Комплект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вкладыши коренные</text:p>
          </table:table-cell>
          <table:table-cell office:value-type="string">
            <text:p>н1</text:p>
          </table:table-cell>
          <table:table-cell/>
          <table:table-cell table:number-columns-repeated="2" office:value-type="string">
            <text:p>А23.01.103-160СБН1</text:p>
          </table:table-cell>
          <table:table-cell office:value-type="string">
            <text:p>ВКЛАДЫШ КОРЕННОЙ А23.01.103-160сб.Н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вкладыши коренные</text:p>
          </table:table-cell>
          <table:table-cell office:value-type="string">
            <text:p><text:s/>н2</text:p>
          </table:table-cell>
          <table:table-cell/>
          <table:table-cell table:number-columns-repeated="2" office:value-type="string">
            <text:p>А23.01.103-160СБН2</text:p>
          </table:table-cell>
          <table:table-cell office:value-type="string">
            <text:p>ВКЛАДЫШ КОРЕННОЙ А23.01.103-160сб.Н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вкладыши коренные</text:p>
          </table:table-cell>
          <table:table-cell office:value-type="string">
            <text:p><text:s/>р1</text:p>
          </table:table-cell>
          <table:table-cell/>
          <table:table-cell table:number-columns-repeated="2" office:value-type="string">
            <text:p>А23.01.103-160СБР1</text:p>
          </table:table-cell>
          <table:table-cell office:value-type="string">
            <text:p>ВКЛАДЫШ КОРЕННОЙ А23.01.103-160сбР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вкладыши коренные</text:p>
          </table:table-cell>
          <table:table-cell office:value-type="string">
            <text:p><text:s/>р2</text:p>
          </table:table-cell>
          <table:table-cell/>
          <table:table-cell table:number-columns-repeated="2" office:value-type="string">
            <text:p>А23.01.103-160СБР2</text:p>
          </table:table-cell>
          <table:table-cell office:value-type="string">
            <text:p>ВКЛАДЫШ КОРЕННОЙ А23.01.103-160сбР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вкладыши коренные</text:p>
          </table:table-cell>
          <table:table-cell office:value-type="string">
            <text:p><text:s/>р3</text:p>
          </table:table-cell>
          <table:table-cell/>
          <table:table-cell office:value-type="string">
            <text:p>А23.01.103-160СБРЗ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вкладыши шатунные</text:p>
          </table:table-cell>
          <table:table-cell office:value-type="string">
            <text:p><text:s/>н1</text:p>
          </table:table-cell>
          <table:table-cell/>
          <table:table-cell table:number-columns-repeated="2" office:value-type="string">
            <text:p>А23.01.100-160СБН1</text:p>
          </table:table-cell>
          <table:table-cell office:value-type="string">
            <text:p>ВКЛАДЫШ ШАТУННЫЙ А23.01.100-160сб.Н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вкладыши шатунные</text:p>
          </table:table-cell>
          <table:table-cell office:value-type="string">
            <text:p><text:s/>н2</text:p>
          </table:table-cell>
          <table:table-cell/>
          <table:table-cell table:number-columns-repeated="2" office:value-type="string">
            <text:p>А23.01.100-160СБН2</text:p>
          </table:table-cell>
          <table:table-cell office:value-type="string">
            <text:p>ВКЛАДЫШ ШАТУННЫЙ А23.01.100-160сб.Н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вкладыши шатунные</text:p>
          </table:table-cell>
          <table:table-cell office:value-type="string">
            <text:p><text:s/>р1</text:p>
          </table:table-cell>
          <table:table-cell/>
          <table:table-cell table:number-columns-repeated="2" office:value-type="string">
            <text:p>А23.01.100-160СБР1</text:p>
          </table:table-cell>
          <table:table-cell office:value-type="string">
            <text:p>ВКЛАДЫШ ШАТУННЫЙ А23.01.100-160сб.Р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вкладыши шатунные</text:p>
          </table:table-cell>
          <table:table-cell office:value-type="string">
            <text:p><text:s/>р2</text:p>
          </table:table-cell>
          <table:table-cell/>
          <table:table-cell table:number-columns-repeated="2" office:value-type="string">
            <text:p>А23.01.100-160СБР2</text:p>
          </table:table-cell>
          <table:table-cell office:value-type="string">
            <text:p>ВКЛАДЫШ ШАТУННЫЙ А23.01.100-160сбР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вкладыши шатунные</text:p>
          </table:table-cell>
          <table:table-cell office:value-type="string">
            <text:p><text:s/>р3</text:p>
          </table:table-cell>
          <table:table-cell/>
          <table:table-cell table:number-columns-repeated="2" office:value-type="string">
            <text:p>А23.01.100-160СБР3</text:p>
          </table:table-cell>
          <table:table-cell office:value-type="string">
            <text:p>ВКЛАДЫШ ШАТУННЫЙ А23.01.100-160сбР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гильза 145</text:p>
          </table:table-cell>
          <table:table-cell office:value-type="string">
            <text:p>51-01-82</text:p>
          </table:table-cell>
          <table:table-cell/>
          <table:table-cell table:number-columns-repeated="2" office:value-type="string">
            <text:p>01466-2</text:p>
          </table:table-cell>
          <table:table-cell office:value-type="string">
            <text:p>ГИЛЬЗА 01466-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гильза цилиндра 150</text:p>
          </table:table-cell>
          <table:table-cell office:value-type="string">
            <text:p>01466-2-01</text:p>
          </table:table-cell>
          <table:table-cell/>
          <table:table-cell table:number-columns-repeated="2" office:value-type="string">
            <text:p>51-01-82</text:p>
          </table:table-cell>
          <table:table-cell office:value-type="string">
            <text:p>ГИЛЬЗА 51-01-8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головка блока</text:p>
          </table:table-cell>
          <table:table-cell office:value-type="string">
            <text:p>51-02-3СП</text:p>
          </table:table-cell>
          <table:table-cell table:number-columns-repeated="2"/>
          <table:table-cell office:value-type="string">
            <text:p>51-02-3СП</text:p>
          </table:table-cell>
          <table:table-cell office:value-type="string">
            <text:p>Головка цилиндров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комплект поршневых колец (D-150)</text:p>
          </table:table-cell>
          <table:table-cell office:value-type="string">
            <text:p>51-03-130СП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к-т поршневых колец 145</text:p>
          </table:table-cell>
          <table:table-cell office:value-type="string">
            <text:p>51-03-115СП</text:p>
          </table:table-cell>
          <table:table-cell table:number-columns-repeated="2"/>
          <table:table-cell office:value-type="string">
            <text:p>51-03-115СП</text:p>
          </table:table-cell>
          <table:table-cell office:value-type="string">
            <text:p>КОЛЬЦО ПОРШНЕВОЕ СТ-51-03-115СП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насос масляный</text:p>
          </table:table-cell>
          <table:table-cell office:value-type="string">
            <text:p>29-09-124СП</text:p>
          </table:table-cell>
          <table:table-cell/>
          <table:table-cell table:number-columns-repeated="2" office:value-type="string">
            <text:p>51-09-272СП</text:p>
          </table:table-cell>
          <table:table-cell office:value-type="string">
            <text:p>Насос масляный комплект.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плунжерная пара</text:p>
          </table:table-cell>
          <table:table-cell office:value-type="string">
            <text:p>16-67-102СП</text:p>
          </table:table-cell>
          <table:table-cell table:number-columns-repeated="2"/>
          <table:table-cell office:value-type="string">
            <text:p>16-67-102СП</text:p>
          </table:table-cell>
          <table:table-cell office:value-type="string">
            <text:p>Пара плунжерная топливного насоса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плунжерная пара</text:p>
          </table:table-cell>
          <table:table-cell office:value-type="string">
            <text:p>16-67-108СП</text:p>
          </table:table-cell>
          <table:table-cell table:number-columns-repeated="2"/>
          <table:table-cell office:value-type="string">
            <text:p>16-67-108СП</text:p>
          </table:table-cell>
          <table:table-cell office:value-type="string">
            <text:p>Пара плунжерная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поршень 145</text:p>
          </table:table-cell>
          <table:table-cell office:value-type="string">
            <text:p>51-03-36</text:p>
          </table:table-cell>
          <table:table-cell/>
          <table:table-cell table:number-columns-repeated="2" office:value-type="string">
            <text:p>51-03-23</text:p>
          </table:table-cell>
          <table:table-cell office:value-type="string">
            <text:p>ПОРШЕНЬ 51-03-2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поршень 150</text:p>
          </table:table-cell>
          <table:table-cell office:value-type="string">
            <text:p>51-03-40</text:p>
          </table:table-cell>
          <table:table-cell table:number-columns-repeated="2"/>
          <table:table-cell office:value-type="string">
            <text:p>51-03-40</text:p>
          </table:table-cell>
          <table:table-cell office:value-type="string">
            <text:p>ПОРШЕНЬ 51-03-4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прокладки головки блока</text:p>
          </table:table-cell>
          <table:table-cell office:value-type="string">
            <text:p>51-02-107СП</text:p>
          </table:table-cell>
          <table:table-cell/>
          <table:table-cell table:number-columns-repeated="2" office:value-type="string">
            <text:p>51-02-107-01СП</text:p>
          </table:table-cell>
          <table:table-cell office:value-type="string">
            <text:p>Прокладка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цепь болотная</text:p>
          </table:table-cell>
          <table:table-cell office:value-type="float" office:value="0">
            <text:p>0</text:p>
          </table:table-cell>
          <table:table-cell/>
          <table:table-cell office:value-type="string">
            <text:p>цепь гусеничная болотоходная, 45 звеньев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болты башмачные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М20х1,5х62</text:p>
          </table:table-cell>
          <table:table-cell office:value-type="string">
            <text:p>М20Х1,5Х62</text:p>
          </table:table-cell>
          <table:table-cell office:value-type="string">
            <text:p>БОЛТ М20Х1,5Х6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однобортные катки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24-21-169СП</text:p>
          </table:table-cell>
          <table:table-cell office:value-type="string">
            <text:p>Каток однобортный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двубортные катки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24-21-170СП</text:p>
          </table:table-cell>
          <table:table-cell office:value-type="string">
            <text:p>Каток двубортный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планка для катков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0-21-162</text:p>
          </table:table-cell>
          <table:table-cell office:value-type="string">
            <text:p>Планка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планка для крепления катков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0-21-163</text:p>
          </table:table-cell>
          <table:table-cell office:value-type="string">
            <text:p>Планка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малый лабиринт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0-19-156СП</text:p>
          </table:table-cell>
          <table:table-cell office:value-type="string">
            <text:p>Лабиринт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большой лабиринт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24-19-47</text:p>
          </table:table-cell>
          <table:table-cell office:value-type="string">
            <text:p>Лабиринт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болты катков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М20Х1,5-6GХ85.109.019</text:p>
          </table:table-cell>
          <table:table-cell office:value-type="string">
            <text:p>БОЛТ М20Х1,5-6GХ85.109.01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колесо ведущее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0-19-99</text:p>
          </table:table-cell>
          <table:table-cell office:value-type="string">
            <text:p>Колесо ведущее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Опора 50-21-424СП     2 шт.</text:p>
          </table:table-cell>
          <table:table-cell office:value-type="string">
            <text:p>50-21-424СП</text:p>
          </table:table-cell>
          <table:table-cell table:number-columns-repeated="2"/>
          <table:table-cell office:value-type="string">
            <text:p>50-21-424СП</text:p>
          </table:table-cell>
          <table:table-cell office:value-type="string">
            <text:p>Опора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Опора 50-21-423СП     2 шт.</text:p>
          </table:table-cell>
          <table:table-cell office:value-type="string">
            <text:p>50-21-423СП</text:p>
          </table:table-cell>
          <table:table-cell table:number-columns-repeated="2"/>
          <table:table-cell office:value-type="string">
            <text:p>50-21-423СП</text:p>
          </table:table-cell>
          <table:table-cell office:value-type="string">
            <text:p>Опора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Вилка  50-21-63            2 шт.</text:p>
          </table:table-cell>
          <table:table-cell office:value-type="string">
            <text:p>50-21-63</text:p>
          </table:table-cell>
          <table:table-cell table:number-columns-repeated="2"/>
          <table:table-cell office:value-type="string">
            <text:p>50-21-63</text:p>
          </table:table-cell>
          <table:table-cell office:value-type="string">
            <text:p>Вилка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Механизм натяжения  50-21-134СП   2 шт</text:p>
          </table:table-cell>
          <table:table-cell office:value-type="string">
            <text:p>50-21-134СП</text:p>
          </table:table-cell>
          <table:table-cell/>
          <table:table-cell table:number-columns-repeated="2" office:value-type="string">
            <text:p>50-21-420СП</text:p>
          </table:table-cell>
          <table:table-cell office:value-type="string">
            <text:p>Механизм натяжения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Распылитель Д-180 (Т-130/170)</text:p>
          </table:table-cell>
          <table:table-cell office:value-type="string">
            <text:p>14-69-107-1СП</text:p>
          </table:table-cell>
          <table:table-cell table:number-columns-repeated="2"/>
          <table:table-cell office:value-type="string">
            <text:p>14-69-107-1СП</text:p>
          </table:table-cell>
          <table:table-cell office:value-type="string">
            <text:p>Распылитель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Плунжерная пара 1 и 4 секции Д-160/180</text:p>
          </table:table-cell>
          <table:table-cell office:value-type="string">
            <text:p>16-67-102сп</text:p>
          </table:table-cell>
          <table:table-cell table:number-columns-repeated="2"/>
          <table:table-cell office:value-type="string">
            <text:p>16-67-102СП</text:p>
          </table:table-cell>
          <table:table-cell office:value-type="string">
            <text:p>Пара плунжерная топливного насоса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Плунжерная пара 2 и 3 секции Д-160/180</text:p>
          </table:table-cell>
          <table:table-cell office:value-type="string">
            <text:p>16-67-108сп</text:p>
          </table:table-cell>
          <table:table-cell table:number-columns-repeated="2"/>
          <table:table-cell office:value-type="string">
            <text:p>16-67-108СП</text:p>
          </table:table-cell>
          <table:table-cell office:value-type="string">
            <text:p>Пара плунжерная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Уплотнение малое Т-130,Т-170</text:p>
          </table:table-cell>
          <table:table-cell office:value-type="string">
            <text:p>20-19-123СП</text:p>
          </table:table-cell>
          <table:table-cell table:number-columns-repeated="2"/>
          <table:table-cell office:value-type="string">
            <text:p>20-19-123СП</text:p>
          </table:table-cell>
          <table:table-cell office:value-type="string">
            <text:p>Уплотнение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Уплотнение большое Т-130,Т-170</text:p>
          </table:table-cell>
          <table:table-cell office:value-type="string">
            <text:p>24-19-119СП</text:p>
          </table:table-cell>
          <table:table-cell table:number-columns-repeated="2"/>
          <table:table-cell office:value-type="string">
            <text:p>24-19-119СП</text:p>
          </table:table-cell>
          <table:table-cell office:value-type="string">
            <text:p>Уплотнение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Каток однобортный Т-130,Т-170</text:p>
          </table:table-cell>
          <table:table-cell office:value-type="string">
            <text:p>24-21-169сп</text:p>
          </table:table-cell>
          <table:table-cell table:number-columns-repeated="2"/>
          <table:table-cell office:value-type="string">
            <text:p>24-21-169СП</text:p>
          </table:table-cell>
          <table:table-cell office:value-type="string">
            <text:p>Каток однобортный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Каток двубортный Т-130,Т-170</text:p>
          </table:table-cell>
          <table:table-cell office:value-type="string">
            <text:p>24-21-170сп</text:p>
          </table:table-cell>
          <table:table-cell table:number-columns-repeated="2"/>
          <table:table-cell office:value-type="string">
            <text:p>24-21-170СП</text:p>
          </table:table-cell>
          <table:table-cell office:value-type="string">
            <text:p>Каток двубортный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Палец замыкающий гусеницы Т-130,Т-170</text:p>
          </table:table-cell>
          <table:table-cell office:value-type="string">
            <text:p>24-22-7</text:p>
          </table:table-cell>
          <table:table-cell table:number-columns-repeated="2"/>
          <table:table-cell office:value-type="string">
            <text:p>24-22-7</text:p>
          </table:table-cell>
          <table:table-cell office:value-type="string">
            <text:p>Палец замыкающий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Генератор Т-130М,170,ЧТЗ с дв.Д-140,160,180 24V 40А 1.0кВт <text:s/>Г996.3701/Г1000В.10.1</text:p>
          </table:table-cell>
          <table:table-cell office:value-type="float" office:value="3701">
            <text:p>370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Колесо ведущее Т-130</text:p>
          </table:table-cell>
          <table:table-cell office:value-type="string">
            <text:p>50-19-99</text:p>
          </table:table-cell>
          <table:table-cell table:number-columns-repeated="2"/>
          <table:table-cell office:value-type="string">
            <text:p>50-19-99</text:p>
          </table:table-cell>
          <table:table-cell office:value-type="string">
            <text:p>Колесо ведущее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Цепь гусеничная серийная Т-130,Т-170 (лента)</text:p>
          </table:table-cell>
          <table:table-cell office:value-type="string">
            <text:p>50-22-103СП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ГБЦ Д-160/180 (в сборе)</text:p>
          </table:table-cell>
          <table:table-cell office:value-type="string">
            <text:p>51-02-3СП</text:p>
          </table:table-cell>
          <table:table-cell table:number-columns-repeated="2"/>
          <table:table-cell office:value-type="string">
            <text:p>51-02-3СП</text:p>
          </table:table-cell>
          <table:table-cell office:value-type="string">
            <text:p>Головка цилиндров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Гильза,поршень Д-160 м/к d=145 (Кострома)</text:p>
          </table:table-cell>
          <table:table-cell office:value-type="string">
            <text:p>Д160-100010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Подшипник <text:s text:c="2"/>iso: NJ314ECJ</text:p>
          </table:table-cell>
          <table:table-cell office:value-type="string">
            <text:p>П*42314 КМ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Подшипник <text:s text:c="2"/>iso: NJ415/С3</text:p>
          </table:table-cell>
          <table:table-cell office:value-type="string">
            <text:p>П*42415 КM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Подшипник <text:s text:c="2"/>iso: NJ2312ECJ</text:p>
          </table:table-cell>
          <table:table-cell office:value-type="string">
            <text:p>П*42612 КМ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Бендикс в сборе Т-130,Т-170</text:p>
          </table:table-cell>
          <table:table-cell office:value-type="string">
            <text:p>Т-370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НШ-50КУ</text:p>
          </table:table-cell>
          <table:table-cell/>
          <table:table-cell table:number-columns-repeated="2" office:value-type="string">
            <text:p>НШ 50М-3</text:p>
          </table:table-cell>
          <table:table-cell office:value-type="string">
            <text:p>НАСОС НШ 50М-3(MASTER)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НШ-100Л</text:p>
          </table:table-cell>
          <table:table-cell/>
          <table:table-cell table:number-columns-repeated="2" office:value-type="string">
            <text:p>НШ 100А-3Л</text:p>
          </table:table-cell>
          <table:table-cell office:value-type="string">
            <text:p>НАСОС НШ 100А-3Л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24-22-1СП/2СП</text:p>
          </table:table-cell>
          <table:table-cell/>
          <table:table-cell office:value-type="string">
            <text:p>24-22-9СП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24-21-169СП</text:p>
          </table:table-cell>
          <table:table-cell table:number-columns-repeated="2"/>
          <table:table-cell office:value-type="string">
            <text:p>24-21-169СП</text:p>
          </table:table-cell>
          <table:table-cell office:value-type="string">
            <text:p>Каток однобортный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24-21-170СП</text:p>
          </table:table-cell>
          <table:table-cell table:number-columns-repeated="2"/>
          <table:table-cell office:value-type="string">
            <text:p>24-21-170СП</text:p>
          </table:table-cell>
          <table:table-cell office:value-type="string">
            <text:p>Каток двубортный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50-21-394СП</text:p>
          </table:table-cell>
          <table:table-cell/>
          <table:table-cell table:number-columns-repeated="2" office:value-type="string">
            <text:p>50-21-425СП</text:p>
          </table:table-cell>
          <table:table-cell office:value-type="string">
            <text:p>Каток поддерживающий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24-21-146СП</text:p>
          </table:table-cell>
          <table:table-cell/>
          <table:table-cell table:number-columns-repeated="2" office:value-type="string">
            <text:p>50-21-306СП</text:p>
          </table:table-cell>
          <table:table-cell office:value-type="string">
            <text:p>Колесо натяжно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18-14-4</text:p>
          </table:table-cell>
          <table:table-cell/>
          <table:table-cell table:number-columns-repeated="2" office:value-type="string">
            <text:p>18-14-4СП</text:p>
          </table:table-cell>
          <table:table-cell office:value-type="string">
            <text:p>МУФТА СЦЕПЛЕНИЯ 18-14-4СБ(СП)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50-21-134СП</text:p>
          </table:table-cell>
          <table:table-cell/>
          <table:table-cell table:number-columns-repeated="2" office:value-type="string">
            <text:p>50-21-420СП</text:p>
          </table:table-cell>
          <table:table-cell office:value-type="string">
            <text:p>Механизм натяжен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50-21-13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М20*1,5 болт крепления катка</text:p>
          </table:table-cell>
          <table:table-cell/>
          <table:table-cell office:value-type="string">
            <text:p>700-28-252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канат D-18мм</text:p>
          </table:table-cell>
          <table:table-cell/>
          <table:table-cell office:value-type="string">
            <text:p>19,5мм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50-15-118СП</text:p>
          </table:table-cell>
          <table:table-cell table:number-columns-repeated="2"/>
          <table:table-cell office:value-type="string">
            <text:p>50-15-118СП</text:p>
          </table:table-cell>
          <table:table-cell office:value-type="string">
            <text:p>Сервомеханизм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50-26-702СП</text:p>
          </table:table-cell>
          <table:table-cell/>
          <table:table-cell office:value-type="string">
            <text:p>Р-160*3/1-11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Каток двубортный</text:p>
          </table:table-cell>
          <table:table-cell office:value-type="string">
            <text:p>24-21-170СП</text:p>
          </table:table-cell>
          <table:table-cell table:number-columns-repeated="2"/>
          <table:table-cell office:value-type="string">
            <text:p>24-21-170СП</text:p>
          </table:table-cell>
          <table:table-cell office:value-type="string">
            <text:p>Каток двубортный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Каток однобортный</text:p>
          </table:table-cell>
          <table:table-cell office:value-type="string">
            <text:p>24-21-169СП</text:p>
          </table:table-cell>
          <table:table-cell table:number-columns-repeated="2"/>
          <table:table-cell office:value-type="string">
            <text:p>24-21-169СП</text:p>
          </table:table-cell>
          <table:table-cell office:value-type="string">
            <text:p>Каток однобортный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Механизм натяжения</text:p>
          </table:table-cell>
          <table:table-cell office:value-type="string">
            <text:p>50-21-420СП</text:p>
          </table:table-cell>
          <table:table-cell table:number-columns-repeated="2"/>
          <table:table-cell office:value-type="string">
            <text:p>50-21-420СП</text:p>
          </table:table-cell>
          <table:table-cell office:value-type="string">
            <text:p>Механизм натяжения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Фрикцион бор-ой в сборе левый</text:p>
          </table:table-cell>
          <table:table-cell office:value-type="string">
            <text:p>24-16-102СП</text:p>
          </table:table-cell>
          <table:table-cell table:number-columns-repeated="2"/>
          <table:table-cell office:value-type="string">
            <text:p>24-16-102СП</text:p>
          </table:table-cell>
          <table:table-cell office:value-type="string">
            <text:p>Фрикцион бортовой левый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Фрикцион бор-ой в сборе правый</text:p>
          </table:table-cell>
          <table:table-cell office:value-type="string">
            <text:p>24-16-101СП</text:p>
          </table:table-cell>
          <table:table-cell table:number-columns-repeated="2"/>
          <table:table-cell office:value-type="string">
            <text:p>24-16-101СП</text:p>
          </table:table-cell>
          <table:table-cell office:value-type="string">
            <text:p>Фрикцион бортовой правый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Набор прокладок ДВС Д-16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р/к Д16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Набор прокладок бортовой пер. Д-16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р/к борт редуктора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Вал коленчатый <text:s/>Д-160</text:p>
          </table:table-cell>
          <table:table-cell office:value-type="string">
            <text:p>16-03-112СП</text:p>
          </table:table-cell>
          <table:table-cell table:number-columns-repeated="2"/>
          <table:table-cell office:value-type="string">
            <text:p>16-03-112СП</text:p>
          </table:table-cell>
          <table:table-cell office:value-type="string">
            <text:p>Вал коленчатый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Вкладыши коренные <text:s/>ст.</text:p>
          </table:table-cell>
          <table:table-cell office:value-type="string">
            <text:p>А23.01.103-160СБН1</text:p>
          </table:table-cell>
          <table:table-cell table:number-columns-repeated="2"/>
          <table:table-cell office:value-type="string">
            <text:p>А23.01.103-160СБН1</text:p>
          </table:table-cell>
          <table:table-cell office:value-type="string">
            <text:p>ВКЛАДЫШ КОРЕННОЙ А23.01.103-160сб.Н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Вкладыши шатунные <text:s/>ст.</text:p>
          </table:table-cell>
          <table:table-cell office:value-type="string">
            <text:p>А23.01.100-160СБН1</text:p>
          </table:table-cell>
          <table:table-cell table:number-columns-repeated="2"/>
          <table:table-cell office:value-type="string">
            <text:p>А23.01.100-160СБН1</text:p>
          </table:table-cell>
          <table:table-cell office:value-type="string">
            <text:p>ВКЛАДЫШ ШАТУННЫЙ А23.01.100-160сб.Н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Насос НШ-100 Л</text:p>
          </table:table-cell>
          <table:table-cell office:value-type="string">
            <text:p>НШ 100А-3Л</text:p>
          </table:table-cell>
          <table:table-cell table:number-columns-repeated="2"/>
          <table:table-cell office:value-type="string">
            <text:p>НШ 100А-3Л</text:p>
          </table:table-cell>
          <table:table-cell office:value-type="string">
            <text:p>НАСОС НШ 100А-3Л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Насос НШ-32</text:p>
          </table:table-cell>
          <table:table-cell office:value-type="string">
            <text:p>НШ 32М-3</text:p>
          </table:table-cell>
          <table:table-cell table:number-columns-repeated="2"/>
          <table:table-cell office:value-type="string">
            <text:p>НШ 32М-3</text:p>
          </table:table-cell>
          <table:table-cell office:value-type="string">
            <text:p>НАСОС НШ 32М-3(MASTER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Насос НШ-50 Л</text:p>
          </table:table-cell>
          <table:table-cell office:value-type="string">
            <text:p>НШ 50А-3Л</text:p>
          </table:table-cell>
          <table:table-cell table:number-columns-repeated="2"/>
          <table:table-cell office:value-type="string">
            <text:p>НШ 50А-3Л</text:p>
          </table:table-cell>
          <table:table-cell office:value-type="string">
            <text:p>НАСОС НШ 50А-3Л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Поршневая группа в сборе <text:s text:c="2"/>Д-16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Сальник коленвала <text:s/>ДВС Д-160 ( передн)</text:p>
          </table:table-cell>
          <table:table-cell office:value-type="float" office:value="0">
            <text:p>0</text:p>
          </table:table-cell>
          <table:table-cell/>
          <table:table-cell office:value-type="string">
            <text:p>700-40-2039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Сальник коленвала <text:s/>ДВС Д-160 (задн)</text:p>
          </table:table-cell>
          <table:table-cell office:value-type="float" office:value="0">
            <text:p>0</text:p>
          </table:table-cell>
          <table:table-cell/>
          <table:table-cell office:value-type="string">
            <text:p>1.2-200х24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Подшипник</text:p>
          </table:table-cell>
          <table:table-cell office:value-type="string">
            <text:p>70-32315К1М(КМ)</text:p>
          </table:table-cell>
          <table:table-cell table:number-columns-repeated="2"/>
          <table:table-cell office:value-type="string">
            <text:p>70-32315К1М(КМ)</text:p>
          </table:table-cell>
          <table:table-cell office:value-type="string">
            <text:p>ПОДШИПНИК 70-32315К1М(КМ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подшипник</text:p>
          </table:table-cell>
          <table:table-cell office:value-type="string">
            <text:p>70-42612 КМ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Подшипник 120</text:p>
          </table:table-cell>
          <table:table-cell office:value-type="float" office:value="0">
            <text:p>0</text:p>
          </table:table-cell>
          <table:table-cell/>
          <table:table-cell office:value-type="float" office:value="46120">
            <text:p>4612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Шестерня</text:p>
          </table:table-cell>
          <table:table-cell office:value-type="string">
            <text:p>60-19-1</text:p>
          </table:table-cell>
          <table:table-cell table:number-columns-repeated="2"/>
          <table:table-cell office:value-type="string">
            <text:p>60-19-1</text:p>
          </table:table-cell>
          <table:table-cell office:value-type="string">
            <text:p>Шестерня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Колесо натяжное (левое)</text:p>
          </table:table-cell>
          <table:table-cell office:value-type="string">
            <text:p>50-21-305-02СП</text:p>
          </table:table-cell>
          <table:table-cell table:number-columns-repeated="2"/>
          <table:table-cell office:value-type="string">
            <text:p>50-21-305-02СП</text:p>
          </table:table-cell>
          <table:table-cell office:value-type="string">
            <text:p>Колесо натяжное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Колесо натяжное (правое)</text:p>
          </table:table-cell>
          <table:table-cell office:value-type="string">
            <text:p>50-21-306-02СП</text:p>
          </table:table-cell>
          <table:table-cell table:number-columns-repeated="2"/>
          <table:table-cell office:value-type="string">
            <text:p>50-21-306-02СП</text:p>
          </table:table-cell>
          <table:table-cell office:value-type="string">
            <text:p>Колесо натяжное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1)64-12-109СП  -  колесо зубчатое  -   1шт.</text:p>
          </table:table-cell>
          <table:table-cell office:value-type="string">
            <text:p>24-12-109СП</text:p>
          </table:table-cell>
          <table:table-cell/>
          <table:table-cell table:number-columns-repeated="2" office:value-type="string">
            <text:p>64-12-109СП</text:p>
          </table:table-cell>
          <table:table-cell office:value-type="string">
            <text:p>Колесо зубчатое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2)62-12-58         -  диск стальной       -  3шт.</text:p>
          </table:table-cell>
          <table:table-cell office:value-type="string">
            <text:p>62-15-58</text:p>
          </table:table-cell>
          <table:table-cell/>
          <table:table-cell table:number-columns-repeated="2" office:value-type="string">
            <text:p>62-12-58</text:p>
          </table:table-cell>
          <table:table-cell office:value-type="string">
            <text:p>Диск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3)плита и блок реверса в сборе     -  1шт.</text:p>
          </table:table-cell>
          <table:table-cell office:value-type="string">
            <text:p>64-12-201СП</text:p>
          </table:table-cell>
          <table:table-cell table:number-columns-repeated="2"/>
          <table:table-cell office:value-type="string">
            <text:p>64-12-201СП</text:p>
          </table:table-cell>
          <table:table-cell office:value-type="string">
            <text:p>Плита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3)плита и блок реверса в сборе     -  1шт.</text:p>
          </table:table-cell>
          <table:table-cell office:value-type="string">
            <text:p>64-12-202СП</text:p>
          </table:table-cell>
          <table:table-cell table:number-columns-repeated="2"/>
          <table:table-cell office:value-type="string">
            <text:p>64-12-202СП</text:p>
          </table:table-cell>
          <table:table-cell office:value-type="string">
            <text:p>Блок реверса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Гидроцилиндр</text:p>
          </table:table-cell>
          <table:table-cell office:value-type="string">
            <text:p>50-50-225СП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24-21-169СП</text:p>
          </table:table-cell>
          <table:table-cell table:number-columns-repeated="2"/>
          <table:table-cell office:value-type="string">
            <text:p>24-21-169СП</text:p>
          </table:table-cell>
          <table:table-cell office:value-type="string">
            <text:p>Каток однобортный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24-21-170СП</text:p>
          </table:table-cell>
          <table:table-cell table:number-columns-repeated="2"/>
          <table:table-cell office:value-type="string">
            <text:p>24-21-170СП</text:p>
          </table:table-cell>
          <table:table-cell office:value-type="string">
            <text:p>Каток двубортный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Каток поддерживающий</text:p>
          </table:table-cell>
          <table:table-cell office:value-type="string">
            <text:p>50-21-416СП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Ножи отвала средние Т-170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80-52-61</text:p>
          </table:table-cell>
          <table:table-cell office:value-type="string">
            <text:p>Нож средний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Ножи отвала правые <text:s/>Т-17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80-52-6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Ножи отвала левые Т-17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80-52-59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КПП в сборе</text:p>
          </table:table-cell>
          <table:table-cell office:value-type="string">
            <text:p>50-12-12СП</text:p>
          </table:table-cell>
          <table:table-cell table:number-columns-repeated="2"/>
          <table:table-cell office:value-type="string">
            <text:p>50-12-12СП</text:p>
          </table:table-cell>
          <table:table-cell office:value-type="string">
            <text:p>Коробка передач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Цепь гусеничная в сборе (38 звеньев)</text:p>
          </table:table-cell>
          <table:table-cell office:value-type="string">
            <text:p>48-22-102СП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Болт крепления ножа</text:p>
          </table:table-cell>
          <table:table-cell office:value-type="string">
            <text:p>700-28-2517</text:p>
          </table:table-cell>
          <table:table-cell/>
          <table:table-cell table:number-columns-repeated="2" office:value-type="string">
            <text:p>М20-6GХ65.88.019</text:p>
          </table:table-cell>
          <table:table-cell office:value-type="string">
            <text:p>БОЛТ М20-6GХ65.88.019(700-28-2517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Болт крепления ножа</text:p>
          </table:table-cell>
          <table:table-cell office:value-type="string">
            <text:p>700-28-2492</text:p>
          </table:table-cell>
          <table:table-cell/>
          <table:table-cell table:number-columns-repeated="2" office:value-type="string">
            <text:p>М16-6GХ50.109.019</text:p>
          </table:table-cell>
          <table:table-cell office:value-type="string">
            <text:p>БОЛТ М16-6GХ50.109.019(700-28-2492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Рукав с защитой</text:p>
          </table:table-cell>
          <table:table-cell office:value-type="string">
            <text:p>64-26-27-10СП</text:p>
          </table:table-cell>
          <table:table-cell table:number-columns-repeated="2"/>
          <table:table-cell office:value-type="string">
            <text:p>64-26-27-10СП</text:p>
          </table:table-cell>
          <table:table-cell office:value-type="string">
            <text:p>РВД Ф16-28-1410 М27Х1,5-У ПРУЖИНА 64-26-27-10СП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Рукав с защитой</text:p>
          </table:table-cell>
          <table:table-cell office:value-type="string">
            <text:p>64-26-27-01СП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Сегмент</text:p>
          </table:table-cell>
          <table:table-cell office:value-type="string">
            <text:p>50-19-201</text:p>
          </table:table-cell>
          <table:table-cell table:number-columns-repeated="2"/>
          <table:table-cell office:value-type="string">
            <text:p>50-19-201</text:p>
          </table:table-cell>
          <table:table-cell office:value-type="string">
            <text:p>Сегмент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Бортовой фрикцион главной передачи</text:p>
          </table:table-cell>
          <table:table-cell office:value-type="string">
            <text:p>24-16-101-01СП</text:p>
          </table:table-cell>
          <table:table-cell table:number-columns-repeated="2"/>
          <table:table-cell office:value-type="string">
            <text:p>24-16-101-01СП</text:p>
          </table:table-cell>
          <table:table-cell office:value-type="string">
            <text:p>Фрикцион бортовой правый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Бортовой фрикцион главной передачи</text:p>
          </table:table-cell>
          <table:table-cell office:value-type="string">
            <text:p>24-16-102-01СП</text:p>
          </table:table-cell>
          <table:table-cell table:number-columns-repeated="2"/>
          <table:table-cell office:value-type="string">
            <text:p>24-16-102-01СП</text:p>
          </table:table-cell>
          <table:table-cell office:value-type="string">
            <text:p>Фрикцион бортовой левый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Вилка реверса</text:p>
          </table:table-cell>
          <table:table-cell office:value-type="string">
            <text:p>50-12-565</text:p>
          </table:table-cell>
          <table:table-cell table:number-columns-repeated="2"/>
          <table:table-cell office:value-type="string">
            <text:p>50-12-565</text:p>
          </table:table-cell>
          <table:table-cell office:value-type="string">
            <text:p>Вилка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Механизм управления поворотом в сборе</text:p>
          </table:table-cell>
          <table:table-cell office:value-type="string">
            <text:p>50-13-5СП</text:p>
          </table:table-cell>
          <table:table-cell table:number-columns-repeated="2"/>
          <table:table-cell office:value-type="string">
            <text:p>50-13-5СП</text:p>
          </table:table-cell>
          <table:table-cell office:value-type="string">
            <text:p>Механизм управления поворотом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Тележка левая в сборе трактора Т-170М.01 </text:p>
          </table:table-cell>
          <table:table-cell office:value-type="string">
            <text:p>20-21-269-01СП</text:p>
          </table:table-cell>
          <table:table-cell/>
          <table:table-cell table:number-columns-repeated="2" office:value-type="string">
            <text:p>50-21-269-01СП</text:p>
          </table:table-cell>
          <table:table-cell office:value-type="string">
            <text:p>Тележка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Тележка правая в сборе трактора Т-170М.01 </text:p>
          </table:table-cell>
          <table:table-cell office:value-type="string">
            <text:p>20-21-268-01СП</text:p>
          </table:table-cell>
          <table:table-cell/>
          <table:table-cell table:number-columns-repeated="2" office:value-type="string">
            <text:p>50-21-268-01СП</text:p>
          </table:table-cell>
          <table:table-cell office:value-type="string">
            <text:p>Тележка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Радиатор маслянный</text:p>
          </table:table-cell>
          <table:table-cell office:value-type="string">
            <text:p>64-09-131-30</text:p>
          </table:table-cell>
          <table:table-cell/>
          <table:table-cell office:value-type="string">
            <text:p>64-09-131-0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Радиатор маслянный</text:p>
          </table:table-cell>
          <table:table-cell office:value-type="string">
            <text:p>130У.09.01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Счетчик моточасов /вольтметр УК 34.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Нож средний </text:p>
          </table:table-cell>
          <table:table-cell office:value-type="string">
            <text:p>80-52-61-01</text:p>
          </table:table-cell>
          <table:table-cell/>
          <table:table-cell table:number-columns-repeated="2" office:value-type="string">
            <text:p>80-52-61</text:p>
          </table:table-cell>
          <table:table-cell office:value-type="string">
            <text:p>Нож средний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Нож боковой</text:p>
          </table:table-cell>
          <table:table-cell office:value-type="string">
            <text:p>80-52-60-02</text:p>
          </table:table-cell>
          <table:table-cell table:number-columns-repeated="2"/>
          <table:table-cell office:value-type="string">
            <text:p>80-52-60-02</text:p>
          </table:table-cell>
          <table:table-cell office:value-type="string">
            <text:p>Нож боковой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Нож боковой</text:p>
          </table:table-cell>
          <table:table-cell office:value-type="string">
            <text:p>80-52-59-02</text:p>
          </table:table-cell>
          <table:table-cell table:number-columns-repeated="2"/>
          <table:table-cell office:value-type="string">
            <text:p>80-52-59-02</text:p>
          </table:table-cell>
          <table:table-cell office:value-type="string">
            <text:p>Нож боковой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Болт</text:p>
          </table:table-cell>
          <table:table-cell office:value-type="string">
            <text:p>700-28-2492</text:p>
          </table:table-cell>
          <table:table-cell/>
          <table:table-cell table:number-columns-repeated="2" office:value-type="string">
            <text:p>М16-6GХ50.109.019</text:p>
          </table:table-cell>
          <table:table-cell office:value-type="string">
            <text:p>БОЛТ М16-6GХ50.109.019(700-28-2492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Болт</text:p>
          </table:table-cell>
          <table:table-cell office:value-type="string">
            <text:p>700-28-2517</text:p>
          </table:table-cell>
          <table:table-cell/>
          <table:table-cell table:number-columns-repeated="2" office:value-type="string">
            <text:p>М20-6GХ65.88.019</text:p>
          </table:table-cell>
          <table:table-cell office:value-type="string">
            <text:p>БОЛТ М20-6GХ65.88.019(700-28-2517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Гайка М16,5</text:p>
          </table:table-cell>
          <table:table-cell office:value-type="float" office:value="3013">
            <text:p>3013</text:p>
          </table:table-cell>
          <table:table-cell table:number-columns-repeated="2"/>
          <table:table-cell office:value-type="float" office:value="3013">
            <text:p>3013</text:p>
          </table:table-cell>
          <table:table-cell office:value-type="string">
            <text:p>Гайка М16.6 ТУ 14-4-1005-7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Гайка М20,6</text:p>
          </table:table-cell>
          <table:table-cell office:value-type="float" office:value="3015">
            <text:p>3015</text:p>
          </table:table-cell>
          <table:table-cell table:number-columns-repeated="2"/>
          <table:table-cell office:value-type="float" office:value="3015">
            <text:p>3015</text:p>
          </table:table-cell>
          <table:table-cell office:value-type="string">
            <text:p>Гайка М20.6 ТУ 14-4-1005-7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Болт М20*1,5*6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Гайка</text:p>
          </table:table-cell>
          <table:table-cell office:value-type="string">
            <text:p>30326-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Шайба</text:p>
          </table:table-cell>
          <table:table-cell office:value-type="float" office:value="31109">
            <text:p>31109</text:p>
          </table:table-cell>
          <table:table-cell table:number-columns-repeated="2"/>
          <table:table-cell office:value-type="float" office:value="31109">
            <text:p>31109</text:p>
          </table:table-cell>
          <table:table-cell office:value-type="string">
            <text:p>Шайба 20х4.02.10ЮА.019 ГОСТ 11371-7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Рукав</text:p>
          </table:table-cell>
          <table:table-cell office:value-type="string">
            <text:p>64-26-27-06СП</text:p>
          </table:table-cell>
          <table:table-cell table:number-columns-repeated="2"/>
          <table:table-cell office:value-type="string">
            <text:p>64-26-27-06СП</text:p>
          </table:table-cell>
          <table:table-cell office:value-type="string">
            <text:p>РВД Ф16-28-1110 М27Х1,5-У ПРУЖИНА 64-26-27-06СП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Рукав</text:p>
          </table:table-cell>
          <table:table-cell office:value-type="string">
            <text:p>50-26-485-10СП</text:p>
          </table:table-cell>
          <table:table-cell table:number-columns-repeated="2"/>
          <table:table-cell office:value-type="string">
            <text:p>50-26-485-10СП</text:p>
          </table:table-cell>
          <table:table-cell office:value-type="string">
            <text:p>РВД Ф16 L-1710 50-26-485-10СП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Насос топливный </text:p>
          </table:table-cell>
          <table:table-cell office:value-type="string">
            <text:p>51-157СП</text:p>
          </table:table-cell>
          <table:table-cell table:number-columns-repeated="2"/>
          <table:table-cell office:value-type="string">
            <text:p>51-157СП</text:p>
          </table:table-cell>
          <table:table-cell office:value-type="string">
            <text:p>Насос топливный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Ремень генератора</text:p>
          </table:table-cell>
          <table:table-cell office:value-type="string">
            <text:p>II-12,5х9х1090</text:p>
          </table:table-cell>
          <table:table-cell/>
          <table:table-cell office:value-type="string">
            <text:p>11-12,5х9-1090</text:p>
          </table:table-cell>
          <table:table-cell office:value-type="string">
            <text:p>11-12,5Х9-1090</text:p>
          </table:table-cell>
          <table:table-cell office:value-type="string">
            <text:p>РЕМЕНЬ ВЕНТИЛЯТОРНЫЙ 11-12,5Х9-109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Ремень вентилятора</text:p>
          </table:table-cell>
          <table:table-cell office:value-type="string">
            <text:p>II-16х11х1650</text:p>
          </table:table-cell>
          <table:table-cell/>
          <table:table-cell office:value-type="string">
            <text:p>11-16х11-1650</text:p>
          </table:table-cell>
          <table:table-cell office:value-type="string">
            <text:p>11-16Х11-1650</text:p>
          </table:table-cell>
          <table:table-cell office:value-type="string">
            <text:p>РЕМЕНЬ ВЕНТИЛЯТОРНЫЙ 11-16Х11-165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Термостат</text:p>
          </table:table-cell>
          <table:table-cell office:value-type="string">
            <text:p>ТС-107-130.6100-0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Кран топливный</text:p>
          </table:table-cell>
          <table:table-cell office:value-type="string">
            <text:p>ПП3-2-0</text:p>
          </table:table-cell>
          <table:table-cell table:number-columns-repeated="2"/>
          <table:table-cell office:value-type="string">
            <text:p>ПП3-2-0</text:p>
          </table:table-cell>
          <table:table-cell office:value-type="string">
            <text:p>КРАН ПРОБКОВЫЙ ПП3-2-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Насос ТНВД</text:p>
          </table:table-cell>
          <table:table-cell office:value-type="string">
            <text:p>51-67-24СП</text:p>
          </table:table-cell>
          <table:table-cell/>
          <table:table-cell table:number-columns-repeated="2" office:value-type="string">
            <text:p>51-67-24-01СП</text:p>
          </table:table-cell>
          <table:table-cell office:value-type="string">
            <text:p>Насос топливный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Сальник редуктора ПД</text:p>
          </table:table-cell>
          <table:table-cell office:value-type="string">
            <text:p>2.2-50Х70-1</text:p>
          </table:table-cell>
          <table:table-cell table:number-columns-repeated="2"/>
          <table:table-cell office:value-type="string">
            <text:p>2.2-50Х70-1</text:p>
          </table:table-cell>
          <table:table-cell office:value-type="string">
            <text:p>МАНЖЕТА 2.2-50Х70-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Лента тормозная</text:p>
          </table:table-cell>
          <table:table-cell office:value-type="string">
            <text:p>50-18-116СП</text:p>
          </table:table-cell>
          <table:table-cell/>
          <table:table-cell office:value-type="string">
            <text:p>18360-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Лента тормозная</text:p>
          </table:table-cell>
          <table:table-cell office:value-type="string">
            <text:p>50-18-117СП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Сальник бортового редуктора</text:p>
          </table:table-cell>
          <table:table-cell office:value-type="string">
            <text:p>2.2-90х120-2</text:p>
          </table:table-cell>
          <table:table-cell/>
          <table:table-cell office:value-type="string">
            <text:p>2.2-90х120-1</text:p>
          </table:table-cell>
          <table:table-cell office:value-type="string">
            <text:p>2.2-90Х120-1</text:p>
          </table:table-cell>
          <table:table-cell office:value-type="string">
            <text:p>МАНЖЕТА С ПРУЖИНОЙ 2.2-90Х120-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Сальник бортового редуктора</text:p>
          </table:table-cell>
          <table:table-cell office:value-type="string">
            <text:p>700-40-2163</text:p>
          </table:table-cell>
          <table:table-cell table:number-columns-repeated="2"/>
          <table:table-cell office:value-type="string">
            <text:p>700-40-2163</text:p>
          </table:table-cell>
          <table:table-cell office:value-type="string">
            <text:p>МАНЖЕТА 700-40-216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Сальник бортового редуктора</text:p>
          </table:table-cell>
          <table:table-cell office:value-type="string">
            <text:p>700-40-3372</text:p>
          </table:table-cell>
          <table:table-cell table:number-columns-repeated="2"/>
          <table:table-cell office:value-type="string">
            <text:p>700-40-3372</text:p>
          </table:table-cell>
          <table:table-cell office:value-type="string">
            <text:p>МАНЖЕТА 700-40-337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Каток поддерживающий</text:p>
          </table:table-cell>
          <table:table-cell office:value-type="string">
            <text:p>50-21-416СП</text:p>
          </table:table-cell>
          <table:table-cell table:number-columns-repeated="2"/>
          <table:table-cell office:value-type="string">
            <text:p>50-21-416СП</text:p>
          </table:table-cell>
          <table:table-cell office:value-type="string">
            <text:p>Каток поддерживающий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Стартер </text:p>
          </table:table-cell>
          <table:table-cell office:value-type="string">
            <text:p>251.3708.00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Генератор</text:p>
          </table:table-cell>
          <table:table-cell office:value-type="string">
            <text:p>5201.3771-10</text:p>
          </table:table-cell>
          <table:table-cell table:number-columns-repeated="2"/>
          <table:table-cell office:value-type="string">
            <text:p>5201.3771-10</text:p>
          </table:table-cell>
          <table:table-cell office:value-type="string">
            <text:p>ГЕНЕРАТОР 5201.3771-1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Магнето</text:p>
          </table:table-cell>
          <table:table-cell office:value-type="string">
            <text:p>М 149А1-3728000</text:p>
          </table:table-cell>
          <table:table-cell/>
          <table:table-cell table:number-columns-repeated="2" office:value-type="string">
            <text:p>М-149А1-3728000</text:p>
          </table:table-cell>
          <table:table-cell office:value-type="string">
            <text:p>МАГНЕТО М-149А1-3728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Свеча зажигания</text:p>
          </table:table-cell>
          <table:table-cell office:value-type="string">
            <text:p>А-11-3</text:p>
          </table:table-cell>
          <table:table-cell/>
          <table:table-cell table:number-columns-repeated="2" office:value-type="string">
            <text:p>А-11-1 БЕЗ ГАЙКИ</text:p>
          </table:table-cell>
          <table:table-cell office:value-type="string">
            <text:p>СВЕЧА ЗАЖИГАНИЯ А-11-1 БЕЗ ГАЙКИ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Выключатель массы</text:p>
          </table:table-cell>
          <table:table-cell office:value-type="string">
            <text:p>ВК-318БУ</text:p>
          </table:table-cell>
          <table:table-cell/>
          <table:table-cell table:number-columns-repeated="2" office:value-type="string">
            <text:p>ВК-318Б У-ХЛ</text:p>
          </table:table-cell>
          <table:table-cell office:value-type="string">
            <text:p>ВКЛЮЧАТЕЛЬ "МАССЫ" С РУЧНЫМ УПРАВЛЕНИЕМ ВК-318Б У-ХЛ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Подшипник</text:p>
          </table:table-cell>
          <table:table-cell office:value-type="float" office:value="118">
            <text:p>1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Подшипник</text:p>
          </table:table-cell>
          <table:table-cell office:value-type="float" office:value="407">
            <text:p>40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Подшипник</text:p>
          </table:table-cell>
          <table:table-cell office:value-type="float" office:value="307">
            <text:p>30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Подшипник</text:p>
          </table:table-cell>
          <table:table-cell office:value-type="float" office:value="308">
            <text:p>30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Подшипник</text:p>
          </table:table-cell>
          <table:table-cell office:value-type="float" office:value="306">
            <text:p>30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Подшипник</text:p>
          </table:table-cell>
          <table:table-cell office:value-type="string">
            <text:p>304А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Подшипник</text:p>
          </table:table-cell>
          <table:table-cell office:value-type="string">
            <text:p>941/15</text:p>
          </table:table-cell>
          <table:table-cell table:number-columns-repeated="2"/>
          <table:table-cell office:value-type="string">
            <text:p>941/15</text:p>
          </table:table-cell>
          <table:table-cell office:value-type="string">
            <text:p>ПОДШИПНИК 941/1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Подшипник</text:p>
          </table:table-cell>
          <table:table-cell office:value-type="float" office:value="8205">
            <text:p>820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Подшипник</text:p>
          </table:table-cell>
          <table:table-cell office:value-type="float" office:value="8104">
            <text:p>810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Подшипник</text:p>
          </table:table-cell>
          <table:table-cell office:value-type="float" office:value="203">
            <text:p>20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Подшипник</text:p>
          </table:table-cell>
          <table:table-cell office:value-type="string">
            <text:p>180308УС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Подшипник</text:p>
          </table:table-cell>
          <table:table-cell office:value-type="string">
            <text:p>311А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Подшипник</text:p>
          </table:table-cell>
          <table:table-cell office:value-type="string">
            <text:p>170311А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Подшипник</text:p>
          </table:table-cell>
          <table:table-cell office:value-type="string">
            <text:p>312А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Подшипник</text:p>
          </table:table-cell>
          <table:table-cell office:value-type="string">
            <text:p>2312КМ</text:p>
          </table:table-cell>
          <table:table-cell table:number-columns-repeated="2"/>
          <table:table-cell office:value-type="string">
            <text:p>2312КМ</text:p>
          </table:table-cell>
          <table:table-cell office:value-type="string">
            <text:p>ПОДШИПНИК 2312КМ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Подшипник</text:p>
          </table:table-cell>
          <table:table-cell office:value-type="float" office:value="111">
            <text:p>11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Подшипник</text:p>
          </table:table-cell>
          <table:table-cell office:value-type="string">
            <text:p>402311К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Насос</text:p>
          </table:table-cell>
          <table:table-cell office:value-type="string">
            <text:p>НШ-32У-3Л</text:p>
          </table:table-cell>
          <table:table-cell/>
          <table:table-cell table:number-columns-repeated="2" office:value-type="string">
            <text:p>НШ 32М-3Л</text:p>
          </table:table-cell>
          <table:table-cell office:value-type="string">
            <text:p>НАСОС НШ 32М-3Л(MASTER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Насос</text:p>
          </table:table-cell>
          <table:table-cell office:value-type="string">
            <text:p>НШ-100-УЛ</text:p>
          </table:table-cell>
          <table:table-cell/>
          <table:table-cell table:number-columns-repeated="2" office:value-type="string">
            <text:p>НШ 100А-3Л</text:p>
          </table:table-cell>
          <table:table-cell office:value-type="string">
            <text:p>НАСОС НШ 100А-3Л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Нож отвала боковой</text:p>
          </table:table-cell>
          <table:table-cell office:value-type="string">
            <text:p>80-52-111-02</text:p>
          </table:table-cell>
          <table:table-cell table:number-columns-repeated="2"/>
          <table:table-cell office:value-type="string">
            <text:p>80-52-111-02</text:p>
          </table:table-cell>
          <table:table-cell office:value-type="string">
            <text:p>Нож боковой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Нож отвала среднии</text:p>
          </table:table-cell>
          <table:table-cell office:value-type="string">
            <text:p>80-52-61</text:p>
          </table:table-cell>
          <table:table-cell table:number-columns-repeated="2"/>
          <table:table-cell office:value-type="string">
            <text:p>80-52-61</text:p>
          </table:table-cell>
          <table:table-cell office:value-type="string">
            <text:p>Нож средний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Нож отвала боковой</text:p>
          </table:table-cell>
          <table:table-cell office:value-type="string">
            <text:p>80-52-112-02</text:p>
          </table:table-cell>
          <table:table-cell table:number-columns-repeated="2"/>
          <table:table-cell office:value-type="string">
            <text:p>80-52-112-02</text:p>
          </table:table-cell>
          <table:table-cell office:value-type="string">
            <text:p>Нож боковой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50-26-570СП</text:p>
          </table:table-cell>
          <table:table-cell table:number-columns-repeated="2"/>
          <table:table-cell office:value-type="string">
            <text:p>50-26-570СП</text:p>
          </table:table-cell>
          <table:table-cell office:value-type="string">
            <text:p>Гидроцилинд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18-26-270СП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ТКР 8,5</text:p>
          </table:table-cell>
          <table:table-cell/>
          <table:table-cell table:number-columns-repeated="2" office:value-type="string">
            <text:p>51-54-1СП</text:p>
          </table:table-cell>
          <table:table-cell office:value-type="string">
            <text:p>Турбокомпрессор ТКР8,5С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маятниковое прицепное устройство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20400СП</text:p>
          </table:table-cell>
          <table:table-cell office:value-type="string">
            <text:p>Установка прицепного устройства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пружина натяжителя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кожух сцепления верхний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0-15-156СП</text:p>
          </table:table-cell>
          <table:table-cell office:value-type="string">
            <text:p>Кожух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кожух сцепления нижний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входит в 50-15-156СП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звездочка ведущая на Б10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0-19-160-1</text:p>
          </table:table-cell>
          <table:table-cell office:value-type="string">
            <text:p>Венец ведущего колеса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лезвие отвала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нож угловой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000.4859.105.000СП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64-16-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700-28-25-09</text:p>
          </table:table-cell>
          <table:table-cell/>
          <table:table-cell table:number-columns-repeated="2" office:value-type="string">
            <text:p>700-28-2509</text:p>
          </table:table-cell>
          <table:table-cell office:value-type="string">
            <text:p>Болт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31318">
            <text:p>31318</text:p>
          </table:table-cell>
          <table:table-cell table:number-columns-repeated="2"/>
          <table:table-cell office:value-type="float" office:value="31318">
            <text:p>31318</text:p>
          </table:table-cell>
          <table:table-cell office:value-type="string">
            <text:p>ПЛАСТИНА 3131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6103">
            <text:p>16103</text:p>
          </table:table-cell>
          <table:table-cell table:number-columns-repeated="2"/>
          <table:table-cell office:value-type="float" office:value="16103">
            <text:p>16103</text:p>
          </table:table-cell>
          <table:table-cell office:value-type="string">
            <text:p>Болт специальный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28-16-24</text:p>
          </table:table-cell>
          <table:table-cell table:number-columns-repeated="2"/>
          <table:table-cell office:value-type="string">
            <text:p>28-16-24</text:p>
          </table:table-cell>
          <table:table-cell office:value-type="string">
            <text:p>ПРОКЛАДКА 28-16-2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28-16-25</text:p>
          </table:table-cell>
          <table:table-cell table:number-columns-repeated="2"/>
          <table:table-cell office:value-type="string">
            <text:p>28-16-25</text:p>
          </table:table-cell>
          <table:table-cell office:value-type="string">
            <text:p>ПРОКЛАДКА 28-16-2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46905">
            <text:p>46905</text:p>
          </table:table-cell>
          <table:table-cell table:number-columns-repeated="2"/>
          <table:table-cell office:value-type="float" office:value="46905">
            <text:p>46905</text:p>
          </table:table-cell>
          <table:table-cell office:value-type="string">
            <text:p>КОЛЬЦО 4690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46587-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28-19-37-1</text:p>
          </table:table-cell>
          <table:table-cell table:number-columns-repeated="2"/>
          <table:table-cell office:value-type="string">
            <text:p>28-19-37-1</text:p>
          </table:table-cell>
          <table:table-cell office:value-type="string">
            <text:p>Пробка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700-31-2474</text:p>
          </table:table-cell>
          <table:table-cell table:number-columns-repeated="2"/>
          <table:table-cell office:value-type="string">
            <text:p>700-31-2474</text:p>
          </table:table-cell>
          <table:table-cell office:value-type="string">
            <text:p>ПЛАНКА 700-31-247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8556">
            <text:p>28556</text:p>
          </table:table-cell>
          <table:table-cell/>
          <table:table-cell office:value-type="string">
            <text:p>М12-6gх40.88.019</text:p>
          </table:table-cell>
          <table:table-cell office:value-type="string">
            <text:p>М12-6GХ40.88.019</text:p>
          </table:table-cell>
          <table:table-cell office:value-type="string">
            <text:p>Болт М12х40 ТУ 14-4-1005-7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М10*700.58.01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64-60-115СП</text:p>
          </table:table-cell>
          <table:table-cell table:number-columns-repeated="2"/>
          <table:table-cell office:value-type="string">
            <text:p>64-60-115СП</text:p>
          </table:table-cell>
          <table:table-cell office:value-type="string">
            <text:p>Филь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64-60-232СП</text:p>
          </table:table-cell>
          <table:table-cell/>
          <table:table-cell office:value-type="string">
            <text:p>ФГ85-00-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7516А</text:p>
          </table:table-cell>
          <table:table-cell/>
          <table:table-cell table:number-columns-repeated="2" office:value-type="string">
            <text:p>7516А(6-7516А1)</text:p>
          </table:table-cell>
          <table:table-cell office:value-type="string">
            <text:p>ПОДШИПНИК 7516А(6-7516А1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стеклопакет</text:p>
          </table:table-cell>
          <table:table-cell office:value-type="string">
            <text:p>64-59-235СП</text:p>
          </table:table-cell>
          <table:table-cell/>
          <table:table-cell table:number-columns-repeated="2" office:value-type="string">
            <text:p>64-59-235СП(914Х484)</text:p>
          </table:table-cell>
          <table:table-cell office:value-type="string">
            <text:p>СТЕКЛОПАКЕТ 64-59-235СП (914Х484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стеклопакет</text:p>
          </table:table-cell>
          <table:table-cell office:value-type="string">
            <text:p>64-59-236СП</text:p>
          </table:table-cell>
          <table:table-cell/>
          <table:table-cell table:number-columns-repeated="2" office:value-type="string">
            <text:p>64-59-236СП(952Х473)</text:p>
          </table:table-cell>
          <table:table-cell office:value-type="string">
            <text:p>СТЕКЛОПАКЕТ 64-59-236СП (952Х473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Фильтр возд</text:p>
          </table:table-cell>
          <table:table-cell office:value-type="string">
            <text:p>А41.10.00-0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Фильтр</text:p>
          </table:table-cell>
          <table:table-cell office:value-type="string">
            <text:p>51-05-310СП</text:p>
          </table:table-cell>
          <table:table-cell table:number-columns-repeated="2"/>
          <table:table-cell office:value-type="string">
            <text:p>51-05-310СП</text:p>
          </table:table-cell>
          <table:table-cell office:value-type="string">
            <text:p>Фильтр-патрон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Фильтр масл ЭФМ-011</text:p>
          </table:table-cell>
          <table:table-cell office:value-type="string">
            <text:p>50-26-490СП</text:p>
          </table:table-cell>
          <table:table-cell/>
          <table:table-cell office:value-type="string">
            <text:p>Р-635А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Прокладка</text:p>
          </table:table-cell>
          <table:table-cell office:value-type="string">
            <text:p>700-40-8391</text:p>
          </table:table-cell>
          <table:table-cell table:number-columns-repeated="2"/>
          <table:table-cell office:value-type="string">
            <text:p>700-40-8391</text:p>
          </table:table-cell>
          <table:table-cell office:value-type="string">
            <text:p>ПРОКЛАДКА 700-40-839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Фрикцион бортовой</text:p>
          </table:table-cell>
          <table:table-cell office:value-type="string">
            <text:p>24-16-101-01СП</text:p>
          </table:table-cell>
          <table:table-cell table:number-columns-repeated="2"/>
          <table:table-cell office:value-type="string">
            <text:p>24-16-101-01СП</text:p>
          </table:table-cell>
          <table:table-cell office:value-type="string">
            <text:p>Фрикцион бортовой правый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Кран</text:p>
          </table:table-cell>
          <table:table-cell office:value-type="string">
            <text:p>КР-12Д</text:p>
          </table:table-cell>
          <table:table-cell/>
          <table:table-cell office:value-type="string">
            <text:p>ПП-3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Гидроцилиндр</text:p>
          </table:table-cell>
          <table:table-cell office:value-type="string">
            <text:p>131-26-108-02СП</text:p>
          </table:table-cell>
          <table:table-cell table:number-columns-repeated="2"/>
          <table:table-cell office:value-type="string">
            <text:p>131-26-108-02СП</text:p>
          </table:table-cell>
          <table:table-cell office:value-type="string">
            <text:p>Гидроцилиндр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Рукав</text:p>
          </table:table-cell>
          <table:table-cell office:value-type="string">
            <text:p>64-26-27-05СП</text:p>
          </table:table-cell>
          <table:table-cell table:number-columns-repeated="2"/>
          <table:table-cell office:value-type="string">
            <text:p>64-26-27-05СП</text:p>
          </table:table-cell>
          <table:table-cell office:value-type="string">
            <text:p>РВД Ф16-28-910 М27Х1,5-У ПРУЖИНА 64-26-27-05СП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Карбюратор</text:p>
          </table:table-cell>
          <table:table-cell office:value-type="string">
            <text:p>11.1107011</text:p>
          </table:table-cell>
          <table:table-cell/>
          <table:table-cell office:value-type="string">
            <text:p>17-05-185СП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Кожух крепления стартера</text:p>
          </table:table-cell>
          <table:table-cell office:value-type="string">
            <text:p>75.24.112-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Стартер ПД10</text:p>
          </table:table-cell>
          <table:table-cell office:value-type="string">
            <text:p>Сг 362.370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двигатель Д160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65-14-029СП</text:p>
          </table:table-cell>
          <table:table-cell office:value-type="string">
            <text:p>Дизель Д180.101-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муфта сцепления двигателя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18-14-4СП</text:p>
          </table:table-cell>
          <table:table-cell office:value-type="string">
            <text:p>МУФТА СЦЕПЛЕНИЯ 18-14-4СБ(СП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планка</text:p>
          </table:table-cell>
          <table:table-cell office:value-type="string">
            <text:p>50-26-764-1</text:p>
          </table:table-cell>
          <table:table-cell/>
          <table:table-cell table:number-columns-repeated="2" office:value-type="string">
            <text:p>50-26-764-01</text:p>
          </table:table-cell>
          <table:table-cell office:value-type="string">
            <text:p>ПЛАНКА 50-26-764-0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бочок для ПД 23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1-25-145СП</text:p>
          </table:table-cell>
          <table:table-cell office:value-type="string">
            <text:p>Бензобачок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кран ПП3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ПП3-2-0</text:p>
          </table:table-cell>
          <table:table-cell office:value-type="string">
            <text:p>КРАН ПРОБКОВЫЙ ПП3-2-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50-51-119СП</text:p>
          </table:table-cell>
          <table:table-cell table:number-columns-repeated="2"/>
          <table:table-cell office:value-type="string">
            <text:p>50-51-119СП</text:p>
          </table:table-cell>
          <table:table-cell office:value-type="string">
            <text:p>Серьга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700-47-2132 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700-38-2864</text:p>
          </table:table-cell>
          <table:table-cell table:number-columns-repeated="2"/>
          <table:table-cell office:value-type="string">
            <text:p>700-38-2864</text:p>
          </table:table-cell>
          <table:table-cell office:value-type="string">
            <text:p>Пружина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50-11-72</text:p>
          </table:table-cell>
          <table:table-cell table:number-columns-repeated="2"/>
          <table:table-cell office:value-type="string">
            <text:p>50-11-72</text:p>
          </table:table-cell>
          <table:table-cell office:value-type="string">
            <text:p>Планка</text:p>
          </table:table-cell>
          <table:table-cell table:number-columns-repeated="1017"/>
        </table:table-row>
        <table:table-row table:style-name="ro1">
          <table:table-cell office:value-type="string">
            <text:p>№ пп</text:p>
          </table:table-cell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Вал коленчатый новый стандарт ПД-23 2 шт</text:p>
          </table:table-cell>
          <table:table-cell office:value-type="string">
            <text:p>17-03-26СП</text:p>
          </table:table-cell>
          <table:table-cell table:number-columns-repeated="2"/>
          <table:table-cell office:value-type="string">
            <text:p>17-03-26СП</text:p>
          </table:table-cell>
          <table:table-cell office:value-type="string">
            <text:p>Вал коленчатый. Комплект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Вкладышистандарт <text:s/>ПД-23 2 комплекта</text:p>
          </table:table-cell>
          <table:table-cell office:value-type="string">
            <text:p>А23-01-54-130СП</text:p>
          </table:table-cell>
          <table:table-cell/>
          <table:table-cell table:number-columns-repeated="2" office:value-type="string">
            <text:p>А23.01.54.130СБП2АН1</text:p>
          </table:table-cell>
          <table:table-cell office:value-type="string">
            <text:p>ВКЛАДЫШ ПУСКОВОГО ДВИГАТЕЛЯ А23.01.54.130СБП2АН1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Поршень пд-23 <text:s/>2 комплекта</text:p>
          </table:table-cell>
          <table:table-cell office:value-type="string">
            <text:p>03349</text:p>
          </table:table-cell>
          <table:table-cell/>
          <table:table-cell table:number-columns-repeated="2" office:value-type="string">
            <text:p>17-03-27</text:p>
          </table:table-cell>
          <table:table-cell office:value-type="string">
            <text:p>ПОРШЕНЬ 17-03-27 К ДВИГАТЕЛЮ П23У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Кольца поршневыепд-23 <text:s text:c="2"/>2 компл</text:p>
          </table:table-cell>
          <table:table-cell office:value-type="float" office:value="0">
            <text:p>0</text:p>
          </table:table-cell>
          <table:table-cell/>
          <table:table-cell office:value-type="string">
            <text:p>03712СП</text:p>
          </table:table-cell>
          <table:table-cell table:number-columns-repeated="1019"/>
        </table:table-row>
        <table:table-row table:style-name="ro1">
          <table:table-cell office:value-type="string">
            <text:p>№ п/п</text:p>
          </table:table-cell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КОРОНКА ЗУБА РЫХЛИТЕЛЯ Т-330</text:p>
          </table:table-cell>
          <table:table-cell office:value-type="string">
            <text:p>КОРОНКА</text:p>
          </table:table-cell>
          <table:table-cell/>
          <table:table-cell office:value-type="string">
            <text:p>не наша позиция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72118СП МУФТА МЕХАНИЗМА ВКЛЮЧЕНИЯ</text:p>
          </table:table-cell>
          <table:table-cell office:value-type="string">
            <text:p>72118СП</text:p>
          </table:table-cell>
          <table:table-cell table:number-columns-repeated="2"/>
          <table:table-cell office:value-type="string">
            <text:p>72118СП</text:p>
          </table:table-cell>
          <table:table-cell office:value-type="string">
            <text:p>Муфта механизма включения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24-22-1СП ЛЕНТА ГУСЕНИЧНАЯ</text:p>
          </table:table-cell>
          <table:table-cell office:value-type="string">
            <text:p>24-22-1СП</text:p>
          </table:table-cell>
          <table:table-cell/>
          <table:table-cell office:value-type="string">
            <text:p>24-22-9СП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14-69-107-1СП РАСПЫЛИТЕЛЬ Д-160</text:p>
          </table:table-cell>
          <table:table-cell office:value-type="string">
            <text:p>14-69-107-1СП</text:p>
          </table:table-cell>
          <table:table-cell/>
          <table:table-cell table:number-columns-repeated="2" office:value-type="string">
            <text:p>14-69-107-1СП</text:p>
          </table:table-cell>
          <table:table-cell office:value-type="string">
            <text:p>Распылитель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16-03-126 ВАЛ КОЛЕНЧАТЫЙ</text:p>
          </table:table-cell>
          <table:table-cell office:value-type="string">
            <text:p>16-03-126</text:p>
          </table:table-cell>
          <table:table-cell/>
          <table:table-cell table:number-columns-repeated="2" office:value-type="string">
            <text:p>16-03-126СП</text:p>
          </table:table-cell>
          <table:table-cell office:value-type="string">
            <text:p>Коленвал с вкладышами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16-08-11-2 ШАЙБА</text:p>
          </table:table-cell>
          <table:table-cell office:value-type="string">
            <text:p>16-08-11-2</text:p>
          </table:table-cell>
          <table:table-cell table:number-columns-repeated="2"/>
          <table:table-cell office:value-type="string">
            <text:p>16-08-11-2</text:p>
          </table:table-cell>
          <table:table-cell office:value-type="string">
            <text:p>Шайба уплотнения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16-67-102СП ПЛУНЖЕРНАЯ ПАРА</text:p>
          </table:table-cell>
          <table:table-cell office:value-type="string">
            <text:p>16-67-102СП</text:p>
          </table:table-cell>
          <table:table-cell table:number-columns-repeated="2"/>
          <table:table-cell office:value-type="string">
            <text:p>16-67-102СП</text:p>
          </table:table-cell>
          <table:table-cell office:value-type="string">
            <text:p>Пара плунжерная топливного насоса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16-67-108СП ПАРА ПЛУНЖЕРНАЯ</text:p>
          </table:table-cell>
          <table:table-cell office:value-type="string">
            <text:p>16-67-108СП</text:p>
          </table:table-cell>
          <table:table-cell table:number-columns-repeated="2"/>
          <table:table-cell office:value-type="string">
            <text:p>16-67-108СП</text:p>
          </table:table-cell>
          <table:table-cell office:value-type="string">
            <text:p>Пара плунжерная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16121 ДИСК С ВНУТРЕННИМ ЗУБОМ</text:p>
          </table:table-cell>
          <table:table-cell office:value-type="string">
            <text:p>16121</text:p>
          </table:table-cell>
          <table:table-cell table:number-columns-repeated="2"/>
          <table:table-cell office:value-type="string">
            <text:p>16121</text:p>
          </table:table-cell>
          <table:table-cell office:value-type="string">
            <text:p>Диск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17-23СП ДВИГАТЕЛЬ ПУСКОВОЙ</text:p>
          </table:table-cell>
          <table:table-cell office:value-type="string">
            <text:p>17-23СП</text:p>
          </table:table-cell>
          <table:table-cell table:number-columns-repeated="2"/>
          <table:table-cell office:value-type="string">
            <text:p>17-23СП</text:p>
          </table:table-cell>
          <table:table-cell office:value-type="string">
            <text:p>Пусковой двигатель П-23У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17-73-130СП ПОДШИПНИК ВЫЖИМНОЙ</text:p>
          </table:table-cell>
          <table:table-cell office:value-type="string">
            <text:p>17-73-130СП</text:p>
          </table:table-cell>
          <table:table-cell table:number-columns-repeated="2"/>
          <table:table-cell office:value-type="string">
            <text:p>17-73-130СП</text:p>
          </table:table-cell>
          <table:table-cell office:value-type="string">
            <text:p>Подшипник выжимной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18-12-143СП ХОМУТ В СБ.</text:p>
          </table:table-cell>
          <table:table-cell office:value-type="string">
            <text:p>18-12-143СП</text:p>
          </table:table-cell>
          <table:table-cell table:number-columns-repeated="2"/>
          <table:table-cell office:value-type="string">
            <text:p>18-12-143СП</text:p>
          </table:table-cell>
          <table:table-cell office:value-type="string">
            <text:p>Хомут в сборе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18-14-140-1СП ТОРМОЗОК В СБОРЕ</text:p>
          </table:table-cell>
          <table:table-cell office:value-type="string">
            <text:p>18-14-140-1СП</text:p>
          </table:table-cell>
          <table:table-cell table:number-columns-repeated="2"/>
          <table:table-cell office:value-type="string">
            <text:p>18-14-140-1СП</text:p>
          </table:table-cell>
          <table:table-cell office:value-type="string">
            <text:p>Тормозок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18-14-17-1(18-14-77-7) ВАЛ КАРДАННЫЙ</text:p>
          </table:table-cell>
          <table:table-cell office:value-type="string">
            <text:p>18-14-17-1(18-14-77-7)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18-19-19 ВТУЛКА</text:p>
          </table:table-cell>
          <table:table-cell office:value-type="string">
            <text:p>18-19-19</text:p>
          </table:table-cell>
          <table:table-cell table:number-columns-repeated="2"/>
          <table:table-cell office:value-type="string">
            <text:p>18-19-19</text:p>
          </table:table-cell>
          <table:table-cell office:value-type="string">
            <text:p>Втулка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18-26-801 ФЛАНЕЦ</text:p>
          </table:table-cell>
          <table:table-cell office:value-type="string">
            <text:p>18-26-801</text:p>
          </table:table-cell>
          <table:table-cell/>
          <table:table-cell table:number-columns-repeated="2" office:value-type="string">
            <text:p>18-26-802</text:p>
          </table:table-cell>
          <table:table-cell office:value-type="string">
            <text:p>Фланец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18360-01СП ЛЕНТА ТОРМОЗНАЯ</text:p>
          </table:table-cell>
          <table:table-cell office:value-type="string">
            <text:p>18360-01СП</text:p>
          </table:table-cell>
          <table:table-cell table:number-columns-repeated="2"/>
          <table:table-cell office:value-type="string">
            <text:p>18360-01СП</text:p>
          </table:table-cell>
          <table:table-cell office:value-type="string">
            <text:p>Лента тормоза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19216-1 ШЕСТЕРНЯ</text:p>
          </table:table-cell>
          <table:table-cell office:value-type="string">
            <text:p>19216-1</text:p>
          </table:table-cell>
          <table:table-cell/>
          <table:table-cell table:number-columns-repeated="2" office:value-type="string">
            <text:p>19216</text:p>
          </table:table-cell>
          <table:table-cell office:value-type="string">
            <text:p>Шестерня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2.3.45.УХЛ1 МАСЛЕНКА</text:p>
          </table:table-cell>
          <table:table-cell office:value-type="string">
            <text:p>2.3.45.УХЛ1</text:p>
          </table:table-cell>
          <table:table-cell/>
          <table:table-cell table:number-columns-repeated="2" office:value-type="string">
            <text:p>1.3.Ц6</text:p>
          </table:table-cell>
          <table:table-cell office:value-type="string">
            <text:p>ПРЕСС-МАСЛЕНКА 1.3Ц6 (864006)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20-19-123СП УПЛОТНЕНИЕ</text:p>
          </table:table-cell>
          <table:table-cell office:value-type="string">
            <text:p>20-19-123СП</text:p>
          </table:table-cell>
          <table:table-cell table:number-columns-repeated="2"/>
          <table:table-cell office:value-type="string">
            <text:p>20-19-123СП</text:p>
          </table:table-cell>
          <table:table-cell office:value-type="string">
            <text:p>Уплотнение</text:p>
          </table:table-cell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20-19-24 ШЕСТЕРНЯ</text:p>
          </table:table-cell>
          <table:table-cell office:value-type="string">
            <text:p>20-19-24</text:p>
          </table:table-cell>
          <table:table-cell table:number-columns-repeated="2"/>
          <table:table-cell office:value-type="string">
            <text:p>20-19-24</text:p>
          </table:table-cell>
          <table:table-cell office:value-type="string">
            <text:p>Шестерня двойная</text:p>
          </table:table-cell>
          <table:table-cell table:number-columns-repeated="1017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21-17-4СП СЕРВОМЕХАНИЗМ</text:p>
          </table:table-cell>
          <table:table-cell office:value-type="string">
            <text:p>21-17-4СП</text:p>
          </table:table-cell>
          <table:table-cell table:number-columns-repeated="2"/>
          <table:table-cell office:value-type="string">
            <text:p>21-17-4СП</text:p>
          </table:table-cell>
          <table:table-cell office:value-type="string">
            <text:p>Сервомеханизм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21-19-1 ПОДШИПНИК КОНЦЕВОЙ</text:p>
          </table:table-cell>
          <table:table-cell office:value-type="string">
            <text:p>21-19-1</text:p>
          </table:table-cell>
          <table:table-cell table:number-columns-repeated="2"/>
          <table:table-cell office:value-type="string">
            <text:p>21-19-1</text:p>
          </table:table-cell>
          <table:table-cell office:value-type="string">
            <text:p>Подшипник концевой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210.12.11.001Г ГИДРОМОТОР</text:p>
          </table:table-cell>
          <table:table-cell office:value-type="string">
            <text:p>210.12.11.001Г</text:p>
          </table:table-cell>
          <table:table-cell/>
          <table:table-cell office:value-type="string">
            <text:p>не наша позиция</text:p>
          </table:table-cell>
          <table:table-cell table:number-columns-repeated="1019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24-19-114СП УПЛОТНЕНИЕ</text:p>
          </table:table-cell>
          <table:table-cell office:value-type="string">
            <text:p>24-19-114СП</text:p>
          </table:table-cell>
          <table:table-cell table:number-columns-repeated="2"/>
          <table:table-cell office:value-type="string">
            <text:p>24-19-114СП</text:p>
          </table:table-cell>
          <table:table-cell office:value-type="string">
            <text:p>Уплотнение</text:p>
          </table:table-cell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24-19-119СП УПЛОТНЕНИЕ</text:p>
          </table:table-cell>
          <table:table-cell office:value-type="string">
            <text:p>24-19-119СП</text:p>
          </table:table-cell>
          <table:table-cell table:number-columns-repeated="2"/>
          <table:table-cell office:value-type="string">
            <text:p>24-19-119СП</text:p>
          </table:table-cell>
          <table:table-cell office:value-type="string">
            <text:p>Уплотнение</text:p>
          </table:table-cell>
          <table:table-cell table:number-columns-repeated="1017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24-19-29 ШЕСТЕРНЯ ВЕДУЩАЯ</text:p>
          </table:table-cell>
          <table:table-cell office:value-type="string">
            <text:p>24-19-29</text:p>
          </table:table-cell>
          <table:table-cell table:number-columns-repeated="2"/>
          <table:table-cell office:value-type="string">
            <text:p>24-19-29</text:p>
          </table:table-cell>
          <table:table-cell office:value-type="string">
            <text:p>Шестерня ведущая</text:p>
          </table:table-cell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24-19-31 КОРПУС ПОДШИПНИКА</text:p>
          </table:table-cell>
          <table:table-cell office:value-type="string">
            <text:p>24-19-31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24-21-146СП КОЛЕСО НАТЯЖНОЕ</text:p>
          </table:table-cell>
          <table:table-cell office:value-type="string">
            <text:p>24-21-146СП</text:p>
          </table:table-cell>
          <table:table-cell/>
          <table:table-cell table:number-columns-repeated="2" office:value-type="string">
            <text:p>50-21-306СП</text:p>
          </table:table-cell>
          <table:table-cell office:value-type="string">
            <text:p>Колесо натяжное</text:p>
          </table:table-cell>
          <table:table-cell table:number-columns-repeated="1017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24-21-169СП КАТОК ОДНОБОРТНЫЙ</text:p>
          </table:table-cell>
          <table:table-cell office:value-type="string">
            <text:p>24-21-169СП</text:p>
          </table:table-cell>
          <table:table-cell table:number-columns-repeated="2"/>
          <table:table-cell office:value-type="string">
            <text:p>24-21-169СП</text:p>
          </table:table-cell>
          <table:table-cell office:value-type="string">
            <text:p>Каток однобортный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24-21-170СП КАТОК ДВУБОРТНЫЙ</text:p>
          </table:table-cell>
          <table:table-cell office:value-type="string">
            <text:p>24-21-170СП</text:p>
          </table:table-cell>
          <table:table-cell table:number-columns-repeated="2"/>
          <table:table-cell office:value-type="string">
            <text:p>24-21-170СП</text:p>
          </table:table-cell>
          <table:table-cell office:value-type="string">
            <text:p>Каток двубортный</text:p>
          </table:table-cell>
          <table:table-cell table:number-columns-repeated="1017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28-16-11 КОРПУС БОРТОВОГО ПОДШИП Т-170</text:p>
          </table:table-cell>
          <table:table-cell office:value-type="string">
            <text:p>28-16-11</text:p>
          </table:table-cell>
          <table:table-cell table:number-columns-repeated="2"/>
          <table:table-cell office:value-type="string">
            <text:p>28-16-11</text:p>
          </table:table-cell>
          <table:table-cell office:value-type="string">
            <text:p>Корпус подшипника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28-16-15 БАРАБАН</text:p>
          </table:table-cell>
          <table:table-cell office:value-type="string">
            <text:p>28-16-15</text:p>
          </table:table-cell>
          <table:table-cell table:number-columns-repeated="2"/>
          <table:table-cell office:value-type="string">
            <text:p>28-16-15</text:p>
          </table:table-cell>
          <table:table-cell office:value-type="string">
            <text:p>Барабан наружный</text:p>
          </table:table-cell>
          <table:table-cell table:number-columns-repeated="1017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50-19-144СП ШЕСТЕРНЯ ДВОЙНАЯ</text:p>
          </table:table-cell>
          <table:table-cell office:value-type="string">
            <text:p>50-19-144СП</text:p>
          </table:table-cell>
          <table:table-cell/>
          <table:table-cell table:number-columns-repeated="2" office:value-type="string">
            <text:p>50-19-174СП</text:p>
          </table:table-cell>
          <table:table-cell office:value-type="string">
            <text:p>Шестерня двойная. Комплект</text:p>
          </table:table-cell>
          <table:table-cell table:number-columns-repeated="1017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50-19-150 ШЕСТЕРНЯ</text:p>
          </table:table-cell>
          <table:table-cell office:value-type="string">
            <text:p>50-19-150</text:p>
          </table:table-cell>
          <table:table-cell table:number-columns-repeated="2"/>
          <table:table-cell office:value-type="string">
            <text:p>50-19-150</text:p>
          </table:table-cell>
          <table:table-cell office:value-type="string">
            <text:p>Шестерня</text:p>
          </table:table-cell>
          <table:table-cell table:number-columns-repeated="1017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50-21-138 КОЛЕСО НАТЯЖНОЕ</text:p>
          </table:table-cell>
          <table:table-cell office:value-type="string">
            <text:p>50-21-138</text:p>
          </table:table-cell>
          <table:table-cell/>
          <table:table-cell table:number-columns-repeated="2" office:value-type="string">
            <text:p>50-21-305СП</text:p>
          </table:table-cell>
          <table:table-cell office:value-type="string">
            <text:p>Колесо натяжное</text:p>
          </table:table-cell>
          <table:table-cell table:number-columns-repeated="1017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51-06-1СП РЕГУЛЯТОР</text:p>
          </table:table-cell>
          <table:table-cell office:value-type="string">
            <text:p>51-06-1СП</text:p>
          </table:table-cell>
          <table:table-cell/>
          <table:table-cell table:number-columns-repeated="2" office:value-type="string">
            <text:p>51-06-14СП</text:p>
          </table:table-cell>
          <table:table-cell office:value-type="string">
            <text:p>Регулятор</text:p>
          </table:table-cell>
          <table:table-cell table:number-columns-repeated="1017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51-157-02СП НАСОС ТОПЛИВНЫЙ С РЕГУЛЯТОР</text:p>
          </table:table-cell>
          <table:table-cell office:value-type="string">
            <text:p>51-157-02СП</text:p>
          </table:table-cell>
          <table:table-cell table:number-columns-repeated="2"/>
          <table:table-cell office:value-type="string">
            <text:p>51-157-02СП</text:p>
          </table:table-cell>
          <table:table-cell office:value-type="string">
            <text:p>Насос топливный с регулятором</text:p>
          </table:table-cell>
          <table:table-cell table:number-columns-repeated="1017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51-71-4СП НАСОС ТОПЛИВОЗАКАЧИВАЮЩИЙ</text:p>
          </table:table-cell>
          <table:table-cell office:value-type="string">
            <text:p>51-71-4СП</text:p>
          </table:table-cell>
          <table:table-cell table:number-columns-repeated="2"/>
          <table:table-cell office:value-type="string">
            <text:p>51-71-4СП</text:p>
          </table:table-cell>
          <table:table-cell office:value-type="string">
            <text:p>Насос топливоподкачивающий</text:p>
          </table:table-cell>
          <table:table-cell table:number-columns-repeated="1017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60-19-2 ВЕНЕЦ</text:p>
          </table:table-cell>
          <table:table-cell office:value-type="string">
            <text:p>60-19-2</text:p>
          </table:table-cell>
          <table:table-cell table:number-columns-repeated="2"/>
          <table:table-cell office:value-type="string">
            <text:p>60-19-2</text:p>
          </table:table-cell>
          <table:table-cell office:value-type="string">
            <text:p>Венец</text:p>
          </table:table-cell>
          <table:table-cell table:number-columns-repeated="1017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700-29-2369 ШПИЛЬКА</text:p>
          </table:table-cell>
          <table:table-cell office:value-type="string">
            <text:p>700-29-2369</text:p>
          </table:table-cell>
          <table:table-cell table:number-columns-repeated="2"/>
          <table:table-cell office:value-type="string">
            <text:p>700-29-2369</text:p>
          </table:table-cell>
          <table:table-cell office:value-type="string">
            <text:p>Шпилька</text:p>
          </table:table-cell>
          <table:table-cell table:number-columns-repeated="1017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700-40-2163 МАНЖЕТА БОРТ.РЕДУК.Т170</text:p>
          </table:table-cell>
          <table:table-cell office:value-type="string">
            <text:p>700-40-2163</text:p>
          </table:table-cell>
          <table:table-cell table:number-columns-repeated="2"/>
          <table:table-cell office:value-type="string">
            <text:p>700-40-2163</text:p>
          </table:table-cell>
          <table:table-cell office:value-type="string">
            <text:p>МАНЖЕТА 700-40-2163</text:p>
          </table:table-cell>
          <table:table-cell table:number-columns-repeated="1017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700-40-3372 МАНЖЕТА</text:p>
          </table:table-cell>
          <table:table-cell office:value-type="string">
            <text:p>700-40-3372</text:p>
          </table:table-cell>
          <table:table-cell table:number-columns-repeated="2"/>
          <table:table-cell office:value-type="string">
            <text:p>700-40-3372</text:p>
          </table:table-cell>
          <table:table-cell office:value-type="string">
            <text:p>МАНЖЕТА 700-40-3372</text:p>
          </table:table-cell>
          <table:table-cell table:number-columns-repeated="1017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700-40-3503 ПАТРУБОК</text:p>
          </table:table-cell>
          <table:table-cell office:value-type="string">
            <text:p>700-40-3503</text:p>
          </table:table-cell>
          <table:table-cell table:number-columns-repeated="2"/>
          <table:table-cell office:value-type="string">
            <text:p>700-40-3503</text:p>
          </table:table-cell>
          <table:table-cell office:value-type="string">
            <text:p>ШЛАНГ(РУКАВ) 700-40-3503</text:p>
          </table:table-cell>
          <table:table-cell table:number-columns-repeated="1017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700-40-4786 КОЛЬЦО</text:p>
          </table:table-cell>
          <table:table-cell office:value-type="string">
            <text:p>700-40-4786</text:p>
          </table:table-cell>
          <table:table-cell table:number-columns-repeated="2"/>
          <table:table-cell office:value-type="string">
            <text:p>700-40-4786</text:p>
          </table:table-cell>
          <table:table-cell office:value-type="string">
            <text:p>КОЛЬЦО 700-40-4786</text:p>
          </table:table-cell>
          <table:table-cell table:number-columns-repeated="1017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700.10.73.73 НАКЛАДКА ТОРМОЗНОЙ ЛЕНТЫ</text:p>
          </table:table-cell>
          <table:table-cell office:value-type="string">
            <text:p>700.10.73.73</text:p>
          </table:table-cell>
          <table:table-cell/>
          <table:table-cell table:number-columns-repeated="2" office:value-type="string">
            <text:p>700-40-7373</text:p>
          </table:table-cell>
          <table:table-cell office:value-type="string">
            <text:p>НАКЛАДКА ТОРМОЗНАЯ ФОРМОВАННАЯ АСБЕСТОВАЯ 700-40-7373</text:p>
          </table:table-cell>
          <table:table-cell table:number-columns-repeated="1017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7326СП ХОМУТ ДВИГАТЕЛЯ</text:p>
          </table:table-cell>
          <table:table-cell office:value-type="string">
            <text:p>7326СП</text:p>
          </table:table-cell>
          <table:table-cell/>
          <table:table-cell office:value-type="string">
            <text:p>17-73-127СП</text:p>
          </table:table-cell>
          <table:table-cell table:number-columns-repeated="1019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738-4СП ДИСК</text:p>
          </table:table-cell>
          <table:table-cell office:value-type="string">
            <text:p>738-4СП</text:p>
          </table:table-cell>
          <table:table-cell/>
          <table:table-cell table:number-columns-repeated="2" office:value-type="string">
            <text:p>17-73-139СП</text:p>
          </table:table-cell>
          <table:table-cell office:value-type="string">
            <text:p>Диск</text:p>
          </table:table-cell>
          <table:table-cell table:number-columns-repeated="1017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51-02-107СП ПРОКЛАДКА ГОЛОВКИ БЛОКА</text:p>
          </table:table-cell>
          <table:table-cell office:value-type="string">
            <text:p>51-02-107СП</text:p>
          </table:table-cell>
          <table:table-cell/>
          <table:table-cell table:number-columns-repeated="2" office:value-type="string">
            <text:p>51-02-107-01СП</text:p>
          </table:table-cell>
          <table:table-cell office:value-type="string">
            <text:p>Прокладка</text:p>
          </table:table-cell>
          <table:table-cell table:number-columns-repeated="1017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16-08-140СП НАСОС ВОДЯНОЙ Т-170</text:p>
          </table:table-cell>
          <table:table-cell office:value-type="string">
            <text:p>16-08-140СП</text:p>
          </table:table-cell>
          <table:table-cell table:number-columns-repeated="2"/>
          <table:table-cell office:value-type="string">
            <text:p>16-08-140СП</text:p>
          </table:table-cell>
          <table:table-cell office:value-type="string">
            <text:p>Насос</text:p>
          </table:table-cell>
          <table:table-cell table:number-columns-repeated="1017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24-16-103СП ДИСК С НАРУЖ ЗУБЬЯМИ</text:p>
          </table:table-cell>
          <table:table-cell office:value-type="string">
            <text:p>24-16-103СП</text:p>
          </table:table-cell>
          <table:table-cell table:number-columns-repeated="2"/>
          <table:table-cell office:value-type="string">
            <text:p>24-16-103СП</text:p>
          </table:table-cell>
          <table:table-cell office:value-type="string">
            <text:p>Диск с наружными зубьями</text:p>
          </table:table-cell>
          <table:table-cell table:number-columns-repeated="1017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18-14-4СП МУФТА СЦЕПЛЕНИЯ</text:p>
          </table:table-cell>
          <table:table-cell office:value-type="string">
            <text:p>18-14-4СП</text:p>
          </table:table-cell>
          <table:table-cell table:number-columns-repeated="2"/>
          <table:table-cell office:value-type="string">
            <text:p>18-14-4СП</text:p>
          </table:table-cell>
          <table:table-cell office:value-type="string">
            <text:p>МУФТА СЦЕПЛЕНИЯ 18-14-4СБ(СП)</text:p>
          </table:table-cell>
          <table:table-cell table:number-columns-repeated="1017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24-19-47 ЛАБИРИНТ</text:p>
          </table:table-cell>
          <table:table-cell office:value-type="string">
            <text:p>24-19-47</text:p>
          </table:table-cell>
          <table:table-cell table:number-columns-repeated="2"/>
          <table:table-cell office:value-type="string">
            <text:p>24-19-47</text:p>
          </table:table-cell>
          <table:table-cell office:value-type="string">
            <text:p>Лабиринт</text:p>
          </table:table-cell>
          <table:table-cell table:number-columns-repeated="1017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18-14-126 МУФТА</text:p>
          </table:table-cell>
          <table:table-cell office:value-type="string">
            <text:p>18-14-126</text:p>
          </table:table-cell>
          <table:table-cell table:number-columns-repeated="1021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50-21-161СП (50-21-136) ЦИЛИНДР В СБ</text:p>
          </table:table-cell>
          <table:table-cell office:value-type="string">
            <text:p>50-21-161СП</text:p>
          </table:table-cell>
          <table:table-cell/>
          <table:table-cell table:number-columns-repeated="2" office:value-type="string">
            <text:p>50-21-136СП</text:p>
          </table:table-cell>
          <table:table-cell office:value-type="string">
            <text:p>Цилиндр</text:p>
          </table:table-cell>
          <table:table-cell table:number-columns-repeated="1017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50-21-113СП КЛАПАН ДВОЙНОЙ</text:p>
          </table:table-cell>
          <table:table-cell office:value-type="string">
            <text:p>50-21-113СП</text:p>
          </table:table-cell>
          <table:table-cell/>
          <table:table-cell table:number-columns-repeated="2" office:value-type="string">
            <text:p>50-21-177СП</text:p>
          </table:table-cell>
          <table:table-cell office:value-type="string">
            <text:p>Клапан</text:p>
          </table:table-cell>
          <table:table-cell table:number-columns-repeated="1017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700-40-2041 ПАТРУБОК</text:p>
          </table:table-cell>
          <table:table-cell office:value-type="string">
            <text:p>700-40-2041</text:p>
          </table:table-cell>
          <table:table-cell/>
          <table:table-cell table:number-columns-repeated="2" office:value-type="string">
            <text:p>700-46-2041</text:p>
          </table:table-cell>
          <table:table-cell office:value-type="string">
            <text:p>ШЛАНГ(РУКАВ) 700-46-2041</text:p>
          </table:table-cell>
          <table:table-cell table:number-columns-repeated="1017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700-40-2047 ПАТРУБОК</text:p>
          </table:table-cell>
          <table:table-cell office:value-type="string">
            <text:p>700-40-2047</text:p>
          </table:table-cell>
          <table:table-cell/>
          <table:table-cell office:value-type="string">
            <text:p>нет такого номера</text:p>
          </table:table-cell>
          <table:table-cell table:number-columns-repeated="1019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51-08-25 ВАЛИК ВОД. НАСОСА Т-170</text:p>
          </table:table-cell>
          <table:table-cell office:value-type="string">
            <text:p>51-08-25</text:p>
          </table:table-cell>
          <table:table-cell table:number-columns-repeated="2"/>
          <table:table-cell office:value-type="string">
            <text:p>51-08-25</text:p>
          </table:table-cell>
          <table:table-cell office:value-type="string">
            <text:p>Валик</text:p>
          </table:table-cell>
          <table:table-cell table:number-columns-repeated="1017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700-31-2440 ПЛАСТИНА</text:p>
          </table:table-cell>
          <table:table-cell office:value-type="string">
            <text:p>700-31-2440</text:p>
          </table:table-cell>
          <table:table-cell table:number-columns-repeated="2"/>
          <table:table-cell office:value-type="string">
            <text:p>700-31-2440</text:p>
          </table:table-cell>
          <table:table-cell office:value-type="string">
            <text:p>ПЛАСТИНА 700-31-2440</text:p>
          </table:table-cell>
          <table:table-cell table:number-columns-repeated="1017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700-40-3880СП ПРОКЛАДКА</text:p>
          </table:table-cell>
          <table:table-cell office:value-type="string">
            <text:p>700-40-3880СП</text:p>
          </table:table-cell>
          <table:table-cell table:number-columns-repeated="2"/>
          <table:table-cell office:value-type="string">
            <text:p>700-40-3880СП</text:p>
          </table:table-cell>
          <table:table-cell office:value-type="string">
            <text:p>Прокладка</text:p>
          </table:table-cell>
          <table:table-cell table:number-columns-repeated="1017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700-30-2047 ГАЙКА</text:p>
          </table:table-cell>
          <table:table-cell office:value-type="string">
            <text:p>700-30-2047</text:p>
          </table:table-cell>
          <table:table-cell table:number-columns-repeated="2"/>
          <table:table-cell office:value-type="string">
            <text:p>700-30-2047</text:p>
          </table:table-cell>
          <table:table-cell office:value-type="string">
            <text:p>Гайка</text:p>
          </table:table-cell>
          <table:table-cell table:number-columns-repeated="1017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50-26-487-04СП РУКАВ</text:p>
          </table:table-cell>
          <table:table-cell office:value-type="string">
            <text:p>50-26-487-04СП</text:p>
          </table:table-cell>
          <table:table-cell table:number-columns-repeated="2"/>
          <table:table-cell office:value-type="string">
            <text:p>50-26-487-04СП</text:p>
          </table:table-cell>
          <table:table-cell office:value-type="string">
            <text:p>РВД Ф25-40-1610 М42Х2-У 50-26-487-04СП</text:p>
          </table:table-cell>
          <table:table-cell table:number-columns-repeated="1017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18-14-104 БАРАБАН ЗУБЧАТЫЙ</text:p>
          </table:table-cell>
          <table:table-cell office:value-type="string">
            <text:p>18-14-104</text:p>
          </table:table-cell>
          <table:table-cell table:number-columns-repeated="2"/>
          <table:table-cell office:value-type="string">
            <text:p>18-14-104</text:p>
          </table:table-cell>
          <table:table-cell office:value-type="string">
            <text:p>Барабан зубчатый</text:p>
          </table:table-cell>
          <table:table-cell table:number-columns-repeated="1017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14-69-117СП ФОРСУНКА В СБ</text:p>
          </table:table-cell>
          <table:table-cell office:value-type="string">
            <text:p>14-69-117СП</text:p>
          </table:table-cell>
          <table:table-cell/>
          <table:table-cell table:number-columns-repeated="2" office:value-type="string">
            <text:p>14-69-117-1СП</text:p>
          </table:table-cell>
          <table:table-cell office:value-type="string">
            <text:p>Форсунка</text:p>
          </table:table-cell>
          <table:table-cell table:number-columns-repeated="1017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24-16-101СП ФРИКЦИОН БОРТОВОЙ</text:p>
          </table:table-cell>
          <table:table-cell office:value-type="string">
            <text:p>24-16-101СП</text:p>
          </table:table-cell>
          <table:table-cell table:number-columns-repeated="2"/>
          <table:table-cell office:value-type="string">
            <text:p>24-16-101СП</text:p>
          </table:table-cell>
          <table:table-cell office:value-type="string">
            <text:p>Фрикцион бортовой правый</text:p>
          </table:table-cell>
          <table:table-cell table:number-columns-repeated="1017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24-16-102 СП БОРТОВОЙ ФРИКЦИОН</text:p>
          </table:table-cell>
          <table:table-cell office:value-type="string">
            <text:p>24-16-102</text:p>
          </table:table-cell>
          <table:table-cell/>
          <table:table-cell table:number-columns-repeated="2" office:value-type="string">
            <text:p>24-16-102СП</text:p>
          </table:table-cell>
          <table:table-cell office:value-type="string">
            <text:p>Фрикцион бортовой левый</text:p>
          </table:table-cell>
          <table:table-cell table:number-columns-repeated="1017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748-50-177 МУФТА</text:p>
          </table:table-cell>
          <table:table-cell office:value-type="string">
            <text:p>748-50-177</text:p>
          </table:table-cell>
          <table:table-cell table:number-columns-repeated="2"/>
          <table:table-cell office:value-type="string">
            <text:p>748-50-177</text:p>
          </table:table-cell>
          <table:table-cell office:value-type="string">
            <text:p>Муфта</text:p>
          </table:table-cell>
          <table:table-cell table:number-columns-repeated="1017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748-50-215 МУФТА</text:p>
          </table:table-cell>
          <table:table-cell office:value-type="string">
            <text:p>748-50-215</text:p>
          </table:table-cell>
          <table:table-cell/>
          <table:table-cell table:number-columns-repeated="2" office:value-type="string">
            <text:p>748-50-215СП</text:p>
          </table:table-cell>
          <table:table-cell office:value-type="string">
            <text:p>Муфта</text:p>
          </table:table-cell>
          <table:table-cell table:number-columns-repeated="1017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748-22-160СП ЗВЕНО ПОЛОТНО</text:p>
          </table:table-cell>
          <table:table-cell office:value-type="string">
            <text:p>748-22-160СП</text:p>
          </table:table-cell>
          <table:table-cell/>
          <table:table-cell table:number-columns-repeated="2" office:value-type="string">
            <text:p>748-22-164СП</text:p>
          </table:table-cell>
          <table:table-cell office:value-type="string">
            <text:p>Отрезок гусеницы. Комплект.</text:p>
          </table:table-cell>
          <table:table-cell table:number-columns-repeated="1017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748-22-161СП ГУСЕНИЧНОЕ ПОЛОТНО 11 ЗВЕНЬЕВ</text:p>
          </table:table-cell>
          <table:table-cell office:value-type="string">
            <text:p>748-22-161СП</text:p>
          </table:table-cell>
          <table:table-cell/>
          <table:table-cell table:number-columns-repeated="2" office:value-type="string">
            <text:p>748-22-163СП</text:p>
          </table:table-cell>
          <table:table-cell office:value-type="string">
            <text:p>Отрезок гусеницы. Комплект</text:p>
          </table:table-cell>
          <table:table-cell table:number-columns-repeated="1017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50-15-118СП СЕРВОМЕХАНИЗМ</text:p>
          </table:table-cell>
          <table:table-cell office:value-type="string">
            <text:p>50-15-118СП</text:p>
          </table:table-cell>
          <table:table-cell table:number-columns-repeated="2"/>
          <table:table-cell office:value-type="string">
            <text:p>50-15-118СП</text:p>
          </table:table-cell>
          <table:table-cell office:value-type="string">
            <text:p>Сервомеханизм</text:p>
          </table:table-cell>
          <table:table-cell table:number-columns-repeated="1017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50-19-160-1 ВЕНЕЦ ВЕДУЩЕГО КОЛЕСА</text:p>
          </table:table-cell>
          <table:table-cell office:value-type="string">
            <text:p>50-19-160-1</text:p>
          </table:table-cell>
          <table:table-cell table:number-columns-repeated="2"/>
          <table:table-cell office:value-type="string">
            <text:p>50-19-160-1</text:p>
          </table:table-cell>
          <table:table-cell office:value-type="string">
            <text:p>Венец ведущего колеса</text:p>
          </table:table-cell>
          <table:table-cell table:number-columns-repeated="1017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748-31-152-01СП ЗВЕНО СДАЮЩЕЕ</text:p>
          </table:table-cell>
          <table:table-cell office:value-type="string">
            <text:p>748-31-152-01СП</text:p>
          </table:table-cell>
          <table:table-cell table:number-columns-repeated="2"/>
          <table:table-cell office:value-type="string">
            <text:p>748-31-152-01СП</text:p>
          </table:table-cell>
          <table:table-cell office:value-type="string">
            <text:p>Звено сдающее</text:p>
          </table:table-cell>
          <table:table-cell table:number-columns-repeated="1017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748-31-151-01СП МЕХАНИЗМ НАТЯЖЕНИЯ</text:p>
          </table:table-cell>
          <table:table-cell office:value-type="string">
            <text:p>748-31-151-01СП</text:p>
          </table:table-cell>
          <table:table-cell table:number-columns-repeated="2"/>
          <table:table-cell office:value-type="string">
            <text:p>748-31-151-01СП</text:p>
          </table:table-cell>
          <table:table-cell office:value-type="string">
            <text:p>Механизм натяжения</text:p>
          </table:table-cell>
          <table:table-cell table:number-columns-repeated="1017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Д65-24-СО 1-4 ПУСКОВОЙ ДВИГАТЕЛЬ ПД-10У СО СТАРТЕРОМ</text:p>
          </table:table-cell>
          <table:table-cell office:value-type="string">
            <text:p>Д65-24-СО</text:p>
          </table:table-cell>
          <table:table-cell/>
          <table:table-cell office:value-type="string">
            <text:p>не наша позиция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>
            <text:p>НАИМЕНОВАНИЕ</text:p>
          </table:table-cell>
          <table:table-cell office:value-type="string">
            <text:p>НОМЕР</text:p>
          </table:table-cell>
          <table:table-cell/>
          <table:table-cell office:value-type="string">
            <text:p>НОМЕР НОВЫЙ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БАШМАК</text:p>
          </table:table-cell>
          <table:table-cell table:style-name="ce12" office:value-type="string">
            <text:p>50-22-2</text:p>
          </table:table-cell>
          <table:table-cell table:style-name="ce12"/>
          <table:table-cell office:value-type="string">
            <text:p>50-22-32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ХОМУТ</text:p>
          </table:table-cell>
          <table:table-cell table:style-name="ce12" office:value-type="string">
            <text:p>7320СП</text:p>
          </table:table-cell>
          <table:table-cell table:style-name="ce12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ПРОКЛАДКА</text:p>
          </table:table-cell>
          <table:table-cell table:style-name="ce12" office:value-type="float" office:value="46170">
            <text:p>46170</text:p>
          </table:table-cell>
          <table:table-cell table:style-name="ce12"/>
          <table:table-cell office:value-type="string">
            <text:p>700-40-20011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ПРОКЛАДКА</text:p>
          </table:table-cell>
          <table:table-cell table:style-name="ce12" office:value-type="string">
            <text:p>40944СП</text:p>
          </table:table-cell>
          <table:table-cell table:style-name="ce12"/>
          <table:table-cell office:value-type="string">
            <text:p>700-40-20006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ТОПЛИВ.ПОДКАЧИВ.НАСОС</text:p>
          </table:table-cell>
          <table:table-cell table:style-name="ce12" office:value-type="string">
            <text:p>АВ1010М8016085</text:p>
          </table:table-cell>
          <table:table-cell table:style-name="ce12"/>
          <table:table-cell office:value-type="string">
            <text:p>51-71-4СП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2" office:value-type="string">
            <text:p>14-02-3СП</text:p>
          </table:table-cell>
          <table:table-cell table:style-name="ce12"/>
          <table:table-cell office:value-type="string">
            <text:p>51-02-41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САЛЬНИК</text:p>
          </table:table-cell>
          <table:table-cell table:style-name="ce12" office:value-type="string">
            <text:p>40831СП</text:p>
          </table:table-cell>
          <table:table-cell table:style-name="ce12"/>
          <table:table-cell office:value-type="string">
            <text:p>2.1-68х92-4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2" office:value-type="string">
            <text:p>Р-160</text:p>
          </table:table-cell>
          <table:table-cell table:style-name="ce12"/>
          <table:table-cell office:value-type="string">
            <text:p>50-26-61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БОЛТ</text:p>
          </table:table-cell>
          <table:table-cell table:style-name="ce12" office:value-type="float" office:value="16137">
            <text:p>16137</text:p>
          </table:table-cell>
          <table:table-cell table:style-name="ce12"/>
          <table:table-cell office:value-type="string">
            <text:p>700-28-2509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2" office:value-type="float" office:value="74102">
            <text:p>74102</text:p>
          </table:table-cell>
          <table:table-cell table:style-name="ce12"/>
          <table:table-cell office:value-type="string">
            <text:p>17-73-58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ТОПЛИВ.НАСОС</text:p>
          </table:table-cell>
          <table:table-cell table:style-name="ce12" office:value-type="string">
            <text:p>51-160-01СП</text:p>
          </table:table-cell>
          <table:table-cell table:style-name="ce12"/>
          <table:table-cell office:value-type="string">
            <text:p>51-67-24-01, 02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2" office:value-type="float" office:value="67231">
            <text:p>67231</text:p>
          </table:table-cell>
          <table:table-cell table:style-name="ce12"/>
          <table:table-cell office:value-type="float" office:value="3197">
            <text:p>3197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МАНЖЕТА</text:p>
          </table:table-cell>
          <table:table-cell table:style-name="ce12" office:value-type="string">
            <text:p>3-2,5Х13-6</text:p>
          </table:table-cell>
          <table:table-cell table:style-name="ce12"/>
          <table:table-cell office:value-type="string">
            <text:p>700-40-5960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ТОПЛИВОПРОВОД В СБОРЕ</text:p>
          </table:table-cell>
          <table:table-cell table:style-name="ce12" office:value-type="string">
            <text:p>14-69-114СП</text:p>
          </table:table-cell>
          <table:table-cell table:style-name="ce12"/>
          <table:table-cell office:value-type="string">
            <text:p>51-69-127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ТОПЛИВОПРОВОД 1 Ц.</text:p>
          </table:table-cell>
          <table:table-cell table:style-name="ce12" office:value-type="string">
            <text:p>14-69-109СБ</text:p>
          </table:table-cell>
          <table:table-cell table:style-name="ce12"/>
          <table:table-cell office:value-type="string">
            <text:p>51-69-128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ТОПЛИВОПРОВОД 2 Ц.</text:p>
          </table:table-cell>
          <table:table-cell table:style-name="ce12" office:value-type="string">
            <text:p>14-69-110СБ</text:p>
          </table:table-cell>
          <table:table-cell table:style-name="ce12"/>
          <table:table-cell office:value-type="string">
            <text:p>51-69-129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ТОПЛИВОПРОВОД 3 Ц.</text:p>
          </table:table-cell>
          <table:table-cell table:style-name="ce12" office:value-type="string">
            <text:p>14-69-111СП</text:p>
          </table:table-cell>
          <table:table-cell table:style-name="ce12"/>
          <table:table-cell office:value-type="string">
            <text:p>51-69-130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ТОПЛИВОПРОВОД 4 Ц.</text:p>
          </table:table-cell>
          <table:table-cell table:style-name="ce12" office:value-type="string">
            <text:p>14-69-112СП</text:p>
          </table:table-cell>
          <table:table-cell table:style-name="ce12"/>
          <table:table-cell office:value-type="string">
            <text:p>51-69-131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ПРОКЛАДКА БОРТ. РЕДУКТОРА</text:p>
          </table:table-cell>
          <table:table-cell table:style-name="ce12" office:value-type="string">
            <text:p>700-40-4082</text:p>
          </table:table-cell>
          <table:table-cell table:style-name="ce12"/>
          <table:table-cell office:value-type="string">
            <text:p>700-40-7426, -01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РВД 12 ММ</text:p>
          </table:table-cell>
          <table:table-cell table:style-name="ce12" office:value-type="string">
            <text:p>Н036.83.040</text:p>
          </table:table-cell>
          <table:table-cell table:style-name="ce12"/>
          <table:table-cell office:value-type="string">
            <text:p>50-26-484-01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РВД 12 ММ</text:p>
          </table:table-cell>
          <table:table-cell table:style-name="ce12" office:value-type="string">
            <text:p>Н036.83.070</text:p>
          </table:table-cell>
          <table:table-cell table:style-name="ce12"/>
          <table:table-cell office:value-type="string">
            <text:p>50-26-484-02/03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РВД 12 ММ</text:p>
          </table:table-cell>
          <table:table-cell table:style-name="ce12" office:value-type="string">
            <text:p>Н036.83.220</text:p>
          </table:table-cell>
          <table:table-cell table:style-name="ce12"/>
          <table:table-cell office:value-type="string">
            <text:p>50-26-484-04/05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РВД 12 ММ</text:p>
          </table:table-cell>
          <table:table-cell table:style-name="ce12" office:value-type="string">
            <text:p>Н036.83.090</text:p>
          </table:table-cell>
          <table:table-cell table:style-name="ce12"/>
          <table:table-cell office:value-type="string">
            <text:p>50-26-484-06/07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РВД 12 ММ</text:p>
          </table:table-cell>
          <table:table-cell table:style-name="ce12" office:value-type="string">
            <text:p>Н036.83.130</text:p>
          </table:table-cell>
          <table:table-cell table:style-name="ce12"/>
          <table:table-cell office:value-type="string">
            <text:p>50-26-484-08/09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РВД 12 ММ</text:p>
          </table:table-cell>
          <table:table-cell table:style-name="ce12" office:value-type="string">
            <text:p>Н036.83.060</text:p>
          </table:table-cell>
          <table:table-cell table:style-name="ce12"/>
          <table:table-cell office:value-type="string">
            <text:p>50-26-484-10/11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РВД 16 ММ</text:p>
          </table:table-cell>
          <table:table-cell table:style-name="ce12" office:value-type="string">
            <text:p>Н036.85.03.100</text:p>
          </table:table-cell>
          <table:table-cell table:style-name="ce12"/>
          <table:table-cell office:value-type="string">
            <text:p>50-26-485-01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РВД 16 ММ</text:p>
          </table:table-cell>
          <table:table-cell table:style-name="ce12" office:value-type="string">
            <text:p>Н036.85.03.120</text:p>
          </table:table-cell>
          <table:table-cell table:style-name="ce12"/>
          <table:table-cell office:value-type="string">
            <text:p>50-26-485-02/03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РВД 16 ММ</text:p>
          </table:table-cell>
          <table:table-cell table:style-name="ce12" office:value-type="string">
            <text:p>Н036.85.03.150</text:p>
          </table:table-cell>
          <table:table-cell table:style-name="ce12"/>
          <table:table-cell office:value-type="string">
            <text:p>50-26-485-04/05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РВД 16 ММ</text:p>
          </table:table-cell>
          <table:table-cell table:style-name="ce12" office:value-type="string">
            <text:p>Н036.85.03.170</text:p>
          </table:table-cell>
          <table:table-cell table:style-name="ce12"/>
          <table:table-cell office:value-type="string">
            <text:p>50-26-485-06/07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РВД 16 ММ</text:p>
          </table:table-cell>
          <table:table-cell table:style-name="ce12" office:value-type="string">
            <text:p>Н036.85.03.200</text:p>
          </table:table-cell>
          <table:table-cell table:style-name="ce12"/>
          <table:table-cell office:value-type="string">
            <text:p>50-26-485-08/09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РВД 16 ММ</text:p>
          </table:table-cell>
          <table:table-cell table:style-name="ce12" office:value-type="string">
            <text:p>Н036.85.03.230</text:p>
          </table:table-cell>
          <table:table-cell table:style-name="ce12"/>
          <table:table-cell office:value-type="string">
            <text:p>50-26-485-10/11СП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2" office:value-type="string">
            <text:p>Н036.88.660</text:p>
          </table:table-cell>
          <table:table-cell table:style-name="ce12"/>
          <table:table-cell office:value-type="string">
            <text:p>50-26-487-02/03СП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2" office:value-type="string">
            <text:p>Н036.88.760</text:p>
          </table:table-cell>
          <table:table-cell table:style-name="ce12"/>
          <table:table-cell office:value-type="string">
            <text:p>50-26-487-06/07СП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2" office:value-type="string">
            <text:p>Н036.88.750</text:p>
          </table:table-cell>
          <table:table-cell table:style-name="ce12"/>
          <table:table-cell office:value-type="string">
            <text:p>50-26-487-08/09СП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2" office:value-type="string">
            <text:p>М27Х2Х85</text:p>
          </table:table-cell>
          <table:table-cell table:style-name="ce12"/>
          <table:table-cell office:value-type="string">
            <text:p>700-28-2379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2" office:value-type="string">
            <text:p>29-09-124СП</text:p>
          </table:table-cell>
          <table:table-cell table:style-name="ce12"/>
          <table:table-cell office:value-type="string">
            <text:p>51-09-217СП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2" office:value-type="float" office:value="21900">
            <text:p>21900</text:p>
          </table:table-cell>
          <table:table-cell table:style-name="ce12"/>
          <table:table-cell office:value-type="string">
            <text:p>21-21-121СП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2" office:value-type="float" office:value="7310">
            <text:p>7310</text:p>
          </table:table-cell>
          <table:table-cell table:style-name="ce12"/>
          <table:table-cell office:value-type="string">
            <text:p>17-73-57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2" office:value-type="string">
            <text:p>50-19-99-1</text:p>
          </table:table-cell>
          <table:table-cell table:style-name="ce12"/>
          <table:table-cell office:value-type="string">
            <text:p>50-19-99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2" office:value-type="string">
            <text:p>700-28-2378</text:p>
          </table:table-cell>
          <table:table-cell table:style-name="ce12"/>
          <table:table-cell office:value-type="string">
            <text:p>700-28-2546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2" office:value-type="float" office:value="21442">
            <text:p>21442</text:p>
          </table:table-cell>
          <table:table-cell table:style-name="ce12"/>
          <table:table-cell office:value-type="string">
            <text:p>700-58-2610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2" office:value-type="string">
            <text:p>29-09-124СП</text:p>
          </table:table-cell>
          <table:table-cell table:style-name="ce12"/>
          <table:table-cell office:value-type="string">
            <text:p>51-09-217СП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2" office:value-type="string">
            <text:p>80-52-59-01</text:p>
          </table:table-cell>
          <table:table-cell table:style-name="ce12"/>
          <table:table-cell office:value-type="string">
            <text:p>80-52-59-02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2" office:value-type="string">
            <text:p>80-52-60-01</text:p>
          </table:table-cell>
          <table:table-cell table:style-name="ce12"/>
          <table:table-cell office:value-type="string">
            <text:p>80-52-60-02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2" office:value-type="string">
            <text:p>095-101-36-2-2</text:p>
          </table:table-cell>
          <table:table-cell table:style-name="ce12"/>
          <table:table-cell office:value-type="string">
            <text:p>700-40-3769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2" office:value-type="string">
            <text:p>50-20-20</text:p>
          </table:table-cell>
          <table:table-cell table:style-name="ce12"/>
          <table:table-cell office:value-type="string">
            <text:p>50-20-49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2" office:value-type="string">
            <text:p>738-4СП</text:p>
          </table:table-cell>
          <table:table-cell table:style-name="ce12"/>
          <table:table-cell office:value-type="string">
            <text:p>17-73-139СП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2" office:value-type="float" office:value="30246">
            <text:p>30246</text:p>
          </table:table-cell>
          <table:table-cell table:style-name="ce12"/>
          <table:table-cell office:value-type="string">
            <text:p>700-30-2417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2" office:value-type="string">
            <text:p>50-21-423СП</text:p>
          </table:table-cell>
          <table:table-cell table:style-name="ce12"/>
          <table:table-cell office:value-type="string">
            <text:p>24-21-148СП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2" office:value-type="string">
            <text:p>50-21-424СП</text:p>
          </table:table-cell>
          <table:table-cell table:style-name="ce12"/>
          <table:table-cell office:value-type="string">
            <text:p>24-21-149СП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2" office:value-type="string">
            <text:p>50-15-119СП</text:p>
          </table:table-cell>
          <table:table-cell table:style-name="ce12"/>
          <table:table-cell office:value-type="string">
            <text:p>50-15-156СП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2" office:value-type="string">
            <text:p>24-15-3СП</text:p>
          </table:table-cell>
          <table:table-cell table:style-name="ce12"/>
          <table:table-cell office:value-type="string">
            <text:p>50-15-5СП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2" office:value-type="string">
            <text:p>700-38-2813</text:p>
          </table:table-cell>
          <table:table-cell table:style-name="ce12"/>
          <table:table-cell office:value-type="float" office:value="38366">
            <text:p>38366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2" office:value-type="string">
            <text:p>50-21-123СП</text:p>
          </table:table-cell>
          <table:table-cell table:style-name="ce12"/>
          <table:table-cell office:value-type="string">
            <text:p>50-21-396СП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2" office:value-type="float" office:value="28431">
            <text:p>28431</text:p>
          </table:table-cell>
          <table:table-cell table:style-name="ce12"/>
          <table:table-cell office:value-type="string">
            <text:p>700-28-2621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2" office:value-type="float" office:value="28554">
            <text:p>28554</text:p>
          </table:table-cell>
          <table:table-cell table:style-name="ce12"/>
          <table:table-cell office:value-type="string">
            <text:p>700-28-2622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2" office:value-type="float" office:value="28639">
            <text:p>28639</text:p>
          </table:table-cell>
          <table:table-cell table:style-name="ce12"/>
          <table:table-cell office:value-type="string">
            <text:p>700-28-2623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ГАЙКА</text:p>
          </table:table-cell>
          <table:table-cell table:style-name="ce12" office:value-type="float" office:value="3014">
            <text:p>3014</text:p>
          </table:table-cell>
          <table:table-cell table:style-name="ce12"/>
          <table:table-cell office:value-type="string">
            <text:p>700-30-2415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2" office:value-type="float" office:value="30246">
            <text:p>30246</text:p>
          </table:table-cell>
          <table:table-cell table:style-name="ce12"/>
          <table:table-cell office:value-type="string">
            <text:p>700-30-2417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ГАЙКА</text:p>
          </table:table-cell>
          <table:table-cell table:style-name="ce12" office:value-type="float" office:value="3010">
            <text:p>3010</text:p>
          </table:table-cell>
          <table:table-cell table:style-name="ce12"/>
          <table:table-cell office:value-type="string">
            <text:p>700-30-2414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МАНЖЕТА</text:p>
          </table:table-cell>
          <table:table-cell table:style-name="ce12" office:value-type="string">
            <text:p>75Х100</text:p>
          </table:table-cell>
          <table:table-cell table:style-name="ce12"/>
          <table:table-cell office:value-type="float" office:value="26431">
            <text:p>26431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ВИЛКА</text:p>
          </table:table-cell>
          <table:table-cell table:style-name="ce12" office:value-type="string">
            <text:p>17-76-19</text:p>
          </table:table-cell>
          <table:table-cell table:style-name="ce12"/>
          <table:table-cell office:value-type="string">
            <text:p>17-76-31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ШЕСТЕРНЯ</text:p>
          </table:table-cell>
          <table:table-cell table:style-name="ce12" office:value-type="string">
            <text:p>09241</text:p>
          </table:table-cell>
          <table:table-cell table:style-name="ce12"/>
          <table:table-cell office:value-type="string">
            <text:p>51-66-23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ПРИЦЕПН. УСТР-ВО</text:p>
          </table:table-cell>
          <table:table-cell table:style-name="ce12" office:value-type="string">
            <text:p>18-51-3СП</text:p>
          </table:table-cell>
          <table:table-cell table:style-name="ce12"/>
          <table:table-cell office:value-type="string">
            <text:p>50-51-118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ФЛАНЕЦ</text:p>
          </table:table-cell>
          <table:table-cell table:style-name="ce12" office:value-type="string">
            <text:p>50-21-84</text:p>
          </table:table-cell>
          <table:table-cell table:style-name="ce12"/>
          <table:table-cell office:value-type="string">
            <text:p>50-21-285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2" office:value-type="string">
            <text:p>140Х150-58-2,2</text:p>
          </table:table-cell>
          <table:table-cell table:style-name="ce12"/>
          <table:table-cell office:value-type="string">
            <text:p>700-40-3116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2" office:value-type="float" office:value="41167">
            <text:p>41167</text:p>
          </table:table-cell>
          <table:table-cell table:style-name="ce12"/>
          <table:table-cell office:value-type="string">
            <text:p>24-16-103СП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2" office:value-type="string">
            <text:p>40257СП</text:p>
          </table:table-cell>
          <table:table-cell table:style-name="ce12"/>
          <table:table-cell office:value-type="string">
            <text:p>1.1.-35х58-1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МУФТА</text:p>
          </table:table-cell>
          <table:table-cell table:style-name="ce12" office:value-type="string">
            <text:p>06417сп</text:p>
          </table:table-cell>
          <table:table-cell table:style-name="ce12"/>
          <table:table-cell office:value-type="string">
            <text:p>17-06-108сп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3-48х28-6</text:p>
          </table:table-cell>
          <table:table-cell table:style-name="ce13"/>
          <table:table-cell office:value-type="string">
            <text:p>700-40-9196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008-012-25-2-2</text:p>
          </table:table-cell>
          <table:table-cell table:style-name="ce13"/>
          <table:table-cell office:value-type="string">
            <text:p>585-01-14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014-018-25-2-2</text:p>
          </table:table-cell>
          <table:table-cell table:style-name="ce13"/>
          <table:table-cell office:value-type="string">
            <text:p>700-40-3346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015-019-25-2-2</text:p>
          </table:table-cell>
          <table:table-cell table:style-name="ce13"/>
          <table:table-cell office:value-type="string">
            <text:p>901-01-45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018-022-30-2-2</text:p>
          </table:table-cell>
          <table:table-cell table:style-name="ce13"/>
          <table:table-cell office:value-type="string">
            <text:p>700-40-3208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019-023-25-2-2</text:p>
          </table:table-cell>
          <table:table-cell table:style-name="ce13"/>
          <table:table-cell office:value-type="string">
            <text:p>700-40-7939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020-025-30-2-2</text:p>
          </table:table-cell>
          <table:table-cell table:style-name="ce13"/>
          <table:table-cell office:value-type="string">
            <text:p>700-40-3426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020-025-32-2-2</text:p>
          </table:table-cell>
          <table:table-cell table:style-name="ce13"/>
          <table:table-cell office:value-type="string">
            <text:p>901-01-42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022-028-36-2-2</text:p>
          </table:table-cell>
          <table:table-cell table:style-name="ce13"/>
          <table:table-cell office:value-type="string">
            <text:p>700-40-3230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028-034-36-2-2</text:p>
          </table:table-cell>
          <table:table-cell table:style-name="ce13"/>
          <table:table-cell office:value-type="string">
            <text:p>700-40-2135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032-038-36-2-2</text:p>
          </table:table-cell>
          <table:table-cell table:style-name="ce13"/>
          <table:table-cell office:value-type="string">
            <text:p>714-72-44-01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032-040-46-2-2</text:p>
          </table:table-cell>
          <table:table-cell table:style-name="ce13"/>
          <table:table-cell office:value-type="string">
            <text:p>700-40-3304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035-043-46-2-2</text:p>
          </table:table-cell>
          <table:table-cell table:style-name="ce13"/>
          <table:table-cell office:value-type="string">
            <text:p>700-40-3347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038-046-46-2-2</text:p>
          </table:table-cell>
          <table:table-cell table:style-name="ce13"/>
          <table:table-cell office:value-type="string">
            <text:p>700-40-4156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039-045-36-2-2</text:p>
          </table:table-cell>
          <table:table-cell table:style-name="ce13"/>
          <table:table-cell office:value-type="string">
            <text:p>714-72-4-03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040-046-36-2-2</text:p>
          </table:table-cell>
          <table:table-cell table:style-name="ce13"/>
          <table:table-cell office:value-type="string">
            <text:p>700-40-3303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042-050-46-2-2</text:p>
          </table:table-cell>
          <table:table-cell table:style-name="ce13"/>
          <table:table-cell office:value-type="string">
            <text:p>700-40-3273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045-050-30-2-2</text:p>
          </table:table-cell>
          <table:table-cell table:style-name="ce13"/>
          <table:table-cell office:value-type="string">
            <text:p>714-23-776-01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060-070-58-2-2</text:p>
          </table:table-cell>
          <table:table-cell table:style-name="ce13"/>
          <table:table-cell office:value-type="string">
            <text:p>700-40-3437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068-072-25-2-5</text:p>
          </table:table-cell>
          <table:table-cell table:style-name="ce13"/>
          <table:table-cell office:value-type="string">
            <text:p>700-40-7385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095-101-36-2-2</text:p>
          </table:table-cell>
          <table:table-cell table:style-name="ce13"/>
          <table:table-cell office:value-type="string">
            <text:p>700-40-3769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110-120-58-2-2</text:p>
          </table:table-cell>
          <table:table-cell table:style-name="ce13"/>
          <table:table-cell office:value-type="string">
            <text:p>700-40-3222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120-125-30-2-2</text:p>
          </table:table-cell>
          <table:table-cell table:style-name="ce13"/>
          <table:table-cell office:value-type="string">
            <text:p>700-40-2904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140х150-50-2-2</text:p>
          </table:table-cell>
          <table:table-cell table:style-name="ce13"/>
          <table:table-cell office:value-type="string">
            <text:p>700-40-3116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75Х100</text:p>
          </table:table-cell>
          <table:table-cell table:style-name="ce13"/>
          <table:table-cell office:value-type="float" office:value="26431">
            <text:p>26431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700-40-2896</text:p>
          </table:table-cell>
          <table:table-cell table:style-name="ce13"/>
          <table:table-cell office:value-type="string">
            <text:p>700-40-8148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Н1-35Х28-2</text:p>
          </table:table-cell>
          <table:table-cell table:style-name="ce13"/>
          <table:table-cell office:value-type="string">
            <text:p>700-40-2987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Н2-42Х50-2</text:p>
          </table:table-cell>
          <table:table-cell table:style-name="ce13"/>
          <table:table-cell office:value-type="string">
            <text:p>700-40-3273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У65Х60-2</text:p>
          </table:table-cell>
          <table:table-cell table:style-name="ce13"/>
          <table:table-cell office:value-type="string">
            <text:p>700-40-7375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2.2-70Х50-2</text:p>
          </table:table-cell>
          <table:table-cell table:style-name="ce13"/>
          <table:table-cell office:value-type="string">
            <text:p>2.2-50Х70-2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700-40-3016</text:p>
          </table:table-cell>
          <table:table-cell table:style-name="ce13"/>
          <table:table-cell office:value-type="string">
            <text:p>700-40-7415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700-40-4092</text:p>
          </table:table-cell>
          <table:table-cell table:style-name="ce13"/>
          <table:table-cell office:value-type="string">
            <text:p>700-40-7426-01СП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40805СП</text:p>
          </table:table-cell>
          <table:table-cell table:style-name="ce13"/>
          <table:table-cell office:value-type="string">
            <text:p>2.2-50Х70-2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40257СП</text:p>
          </table:table-cell>
          <table:table-cell table:style-name="ce13"/>
          <table:table-cell office:value-type="string">
            <text:p>1.2-35Х58-1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3-25х13-6</text:p>
          </table:table-cell>
          <table:table-cell table:style-name="ce13"/>
          <table:table-cell office:value-type="string">
            <text:p>700-40-9455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Механизм натяжения</text:p>
          </table:table-cell>
          <table:table-cell table:style-name="ce13" office:value-type="string">
            <text:p>50-21-134СП</text:p>
          </table:table-cell>
          <table:table-cell table:style-name="ce13"/>
          <table:table-cell office:value-type="string">
            <text:p>50-21-420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Колесо натяжное</text:p>
          </table:table-cell>
          <table:table-cell table:style-name="ce13" office:value-type="string">
            <text:p>50-21-138СП</text:p>
          </table:table-cell>
          <table:table-cell table:style-name="ce13"/>
          <table:table-cell office:value-type="string">
            <text:p>50-21-305СП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700-40-2117</text:p>
          </table:table-cell>
          <table:table-cell table:style-name="ce13"/>
          <table:table-cell office:value-type="string">
            <text:p>700-40-7596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панель</text:p>
          </table:table-cell>
          <table:table-cell table:style-name="ce13" office:value-type="string">
            <text:p>50-24-258</text:p>
          </table:table-cell>
          <table:table-cell table:style-name="ce13"/>
          <table:table-cell office:value-type="string">
            <text:p>50-24-281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панель</text:p>
          </table:table-cell>
          <table:table-cell table:style-name="ce13" office:value-type="string">
            <text:p>50-24-259</text:p>
          </table:table-cell>
          <table:table-cell table:style-name="ce13"/>
          <table:table-cell office:value-type="string">
            <text:p>50-24-283-01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панель</text:p>
          </table:table-cell>
          <table:table-cell table:style-name="ce13" office:value-type="string">
            <text:p>50-24-269</text:p>
          </table:table-cell>
          <table:table-cell table:style-name="ce13"/>
          <table:table-cell office:value-type="string">
            <text:p>50-24-282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фильтр ткр</text:p>
          </table:table-cell>
          <table:table-cell table:style-name="ce13" office:value-type="string">
            <text:p>28с9ау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насос топливный с регулятором, мощность двигателя 140 л.с.</text:p>
          </table:table-cell>
          <table:table-cell table:style-name="ce13" office:value-type="string">
            <text:p>51-157-01сп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насос топливный с регулятором, мощность двигателя 170 л.с.</text:p>
          </table:table-cell>
          <table:table-cell table:style-name="ce13" office:value-type="string">
            <text:p>51-157-02сп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/>
          <table:table-cell table:style-name="ce13" office:value-type="string">
            <text:p>кр-12д</text:p>
          </table:table-cell>
          <table:table-cell table:style-name="ce13"/>
          <table:table-cell office:value-type="string">
            <text:p>пп-3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Гидроцилиндр на ковш гусеничного погрузчика (2 штуки)</text:p>
          </table:table-cell>
          <table:table-cell table:style-name="ce13" table:number-columns-repeated="2"/>
          <table:table-cell office:value-type="string">
            <text:p>61-50-355-02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Гидроцилиндр на стрелу гусеничного погрузчика (2 штуки)</text:p>
          </table:table-cell>
          <table:table-cell table:style-name="ce13" table:number-columns-repeated="2"/>
          <table:table-cell office:value-type="string">
            <text:p>61-50-360-03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Пружина, не совсем взаимозаменяема, есть отличия</text:p>
          </table:table-cell>
          <table:table-cell table:style-name="ce13" office:value-type="float" office:value="38441">
            <text:p>38441</text:p>
          </table:table-cell>
          <table:table-cell table:style-name="ce13"/>
          <table:table-cell office:value-type="string">
            <text:p>700-38-443/1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03349</text:p>
          </table:table-cell>
          <table:table-cell table:style-name="ce13"/>
          <table:table-cell office:value-type="string">
            <text:p>17-03-27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03349-1</text:p>
          </table:table-cell>
          <table:table-cell table:style-name="ce13"/>
          <table:table-cell office:value-type="string">
            <text:p>17-03-27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700-40-7736СП</text:p>
          </table:table-cell>
          <table:table-cell table:style-name="ce13"/>
          <table:table-cell office:value-type="string">
            <text:p>700-40-9052СП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700-40-7857СП</text:p>
          </table:table-cell>
          <table:table-cell table:style-name="ce13"/>
          <table:table-cell office:value-type="string">
            <text:p>700-40-9312СП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18-14-126</text:p>
          </table:table-cell>
          <table:table-cell table:style-name="ce13"/>
          <table:table-cell office:value-type="string">
            <text:p>50-14-26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Заклёпка на тормозную ленту</text:p>
          </table:table-cell>
          <table:table-cell table:style-name="ce13" table:number-columns-repeated="2"/>
          <table:table-cell office:value-type="string">
            <text:p>3650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Заклёпка на тормозную ленту на ДЭТ</text:p>
          </table:table-cell>
          <table:table-cell table:style-name="ce13" table:number-columns-repeated="2"/>
          <table:table-cell office:value-type="string">
            <text:p>3629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Вал карданный</text:p>
          </table:table-cell>
          <table:table-cell table:style-name="ce13" office:value-type="string">
            <text:p>18-14-77-1</text:p>
          </table:table-cell>
          <table:table-cell table:style-name="ce13"/>
          <table:table-cell office:value-type="string">
            <text:p>50-14-23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Рычаг</text:p>
          </table:table-cell>
          <table:table-cell table:style-name="ce13" office:value-type="string">
            <text:p>24-14-3</text:p>
          </table:table-cell>
          <table:table-cell table:style-name="ce13"/>
          <table:table-cell office:value-type="string">
            <text:p>24-14-104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Накладка на диск бортового фрикциона 24-16-103</text:p>
          </table:table-cell>
          <table:table-cell table:style-name="ce13" table:number-columns-repeated="2"/>
          <table:table-cell office:value-type="string">
            <text:p>46167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Диск</text:p>
          </table:table-cell>
          <table:table-cell table:style-name="ce13" office:value-type="string">
            <text:p>738-4СП</text:p>
          </table:table-cell>
          <table:table-cell table:style-name="ce13"/>
          <table:table-cell office:value-type="string">
            <text:p>17-73-139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Кран</text:p>
          </table:table-cell>
          <table:table-cell table:style-name="ce13" office:value-type="string">
            <text:p>48-26-115СП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Входит в комплект 24-12-2 из расчёта 2 шт. 24-12-2 и 1 шт. 24-12-3</text:p>
          </table:table-cell>
          <table:table-cell table:style-name="ce13" office:value-type="string">
            <text:p>24-12-3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кран</text:p>
          </table:table-cell>
          <table:table-cell table:style-name="ce13" office:value-type="string">
            <text:p>18-26-290сп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кожух</text:p>
          </table:table-cell>
          <table:table-cell table:style-name="ce13" office:value-type="string">
            <text:p>50-47-108СП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патрубок?????????</text:p>
          </table:table-cell>
          <table:table-cell table:style-name="ce13" office:value-type="string">
            <text:p>16-05-570</text:p>
          </table:table-cell>
          <table:table-cell table:style-name="ce13"/>
          <table:table-cell office:value-type="string">
            <text:p>51-05-192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боковина радиатора</text:p>
          </table:table-cell>
          <table:table-cell table:style-name="ce13" office:value-type="string">
            <text:p>50-08-113СП</text:p>
          </table:table-cell>
          <table:table-cell table:style-name="ce13"/>
          <table:table-cell office:value-type="string">
            <text:p>50-08-157-01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боковина радиатора</text:p>
          </table:table-cell>
          <table:table-cell table:style-name="ce13" office:value-type="string">
            <text:p>50-08-114СП</text:p>
          </table:table-cell>
          <table:table-cell table:style-name="ce13"/>
          <table:table-cell office:value-type="string">
            <text:p>50-08-158-01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шланг</text:p>
          </table:table-cell>
          <table:table-cell table:style-name="ce13" office:value-type="string">
            <text:p>25561</text:p>
          </table:table-cell>
          <table:table-cell table:style-name="ce13"/>
          <table:table-cell office:value-type="string">
            <text:p>51-41-141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трубка</text:p>
          </table:table-cell>
          <table:table-cell table:style-name="ce13" office:value-type="string">
            <text:p>51-69-110СП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Гусеница ДЭТ</text:p>
          </table:table-cell>
          <table:table-cell table:style-name="ce13" office:value-type="string">
            <text:p>748-22-160СП отрезок 1 шт., 748-22-161СП отрезок 5 шт.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Сальник</text:p>
          </table:table-cell>
          <table:table-cell table:style-name="ce13" office:value-type="string">
            <text:p>700-40-8611СП</text:p>
          </table:table-cell>
          <table:table-cell table:style-name="ce13"/>
          <table:table-cell office:value-type="string">
            <text:p>2.1-68х92-4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Патрубок</text:p>
          </table:table-cell>
          <table:table-cell table:style-name="ce13" office:value-type="string">
            <text:p>51-05-200СП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Патрубок</text:p>
          </table:table-cell>
          <table:table-cell table:style-name="ce13" office:value-type="string">
            <text:p>51-05-135СП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Идёт в паре с 28-16-4-1</text:p>
          </table:table-cell>
          <table:table-cell table:style-name="ce13" office:value-type="string">
            <text:p>28-16-3-1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Идёт в паре с 28-16-3-1</text:p>
          </table:table-cell>
          <table:table-cell table:style-name="ce13" office:value-type="string">
            <text:p>28-16-4-1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Идёт в паре с 24-19-36</text:p>
          </table:table-cell>
          <table:table-cell table:style-name="ce13" office:value-type="string">
            <text:p>24-19-35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Идёт в паре с 24-19-35</text:p>
          </table:table-cell>
          <table:table-cell table:style-name="ce13" office:value-type="string">
            <text:p>24-19-36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Идёт в паре с 50-19-142</text:p>
          </table:table-cell>
          <table:table-cell table:style-name="ce13" office:value-type="string">
            <text:p>50-19-141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Идёт в паре с 50-19-141</text:p>
          </table:table-cell>
          <table:table-cell table:style-name="ce13" office:value-type="string">
            <text:p>50-19-142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Идёт в паре с 50-21-163</text:p>
          </table:table-cell>
          <table:table-cell table:style-name="ce13" office:value-type="string">
            <text:p>50-19-162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Идёт в паре с 50-21-162</text:p>
          </table:table-cell>
          <table:table-cell table:style-name="ce13" office:value-type="string">
            <text:p>50-19-163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тулка</text:p>
          </table:table-cell>
          <table:table-cell table:style-name="ce13" office:value-type="string">
            <text:p>01133-П</text:p>
          </table:table-cell>
          <table:table-cell table:style-name="ce13"/>
          <table:table-cell office:value-type="string">
            <text:p>А57.02.003А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01194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Сапун</text:p>
          </table:table-cell>
          <table:table-cell table:style-name="ce13" office:value-type="string">
            <text:p>01265</text:p>
          </table:table-cell>
          <table:table-cell table:style-name="ce13"/>
          <table:table-cell office:value-type="string">
            <text:p>01265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Втулка</text:p>
          </table:table-cell>
          <table:table-cell table:style-name="ce13" office:value-type="string">
            <text:p>01435-П</text:p>
          </table:table-cell>
          <table:table-cell table:style-name="ce13"/>
          <table:table-cell office:value-type="string">
            <text:p>А57.02.001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Крышка</text:p>
          </table:table-cell>
          <table:table-cell table:style-name="ce13" office:value-type="string">
            <text:p>01465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Картер</text:p>
          </table:table-cell>
          <table:table-cell table:style-name="ce13" office:value-type="string">
            <text:p>01468</text:p>
          </table:table-cell>
          <table:table-cell table:style-name="ce13"/>
          <table:table-cell office:value-type="string">
            <text:p>01923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Лапа</text:p>
          </table:table-cell>
          <table:table-cell table:style-name="ce13" office:value-type="string">
            <text:p>01478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Пробка</text:p>
          </table:table-cell>
          <table:table-cell table:style-name="ce13" office:value-type="string">
            <text:p>01483</text:p>
          </table:table-cell>
          <table:table-cell table:style-name="ce13"/>
          <table:table-cell office:value-type="string">
            <text:p>01483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Болт</text:p>
          </table:table-cell>
          <table:table-cell table:style-name="ce13" office:value-type="string">
            <text:p>01488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Картер</text:p>
          </table:table-cell>
          <table:table-cell table:style-name="ce13" office:value-type="string">
            <text:p>01923</text:p>
          </table:table-cell>
          <table:table-cell table:style-name="ce13"/>
          <table:table-cell office:value-type="string">
            <text:p>14-01-170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Крышка</text:p>
          </table:table-cell>
          <table:table-cell table:style-name="ce13" office:value-type="string">
            <text:p>01491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Втулка</text:p>
          </table:table-cell>
          <table:table-cell table:style-name="ce13" office:value-type="string">
            <text:p>01505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Палец</text:p>
          </table:table-cell>
          <table:table-cell table:style-name="ce13" office:value-type="string">
            <text:p>0186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Заглушка</text:p>
          </table:table-cell>
          <table:table-cell table:style-name="ce13" office:value-type="string">
            <text:p>014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Вкладыш</text:p>
          </table:table-cell>
          <table:table-cell table:style-name="ce13" office:value-type="string">
            <text:p>011054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Крышка левая</text:p>
          </table:table-cell>
          <table:table-cell table:style-name="ce13" office:value-type="string">
            <text:p>01469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Крышка</text:p>
          </table:table-cell>
          <table:table-cell table:style-name="ce13" office:value-type="string">
            <text:p>01489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01506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Крышка</text:p>
          </table:table-cell>
          <table:table-cell table:style-name="ce13" office:value-type="string">
            <text:p>01852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Шайба</text:p>
          </table:table-cell>
          <table:table-cell table:style-name="ce13" office:value-type="string">
            <text:p>01473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Втулка</text:p>
          </table:table-cell>
          <table:table-cell table:style-name="ce13" office:value-type="string">
            <text:p>01435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01516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Блок</text:p>
          </table:table-cell>
          <table:table-cell table:style-name="ce13" office:value-type="string">
            <text:p>14-01-8СП</text:p>
          </table:table-cell>
          <table:table-cell table:style-name="ce13"/>
          <table:table-cell office:value-type="string">
            <text:p>14-01-9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Кожух</text:p>
          </table:table-cell>
          <table:table-cell table:style-name="ce13" office:value-type="string">
            <text:p>14-01-163СП</text:p>
          </table:table-cell>
          <table:table-cell table:style-name="ce13"/>
          <table:table-cell office:value-type="string">
            <text:p>14-01-34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Картер</text:p>
          </table:table-cell>
          <table:table-cell table:style-name="ce13" office:value-type="string">
            <text:p>14-01-170СП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Кожух</text:p>
          </table:table-cell>
          <table:table-cell table:style-name="ce13" office:value-type="string">
            <text:p>14-01-34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Лапа</text:p>
          </table:table-cell>
          <table:table-cell table:style-name="ce13" office:value-type="string">
            <text:p>16-01-98</text:p>
          </table:table-cell>
          <table:table-cell table:style-name="ce13"/>
          <table:table-cell office:value-type="string">
            <text:p>51-01-50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16-01-105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Блок комп.</text:p>
          </table:table-cell>
          <table:table-cell table:style-name="ce13" office:value-type="string">
            <text:p>14-01-9СП</text:p>
          </table:table-cell>
          <table:table-cell table:style-name="ce13"/>
          <table:table-cell office:value-type="string">
            <text:p>51-01-109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Колесо</text:p>
          </table:table-cell>
          <table:table-cell table:style-name="ce13" office:value-type="string">
            <text:p>16-01-166СП</text:p>
          </table:table-cell>
          <table:table-cell table:style-name="ce13"/>
          <table:table-cell office:value-type="string">
            <text:p>16-01-167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Шестерня</text:p>
          </table:table-cell>
          <table:table-cell table:style-name="ce13" office:value-type="string">
            <text:p>17-01-22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Блок комп.</text:p>
          </table:table-cell>
          <table:table-cell table:style-name="ce13" office:value-type="string">
            <text:p>17-01-14СП</text:p>
          </table:table-cell>
          <table:table-cell table:style-name="ce13"/>
          <table:table-cell office:value-type="string">
            <text:p>17-01-164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Блок двиг.</text:p>
          </table:table-cell>
          <table:table-cell table:style-name="ce13" office:value-type="string">
            <text:p>51-01-102СП</text:p>
          </table:table-cell>
          <table:table-cell table:style-name="ce13"/>
          <table:table-cell office:value-type="string">
            <text:p>51-01-109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Блок</text:p>
          </table:table-cell>
          <table:table-cell table:style-name="ce13" office:value-type="string">
            <text:p>51-01-111СП</text:p>
          </table:table-cell>
          <table:table-cell table:style-name="ce13"/>
          <table:table-cell office:value-type="string">
            <text:p>14-01-8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Труба</text:p>
          </table:table-cell>
          <table:table-cell table:style-name="ce13" office:value-type="string">
            <text:p>51-01-113СП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Сапун</text:p>
          </table:table-cell>
          <table:table-cell table:style-name="ce13" office:value-type="string">
            <text:p>51-01-114СП</text:p>
          </table:table-cell>
          <table:table-cell table:style-name="ce13"/>
          <table:table-cell office:value-type="string">
            <text:p>51-01-161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Корпус</text:p>
          </table:table-cell>
          <table:table-cell table:style-name="ce13" office:value-type="string">
            <text:p>17-01-158СП</text:p>
          </table:table-cell>
          <table:table-cell table:style-name="ce13"/>
          <table:table-cell office:value-type="string">
            <text:p>17-01-114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Кожух</text:p>
          </table:table-cell>
          <table:table-cell table:style-name="ce13" office:value-type="string">
            <text:p>59-01-13</text:p>
          </table:table-cell>
          <table:table-cell table:style-name="ce13"/>
          <table:table-cell office:value-type="string">
            <text:p>16-01-97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Крышка входит в узел 16-01-182СП</text:p>
          </table:table-cell>
          <table:table-cell table:style-name="ce13" office:value-type="string">
            <text:p>51-01-121СП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16-01-128СП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Линейка</text:p>
          </table:table-cell>
          <table:table-cell table:style-name="ce13" office:value-type="string">
            <text:p>51-01-122СП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Горловина заливная</text:p>
          </table:table-cell>
          <table:table-cell table:style-name="ce13" office:value-type="string">
            <text:p>51-01-22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51-01-169СП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Сухарик</text:p>
          </table:table-cell>
          <table:table-cell table:style-name="ce13" office:value-type="string">
            <text:p>02211</text:p>
          </table:table-cell>
          <table:table-cell table:style-name="ce13"/>
          <table:table-cell office:value-type="string">
            <text:p>51-02-15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Тяга</text:p>
          </table:table-cell>
          <table:table-cell table:style-name="ce13" office:value-type="string">
            <text:p>02223СП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Кронштейн</text:p>
          </table:table-cell>
          <table:table-cell table:style-name="ce13" office:value-type="string">
            <text:p>02227СП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Втулка</text:p>
          </table:table-cell>
          <table:table-cell table:style-name="ce13" office:value-type="string">
            <text:p>02231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Фиксатор</text:p>
          </table:table-cell>
          <table:table-cell table:style-name="ce13" office:value-type="string">
            <text:p>02232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Головка</text:p>
          </table:table-cell>
          <table:table-cell table:style-name="ce13" office:value-type="string">
            <text:p>02233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Ось рычага</text:p>
          </table:table-cell>
          <table:table-cell table:style-name="ce13" office:value-type="string">
            <text:p>02235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Рычаг</text:p>
          </table:table-cell>
          <table:table-cell table:style-name="ce13" office:value-type="string">
            <text:p>02249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Кронштейн</text:p>
          </table:table-cell>
          <table:table-cell table:style-name="ce13" office:value-type="string">
            <text:p>02252СП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Головка цилиндров</text:p>
          </table:table-cell>
          <table:table-cell table:style-name="ce13" office:value-type="string">
            <text:p>02240</text:p>
          </table:table-cell>
          <table:table-cell table:style-name="ce13"/>
          <table:table-cell office:value-type="string">
            <text:p>02240-01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Дефлектор</text:p>
          </table:table-cell>
          <table:table-cell table:style-name="ce13" office:value-type="string">
            <text:p>02204</text:p>
          </table:table-cell>
          <table:table-cell table:style-name="ce13"/>
          <table:table-cell office:value-type="string">
            <text:p>51-02-43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Дефлектор</text:p>
          </table:table-cell>
          <table:table-cell table:style-name="ce13" office:value-type="string">
            <text:p>02205</text:p>
          </table:table-cell>
          <table:table-cell table:style-name="ce13"/>
          <table:table-cell office:value-type="string">
            <text:p>51-02-44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Заглушка</text:p>
          </table:table-cell>
          <table:table-cell table:style-name="ce13" office:value-type="string">
            <text:p>0299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Валик</text:p>
          </table:table-cell>
          <table:table-cell table:style-name="ce13" office:value-type="string">
            <text:p>02220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Палец</text:p>
          </table:table-cell>
          <table:table-cell table:style-name="ce13" office:value-type="string">
            <text:p>02226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Штанга</text:p>
          </table:table-cell>
          <table:table-cell table:style-name="ce13" office:value-type="string">
            <text:p>02230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Вместе с 40843 входит в 700-40-9163</text:p>
          </table:table-cell>
          <table:table-cell table:style-name="ce13" office:value-type="string">
            <text:p>02218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месте с 02218 входит в 700-40-9163</text:p>
          </table:table-cell>
          <table:table-cell table:style-name="ce13" office:value-type="string">
            <text:p>40843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Головка</text:p>
          </table:table-cell>
          <table:table-cell table:style-name="ce13" office:value-type="string">
            <text:p>16-02сб109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Головка цилиндров</text:p>
          </table:table-cell>
          <table:table-cell table:style-name="ce13" office:value-type="string">
            <text:p>16-02-2СП</text:p>
          </table:table-cell>
          <table:table-cell table:style-name="ce13"/>
          <table:table-cell office:value-type="string">
            <text:p>51-02-3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Головка цилиндров</text:p>
          </table:table-cell>
          <table:table-cell table:style-name="ce13" office:value-type="string">
            <text:p>16-02-106СП</text:p>
          </table:table-cell>
          <table:table-cell table:style-name="ce13"/>
          <table:table-cell office:value-type="string">
            <text:p>51-02-111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Пробка стоп.</text:p>
          </table:table-cell>
          <table:table-cell table:style-name="ce13" office:value-type="string">
            <text:p>14-02-31-1</text:p>
          </table:table-cell>
          <table:table-cell table:style-name="ce13"/>
          <table:table-cell office:value-type="string">
            <text:p>51-02-42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Прокладка</text:p>
          </table:table-cell>
          <table:table-cell table:style-name="ce13" office:value-type="string">
            <text:p>16-02-30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Втулка</text:p>
          </table:table-cell>
          <table:table-cell table:style-name="ce13" office:value-type="string">
            <text:p>14-02-3</text:p>
          </table:table-cell>
          <table:table-cell table:style-name="ce13"/>
          <table:table-cell office:value-type="string">
            <text:p>51-02-41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Прокладка</text:p>
          </table:table-cell>
          <table:table-cell table:style-name="ce13" office:value-type="string">
            <text:p>14-02-101СП</text:p>
          </table:table-cell>
          <table:table-cell table:style-name="ce13"/>
          <table:table-cell office:value-type="string">
            <text:p>51-02-107-01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Прокладка</text:p>
          </table:table-cell>
          <table:table-cell table:style-name="ce13" office:value-type="string">
            <text:p>51-02-107-01СП</text:p>
          </table:table-cell>
          <table:table-cell table:style-name="ce13"/>
          <table:table-cell office:value-type="string">
            <text:p>51-02-110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Прокладка</text:p>
          </table:table-cell>
          <table:table-cell table:style-name="ce13" office:value-type="string">
            <text:p>51-02-107СП</text:p>
          </table:table-cell>
          <table:table-cell table:style-name="ce13"/>
          <table:table-cell office:value-type="string">
            <text:p>51-02-107-01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Плита</text:p>
          </table:table-cell>
          <table:table-cell table:style-name="ce13" office:value-type="string">
            <text:p>03112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Диск</text:p>
          </table:table-cell>
          <table:table-cell table:style-name="ce13" office:value-type="string">
            <text:p>03113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03175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Палец</text:p>
          </table:table-cell>
          <table:table-cell table:style-name="ce13" office:value-type="string">
            <text:p>03305-1</text:p>
          </table:table-cell>
          <table:table-cell table:style-name="ce13"/>
          <table:table-cell office:value-type="string">
            <text:p>16-03-50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Палец</text:p>
          </table:table-cell>
          <table:table-cell table:style-name="ce13" office:value-type="string">
            <text:p>03305-1-Р1-1</text:p>
          </table:table-cell>
          <table:table-cell table:style-name="ce13"/>
          <table:table-cell office:value-type="string">
            <text:p>16-03-50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Палец</text:p>
          </table:table-cell>
          <table:table-cell table:style-name="ce13" office:value-type="string">
            <text:p>03328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Комп. поршн. колец</text:p>
          </table:table-cell>
          <table:table-cell table:style-name="ce13" office:value-type="string">
            <text:p>03712</text:p>
          </table:table-cell>
          <table:table-cell table:style-name="ce13"/>
          <table:table-cell office:value-type="string">
            <text:p>03712СП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03712-Р1-1</text:p>
          </table:table-cell>
          <table:table-cell table:style-name="ce13"/>
          <table:table-cell office:value-type="string">
            <text:p>03712Р-11СП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03712-Р2-1</text:p>
          </table:table-cell>
          <table:table-cell table:style-name="ce13"/>
          <table:table-cell office:value-type="string">
            <text:p>03712Р2-1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Втулка</text:p>
          </table:table-cell>
          <table:table-cell table:style-name="ce13" office:value-type="string">
            <text:p>03315</text:p>
          </table:table-cell>
          <table:table-cell table:style-name="ce13"/>
          <table:table-cell office:value-type="string">
            <text:p>51-03-28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Корпус</text:p>
          </table:table-cell>
          <table:table-cell table:style-name="ce13" office:value-type="string">
            <text:p>03172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Кольцо</text:p>
          </table:table-cell>
          <table:table-cell table:style-name="ce13" office:value-type="string">
            <text:p>03694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Вкладыш</text:p>
          </table:table-cell>
          <table:table-cell table:style-name="ce13" office:value-type="string">
            <text:p>03347/48РП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Кольцо</text:p>
          </table:table-cell>
          <table:table-cell table:style-name="ce13" office:value-type="string">
            <text:p>03372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Палец поршневой</text:p>
          </table:table-cell>
          <table:table-cell table:style-name="ce13" office:value-type="string">
            <text:p>03158</text:p>
          </table:table-cell>
          <table:table-cell table:style-name="ce13"/>
          <table:table-cell office:value-type="string">
            <text:p>03158-1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Поршень</text:p>
          </table:table-cell>
          <table:table-cell table:style-name="ce13" office:value-type="string">
            <text:p>14-03-9</text:p>
          </table:table-cell>
          <table:table-cell table:style-name="ce13"/>
          <table:table-cell office:value-type="string">
            <text:p>51-03-10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Болт</text:p>
          </table:table-cell>
          <table:table-cell table:style-name="ce13" office:value-type="string">
            <text:p>14-03-127СП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Поршневые кольца</text:p>
          </table:table-cell>
          <table:table-cell table:style-name="ce13" office:value-type="string">
            <text:p>14-03-128СП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Маховик</text:p>
          </table:table-cell>
          <table:table-cell table:style-name="ce13" office:value-type="string">
            <text:p>14-03-132СП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Шестерня</text:p>
          </table:table-cell>
          <table:table-cell table:style-name="ce13" office:value-type="string">
            <text:p>14-03-134СП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Маховик</text:p>
          </table:table-cell>
          <table:table-cell table:style-name="ce13" office:value-type="string">
            <text:p>14-03-141СП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Шатун</text:p>
          </table:table-cell>
          <table:table-cell table:style-name="ce13" office:value-type="string">
            <text:p>16-03-114СП</text:p>
          </table:table-cell>
          <table:table-cell table:style-name="ce13"/>
          <table:table-cell office:value-type="string">
            <text:p>51-03-112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Коленвал</text:p>
          </table:table-cell>
          <table:table-cell table:style-name="ce13" office:value-type="string">
            <text:p>16-03-150СП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Шайба</text:p>
          </table:table-cell>
          <table:table-cell table:style-name="ce13" office:value-type="string">
            <text:p>16-03-38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Вкладыши</text:p>
          </table:table-cell>
          <table:table-cell table:style-name="ce13" office:value-type="string">
            <text:p>17-03-117СП</text:p>
          </table:table-cell>
          <table:table-cell table:style-name="ce13"/>
          <table:table-cell office:value-type="string">
            <text:p>А23.01-54-130СБП2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Вкладыши</text:p>
          </table:table-cell>
          <table:table-cell table:style-name="ce13" office:value-type="string">
            <text:p>17-03-118СП</text:p>
          </table:table-cell>
          <table:table-cell table:style-name="ce13"/>
          <table:table-cell office:value-type="string">
            <text:p>А23.01-54-130СБП2Р1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Вкладыши</text:p>
          </table:table-cell>
          <table:table-cell table:style-name="ce13" office:value-type="string">
            <text:p>17-03-119Р2СП</text:p>
          </table:table-cell>
          <table:table-cell table:style-name="ce13"/>
          <table:table-cell office:value-type="string">
            <text:p>А23.01-54-130СБП2Р2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Вкладыши</text:p>
          </table:table-cell>
          <table:table-cell table:style-name="ce13" office:value-type="string">
            <text:p>17-03-120Р3СП</text:p>
          </table:table-cell>
          <table:table-cell table:style-name="ce13"/>
          <table:table-cell office:value-type="string">
            <text:p>А23.01-54-130СБП2Р3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Вкладыши</text:p>
          </table:table-cell>
          <table:table-cell table:style-name="ce13" office:value-type="string">
            <text:p>17-03-121Р4СП</text:p>
          </table:table-cell>
          <table:table-cell table:style-name="ce13"/>
          <table:table-cell office:value-type="string">
            <text:p>А23.01-54-130СБР4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Вместе с 03618 входит в маховик 16-03-111СП</text:p>
          </table:table-cell>
          <table:table-cell table:style-name="ce13" office:value-type="string">
            <text:p>16-03-30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Поршень</text:p>
          </table:table-cell>
          <table:table-cell table:style-name="ce13" office:value-type="string">
            <text:p>51-03-10</text:p>
          </table:table-cell>
          <table:table-cell table:style-name="ce13"/>
          <table:table-cell office:value-type="string">
            <text:p>51-03-23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Комплект поршневых колец</text:p>
          </table:table-cell>
          <table:table-cell table:style-name="ce13" office:value-type="string">
            <text:p>51-03-105СП</text:p>
          </table:table-cell>
          <table:table-cell table:style-name="ce13"/>
          <table:table-cell office:value-type="string">
            <text:p>51-03-115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Поршень</text:p>
          </table:table-cell>
          <table:table-cell table:style-name="ce13" office:value-type="string">
            <text:p>51-03-40</text:p>
          </table:table-cell>
          <table:table-cell table:style-name="ce13"/>
          <table:table-cell office:value-type="string">
            <text:p>51-03-39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Шестерня</text:p>
          </table:table-cell>
          <table:table-cell table:style-name="ce13" office:value-type="string">
            <text:p>04231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Толкатель</text:p>
          </table:table-cell>
          <table:table-cell table:style-name="ce13" office:value-type="string">
            <text:p>04204Р1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Толкатель</text:p>
          </table:table-cell>
          <table:table-cell table:style-name="ce13" office:value-type="string">
            <text:p>04204</text:p>
          </table:table-cell>
          <table:table-cell table:style-name="ce13"/>
          <table:table-cell office:value-type="string">
            <text:p>51-04-108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Штанга</text:p>
          </table:table-cell>
          <table:table-cell table:style-name="ce13" office:value-type="string">
            <text:p>04201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Штанга толкателя</text:p>
          </table:table-cell>
          <table:table-cell table:style-name="ce13" office:value-type="string">
            <text:p>04208СП</text:p>
          </table:table-cell>
          <table:table-cell table:style-name="ce13"/>
          <table:table-cell office:value-type="string">
            <text:p>51-04-45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Винт регулировочный</text:p>
          </table:table-cell>
          <table:table-cell table:style-name="ce13" office:value-type="string">
            <text:p>0484</text:p>
          </table:table-cell>
          <table:table-cell table:style-name="ce13"/>
          <table:table-cell office:value-type="string">
            <text:p>51-04-44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Винт регулировочный</text:p>
          </table:table-cell>
          <table:table-cell table:style-name="ce13" office:value-type="string">
            <text:p>04841</text:p>
          </table:table-cell>
          <table:table-cell table:style-name="ce13"/>
          <table:table-cell office:value-type="string">
            <text:p>51-04-44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Вал, входит в 14-04-116СП</text:p>
          </table:table-cell>
          <table:table-cell table:style-name="ce13" office:value-type="string">
            <text:p>14-04-115СП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Штанга</text:p>
          </table:table-cell>
          <table:table-cell table:style-name="ce13" office:value-type="string">
            <text:p>51-04-116СП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Распредвал</text:p>
          </table:table-cell>
          <table:table-cell table:style-name="ce13" office:value-type="string">
            <text:p>14-04-111-1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Штанга</text:p>
          </table:table-cell>
          <table:table-cell table:style-name="ce13" office:value-type="string">
            <text:p>51-04-53</text:p>
          </table:table-cell>
          <table:table-cell table:style-name="ce13"/>
          <table:table-cell office:value-type="string">
            <text:p>51-04-45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анн</text:p>
          </table:table-cell>
          <table:table-cell table:style-name="ce13" office:value-type="string">
            <text:p>14-04-38РП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Поставляется в комплекте 14-04-112СП</text:p>
          </table:table-cell>
          <table:table-cell table:style-name="ce13" office:value-type="string">
            <text:p>14-04-21-2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Подогреватель</text:p>
          </table:table-cell>
          <table:table-cell table:style-name="ce13" office:value-type="string">
            <text:p>05424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05450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Труба</text:p>
          </table:table-cell>
          <table:table-cell table:style-name="ce13" office:value-type="string">
            <text:p>05449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Электрод</text:p>
          </table:table-cell>
          <table:table-cell table:style-name="ce13" office:value-type="string">
            <text:p>05458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Фильтр</text:p>
          </table:table-cell>
          <table:table-cell table:style-name="ce13" office:value-type="string">
            <text:p>05461</text:p>
          </table:table-cell>
          <table:table-cell table:style-name="ce13"/>
          <table:table-cell office:value-type="string">
            <text:p>51-25-137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Насос</text:p>
          </table:table-cell>
          <table:table-cell table:style-name="ce13" office:value-type="string">
            <text:p>05467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Крышка</text:p>
          </table:table-cell>
          <table:table-cell table:style-name="ce13" office:value-type="string">
            <text:p>05497-1СП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Воздухоочиститель</text:p>
          </table:table-cell>
          <table:table-cell table:style-name="ce13" office:value-type="string">
            <text:p>05551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Патрубок</text:p>
          </table:table-cell>
          <table:table-cell table:style-name="ce13" office:value-type="string">
            <text:p>05919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Электрод</text:p>
          </table:table-cell>
          <table:table-cell table:style-name="ce13" office:value-type="string">
            <text:p>05597-3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05625СП</text:p>
          </table:table-cell>
          <table:table-cell table:style-name="ce13"/>
          <table:table-cell office:value-type="string">
            <text:p>17-05-174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Патрубок</text:p>
          </table:table-cell>
          <table:table-cell table:style-name="ce13" office:value-type="string">
            <text:p>0561СП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Труба</text:p>
          </table:table-cell>
          <table:table-cell table:style-name="ce13" office:value-type="string">
            <text:p>051417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Искрогаситель</text:p>
          </table:table-cell>
          <table:table-cell table:style-name="ce13" office:value-type="string">
            <text:p>051210СП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Крышка</text:p>
          </table:table-cell>
          <table:table-cell table:style-name="ce13" office:value-type="string">
            <text:p>051335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Хомут</text:p>
          </table:table-cell>
          <table:table-cell table:style-name="ce13" office:value-type="string">
            <text:p>051407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Воздухоочиститель</text:p>
          </table:table-cell>
          <table:table-cell table:style-name="ce13" office:value-type="string">
            <text:p>051262СП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Кассета</text:p>
          </table:table-cell>
          <table:table-cell table:style-name="ce13" office:value-type="string">
            <text:p>051300СП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Бачок</text:p>
          </table:table-cell>
          <table:table-cell table:style-name="ce13" office:value-type="string">
            <text:p>051306СП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Палец</text:p>
          </table:table-cell>
          <table:table-cell table:style-name="ce13" office:value-type="string">
            <text:p>05102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05919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Хомут</text:p>
          </table:table-cell>
          <table:table-cell table:style-name="ce13" office:value-type="string">
            <text:p>05442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Шпилька</text:p>
          </table:table-cell>
          <table:table-cell table:style-name="ce13" office:value-type="string">
            <text:p>05584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Распылитель</text:p>
          </table:table-cell>
          <table:table-cell table:style-name="ce13" office:value-type="string">
            <text:p>05601СП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051126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Заглушка</text:p>
          </table:table-cell>
          <table:table-cell table:style-name="ce13" office:value-type="string">
            <text:p>05647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Крышка</text:p>
          </table:table-cell>
          <table:table-cell table:style-name="ce13" office:value-type="string">
            <text:p>051335СП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Поддон</text:p>
          </table:table-cell>
          <table:table-cell table:style-name="ce13" office:value-type="string">
            <text:p>051339СП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051407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Труба</text:p>
          </table:table-cell>
          <table:table-cell table:style-name="ce13" office:value-type="string">
            <text:p>16-05-212СП</text:p>
          </table:table-cell>
          <table:table-cell table:style-name="ce13"/>
          <table:table-cell office:value-type="string">
            <text:p>51-05-189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Труба</text:p>
          </table:table-cell>
          <table:table-cell table:style-name="ce13" office:value-type="string">
            <text:p>16-05-213СП</text:p>
          </table:table-cell>
          <table:table-cell table:style-name="ce13"/>
          <table:table-cell office:value-type="string">
            <text:p>51-05-152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16-05-216СП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Патрубок</text:p>
          </table:table-cell>
          <table:table-cell table:style-name="ce13" office:value-type="string">
            <text:p>16-05-240СП</text:p>
          </table:table-cell>
          <table:table-cell table:style-name="ce13"/>
          <table:table-cell office:value-type="string">
            <text:p>51-05-139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Патрубок</text:p>
          </table:table-cell>
          <table:table-cell table:style-name="ce13" office:value-type="string">
            <text:p>16-05-243СП</text:p>
          </table:table-cell>
          <table:table-cell table:style-name="ce13"/>
          <table:table-cell office:value-type="string">
            <text:p>51-05-128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Мультициклон</text:p>
          </table:table-cell>
          <table:table-cell table:style-name="ce13" office:value-type="string">
            <text:p>16-05-320СП</text:p>
          </table:table-cell>
          <table:table-cell table:style-name="ce13"/>
          <table:table-cell office:value-type="string">
            <text:p>51-05-225СП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16-05-523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Гидроцилиндр на рыхлители</text:p>
          </table:table-cell>
          <table:table-cell table:style-name="ce13" office:value-type="string">
            <text:p>50-50-225СП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Гидроцилиндр на лопату</text:p>
          </table:table-cell>
          <table:table-cell table:style-name="ce13" office:value-type="string">
            <text:p>50-50-226СП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Корпус подшипника</text:p>
          </table:table-cell>
          <table:table-cell table:style-name="ce13" office:value-type="string">
            <text:p>18-14-123</text:p>
          </table:table-cell>
          <table:table-cell table:style-name="ce13"/>
          <table:table-cell office:value-type="string">
            <text:p>50-14-38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Лабиринт</text:p>
          </table:table-cell>
          <table:table-cell table:style-name="ce13" office:value-type="string">
            <text:p>50-19-170</text:p>
          </table:table-cell>
          <table:table-cell table:style-name="ce13"/>
          <table:table-cell office:value-type="string">
            <text:p>50-19-156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Палец поршневой</text:p>
          </table:table-cell>
          <table:table-cell table:style-name="ce13" office:value-type="string">
            <text:p>03158</text:p>
          </table:table-cell>
          <table:table-cell table:style-name="ce13"/>
          <table:table-cell office:value-type="string">
            <text:p>03158-1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Прокладка</text:p>
          </table:table-cell>
          <table:table-cell table:style-name="ce13" office:value-type="string">
            <text:p>700-40-5019</text:p>
          </table:table-cell>
          <table:table-cell table:style-name="ce13"/>
          <table:table-cell office:value-type="string">
            <text:p>ок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Бочата</text:p>
          </table:table-cell>
          <table:table-cell table:style-name="ce13" office:value-type="string">
            <text:p>700-40-9163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Сигнал заднего хода для Т10, Т10Б</text:p>
          </table:table-cell>
          <table:table-cell table:style-name="ce13" office:value-type="string">
            <text:p>50-10-33СП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Сигнал заднего хода для Т10 с ГМТ</text:p>
          </table:table-cell>
          <table:table-cell table:style-name="ce13" office:value-type="string">
            <text:p>50-10-33-01СП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Сигнал заднего хода для Т10Б с ГМТ</text:p>
          </table:table-cell>
          <table:table-cell table:style-name="ce13" office:value-type="string">
            <text:p>50-10-33-02СП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/>
          <table:table-cell table:style-name="ce13" office:value-type="string">
            <text:p>24-21-146СП</text:p>
          </table:table-cell>
          <table:table-cell table:style-name="ce13"/>
          <table:table-cell office:value-type="string">
            <text:p>50-21-306СП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24-21-138СП</text:p>
          </table:table-cell>
          <table:table-cell table:style-name="ce13"/>
          <table:table-cell office:value-type="string">
            <text:p>50-21-305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???</text:p>
          </table:table-cell>
          <table:table-cell table:style-name="ce13" office:value-type="string">
            <text:p>50-18-116</text:p>
          </table:table-cell>
          <table:table-cell table:style-name="ce13"/>
          <table:table-cell office:value-type="string">
            <text:p>18360-01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???</text:p>
          </table:table-cell>
          <table:table-cell table:style-name="ce13" office:value-type="string">
            <text:p>50-18-117</text:p>
          </table:table-cell>
          <table:table-cell table:style-name="ce13"/>
          <table:table-cell office:value-type="string">
            <text:p>18360-01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Применяется, можно импользовать 72104, у неё на 1 зуб больше</text:p>
          </table:table-cell>
          <table:table-cell table:style-name="ce13" office:value-type="string">
            <text:p>17-76-22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Применяется, можно импользовать 17-76-22, у неё на 1 зуб меньше</text:p>
          </table:table-cell>
          <table:table-cell table:style-name="ce13" office:value-type="string">
            <text:p>72104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тулка</text:p>
          </table:table-cell>
          <table:table-cell table:style-name="ce13" office:value-type="string">
            <text:p>7323-1</text:p>
          </table:table-cell>
          <table:table-cell table:style-name="ce13"/>
          <table:table-cell office:value-type="string">
            <text:p>17-73-66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04202-1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Муфта предохранительная на ДЭТ-250</text:p>
          </table:table-cell>
          <table:table-cell table:style-name="ce13" office:value-type="string">
            <text:p>748-50-171СП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Муфта предохранительная на ДЭТ-250</text:p>
          </table:table-cell>
          <table:table-cell table:style-name="ce13" office:value-type="string">
            <text:p>748-50-193СП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Шестерня редуктора на ДЭТ-250</text:p>
          </table:table-cell>
          <table:table-cell table:style-name="ce13" office:value-type="string">
            <text:p>748-50-186СП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Насос трансмиссии на ДЭТ-250</text:p>
          </table:table-cell>
          <table:table-cell table:style-name="ce13" office:value-type="string">
            <text:p>748-60-276СП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Кронштейн (кожух бортового редуктора на ДЭТ-250 до 1994 г.в.)</text:p>
          </table:table-cell>
          <table:table-cell table:style-name="ce13" office:value-type="string">
            <text:p>748-19-216СП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Кронштейн (кожух бортового редуктора на ДЭТ-250 до 1994 г.в.)</text:p>
          </table:table-cell>
          <table:table-cell table:style-name="ce13" office:value-type="string">
            <text:p>748-19-266СП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Картер (кожух бортового редуктора на ДЭТ-250 до 1994 г.в.)</text:p>
          </table:table-cell>
          <table:table-cell table:style-name="ce13" office:value-type="string">
            <text:p>748-19-258СП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Крышка (кожух бортового редуктора на ДЭТ-250 до 1994 г.в.)</text:p>
          </table:table-cell>
          <table:table-cell table:style-name="ce13" office:value-type="string">
            <text:p>748-19-291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Крышка</text:p>
          </table:table-cell>
          <table:table-cell table:style-name="ce13" office:value-type="string">
            <text:p>11399</text:p>
          </table:table-cell>
          <table:table-cell table:style-name="ce13"/>
          <table:table-cell office:value-type="string">
            <text:p>50-11-114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Можно либо запланировать 17-74-280, либо взять из наличия 16-74-1СП</text:p>
          </table:table-cell>
          <table:table-cell table:style-name="ce13" office:value-type="string">
            <text:p>17-74-280</text:p>
          </table:table-cell>
          <table:table-cell table:style-name="ce13"/>
          <table:table-cell office:value-type="string">
            <text:p>16-74-1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Пара плунжерная</text:p>
          </table:table-cell>
          <table:table-cell table:style-name="ce13" office:value-type="string">
            <text:p>51-67-126СП</text:p>
          </table:table-cell>
          <table:table-cell table:style-name="ce13"/>
          <table:table-cell office:value-type="string">
            <text:p>Всё ОК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Кожух</text:p>
          </table:table-cell>
          <table:table-cell table:style-name="ce13" office:value-type="string">
            <text:p>21-15-119</text:p>
          </table:table-cell>
          <table:table-cell table:style-name="ce13"/>
          <table:table-cell office:value-type="string">
            <text:p>50-15-156СП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18-14-4</text:p>
          </table:table-cell>
          <table:table-cell table:style-name="ce13"/>
          <table:table-cell office:value-type="string">
            <text:p>50-14-600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18-14-104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Кожух</text:p>
          </table:table-cell>
          <table:table-cell table:style-name="ce13" office:value-type="string">
            <text:p>24-15-102</text:p>
          </table:table-cell>
          <table:table-cell table:style-name="ce13"/>
          <table:table-cell office:value-type="string">
            <text:p>50-15-156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Механизм натяжения</text:p>
          </table:table-cell>
          <table:table-cell table:style-name="ce13" office:value-type="string">
            <text:p>50-21-161СП</text:p>
          </table:table-cell>
          <table:table-cell table:style-name="ce13"/>
          <table:table-cell office:value-type="string">
            <text:p>50-21-420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Муфта</text:p>
          </table:table-cell>
          <table:table-cell table:style-name="ce13" office:value-type="string">
            <text:p>72116СП</text:p>
          </table:table-cell>
          <table:table-cell table:style-name="ce13"/>
          <table:table-cell office:value-type="string">
            <text:p>72118СП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7315-1</text:p>
          </table:table-cell>
          <table:table-cell table:style-name="ce13"/>
          <table:table-cell office:value-type="string">
            <text:p>17-73-130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Рессора</text:p>
          </table:table-cell>
          <table:table-cell table:style-name="ce13" office:value-type="string">
            <text:p>50-20-110СП</text:p>
          </table:table-cell>
          <table:table-cell table:style-name="ce13"/>
          <table:table-cell office:value-type="string">
            <text:p>20-20-112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ТНВД</text:p>
          </table:table-cell>
          <table:table-cell table:style-name="ce13" office:value-type="string">
            <text:p>51-67-9-01СП</text:p>
          </table:table-cell>
          <table:table-cell table:style-name="ce13"/>
          <table:table-cell office:value-type="string">
            <text:p>51-67-24-01СП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24-21-125</text:p>
          </table:table-cell>
          <table:table-cell table:style-name="ce13"/>
          <table:table-cell office:value-type="string">
            <text:p>24-21-149СП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24-21-124</text:p>
          </table:table-cell>
          <table:table-cell table:style-name="ce13"/>
          <table:table-cell office:value-type="string">
            <text:p>24-21-148СП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50-19-1</text:p>
          </table:table-cell>
          <table:table-cell table:style-name="ce13"/>
          <table:table-cell office:value-type="string">
            <text:p>21-19-1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50-19-2</text:p>
          </table:table-cell>
          <table:table-cell table:style-name="ce13"/>
          <table:table-cell office:value-type="string">
            <text:p>21-19-2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40848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???</text:p>
          </table:table-cell>
          <table:table-cell table:style-name="ce13" office:value-type="string">
            <text:p>14-02-30-3</text:p>
          </table:table-cell>
          <table:table-cell table:style-name="ce13"/>
          <table:table-cell office:value-type="string">
            <text:p>51-02-48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700-40-2253</text:p>
          </table:table-cell>
          <table:table-cell table:style-name="ce13"/>
          <table:table-cell office:value-type="string">
            <text:p>51-02-47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Маховик с венцом</text:p>
          </table:table-cell>
          <table:table-cell table:style-name="ce13" office:value-type="string">
            <text:p>17-03-2СП</text:p>
          </table:table-cell>
          <table:table-cell table:style-name="ce13"/>
          <table:table-cell office:value-type="string">
            <text:p>17-03-103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50-13-27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???</text:p>
          </table:table-cell>
          <table:table-cell table:style-name="ce13" office:value-type="string">
            <text:p>60-19-39</text:p>
          </table:table-cell>
          <table:table-cell table:style-name="ce13"/>
          <table:table-cell office:value-type="string">
            <text:p>50-19-177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21-19-3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16-01-167СП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Коронка на рыхлитель на ДЭТ-250</text:p>
          </table:table-cell>
          <table:table-cell table:style-name="ce13" office:value-type="string">
            <text:p>749-98-88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Фильтр тонкой очистки топлива</text:p>
          </table:table-cell>
          <table:table-cell table:style-name="ce13" office:value-type="string">
            <text:p>ЭФТ-75</text:p>
          </table:table-cell>
          <table:table-cell table:style-name="ce13"/>
          <table:table-cell office:value-type="string">
            <text:p>51-70-153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Фильтр тонкой очистки топлива</text:p>
          </table:table-cell>
          <table:table-cell table:style-name="ce13" office:value-type="string">
            <text:p>24.1117.030-01</text:p>
          </table:table-cell>
          <table:table-cell table:style-name="ce13"/>
          <table:table-cell office:value-type="string">
            <text:p>51-70-153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06318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/>
          <table:table-cell table:style-name="ce13" office:value-type="string">
            <text:p>06585</text:p>
          </table:table-cell>
          <table:table-cell table:style-name="ce13"/>
          <table:table-cell office:value-type="string">
            <text:p>06584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06322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06583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67205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06324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06370-1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/>
          <table:table-cell table:style-name="ce13" office:value-type="string">
            <text:p>06361-1</text:p>
          </table:table-cell>
          <table:table-cell table:style-name="ce13"/>
          <table:table-cell office:value-type="string">
            <text:p>51-06-40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30211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16-01-103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35-12-1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35-12-3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21-17-21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40736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/>
          <table:table-cell table:style-name="ce13" office:value-type="string">
            <text:p>7315-1</text:p>
          </table:table-cell>
          <table:table-cell table:style-name="ce13"/>
          <table:table-cell office:value-type="string">
            <text:p>17-73-54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51-54-30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/>
          <table:table-cell table:style-name="ce13" office:value-type="string">
            <text:p>20-12-85</text:p>
          </table:table-cell>
          <table:table-cell table:style-name="ce13"/>
          <table:table-cell office:value-type="string">
            <text:p>20-12-129СП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20-12-86</text:p>
          </table:table-cell>
          <table:table-cell table:style-name="ce13"/>
          <table:table-cell office:value-type="string">
            <text:p>20-12-130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40849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/>
          <table:table-cell table:style-name="ce13" office:value-type="string">
            <text:p>18-26-210СП</text:p>
          </table:table-cell>
          <table:table-cell table:style-name="ce13"/>
          <table:table-cell office:value-type="string">
            <text:p>50-26-407-02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38333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07108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40811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31324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16-07-25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16-07-23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700-40-3160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29-07-13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51-07-6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18-26-286СП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48-24-109СП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24-11-36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24-11-39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38462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50-47-140СП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51-06-14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51-09-50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60-12-8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700-58-2369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50-21-115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700-31-2550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50-19-153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Фиксатор</text:p>
          </table:table-cell>
          <table:table-cell table:style-name="ce13" office:value-type="string">
            <text:p>60-19-38</text:p>
          </table:table-cell>
          <table:table-cell table:style-name="ce13"/>
          <table:table-cell office:value-type="string">
            <text:p>50-19-177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700-40-7116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51-05-594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50-15-19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24-15-63-1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50-15-52</text:p>
          </table:table-cell>
          <table:table-cell table:style-name="ce13"/>
          <table:table-cell office:value-type="string">
            <text:p>24-15-65-1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50-15-53</text:p>
          </table:table-cell>
          <table:table-cell table:style-name="ce13"/>
          <table:table-cell office:value-type="string">
            <text:p>24-15-64-1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50-18-7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50-18-5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Коленвал на пускач</text:p>
          </table:table-cell>
          <table:table-cell table:style-name="ce13" office:value-type="string">
            <text:p>03341</text:p>
          </table:table-cell>
          <table:table-cell table:style-name="ce13"/>
          <table:table-cell office:value-type="string">
            <text:p>17-03-26СП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50-10-695СП в комплекте с 50-10-718-01СП</text:p>
          </table:table-cell>
          <table:table-cell table:style-name="ce13"/>
          <table:table-cell office:value-type="string">
            <text:p>50-10-725СП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16-01-152</text:p>
          </table:table-cell>
          <table:table-cell table:style-name="ce13"/>
          <table:table-cell office:value-type="string">
            <text:p>16-01-167СП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16-01-162</text:p>
          </table:table-cell>
          <table:table-cell table:style-name="ce13"/>
          <table:table-cell office:value-type="string">
            <text:p>16-01-166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Болт</text:p>
          </table:table-cell>
          <table:table-cell table:style-name="ce13" office:value-type="string">
            <text:p>700-28-2527</text:p>
          </table:table-cell>
          <table:table-cell table:style-name="ce13"/>
          <table:table-cell office:value-type="string">
            <text:p>700-28-2625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Гидроцилиндр на отвал, закупается на Златоустовском экскаваторном заводе и доукомплектовывается кронштейном</text:p>
          </table:table-cell>
          <table:table-cell table:style-name="ce13" office:value-type="string">
            <text:p>748-99-572СП</text:p>
          </table:table-cell>
          <table:table-cell table:style-name="ce13"/>
          <table:table-cell office:value-type="string">
            <text:p>748-99-576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Гидроцилиндр на отвал, закупается на Златоустовском экскаваторном заводе и доукомплектовывается кронштейном</text:p>
          </table:table-cell>
          <table:table-cell table:style-name="ce13" office:value-type="string">
            <text:p>748-99-573СП</text:p>
          </table:table-cell>
          <table:table-cell table:style-name="ce13"/>
          <table:table-cell office:value-type="string">
            <text:p>748-99-577СП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40210</text:p>
          </table:table-cell>
          <table:table-cell table:style-name="ce13"/>
          <table:table-cell office:value-type="string">
            <text:p>740-100-2024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Рама тележки на ДЭТ-250</text:p>
          </table:table-cell>
          <table:table-cell table:style-name="ce13" office:value-type="string">
            <text:p>748-11-244СП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Рама тележки на ДЭТ-250</text:p>
          </table:table-cell>
          <table:table-cell table:style-name="ce13" office:value-type="string">
            <text:p>748-11-244-01СП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Рыхлитель (зуб)</text:p>
          </table:table-cell>
          <table:table-cell table:style-name="ce13" office:value-type="string">
            <text:p>50-50-58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Элемент фильтрующий</text:p>
          </table:table-cell>
          <table:table-cell table:style-name="ce13" office:value-type="string">
            <text:p>50-26-490СП</text:p>
          </table:table-cell>
          <table:table-cell table:style-name="ce13"/>
          <table:table-cell office:value-type="string">
            <text:p>ЭФМ-011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20-12-91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29-06-103СП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51-09-198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/>
          <table:table-cell table:style-name="ce13" office:value-type="string">
            <text:p>18-26-803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Планка</text:p>
          </table:table-cell>
          <table:table-cell table:style-name="ce13" office:value-type="string">
            <text:p>50-74-17</text:p>
          </table:table-cell>
          <table:table-cell table:style-name="ce13"/>
          <table:table-cell office:value-type="string">
            <text:p>50-11-72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Фильтр тонкой очистки топлива</text:p>
          </table:table-cell>
          <table:table-cell table:style-name="ce13" office:value-type="string">
            <text:p>51-70-159СП</text:p>
          </table:table-cell>
          <table:table-cell table:style-name="ce13"/>
          <table:table-cell office:value-type="string">
            <text:p>51-70-148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51-04-27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50-19-136СП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Хомут</text:p>
          </table:table-cell>
          <table:table-cell table:style-name="ce13" office:value-type="string">
            <text:p>17-73-127СП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38460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18-12-162СП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Кронштейн</text:p>
          </table:table-cell>
          <table:table-cell table:style-name="ce13" office:value-type="string">
            <text:p>17-74-284СП</text:p>
          </table:table-cell>
          <table:table-cell table:style-name="ce13"/>
          <table:table-cell office:value-type="string">
            <text:p>17-74-190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Насос</text:p>
          </table:table-cell>
          <table:table-cell table:style-name="ce13" office:value-type="string">
            <text:p>51-67-10СП</text:p>
          </table:table-cell>
          <table:table-cell table:style-name="ce13"/>
          <table:table-cell office:value-type="string">
            <text:p>51-67-24-01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Труба</text:p>
          </table:table-cell>
          <table:table-cell table:style-name="ce13" office:value-type="string">
            <text:p>50-26-129СП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50-26-134СП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50-26-135СП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50-26-136СП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Валик</text:p>
          </table:table-cell>
          <table:table-cell table:style-name="ce13" office:value-type="string">
            <text:p>18-12-130</text:p>
          </table:table-cell>
          <table:table-cell table:style-name="ce13"/>
          <table:table-cell office:value-type="string">
            <text:p>50-12-688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Валик</text:p>
          </table:table-cell>
          <table:table-cell table:style-name="ce13" office:value-type="string">
            <text:p>18-12-131</text:p>
          </table:table-cell>
          <table:table-cell table:style-name="ce13"/>
          <table:table-cell office:value-type="string">
            <text:p>50-12-689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Прокладка</text:p>
          </table:table-cell>
          <table:table-cell table:style-name="ce13" office:value-type="string">
            <text:p>700-40-2253</text:p>
          </table:table-cell>
          <table:table-cell table:style-name="ce13"/>
          <table:table-cell office:value-type="string">
            <text:p>51-02-47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Заглушка</text:p>
          </table:table-cell>
          <table:table-cell table:style-name="ce13" office:value-type="string">
            <text:p>20-19-23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17498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50-20-16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01463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03134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18-12-153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21-15-126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24-15-80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35-13-11-1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/>
          <table:table-cell table:style-name="ce13" office:value-type="string">
            <text:p>46849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50-12-635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50-13-56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50-15-120СП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Гидрораспределитель</text:p>
          </table:table-cell>
          <table:table-cell table:style-name="ce13" office:value-type="string">
            <text:p>50-26-61СП</text:p>
          </table:table-cell>
          <table:table-cell table:style-name="ce13"/>
          <table:table-cell office:value-type="string">
            <text:p>64-26-285СП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16-04-21</text:p>
          </table:table-cell>
          <table:table-cell table:style-name="ce13"/>
          <table:table-cell office:value-type="string">
            <text:p>51-04-27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700-40-3323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14-01-71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14-01-72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17-01-106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/>
          <table:table-cell table:style-name="ce13" office:value-type="string">
            <text:p>51-05-166СП</text:p>
          </table:table-cell>
          <table:table-cell table:style-name="ce13"/>
          <table:table-cell office:value-type="string">
            <text:p>51-05-192СП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51-05-143СП</text:p>
          </table:table-cell>
          <table:table-cell table:style-name="ce13"/>
          <table:table-cell office:value-type="string">
            <text:p>51-05-143-01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51-05-519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51-05-370СП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51-07-103СП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51-04-27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15-11-15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700-40-7420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700-58-2084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/>
          <table:table-cell table:style-name="ce13" office:value-type="string">
            <text:p>303-11А</text:p>
          </table:table-cell>
          <table:table-cell table:style-name="ce13"/>
          <table:table-cell office:value-type="string">
            <text:p>303-11-2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748-21-6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933.02.279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70108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35292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50-12-643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04203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04205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06345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18357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28582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30209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50-13-56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51-09-178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51-54-1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51-54-12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51-54-15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51-54-18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51-54-19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51-54-20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51-54-3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51-54-4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51-54-5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60-19-9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67205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67225СП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700-30-2032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700-30-2195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700-38-2777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24-16-5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18-14-135СП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17-73-130СП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18-26-422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18-26-801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18-26-802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18-26-832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37121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700-40-200-16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700-40-2631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700-58-2414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700-58-2416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17-74-197СП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17-74-198СП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67235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Прокладка впускного коллектора</text:p>
          </table:table-cell>
          <table:table-cell table:style-name="ce13" office:value-type="string">
            <text:p>700-40-8607</text:p>
          </table:table-cell>
          <table:table-cell table:style-name="ce13"/>
          <table:table-cell office:value-type="string">
            <text:p>700-40-7403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Прокладка впускного коллектора</text:p>
          </table:table-cell>
          <table:table-cell table:style-name="ce13" office:value-type="string">
            <text:p>700-40-7903</text:p>
          </table:table-cell>
          <table:table-cell table:style-name="ce13"/>
          <table:table-cell office:value-type="string">
            <text:p>700-40-7403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Тросик штоки радиатора, выпуск прекращён в связи с закрытием выпуска шторки</text:p>
          </table:table-cell>
          <table:table-cell table:style-name="ce13" office:value-type="string">
            <text:p>18-08-191СП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34109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3,2х25.019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4х32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/>
          <table:table-cell table:style-name="ce13" office:value-type="string">
            <text:p>50-26-206СП</text:p>
          </table:table-cell>
          <table:table-cell table:style-name="ce13"/>
          <table:table-cell office:value-type="string">
            <text:p>50-26-407СП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48-26-21СП</text:p>
          </table:table-cell>
          <table:table-cell table:style-name="ce13"/>
          <table:table-cell office:value-type="string">
            <text:p>50-26-407-02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КПП Т10Б</text:p>
          </table:table-cell>
          <table:table-cell table:style-name="ce13" office:value-type="string">
            <text:p>20-12-8СП</text:p>
          </table:table-cell>
          <table:table-cell table:style-name="ce13"/>
          <table:table-cell office:value-type="string">
            <text:p>20-12-9СП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18-12-183</text:p>
          </table:table-cell>
          <table:table-cell table:style-name="ce13"/>
          <table:table-cell office:value-type="string">
            <text:p>18-12-150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17-73-13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64-82-262СП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64-82-263СП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Муфта</text:p>
          </table:table-cell>
          <table:table-cell table:style-name="ce13" office:value-type="string">
            <text:p>18-26-807</text:p>
          </table:table-cell>
          <table:table-cell table:style-name="ce13"/>
          <table:table-cell office:value-type="string">
            <text:p>50-26-807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Рама тележки под рессору</text:p>
          </table:table-cell>
          <table:table-cell table:style-name="ce13" office:value-type="string">
            <text:p>50-21-258-01СП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Рама тележки под рессору</text:p>
          </table:table-cell>
          <table:table-cell table:style-name="ce13" office:value-type="string">
            <text:p>50-21-259-01СП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Рама тележки под балку</text:p>
          </table:table-cell>
          <table:table-cell table:style-name="ce13" office:value-type="string">
            <text:p>50-21-390-01СП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Рама тележки под балку</text:p>
          </table:table-cell>
          <table:table-cell table:style-name="ce13" office:value-type="string">
            <text:p>50-21-391-01СП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Цепь серийного трактора</text:p>
          </table:table-cell>
          <table:table-cell table:style-name="ce13" office:value-type="string">
            <text:p>50-22-103СП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Цепь болотника</text:p>
          </table:table-cell>
          <table:table-cell table:style-name="ce13" office:value-type="string">
            <text:p>50-22-103-02СП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ал нижний</text:p>
          </table:table-cell>
          <table:table-cell table:style-name="ce13" office:value-type="string">
            <text:p>18-12-156СП</text:p>
          </table:table-cell>
          <table:table-cell table:style-name="ce13"/>
          <table:table-cell office:value-type="string">
            <text:p>24-12-105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Отдельно не поставляется</text:p>
          </table:table-cell>
          <table:table-cell table:style-name="ce13" office:value-type="string">
            <text:p>50-19-96</text:p>
          </table:table-cell>
          <table:table-cell table:style-name="ce13"/>
          <table:table-cell office:value-type="string">
            <text:p>20-19-124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Отдельно не поставляется</text:p>
          </table:table-cell>
          <table:table-cell table:style-name="ce13" office:value-type="string">
            <text:p>24-19-21</text:p>
          </table:table-cell>
          <table:table-cell table:style-name="ce13"/>
          <table:table-cell office:value-type="string">
            <text:p>24-19-114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Отдельно не поставляется</text:p>
          </table:table-cell>
          <table:table-cell table:style-name="ce13" office:value-type="string">
            <text:p>20-19-19</text:p>
          </table:table-cell>
          <table:table-cell table:style-name="ce13"/>
          <table:table-cell office:value-type="string">
            <text:p>20-19-124СП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50-12-8СП</text:p>
          </table:table-cell>
          <table:table-cell table:style-name="ce13"/>
          <table:table-cell office:value-type="string">
            <text:p>50-12-12СП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17-73-13</text:p>
          </table:table-cell>
          <table:table-cell table:style-name="ce13"/>
          <table:table-cell office:value-type="string">
            <text:p>17-73-12-01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50-12-224СП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/>
          <table:table-cell table:style-name="ce13" office:value-type="string">
            <text:p>28417</text:p>
          </table:table-cell>
          <table:table-cell table:style-name="ce13"/>
          <table:table-cell office:value-type="string">
            <text:p>700-28-2620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50-09-151СП</text:p>
          </table:table-cell>
          <table:table-cell table:style-name="ce13"/>
          <table:table-cell office:value-type="string">
            <text:p>Только на систему смазки двигателя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Можно ставить на систему смазки двигателя или трасмиссии (универсальный)</text:p>
          </table:table-cell>
          <table:table-cell table:style-name="ce13" office:value-type="string">
            <text:p>50-09-151-01СП</text:p>
          </table:table-cell>
          <table:table-cell table:style-name="ce13"/>
          <table:table-cell office:value-type="string">
            <text:p>50-09-151-02СП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700-29-2496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Пружина поворота на ДЭТ-250</text:p>
          </table:table-cell>
          <table:table-cell table:style-name="ce13" office:value-type="string">
            <text:p>700-38-809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Пружина поворота на ДЭТ-250</text:p>
          </table:table-cell>
          <table:table-cell table:style-name="ce13" office:value-type="string">
            <text:p>700-38-810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Сальник</text:p>
          </table:table-cell>
          <table:table-cell table:style-name="ce13" office:value-type="string">
            <text:p>700-40-8612СП</text:p>
          </table:table-cell>
          <table:table-cell table:style-name="ce13"/>
          <table:table-cell office:value-type="string">
            <text:p>2.1-68х92-4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Фильтр, нужна схема замены</text:p>
          </table:table-cell>
          <table:table-cell table:style-name="ce13" office:value-type="string">
            <text:p>748-25-355</text:p>
          </table:table-cell>
          <table:table-cell table:style-name="ce13"/>
          <table:table-cell office:value-type="string">
            <text:p>748-25-382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Фильтр, нужна схема замены</text:p>
          </table:table-cell>
          <table:table-cell table:style-name="ce13" office:value-type="string">
            <text:p>КВ СБ05-35</text:p>
          </table:table-cell>
          <table:table-cell table:style-name="ce13"/>
          <table:table-cell office:value-type="string">
            <text:p>748-25-382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Гидрораспределитель</text:p>
          </table:table-cell>
          <table:table-cell table:style-name="ce13" office:value-type="string">
            <text:p>50-26-702СП</text:p>
          </table:table-cell>
          <table:table-cell table:style-name="ce13"/>
          <table:table-cell office:value-type="string">
            <text:p>64-26-285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Крыльчатка</text:p>
          </table:table-cell>
          <table:table-cell table:style-name="ce13" office:value-type="string">
            <text:p>18-57-107СП</text:p>
          </table:table-cell>
          <table:table-cell table:style-name="ce13"/>
          <table:table-cell office:value-type="string">
            <text:p>Всё ОК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Фонарь</text:p>
          </table:table-cell>
          <table:table-cell table:style-name="ce13" office:value-type="string">
            <text:p>ПД-20К</text:p>
          </table:table-cell>
          <table:table-cell table:style-name="ce13"/>
          <table:table-cell office:value-type="string">
            <text:p>124.3803.010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Стрела 9 м</text:p>
          </table:table-cell>
          <table:table-cell table:style-name="ce13" office:value-type="string">
            <text:p>700-83-890СБ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Стрела 7 м</text:p>
          </table:table-cell>
          <table:table-cell table:style-name="ce13" office:value-type="string">
            <text:p>71-53-2СП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Труба</text:p>
          </table:table-cell>
          <table:table-cell table:style-name="ce13" office:value-type="string">
            <text:p>748-07-140СП</text:p>
          </table:table-cell>
          <table:table-cell table:style-name="ce13"/>
          <table:table-cell office:value-type="string">
            <text:p>748-07-198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Тяга</text:p>
          </table:table-cell>
          <table:table-cell table:style-name="ce13" office:value-type="string">
            <text:p>80-52-113СП</text:p>
          </table:table-cell>
          <table:table-cell table:style-name="ce13"/>
          <table:table-cell office:value-type="string">
            <text:p>80-52-272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Подкос</text:p>
          </table:table-cell>
          <table:table-cell table:style-name="ce13" office:value-type="string">
            <text:p>80-52-105СП</text:p>
          </table:table-cell>
          <table:table-cell table:style-name="ce13"/>
          <table:table-cell office:value-type="string">
            <text:p>80-52-273СП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51-03-130СП</text:p>
          </table:table-cell>
          <table:table-cell table:style-name="ce13"/>
          <table:table-cell office:value-type="string">
            <text:p>51-03-122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Фильтр-патрон</text:p>
          </table:table-cell>
          <table:table-cell table:style-name="ce13" office:value-type="string">
            <text:p>51-05-345СП</text:p>
          </table:table-cell>
          <table:table-cell table:style-name="ce13"/>
          <table:table-cell office:value-type="string">
            <text:p>ФП207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Отдельно не поставляется</text:p>
          </table:table-cell>
          <table:table-cell table:style-name="ce13" office:value-type="string">
            <text:p>76107</text:p>
          </table:table-cell>
          <table:table-cell table:style-name="ce13"/>
          <table:table-cell office:value-type="string">
            <text:p>76106СП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042-050-46-2-5</text:p>
          </table:table-cell>
          <table:table-cell table:style-name="ce13"/>
          <table:table-cell office:value-type="string">
            <text:p>042-050-46-2-2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фмксатор</text:p>
          </table:table-cell>
          <table:table-cell table:style-name="ce13" office:value-type="string">
            <text:p>19455</text:p>
          </table:table-cell>
          <table:table-cell table:style-name="ce13"/>
          <table:table-cell office:value-type="string">
            <text:p>60-19-10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Болт</text:p>
          </table:table-cell>
          <table:table-cell table:style-name="ce13" office:value-type="string">
            <text:p>700-28-2058</text:p>
          </table:table-cell>
          <table:table-cell table:style-name="ce13"/>
          <table:table-cell office:value-type="string">
            <text:p>М16Х1,5Х60.58.019</text:p>
          </table:table-cell>
          <table:table-cell table:number-columns-repeated="1019"/>
        </table:table-row>
        <table:table-row table:style-name="ro3">
          <table:table-cell/>
          <table:table-cell table:style-name="ce10" office:value-type="string">
            <text:p>СПЕЦПРОФИЛЬ РЕЗИНОВЫЙ ПР-015 В БУНТАХ (КАНТ НА Т-10)</text:p>
          </table:table-cell>
          <table:table-cell table:style-name="ce13" table:number-columns-repeated="2"/>
          <table:table-cell office:value-type="string">
            <text:p>ПР-015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700-28-2316</text:p>
          </table:table-cell>
          <table:table-cell table:style-name="ce13"/>
          <table:table-cell office:value-type="string">
            <text:p>700-28-2625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САЛЬНИК</text:p>
          </table:table-cell>
          <table:table-cell table:style-name="ce14" office:value-type="string">
            <text:p>40263СП</text:p>
          </table:table-cell>
          <table:table-cell table:style-name="ce14"/>
          <table:table-cell office:value-type="string">
            <text:p>ЕСТЬ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ШЕСТЕРНЯ</text:p>
          </table:table-cell>
          <table:table-cell table:style-name="ce14" office:value-type="string">
            <text:p>50-60-208</text:p>
          </table:table-cell>
          <table:table-cell table:style-name="ce14"/>
          <table:table-cell office:value-type="string">
            <text:p>50-60-269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4" office:value-type="string">
            <text:p>46587</text:p>
          </table:table-cell>
          <table:table-cell table:style-name="ce14"/>
          <table:table-cell office:value-type="string">
            <text:p>АННУЛ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БОЛТ</text:p>
          </table:table-cell>
          <table:table-cell table:style-name="ce15" office:value-type="string">
            <text:p>М24х2х160.109.40х019</text:p>
          </table:table-cell>
          <table:table-cell table:style-name="ce15"/>
          <table:table-cell office:value-type="string">
            <text:p>ЕСТЬ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700-40-2415</text:p>
          </table:table-cell>
          <table:table-cell table:style-name="ce13"/>
          <table:table-cell office:value-type="string">
            <text:p>АННУЛИР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61157</text:p>
          </table:table-cell>
          <table:table-cell table:style-name="ce13"/>
          <table:table-cell office:value-type="string">
            <text:p>АННУЛИР</text:p>
          </table:table-cell>
          <table:table-cell table:number-columns-repeated="1019"/>
        </table:table-row>
        <table:table-row table:style-name="ro3">
          <table:table-cell/>
          <table:table-cell table:style-name="ce11"/>
          <table:table-cell table:style-name="ce13" office:value-type="string">
            <text:p>40251СП</text:p>
          </table:table-cell>
          <table:table-cell table:style-name="ce13"/>
          <table:table-cell office:value-type="string">
            <text:p>АННУЛИР</text:p>
          </table:table-cell>
          <table:table-cell table:number-columns-repeated="1019"/>
        </table:table-row>
        <table:table-row table:style-name="ro3">
          <table:table-cell/>
          <table:table-cell table:style-name="ce11"/>
          <table:table-cell table:style-name="ce13" office:value-type="string">
            <text:p>14346</text:p>
          </table:table-cell>
          <table:table-cell table:style-name="ce13"/>
          <table:table-cell office:value-type="string">
            <text:p>АННУЛИРОВА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Гусенница</text:p>
          </table:table-cell>
          <table:table-cell table:style-name="ce13" office:value-type="string">
            <text:p>ГМ-1-8СП</text:p>
          </table:table-cell>
          <table:table-cell table:style-name="ce13"/>
          <table:table-cell office:value-type="string">
            <text:p>50-22-9СП</text:p>
          </table:table-cell>
          <table:table-cell table:number-columns-repeated="1019"/>
        </table:table-row>
        <table:table-row table:style-name="ro1">
          <table:table-cell office:value-type="string">
            <text:p>№ п/п</text:p>
          </table:table-cell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Крышка</text:p>
          </table:table-cell>
          <table:table-cell office:value-type="string">
            <text:p>37-26-134</text:p>
          </table:table-cell>
          <table:table-cell/>
          <table:table-cell office:value-type="string">
            <text:p>от 50-26-570СП отдельно не поставляется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Крышка</text:p>
          </table:table-cell>
          <table:table-cell office:value-type="string">
            <text:p>37-26-133</text:p>
          </table:table-cell>
          <table:table-cell/>
          <table:table-cell office:value-type="string">
            <text:p>от 50-26-570СП отдельно не поставляется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Сухарь</text:p>
          </table:table-cell>
          <table:table-cell office:value-type="float" office:value="26866">
            <text:p>26866</text:p>
          </table:table-cell>
          <table:table-cell/>
          <table:table-cell office:value-type="string">
            <text:p>от 50-26-570СП отдельно не поставляется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Сфера</text:p>
          </table:table-cell>
          <table:table-cell office:value-type="float" office:value="26865">
            <text:p>26865</text:p>
          </table:table-cell>
          <table:table-cell/>
          <table:table-cell office:value-type="string">
            <text:p>от 50-26-570СП отдельно не поставляется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Болт М10-6gx75.58.01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т 50-26-570СП отдельно не поставляется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Упор </text:p>
          </table:table-cell>
          <table:table-cell office:value-type="string">
            <text:p>37-26-126</text:p>
          </table:table-cell>
          <table:table-cell/>
          <table:table-cell office:value-type="string">
            <text:p>от 50-26-570СП отдельно не поставляется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Крышка</text:p>
          </table:table-cell>
          <table:table-cell office:value-type="float" office:value="26859">
            <text:p>26859</text:p>
          </table:table-cell>
          <table:table-cell/>
          <table:table-cell office:value-type="string">
            <text:p>от 50-26-570СП отдельно не поставляется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Клапан</text:p>
          </table:table-cell>
          <table:table-cell office:value-type="string">
            <text:p>37-26-207СП</text:p>
          </table:table-cell>
          <table:table-cell/>
          <table:table-cell office:value-type="string">
            <text:p>от 50-26-570СП отдельно не поставляется</text:p>
          </table:table-cell>
          <table:table-cell table:number-columns-repeated="1019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Гайка</text:p>
          </table:table-cell>
          <table:table-cell office:value-type="string">
            <text:p>700-30-2195</text:p>
          </table:table-cell>
          <table:table-cell table:number-columns-repeated="2"/>
          <table:table-cell office:value-type="string">
            <text:p>700-30-2195</text:p>
          </table:table-cell>
          <table:table-cell office:value-type="string">
            <text:p>Гайка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Палец 16127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16127</text:p>
          </table:table-cell>
          <table:table-cell office:value-type="string">
            <text:p>Палец пружины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Палец</text:p>
          </table:table-cell>
          <table:table-cell office:value-type="string">
            <text:p>Д515С.02.067</text:p>
          </table:table-cell>
          <table:table-cell/>
          <table:table-cell office:value-type="string">
            <text:p>от прямого поворотного отвала завода Колющенко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Палец</text:p>
          </table:table-cell>
          <table:table-cell office:value-type="string">
            <text:p>ДЗ-27С.01.004</text:p>
          </table:table-cell>
          <table:table-cell/>
          <table:table-cell office:value-type="string">
            <text:p>от отвала завода Колющенко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Палец</text:p>
          </table:table-cell>
          <table:table-cell office:value-type="string">
            <text:p>ДЗ-110АХЛ.01.008</text:p>
          </table:table-cell>
          <table:table-cell/>
          <table:table-cell office:value-type="string">
            <text:p>от отвала завода Колющенко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Болт СМД 8-1994(М8-6gх12)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М8-6GХ12.88.35.019</text:p>
          </table:table-cell>
          <table:table-cell office:value-type="string">
            <text:p>Болт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Шайба <text:s/>48.02.0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т 50-26-570СП отдельно не поставляется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Прокладка</text:p>
          </table:table-cell>
          <table:table-cell office:value-type="float" office:value="261255">
            <text:p>261255</text:p>
          </table:table-cell>
          <table:table-cell/>
          <table:table-cell office:value-type="string">
            <text:p>номер не известный</text:p>
          </table:table-cell>
          <table:table-cell table:number-columns-repeated="1019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Кольцо</text:p>
          </table:table-cell>
          <table:table-cell office:value-type="string">
            <text:p>700-40-6082(700-40-6093)</text:p>
          </table:table-cell>
          <table:table-cell/>
          <table:table-cell office:value-type="string">
            <text:p>номера не известны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Болт М10х55.58.019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М10-6GХ55.58.019</text:p>
          </table:table-cell>
          <table:table-cell office:value-type="string">
            <text:p>БОЛТ М10-6GХ55.58.019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Крышка</text:p>
          </table:table-cell>
          <table:table-cell office:value-type="string">
            <text:p>37-26-134</text:p>
          </table:table-cell>
          <table:table-cell/>
          <table:table-cell office:value-type="string">
            <text:p>комплектующие гидроциллиндра, отдельно не поставляются. Предлагать гидроциллиндр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Крышка</text:p>
          </table:table-cell>
          <table:table-cell office:value-type="string">
            <text:p>37-26-133</text:p>
          </table:table-cell>
          <table:table-cell/>
          <table:table-cell office:value-type="string">
            <text:p>комплектующие гидроциллиндра, отдельно не поставляютсяПредлагать гидроциллиндр</text:p>
          </table:table-cell>
          <table:table-cell table:number-columns-repeated="1019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Сухарь</text:p>
          </table:table-cell>
          <table:table-cell office:value-type="float" office:value="26866">
            <text:p>26866</text:p>
          </table:table-cell>
          <table:table-cell/>
          <table:table-cell office:value-type="string">
            <text:p>комплектующие гидроциллиндра, отдельно не поставляютсяПредлагать гидроциллиндр</text:p>
          </table:table-cell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Сфера</text:p>
          </table:table-cell>
          <table:table-cell office:value-type="float" office:value="26865">
            <text:p>26865</text:p>
          </table:table-cell>
          <table:table-cell/>
          <table:table-cell office:value-type="string">
            <text:p>комплектующие гидроциллиндра, отдельно не поставляютсяПредлагать гидроциллиндр</text:p>
          </table:table-cell>
          <table:table-cell table:number-columns-repeated="1019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Болт М10-6gx75.58.01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комплектующие гидроциллиндра, отдельно не поставляютсяПредлагать гидроциллиндр</text:p>
          </table:table-cell>
          <table:table-cell table:number-columns-repeated="1019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Упор </text:p>
          </table:table-cell>
          <table:table-cell office:value-type="string">
            <text:p>37-26-126</text:p>
          </table:table-cell>
          <table:table-cell/>
          <table:table-cell office:value-type="string">
            <text:p>комплектующие гидроциллиндра, отдельно не поставляютсяПредлагать гидроциллиндр</text:p>
          </table:table-cell>
          <table:table-cell table:number-columns-repeated="1019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Крышка</text:p>
          </table:table-cell>
          <table:table-cell office:value-type="float" office:value="26859">
            <text:p>26859</text:p>
          </table:table-cell>
          <table:table-cell/>
          <table:table-cell office:value-type="string">
            <text:p>комплектующие гидроциллиндра, отдельно не поставляютсяПредлагать гидроциллиндр</text:p>
          </table:table-cell>
          <table:table-cell table:number-columns-repeated="1019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Клапан</text:p>
          </table:table-cell>
          <table:table-cell office:value-type="string">
            <text:p>37-26-207СП</text:p>
          </table:table-cell>
          <table:table-cell/>
          <table:table-cell office:value-type="string">
            <text:p>комплектующие гидроциллиндра, отдельно не поставляютсяПредлагать гидроциллиндр</text:p>
          </table:table-cell>
          <table:table-cell table:number-columns-repeated="1019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Установка вентилятора</text:p>
          </table:table-cell>
          <table:table-cell office:value-type="string">
            <text:p>16-07-5СП</text:p>
          </table:table-cell>
          <table:table-cell/>
          <table:table-cell office:value-type="string">
            <text:p>расценка данной позиции прилагается ниже</text:p>
          </table:table-cell>
          <table:table-cell table:number-columns-repeated="1019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Установка шторки</text:p>
          </table:table-cell>
          <table:table-cell office:value-type="string">
            <text:p>18-08-18СП</text:p>
          </table:table-cell>
          <table:table-cell/>
          <table:table-cell office:value-type="string">
            <text:p>давно снято с производства</text:p>
          </table:table-cell>
          <table:table-cell table:number-columns-repeated="1019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Стяжка</text:p>
          </table:table-cell>
          <table:table-cell office:value-type="string">
            <text:p>50-20-32</text:p>
          </table:table-cell>
          <table:table-cell/>
          <table:table-cell office:value-type="string">
            <text:p>50-19-49</text:p>
          </table:table-cell>
          <table:table-cell table:number-columns-repeated="1019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Болт М10-6gх80.58.01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М10-6gх80.58.019</text:p>
          </table:table-cell>
          <table:table-cell office:value-type="string">
            <text:p>М10-6GХ80.58.019</text:p>
          </table:table-cell>
          <table:table-cell office:value-type="string">
            <text:p>БОЛТ М10-6GХ80.58.019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Кран</text:p>
          </table:table-cell>
          <table:table-cell office:value-type="string">
            <text:p>48-26-115СП</text:p>
          </table:table-cell>
          <table:table-cell/>
          <table:table-cell office:value-type="string">
            <text:p>деталь давно не производят. Устанавливалась на старую гидросистему, которая давно изменена. </text:p>
          </table:table-cell>
          <table:table-cell table:number-columns-repeated="1019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Кран</text:p>
          </table:table-cell>
          <table:table-cell office:value-type="string">
            <text:p>18-26-290СП</text:p>
          </table:table-cell>
          <table:table-cell/>
          <table:table-cell office:value-type="string">
            <text:p>деталь давно не производят. Устанавливалась на старую гидросистему, которая давно изменена. </text:p>
          </table:table-cell>
          <table:table-cell table:number-columns-repeated="1019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Труба</text:p>
          </table:table-cell>
          <table:table-cell office:value-type="string">
            <text:p>50-56-121СП</text:p>
          </table:table-cell>
          <table:table-cell/>
          <table:table-cell office:value-type="string">
            <text:p>деталь давно не производят. Устанавливалась на старую гидросистему, которая давно изменена. </text:p>
          </table:table-cell>
          <table:table-cell table:number-columns-repeated="1019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Труба</text:p>
          </table:table-cell>
          <table:table-cell office:value-type="string">
            <text:p>18-56-113СП</text:p>
          </table:table-cell>
          <table:table-cell/>
          <table:table-cell office:value-type="string">
            <text:p>деталь давно не производят. Устанавливалась на старую гидросистему, которая давно изменена. </text:p>
          </table:table-cell>
          <table:table-cell table:number-columns-repeated="1019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Труба</text:p>
          </table:table-cell>
          <table:table-cell office:value-type="string">
            <text:p>21-09-115СП</text:p>
          </table:table-cell>
          <table:table-cell/>
          <table:table-cell office:value-type="string">
            <text:p>деталь давно не производят. Устанавливалась на старую гидросистему, которая давно изменена. </text:p>
          </table:table-cell>
          <table:table-cell table:number-columns-repeated="1019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Труба</text:p>
          </table:table-cell>
          <table:table-cell office:value-type="string">
            <text:p>50-60-202СП</text:p>
          </table:table-cell>
          <table:table-cell/>
          <table:table-cell office:value-type="string">
            <text:p>деталь давно не производят. Устанавливалась на старую гидросистему, которая давно изменена. </text:p>
          </table:table-cell>
          <table:table-cell table:number-columns-repeated="1019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Кольцо</text:p>
          </table:table-cell>
          <table:table-cell office:value-type="string">
            <text:p>700-40-3106</text:p>
          </table:table-cell>
          <table:table-cell/>
          <table:table-cell table:number-columns-repeated="2" office:value-type="string">
            <text:p>700-40-7221</text:p>
          </table:table-cell>
          <table:table-cell office:value-type="string">
            <text:p>УПЛОТНИТЕЛЬ 700-40-7221</text:p>
          </table:table-cell>
          <table:table-cell table:number-columns-repeated="1017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Шайба <text:s/>48.02.0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т 50-26-570СП отдельно не поставляется</text:p>
          </table:table-cell>
          <table:table-cell table:number-columns-repeated="1019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Прокладка</text:p>
          </table:table-cell>
          <table:table-cell office:value-type="float" office:value="261255">
            <text:p>261255</text:p>
          </table:table-cell>
          <table:table-cell/>
          <table:table-cell office:value-type="string">
            <text:p>номер не известный</text:p>
          </table:table-cell>
          <table:table-cell table:number-columns-repeated="1019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Поршень</text:p>
          </table:table-cell>
          <table:table-cell office:value-type="string">
            <text:p>37-26-208СП</text:p>
          </table:table-cell>
          <table:table-cell/>
          <table:table-cell office:value-type="string">
            <text:p>на гидроциллиндр подъема отвала 18-26-270СП. Отдельно не поставляетсяПредлагать гидроциллиндр</text:p>
          </table:table-cell>
          <table:table-cell table:number-columns-repeated="1019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Кольцо</text:p>
          </table:table-cell>
          <table:table-cell office:value-type="string">
            <text:p>700-40-6082(700-40-6093)</text:p>
          </table:table-cell>
          <table:table-cell/>
          <table:table-cell office:value-type="string">
            <text:p>номера не известны</text:p>
          </table:table-cell>
          <table:table-cell table:number-columns-repeated="1019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Плита маслораспределительная</text:p>
          </table:table-cell>
          <table:table-cell office:value-type="string">
            <text:p><text:s text:c="22"/>16-09-135 (снята с производства вместо нее 51-09-195 (под ПД-23У + под фильтр масляный 65-09-123СП)</text:p>
          </table:table-cell>
          <table:table-cell/>
          <table:table-cell table:number-columns-repeated="2" office:value-type="string">
            <text:p>51-09-195</text:p>
          </table:table-cell>
          <table:table-cell office:value-type="string">
            <text:p>Плита</text:p>
          </table:table-cell>
          <table:table-cell table:number-columns-repeated="1017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Болт М10х55.58.019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М10-6GХ55.58.019</text:p>
          </table:table-cell>
          <table:table-cell office:value-type="string">
            <text:p>БОЛТ М10-6GХ55.58.019</text:p>
          </table:table-cell>
          <table:table-cell table:number-columns-repeated="1017"/>
        </table:table-row>
        <table:table-row table:style-name="ro1"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16-07-5СП (старого образца)</text:p>
          </table:table-cell>
          <table:table-cell office:value-type="string">
            <text:p>Установка вентилятора(ниже расценка)</text:p>
          </table:table-cell>
          <table:table-cell table:number-columns-repeated="1021"/>
        </table:table-row>
        <table:table-row table:style-name="ro1"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крестовина</text:p>
          </table:table-cell>
          <table:table-cell office:value-type="string">
            <text:p>65-07-103СП</text:p>
          </table:table-cell>
          <table:table-cell table:number-columns-repeated="2"/>
          <table:table-cell office:value-type="string">
            <text:p>65-07-103СП</text:p>
          </table:table-cell>
          <table:table-cell office:value-type="string">
            <text:p>Крестовина</text:p>
          </table:table-cell>
          <table:table-cell table:number-columns-repeated="1017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механизм натяжения</text:p>
          </table:table-cell>
          <table:table-cell office:value-type="string">
            <text:p>51-07-103СП</text:p>
          </table:table-cell>
          <table:table-cell table:number-columns-repeated="2"/>
          <table:table-cell office:value-type="string">
            <text:p>51-07-103СП</text:p>
          </table:table-cell>
          <table:table-cell office:value-type="string">
            <text:p>Механизм натяжения</text:p>
          </table:table-cell>
          <table:table-cell table:number-columns-repeated="1017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кольцо (входит в шкив 65-07-112СП)</text:p>
          </table:table-cell>
          <table:table-cell office:value-type="string">
            <text:p>16-03-03</text:p>
          </table:table-cell>
          <table:table-cell table:number-columns-repeated="1021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проставка (входит в шкив 65-07-112СП)</text:p>
          </table:table-cell>
          <table:table-cell office:value-type="string">
            <text:p>65-07-6</text:p>
          </table:table-cell>
          <table:table-cell table:number-columns-repeated="2"/>
          <table:table-cell office:value-type="string">
            <text:p>65-07-6</text:p>
          </table:table-cell>
          <table:table-cell office:value-type="string">
            <text:p>Проставка</text:p>
          </table:table-cell>
          <table:table-cell table:number-columns-repeated="1017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крышка (входит в шкив 65-07-112СП)</text:p>
          </table:table-cell>
          <table:table-cell office:value-type="string">
            <text:p>65-07-46</text:p>
          </table:table-cell>
          <table:table-cell table:number-columns-repeated="2"/>
          <table:table-cell office:value-type="string">
            <text:p>65-07-46</text:p>
          </table:table-cell>
          <table:table-cell office:value-type="string">
            <text:p>Крышка</text:p>
          </table:table-cell>
          <table:table-cell table:number-columns-repeated="1017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прокладка (входит в шкив 65-07-112СП)</text:p>
          </table:table-cell>
          <table:table-cell office:value-type="string">
            <text:p>700-40-9226</text:p>
          </table:table-cell>
          <table:table-cell table:number-columns-repeated="2"/>
          <table:table-cell office:value-type="string">
            <text:p>700-40-9226</text:p>
          </table:table-cell>
          <table:table-cell office:value-type="string">
            <text:p>ПРОКЛАДКА 700-40-9226</text:p>
          </table:table-cell>
          <table:table-cell table:number-columns-repeated="1017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пластина (входит в шкив 65-07-112СП)</text:p>
          </table:table-cell>
          <table:table-cell office:value-type="string">
            <text:p>31324</text:p>
          </table:table-cell>
          <table:table-cell table:number-columns-repeated="2"/>
          <table:table-cell office:value-type="string">
            <text:p>31324</text:p>
          </table:table-cell>
          <table:table-cell office:value-type="string">
            <text:p>ПЛАСТИНА СТОПОРНАЯ 31324</text:p>
          </table:table-cell>
          <table:table-cell table:number-columns-repeated="1017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Шайба (входит в шкив 65-07-112СП)</text:p>
          </table:table-cell>
          <table:table-cell office:value-type="string">
            <text:p>07105</text:p>
          </table:table-cell>
          <table:table-cell table:number-columns-repeated="2"/>
          <table:table-cell office:value-type="string">
            <text:p>07105</text:p>
          </table:table-cell>
          <table:table-cell office:value-type="string">
            <text:p>Шайба</text:p>
          </table:table-cell>
          <table:table-cell table:number-columns-repeated="1017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кольцо (входит в шкив 65-07-112СП)</text:p>
          </table:table-cell>
          <table:table-cell office:value-type="string">
            <text:p>700-39-506</text:p>
          </table:table-cell>
          <table:table-cell table:number-columns-repeated="2"/>
          <table:table-cell office:value-type="string">
            <text:p>700-39-506</text:p>
          </table:table-cell>
          <table:table-cell office:value-type="string">
            <text:p>Кольцо В72 ГОСТ 13941-86</text:p>
          </table:table-cell>
          <table:table-cell table:number-columns-repeated="1017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подшипник (входит в шкив 65-07-112СП)</text:p>
          </table:table-cell>
          <table:table-cell office:value-type="string">
            <text:p>306</text:p>
          </table:table-cell>
          <table:table-cell table:number-columns-repeated="1021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втулка (входит в шкив 65-07-112СП)</text:p>
          </table:table-cell>
          <table:table-cell office:value-type="string">
            <text:p>65-07-45</text:p>
          </table:table-cell>
          <table:table-cell table:number-columns-repeated="2"/>
          <table:table-cell office:value-type="string">
            <text:p>65-07-45</text:p>
          </table:table-cell>
          <table:table-cell office:value-type="string">
            <text:p>Втулка</text:p>
          </table:table-cell>
          <table:table-cell table:number-columns-repeated="1017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шкив (входит в шкив 65-07-112СП)</text:p>
          </table:table-cell>
          <table:table-cell office:value-type="string">
            <text:p>65-07-48</text:p>
          </table:table-cell>
          <table:table-cell table:number-columns-repeated="2"/>
          <table:table-cell office:value-type="string">
            <text:p>65-07-48</text:p>
          </table:table-cell>
          <table:table-cell office:value-type="string">
            <text:p>Шкив</text:p>
          </table:table-cell>
          <table:table-cell table:number-columns-repeated="1017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втулка (входит в шкив 65-07-112СП)</text:p>
          </table:table-cell>
          <table:table-cell office:value-type="string">
            <text:p>65-07-47</text:p>
          </table:table-cell>
          <table:table-cell table:number-columns-repeated="2"/>
          <table:table-cell office:value-type="string">
            <text:p>65-07-47</text:p>
          </table:table-cell>
          <table:table-cell office:value-type="string">
            <text:p>Втулка</text:p>
          </table:table-cell>
          <table:table-cell table:number-columns-repeated="1017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манжета (входит в шкив 65-07-112СП)</text:p>
          </table:table-cell>
          <table:table-cell office:value-type="string">
            <text:p>720-15-126СП</text:p>
          </table:table-cell>
          <table:table-cell table:number-columns-repeated="2"/>
          <table:table-cell office:value-type="string">
            <text:p>720-15-126СП</text:p>
          </table:table-cell>
          <table:table-cell office:value-type="string">
            <text:p>МАНЖЕТА 720-15-126СП</text:p>
          </table:table-cell>
          <table:table-cell table:number-columns-repeated="1017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пружина (входит в шкив 65-07-112СП)</text:p>
          </table:table-cell>
          <table:table-cell office:value-type="string">
            <text:p>700-38-5354</text:p>
          </table:table-cell>
          <table:table-cell table:number-columns-repeated="1021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кронштейн</text:p>
          </table:table-cell>
          <table:table-cell office:value-type="string">
            <text:p>51-07-102СП</text:p>
          </table:table-cell>
          <table:table-cell table:number-columns-repeated="2"/>
          <table:table-cell office:value-type="string">
            <text:p>51-07-102СП</text:p>
          </table:table-cell>
          <table:table-cell office:value-type="string">
            <text:p>Кронштейн</text:p>
          </table:table-cell>
          <table:table-cell table:number-columns-repeated="1017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масленка</text:p>
          </table:table-cell>
          <table:table-cell office:value-type="string">
            <text:p>1,3 Ц6</text:p>
          </table:table-cell>
          <table:table-cell table:number-columns-repeated="1021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штуцер</text:p>
          </table:table-cell>
          <table:table-cell office:value-type="string">
            <text:p>411155</text:p>
          </table:table-cell>
          <table:table-cell table:number-columns-repeated="2"/>
          <table:table-cell office:value-type="string">
            <text:p>411155</text:p>
          </table:table-cell>
          <table:table-cell office:value-type="string">
            <text:p>Штуцер</text:p>
          </table:table-cell>
          <table:table-cell table:number-columns-repeated="1017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лапа</text:p>
          </table:table-cell>
          <table:table-cell office:value-type="string">
            <text:p>51-07-48</text:p>
          </table:table-cell>
          <table:table-cell table:number-columns-repeated="2"/>
          <table:table-cell office:value-type="string">
            <text:p>51-07-48</text:p>
          </table:table-cell>
          <table:table-cell office:value-type="string">
            <text:p>Лапа</text:p>
          </table:table-cell>
          <table:table-cell table:number-columns-repeated="1017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болт</text:p>
          </table:table-cell>
          <table:table-cell office:value-type="string">
            <text:p>м10х30.58.019</text:p>
          </table:table-cell>
          <table:table-cell/>
          <table:table-cell table:number-columns-repeated="2" office:value-type="string">
            <text:p>М10-6GХ30.58.019</text:p>
          </table:table-cell>
          <table:table-cell office:value-type="string">
            <text:p>БОЛТ М10-6GХ30.58.019</text:p>
          </table:table-cell>
          <table:table-cell table:number-columns-repeated="1017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болт</text:p>
          </table:table-cell>
          <table:table-cell office:value-type="string">
            <text:p>м10х45.58.019</text:p>
          </table:table-cell>
          <table:table-cell/>
          <table:table-cell table:number-columns-repeated="2" office:value-type="string">
            <text:p>М10-6GХ45.58.019</text:p>
          </table:table-cell>
          <table:table-cell office:value-type="string">
            <text:p>БОЛТ М10-6GХ45.58.019</text:p>
          </table:table-cell>
          <table:table-cell table:number-columns-repeated="1017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шайба</text:p>
          </table:table-cell>
          <table:table-cell office:value-type="string">
            <text:p>10ОТ6509</text:p>
          </table:table-cell>
          <table:table-cell/>
          <table:table-cell table:number-columns-repeated="2" office:value-type="string">
            <text:p>10ОТ65Г09</text:p>
          </table:table-cell>
          <table:table-cell office:value-type="string">
            <text:p>ШАЙБА ПРУЖИННАЯ 10ОТ65Г09</text:p>
          </table:table-cell>
          <table:table-cell table:number-columns-repeated="1017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болт</text:p>
          </table:table-cell>
          <table:table-cell office:value-type="string">
            <text:p>М8-6Gх20.88.35.019</text:p>
          </table:table-cell>
          <table:table-cell table:number-columns-repeated="2"/>
          <table:table-cell office:value-type="string">
            <text:p>М8-6GХ20.88.35.019</text:p>
          </table:table-cell>
          <table:table-cell office:value-type="string">
            <text:p>Болт</text:p>
          </table:table-cell>
          <table:table-cell table:number-columns-repeated="1017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шайба</text:p>
          </table:table-cell>
          <table:table-cell office:value-type="string">
            <text:p>8ОТ65Г09</text:p>
          </table:table-cell>
          <table:table-cell/>
          <table:table-cell table:number-columns-repeated="2" office:value-type="string">
            <text:p>8Т65Г09</text:p>
          </table:table-cell>
          <table:table-cell office:value-type="string">
            <text:p>ШАЙБА ПРУЖИННАЯ 8Т65Г09</text:p>
          </table:table-cell>
          <table:table-cell table:number-columns-repeated="1017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болт</text:p>
          </table:table-cell>
          <table:table-cell office:value-type="string">
            <text:p>М8х25.88.35.019</text:p>
          </table:table-cell>
          <table:table-cell/>
          <table:table-cell table:number-columns-repeated="2" office:value-type="string">
            <text:p>М8-6GХ25.88.35.019</text:p>
          </table:table-cell>
          <table:table-cell office:value-type="string">
            <text:p>БОЛТ М8-6GХ25.88.35.019</text:p>
          </table:table-cell>
          <table:table-cell table:number-columns-repeated="1017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болт</text:p>
          </table:table-cell>
          <table:table-cell office:value-type="string">
            <text:p>М12х35.58.019</text:p>
          </table:table-cell>
          <table:table-cell/>
          <table:table-cell table:number-columns-repeated="2" office:value-type="string">
            <text:p>М12-6GХ35.88.019</text:p>
          </table:table-cell>
          <table:table-cell office:value-type="string">
            <text:p>БОЛТ М12-6GХ35 88.019</text:p>
          </table:table-cell>
          <table:table-cell table:number-columns-repeated="1017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шайба</text:p>
          </table:table-cell>
          <table:table-cell office:value-type="string">
            <text:p>12ОТ65Г09</text:p>
          </table:table-cell>
          <table:table-cell table:number-columns-repeated="2"/>
          <table:table-cell office:value-type="string">
            <text:p>12ОТ65Г09</text:p>
          </table:table-cell>
          <table:table-cell office:value-type="string">
            <text:p>ШАЙБА ПРУЖИННАЯ 12ОТ65Г09</text:p>
          </table:table-cell>
          <table:table-cell table:number-columns-repeated="1017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шпилька</text:p>
          </table:table-cell>
          <table:table-cell office:value-type="string">
            <text:p>29311</text:p>
          </table:table-cell>
          <table:table-cell table:number-columns-repeated="2"/>
          <table:table-cell office:value-type="string">
            <text:p>29311</text:p>
          </table:table-cell>
          <table:table-cell office:value-type="string">
            <text:p>Шпилька М12х1,75-3n/1,25-6gх38.66.016 ГОСТ 22034-76</text:p>
          </table:table-cell>
          <table:table-cell table:number-columns-repeated="1017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гайка М12х1,25</text:p>
          </table:table-cell>
          <table:table-cell office:value-type="string">
            <text:p>700-30-2046</text:p>
          </table:table-cell>
          <table:table-cell table:number-columns-repeated="2"/>
          <table:table-cell office:value-type="string">
            <text:p>700-30-2046</text:p>
          </table:table-cell>
          <table:table-cell office:value-type="string">
            <text:p>Гайка</text:p>
          </table:table-cell>
          <table:table-cell table:number-columns-repeated="1017"/>
        </table:table-row>
        <table:table-row table:style-name="ro1">
          <table:table-cell office:value-type="string">
            <text:p>№ пп</text:p>
          </table:table-cell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 Коробка передач ДЗ-98 10.04.000 КПП ДЗ-98 10.04.000 1шт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ДЗ-98 10.04.000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    ПРОКЛАДКА; 40944; П-23; ПРИМЕНЕНИЕ ГОЛОВКА БЛОКА 2ШТ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944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    СВЕЧА ЗАЖИГАНИЯ; М8Т, Т-170 4ШТ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М8Т</text:p>
          </table:table-cell>
          <table:table-cell table:number-columns-repeated="1019"/>
        </table:table-row>
        <table:table-row table:style-name="ro1">
          <table:table-cell office:value-type="string">
            <text:p>№ пп</text:p>
          </table:table-cell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циллиндр тр-12 на лебедку (система управления)</text:p>
          </table:table-cell>
          <table:table-cell office:value-type="string">
            <text:p>71-26-106сп</text:p>
          </table:table-cell>
          <table:table-cell table:number-columns-repeated="2"/>
          <table:table-cell office:value-type="string">
            <text:p>71-26-106СП</text:p>
          </table:table-cell>
          <table:table-cell office:value-type="string">
            <text:p>Цилиндр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ролик тр-12 на лебедку (система управления)</text:p>
          </table:table-cell>
          <table:table-cell office:value-type="string">
            <text:p>71-13-10</text:p>
          </table:table-cell>
          <table:table-cell/>
          <table:table-cell table:number-columns-repeated="2" office:value-type="string">
            <text:p>71-44-120СП</text:p>
          </table:table-cell>
          <table:table-cell office:value-type="string">
            <text:p>Рычаг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ось тр-12 на лебедку (система управления)</text:p>
          </table:table-cell>
          <table:table-cell office:value-type="string">
            <text:p>700-47-2152</text:p>
          </table:table-cell>
          <table:table-cell/>
          <table:table-cell office:value-type="string">
            <text:p>входит в 71-44-120СП</text:p>
          </table:table-cell>
          <table:table-cell table:number-columns-repeated="1019"/>
        </table:table-row>
        <table:table-row table:style-name="ro1">
          <table:table-cell office:value-type="string">
            <text:p>№ п/п</text:p>
          </table:table-cell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КОРОНКА ЗУБА РЫХЛИТЕЛЯ Т-33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2501-98-190СБ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НАСОС ПОДКАЧКИ (Д-144, Т-40, Д-240)</text:p>
          </table:table-cell>
          <table:table-cell office:value-type="float" office:value="0">
            <text:p>0</text:p>
          </table:table-cell>
          <table:table-cell/>
          <table:table-cell office:value-type="string">
            <text:p>21.1106010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ПАРА ПЛУНЖЕРНАЯ (Д-144, Т-40)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УТНМ-1111410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2501-19-75 <text:s text:c="2"/>СЕКТОР <text:s/>ЗУБЧАТЫЙ <text:s text:c="3"/>Т-2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2501-19-75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2501-21-15СП <text:s text:c="2"/>КАТОК <text:s/>ПОДДЕРЖИВАЮЩИЙ <text:s text:c="3"/>Т-2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2501-21-15СП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501-22-1СП <text:s/>ГУСЕНИЦА <text:s text:c="3"/>Т-2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ТЖ25-22-000СБ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ТМ2501-21-38СП(SP) <text:s/>КОЛЕСО <text:s/>НАТЯЖНОЕ <text:s/>ПРАВОЕ <text:s/>УХЛ <text:s/>Т-2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2501-21-113-01СП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ТМ2501-21-38-01 СП(SP) <text:s/>КОЛЕСО <text:s/>НАТЯЖНОЕ <text:s/>ЛЕВОЕ <text:s/>УХЛ <text:s/>Т-2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2501-21-113СП</text:p>
          </table:table-cell>
          <table:table-cell table:number-columns-repeated="1019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Т25-21-001СП <text:s/>КАТОК <text:s/>ОПОРНЫЙ УХЛ (ДВУБОРТНЫЙ) Т-2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Т25-21-001СБ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Т25-21-001-01СП <text:s/>КАТОК <text:s/>ОПОРНЫЙ УХЛ (ОДНОБОРТНЫЙ) Т-2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Т25-21-001-01СБ</text:p>
          </table:table-cell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403-21-15СП Каток поддерживающий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3-21-15СБ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011501-93-21-01 НОЖ УГЛОВОЙ</text:p>
          </table:table-cell>
          <table:table-cell office:value-type="float" office:value="0">
            <text:p>0</text:p>
          </table:table-cell>
          <table:table-cell/>
          <table:table-cell office:value-type="string">
            <text:p>011501-93-21-01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011501-93-22-01 НОЖ СРЕДНИЙ</text:p>
          </table:table-cell>
          <table:table-cell office:value-type="float" office:value="0">
            <text:p>0</text:p>
          </table:table-cell>
          <table:table-cell/>
          <table:table-cell office:value-type="string">
            <text:p>011501-93-22-01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011501-93-23-01 НОЖ СРЕДНИЙ</text:p>
          </table:table-cell>
          <table:table-cell office:value-type="float" office:value="0">
            <text:p>0</text:p>
          </table:table-cell>
          <table:table-cell/>
          <table:table-cell office:value-type="string">
            <text:p>011501-93-23-01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1A6155T51A1L1HA <text:s text:c="3"/>НАСОС ГИДРОСИСТЕМЫ Т-1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1A8097TS1A1L1HC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011501-93-21 НОЖ УГЛОВОЙ ПРАВЫЙ</text:p>
          </table:table-cell>
          <table:table-cell office:value-type="float" office:value="0">
            <text:p>0</text:p>
          </table:table-cell>
          <table:table-cell/>
          <table:table-cell office:value-type="string">
            <text:p>011501-93-21</text:p>
          </table:table-cell>
          <table:table-cell table:number-columns-repeated="1019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3501-93-22-01 НОЖ УГЛОВОЙ ПРАВЫЙ</text:p>
          </table:table-cell>
          <table:table-cell office:value-type="float" office:value="0">
            <text:p>0</text:p>
          </table:table-cell>
          <table:table-cell/>
          <table:table-cell office:value-type="string">
            <text:p>3501-93-21-01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<text:s/>3501-93-22 НОЖ УГЛОВОЙ ЛЕВЫЙ</text:p>
          </table:table-cell>
          <table:table-cell office:value-type="float" office:value="0">
            <text:p>0</text:p>
          </table:table-cell>
          <table:table-cell/>
          <table:table-cell office:value-type="string">
            <text:p>3501-93-21</text:p>
          </table:table-cell>
          <table:table-cell table:number-columns-repeated="1019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46-98-190СП КОРОНКА НАКОНЕЧНИКА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6-98-190СБ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2501-98-190-20СП НАКОНЕЧНИК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6-98-190СБ</text:p>
          </table:table-cell>
          <table:table-cell table:number-columns-repeated="1019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Т35-21-000СП <text:s/>КАТОК ОПОРНЫЙ ДВУБОРТНЫЙ</text:p>
          </table:table-cell>
          <table:table-cell office:value-type="float" office:value="0">
            <text:p>0</text:p>
          </table:table-cell>
          <table:table-cell/>
          <table:table-cell office:value-type="string">
            <text:p>Т35-21-001-02СБ</text:p>
          </table:table-cell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Т35-21-000-01 <text:s/>КАТОК ОПОРНЫЙ ОДНОБОРТНЫЙ</text:p>
          </table:table-cell>
          <table:table-cell office:value-type="float" office:value="0">
            <text:p>0</text:p>
          </table:table-cell>
          <table:table-cell/>
          <table:table-cell office:value-type="string">
            <text:p>Т35-21-001-03СБ</text:p>
          </table:table-cell>
          <table:table-cell table:number-columns-repeated="1019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НАКЛАДКА ЗУБА <text:s/>3501-98-18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3501-98-188</text:p>
          </table:table-cell>
          <table:table-cell table:number-columns-repeated="1019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2501-12-20СП КОРОБКА ПЕРЕДАЧ ПЛАНЕТАРНАЯ</text:p>
          </table:table-cell>
          <table:table-cell office:value-type="float" office:value="0">
            <text:p>0</text:p>
          </table:table-cell>
          <table:table-cell/>
          <table:table-cell office:value-type="string">
            <text:p>2501-12-20-01СБ</text:p>
          </table:table-cell>
          <table:table-cell table:number-columns-repeated="1019"/>
        </table:table-row>
        <table:table-row table:style-name="ro1">
          <table:table-cell office:value-type="string">
            <text:p>№ пп</text:p>
          </table:table-cell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 однобортных катка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КАТ-21-169СП-Б</text:p>
          </table:table-cell>
          <table:table-cell office:value-type="string">
            <text:p>Каток однобортный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 двубортный (напомни, для б11 катки теже?)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КАТ-21-170СП-Б</text:p>
          </table:table-cell>
          <table:table-cell office:value-type="string">
            <text:p>Каток двубортный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1 поддерживающий (сказал Г-образный нового образца)</text:p>
          </table:table-cell>
          <table:table-cell office:value-type="float" office:value="0">
            <text:p>0</text:p>
          </table:table-cell>
          <table:table-cell/>
          <table:table-cell office:value-type="string">
            <text:p>50-21-416СП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4 звена правых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0-22-8</text:p>
          </table:table-cell>
          <table:table-cell office:value-type="string">
            <text:p>Звено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4 звена левых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0-22-7</text:p>
          </table:table-cell>
          <table:table-cell office:value-type="string">
            <text:p>Звено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6 пальцев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24-22-6</text:p>
          </table:table-cell>
          <table:table-cell office:value-type="string">
            <text:p>Палец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6 втулок</text:p>
          </table:table-cell>
          <table:table-cell office:value-type="float" office:value="0">
            <text:p>0</text:p>
          </table:table-cell>
          <table:table-cell/>
          <table:table-cell office:value-type="string">
            <text:p>24-22-3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6 спорных чего-то для пальцев, колец наверное. 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22109</text:p>
          </table:table-cell>
          <table:table-cell office:value-type="string">
            <text:p>Конус стопорный</text:p>
          </table:table-cell>
          <table:table-cell table:number-columns-repeated="1017"/>
        </table:table-row>
        <table:table-row table:style-name="ro4">
          <table:table-cell office:value-type="string">
            <text:p>№ п/п</text:p>
          </table:table-cell>
          <table:table-cell office:value-type="string">
            <text:p>интересует на Б-11 фрикцион правый в сборе, </text:p>
            <text:p>сервомеханизм большой ,</text:p>
            <text:p><text:s/>все подшипники на бортовую, </text:p>
            <text:p>ремкомплект(все резинки, кольца, манжеты, прокладки и т.п)</text:p>
          </table:table-cell>
          <table:table-cell table:number-columns-repeated="1022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интересует на Б-11 фрикцион правый в сборе, </text:p>
            <text:p>сервомеханизм большой ,</text:p>
            <text:p><text:s/>все подшипники на бортовую, </text:p>
            <text:p>ремкомплект(все резинки, кольца, манжеты, прокладки и т.п)</text:p>
          </table:table-cell>
          <table:table-cell office:value-type="string">
            <text:p>18360-01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24-16-101СП</text:p>
          </table:table-cell>
          <table:table-cell office:value-type="string">
            <text:p>Фрикцион бортовой правый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подшипники на бортовую правую</text:p>
          </table:table-cell>
          <table:table-cell office:value-type="float" office:value="0">
            <text:p>0</text:p>
          </table:table-cell>
          <table:table-cell/>
          <table:table-cell office:value-type="string">
            <text:p>118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70-32315КМ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70-32612КМ</text:p>
          </table:table-cell>
          <table:table-cell table:number-columns-repeated="1019"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42312ЛМ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1000932Л</text:p>
          </table:table-cell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134Л</text:p>
          </table:table-cell>
          <table:table-cell office:value-type="string">
            <text:p>ПОДШИПНИК 134Л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236Л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2236Л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рем.комплект (в главную передачу к бортовому фрикциону)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46905</text:p>
          </table:table-cell>
          <table:table-cell office:value-type="string">
            <text:p>КОЛЬЦО 46905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700-40-8135</text:p>
          </table:table-cell>
          <table:table-cell office:value-type="string">
            <text:p>КОЛЬЦО 700-40-8135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2.2-100х125-1</text:p>
          </table:table-cell>
          <table:table-cell office:value-type="string">
            <text:p>2.2-100Х125-1</text:p>
          </table:table-cell>
          <table:table-cell office:value-type="string">
            <text:p>МАНЖЕТА 2.2-100Х125-1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28-16-107СП</text:p>
          </table:table-cell>
          <table:table-cell office:value-type="string">
            <text:p>ПРОКЛАДКА 28-16-107СП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28-16-24</text:p>
          </table:table-cell>
          <table:table-cell office:value-type="string">
            <text:p>ПРОКЛАДКА 28-16-24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28-16-25</text:p>
          </table:table-cell>
          <table:table-cell office:value-type="string">
            <text:p>ПРОКЛАДКА 28-16-25</text:p>
          </table:table-cell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700-40-7108</text:p>
          </table:table-cell>
          <table:table-cell office:value-type="string">
            <text:p>КОЛЬЦО 700-40-7108</text:p>
          </table:table-cell>
          <table:table-cell table:number-columns-repeated="1017"/>
        </table:table-row>
        <table:table-row table:style-name="ro1"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700-40-9426</text:p>
          </table:table-cell>
          <table:table-cell office:value-type="string">
            <text:p>КОЛЬЦО <text:s/>700-40-9426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64-19-62</text:p>
          </table:table-cell>
          <table:table-cell office:value-type="string">
            <text:p>Прокладка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64-19-62-01</text:p>
          </table:table-cell>
          <table:table-cell office:value-type="string">
            <text:p>Прокладка регулировочная</text:p>
          </table:table-cell>
          <table:table-cell table:number-columns-repeated="1017"/>
        </table:table-row>
        <table:table-row table:style-name="ro1"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54010415 ZS</text:p>
          </table:table-cell>
          <table:table-cell office:value-type="string">
            <text:p>РЕЗИН.МЕТАЛЛ.УПЛОТНЕНИЕ 54010415 ZS</text:p>
          </table:table-cell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775-36-25</text:p>
          </table:table-cell>
          <table:table-cell office:value-type="string">
            <text:p>КОЛЬЦО 775-36-25</text:p>
          </table:table-cell>
          <table:table-cell table:number-columns-repeated="1017"/>
        </table:table-row>
        <table:table-row table:style-name="ro1"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700-40-9454</text:p>
          </table:table-cell>
          <table:table-cell office:value-type="string">
            <text:p>ПРОКЛАДКА 700-40-9454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700-39-492</text:p>
          </table:table-cell>
          <table:table-cell office:value-type="string">
            <text:p>Кольцо В130 ГОСТ 13941-86</text:p>
          </table:table-cell>
          <table:table-cell table:number-columns-repeated="1017"/>
        </table:table-row>
        <table:table-row table:style-name="ro1"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140-150-58-2-2</text:p>
          </table:table-cell>
          <table:table-cell office:value-type="string">
            <text:p>КОЛЬЦО 140-150-58-2-2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2.2-100х125-1</text:p>
          </table:table-cell>
          <table:table-cell office:value-type="string">
            <text:p>2.2-100Х125-1</text:p>
          </table:table-cell>
          <table:table-cell office:value-type="string">
            <text:p>МАНЖЕТА 2.2-100Х125-1</text:p>
          </table:table-cell>
          <table:table-cell table:number-columns-repeated="1017"/>
        </table:table-row>
        <table:table-row table:style-name="ro1"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714-15-56-02</text:p>
          </table:table-cell>
          <table:table-cell office:value-type="string">
            <text:p>КОЛЬЦО 714-15-56-02</text:p>
          </table:table-cell>
          <table:table-cell table:number-columns-repeated="1017"/>
        </table:table-row>
        <table:table-row table:style-name="ro1"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700-58-2653</text:p>
          </table:table-cell>
          <table:table-cell office:value-type="string">
            <text:p>Кольцо В160 ГОСТ 13940-86</text:p>
          </table:table-cell>
          <table:table-cell table:number-columns-repeated="1017"/>
        </table:table-row>
        <table:table-row table:style-name="ro1"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700-39-492</text:p>
          </table:table-cell>
          <table:table-cell office:value-type="string">
            <text:p>Кольцо В130 ГОСТ 13941-86</text:p>
          </table:table-cell>
          <table:table-cell table:number-columns-repeated="1017"/>
        </table:table-row>
        <table:table-row table:style-name="ro1"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700-58-2623</text:p>
          </table:table-cell>
          <table:table-cell office:value-type="string">
            <text:p>Кольцо</text:p>
          </table:table-cell>
          <table:table-cell table:number-columns-repeated="1017"/>
        </table:table-row>
        <table:table-row table:style-name="ro1"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700-58-2618</text:p>
          </table:table-cell>
          <table:table-cell office:value-type="string">
            <text:p>Кольцо В260 ГОСТ 13941-86</text:p>
          </table:table-cell>
          <table:table-cell table:number-columns-repeated="1017"/>
        </table:table-row>
        <table:table-row table:style-name="ro1"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714-15-56</text:p>
          </table:table-cell>
          <table:table-cell office:value-type="string">
            <text:p>КОЛЬЦО 714-15-56</text:p>
          </table:table-cell>
          <table:table-cell table:number-columns-repeated="1017"/>
        </table:table-row>
        <table:table-row table:style-name="ro1">
          <table:table-cell office:value-type="string">
            <text:p>№ п/п</text:p>
          </table:table-cell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Каток опрный однобортный на втулках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КАТ-21-169СП-Б</text:p>
          </table:table-cell>
          <table:table-cell office:value-type="string">
            <text:p>Каток однобортный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Каток опорный двухбортный на втулках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КАТ-21-170СП-Б</text:p>
          </table:table-cell>
          <table:table-cell office:value-type="string">
            <text:p>Каток двубортный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Болт крепления катков</text:p>
          </table:table-cell>
          <table:table-cell office:value-type="string">
            <text:p>700-28-2527-1</text:p>
          </table:table-cell>
          <table:table-cell/>
          <table:table-cell office:value-type="string">
            <text:p>М20х1,5-6Gх85.109.019</text:p>
          </table:table-cell>
          <table:table-cell office:value-type="string">
            <text:p>М20Х1,5-6GХ85.109.019</text:p>
          </table:table-cell>
          <table:table-cell office:value-type="string">
            <text:p>БОЛТ М20Х1,5-6GХ85.109.019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Шайба 20 ОТ 65 Г 09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20ОТ65Г09</text:p>
          </table:table-cell>
          <table:table-cell office:value-type="string">
            <text:p>ШАЙБА ПРУЖИННАЯ 20ОТ65Г09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Планка крепления катков (2 х кат)</text:p>
          </table:table-cell>
          <table:table-cell office:value-type="string">
            <text:p>50-21-164</text:p>
          </table:table-cell>
          <table:table-cell/>
          <table:table-cell table:number-columns-repeated="2" office:value-type="string">
            <text:p>50-21-162</text:p>
          </table:table-cell>
          <table:table-cell office:value-type="string">
            <text:p>Планка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Планка крепления катков (3 х кат)</text:p>
          </table:table-cell>
          <table:table-cell office:value-type="string">
            <text:p>150-21-163</text:p>
          </table:table-cell>
          <table:table-cell/>
          <table:table-cell table:number-columns-repeated="2" office:value-type="string">
            <text:p>50-21-163</text:p>
          </table:table-cell>
          <table:table-cell office:value-type="string">
            <text:p>Планка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Болт крепления вилки</text:p>
          </table:table-cell>
          <table:table-cell office:value-type="float" office:value="28234">
            <text:p>28234</text:p>
          </table:table-cell>
          <table:table-cell/>
          <table:table-cell office:value-type="string">
            <text:p>М20х60.109.019</text:p>
          </table:table-cell>
          <table:table-cell office:value-type="string">
            <text:p>М20Х60.109.019</text:p>
          </table:table-cell>
          <table:table-cell office:value-type="string">
            <text:p>БОЛТ М20Х60.109.019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Механизм натяжения 50-21-420 СП с клапаном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0-21-420-01СП</text:p>
          </table:table-cell>
          <table:table-cell office:value-type="string">
            <text:p>Механизм натяжения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Сальник</text:p>
          </table:table-cell>
          <table:table-cell office:value-type="string">
            <text:p>35-21-40-01</text:p>
          </table:table-cell>
          <table:table-cell table:number-columns-repeated="2"/>
          <table:table-cell office:value-type="string">
            <text:p>35-21-40-01</text:p>
          </table:table-cell>
          <table:table-cell office:value-type="string">
            <text:p>САЛЬНИК 35-21-40-01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Крышка Сальника</text:p>
          </table:table-cell>
          <table:table-cell office:value-type="string">
            <text:p>35-21-38</text:p>
          </table:table-cell>
          <table:table-cell table:number-columns-repeated="2"/>
          <table:table-cell office:value-type="string">
            <text:p>35-21-38</text:p>
          </table:table-cell>
          <table:table-cell office:value-type="string">
            <text:p>Крышка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Колесо натяжное правое в сборе </text:p>
          </table:table-cell>
          <table:table-cell office:value-type="string">
            <text:p>50-21-305-02</text:p>
          </table:table-cell>
          <table:table-cell/>
          <table:table-cell office:value-type="string">
            <text:p>50-21-305-03СП с цельнолитой опорой и упором, он дороже чем 50-21-205-05СП вх.19140. взаимозаменяемы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Колесо натяжное левое в сборе </text:p>
          </table:table-cell>
          <table:table-cell office:value-type="string">
            <text:p>50-21-306-03</text:p>
          </table:table-cell>
          <table:table-cell/>
          <table:table-cell office:value-type="string">
            <text:p>50-21-306-03СП с цельнолитой опорой и упором, он дороже чем 50-21-205-05СП вх.19140. взаимозаменяемы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Болт М12-6 дх 50.58.01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М12-6Gх50.58.019</text:p>
          </table:table-cell>
          <table:table-cell office:value-type="string">
            <text:p>М12-6GХ50.58.019</text:p>
          </table:table-cell>
          <table:table-cell office:value-type="string">
            <text:p>БОЛТ М12-6GХ50.58.019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Болт 283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М16-6Gх50.109.019</text:p>
          </table:table-cell>
          <table:table-cell office:value-type="string">
            <text:p>М16-6GХ50.109.019</text:p>
          </table:table-cell>
          <table:table-cell office:value-type="string">
            <text:p>БОЛТ М16-6GХ50.109.019(700-28-2492)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Болт</text:p>
          </table:table-cell>
          <table:table-cell office:value-type="string">
            <text:p>700-28-2320</text:p>
          </table:table-cell>
          <table:table-cell table:number-columns-repeated="2"/>
          <table:table-cell office:value-type="string">
            <text:p>700-28-2320</text:p>
          </table:table-cell>
          <table:table-cell office:value-type="string">
            <text:p>Болт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Болт 2841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М16х1,5-6Gх75.109.019</text:p>
          </table:table-cell>
          <table:table-cell office:value-type="string">
            <text:p>М16Х1,5-6GХ75.109.019</text:p>
          </table:table-cell>
          <table:table-cell office:value-type="string">
            <text:p>БОЛТ М16Х1,5-6GХ75.109.019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Шайба16 ОТ 65 Г 09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16ОТ65Г09</text:p>
          </table:table-cell>
          <table:table-cell office:value-type="string">
            <text:p>ШАЙБА ПРУЖИННАЯ 16ОТ65Г09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Манжета лабиринта </text:p>
          </table:table-cell>
          <table:table-cell office:value-type="string">
            <text:p>700-40-3372</text:p>
          </table:table-cell>
          <table:table-cell table:number-columns-repeated="2"/>
          <table:table-cell office:value-type="string">
            <text:p>700-40-3372</text:p>
          </table:table-cell>
          <table:table-cell office:value-type="string">
            <text:p>МАНЖЕТА 700-40-3372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Пружина лабиринта</text:p>
          </table:table-cell>
          <table:table-cell office:value-type="string">
            <text:p>700-38-2306</text:p>
          </table:table-cell>
          <table:table-cell table:number-columns-repeated="2"/>
          <table:table-cell office:value-type="string">
            <text:p>700-38-2306</text:p>
          </table:table-cell>
          <table:table-cell office:value-type="string">
            <text:p>Пружина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Сухарик</text:p>
          </table:table-cell>
          <table:table-cell office:value-type="string">
            <text:p>24-19-22</text:p>
          </table:table-cell>
          <table:table-cell table:number-columns-repeated="2"/>
          <table:table-cell office:value-type="string">
            <text:p>24-19-22</text:p>
          </table:table-cell>
          <table:table-cell office:value-type="string">
            <text:p>Сухарик</text:p>
          </table:table-cell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Палец</text:p>
          </table:table-cell>
          <table:table-cell office:value-type="string">
            <text:p>700-47-2027</text:p>
          </table:table-cell>
          <table:table-cell table:number-columns-repeated="2"/>
          <table:table-cell office:value-type="string">
            <text:p>700-47-2027</text:p>
          </table:table-cell>
          <table:table-cell office:value-type="string">
            <text:p>Палец</text:p>
          </table:table-cell>
          <table:table-cell table:number-columns-repeated="1017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Кольцо </text:p>
          </table:table-cell>
          <table:table-cell office:value-type="string">
            <text:p>700-40-2733</text:p>
          </table:table-cell>
          <table:table-cell table:number-columns-repeated="2"/>
          <table:table-cell office:value-type="string">
            <text:p>700-40-2733</text:p>
          </table:table-cell>
          <table:table-cell office:value-type="string">
            <text:p>КОЛЬЦО 700-40-2733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Паронит 1 мм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ПОН-Б1,0</text:p>
          </table:table-cell>
          <table:table-cell table:number-columns-repeated="1019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Цилиндр </text:p>
          </table:table-cell>
          <table:table-cell office:value-type="string">
            <text:p>71-26-106-01 СП</text:p>
          </table:table-cell>
          <table:table-cell/>
          <table:table-cell table:number-columns-repeated="2" office:value-type="string">
            <text:p>71-26-106-01СП</text:p>
          </table:table-cell>
          <table:table-cell office:value-type="string">
            <text:p>Цилиндр</text:p>
          </table:table-cell>
          <table:table-cell table:number-columns-repeated="1017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Цилиндр </text:p>
          </table:table-cell>
          <table:table-cell office:value-type="string">
            <text:p>71-26-106 СП</text:p>
          </table:table-cell>
          <table:table-cell/>
          <table:table-cell table:number-columns-repeated="2" office:value-type="string">
            <text:p>71-26-106СП</text:p>
          </table:table-cell>
          <table:table-cell office:value-type="string">
            <text:p>Цилиндр</text:p>
          </table:table-cell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Цепь 2Пр-25.4-1140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Вал</text:p>
          </table:table-cell>
          <table:table-cell office:value-type="string">
            <text:p>71-44-267</text:p>
          </table:table-cell>
          <table:table-cell table:number-columns-repeated="2"/>
          <table:table-cell office:value-type="string">
            <text:p>71-44-267</text:p>
          </table:table-cell>
          <table:table-cell office:value-type="string">
            <text:p>Вал</text:p>
          </table:table-cell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Манжета 90х12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2.2-90-120-1</text:p>
          </table:table-cell>
          <table:table-cell table:number-columns-repeated="1019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Гидрораспределитель </text:p>
          </table:table-cell>
          <table:table-cell office:value-type="string">
            <text:p>48-26-239 СП</text:p>
          </table:table-cell>
          <table:table-cell/>
          <table:table-cell table:number-columns-repeated="2" office:value-type="string">
            <text:p>48-26-239СП</text:p>
          </table:table-cell>
          <table:table-cell office:value-type="string">
            <text:p>Гидрораспределитель</text:p>
          </table:table-cell>
          <table:table-cell table:number-columns-repeated="1017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Цепь для трактора с семи катковой ходовой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ГМ1-001-02</text:p>
          </table:table-cell>
          <table:table-cell table:number-columns-repeated="1019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Болт башмачный с гайкой d2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М20х1,5х62 + 30326</text:p>
          </table:table-cell>
          <table:table-cell table:number-columns-repeated="1019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АКБ 6 СТ 7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ТКР 2,5 мм 8.5.С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1-54-1СП</text:p>
          </table:table-cell>
          <table:table-cell office:value-type="string">
            <text:p>Турбокомпрессор ТКР8,5С</text:p>
          </table:table-cell>
          <table:table-cell table:number-columns-repeated="1017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Провод 2,5 мм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№ пп</text:p>
          </table:table-cell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Шестерня двойная 12зуб.х27зуб.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0-19-174СП</text:p>
          </table:table-cell>
          <table:table-cell office:value-type="string">
            <text:p>Шестерня двойная. Комплект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Подшипник 42415</text:p>
          </table:table-cell>
          <table:table-cell office:value-type="string">
            <text:p>42415</text:p>
          </table:table-cell>
          <table:table-cell/>
          <table:table-cell office:value-type="string">
            <text:p>70-42415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Подшипник 314</text:p>
          </table:table-cell>
          <table:table-cell office:value-type="string">
            <text:p>314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Подшипник 70-32612</text:p>
          </table:table-cell>
          <table:table-cell office:value-type="string">
            <text:p>70-32612</text:p>
          </table:table-cell>
          <table:table-cell/>
          <table:table-cell table:number-columns-repeated="2" office:value-type="string">
            <text:p>70-32612К1М(70-32612КМ)</text:p>
          </table:table-cell>
          <table:table-cell office:value-type="string">
            <text:p>ПОДШИПНИК 70-32612К1М(70-32612КМ,70-32612М)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Подшипник 2315</text:p>
          </table:table-cell>
          <table:table-cell office:value-type="string">
            <text:p>2315</text:p>
          </table:table-cell>
          <table:table-cell/>
          <table:table-cell table:number-columns-repeated="2" office:value-type="string">
            <text:p>70-32315К1М(КМ)</text:p>
          </table:table-cell>
          <table:table-cell office:value-type="string">
            <text:p>ПОДШИПНИК 70-32315К1М(КМ)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Подшипник 412</text:p>
          </table:table-cell>
          <table:table-cell office:value-type="string">
            <text:p>412</text:p>
          </table:table-cell>
          <table:table-cell table:number-columns-repeated="1021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Шестерня большая коническая 53зуб.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60-19-1</text:p>
          </table:table-cell>
          <table:table-cell office:value-type="string">
            <text:p>Шестерня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Резиновая манжета на большой лабиринт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700-40-2733</text:p>
          </table:table-cell>
          <table:table-cell office:value-type="string">
            <text:p>КОЛЬЦО 700-40-2733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Резиновая манжета на малый лабиринт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700-40-3372</text:p>
          </table:table-cell>
          <table:table-cell office:value-type="string">
            <text:p>МАНЖЕТА 700-40-3372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Рем.комплект на опорный каток</text:p>
          </table:table-cell>
          <table:table-cell office:value-type="float" office:value="0">
            <text:p>0</text:p>
          </table:table-cell>
          <table:table-cell/>
          <table:table-cell office:value-type="string">
            <text:p>Р/К 24-21-169СП можно поставить неполный (3 наименования), можно полный (21 наименование)</text:p>
          </table:table-cell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Рем.комплект на направляющий каток</text:p>
          </table:table-cell>
          <table:table-cell office:value-type="float" office:value="0">
            <text:p>0</text:p>
          </table:table-cell>
          <table:table-cell/>
          <table:table-cell office:value-type="string">
            <text:p>уточнить что за каток, есть поддерживающее каток, есть направляющее колесо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Стартер 423708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42.3708.000</text:p>
          </table:table-cell>
          <table:table-cell office:value-type="string">
            <text:p>СТАРТЕР 42.3708.000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Генератор 966-370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7006.3701.000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Фрикцион бортовой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24-16-101СП</text:p>
          </table:table-cell>
          <table:table-cell office:value-type="string">
            <text:p>Фрикцион бортовой правый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Водяная помпа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16-08-140СП</text:p>
          </table:table-cell>
          <table:table-cell office:value-type="string">
            <text:p>Насос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Рем.комплект на водяную помпу</text:p>
          </table:table-cell>
          <table:table-cell office:value-type="float" office:value="0">
            <text:p>0</text:p>
          </table:table-cell>
          <table:table-cell/>
          <table:table-cell office:value-type="string">
            <text:p>Р/К 16-08-140СП</text:p>
          </table:table-cell>
          <table:table-cell table:number-columns-repeated="1019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Шестерня двойная 50-19-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неизвестный номер</text:p>
          </table:table-cell>
          <table:table-cell table:number-columns-repeated="1019"/>
        </table:table-row>
        <table:table-row table:style-name="ro1">
          <table:table-cell office:value-type="string">
            <text:p>№ пп</text:p>
          </table:table-cell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ПК-30.44.00.01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VB220-350-33-CX-504-3000</text:p>
          </table:table-cell>
          <table:table-cell table:number-columns-repeated="1019"/>
        </table:table-row>
        <table:table-row table:style-name="ro1">
          <table:table-cell office:value-type="string">
            <text:p>№ пп</text:p>
          </table:table-cell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болт башмака 700-28-23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М20Х1.5Х62 (подходит этот так что в расценке нужно указать просто "болт башмачный")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гайка М20х1,5-5НбН.8.35 </text:p>
          </table:table-cell>
          <table:table-cell office:value-type="float" office:value="0">
            <text:p>0</text:p>
          </table:table-cell>
          <table:table-cell/>
          <table:table-cell office:value-type="string">
            <text:p>30326-1 (подходит эта так что в расценке нужно указать просто "гайка башмачная")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контактор мк3-l0 узА.24в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контактор мк4-10 узА,24в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МК4-20УЗА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контактор мкз-20 узА,24в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рукав РВД 12-850ХЛ</text:p>
          </table:table-cell>
          <table:table-cell office:value-type="float" office:value="0">
            <text:p>0</text:p>
          </table:table-cell>
          <table:table-cell/>
          <table:table-cell office:value-type="string">
            <text:p>уточнить под какой ключ 24 или 27</text:p>
          </table:table-cell>
          <table:table-cell table:number-columns-repeated="1019"/>
        </table:table-row>
        <table:table-row table:style-name="ro1">
          <table:table-cell office:value-type="string">
            <text:p>№ пп</text:p>
          </table:table-cell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.     Подшипник 2236ЛМ <text:s/>- 4шт.</text:p>
          </table:table-cell>
          <table:table-cell office:value-type="string">
            <text:p>2236ЛМ</text:p>
          </table:table-cell>
          <table:table-cell table:number-columns-repeated="2"/>
          <table:table-cell office:value-type="string">
            <text:p>2236ЛМ</text:p>
          </table:table-cell>
          <table:table-cell office:value-type="string">
            <text:p>ПОДШИПНИК 2236ЛМ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.     Уплотнение торцевое 54010415ZS – 2шт.</text:p>
          </table:table-cell>
          <table:table-cell office:value-type="string">
            <text:p>54010415ZS</text:p>
          </table:table-cell>
          <table:table-cell/>
          <table:table-cell table:number-columns-repeated="2" office:value-type="string">
            <text:p>54010415 ZS</text:p>
          </table:table-cell>
          <table:table-cell office:value-type="string">
            <text:p>РЕЗИН.МЕТАЛЛ.УПЛОТНЕНИЕ 54010415 ZS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3.     Втулка 64-19-111 – 2шт.</text:p>
          </table:table-cell>
          <table:table-cell office:value-type="string">
            <text:p>64-19-111</text:p>
          </table:table-cell>
          <table:table-cell table:number-columns-repeated="2"/>
          <table:table-cell office:value-type="string">
            <text:p>64-19-111</text:p>
          </table:table-cell>
          <table:table-cell office:value-type="string">
            <text:p>Втулка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Втулка 64-19-112 – 2шт.</text:p>
          </table:table-cell>
          <table:table-cell office:value-type="string">
            <text:p>64-19-112</text:p>
          </table:table-cell>
          <table:table-cell table:number-columns-repeated="2"/>
          <table:table-cell office:value-type="string">
            <text:p>64-19-112</text:p>
          </table:table-cell>
          <table:table-cell office:value-type="string">
            <text:p>Втулка</text:p>
          </table:table-cell>
          <table:table-cell table:number-columns-repeated="1017"/>
        </table:table-row>
        <table:table-row table:style-name="ro1">
          <table:table-cell office:value-type="string">
            <text:p>№ п/п</text:p>
          </table:table-cell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Вал нижний с планетарной шестерней 24-12-105СП -1шт</text:p>
          </table:table-cell>
          <table:table-cell office:value-type="string">
            <text:p>24-12-105СП</text:p>
          </table:table-cell>
          <table:table-cell table:number-columns-repeated="2"/>
          <table:table-cell office:value-type="string">
            <text:p>24-12-105СП</text:p>
          </table:table-cell>
          <table:table-cell office:value-type="string">
            <text:p>Нижний вал с шестерней. Комплект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50-12-221сп <text:s text:c="2"/>Хвостовик <text:s text:c="24"/>-1шт</text:p>
          </table:table-cell>
          <table:table-cell office:value-type="string">
            <text:p>50-12-221сп </text:p>
          </table:table-cell>
          <table:table-cell/>
          <table:table-cell table:number-columns-repeated="2" office:value-type="string">
            <text:p>50-12-221СП</text:p>
          </table:table-cell>
          <table:table-cell office:value-type="string">
            <text:p>Хвостовик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21-17-4сп <text:s text:c="3"/>Сервомеханизм <text:s text:c="17"/>-1шт</text:p>
          </table:table-cell>
          <table:table-cell office:value-type="string">
            <text:p>21-17-4сп </text:p>
          </table:table-cell>
          <table:table-cell/>
          <table:table-cell table:number-columns-repeated="2" office:value-type="string">
            <text:p>21-17-4СП</text:p>
          </table:table-cell>
          <table:table-cell office:value-type="string">
            <text:p>Сервомеханизм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24-16-101сп <text:s/>Бортовой фрикцион <text:s text:c="6"/>-1шт</text:p>
          </table:table-cell>
          <table:table-cell office:value-type="string">
            <text:p>24-16-101сп</text:p>
          </table:table-cell>
          <table:table-cell table:number-columns-repeated="2"/>
          <table:table-cell office:value-type="string">
            <text:p>24-16-101СП</text:p>
          </table:table-cell>
          <table:table-cell office:value-type="string">
            <text:p>Фрикцион бортовой правый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15-19-15 <text:s text:c="2"/>Козырек <text:s text:c="33"/>-2шт</text:p>
          </table:table-cell>
          <table:table-cell office:value-type="string">
            <text:p>15-19-15</text:p>
          </table:table-cell>
          <table:table-cell/>
          <table:table-cell table:number-columns-repeated="2" office:value-type="string">
            <text:p>15-19-15</text:p>
          </table:table-cell>
          <table:table-cell office:value-type="string">
            <text:p>Козырек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4-19-119сп <text:s/>Уплотнение <text:s text:c="21"/>-2шт</text:p>
          </table:table-cell>
          <table:table-cell office:value-type="string">
            <text:p>24-19-119сп</text:p>
          </table:table-cell>
          <table:table-cell table:number-columns-repeated="2"/>
          <table:table-cell office:value-type="string">
            <text:p>24-19-119СП</text:p>
          </table:table-cell>
          <table:table-cell office:value-type="string">
            <text:p>Уплотнение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Болт 700-28-2492 крепления ножа с гайкой М16 <text:s text:c="7"/>-300шт</text:p>
          </table:table-cell>
          <table:table-cell office:value-type="string">
            <text:p>700-28-2492</text:p>
          </table:table-cell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Болт 700-28-2517 крепления ножа с гайкой М20 <text:s text:c="3"/>-300шт</text:p>
          </table:table-cell>
          <table:table-cell office:value-type="string">
            <text:p>700-28-2517</text:p>
          </table:table-cell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Каток поддерживающий 24-21-171СП <text:s text:c="29"/>-4шт <text:s text:c="3"/></text:p>
          </table:table-cell>
          <table:table-cell office:value-type="string">
            <text:p>24-21-171СП</text:p>
          </table:table-cell>
          <table:table-cell table:number-columns-repeated="1021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Каток поддерживающий 50-21-416СП <text:s text:c="26"/>-4шт</text:p>
          </table:table-cell>
          <table:table-cell office:value-type="string">
            <text:p>50-21-416СП </text:p>
          </table:table-cell>
          <table:table-cell table:number-columns-repeated="1021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50-21-305сп <text:s text:c="3"/>Колесо натяжное <text:s text:c="12"/>-1шт</text:p>
          </table:table-cell>
          <table:table-cell office:value-type="string">
            <text:p>50-21-305сп</text:p>
          </table:table-cell>
          <table:table-cell table:number-columns-repeated="2"/>
          <table:table-cell office:value-type="string">
            <text:p>50-21-305СП</text:p>
          </table:table-cell>
          <table:table-cell office:value-type="string">
            <text:p>Колесо натяжное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50-21-306сп <text:s/>Колесо натяжное <text:s text:c="13"/>-1шт</text:p>
          </table:table-cell>
          <table:table-cell office:value-type="string">
            <text:p>50-21-306сп</text:p>
          </table:table-cell>
          <table:table-cell table:number-columns-repeated="2"/>
          <table:table-cell office:value-type="string">
            <text:p>50-21-306СП</text:p>
          </table:table-cell>
          <table:table-cell office:value-type="string">
            <text:p>Колесо натяжное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Магнето М-149 <text:s text:c="34"/>-3шт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М-149А1-3728000</text:p>
          </table:table-cell>
          <table:table-cell office:value-type="string">
            <text:p>МАГНЕТО М-149А1-3728000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19216 <text:s/>Шестерня</text:p>
          </table:table-cell>
          <table:table-cell office:value-type="float" office:value="19216">
            <text:p>19216</text:p>
          </table:table-cell>
          <table:table-cell/>
          <table:table-cell table:number-columns-repeated="2" office:value-type="string">
            <text:p>19216</text:p>
          </table:table-cell>
          <table:table-cell office:value-type="string">
            <text:p>Шестерня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50-19-148 <text:s/>Шестерня</text:p>
          </table:table-cell>
          <table:table-cell office:value-type="string">
            <text:p>50-19-148</text:p>
          </table:table-cell>
          <table:table-cell table:number-columns-repeated="2"/>
          <table:table-cell office:value-type="string">
            <text:p>50-19-148</text:p>
          </table:table-cell>
          <table:table-cell office:value-type="string">
            <text:p>Шестерня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50-19-149 <text:s/>Шестерня</text:p>
          </table:table-cell>
          <table:table-cell office:value-type="string">
            <text:p>50-19-149</text:p>
          </table:table-cell>
          <table:table-cell table:number-columns-repeated="2"/>
          <table:table-cell office:value-type="string">
            <text:p>50-19-149</text:p>
          </table:table-cell>
          <table:table-cell office:value-type="string">
            <text:p>Шестерня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60-19-1 <text:s/>Шестерня</text:p>
          </table:table-cell>
          <table:table-cell office:value-type="string">
            <text:p>60-19-1</text:p>
          </table:table-cell>
          <table:table-cell table:number-columns-repeated="2"/>
          <table:table-cell office:value-type="string">
            <text:p>60-19-1</text:p>
          </table:table-cell>
          <table:table-cell office:value-type="string">
            <text:p>Шестерня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60-19-2 <text:s/>Венец</text:p>
          </table:table-cell>
          <table:table-cell office:value-type="string">
            <text:p>60-19-2</text:p>
          </table:table-cell>
          <table:table-cell table:number-columns-repeated="2"/>
          <table:table-cell office:value-type="string">
            <text:p>60-19-2</text:p>
          </table:table-cell>
          <table:table-cell office:value-type="string">
            <text:p>Венец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Муфта включения 18-14-133СП <text:s text:c="3"/>-1шт </text:p>
          </table:table-cell>
          <table:table-cell office:value-type="string">
            <text:p>18-14-133СП</text:p>
          </table:table-cell>
          <table:table-cell table:number-columns-repeated="2"/>
          <table:table-cell office:value-type="string">
            <text:p>18-14-133СП</text:p>
          </table:table-cell>
          <table:table-cell office:value-type="string">
            <text:p>Муфта включения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Болт с гайкой М20Х1,5 (комплект) <text:s text:c="5"/>- 200шт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болт с гайкой башмачные</text:p>
          </table:table-cell>
          <table:table-cell table:number-columns-repeated="1019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Болт башмачный с гайкой М16х1,5х60 <text:s text:c="5"/>-300шт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Нож отвала боковой левый (8 отв. ) 80-52-60 <text:s text:c="3"/>-2шт</text:p>
          </table:table-cell>
          <table:table-cell office:value-type="string">
            <text:p>80-52-60</text:p>
          </table:table-cell>
          <table:table-cell/>
          <table:table-cell office:value-type="string">
            <text:p>80-52-60</text:p>
          </table:table-cell>
          <table:table-cell table:number-columns-repeated="1019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Нож отвала боковой правый (8 отв. ) 80-52-59 <text:s text:c="3"/>-2шт</text:p>
          </table:table-cell>
          <table:table-cell office:value-type="string">
            <text:p><text:s/>80-52-59</text:p>
          </table:table-cell>
          <table:table-cell/>
          <table:table-cell office:value-type="string">
            <text:p>50-52-59</text:p>
          </table:table-cell>
          <table:table-cell table:number-columns-repeated="1019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Трубка 51-69-107СП <text:s text:c="28"/>-2шт</text:p>
          </table:table-cell>
          <table:table-cell office:value-type="string">
            <text:p>51-69-107СП</text:p>
          </table:table-cell>
          <table:table-cell table:number-columns-repeated="2"/>
          <table:table-cell office:value-type="string">
            <text:p>51-69-107СП</text:p>
          </table:table-cell>
          <table:table-cell office:value-type="string">
            <text:p>Трубка</text:p>
          </table:table-cell>
          <table:table-cell table:number-columns-repeated="1017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Прокладка ГБЦ ПД-23 40944СП <text:s text:c="10"/>-10шт</text:p>
          </table:table-cell>
          <table:table-cell office:value-type="string">
            <text:p>40944СП</text:p>
          </table:table-cell>
          <table:table-cell/>
          <table:table-cell table:number-columns-repeated="2" office:value-type="string">
            <text:p>700-40-20006СП</text:p>
          </table:table-cell>
          <table:table-cell office:value-type="string">
            <text:p>Прокладка</text:p>
          </table:table-cell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Прокладка клап.крышки 700-40-2896 <text:s text:c="3"/>-20шт</text:p>
          </table:table-cell>
          <table:table-cell office:value-type="string">
            <text:p>700-40-2896</text:p>
          </table:table-cell>
          <table:table-cell/>
          <table:table-cell table:number-columns-repeated="2" office:value-type="string">
            <text:p>700-40-8148</text:p>
          </table:table-cell>
          <table:table-cell office:value-type="string">
            <text:p>ПРОКЛАДКА 700-40-8148</text:p>
          </table:table-cell>
          <table:table-cell table:number-columns-repeated="1017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Прокладка коллектора 700-40-3880 <text:s text:c="6"/>-20шт</text:p>
          </table:table-cell>
          <table:table-cell office:value-type="string">
            <text:p>700-40-3880</text:p>
          </table:table-cell>
          <table:table-cell/>
          <table:table-cell table:number-columns-repeated="2" office:value-type="string">
            <text:p>700-40-3880СП</text:p>
          </table:table-cell>
          <table:table-cell office:value-type="string">
            <text:p>Прокладка</text:p>
          </table:table-cell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Прокладка коллектора ПД 700-40-2049 <text:s text:c="3"/>-10шт</text:p>
          </table:table-cell>
          <table:table-cell office:value-type="string">
            <text:p>700-40-2049</text:p>
          </table:table-cell>
          <table:table-cell table:number-columns-repeated="2"/>
          <table:table-cell office:value-type="string">
            <text:p>700-40-2049</text:p>
          </table:table-cell>
          <table:table-cell office:value-type="string">
            <text:p>ПРОКЛАДКА 700-40-2049</text:p>
          </table:table-cell>
          <table:table-cell table:number-columns-repeated="1017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Прокладка подд.картера 700-40-4947 <text:s text:c="6"/>-6шт</text:p>
          </table:table-cell>
          <table:table-cell office:value-type="string">
            <text:p>700-40-4947</text:p>
          </table:table-cell>
          <table:table-cell table:number-columns-repeated="2"/>
          <table:table-cell office:value-type="string">
            <text:p>700-40-4947</text:p>
          </table:table-cell>
          <table:table-cell office:value-type="string">
            <text:p>Прокладка</text:p>
          </table:table-cell>
          <table:table-cell table:number-columns-repeated="1017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рокладка ТКР 11 НЗ 700-40-2754 <text:s text:c="12"/>-10шт</text:p>
          </table:table-cell>
          <table:table-cell office:value-type="string">
            <text:p>700-40-2754</text:p>
          </table:table-cell>
          <table:table-cell table:number-columns-repeated="1021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Палец гусеницы 24-22-6 <text:s text:c="26"/>-4шт</text:p>
          </table:table-cell>
          <table:table-cell office:value-type="string">
            <text:p>24-22-6</text:p>
          </table:table-cell>
          <table:table-cell table:number-columns-repeated="2"/>
          <table:table-cell office:value-type="string">
            <text:p>24-22-6</text:p>
          </table:table-cell>
          <table:table-cell office:value-type="string">
            <text:p>Палец</text:p>
          </table:table-cell>
          <table:table-cell table:number-columns-repeated="1017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Палец замыкающий арт.24-22-7 <text:s text:c="11"/>-4шт</text:p>
          </table:table-cell>
          <table:table-cell office:value-type="string">
            <text:p>24-22-7</text:p>
          </table:table-cell>
          <table:table-cell table:number-columns-repeated="2"/>
          <table:table-cell office:value-type="string">
            <text:p>24-22-7</text:p>
          </table:table-cell>
          <table:table-cell office:value-type="string">
            <text:p>Палец замыкающий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Прокладка 40279 (липа) <text:s text:c="26"/>-10шт</text:p>
          </table:table-cell>
          <table:table-cell office:value-type="float" office:value="40279">
            <text:p>40279</text:p>
          </table:table-cell>
          <table:table-cell/>
          <table:table-cell table:number-columns-repeated="2" office:value-type="string">
            <text:p>40279</text:p>
          </table:table-cell>
          <table:table-cell office:value-type="string">
            <text:p>Прокладка</text:p>
          </table:table-cell>
          <table:table-cell table:number-columns-repeated="1017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Поршневые кольца ПД (К-т) 03712сп <text:s text:c="4"/>-4шт</text:p>
          </table:table-cell>
          <table:table-cell office:value-type="string">
            <text:p>03712сп</text:p>
          </table:table-cell>
          <table:table-cell/>
          <table:table-cell table:number-columns-repeated="2" office:value-type="string">
            <text:p>СТ-03712СП</text:p>
          </table:table-cell>
          <table:table-cell office:value-type="string">
            <text:p>КОМПЛЕКТ ПОРШНЕВЫХ КОЛЕЦ СТ-03712СП</text:p>
          </table:table-cell>
          <table:table-cell table:number-columns-repeated="1017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Валик вилки реверса арт.50-12-682 (566) коробки передач <text:s text:c="2"/>-2шт</text:p>
          </table:table-cell>
          <table:table-cell office:value-type="string">
            <text:p>50-12-682</text:p>
          </table:table-cell>
          <table:table-cell table:number-columns-repeated="2"/>
          <table:table-cell office:value-type="string">
            <text:p>50-12-682</text:p>
          </table:table-cell>
          <table:table-cell office:value-type="string">
            <text:p>Валик</text:p>
          </table:table-cell>
          <table:table-cell table:number-columns-repeated="1017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Нож отвала средний (7 отв. ) <text:s text:c="23"/>-10шт</text:p>
          </table:table-cell>
          <table:table-cell office:value-type="float" office:value="0">
            <text:p>0</text:p>
          </table:table-cell>
          <table:table-cell/>
          <table:table-cell office:value-type="string">
            <text:p>067.55.11.004-01</text:p>
          </table:table-cell>
          <table:table-cell table:number-columns-repeated="1019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Нож отвала (9 отв) <text:s text:c="42"/>-10шт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80-52-61</text:p>
          </table:table-cell>
          <table:table-cell office:value-type="string">
            <text:p>Нож средний</text:p>
          </table:table-cell>
          <table:table-cell table:number-columns-repeated="1017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Муфта сцепления (корзина) 18-14-4СП на Т-130 <text:s text:c="8"/>-1шт</text:p>
          </table:table-cell>
          <table:table-cell office:value-type="string">
            <text:p>18-14-4СП</text:p>
          </table:table-cell>
          <table:table-cell table:number-columns-repeated="2"/>
          <table:table-cell office:value-type="string">
            <text:p>18-14-4СП</text:p>
          </table:table-cell>
          <table:table-cell office:value-type="string">
            <text:p>МУФТА СЦЕПЛЕНИЯ 18-14-4СБ(СП)</text:p>
          </table:table-cell>
          <table:table-cell table:number-columns-repeated="1017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Ступица Т-130 24-19-118СП <text:s text:c="21"/>-1шт</text:p>
          </table:table-cell>
          <table:table-cell office:value-type="string">
            <text:p>24-19-118СП</text:p>
          </table:table-cell>
          <table:table-cell table:number-columns-repeated="2"/>
          <table:table-cell office:value-type="string">
            <text:p>24-19-118СП</text:p>
          </table:table-cell>
          <table:table-cell office:value-type="string">
            <text:p>Ступица</text:p>
          </table:table-cell>
          <table:table-cell table:number-columns-repeated="1017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Ступица Т-170 50-19-145СП <text:s text:c="20"/>-1шт</text:p>
          </table:table-cell>
          <table:table-cell office:value-type="string">
            <text:p>50-19-145СП</text:p>
          </table:table-cell>
          <table:table-cell table:number-columns-repeated="2"/>
          <table:table-cell office:value-type="string">
            <text:p>50-19-145СП</text:p>
          </table:table-cell>
          <table:table-cell office:value-type="string">
            <text:p>Ступица</text:p>
          </table:table-cell>
          <table:table-cell table:number-columns-repeated="1017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Накладка 700-40-7373 <text:s text:c="28"/>-20шт</text:p>
          </table:table-cell>
          <table:table-cell office:value-type="string">
            <text:p>700-40-7373</text:p>
          </table:table-cell>
          <table:table-cell table:number-columns-repeated="2"/>
          <table:table-cell office:value-type="string">
            <text:p>700-40-7373</text:p>
          </table:table-cell>
          <table:table-cell office:value-type="string">
            <text:p>НАКЛАДКА ТОРМОЗНАЯ ФОРМОВАННАЯ АСБЕСТОВАЯ 700-40-7373</text:p>
          </table:table-cell>
          <table:table-cell table:number-columns-repeated="1017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Гидрозамок 50-50-195сп <text:s text:c="24"/>-2шт</text:p>
          </table:table-cell>
          <table:table-cell office:value-type="string">
            <text:p>50-50-195сп</text:p>
          </table:table-cell>
          <table:table-cell table:number-columns-repeated="2"/>
          <table:table-cell office:value-type="string">
            <text:p>50-50-195СП</text:p>
          </table:table-cell>
          <table:table-cell office:value-type="string">
            <text:p>Гидрозамок</text:p>
          </table:table-cell>
          <table:table-cell table:number-columns-repeated="1017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Кран ПП-3 бака топливного <text:s text:c="20"/>-6шт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ПП3-2-0</text:p>
          </table:table-cell>
          <table:table-cell office:value-type="string">
            <text:p>КРАН ПРОБКОВЫЙ ПП3-2-0</text:p>
          </table:table-cell>
          <table:table-cell table:number-columns-repeated="1017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Рукав нижний радиатор 700-40-3503 <text:s text:c="6"/>-10шт</text:p>
          </table:table-cell>
          <table:table-cell office:value-type="string">
            <text:p>700-40-3503</text:p>
          </table:table-cell>
          <table:table-cell table:number-columns-repeated="2"/>
          <table:table-cell office:value-type="string">
            <text:p>700-40-3503</text:p>
          </table:table-cell>
          <table:table-cell office:value-type="string">
            <text:p>ШЛАНГ(РУКАВ) 700-40-3503</text:p>
          </table:table-cell>
          <table:table-cell table:number-columns-repeated="1017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Рукав верхний радиатора 700-46-2041 <text:s text:c="3"/>-10шт</text:p>
          </table:table-cell>
          <table:table-cell office:value-type="string">
            <text:p>700-46-2041</text:p>
          </table:table-cell>
          <table:table-cell table:number-columns-repeated="2"/>
          <table:table-cell office:value-type="string">
            <text:p>700-46-2041</text:p>
          </table:table-cell>
          <table:table-cell office:value-type="string">
            <text:p>ШЛАНГ(РУКАВ) 700-46-2041</text:p>
          </table:table-cell>
          <table:table-cell table:number-columns-repeated="1017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Фланец 24-16-2 (50-16-20) <text:s text:c="25"/>-1шт</text:p>
          </table:table-cell>
          <table:table-cell office:value-type="string">
            <text:p>24-16-2</text:p>
          </table:table-cell>
          <table:table-cell/>
          <table:table-cell table:number-columns-repeated="2" office:value-type="string">
            <text:p>50-16-20</text:p>
          </table:table-cell>
          <table:table-cell office:value-type="string">
            <text:p>Фланец</text:p>
          </table:table-cell>
          <table:table-cell table:number-columns-repeated="1017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Фланец бортового редуктора 50-19-158 <text:s text:c="2"/>-1шт</text:p>
          </table:table-cell>
          <table:table-cell office:value-type="string">
            <text:p>50-19-158</text:p>
          </table:table-cell>
          <table:table-cell table:number-columns-repeated="2"/>
          <table:table-cell office:value-type="string">
            <text:p>50-19-158</text:p>
          </table:table-cell>
          <table:table-cell office:value-type="string">
            <text:p>Фланец</text:p>
          </table:table-cell>
          <table:table-cell table:number-columns-repeated="1017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Вал привода НШ-100 50-26-814 <text:s text:c="15"/>-1шт</text:p>
          </table:table-cell>
          <table:table-cell office:value-type="string">
            <text:p>50-26-814</text:p>
          </table:table-cell>
          <table:table-cell table:number-columns-repeated="2"/>
          <table:table-cell office:value-type="string">
            <text:p>50-26-814</text:p>
          </table:table-cell>
          <table:table-cell office:value-type="string">
            <text:p>Вал</text:p>
          </table:table-cell>
          <table:table-cell table:number-columns-repeated="1017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Распылитель 14-69-107сп <text:s text:c="26"/>-40шт</text:p>
          </table:table-cell>
          <table:table-cell office:value-type="string">
            <text:p>14-69-107сп</text:p>
          </table:table-cell>
          <table:table-cell/>
          <table:table-cell table:number-columns-repeated="2" office:value-type="string">
            <text:p>14-69-107-1СП</text:p>
          </table:table-cell>
          <table:table-cell office:value-type="string">
            <text:p>Распылитель</text:p>
          </table:table-cell>
          <table:table-cell table:number-columns-repeated="1017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Палец гусеницы замыкающий 24-22-7 <text:s text:c="6"/>-4шт</text:p>
          </table:table-cell>
          <table:table-cell office:value-type="string">
            <text:p>24-22-7</text:p>
          </table:table-cell>
          <table:table-cell table:number-columns-repeated="2"/>
          <table:table-cell office:value-type="string">
            <text:p>24-22-7</text:p>
          </table:table-cell>
          <table:table-cell office:value-type="string">
            <text:p>Палец замыкающий</text:p>
          </table:table-cell>
          <table:table-cell table:number-columns-repeated="1017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Рукав резиновый 46834 <text:s text:c="34"/>-10шт</text:p>
          </table:table-cell>
          <table:table-cell office:value-type="float" office:value="46834">
            <text:p>46834</text:p>
          </table:table-cell>
          <table:table-cell/>
          <table:table-cell table:number-columns-repeated="2" office:value-type="string">
            <text:p>46834</text:p>
          </table:table-cell>
          <table:table-cell office:value-type="string">
            <text:p>ШЛАНГ 46834</text:p>
          </table:table-cell>
          <table:table-cell table:number-columns-repeated="1017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Гайка 700-30-2047 <text:s text:c="34"/>-50шт</text:p>
          </table:table-cell>
          <table:table-cell office:value-type="string">
            <text:p>700-30-2047</text:p>
          </table:table-cell>
          <table:table-cell table:number-columns-repeated="2"/>
          <table:table-cell office:value-type="string">
            <text:p>700-30-2047</text:p>
          </table:table-cell>
          <table:table-cell office:value-type="string">
            <text:p>Гайка</text:p>
          </table:table-cell>
          <table:table-cell table:number-columns-repeated="1017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Втулка 18-19-19 <text:s text:c="44"/>-50шт</text:p>
          </table:table-cell>
          <table:table-cell office:value-type="string">
            <text:p>18-19-19</text:p>
          </table:table-cell>
          <table:table-cell table:number-columns-repeated="2"/>
          <table:table-cell office:value-type="string">
            <text:p>18-19-19</text:p>
          </table:table-cell>
          <table:table-cell office:value-type="string">
            <text:p>Втулка</text:p>
          </table:table-cell>
          <table:table-cell table:number-columns-repeated="1017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Болт бендикса СМД-8-1994 (700-28-2584-1) <text:s text:c="4"/>-20шт</text:p>
          </table:table-cell>
          <table:table-cell office:value-type="string">
            <text:p>700-28-2584-1</text:p>
          </table:table-cell>
          <table:table-cell/>
          <table:table-cell table:number-columns-repeated="2" office:value-type="string">
            <text:p>700-28-2584-01</text:p>
          </table:table-cell>
          <table:table-cell office:value-type="string">
            <text:p>Болт</text:p>
          </table:table-cell>
          <table:table-cell table:number-columns-repeated="1017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Шпилька 700-28-2369 <text:s text:c="34"/>-50шт</text:p>
          </table:table-cell>
          <table:table-cell office:value-type="string">
            <text:p>700-28-2369</text:p>
          </table:table-cell>
          <table:table-cell table:number-columns-repeated="1021"/>
        </table:table-row>
        <table:table-row table:style-name="ro1">
          <table:table-cell office:value-type="string">
            <text:p>№ пп</text:p>
          </table:table-cell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4-19-31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24-19-38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51-09-279СП</text:p>
          </table:table-cell>
          <table:table-cell table:number-columns-repeated="2"/>
          <table:table-cell office:value-type="string">
            <text:p>51-09-279СП</text:p>
          </table:table-cell>
          <table:table-cell office:value-type="string">
            <text:p>Насос масляный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70-12315КМ</text:p>
          </table:table-cell>
          <table:table-cell table:number-columns-repeated="2"/>
          <table:table-cell office:value-type="string">
            <text:p>70-12315КМ</text:p>
          </table:table-cell>
          <table:table-cell office:value-type="string">
            <text:p>ПОДШИПНИК 70-12315КМ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70-42612КМ</text:p>
          </table:table-cell>
          <table:table-cell table:number-columns-repeated="1021"/>
        </table:table-row>
        <table:table-row table:style-name="ro1">
          <table:table-cell office:value-type="string">
            <text:p>№ п/п</text:p>
          </table:table-cell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Элемент фильтрующий Т-170 51-70-146СП</text:p>
          </table:table-cell>
          <table:table-cell office:value-type="string">
            <text:p>51-70-146СП</text:p>
          </table:table-cell>
          <table:table-cell/>
          <table:table-cell office:value-type="string">
            <text:p>ЭФТ-75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Фильтр гидросистемы Т-170 50-26-490СП</text:p>
          </table:table-cell>
          <table:table-cell office:value-type="string">
            <text:p>50-26-490СП</text:p>
          </table:table-cell>
          <table:table-cell/>
          <table:table-cell office:value-type="string">
            <text:p>Р-635-1.06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Стартер пускового двигателя Т-170 СТ230Е-3708 000-Т</text:p>
          </table:table-cell>
          <table:table-cell office:value-type="string">
            <text:p>СТ230Е-3708 000-Т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Муфта сцепления пуск. двигателя Т-170 17-73-3СП</text:p>
          </table:table-cell>
          <table:table-cell office:value-type="string">
            <text:p>17-73-3СП</text:p>
          </table:table-cell>
          <table:table-cell/>
          <table:table-cell table:number-columns-repeated="2" office:value-type="string">
            <text:p>17-73-7СП</text:p>
          </table:table-cell>
          <table:table-cell office:value-type="string">
            <text:p>Муфта сцепления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Турбокомпрессор Т-170 ТКР-111Н-3 92.000-06</text:p>
          </table:table-cell>
          <table:table-cell office:value-type="string">
            <text:p>92.000-06</text:p>
          </table:table-cell>
          <table:table-cell table:number-columns-repeated="2"/>
          <table:table-cell office:value-type="string">
            <text:p>92.000-06</text:p>
          </table:table-cell>
          <table:table-cell office:value-type="string">
            <text:p>Турбокомпрессор ТКР11Н-3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Тяга управления двигателем Т-170 51-74-134СП</text:p>
          </table:table-cell>
          <table:table-cell office:value-type="string">
            <text:p>51-74-134СП</text:p>
          </table:table-cell>
          <table:table-cell/>
          <table:table-cell table:number-columns-repeated="2" office:value-type="string">
            <text:p>51-74-133СП</text:p>
          </table:table-cell>
          <table:table-cell office:value-type="string">
            <text:p>Тяга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Тяга управления двигателем Т-170 16-74-189СП</text:p>
          </table:table-cell>
          <table:table-cell office:value-type="string">
            <text:p>16-74-189СП</text:p>
          </table:table-cell>
          <table:table-cell table:number-columns-repeated="2"/>
          <table:table-cell office:value-type="string">
            <text:p>16-74-189СП</text:p>
          </table:table-cell>
          <table:table-cell office:value-type="string">
            <text:p>Тяга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Карбюратор К-125Л</text:p>
          </table:table-cell>
          <table:table-cell office:value-type="string">
            <text:p>К-125Л</text:p>
          </table:table-cell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Фильтр-патрон Д-160 (к-т) 51-05-310/А-41</text:p>
          </table:table-cell>
          <table:table-cell office:value-type="string">
            <text:p>А-41</text:p>
          </table:table-cell>
          <table:table-cell/>
          <table:table-cell office:value-type="string">
            <text:p>А41.10.000-02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Ремень 16х11-1650 вентилятора</text:p>
          </table:table-cell>
          <table:table-cell office:value-type="string">
            <text:p>16х11-1650</text:p>
          </table:table-cell>
          <table:table-cell/>
          <table:table-cell office:value-type="string">
            <text:p>11-16х11-1650</text:p>
          </table:table-cell>
          <table:table-cell office:value-type="string">
            <text:p>11-16Х11-1650</text:p>
          </table:table-cell>
          <table:table-cell office:value-type="string">
            <text:p>РЕМЕНЬ ВЕНТИЛЯТОРНЫЙ 11-16Х11-1650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Насос НШ-32У-3Л (левый)</text:p>
          </table:table-cell>
          <table:table-cell office:value-type="string">
            <text:p>НШ-32У-3Л</text:p>
          </table:table-cell>
          <table:table-cell table:number-columns-repeated="1021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РВД Ф-16 L-1110 Н.036.85.77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РВД Ф-16 L-1500 Н.036.85.81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Труба 18-56-113СП 18-56-113СП</text:p>
          </table:table-cell>
          <table:table-cell office:value-type="string">
            <text:p>18-56-113СП</text:p>
          </table:table-cell>
          <table:table-cell/>
          <table:table-cell office:value-type="string">
            <text:p>деталь давно не производят. Устанавливалась на старую гидросистему, которая давно изменена. 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РВД Ф-25 L-2510 Н.036.88.75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Рукав L=390 мм. D 60 4270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Рукав 700-46-2180</text:p>
          </table:table-cell>
          <table:table-cell office:value-type="string">
            <text:p>700-46-2180</text:p>
          </table:table-cell>
          <table:table-cell table:number-columns-repeated="2"/>
          <table:table-cell office:value-type="string">
            <text:p>700-46-2180</text:p>
          </table:table-cell>
          <table:table-cell office:value-type="string">
            <text:p>ШЛАНГ(РУКАВ) 700-46-2180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Сапун 17463СП</text:p>
          </table:table-cell>
          <table:table-cell office:value-type="string">
            <text:p>17463СП</text:p>
          </table:table-cell>
          <table:table-cell/>
          <table:table-cell office:value-type="string">
            <text:p>уточнить номер</text:p>
          </table:table-cell>
          <table:table-cell table:number-columns-repeated="1019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Замок 50-59-567СП</text:p>
          </table:table-cell>
          <table:table-cell office:value-type="string">
            <text:p>50-59-567СП</text:p>
          </table:table-cell>
          <table:table-cell/>
          <table:table-cell office:value-type="string">
            <text:p>уточнить номер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Стекло двери Т-170 50-59-860СП</text:p>
          </table:table-cell>
          <table:table-cell office:value-type="string">
            <text:p>50-59-860СП</text:p>
          </table:table-cell>
          <table:table-cell/>
          <table:table-cell table:number-columns-repeated="2" office:value-type="string">
            <text:p>50-59-860(1106Х657)</text:p>
          </table:table-cell>
          <table:table-cell office:value-type="string">
            <text:p>СТЕКЛО ПЛОСКОЕ ЗАКАЛЕННОЕ 50-59-860(1106Х657)6ММ</text:p>
          </table:table-cell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Уплотнитель стекла Т-170 24-59-222</text:p>
          </table:table-cell>
          <table:table-cell office:value-type="string">
            <text:p>24-59-222</text:p>
          </table:table-cell>
          <table:table-cell table:number-columns-repeated="1021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Валик 16-74-101СП</text:p>
          </table:table-cell>
          <table:table-cell office:value-type="string">
            <text:p>16-74-101СП</text:p>
          </table:table-cell>
          <table:table-cell table:number-columns-repeated="2"/>
          <table:table-cell office:value-type="string">
            <text:p>16-74-101СП</text:p>
          </table:table-cell>
          <table:table-cell office:value-type="string">
            <text:p>Валик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Блок кл-х выключательей Т-170 53.3710-02.17</text:p>
          </table:table-cell>
          <table:table-cell office:value-type="string">
            <text:p>53.3710-02.17</text:p>
          </table:table-cell>
          <table:table-cell table:number-columns-repeated="2"/>
          <table:table-cell office:value-type="string">
            <text:p>53.3710-02.17</text:p>
          </table:table-cell>
          <table:table-cell office:value-type="string">
            <text:p>ВЫКЛЮЧАТЕЛЬ ВК-53.3710-02.17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Счетчик моточасов СВН-2-02</text:p>
          </table:table-cell>
          <table:table-cell office:value-type="string">
            <text:p>СВН-2-02</text:p>
          </table:table-cell>
          <table:table-cell table:number-columns-repeated="2"/>
          <table:table-cell office:value-type="string">
            <text:p>СВН-2-02</text:p>
          </table:table-cell>
          <table:table-cell office:value-type="string">
            <text:p>СЧЕТЧИК ВРЕМЕНИ СВН-2-02</text:p>
          </table:table-cell>
          <table:table-cell table:number-columns-repeated="1017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Магнето двухискровой Т-130,Т-170 М 149 А</text:p>
          </table:table-cell>
          <table:table-cell office:value-type="string">
            <text:p>М 149 А</text:p>
          </table:table-cell>
          <table:table-cell/>
          <table:table-cell table:number-columns-repeated="2" office:value-type="string">
            <text:p>М-149А1-3728000</text:p>
          </table:table-cell>
          <table:table-cell office:value-type="string">
            <text:p>МАГНЕТО М-149А1-3728000</text:p>
          </table:table-cell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Свеча зажигания <text:s/>ф18 М8Т1</text:p>
          </table:table-cell>
          <table:table-cell office:value-type="string">
            <text:p>М8Т1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Провод в/в Т-170 10663СП</text:p>
          </table:table-cell>
          <table:table-cell office:value-type="string">
            <text:p>10663СП</text:p>
          </table:table-cell>
          <table:table-cell table:number-columns-repeated="2"/>
          <table:table-cell office:value-type="string">
            <text:p>10663СП</text:p>
          </table:table-cell>
          <table:table-cell office:value-type="string">
            <text:p>ПРОВОД 10663СП</text:p>
          </table:table-cell>
          <table:table-cell table:number-columns-repeated="1017"/>
        </table:table-row>
        <table:table-row table:style-name="ro1">
          <table:table-cell office:value-type="string">
            <text:p>№ пп</text:p>
          </table:table-cell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Корпус <text:s/>тормоза переднего хода <text:s/>(64-12-134 СП)</text:p>
          </table:table-cell>
          <table:table-cell office:value-type="string">
            <text:p>64-12-134 СП</text:p>
          </table:table-cell>
          <table:table-cell/>
          <table:table-cell table:number-columns-repeated="2" office:value-type="string">
            <text:p>64-12-137СП</text:p>
          </table:table-cell>
          <table:table-cell office:value-type="string">
            <text:p>Корпус тормоза переднего хода.Комплект.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Корпус (64-12-86) </text:p>
          </table:table-cell>
          <table:table-cell office:value-type="string">
            <text:p>64-12-86</text:p>
          </table:table-cell>
          <table:table-cell table:number-columns-repeated="2"/>
          <table:table-cell office:value-type="string">
            <text:p>64-12-86</text:p>
          </table:table-cell>
          <table:table-cell office:value-type="string">
            <text:p>Корпус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Подшипник <text:s/>(12210К1) </text:p>
          </table:table-cell>
          <table:table-cell office:value-type="string">
            <text:p>12210К1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Штифт (700-32-2196)</text:p>
          </table:table-cell>
          <table:table-cell office:value-type="string">
            <text:p>700-32-2196</text:p>
          </table:table-cell>
          <table:table-cell table:number-columns-repeated="2"/>
          <table:table-cell office:value-type="string">
            <text:p>700-32-2196</text:p>
          </table:table-cell>
          <table:table-cell office:value-type="string">
            <text:p>Штифт 2.8х20 ГОСТ 3128-70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Кольцо стопорное (12313)</text:p>
          </table:table-cell>
          <table:table-cell office:value-type="string">
            <text:p>12313</text:p>
          </table:table-cell>
          <table:table-cell table:number-columns-repeated="2"/>
          <table:table-cell office:value-type="string">
            <text:p>12313</text:p>
          </table:table-cell>
          <table:table-cell office:value-type="string">
            <text:p>Кольцо замковое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блок реверса (64-12-202СП)</text:p>
          </table:table-cell>
          <table:table-cell office:value-type="string">
            <text:p>64-12-202СП</text:p>
          </table:table-cell>
          <table:table-cell table:number-columns-repeated="2"/>
          <table:table-cell office:value-type="string">
            <text:p>64-12-202СП</text:p>
          </table:table-cell>
          <table:table-cell office:value-type="string">
            <text:p>Блок реверса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плита (64-12-201СП)</text:p>
          </table:table-cell>
          <table:table-cell office:value-type="string">
            <text:p>64-12-201СП</text:p>
          </table:table-cell>
          <table:table-cell table:number-columns-repeated="2"/>
          <table:table-cell office:value-type="string">
            <text:p>64-12-201СП</text:p>
          </table:table-cell>
          <table:table-cell office:value-type="string">
            <text:p>Плита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блок передач <text:s/>(64-12-200СП)</text:p>
          </table:table-cell>
          <table:table-cell office:value-type="string">
            <text:p>64-12-200СП</text:p>
          </table:table-cell>
          <table:table-cell table:number-columns-repeated="2"/>
          <table:table-cell office:value-type="string">
            <text:p>64-12-200СП</text:p>
          </table:table-cell>
          <table:table-cell office:value-type="string">
            <text:p>Блок передач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блок клапанов (64-12-203СП)</text:p>
          </table:table-cell>
          <table:table-cell office:value-type="string">
            <text:p>64-12-203СП</text:p>
          </table:table-cell>
          <table:table-cell table:number-columns-repeated="2"/>
          <table:table-cell office:value-type="string">
            <text:p>64-12-203СП</text:p>
          </table:table-cell>
          <table:table-cell office:value-type="string">
            <text:p>Блок клапанов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Кольцо (40932)</text:p>
          </table:table-cell>
          <table:table-cell office:value-type="string">
            <text:p>40932</text:p>
          </table:table-cell>
          <table:table-cell table:number-columns-repeated="2"/>
          <table:table-cell office:value-type="string">
            <text:p>40932</text:p>
          </table:table-cell>
          <table:table-cell office:value-type="string">
            <text:p>КОЛЬЦО 40932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Кольцо <text:s/>(46764)</text:p>
          </table:table-cell>
          <table:table-cell office:value-type="string">
            <text:p>46764</text:p>
          </table:table-cell>
          <table:table-cell table:number-columns-repeated="2"/>
          <table:table-cell office:value-type="string">
            <text:p>46764</text:p>
          </table:table-cell>
          <table:table-cell office:value-type="string">
            <text:p>КОЛЬЦО 46764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Кольцо (018-022-25-2-5)</text:p>
          </table:table-cell>
          <table:table-cell office:value-type="string">
            <text:p>018-022-25-2-5</text:p>
          </table:table-cell>
          <table:table-cell table:number-columns-repeated="2"/>
          <table:table-cell office:value-type="string">
            <text:p>018-022-25-2-5</text:p>
          </table:table-cell>
          <table:table-cell office:value-type="string">
            <text:p>КОЛЬЦО 018-022-25-2-5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Кольцо ( 022-028-36-2-2)</text:p>
          </table:table-cell>
          <table:table-cell office:value-type="string">
            <text:p>022-028-36-2-2</text:p>
          </table:table-cell>
          <table:table-cell table:number-columns-repeated="2"/>
          <table:table-cell office:value-type="string">
            <text:p>022-028-36-2-2</text:p>
          </table:table-cell>
          <table:table-cell office:value-type="string">
            <text:p>КОЛЬЦО 022-028-36-2-2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Кольцо (027-032-30-2-2)</text:p>
          </table:table-cell>
          <table:table-cell office:value-type="string">
            <text:p>027-032-30-2-2</text:p>
          </table:table-cell>
          <table:table-cell table:number-columns-repeated="2"/>
          <table:table-cell office:value-type="string">
            <text:p>027-032-30-2-2</text:p>
          </table:table-cell>
          <table:table-cell office:value-type="string">
            <text:p>КОЛЬЦО 027-032-30-2-2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Кольцо (035-043-46-2-5)</text:p>
          </table:table-cell>
          <table:table-cell office:value-type="string">
            <text:p>035-043-46-2-5</text:p>
          </table:table-cell>
          <table:table-cell table:number-columns-repeated="2"/>
          <table:table-cell office:value-type="string">
            <text:p>035-043-46-2-5</text:p>
          </table:table-cell>
          <table:table-cell office:value-type="string">
            <text:p>КОЛЬЦО 035-043-46-2-5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прокладка (700-40-7267)</text:p>
          </table:table-cell>
          <table:table-cell office:value-type="string">
            <text:p>700-40-7267</text:p>
          </table:table-cell>
          <table:table-cell table:number-columns-repeated="2"/>
          <table:table-cell office:value-type="string">
            <text:p>700-40-7267</text:p>
          </table:table-cell>
          <table:table-cell office:value-type="string">
            <text:p>ПРОКЛАДКА 700-40-7267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Прокладка (700-40-7263)</text:p>
          </table:table-cell>
          <table:table-cell office:value-type="string">
            <text:p>700-40-7263</text:p>
          </table:table-cell>
          <table:table-cell table:number-columns-repeated="2"/>
          <table:table-cell office:value-type="string">
            <text:p>700-40-7263</text:p>
          </table:table-cell>
          <table:table-cell office:value-type="string">
            <text:p>Прокладка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Прокладка (700-40-7270)</text:p>
          </table:table-cell>
          <table:table-cell office:value-type="string">
            <text:p>700-40-7270</text:p>
          </table:table-cell>
          <table:table-cell table:number-columns-repeated="2"/>
          <table:table-cell office:value-type="string">
            <text:p>700-40-7270</text:p>
          </table:table-cell>
          <table:table-cell office:value-type="string">
            <text:p>ПРОКЛАДКА 700-40-7270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Прокладка (700-40-7265)</text:p>
          </table:table-cell>
          <table:table-cell office:value-type="string">
            <text:p>700-40-7265</text:p>
          </table:table-cell>
          <table:table-cell table:number-columns-repeated="2"/>
          <table:table-cell office:value-type="string">
            <text:p>700-40-7265</text:p>
          </table:table-cell>
          <table:table-cell office:value-type="string">
            <text:p>Прокладка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Прокладка (700-40-7264)</text:p>
          </table:table-cell>
          <table:table-cell office:value-type="string">
            <text:p>700-40-7264</text:p>
          </table:table-cell>
          <table:table-cell table:number-columns-repeated="2"/>
          <table:table-cell office:value-type="string">
            <text:p>700-40-7264</text:p>
          </table:table-cell>
          <table:table-cell office:value-type="string">
            <text:p>Прокладка</text:p>
          </table:table-cell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Прокладка (700-40-7280)</text:p>
          </table:table-cell>
          <table:table-cell office:value-type="string">
            <text:p>700-40-7280</text:p>
          </table:table-cell>
          <table:table-cell table:number-columns-repeated="2"/>
          <table:table-cell office:value-type="string">
            <text:p>700-40-7280</text:p>
          </table:table-cell>
          <table:table-cell office:value-type="string">
            <text:p>ПРОКЛАДКА 700-40-7280</text:p>
          </table:table-cell>
          <table:table-cell table:number-columns-repeated="1017"/>
        </table:table-row>
        <table:table-row table:style-name="ro1">
          <table:table-cell office:value-type="string">
            <text:p>№ пп</text:p>
          </table:table-cell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Гусеница (4766132757, 4766131146) 2шт.</text:p>
          </table:table-cell>
          <table:table-cell office:value-type="float" office:value="0">
            <text:p>0</text:p>
          </table:table-cell>
          <table:table-cell/>
          <table:table-cell office:value-type="string">
            <text:p>ЧД-50-22-9СБ или 24-22-1СБ или ГМ-10-08СП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ТКР 8.5 с-3 <text:s text:c="42"/>1 шт.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1-54-1СП</text:p>
          </table:table-cell>
          <table:table-cell office:value-type="string">
            <text:p>Турбокомпрессор ТКР8,5С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Болт 28582 <text:s text:c="41"/>16 шт.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М20Х70.109.019</text:p>
          </table:table-cell>
          <table:table-cell office:value-type="string">
            <text:p>БОЛТ М20Х70.109.019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Фильтр воздушный <text:s text:c="27"/>10 шт.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А41.10.000-02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Колесо натяжное (правое) 50-21-306-05сп 1шт.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0-21-306-05СП</text:p>
          </table:table-cell>
          <table:table-cell office:value-type="string">
            <text:p>Колесо натяжное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Каток поддерживающий Б-10м <text:s text:c="7"/>4шт.</text:p>
          </table:table-cell>
          <table:table-cell office:value-type="float" office:value="0">
            <text:p>0</text:p>
          </table:table-cell>
          <table:table-cell/>
          <table:table-cell office:value-type="string">
            <text:p>50-21-416СП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Каток опорный двухбортые <text:s text:c="13"/>6шт.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на подшипниках 24-21-170СП или на втулках КАТ-21-170СП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Кольцо резин. под форсунки (700-40-2241) 12 шт.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700-40-2241</text:p>
          </table:table-cell>
          <table:table-cell office:value-type="string">
            <text:p>КОЛЬЦО 700-40-2241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Гидрошланги 10шт.</text:p>
          </table:table-cell>
          <table:table-cell office:value-type="float" office:value="0">
            <text:p>0</text:p>
          </table:table-cell>
          <table:table-cell/>
          <table:table-cell office:value-type="string">
            <text:p>РВД d16, L1110(S32)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Планка(502142) 8шт.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0-21-265</text:p>
          </table:table-cell>
          <table:table-cell office:value-type="string">
            <text:p>Планка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Втулка (21193) 16шт.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21-19-3</text:p>
          </table:table-cell>
          <table:table-cell office:value-type="string">
            <text:p>Втулка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Насос НШ-100 2шт.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НШ 100А-3Л</text:p>
          </table:table-cell>
          <table:table-cell office:value-type="string">
            <text:p>НАСОС НШ 100А-3Л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Прокладка (700-40-4092)6шт.</text:p>
          </table:table-cell>
          <table:table-cell office:value-type="float" office:value="0">
            <text:p>0</text:p>
          </table:table-cell>
          <table:table-cell/>
          <table:table-cell office:value-type="string">
            <text:p>700-40-4092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Прокладка поддона (51-01-22) 6шт.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700-40-4947</text:p>
          </table:table-cell>
          <table:table-cell office:value-type="string">
            <text:p>Прокладка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Прокладка (46906) 6шт.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46906</text:p>
          </table:table-cell>
          <table:table-cell office:value-type="string">
            <text:p>ПРОКЛАДКА 46906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Диск сцепления П.Д. (738-4сп) 2шт.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17-73-139СП</text:p>
          </table:table-cell>
          <table:table-cell office:value-type="string">
            <text:p>Диск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Бендикс в сборе П.Д. (72-116) 4шт.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72118СП</text:p>
          </table:table-cell>
          <table:table-cell office:value-type="string">
            <text:p>Муфта механизма включения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Механизм натяжения (50,21,134) 3шт.</text:p>
          </table:table-cell>
          <table:table-cell office:value-type="float" office:value="0">
            <text:p>0</text:p>
          </table:table-cell>
          <table:table-cell/>
          <table:table-cell office:value-type="string">
            <text:p>50-21-134СП</text:p>
          </table:table-cell>
          <table:table-cell table:number-columns-repeated="1019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Гидротолкатель 1шт.</text:p>
          </table:table-cell>
          <table:table-cell office:value-type="float" office:value="0">
            <text:p>0</text:p>
          </table:table-cell>
          <table:table-cell/>
          <table:table-cell office:value-type="string">
            <text:p>Р160 3/1-111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Магнето М149а 3шт. 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М-149А1-3728000</text:p>
          </table:table-cell>
          <table:table-cell office:value-type="string">
            <text:p>МАГНЕТО М-149А1-3728000</text:p>
          </table:table-cell>
          <table:table-cell table:number-columns-repeated="1017"/>
        </table:table-row>
        <table:table-row table:style-name="ro1">
          <table:table-cell office:value-type="string">
            <text:p>№ пп</text:p>
          </table:table-cell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На коробку передач от Т-170: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Крышка <text:s/>18-12-183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18-12-150СП</text:p>
          </table:table-cell>
          <table:table-cell office:value-type="string">
            <text:p>Крышка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Втулка <text:s/>18-12-6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в сборе с предыдущим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Маслоотражатель <text:s/>18-12-59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18-12-59</text:p>
          </table:table-cell>
          <table:table-cell office:value-type="string">
            <text:p>Маслоотражатель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Валик <text:s/>50-15-142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0-15-142</text:p>
          </table:table-cell>
          <table:table-cell office:value-type="string">
            <text:p>Валик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Рычаг <text:s/>50-15-51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0-15-51</text:p>
          </table:table-cell>
          <table:table-cell office:value-type="string">
            <text:p>Рычаг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Стакан <text:s/>50-15-166СП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0-15-166СП</text:p>
          </table:table-cell>
          <table:table-cell office:value-type="string">
            <text:p>Стакан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А41.10.000-02СП <text:s/>ФИЛЬТР-ПАТРОН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А41.10.000-02</text:p>
          </table:table-cell>
          <table:table-cell table:number-columns-repeated="1019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ЭФТ-75АМ <text:s/>ЭЛЕМЕНТ ФИЛЬТРУЮЩИЙ</text:p>
          </table:table-cell>
          <table:table-cell office:value-type="float" office:value="0">
            <text:p>0</text:p>
          </table:table-cell>
          <table:table-cell/>
          <table:table-cell office:value-type="string">
            <text:p>ЭФТ-75АМ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Р-635-1.06(БК02.04)(50-26-490)фильтроэлемент масля</text:p>
          </table:table-cell>
          <table:table-cell office:value-type="float" office:value="0">
            <text:p>0</text:p>
          </table:table-cell>
          <table:table-cell/>
          <table:table-cell office:value-type="string">
            <text:p>Р-635-1.06</text:p>
          </table:table-cell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Турбина на Б10М        1шт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1-54-1СП</text:p>
          </table:table-cell>
          <table:table-cell office:value-type="string">
            <text:p>Турбокомпрессор ТКР8,5С</text:p>
          </table:table-cell>
          <table:table-cell table:number-columns-repeated="1017"/>
        </table:table-row>
        <table:table-row table:style-name="ro1">
          <table:table-cell office:value-type="string">
            <text:p>№ п/п</text:p>
          </table:table-cell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Лента гусеничная 20-22-3СП</text:p>
          </table:table-cell>
          <table:table-cell office:value-type="float" office:value="0">
            <text:p>0</text:p>
          </table:table-cell>
          <table:table-cell/>
          <table:table-cell office:value-type="string">
            <text:p>ЧД-48-22-7СБ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Турбокомпрессор 51-54-1-01СП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1-54-1СП</text:p>
          </table:table-cell>
          <table:table-cell office:value-type="string">
            <text:p>Турбокомпрессор ТКР8,5С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Каток опорный 21-169СП-Б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КАТ-21-169СП-Б</text:p>
          </table:table-cell>
          <table:table-cell office:value-type="string">
            <text:p>Каток однобортный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Каток опорный 21-170СП-Б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КАТ-21-170СП-Б</text:p>
          </table:table-cell>
          <table:table-cell office:value-type="string">
            <text:p>Каток двубортный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Фрикцион 24-16-101-01СП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24-16-101-01СП</text:p>
          </table:table-cell>
          <table:table-cell office:value-type="string">
            <text:p>Фрикцион бортовой правый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Подогреватель (дизель, 30кВт, Трактор Т10М, ДЭТ-320) ПЖД30Е-1015006-10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ПЖД30Ж-1015006-40(ПЖД-30Ж-1015006-50)</text:p>
          </table:table-cell>
          <table:table-cell office:value-type="string">
            <text:p>ПОДОГРЕВАТЕЛЬ ПЖД30Ж-1015006-40(ПЖД30Ж-1015006-50)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Лента тормозная 50-18-116СП</text:p>
          </table:table-cell>
          <table:table-cell office:value-type="float" office:value="0">
            <text:p>0</text:p>
          </table:table-cell>
          <table:table-cell/>
          <table:table-cell office:value-type="string">
            <text:p>18360-01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Магнето М 149 А1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М-149А1-3728000</text:p>
          </table:table-cell>
          <table:table-cell office:value-type="string">
            <text:p>МАГНЕТО М-149А1-3728000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Карбюратор 17-05-185СП</text:p>
          </table:table-cell>
          <table:table-cell office:value-type="float" office:value="0">
            <text:p>0</text:p>
          </table:table-cell>
          <table:table-cell/>
          <table:table-cell office:value-type="string">
            <text:p>17-05-185СП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Стартер 12В СТ230Е-3708000-Т</text:p>
          </table:table-cell>
          <table:table-cell office:value-type="float" office:value="0">
            <text:p>0</text:p>
          </table:table-cell>
          <table:table-cell/>
          <table:table-cell office:value-type="string">
            <text:p>СТ230Е</text:p>
          </table:table-cell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Генератор 50-10-374СП</text:p>
          </table:table-cell>
          <table:table-cell office:value-type="float" office:value="0">
            <text:p>0</text:p>
          </table:table-cell>
          <table:table-cell/>
          <table:table-cell office:value-type="string">
            <text:p>966.3701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Муфта сцепления 20-14-2СП</text:p>
          </table:table-cell>
          <table:table-cell office:value-type="float" office:value="0">
            <text:p>0</text:p>
          </table:table-cell>
          <table:table-cell/>
          <table:table-cell office:value-type="string">
            <text:p>20-14-2СБ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Отопитель кабины 50-47-3СП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Пусковой двигатель ПД-23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17-23СП</text:p>
          </table:table-cell>
          <table:table-cell office:value-type="string">
            <text:p>Пусковой двигатель П-23У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Редуктор бортовой 20-19-118СП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Корпус КПП 18-12-156СП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18-12-156СП</text:p>
          </table:table-cell>
          <table:table-cell office:value-type="string">
            <text:p>Корпус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ТНВД (топливный насос высокого давления) 51-67-24СП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1-67-24-01СП</text:p>
          </table:table-cell>
          <table:table-cell office:value-type="string">
            <text:p>Насос топливный</text:p>
          </table:table-cell>
          <table:table-cell table:number-columns-repeated="1017"/>
        </table:table-row>
        <table:table-row table:style-name="ro1">
          <table:table-cell office:value-type="string">
            <text:p>№ пп</text:p>
          </table:table-cell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катки поддерживающие</text:p>
          </table:table-cell>
          <table:table-cell office:value-type="string">
            <text:p>50-21-416СП</text:p>
          </table:table-cell>
          <table:table-cell/>
          <table:table-cell office:value-type="string">
            <text:p>КАТ-41-416СП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катки однобортные</text:p>
          </table:table-cell>
          <table:table-cell office:value-type="string">
            <text:p>24-21-169СП</text:p>
          </table:table-cell>
          <table:table-cell/>
          <table:table-cell office:value-type="string">
            <text:p>ЧД-21-169СБ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катки двубортные</text:p>
          </table:table-cell>
          <table:table-cell office:value-type="string">
            <text:p>24-21-170СП</text:p>
          </table:table-cell>
          <table:table-cell/>
          <table:table-cell office:value-type="string">
            <text:p>ЧД-21-170СБ</text:p>
          </table:table-cell>
          <table:table-cell table:number-columns-repeated="1019"/>
        </table:table-row>
        <table:table-row table:style-name="ro1">
          <table:table-cell office:value-type="string">
            <text:p>№ п/п</text:p>
          </table:table-cell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интересует на Б-11 фрикцион правый в сборе, </text:p>
            <text:p>сервомеханизм большой ,</text:p>
            <text:p><text:s/>все подшипники на бортовую, </text:p>
            <text:p>ремкомплект(все резинки, кольца, манжеты, прокладки и т.п)</text:p>
          </table:table-cell>
          <table:table-cell office:value-type="string">
            <text:p>18360-01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24-16-101СП</text:p>
          </table:table-cell>
          <table:table-cell office:value-type="string">
            <text:p>Фрикцион бортовой правый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подшипники на бортовую правую</text:p>
          </table:table-cell>
          <table:table-cell office:value-type="float" office:value="0">
            <text:p>0</text:p>
          </table:table-cell>
          <table:table-cell/>
          <table:table-cell office:value-type="string">
            <text:p>118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70-32315КМ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70-32612КМ</text:p>
          </table:table-cell>
          <table:table-cell table:number-columns-repeated="1019"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42312ЛМ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1000932Л</text:p>
          </table:table-cell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134Л</text:p>
          </table:table-cell>
          <table:table-cell office:value-type="string">
            <text:p>ПОДШИПНИК 134Л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236Л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2236Л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рем.комплект (в главную передачу к бортовому фрикциону)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46905</text:p>
          </table:table-cell>
          <table:table-cell office:value-type="string">
            <text:p>КОЛЬЦО 46905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700-40-8135</text:p>
          </table:table-cell>
          <table:table-cell office:value-type="string">
            <text:p>КОЛЬЦО 700-40-8135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2.2-100х125-1</text:p>
          </table:table-cell>
          <table:table-cell office:value-type="string">
            <text:p>2.2-100Х125-1</text:p>
          </table:table-cell>
          <table:table-cell office:value-type="string">
            <text:p>МАНЖЕТА 2.2-100Х125-1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28-16-107СП</text:p>
          </table:table-cell>
          <table:table-cell office:value-type="string">
            <text:p>ПРОКЛАДКА 28-16-107СП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28-16-24</text:p>
          </table:table-cell>
          <table:table-cell office:value-type="string">
            <text:p>ПРОКЛАДКА 28-16-24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28-16-25</text:p>
          </table:table-cell>
          <table:table-cell office:value-type="string">
            <text:p>ПРОКЛАДКА 28-16-25</text:p>
          </table:table-cell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700-40-7108</text:p>
          </table:table-cell>
          <table:table-cell office:value-type="string">
            <text:p>КОЛЬЦО 700-40-7108</text:p>
          </table:table-cell>
          <table:table-cell table:number-columns-repeated="1017"/>
        </table:table-row>
        <table:table-row table:style-name="ro1"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700-40-9426</text:p>
          </table:table-cell>
          <table:table-cell office:value-type="string">
            <text:p>КОЛЬЦО <text:s/>700-40-9426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64-19-62</text:p>
          </table:table-cell>
          <table:table-cell office:value-type="string">
            <text:p>Прокладка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64-19-62-01</text:p>
          </table:table-cell>
          <table:table-cell office:value-type="string">
            <text:p>Прокладка регулировочная</text:p>
          </table:table-cell>
          <table:table-cell table:number-columns-repeated="1017"/>
        </table:table-row>
        <table:table-row table:style-name="ro1"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54010415 ZS</text:p>
          </table:table-cell>
          <table:table-cell office:value-type="string">
            <text:p>РЕЗИН.МЕТАЛЛ.УПЛОТНЕНИЕ 54010415 ZS</text:p>
          </table:table-cell>
          <table:table-cell table:number-columns-repeated="1017"/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775-36-25</text:p>
          </table:table-cell>
          <table:table-cell office:value-type="string">
            <text:p>КОЛЬЦО 775-36-25</text:p>
          </table:table-cell>
          <table:table-cell table:number-columns-repeated="1017"/>
        </table:table-row>
        <table:table-row table:style-name="ro1"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700-40-9454</text:p>
          </table:table-cell>
          <table:table-cell office:value-type="string">
            <text:p>ПРОКЛАДКА 700-40-9454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700-39-492</text:p>
          </table:table-cell>
          <table:table-cell office:value-type="string">
            <text:p>Кольцо В130 ГОСТ 13941-86</text:p>
          </table:table-cell>
          <table:table-cell table:number-columns-repeated="1017"/>
        </table:table-row>
        <table:table-row table:style-name="ro1"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140-150-58-2-2</text:p>
          </table:table-cell>
          <table:table-cell office:value-type="string">
            <text:p>КОЛЬЦО 140-150-58-2-2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2.2-100х125-1</text:p>
          </table:table-cell>
          <table:table-cell office:value-type="string">
            <text:p>2.2-100Х125-1</text:p>
          </table:table-cell>
          <table:table-cell office:value-type="string">
            <text:p>МАНЖЕТА 2.2-100Х125-1</text:p>
          </table:table-cell>
          <table:table-cell table:number-columns-repeated="1017"/>
        </table:table-row>
        <table:table-row table:style-name="ro1"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714-15-56-02</text:p>
          </table:table-cell>
          <table:table-cell office:value-type="string">
            <text:p>КОЛЬЦО 714-15-56-02</text:p>
          </table:table-cell>
          <table:table-cell table:number-columns-repeated="1017"/>
        </table:table-row>
        <table:table-row table:style-name="ro1"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700-58-2653</text:p>
          </table:table-cell>
          <table:table-cell office:value-type="string">
            <text:p>Кольцо В160 ГОСТ 13940-86</text:p>
          </table:table-cell>
          <table:table-cell table:number-columns-repeated="1017"/>
        </table:table-row>
        <table:table-row table:style-name="ro1"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700-39-492</text:p>
          </table:table-cell>
          <table:table-cell office:value-type="string">
            <text:p>Кольцо В130 ГОСТ 13941-86</text:p>
          </table:table-cell>
          <table:table-cell table:number-columns-repeated="1017"/>
        </table:table-row>
        <table:table-row table:style-name="ro1"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700-58-2623</text:p>
          </table:table-cell>
          <table:table-cell office:value-type="string">
            <text:p>Кольцо</text:p>
          </table:table-cell>
          <table:table-cell table:number-columns-repeated="1017"/>
        </table:table-row>
        <table:table-row table:style-name="ro1"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700-58-2618</text:p>
          </table:table-cell>
          <table:table-cell office:value-type="string">
            <text:p>Кольцо В260 ГОСТ 13941-86</text:p>
          </table:table-cell>
          <table:table-cell table:number-columns-repeated="1017"/>
        </table:table-row>
        <table:table-row table:style-name="ro1"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714-15-56</text:p>
          </table:table-cell>
          <table:table-cell office:value-type="string">
            <text:p>КОЛЬЦО 714-15-56</text:p>
          </table:table-cell>
          <table:table-cell table:number-columns-repeated="1017"/>
        </table:table-row>
        <table:table-row table:style-name="ro1">
          <table:table-cell office:value-type="string">
            <text:p>№ п/п</text:p>
          </table:table-cell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Бортовая на Б 10 (подшипники, шестеренки, двойняшки)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50-19-144</text:p>
          </table:table-cell>
          <table:table-cell/>
          <table:table-cell table:number-columns-repeated="2" office:value-type="string">
            <text:p>50-19-144</text:p>
          </table:table-cell>
          <table:table-cell office:value-type="string">
            <text:p>Фланец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50-19-146</text:p>
          </table:table-cell>
          <table:table-cell/>
          <table:table-cell table:number-columns-repeated="2" office:value-type="string">
            <text:p>50-19-146</text:p>
          </table:table-cell>
          <table:table-cell office:value-type="string">
            <text:p>Крышка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50-19-147</text:p>
          </table:table-cell>
          <table:table-cell/>
          <table:table-cell table:number-columns-repeated="2" office:value-type="string">
            <text:p>50-19-147</text:p>
          </table:table-cell>
          <table:table-cell office:value-type="string">
            <text:p>Корпус подшипника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50-19-150</text:p>
          </table:table-cell>
          <table:table-cell/>
          <table:table-cell table:number-columns-repeated="2" office:value-type="string">
            <text:p>50-19-150</text:p>
          </table:table-cell>
          <table:table-cell office:value-type="string">
            <text:p>Шестерня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50-19-151</text:p>
          </table:table-cell>
          <table:table-cell/>
          <table:table-cell table:number-columns-repeated="2" office:value-type="string">
            <text:p>50-19-151</text:p>
          </table:table-cell>
          <table:table-cell office:value-type="string">
            <text:p>Кольцо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50-19-153</text:p>
          </table:table-cell>
          <table:table-cell/>
          <table:table-cell table:number-columns-repeated="2" office:value-type="string">
            <text:p>50-19-153</text:p>
          </table:table-cell>
          <table:table-cell office:value-type="string">
            <text:p>Кольцо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50-19-154</text:p>
          </table:table-cell>
          <table:table-cell/>
          <table:table-cell table:number-columns-repeated="2" office:value-type="string">
            <text:p>50-19-154</text:p>
          </table:table-cell>
          <table:table-cell office:value-type="string">
            <text:p>Фиксатор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50-19-155</text:p>
          </table:table-cell>
          <table:table-cell/>
          <table:table-cell table:number-columns-repeated="2" office:value-type="string">
            <text:p>50-19-155</text:p>
          </table:table-cell>
          <table:table-cell office:value-type="string">
            <text:p>Кольцо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50-19-177</text:p>
          </table:table-cell>
          <table:table-cell/>
          <table:table-cell table:number-columns-repeated="2" office:value-type="string">
            <text:p>50-19-177</text:p>
          </table:table-cell>
          <table:table-cell office:value-type="string">
            <text:p>Фиксатор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60-19-40</text:p>
          </table:table-cell>
          <table:table-cell/>
          <table:table-cell table:number-columns-repeated="2" office:value-type="string">
            <text:p>60-19-40</text:p>
          </table:table-cell>
          <table:table-cell office:value-type="string">
            <text:p>ФИКСАТОР 60-19-40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700-30-2301</text:p>
          </table:table-cell>
          <table:table-cell/>
          <table:table-cell table:number-columns-repeated="2" office:value-type="string">
            <text:p>700-30-2301</text:p>
          </table:table-cell>
          <table:table-cell office:value-type="string">
            <text:p>Гайка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700-31-2498</text:p>
          </table:table-cell>
          <table:table-cell/>
          <table:table-cell table:number-columns-repeated="2" office:value-type="string">
            <text:p>700-31-2498</text:p>
          </table:table-cell>
          <table:table-cell office:value-type="string">
            <text:p>ПЛАСТИНА 700-31-2498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700-31-2499</text:p>
          </table:table-cell>
          <table:table-cell/>
          <table:table-cell table:number-columns-repeated="2" office:value-type="string">
            <text:p>700-31-2499</text:p>
          </table:table-cell>
          <table:table-cell office:value-type="string">
            <text:p>ПЛАСТИНА 700-31-2499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700-40-7108</text:p>
          </table:table-cell>
          <table:table-cell/>
          <table:table-cell table:number-columns-repeated="2" office:value-type="string">
            <text:p>700-40-7108</text:p>
          </table:table-cell>
          <table:table-cell office:value-type="string">
            <text:p>КОЛЬЦО 700-40-7108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700-40-7116</text:p>
          </table:table-cell>
          <table:table-cell/>
          <table:table-cell table:number-columns-repeated="2" office:value-type="string">
            <text:p>700-40-7116</text:p>
          </table:table-cell>
          <table:table-cell office:value-type="string">
            <text:p>ПРОКЛАДКА 700-40-7116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М16-6Gх35.88.019</text:p>
          </table:table-cell>
          <table:table-cell/>
          <table:table-cell office:value-type="string">
            <text:p>М16-6Gх35.88.019</text:p>
          </table:table-cell>
          <table:table-cell office:value-type="string">
            <text:p>М16-6GХ35.88.019</text:p>
          </table:table-cell>
          <table:table-cell office:value-type="string">
            <text:p>БОЛТ М16-6GХ35.88.019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М8х16.58.019</text:p>
          </table:table-cell>
          <table:table-cell/>
          <table:table-cell table:number-columns-repeated="2" office:value-type="string">
            <text:p>М8-6GХ16.88.019</text:p>
          </table:table-cell>
          <table:table-cell office:value-type="string">
            <text:p>БОЛТ М8-6GХ16.88.019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string">
            <text:p>М8х20.58.019</text:p>
          </table:table-cell>
          <table:table-cell/>
          <table:table-cell table:number-columns-repeated="2" office:value-type="string">
            <text:p>М8-6GХ20.88.35.019</text:p>
          </table:table-cell>
          <table:table-cell office:value-type="string">
            <text:p>Болт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М10-6Gх25.58.019</text:p>
          </table:table-cell>
          <table:table-cell/>
          <table:table-cell office:value-type="string">
            <text:p>М10-6Gх25.58.019</text:p>
          </table:table-cell>
          <table:table-cell office:value-type="string">
            <text:p>М10-6GХ25.58.019</text:p>
          </table:table-cell>
          <table:table-cell office:value-type="string">
            <text:p>БОЛТ М10-6GХ25.58.019</text:p>
          </table:table-cell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string">
            <text:p>М12-6Gх25.58.019</text:p>
          </table:table-cell>
          <table:table-cell/>
          <table:table-cell office:value-type="string">
            <text:p>М12-6Gх25.58.019</text:p>
          </table:table-cell>
          <table:table-cell office:value-type="string">
            <text:p>М12-6GХ25.58.019</text:p>
          </table:table-cell>
          <table:table-cell office:value-type="string">
            <text:p>БОЛТ М12-6GХ25.58.019</text:p>
          </table:table-cell>
          <table:table-cell table:number-columns-repeated="1017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М12-6Gх45.58.019</text:p>
          </table:table-cell>
          <table:table-cell/>
          <table:table-cell office:value-type="string">
            <text:p>М12-6Gх45.58.019</text:p>
          </table:table-cell>
          <table:table-cell office:value-type="string">
            <text:p>М12-6GХ45.58.019</text:p>
          </table:table-cell>
          <table:table-cell office:value-type="string">
            <text:p>БОЛТ М12-6GХ45.58.019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string">
            <text:p>12ОТ65Г09</text:p>
          </table:table-cell>
          <table:table-cell/>
          <table:table-cell table:number-columns-repeated="2" office:value-type="string">
            <text:p>12ОТ65Г09</text:p>
          </table:table-cell>
          <table:table-cell office:value-type="string">
            <text:p>ШАЙБА ПРУЖИННАЯ 12ОТ65Г09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16ОТ65Г09</text:p>
          </table:table-cell>
          <table:table-cell/>
          <table:table-cell table:number-columns-repeated="2" office:value-type="string">
            <text:p>16ОТ65Г09</text:p>
          </table:table-cell>
          <table:table-cell office:value-type="string">
            <text:p>ШАЙБА ПРУЖИННАЯ 16ОТ65Г09</text:p>
          </table:table-cell>
          <table:table-cell table:number-columns-repeated="1017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140-150-58-2-2</text:p>
          </table:table-cell>
          <table:table-cell/>
          <table:table-cell table:number-columns-repeated="2" office:value-type="string">
            <text:p>140-150-58-2-2</text:p>
          </table:table-cell>
          <table:table-cell office:value-type="string">
            <text:p>КОЛЬЦО 140-150-58-2-2</text:p>
          </table:table-cell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2.2-100х125-2</text:p>
          </table:table-cell>
          <table:table-cell/>
          <table:table-cell office:value-type="string">
            <text:p>2.2-100х125-2</text:p>
          </table:table-cell>
          <table:table-cell table:number-columns-repeated="101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string">
            <text:p>70-32315</text:p>
          </table:table-cell>
          <table:table-cell/>
          <table:table-cell table:number-columns-repeated="2" office:value-type="string">
            <text:p>70-32315К1М(КМ)</text:p>
          </table:table-cell>
          <table:table-cell office:value-type="string">
            <text:p>ПОДШИПНИК 70-32315К1М(КМ)</text:p>
          </table:table-cell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string">
            <text:p>118</text:p>
          </table:table-cell>
          <table:table-cell/>
          <table:table-cell office:value-type="string">
            <text:p>118</text:p>
          </table:table-cell>
          <table:table-cell table:number-columns-repeated="1019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string">
            <text:p>70-32612К</text:p>
          </table:table-cell>
          <table:table-cell/>
          <table:table-cell table:number-columns-repeated="2" office:value-type="string">
            <text:p>70-32612К1М(70-32612КМ)</text:p>
          </table:table-cell>
          <table:table-cell office:value-type="string">
            <text:p>ПОДШИПНИК 70-32612К1М(70-32612КМ,70-32612М)</text:p>
          </table:table-cell>
          <table:table-cell table:number-columns-repeated="1017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50-19-174СП</text:p>
          </table:table-cell>
          <table:table-cell/>
          <table:table-cell table:number-columns-repeated="2" office:value-type="string">
            <text:p>50-19-174СП</text:p>
          </table:table-cell>
          <table:table-cell office:value-type="string">
            <text:p>Шестерня двойная. Комплект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string">
            <text:p>50-19-145</text:p>
          </table:table-cell>
          <table:table-cell/>
          <table:table-cell table:number-columns-repeated="2" office:value-type="string">
            <text:p>50-19-145</text:p>
          </table:table-cell>
          <table:table-cell office:value-type="string">
            <text:p>Корпус подшипника</text:p>
          </table:table-cell>
          <table:table-cell table:number-columns-repeated="101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50-19-152</text:p>
          </table:table-cell>
          <table:table-cell/>
          <table:table-cell table:number-columns-repeated="2" office:value-type="string">
            <text:p>50-19-152</text:p>
          </table:table-cell>
          <table:table-cell office:value-type="string">
            <text:p>Кольцо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string">
            <text:p>50-19-156</text:p>
          </table:table-cell>
          <table:table-cell/>
          <table:table-cell table:number-columns-repeated="2" office:value-type="string">
            <text:p>50-19-156</text:p>
          </table:table-cell>
          <table:table-cell office:value-type="string">
            <text:p>Крышка</text:p>
          </table:table-cell>
          <table:table-cell table:number-columns-repeated="1017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string">
            <text:p>50-19-157</text:p>
          </table:table-cell>
          <table:table-cell/>
          <table:table-cell table:number-columns-repeated="2" office:value-type="string">
            <text:p>50-19-157</text:p>
          </table:table-cell>
          <table:table-cell office:value-type="string">
            <text:p>Стержень</text:p>
          </table:table-cell>
          <table:table-cell table:number-columns-repeated="1017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string">
            <text:p>60-19-51</text:p>
          </table:table-cell>
          <table:table-cell/>
          <table:table-cell table:number-columns-repeated="2" office:value-type="string">
            <text:p>60-19-51</text:p>
          </table:table-cell>
          <table:table-cell office:value-type="string">
            <text:p>Фиксатор</text:p>
          </table:table-cell>
          <table:table-cell table:number-columns-repeated="1017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string">
            <text:p>700-30-2327</text:p>
          </table:table-cell>
          <table:table-cell/>
          <table:table-cell table:number-columns-repeated="2" office:value-type="string">
            <text:p>700-30-2327</text:p>
          </table:table-cell>
          <table:table-cell office:value-type="string">
            <text:p>Гайка</text:p>
          </table:table-cell>
          <table:table-cell table:number-columns-repeated="1017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string">
            <text:p>700-31-2550</text:p>
          </table:table-cell>
          <table:table-cell/>
          <table:table-cell table:number-columns-repeated="2" office:value-type="string">
            <text:p>700-31-2550</text:p>
          </table:table-cell>
          <table:table-cell office:value-type="string">
            <text:p>ШАЙБА 700-31-2550</text:p>
          </table:table-cell>
          <table:table-cell table:number-columns-repeated="1017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string">
            <text:p>700-31-2581</text:p>
          </table:table-cell>
          <table:table-cell/>
          <table:table-cell table:number-columns-repeated="2" office:value-type="string">
            <text:p>700-31-2581</text:p>
          </table:table-cell>
          <table:table-cell office:value-type="string">
            <text:p>Пластина стопорная</text:p>
          </table:table-cell>
          <table:table-cell table:number-columns-repeated="1017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string">
            <text:p>700-32-2200</text:p>
          </table:table-cell>
          <table:table-cell/>
          <table:table-cell table:number-columns-repeated="2" office:value-type="string">
            <text:p>700-32-2200</text:p>
          </table:table-cell>
          <table:table-cell office:value-type="string">
            <text:p>Штифт</text:p>
          </table:table-cell>
          <table:table-cell table:number-columns-repeated="1017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string">
            <text:p>М10х25.58.019</text:p>
          </table:table-cell>
          <table:table-cell/>
          <table:table-cell table:number-columns-repeated="2" office:value-type="string">
            <text:p>М10-6GХ25.58.019</text:p>
          </table:table-cell>
          <table:table-cell office:value-type="string">
            <text:p>БОЛТ М10-6GХ25.58.019</text:p>
          </table:table-cell>
          <table:table-cell table:number-columns-repeated="1017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string">
            <text:p>140-150-58-2-2</text:p>
          </table:table-cell>
          <table:table-cell/>
          <table:table-cell table:number-columns-repeated="2" office:value-type="string">
            <text:p>140-150-58-2-2</text:p>
          </table:table-cell>
          <table:table-cell office:value-type="string">
            <text:p>КОЛЬЦО 140-150-58-2-2</text:p>
          </table:table-cell>
          <table:table-cell table:number-columns-repeated="1017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string">
            <text:p>70-32417М</text:p>
          </table:table-cell>
          <table:table-cell/>
          <table:table-cell table:number-columns-repeated="2" office:value-type="string">
            <text:p>70-32417М</text:p>
          </table:table-cell>
          <table:table-cell office:value-type="string">
            <text:p>ПОДШИПНИК 70-32417М</text:p>
          </table:table-cell>
          <table:table-cell table:number-columns-repeated="1017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string">
            <text:p>70-32612К</text:p>
          </table:table-cell>
          <table:table-cell/>
          <table:table-cell table:number-columns-repeated="2" office:value-type="string">
            <text:p>70-32612К1М(70-32612КМ)</text:p>
          </table:table-cell>
          <table:table-cell office:value-type="string">
            <text:p>ПОДШИПНИК 70-32612К1М(70-32612КМ,70-32612М)</text:p>
          </table:table-cell>
          <table:table-cell table:number-columns-repeated="1017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string">
            <text:p>213</text:p>
          </table:table-cell>
          <table:table-cell/>
          <table:table-cell office:value-type="string">
            <text:p>213</text:p>
          </table:table-cell>
          <table:table-cell table:number-columns-repeated="1019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string">
            <text:p>50-19-145СП</text:p>
          </table:table-cell>
          <table:table-cell/>
          <table:table-cell table:number-columns-repeated="2" office:value-type="string">
            <text:p>50-19-145СП</text:p>
          </table:table-cell>
          <table:table-cell office:value-type="string">
            <text:p>Ступица</text:p>
          </table:table-cell>
          <table:table-cell table:number-columns-repeated="1017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string">
            <text:p>19289СП</text:p>
          </table:table-cell>
          <table:table-cell/>
          <table:table-cell table:number-columns-repeated="2" office:value-type="string">
            <text:p>19289СП</text:p>
          </table:table-cell>
          <table:table-cell office:value-type="string">
            <text:p>Пробка</text:p>
          </table:table-cell>
          <table:table-cell table:number-columns-repeated="1017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string">
            <text:p>18-19-33-1</text:p>
          </table:table-cell>
          <table:table-cell/>
          <table:table-cell table:number-columns-repeated="2" office:value-type="string">
            <text:p>18-19-33-1</text:p>
          </table:table-cell>
          <table:table-cell office:value-type="string">
            <text:p>Гайка</text:p>
          </table:table-cell>
          <table:table-cell table:number-columns-repeated="1017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string">
            <text:p>24-19-34</text:p>
          </table:table-cell>
          <table:table-cell/>
          <table:table-cell table:number-columns-repeated="2" office:value-type="string">
            <text:p>24-19-34</text:p>
          </table:table-cell>
          <table:table-cell office:value-type="string">
            <text:p>Втулка</text:p>
          </table:table-cell>
          <table:table-cell table:number-columns-repeated="1017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string">
            <text:p>20-19-22</text:p>
          </table:table-cell>
          <table:table-cell/>
          <table:table-cell table:number-columns-repeated="2" office:value-type="string">
            <text:p>20-19-22</text:p>
          </table:table-cell>
          <table:table-cell office:value-type="string">
            <text:p>Крышка</text:p>
          </table:table-cell>
          <table:table-cell table:number-columns-repeated="1017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24-19-37</text:p>
          </table:table-cell>
          <table:table-cell/>
          <table:table-cell table:number-columns-repeated="2" office:value-type="string">
            <text:p>24-19-37-01</text:p>
          </table:table-cell>
          <table:table-cell office:value-type="string">
            <text:p>Полуось</text:p>
          </table:table-cell>
          <table:table-cell table:number-columns-repeated="1017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string">
            <text:p>50-19-129</text:p>
          </table:table-cell>
          <table:table-cell/>
          <table:table-cell table:number-columns-repeated="2" office:value-type="string">
            <text:p>50-19-129-1</text:p>
          </table:table-cell>
          <table:table-cell office:value-type="string">
            <text:p>Планка</text:p>
          </table:table-cell>
          <table:table-cell table:number-columns-repeated="1017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string">
            <text:p>50-19-141</text:p>
          </table:table-cell>
          <table:table-cell/>
          <table:table-cell table:number-columns-repeated="2" office:value-type="string">
            <text:p>50-19-141</text:p>
          </table:table-cell>
          <table:table-cell office:value-type="string">
            <text:p>Кожух</text:p>
          </table:table-cell>
          <table:table-cell table:number-columns-repeated="1017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string">
            <text:p>50-19-143-1</text:p>
          </table:table-cell>
          <table:table-cell/>
          <table:table-cell table:number-columns-repeated="2" office:value-type="string">
            <text:p>50-19-143-1</text:p>
          </table:table-cell>
          <table:table-cell office:value-type="string">
            <text:p>Крышка</text:p>
          </table:table-cell>
          <table:table-cell table:number-columns-repeated="1017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string">
            <text:p>60-19-1</text:p>
          </table:table-cell>
          <table:table-cell/>
          <table:table-cell table:number-columns-repeated="2" office:value-type="string">
            <text:p>60-19-1</text:p>
          </table:table-cell>
          <table:table-cell office:value-type="string">
            <text:p>Шестерня</text:p>
          </table:table-cell>
          <table:table-cell table:number-columns-repeated="1017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string">
            <text:p>60-19-2</text:p>
          </table:table-cell>
          <table:table-cell/>
          <table:table-cell table:number-columns-repeated="2" office:value-type="string">
            <text:p>60-19-2</text:p>
          </table:table-cell>
          <table:table-cell office:value-type="string">
            <text:p>Венец</text:p>
          </table:table-cell>
          <table:table-cell table:number-columns-repeated="1017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string">
            <text:p>60-19-8</text:p>
          </table:table-cell>
          <table:table-cell/>
          <table:table-cell table:number-columns-repeated="2" office:value-type="string">
            <text:p>60-21-8</text:p>
          </table:table-cell>
          <table:table-cell office:value-type="string">
            <text:p>Стопор</text:p>
          </table:table-cell>
          <table:table-cell table:number-columns-repeated="1017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string">
            <text:p>700-28-2173</text:p>
          </table:table-cell>
          <table:table-cell/>
          <table:table-cell table:number-columns-repeated="2" office:value-type="string">
            <text:p>700-28-2173 М12Х1,25Х35.019</text:p>
          </table:table-cell>
          <table:table-cell office:value-type="string">
            <text:p>БОЛТ 700-28-2173 М12Х1,25Х35.019</text:p>
          </table:table-cell>
          <table:table-cell table:number-columns-repeated="1017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string">
            <text:p>700-28-2320</text:p>
          </table:table-cell>
          <table:table-cell/>
          <table:table-cell table:number-columns-repeated="2" office:value-type="string">
            <text:p>700-28-2320</text:p>
          </table:table-cell>
          <table:table-cell office:value-type="string">
            <text:p>Болт</text:p>
          </table:table-cell>
          <table:table-cell table:number-columns-repeated="1017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string">
            <text:p>700-28-2546</text:p>
          </table:table-cell>
          <table:table-cell/>
          <table:table-cell table:number-columns-repeated="2" office:value-type="string">
            <text:p>700-28-2546</text:p>
          </table:table-cell>
          <table:table-cell office:value-type="string">
            <text:p>Болт</text:p>
          </table:table-cell>
          <table:table-cell table:number-columns-repeated="1017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>700-30-2318</text:p>
          </table:table-cell>
          <table:table-cell/>
          <table:table-cell table:number-columns-repeated="2" office:value-type="string">
            <text:p>700-30-2318</text:p>
          </table:table-cell>
          <table:table-cell office:value-type="string">
            <text:p>Гайка</text:p>
          </table:table-cell>
          <table:table-cell table:number-columns-repeated="1017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string">
            <text:p>700-31-2262</text:p>
          </table:table-cell>
          <table:table-cell/>
          <table:table-cell table:number-columns-repeated="2" office:value-type="string">
            <text:p>700-31-2262</text:p>
          </table:table-cell>
          <table:table-cell office:value-type="string">
            <text:p>ПЛАСТИНА 700-31-2262</text:p>
          </table:table-cell>
          <table:table-cell table:number-columns-repeated="1017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string">
            <text:p>700-31-2440</text:p>
          </table:table-cell>
          <table:table-cell/>
          <table:table-cell table:number-columns-repeated="2" office:value-type="string">
            <text:p>700-31-2440</text:p>
          </table:table-cell>
          <table:table-cell office:value-type="string">
            <text:p>ПЛАСТИНА 700-31-2440</text:p>
          </table:table-cell>
          <table:table-cell table:number-columns-repeated="1017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string">
            <text:p>700-32-2203</text:p>
          </table:table-cell>
          <table:table-cell/>
          <table:table-cell table:number-columns-repeated="2" office:value-type="string">
            <text:p>700-32-2203</text:p>
          </table:table-cell>
          <table:table-cell office:value-type="string">
            <text:p>Штифт</text:p>
          </table:table-cell>
          <table:table-cell table:number-columns-repeated="1017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string">
            <text:p>700-32-2210</text:p>
          </table:table-cell>
          <table:table-cell/>
          <table:table-cell table:number-columns-repeated="2" office:value-type="string">
            <text:p>700-32-2210</text:p>
          </table:table-cell>
          <table:table-cell office:value-type="string">
            <text:p>Штифт 2.20х45 ГОСТ 3128-70</text:p>
          </table:table-cell>
          <table:table-cell table:number-columns-repeated="1017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string">
            <text:p>700-34-2047</text:p>
          </table:table-cell>
          <table:table-cell/>
          <table:table-cell table:number-columns-repeated="2" office:value-type="string">
            <text:p>700-34-2047</text:p>
          </table:table-cell>
          <table:table-cell office:value-type="string">
            <text:p>Шпонка призматическая</text:p>
          </table:table-cell>
          <table:table-cell table:number-columns-repeated="1017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string">
            <text:p>700-40-2733</text:p>
          </table:table-cell>
          <table:table-cell/>
          <table:table-cell table:number-columns-repeated="2" office:value-type="string">
            <text:p>700-40-2733</text:p>
          </table:table-cell>
          <table:table-cell office:value-type="string">
            <text:p>КОЛЬЦО 700-40-2733</text:p>
          </table:table-cell>
          <table:table-cell table:number-columns-repeated="1017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string">
            <text:p>700-40-4092</text:p>
          </table:table-cell>
          <table:table-cell/>
          <table:table-cell office:value-type="string">
            <text:p>700-40-4092</text:p>
          </table:table-cell>
          <table:table-cell table:number-columns-repeated="1019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string">
            <text:p>700-40-7109</text:p>
          </table:table-cell>
          <table:table-cell/>
          <table:table-cell office:value-type="string">
            <text:p>700-40-7109</text:p>
          </table:table-cell>
          <table:table-cell table:number-columns-repeated="1019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string">
            <text:p>700-58-2341</text:p>
          </table:table-cell>
          <table:table-cell/>
          <table:table-cell table:number-columns-repeated="2" office:value-type="string">
            <text:p>700-58-2341</text:p>
          </table:table-cell>
          <table:table-cell office:value-type="string">
            <text:p>Кольцо замковое</text:p>
          </table:table-cell>
          <table:table-cell table:number-columns-repeated="1017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19404</text:p>
          </table:table-cell>
          <table:table-cell/>
          <table:table-cell table:number-columns-repeated="2" office:value-type="string">
            <text:p>19404</text:p>
          </table:table-cell>
          <table:table-cell office:value-type="string">
            <text:p>Кольцо пружинное</text:p>
          </table:table-cell>
          <table:table-cell table:number-columns-repeated="1017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string">
            <text:p>19463</text:p>
          </table:table-cell>
          <table:table-cell/>
          <table:table-cell table:number-columns-repeated="2" office:value-type="string">
            <text:p>19463</text:p>
          </table:table-cell>
          <table:table-cell office:value-type="string">
            <text:p>Кольцо замковое</text:p>
          </table:table-cell>
          <table:table-cell table:number-columns-repeated="1017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string">
            <text:p>2816</text:p>
          </table:table-cell>
          <table:table-cell/>
          <table:table-cell table:number-columns-repeated="2" office:value-type="string">
            <text:p>М12-6GХ30.88.019</text:p>
          </table:table-cell>
          <table:table-cell office:value-type="string">
            <text:p>БОЛТ М12-6GХ30.88.019</text:p>
          </table:table-cell>
          <table:table-cell table:number-columns-repeated="1017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string">
            <text:p>2837</text:p>
          </table:table-cell>
          <table:table-cell/>
          <table:table-cell table:number-columns-repeated="2" office:value-type="string">
            <text:p>М16-6GХ50.109.019</text:p>
          </table:table-cell>
          <table:table-cell office:value-type="string">
            <text:p>БОЛТ М16-6GХ50.109.019(700-28-2492)</text:p>
          </table:table-cell>
          <table:table-cell table:number-columns-repeated="1017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string">
            <text:p>28417</text:p>
          </table:table-cell>
          <table:table-cell/>
          <table:table-cell table:number-columns-repeated="2" office:value-type="string">
            <text:p>М16Х1,5-6GХ75.109.019</text:p>
          </table:table-cell>
          <table:table-cell office:value-type="string">
            <text:p>БОЛТ М16Х1,5-6GХ75.109.019</text:p>
          </table:table-cell>
          <table:table-cell table:number-columns-repeated="1017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3014</text:p>
          </table:table-cell>
          <table:table-cell/>
          <table:table-cell table:number-columns-repeated="2" office:value-type="string">
            <text:p>М20Х1,5-7Н.6.019</text:p>
          </table:table-cell>
          <table:table-cell office:value-type="string">
            <text:p>ГАЙКА М20Х1,5-7Н.6.019</text:p>
          </table:table-cell>
          <table:table-cell table:number-columns-repeated="1017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string">
            <text:p>30246</text:p>
          </table:table-cell>
          <table:table-cell/>
          <table:table-cell table:number-columns-repeated="2" office:value-type="string">
            <text:p>М16Х1,5-7Н.6.019</text:p>
          </table:table-cell>
          <table:table-cell office:value-type="string">
            <text:p>ГАЙКА М16Х1,5-7Н.6.019</text:p>
          </table:table-cell>
          <table:table-cell table:number-columns-repeated="1017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string">
            <text:p>М12-6Gх50.58.019</text:p>
          </table:table-cell>
          <table:table-cell/>
          <table:table-cell office:value-type="string">
            <text:p>М12-6Gх50.58.019</text:p>
          </table:table-cell>
          <table:table-cell office:value-type="string">
            <text:p>М12-6GХ50.58.019</text:p>
          </table:table-cell>
          <table:table-cell office:value-type="string">
            <text:p>БОЛТ М12-6GХ50.58.019</text:p>
          </table:table-cell>
          <table:table-cell table:number-columns-repeated="1017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12ОТ65Г09</text:p>
          </table:table-cell>
          <table:table-cell/>
          <table:table-cell table:number-columns-repeated="2" office:value-type="string">
            <text:p>12ОТ65Г09</text:p>
          </table:table-cell>
          <table:table-cell office:value-type="string">
            <text:p>ШАЙБА ПРУЖИННАЯ 12ОТ65Г09</text:p>
          </table:table-cell>
          <table:table-cell table:number-columns-repeated="1017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string">
            <text:p>16ОТ65Г09</text:p>
          </table:table-cell>
          <table:table-cell/>
          <table:table-cell table:number-columns-repeated="2" office:value-type="string">
            <text:p>16ОТ65Г09</text:p>
          </table:table-cell>
          <table:table-cell office:value-type="string">
            <text:p>ШАЙБА ПРУЖИННАЯ 16ОТ65Г09</text:p>
          </table:table-cell>
          <table:table-cell table:number-columns-repeated="1017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20ОТ65Г09</text:p>
          </table:table-cell>
          <table:table-cell/>
          <table:table-cell table:number-columns-repeated="2" office:value-type="string">
            <text:p>20ОТ65Г09</text:p>
          </table:table-cell>
          <table:table-cell office:value-type="string">
            <text:p>ШАЙБА ПРУЖИННАЯ 20ОТ65Г09</text:p>
          </table:table-cell>
          <table:table-cell table:number-columns-repeated="1017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string">
            <text:p>014-018-25-2-2</text:p>
          </table:table-cell>
          <table:table-cell/>
          <table:table-cell table:number-columns-repeated="2" office:value-type="string">
            <text:p>014-018-25-2-2</text:p>
          </table:table-cell>
          <table:table-cell office:value-type="string">
            <text:p>КОЛЬЦО</text:p>
          </table:table-cell>
          <table:table-cell table:number-columns-repeated="1017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string">
            <text:p>2224КМ</text:p>
          </table:table-cell>
          <table:table-cell/>
          <table:table-cell table:number-columns-repeated="2" office:value-type="string">
            <text:p>2224КМ</text:p>
          </table:table-cell>
          <table:table-cell office:value-type="string">
            <text:p>ПОДШИПНИК 2224КМ</text:p>
          </table:table-cell>
          <table:table-cell table:number-columns-repeated="1017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string">
            <text:p>70-2228КМ</text:p>
          </table:table-cell>
          <table:table-cell/>
          <table:table-cell table:number-columns-repeated="2" office:value-type="string">
            <text:p>70-2228КМ</text:p>
          </table:table-cell>
          <table:table-cell office:value-type="string">
            <text:p>ПОДШИПНИК 70-2228КМ</text:p>
          </table:table-cell>
          <table:table-cell table:number-columns-repeated="1017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string">
            <text:p>228А</text:p>
          </table:table-cell>
          <table:table-cell/>
          <table:table-cell office:value-type="string">
            <text:p>228А</text:p>
          </table:table-cell>
          <table:table-cell table:number-columns-repeated="1019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string">
            <text:p>20-19-123СП</text:p>
          </table:table-cell>
          <table:table-cell/>
          <table:table-cell table:number-columns-repeated="2" office:value-type="string">
            <text:p>20-19-123СП</text:p>
          </table:table-cell>
          <table:table-cell office:value-type="string">
            <text:p>Уплотнение</text:p>
          </table:table-cell>
          <table:table-cell table:number-columns-repeated="1017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string">
            <text:p>21-19-103СП</text:p>
          </table:table-cell>
          <table:table-cell/>
          <table:table-cell table:number-columns-repeated="2" office:value-type="string">
            <text:p>21-19-103СП</text:p>
          </table:table-cell>
          <table:table-cell office:value-type="string">
            <text:p>Подшипник концевой</text:p>
          </table:table-cell>
          <table:table-cell table:number-columns-repeated="1017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string">
            <text:p>60-19-103СП</text:p>
          </table:table-cell>
          <table:table-cell/>
          <table:table-cell table:number-columns-repeated="2" office:value-type="string">
            <text:p>60-19-103СП</text:p>
          </table:table-cell>
          <table:table-cell office:value-type="string">
            <text:p>Стопор</text:p>
          </table:table-cell>
          <table:table-cell table:number-columns-repeated="1017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string">
            <text:p>60-19-104СП</text:p>
          </table:table-cell>
          <table:table-cell/>
          <table:table-cell table:number-columns-repeated="2" office:value-type="string">
            <text:p>60-19-104СП</text:p>
          </table:table-cell>
          <table:table-cell office:value-type="string">
            <text:p>Фиксатор</text:p>
          </table:table-cell>
          <table:table-cell table:number-columns-repeated="1017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string">
            <text:p>15-19-15</text:p>
          </table:table-cell>
          <table:table-cell/>
          <table:table-cell table:number-columns-repeated="2" office:value-type="string">
            <text:p>15-19-15</text:p>
          </table:table-cell>
          <table:table-cell office:value-type="string">
            <text:p>Козырек</text:p>
          </table:table-cell>
          <table:table-cell table:number-columns-repeated="1017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15-19-30</text:p>
          </table:table-cell>
          <table:table-cell/>
          <table:table-cell table:number-columns-repeated="2" office:value-type="string">
            <text:p>15-19-30</text:p>
          </table:table-cell>
          <table:table-cell office:value-type="string">
            <text:p>Прокладка</text:p>
          </table:table-cell>
          <table:table-cell table:number-columns-repeated="1017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string">
            <text:p>21-19-3</text:p>
          </table:table-cell>
          <table:table-cell/>
          <table:table-cell table:number-columns-repeated="2" office:value-type="string">
            <text:p>21-19-3</text:p>
          </table:table-cell>
          <table:table-cell office:value-type="string">
            <text:p>Втулка</text:p>
          </table:table-cell>
          <table:table-cell table:number-columns-repeated="1017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string">
            <text:p>50-19-161</text:p>
          </table:table-cell>
          <table:table-cell/>
          <table:table-cell table:number-columns-repeated="2" office:value-type="string">
            <text:p>50-19-161</text:p>
          </table:table-cell>
          <table:table-cell office:value-type="string">
            <text:p>Щиток</text:p>
          </table:table-cell>
          <table:table-cell table:number-columns-repeated="1017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string">
            <text:p>50-21-42</text:p>
          </table:table-cell>
          <table:table-cell/>
          <table:table-cell office:value-type="string">
            <text:p>50-21-42</text:p>
          </table:table-cell>
          <table:table-cell table:number-columns-repeated="1019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string">
            <text:p>60-19-9</text:p>
          </table:table-cell>
          <table:table-cell/>
          <table:table-cell table:number-columns-repeated="2" office:value-type="string">
            <text:p>60-19-9</text:p>
          </table:table-cell>
          <table:table-cell office:value-type="string">
            <text:p>Крышка</text:p>
          </table:table-cell>
          <table:table-cell table:number-columns-repeated="1017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700-28-2527-01</text:p>
          </table:table-cell>
          <table:table-cell/>
          <table:table-cell table:number-columns-repeated="2" office:value-type="string">
            <text:p>М20Х1,5-6GХ85.109.019</text:p>
          </table:table-cell>
          <table:table-cell office:value-type="string">
            <text:p>БОЛТ М20Х1,5-6GХ85.109.019</text:p>
          </table:table-cell>
          <table:table-cell table:number-columns-repeated="1017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string">
            <text:p>700-30-2017</text:p>
          </table:table-cell>
          <table:table-cell/>
          <table:table-cell office:value-type="string">
            <text:p>700-30-2017</text:p>
          </table:table-cell>
          <table:table-cell table:number-columns-repeated="1019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string">
            <text:p>700-40-2165</text:p>
          </table:table-cell>
          <table:table-cell/>
          <table:table-cell table:number-columns-repeated="2" office:value-type="string">
            <text:p>700-40-2165</text:p>
          </table:table-cell>
          <table:table-cell office:value-type="string">
            <text:p>ПРОКЛАДКА 700-40-2165</text:p>
          </table:table-cell>
          <table:table-cell table:number-columns-repeated="1017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string">
            <text:p>19457</text:p>
          </table:table-cell>
          <table:table-cell/>
          <table:table-cell office:value-type="string">
            <text:p>19457</text:p>
          </table:table-cell>
          <table:table-cell table:number-columns-repeated="1019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string">
            <text:p>16458</text:p>
          </table:table-cell>
          <table:table-cell/>
          <table:table-cell table:number-columns-repeated="2" office:value-type="string">
            <text:p>19458</text:p>
          </table:table-cell>
          <table:table-cell office:value-type="string">
            <text:p>ПРОКЛАДКА 19458</text:p>
          </table:table-cell>
          <table:table-cell table:number-columns-repeated="101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28579</text:p>
          </table:table-cell>
          <table:table-cell/>
          <table:table-cell table:number-columns-repeated="2" office:value-type="string">
            <text:p>М12-6GХ40.88.019</text:p>
          </table:table-cell>
          <table:table-cell office:value-type="string">
            <text:p>Болт М12х40 ТУ 14-4-1005-79</text:p>
          </table:table-cell>
          <table:table-cell table:number-columns-repeated="1017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>401016</text:p>
          </table:table-cell>
          <table:table-cell/>
          <table:table-cell table:number-columns-repeated="2" office:value-type="string">
            <text:p>401016</text:p>
          </table:table-cell>
          <table:table-cell office:value-type="string">
            <text:p>КОЛЬЦО 401016</text:p>
          </table:table-cell>
          <table:table-cell table:number-columns-repeated="1017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string">
            <text:p>М12х25.58.019</text:p>
          </table:table-cell>
          <table:table-cell/>
          <table:table-cell table:number-columns-repeated="2" office:value-type="string">
            <text:p>М12-6GХ25.58.019</text:p>
          </table:table-cell>
          <table:table-cell office:value-type="string">
            <text:p>БОЛТ М12-6GХ25.58.019</text:p>
          </table:table-cell>
          <table:table-cell table:number-columns-repeated="1017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office:value-type="string">
            <text:p>М16х30.58.019</text:p>
          </table:table-cell>
          <table:table-cell/>
          <table:table-cell office:value-type="string">
            <text:p>М16х30.58.019</text:p>
          </table:table-cell>
          <table:table-cell office:value-type="string">
            <text:p>М16Х30.58.019</text:p>
          </table:table-cell>
          <table:table-cell office:value-type="string">
            <text:p>БОЛТ М16Х30.58.019</text:p>
          </table:table-cell>
          <table:table-cell table:number-columns-repeated="1017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string">
            <text:p>12ОТ65Г09</text:p>
          </table:table-cell>
          <table:table-cell/>
          <table:table-cell table:number-columns-repeated="2" office:value-type="string">
            <text:p>12ОТ65Г09</text:p>
          </table:table-cell>
          <table:table-cell office:value-type="string">
            <text:p>ШАЙБА ПРУЖИННАЯ 12ОТ65Г09</text:p>
          </table:table-cell>
          <table:table-cell table:number-columns-repeated="1017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string">
            <text:p>16ОТ65Г09</text:p>
          </table:table-cell>
          <table:table-cell/>
          <table:table-cell table:number-columns-repeated="2" office:value-type="string">
            <text:p>16ОТ65Г09</text:p>
          </table:table-cell>
          <table:table-cell office:value-type="string">
            <text:p>ШАЙБА ПРУЖИННАЯ 16ОТ65Г09</text:p>
          </table:table-cell>
          <table:table-cell table:number-columns-repeated="1017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string">
            <text:p>20ОТ65Г09</text:p>
          </table:table-cell>
          <table:table-cell/>
          <table:table-cell table:number-columns-repeated="2" office:value-type="string">
            <text:p>20ОТ65Г09</text:p>
          </table:table-cell>
          <table:table-cell office:value-type="string">
            <text:p>ШАЙБА ПРУЖИННАЯ 20ОТ65Г09</text:p>
          </table:table-cell>
          <table:table-cell table:number-columns-repeated="1017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office:value-type="string">
            <text:p>095-101-36-2-2</text:p>
          </table:table-cell>
          <table:table-cell/>
          <table:table-cell table:number-columns-repeated="2" office:value-type="string">
            <text:p>095-101-36-2-2</text:p>
          </table:table-cell>
          <table:table-cell office:value-type="string">
            <text:p>КОЛЬЦО 095-101-36-2-2</text:p>
          </table:table-cell>
          <table:table-cell table:number-columns-repeated="1017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string">
            <text:p>2.2-90х120-2</text:p>
          </table:table-cell>
          <table:table-cell/>
          <table:table-cell office:value-type="string">
            <text:p>2.2-90х120-2</text:p>
          </table:table-cell>
          <table:table-cell table:number-columns-repeated="1019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string">
            <text:p>1,3Ц6</text:p>
          </table:table-cell>
          <table:table-cell/>
          <table:table-cell office:value-type="string">
            <text:p>1,3Ц6</text:p>
          </table:table-cell>
          <table:table-cell table:number-columns-repeated="1019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string">
            <text:p>24-19-119СП</text:p>
          </table:table-cell>
          <table:table-cell/>
          <table:table-cell table:number-columns-repeated="2" office:value-type="string">
            <text:p>24-19-119СП</text:p>
          </table:table-cell>
          <table:table-cell office:value-type="string">
            <text:p>Уплотнение</text:p>
          </table:table-cell>
          <table:table-cell table:number-columns-repeated="1017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office:value-type="string">
            <text:p>50-19-156СП</text:p>
          </table:table-cell>
          <table:table-cell/>
          <table:table-cell table:number-columns-repeated="2" office:value-type="string">
            <text:p>50-19-156СП</text:p>
          </table:table-cell>
          <table:table-cell office:value-type="string">
            <text:p>Лабиринт</text:p>
          </table:table-cell>
          <table:table-cell table:number-columns-repeated="1017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string">
            <text:p>24-19-47</text:p>
          </table:table-cell>
          <table:table-cell/>
          <table:table-cell table:number-columns-repeated="2" office:value-type="string">
            <text:p>24-19-47</text:p>
          </table:table-cell>
          <table:table-cell office:value-type="string">
            <text:p>Лабиринт</text:p>
          </table:table-cell>
          <table:table-cell table:number-columns-repeated="1017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string">
            <text:p>50-19-158</text:p>
          </table:table-cell>
          <table:table-cell/>
          <table:table-cell table:number-columns-repeated="2" office:value-type="string">
            <text:p>50-19-158</text:p>
          </table:table-cell>
          <table:table-cell office:value-type="string">
            <text:p>Фланец</text:p>
          </table:table-cell>
          <table:table-cell table:number-columns-repeated="1017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 office:value-type="string">
            <text:p>50-19-159</text:p>
          </table:table-cell>
          <table:table-cell/>
          <table:table-cell table:number-columns-repeated="2" office:value-type="string">
            <text:p>50-19-159</text:p>
          </table:table-cell>
          <table:table-cell office:value-type="string">
            <text:p>Проставка</text:p>
          </table:table-cell>
          <table:table-cell table:number-columns-repeated="1017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string">
            <text:p>700-28-2320-01</text:p>
          </table:table-cell>
          <table:table-cell/>
          <table:table-cell table:number-columns-repeated="2" office:value-type="string">
            <text:p>700-28-2320-01</text:p>
          </table:table-cell>
          <table:table-cell office:value-type="string">
            <text:p>Болт</text:p>
          </table:table-cell>
          <table:table-cell table:number-columns-repeated="1017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office:value-type="string">
            <text:p>700-28-2379</text:p>
          </table:table-cell>
          <table:table-cell/>
          <table:table-cell table:number-columns-repeated="2" office:value-type="string">
            <text:p>700-28-2379</text:p>
          </table:table-cell>
          <table:table-cell office:value-type="string">
            <text:p>Болт</text:p>
          </table:table-cell>
          <table:table-cell table:number-columns-repeated="1017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0">
            <text:p>0</text:p>
          </table:table-cell>
          <table:table-cell office:value-type="string">
            <text:p>700-29-2262</text:p>
          </table:table-cell>
          <table:table-cell/>
          <table:table-cell table:number-columns-repeated="2" office:value-type="string">
            <text:p>700-29-2262</text:p>
          </table:table-cell>
          <table:table-cell office:value-type="string">
            <text:p>Шпилька М12х1,75-3n/1,25-6gх65.66.016 ГОСТ 22034-76</text:p>
          </table:table-cell>
          <table:table-cell table:number-columns-repeated="1017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0">
            <text:p>0</text:p>
          </table:table-cell>
          <table:table-cell office:value-type="string">
            <text:p>700-40-2733</text:p>
          </table:table-cell>
          <table:table-cell/>
          <table:table-cell table:number-columns-repeated="2" office:value-type="string">
            <text:p>700-40-2733</text:p>
          </table:table-cell>
          <table:table-cell office:value-type="string">
            <text:p>КОЛЬЦО 700-40-2733</text:p>
          </table:table-cell>
          <table:table-cell table:number-columns-repeated="1017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0">
            <text:p>0</text:p>
          </table:table-cell>
          <table:table-cell office:value-type="string">
            <text:p>3010</text:p>
          </table:table-cell>
          <table:table-cell/>
          <table:table-cell office:value-type="string">
            <text:p>3010</text:p>
          </table:table-cell>
          <table:table-cell table:number-columns-repeated="1019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3014</text:p>
          </table:table-cell>
          <table:table-cell/>
          <table:table-cell table:number-columns-repeated="2" office:value-type="string">
            <text:p>М20Х1,5-7Н.6.019</text:p>
          </table:table-cell>
          <table:table-cell office:value-type="string">
            <text:p>ГАЙКА М20Х1,5-7Н.6.019</text:p>
          </table:table-cell>
          <table:table-cell table:number-columns-repeated="1017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string">
            <text:p>М10х40.58.019</text:p>
          </table:table-cell>
          <table:table-cell/>
          <table:table-cell table:number-columns-repeated="2" office:value-type="string">
            <text:p>М10-6GХ40.58.019</text:p>
          </table:table-cell>
          <table:table-cell office:value-type="string">
            <text:p>БОЛТ М10-6GХ40.58.019</text:p>
          </table:table-cell>
          <table:table-cell table:number-columns-repeated="1017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0">
            <text:p>0</text:p>
          </table:table-cell>
          <table:table-cell office:value-type="string">
            <text:p>10ОТ65Г09</text:p>
          </table:table-cell>
          <table:table-cell/>
          <table:table-cell table:number-columns-repeated="2" office:value-type="string">
            <text:p>10ОТ65Г09</text:p>
          </table:table-cell>
          <table:table-cell office:value-type="string">
            <text:p>ШАЙБА ПРУЖИННАЯ 10ОТ65Г09</text:p>
          </table:table-cell>
          <table:table-cell table:number-columns-repeated="1017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0">
            <text:p>0</text:p>
          </table:table-cell>
          <table:table-cell office:value-type="string">
            <text:p>12ОТ65Г09</text:p>
          </table:table-cell>
          <table:table-cell/>
          <table:table-cell table:number-columns-repeated="2" office:value-type="string">
            <text:p>12ОТ65Г09</text:p>
          </table:table-cell>
          <table:table-cell office:value-type="string">
            <text:p>ШАЙБА ПРУЖИННАЯ 12ОТ65Г09</text:p>
          </table:table-cell>
          <table:table-cell table:number-columns-repeated="1017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0">
            <text:p>0</text:p>
          </table:table-cell>
          <table:table-cell office:value-type="string">
            <text:p>27ОТ65Г09</text:p>
          </table:table-cell>
          <table:table-cell/>
          <table:table-cell office:value-type="string">
            <text:p>27ОТ65Г09</text:p>
          </table:table-cell>
          <table:table-cell table:number-columns-repeated="1019"/>
        </table:table-row>
        <table:table-row table:style-name="ro1">
          <table:table-cell office:value-type="string">
            <text:p>№ пп</text:p>
          </table:table-cell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Шестерня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64-14-15</text:p>
          </table:table-cell>
          <table:table-cell office:value-type="string">
            <text:p>Колесо зубчатое</text:p>
          </table:table-cell>
          <table:table-cell table:number-columns-repeated="1017"/>
        </table:table-row>
        <table:table-row table:style-name="ro1">
          <table:table-cell office:value-type="string">
            <text:p>№ п/п</text:p>
          </table:table-cell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Стартер СТ-230А-3808000</text:p>
          </table:table-cell>
          <table:table-cell office:value-type="string">
            <text:p>СТ230А-3708000</text:p>
          </table:table-cell>
          <table:table-cell/>
          <table:table-cell office:value-type="string">
            <text:p>42.3708.000(СТ230Е)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Вал коленчатый Т-170 16-03-112СП</text:p>
          </table:table-cell>
          <table:table-cell office:value-type="string">
            <text:p>16-03-112СП</text:p>
          </table:table-cell>
          <table:table-cell table:number-columns-repeated="2"/>
          <table:table-cell office:value-type="string">
            <text:p>16-03-112СП</text:p>
          </table:table-cell>
          <table:table-cell office:value-type="string">
            <text:p>Вал коленчатый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Гусеница болотная Т-170 48-22-7СП</text:p>
          </table:table-cell>
          <table:table-cell office:value-type="string">
            <text:p>48-22-7СП</text:p>
          </table:table-cell>
          <table:table-cell/>
          <table:table-cell office:value-type="string">
            <text:p>48-22-7СБ/ГМ-10-07СП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Двигатель Д-160</text:p>
          </table:table-cell>
          <table:table-cell table:number-columns-repeated="2"/>
          <table:table-cell table:number-columns-repeated="2" office:value-type="string">
            <text:p>65-14-029СП</text:p>
          </table:table-cell>
          <table:table-cell office:value-type="string">
            <text:p>Дизель Д180.101-4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Двигатель Д-180 65-14-023СП</text:p>
          </table:table-cell>
          <table:table-cell office:value-type="string">
            <text:p>65-14-023СП</text:p>
          </table:table-cell>
          <table:table-cell/>
          <table:table-cell office:value-type="string">
            <text:p>65-14-029сп</text:p>
          </table:table-cell>
          <table:table-cell office:value-type="string">
            <text:p>65-14-029СП</text:p>
          </table:table-cell>
          <table:table-cell office:value-type="string">
            <text:p>Дизель Д180.101-4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Каток двубортный 24-21-170СП (Т-170)</text:p>
          </table:table-cell>
          <table:table-cell office:value-type="string">
            <text:p>24-21-170СП (Т-170)</text:p>
          </table:table-cell>
          <table:table-cell/>
          <table:table-cell table:number-columns-repeated="2" office:value-type="string">
            <text:p>24-21-170СП</text:p>
          </table:table-cell>
          <table:table-cell office:value-type="string">
            <text:p>Каток двубортный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Каток однобортный 24-21-169СП</text:p>
          </table:table-cell>
          <table:table-cell office:value-type="string">
            <text:p>24-21-169СП</text:p>
          </table:table-cell>
          <table:table-cell table:number-columns-repeated="2"/>
          <table:table-cell office:value-type="string">
            <text:p>24-21-169СП</text:p>
          </table:table-cell>
          <table:table-cell office:value-type="string">
            <text:p>Каток однобортный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Коробка КПП Т-170</text:p>
          </table:table-cell>
          <table:table-cell table:number-columns-repeated="2"/>
          <table:table-cell table:number-columns-repeated="2" office:value-type="string">
            <text:p>50-12-12СП</text:p>
          </table:table-cell>
          <table:table-cell office:value-type="string">
            <text:p>Коробка передач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Турбокомпрессор <text:s/>Т-130/Т-170 ТКР-11 НЗ</text:p>
          </table:table-cell>
          <table:table-cell office:value-type="string">
            <text:p>ТКР-11 НЗ</text:p>
          </table:table-cell>
          <table:table-cell/>
          <table:table-cell table:number-columns-repeated="2" office:value-type="string">
            <text:p>92.000-06</text:p>
          </table:table-cell>
          <table:table-cell office:value-type="string">
            <text:p>Турбокомпрессор ТКР11Н-3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Гидрораспределитель Р-80 3/1 222</text:p>
          </table:table-cell>
          <table:table-cell office:value-type="string">
            <text:p>Р-80 3/1 222</text:p>
          </table:table-cell>
          <table:table-cell/>
          <table:table-cell office:value-type="string">
            <text:p>снят с производства, не связываться</text:p>
          </table:table-cell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Распределитель <text:s/>Р80-3.1.444</text:p>
          </table:table-cell>
          <table:table-cell office:value-type="string">
            <text:p><text:s/>Р80-3.1.444</text:p>
          </table:table-cell>
          <table:table-cell/>
          <table:table-cell office:value-type="string">
            <text:p>снят с производства, не связываться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Стартер напряжение 12В для трактора 24.3708</text:p>
          </table:table-cell>
          <table:table-cell office:value-type="string">
            <text:p>74.3708</text:p>
          </table:table-cell>
          <table:table-cell/>
          <table:table-cell office:value-type="string">
            <text:p>24.3708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Ступица Т-170 50-19-145СП</text:p>
          </table:table-cell>
          <table:table-cell office:value-type="string">
            <text:p>50-19-145СП</text:p>
          </table:table-cell>
          <table:table-cell table:number-columns-repeated="2"/>
          <table:table-cell office:value-type="string">
            <text:p>50-19-145СП</text:p>
          </table:table-cell>
          <table:table-cell office:value-type="string">
            <text:p>Ступица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Муфта сцепления сер. 18-14-4СП</text:p>
          </table:table-cell>
          <table:table-cell office:value-type="string">
            <text:p>18-14-4СП</text:p>
          </table:table-cell>
          <table:table-cell table:number-columns-repeated="2"/>
          <table:table-cell office:value-type="string">
            <text:p>18-14-4СП</text:p>
          </table:table-cell>
          <table:table-cell office:value-type="string">
            <text:p>МУФТА СЦЕПЛЕНИЯ 18-14-4СБ(СП)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Пусковой двигатель ПД-23</text:p>
          </table:table-cell>
          <table:table-cell office:value-type="string">
            <text:p>ПД-23</text:p>
          </table:table-cell>
          <table:table-cell/>
          <table:table-cell table:number-columns-repeated="2" office:value-type="string">
            <text:p>17-23СП</text:p>
          </table:table-cell>
          <table:table-cell office:value-type="string">
            <text:p>Пусковой двигатель П-23У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Тележка гусеницы Т-170 20-21-107/108</text:p>
          </table:table-cell>
          <table:table-cell office:value-type="string">
            <text:p>20-21-107/108</text:p>
          </table:table-cell>
          <table:table-cell/>
          <table:table-cell table:number-columns-repeated="2" office:value-type="string">
            <text:p>48-21-113СП</text:p>
          </table:table-cell>
          <table:table-cell office:value-type="string">
            <text:p>Тележка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Гидроцилиндр отвала ДЗ-171 18-26-270СП</text:p>
          </table:table-cell>
          <table:table-cell office:value-type="string">
            <text:p>18-26-270СП</text:p>
          </table:table-cell>
          <table:table-cell/>
          <table:table-cell table:number-columns-repeated="2" office:value-type="string">
            <text:p>50-26-570СП</text:p>
          </table:table-cell>
          <table:table-cell office:value-type="string">
            <text:p>Гидроцилиндр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Гусеница 50-22-6сп</text:p>
          </table:table-cell>
          <table:table-cell office:value-type="string">
            <text:p>50-22-6сп</text:p>
          </table:table-cell>
          <table:table-cell/>
          <table:table-cell office:value-type="string">
            <text:p>50-22-6СП/ГМ-10-01СП</text:p>
          </table:table-cell>
          <table:table-cell table:number-columns-repeated="1019"/>
        </table:table-row>
        <table:table-row table:style-name="ro1">
          <table:table-cell office:value-type="string">
            <text:p>№ п/п</text:p>
          </table:table-cell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Крышка</text:p>
          </table:table-cell>
          <table:table-cell office:value-type="string">
            <text:p>37-26-134</text:p>
          </table:table-cell>
          <table:table-cell/>
          <table:table-cell office:value-type="string">
            <text:p>от 50-26-570СП отдельно не поставляется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Крышка</text:p>
          </table:table-cell>
          <table:table-cell office:value-type="string">
            <text:p>37-26-133</text:p>
          </table:table-cell>
          <table:table-cell/>
          <table:table-cell office:value-type="string">
            <text:p>от 50-26-570СП отдельно не поставляется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Сухарь</text:p>
          </table:table-cell>
          <table:table-cell office:value-type="float" office:value="26866">
            <text:p>26866</text:p>
          </table:table-cell>
          <table:table-cell/>
          <table:table-cell office:value-type="string">
            <text:p>от 50-26-570СП отдельно не поставляется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Сфера</text:p>
          </table:table-cell>
          <table:table-cell office:value-type="float" office:value="26865">
            <text:p>26865</text:p>
          </table:table-cell>
          <table:table-cell/>
          <table:table-cell office:value-type="string">
            <text:p>от 50-26-570СП отдельно не поставляется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Болт М10-6gx75.58.01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т 50-26-570СП отдельно не поставляется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Упор </text:p>
          </table:table-cell>
          <table:table-cell office:value-type="string">
            <text:p>37-26-126</text:p>
          </table:table-cell>
          <table:table-cell/>
          <table:table-cell office:value-type="string">
            <text:p>от 50-26-570СП отдельно не поставляется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Крышка</text:p>
          </table:table-cell>
          <table:table-cell office:value-type="float" office:value="26859">
            <text:p>26859</text:p>
          </table:table-cell>
          <table:table-cell/>
          <table:table-cell office:value-type="string">
            <text:p>от 50-26-570СП отдельно не поставляется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Клапан</text:p>
          </table:table-cell>
          <table:table-cell office:value-type="string">
            <text:p>37-26-207СП</text:p>
          </table:table-cell>
          <table:table-cell/>
          <table:table-cell office:value-type="string">
            <text:p>от 50-26-570СП отдельно не поставляется</text:p>
          </table:table-cell>
          <table:table-cell table:number-columns-repeated="1019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Гайка</text:p>
          </table:table-cell>
          <table:table-cell office:value-type="string">
            <text:p>700-30-2195</text:p>
          </table:table-cell>
          <table:table-cell table:number-columns-repeated="2"/>
          <table:table-cell office:value-type="string">
            <text:p>700-30-2195</text:p>
          </table:table-cell>
          <table:table-cell office:value-type="string">
            <text:p>Гайка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Палец 16127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16127</text:p>
          </table:table-cell>
          <table:table-cell office:value-type="string">
            <text:p>Палец пружины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Палец</text:p>
          </table:table-cell>
          <table:table-cell office:value-type="string">
            <text:p>Д515С.02.067</text:p>
          </table:table-cell>
          <table:table-cell/>
          <table:table-cell office:value-type="string">
            <text:p>от прямого поворотного отвала завода Колющенко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Палец</text:p>
          </table:table-cell>
          <table:table-cell office:value-type="string">
            <text:p>ДЗ-27С.01.004</text:p>
          </table:table-cell>
          <table:table-cell/>
          <table:table-cell office:value-type="string">
            <text:p>от отвала завода Колющенко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Палец</text:p>
          </table:table-cell>
          <table:table-cell office:value-type="string">
            <text:p>ДЗ-110АХЛ.01.008</text:p>
          </table:table-cell>
          <table:table-cell/>
          <table:table-cell office:value-type="string">
            <text:p>от отвала завода Колющенко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Болт СМД 8-1994(М8-6gх12)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М8-6GХ12.88.35.019</text:p>
          </table:table-cell>
          <table:table-cell office:value-type="string">
            <text:p>Болт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Шайба <text:s/>48.02.0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т 50-26-570СП отдельно не поставляется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Прокладка</text:p>
          </table:table-cell>
          <table:table-cell office:value-type="float" office:value="261255">
            <text:p>261255</text:p>
          </table:table-cell>
          <table:table-cell/>
          <table:table-cell office:value-type="string">
            <text:p>номер не известный</text:p>
          </table:table-cell>
          <table:table-cell table:number-columns-repeated="1019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Кольцо</text:p>
          </table:table-cell>
          <table:table-cell office:value-type="string">
            <text:p>700-40-6082(700-40-6093)</text:p>
          </table:table-cell>
          <table:table-cell/>
          <table:table-cell office:value-type="string">
            <text:p>номера не известны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Болт М10х55.58.019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М10-6GХ55.58.019</text:p>
          </table:table-cell>
          <table:table-cell office:value-type="string">
            <text:p>БОЛТ М10-6GХ55.58.019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Крышка</text:p>
          </table:table-cell>
          <table:table-cell office:value-type="string">
            <text:p>37-26-134</text:p>
          </table:table-cell>
          <table:table-cell/>
          <table:table-cell office:value-type="string">
            <text:p>комплектующие гидроциллиндра, отдельно не поставляются. Предлагать гидроциллиндр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Крышка</text:p>
          </table:table-cell>
          <table:table-cell office:value-type="string">
            <text:p>37-26-133</text:p>
          </table:table-cell>
          <table:table-cell/>
          <table:table-cell office:value-type="string">
            <text:p>комплектующие гидроциллиндра, отдельно не поставляютсяПредлагать гидроциллиндр</text:p>
          </table:table-cell>
          <table:table-cell table:number-columns-repeated="1019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Сухарь</text:p>
          </table:table-cell>
          <table:table-cell office:value-type="float" office:value="26866">
            <text:p>26866</text:p>
          </table:table-cell>
          <table:table-cell/>
          <table:table-cell office:value-type="string">
            <text:p>комплектующие гидроциллиндра, отдельно не поставляютсяПредлагать гидроциллиндр</text:p>
          </table:table-cell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Сфера</text:p>
          </table:table-cell>
          <table:table-cell office:value-type="float" office:value="26865">
            <text:p>26865</text:p>
          </table:table-cell>
          <table:table-cell/>
          <table:table-cell office:value-type="string">
            <text:p>комплектующие гидроциллиндра, отдельно не поставляютсяПредлагать гидроциллиндр</text:p>
          </table:table-cell>
          <table:table-cell table:number-columns-repeated="1019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Болт М10-6gx75.58.01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комплектующие гидроциллиндра, отдельно не поставляютсяПредлагать гидроциллиндр</text:p>
          </table:table-cell>
          <table:table-cell table:number-columns-repeated="1019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Упор </text:p>
          </table:table-cell>
          <table:table-cell office:value-type="string">
            <text:p>37-26-126</text:p>
          </table:table-cell>
          <table:table-cell/>
          <table:table-cell office:value-type="string">
            <text:p>комплектующие гидроциллиндра, отдельно не поставляютсяПредлагать гидроциллиндр</text:p>
          </table:table-cell>
          <table:table-cell table:number-columns-repeated="1019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Крышка</text:p>
          </table:table-cell>
          <table:table-cell office:value-type="float" office:value="26859">
            <text:p>26859</text:p>
          </table:table-cell>
          <table:table-cell/>
          <table:table-cell office:value-type="string">
            <text:p>комплектующие гидроциллиндра, отдельно не поставляютсяПредлагать гидроциллиндр</text:p>
          </table:table-cell>
          <table:table-cell table:number-columns-repeated="1019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Клапан</text:p>
          </table:table-cell>
          <table:table-cell office:value-type="string">
            <text:p>37-26-207СП</text:p>
          </table:table-cell>
          <table:table-cell/>
          <table:table-cell office:value-type="string">
            <text:p>комплектующие гидроциллиндра, отдельно не поставляютсяПредлагать гидроциллиндр</text:p>
          </table:table-cell>
          <table:table-cell table:number-columns-repeated="1019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Установка вентилятора</text:p>
          </table:table-cell>
          <table:table-cell office:value-type="string">
            <text:p>16-07-5СП</text:p>
          </table:table-cell>
          <table:table-cell/>
          <table:table-cell office:value-type="string">
            <text:p>расценка данной позиции прилагается ниже</text:p>
          </table:table-cell>
          <table:table-cell table:number-columns-repeated="1019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Установка шторки</text:p>
          </table:table-cell>
          <table:table-cell office:value-type="string">
            <text:p>18-08-18СП</text:p>
          </table:table-cell>
          <table:table-cell/>
          <table:table-cell office:value-type="string">
            <text:p>давно снято с производства</text:p>
          </table:table-cell>
          <table:table-cell table:number-columns-repeated="1019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Стяжка</text:p>
          </table:table-cell>
          <table:table-cell office:value-type="string">
            <text:p>50-20-32</text:p>
          </table:table-cell>
          <table:table-cell/>
          <table:table-cell office:value-type="string">
            <text:p>50-19-49</text:p>
          </table:table-cell>
          <table:table-cell table:number-columns-repeated="1019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Болт М10-6gх80.58.01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М10-6gх80.58.019</text:p>
          </table:table-cell>
          <table:table-cell office:value-type="string">
            <text:p>М10-6GХ80.58.019</text:p>
          </table:table-cell>
          <table:table-cell office:value-type="string">
            <text:p>БОЛТ М10-6GХ80.58.019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Кран</text:p>
          </table:table-cell>
          <table:table-cell office:value-type="string">
            <text:p>48-26-115СП</text:p>
          </table:table-cell>
          <table:table-cell/>
          <table:table-cell office:value-type="string">
            <text:p>деталь давно не производят. Устанавливалась на старую гидросистему, которая давно изменена. </text:p>
          </table:table-cell>
          <table:table-cell table:number-columns-repeated="1019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Кран</text:p>
          </table:table-cell>
          <table:table-cell office:value-type="string">
            <text:p>18-26-290СП</text:p>
          </table:table-cell>
          <table:table-cell/>
          <table:table-cell office:value-type="string">
            <text:p>деталь давно не производят. Устанавливалась на старую гидросистему, которая давно изменена. </text:p>
          </table:table-cell>
          <table:table-cell table:number-columns-repeated="1019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Труба</text:p>
          </table:table-cell>
          <table:table-cell office:value-type="string">
            <text:p>50-56-121СП</text:p>
          </table:table-cell>
          <table:table-cell/>
          <table:table-cell office:value-type="string">
            <text:p>деталь давно не производят. Устанавливалась на старую гидросистему, которая давно изменена. </text:p>
          </table:table-cell>
          <table:table-cell table:number-columns-repeated="1019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Труба</text:p>
          </table:table-cell>
          <table:table-cell office:value-type="string">
            <text:p>18-56-113СП</text:p>
          </table:table-cell>
          <table:table-cell/>
          <table:table-cell office:value-type="string">
            <text:p>деталь давно не производят. Устанавливалась на старую гидросистему, которая давно изменена. </text:p>
          </table:table-cell>
          <table:table-cell table:number-columns-repeated="1019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Труба</text:p>
          </table:table-cell>
          <table:table-cell office:value-type="string">
            <text:p>21-09-115СП</text:p>
          </table:table-cell>
          <table:table-cell/>
          <table:table-cell office:value-type="string">
            <text:p>деталь давно не производят. Устанавливалась на старую гидросистему, которая давно изменена. </text:p>
          </table:table-cell>
          <table:table-cell table:number-columns-repeated="1019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Труба</text:p>
          </table:table-cell>
          <table:table-cell office:value-type="string">
            <text:p>50-60-202СП</text:p>
          </table:table-cell>
          <table:table-cell/>
          <table:table-cell office:value-type="string">
            <text:p>деталь давно не производят. Устанавливалась на старую гидросистему, которая давно изменена. </text:p>
          </table:table-cell>
          <table:table-cell table:number-columns-repeated="1019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Кольцо</text:p>
          </table:table-cell>
          <table:table-cell office:value-type="string">
            <text:p>700-40-3106</text:p>
          </table:table-cell>
          <table:table-cell/>
          <table:table-cell table:number-columns-repeated="2" office:value-type="string">
            <text:p>700-40-7221</text:p>
          </table:table-cell>
          <table:table-cell office:value-type="string">
            <text:p>УПЛОТНИТЕЛЬ 700-40-7221</text:p>
          </table:table-cell>
          <table:table-cell table:number-columns-repeated="1017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Шайба <text:s/>48.02.0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т 50-26-570СП отдельно не поставляется</text:p>
          </table:table-cell>
          <table:table-cell table:number-columns-repeated="1019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Прокладка</text:p>
          </table:table-cell>
          <table:table-cell office:value-type="float" office:value="261255">
            <text:p>261255</text:p>
          </table:table-cell>
          <table:table-cell/>
          <table:table-cell office:value-type="string">
            <text:p>номер не известный</text:p>
          </table:table-cell>
          <table:table-cell table:number-columns-repeated="1019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Поршень</text:p>
          </table:table-cell>
          <table:table-cell office:value-type="string">
            <text:p>37-26-208СП</text:p>
          </table:table-cell>
          <table:table-cell/>
          <table:table-cell office:value-type="string">
            <text:p>на гидроциллиндр подъема отвала 18-26-270СП. Отдельно не поставляетсяПредлагать гидроциллиндр</text:p>
          </table:table-cell>
          <table:table-cell table:number-columns-repeated="1019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Кольцо</text:p>
          </table:table-cell>
          <table:table-cell office:value-type="string">
            <text:p>700-40-6082(700-40-6093)</text:p>
          </table:table-cell>
          <table:table-cell/>
          <table:table-cell office:value-type="string">
            <text:p>номера не известны</text:p>
          </table:table-cell>
          <table:table-cell table:number-columns-repeated="1019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Плита маслораспределительная</text:p>
          </table:table-cell>
          <table:table-cell office:value-type="string">
            <text:p><text:s text:c="22"/>16-09-135 (снята с производства вместо нее 51-09-195 (под ПД-23У + под фильтр масляный 65-09-123СП)</text:p>
          </table:table-cell>
          <table:table-cell/>
          <table:table-cell table:number-columns-repeated="2" office:value-type="string">
            <text:p>51-09-195</text:p>
          </table:table-cell>
          <table:table-cell office:value-type="string">
            <text:p>Плита</text:p>
          </table:table-cell>
          <table:table-cell table:number-columns-repeated="1017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Болт М10х55.58.019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М10-6GХ55.58.019</text:p>
          </table:table-cell>
          <table:table-cell office:value-type="string">
            <text:p>БОЛТ М10-6GХ55.58.019</text:p>
          </table:table-cell>
          <table:table-cell table:number-columns-repeated="1017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16-07-5СП (старого образца)</text:p>
          </table:table-cell>
          <table:table-cell office:value-type="string">
            <text:p>Установка вентилятора(ниже расценка)</text:p>
          </table:table-cell>
          <table:table-cell table:number-columns-repeated="1021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крестовина</text:p>
          </table:table-cell>
          <table:table-cell office:value-type="string">
            <text:p>65-07-103СП</text:p>
          </table:table-cell>
          <table:table-cell table:number-columns-repeated="2"/>
          <table:table-cell office:value-type="string">
            <text:p>65-07-103СП</text:p>
          </table:table-cell>
          <table:table-cell office:value-type="string">
            <text:p>Крестовина</text:p>
          </table:table-cell>
          <table:table-cell table:number-columns-repeated="1017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механизм натяжения</text:p>
          </table:table-cell>
          <table:table-cell office:value-type="string">
            <text:p>51-07-103СП</text:p>
          </table:table-cell>
          <table:table-cell table:number-columns-repeated="2"/>
          <table:table-cell office:value-type="string">
            <text:p>51-07-103СП</text:p>
          </table:table-cell>
          <table:table-cell office:value-type="string">
            <text:p>Механизм натяжения</text:p>
          </table:table-cell>
          <table:table-cell table:number-columns-repeated="1017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кольцо (входит в шкив 65-07-112СП)</text:p>
          </table:table-cell>
          <table:table-cell office:value-type="string">
            <text:p>16-03-03</text:p>
          </table:table-cell>
          <table:table-cell table:number-columns-repeated="1021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проставка (входит в шкив 65-07-112СП)</text:p>
          </table:table-cell>
          <table:table-cell office:value-type="string">
            <text:p>65-07-6</text:p>
          </table:table-cell>
          <table:table-cell table:number-columns-repeated="2"/>
          <table:table-cell office:value-type="string">
            <text:p>65-07-6</text:p>
          </table:table-cell>
          <table:table-cell office:value-type="string">
            <text:p>Проставка</text:p>
          </table:table-cell>
          <table:table-cell table:number-columns-repeated="1017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крышка (входит в шкив 65-07-112СП)</text:p>
          </table:table-cell>
          <table:table-cell office:value-type="string">
            <text:p>65-07-46</text:p>
          </table:table-cell>
          <table:table-cell table:number-columns-repeated="2"/>
          <table:table-cell office:value-type="string">
            <text:p>65-07-46</text:p>
          </table:table-cell>
          <table:table-cell office:value-type="string">
            <text:p>Крышка</text:p>
          </table:table-cell>
          <table:table-cell table:number-columns-repeated="1017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прокладка (входит в шкив 65-07-112СП)</text:p>
          </table:table-cell>
          <table:table-cell office:value-type="string">
            <text:p>700-40-9226</text:p>
          </table:table-cell>
          <table:table-cell table:number-columns-repeated="2"/>
          <table:table-cell office:value-type="string">
            <text:p>700-40-9226</text:p>
          </table:table-cell>
          <table:table-cell office:value-type="string">
            <text:p>ПРОКЛАДКА 700-40-9226</text:p>
          </table:table-cell>
          <table:table-cell table:number-columns-repeated="1017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пластина (входит в шкив 65-07-112СП)</text:p>
          </table:table-cell>
          <table:table-cell office:value-type="string">
            <text:p>31324</text:p>
          </table:table-cell>
          <table:table-cell table:number-columns-repeated="2"/>
          <table:table-cell office:value-type="string">
            <text:p>31324</text:p>
          </table:table-cell>
          <table:table-cell office:value-type="string">
            <text:p>ПЛАСТИНА СТОПОРНАЯ 31324</text:p>
          </table:table-cell>
          <table:table-cell table:number-columns-repeated="1017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Шайба (входит в шкив 65-07-112СП)</text:p>
          </table:table-cell>
          <table:table-cell office:value-type="string">
            <text:p>07105</text:p>
          </table:table-cell>
          <table:table-cell table:number-columns-repeated="2"/>
          <table:table-cell office:value-type="string">
            <text:p>07105</text:p>
          </table:table-cell>
          <table:table-cell office:value-type="string">
            <text:p>Шайба</text:p>
          </table:table-cell>
          <table:table-cell table:number-columns-repeated="1017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кольцо (входит в шкив 65-07-112СП)</text:p>
          </table:table-cell>
          <table:table-cell office:value-type="string">
            <text:p>700-39-506</text:p>
          </table:table-cell>
          <table:table-cell table:number-columns-repeated="2"/>
          <table:table-cell office:value-type="string">
            <text:p>700-39-506</text:p>
          </table:table-cell>
          <table:table-cell office:value-type="string">
            <text:p>Кольцо В72 ГОСТ 13941-86</text:p>
          </table:table-cell>
          <table:table-cell table:number-columns-repeated="1017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подшипник (входит в шкив 65-07-112СП)</text:p>
          </table:table-cell>
          <table:table-cell office:value-type="string">
            <text:p>306</text:p>
          </table:table-cell>
          <table:table-cell table:number-columns-repeated="1021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втулка (входит в шкив 65-07-112СП)</text:p>
          </table:table-cell>
          <table:table-cell office:value-type="string">
            <text:p>65-07-45</text:p>
          </table:table-cell>
          <table:table-cell table:number-columns-repeated="2"/>
          <table:table-cell office:value-type="string">
            <text:p>65-07-45</text:p>
          </table:table-cell>
          <table:table-cell office:value-type="string">
            <text:p>Втулка</text:p>
          </table:table-cell>
          <table:table-cell table:number-columns-repeated="1017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шкив (входит в шкив 65-07-112СП)</text:p>
          </table:table-cell>
          <table:table-cell office:value-type="string">
            <text:p>65-07-48</text:p>
          </table:table-cell>
          <table:table-cell table:number-columns-repeated="2"/>
          <table:table-cell office:value-type="string">
            <text:p>65-07-48</text:p>
          </table:table-cell>
          <table:table-cell office:value-type="string">
            <text:p>Шкив</text:p>
          </table:table-cell>
          <table:table-cell table:number-columns-repeated="1017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втулка (входит в шкив 65-07-112СП)</text:p>
          </table:table-cell>
          <table:table-cell office:value-type="string">
            <text:p>65-07-47</text:p>
          </table:table-cell>
          <table:table-cell table:number-columns-repeated="2"/>
          <table:table-cell office:value-type="string">
            <text:p>65-07-47</text:p>
          </table:table-cell>
          <table:table-cell office:value-type="string">
            <text:p>Втулка</text:p>
          </table:table-cell>
          <table:table-cell table:number-columns-repeated="1017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манжета (входит в шкив 65-07-112СП)</text:p>
          </table:table-cell>
          <table:table-cell office:value-type="string">
            <text:p>720-15-126СП</text:p>
          </table:table-cell>
          <table:table-cell table:number-columns-repeated="2"/>
          <table:table-cell office:value-type="string">
            <text:p>720-15-126СП</text:p>
          </table:table-cell>
          <table:table-cell office:value-type="string">
            <text:p>МАНЖЕТА 720-15-126СП</text:p>
          </table:table-cell>
          <table:table-cell table:number-columns-repeated="1017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пружина (входит в шкив 65-07-112СП)</text:p>
          </table:table-cell>
          <table:table-cell office:value-type="string">
            <text:p>700-38-5354</text:p>
          </table:table-cell>
          <table:table-cell table:number-columns-repeated="1021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кронштейн</text:p>
          </table:table-cell>
          <table:table-cell office:value-type="string">
            <text:p>51-07-102СП</text:p>
          </table:table-cell>
          <table:table-cell table:number-columns-repeated="2"/>
          <table:table-cell office:value-type="string">
            <text:p>51-07-102СП</text:p>
          </table:table-cell>
          <table:table-cell office:value-type="string">
            <text:p>Кронштейн</text:p>
          </table:table-cell>
          <table:table-cell table:number-columns-repeated="1017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масленка</text:p>
          </table:table-cell>
          <table:table-cell office:value-type="string">
            <text:p>1,3 Ц6</text:p>
          </table:table-cell>
          <table:table-cell table:number-columns-repeated="1021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штуцер</text:p>
          </table:table-cell>
          <table:table-cell office:value-type="string">
            <text:p>411155</text:p>
          </table:table-cell>
          <table:table-cell table:number-columns-repeated="2"/>
          <table:table-cell office:value-type="string">
            <text:p>411155</text:p>
          </table:table-cell>
          <table:table-cell office:value-type="string">
            <text:p>Штуцер</text:p>
          </table:table-cell>
          <table:table-cell table:number-columns-repeated="1017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лапа</text:p>
          </table:table-cell>
          <table:table-cell office:value-type="string">
            <text:p>51-07-48</text:p>
          </table:table-cell>
          <table:table-cell table:number-columns-repeated="2"/>
          <table:table-cell office:value-type="string">
            <text:p>51-07-48</text:p>
          </table:table-cell>
          <table:table-cell office:value-type="string">
            <text:p>Лапа</text:p>
          </table:table-cell>
          <table:table-cell table:number-columns-repeated="1017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болт</text:p>
          </table:table-cell>
          <table:table-cell office:value-type="string">
            <text:p>м10х30.58.019</text:p>
          </table:table-cell>
          <table:table-cell/>
          <table:table-cell table:number-columns-repeated="2" office:value-type="string">
            <text:p>М10-6GХ30.58.019</text:p>
          </table:table-cell>
          <table:table-cell office:value-type="string">
            <text:p>БОЛТ М10-6GХ30.58.019</text:p>
          </table:table-cell>
          <table:table-cell table:number-columns-repeated="1017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болт</text:p>
          </table:table-cell>
          <table:table-cell office:value-type="string">
            <text:p>м10х45.58.019</text:p>
          </table:table-cell>
          <table:table-cell/>
          <table:table-cell table:number-columns-repeated="2" office:value-type="string">
            <text:p>М10-6GХ45.58.019</text:p>
          </table:table-cell>
          <table:table-cell office:value-type="string">
            <text:p>БОЛТ М10-6GХ45.58.019</text:p>
          </table:table-cell>
          <table:table-cell table:number-columns-repeated="1017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шайба</text:p>
          </table:table-cell>
          <table:table-cell office:value-type="string">
            <text:p>10ОТ6509</text:p>
          </table:table-cell>
          <table:table-cell/>
          <table:table-cell table:number-columns-repeated="2" office:value-type="string">
            <text:p>10ОТ65Г09</text:p>
          </table:table-cell>
          <table:table-cell office:value-type="string">
            <text:p>ШАЙБА ПРУЖИННАЯ 10ОТ65Г09</text:p>
          </table:table-cell>
          <table:table-cell table:number-columns-repeated="1017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болт</text:p>
          </table:table-cell>
          <table:table-cell office:value-type="string">
            <text:p>М8-6Gх20.88.35.019</text:p>
          </table:table-cell>
          <table:table-cell table:number-columns-repeated="2"/>
          <table:table-cell office:value-type="string">
            <text:p>М8-6GХ20.88.35.019</text:p>
          </table:table-cell>
          <table:table-cell office:value-type="string">
            <text:p>Болт</text:p>
          </table:table-cell>
          <table:table-cell table:number-columns-repeated="1017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шайба</text:p>
          </table:table-cell>
          <table:table-cell office:value-type="string">
            <text:p>8ОТ65Г09</text:p>
          </table:table-cell>
          <table:table-cell/>
          <table:table-cell table:number-columns-repeated="2" office:value-type="string">
            <text:p>8Т65Г09</text:p>
          </table:table-cell>
          <table:table-cell office:value-type="string">
            <text:p>ШАЙБА ПРУЖИННАЯ 8Т65Г09</text:p>
          </table:table-cell>
          <table:table-cell table:number-columns-repeated="1017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болт</text:p>
          </table:table-cell>
          <table:table-cell office:value-type="string">
            <text:p>М8х25.88.35.019</text:p>
          </table:table-cell>
          <table:table-cell/>
          <table:table-cell table:number-columns-repeated="2" office:value-type="string">
            <text:p>М8-6GХ25.88.35.019</text:p>
          </table:table-cell>
          <table:table-cell office:value-type="string">
            <text:p>БОЛТ М8-6GХ25.88.35.019</text:p>
          </table:table-cell>
          <table:table-cell table:number-columns-repeated="1017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болт</text:p>
          </table:table-cell>
          <table:table-cell office:value-type="string">
            <text:p>М12х35.58.019</text:p>
          </table:table-cell>
          <table:table-cell/>
          <table:table-cell table:number-columns-repeated="2" office:value-type="string">
            <text:p>М12-6GХ35.88.019</text:p>
          </table:table-cell>
          <table:table-cell office:value-type="string">
            <text:p>БОЛТ М12-6GХ35 88.019</text:p>
          </table:table-cell>
          <table:table-cell table:number-columns-repeated="1017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шайба</text:p>
          </table:table-cell>
          <table:table-cell office:value-type="string">
            <text:p>12ОТ65Г09</text:p>
          </table:table-cell>
          <table:table-cell table:number-columns-repeated="2"/>
          <table:table-cell office:value-type="string">
            <text:p>12ОТ65Г09</text:p>
          </table:table-cell>
          <table:table-cell office:value-type="string">
            <text:p>ШАЙБА ПРУЖИННАЯ 12ОТ65Г09</text:p>
          </table:table-cell>
          <table:table-cell table:number-columns-repeated="1017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шпилька</text:p>
          </table:table-cell>
          <table:table-cell office:value-type="string">
            <text:p>29311</text:p>
          </table:table-cell>
          <table:table-cell table:number-columns-repeated="2"/>
          <table:table-cell office:value-type="string">
            <text:p>29311</text:p>
          </table:table-cell>
          <table:table-cell office:value-type="string">
            <text:p>Шпилька М12х1,75-3n/1,25-6gх38.66.016 ГОСТ 22034-76</text:p>
          </table:table-cell>
          <table:table-cell table:number-columns-repeated="1017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гайка М12х1,25</text:p>
          </table:table-cell>
          <table:table-cell office:value-type="string">
            <text:p>700-30-2046</text:p>
          </table:table-cell>
          <table:table-cell table:number-columns-repeated="2"/>
          <table:table-cell office:value-type="string">
            <text:p>700-30-2046</text:p>
          </table:table-cell>
          <table:table-cell office:value-type="string">
            <text:p>Гайка</text:p>
          </table:table-cell>
          <table:table-cell table:number-columns-repeated="1017"/>
        </table:table-row>
        <table:table-row table:style-name="ro1">
          <table:table-cell office:value-type="string">
            <text:p>№ пп</text:p>
          </table:table-cell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на Б 11 шестерня, которая на Т-170 идет 150 -я, а на Т-130 29 -я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0-19-150</text:p>
          </table:table-cell>
          <table:table-cell office:value-type="string">
            <text:p>Шестерня</text:p>
          </table:table-cell>
          <table:table-cell table:number-columns-repeated="1017"/>
        </table:table-row>
        <table:table-row table:style-name="ro1">
          <table:table-cell office:value-type="string">
            <text:p>№ пп</text:p>
          </table:table-cell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счет на з\ч Т-130 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Коленвал 1шт 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16-03-112СП</text:p>
          </table:table-cell>
          <table:table-cell office:value-type="string">
            <text:p>Вал коленчатый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Вкладыши к валу - 2 к-та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А23.01.103-160СБН1</text:p>
          </table:table-cell>
          <table:table-cell office:value-type="string">
            <text:p>ВКЛАДЫШ КОРЕННОЙ А23.01.103-160сб.Н1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А23.01.100-160СБН1</text:p>
          </table:table-cell>
          <table:table-cell office:value-type="string">
            <text:p>ВКЛАДЫШ ШАТУННЫЙ А23.01.100-160сб.Н1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Шатун - 1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1-03-112СП</text:p>
          </table:table-cell>
          <table:table-cell office:value-type="string">
            <text:p>Шатун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Кольца поршневые 145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1-03-115СП</text:p>
          </table:table-cell>
          <table:table-cell office:value-type="string">
            <text:p>КОЛЬЦО ПОРШНЕВОЕ СТ-51-03-115СП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Прокладки к двигателю - все </text:p>
          </table:table-cell>
          <table:table-cell office:value-type="float" office:value="0">
            <text:p>0</text:p>
          </table:table-cell>
          <table:table-cell/>
          <table:table-cell office:value-type="string">
            <text:p>р/к Д160</text:p>
          </table:table-cell>
          <table:table-cell table:number-columns-repeated="1019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Венец маховика - 1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03618-1</text:p>
          </table:table-cell>
          <table:table-cell office:value-type="string">
            <text:p>Венец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Муфта - 1 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18-14-4СП</text:p>
          </table:table-cell>
          <table:table-cell office:value-type="string">
            <text:p>МУФТА СЦЕПЛЕНИЯ 18-14-4СБ(СП)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Вал - к-т. 50-14-113СБ</text:p>
          </table:table-cell>
          <table:table-cell office:value-type="float" office:value="0">
            <text:p>0</text:p>
          </table:table-cell>
          <table:table-cell/>
          <table:table-cell office:value-type="string">
            <text:p>18-14-77 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18-14-126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Пробка радиатора - 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А21.05-480СБ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Фильтр топливный - 2шт</text:p>
          </table:table-cell>
          <table:table-cell office:value-type="float" office:value="0">
            <text:p>0</text:p>
          </table:table-cell>
          <table:table-cell/>
          <table:table-cell office:value-type="string">
            <text:p>ЭФТ-75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Фильтр топливный ХБ - 2шт</text:p>
          </table:table-cell>
          <table:table-cell office:value-type="float" office:value="0">
            <text:p>0</text:p>
          </table:table-cell>
          <table:table-cell/>
          <table:table-cell office:value-type="string">
            <text:p>ЭФ-01-00СБ</text:p>
          </table:table-cell>
          <table:table-cell table:number-columns-repeated="1019"/>
        </table:table-row>
        <table:table-row table:style-name="ro1">
          <table:table-cell office:value-type="string">
            <text:p>№ п/п</text:p>
          </table:table-cell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Двигатель</text:p>
          </table:table-cell>
          <table:table-cell office:value-type="string">
            <text:p>Д-160.01Б-04</text:p>
          </table:table-cell>
          <table:table-cell/>
          <table:table-cell table:number-columns-repeated="2" office:value-type="string">
            <text:p>65-14-029СП</text:p>
          </table:table-cell>
          <table:table-cell office:value-type="string">
            <text:p>Дизель Д180.101-4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Рама тележки болот. левая</text:p>
          </table:table-cell>
          <table:table-cell office:value-type="string">
            <text:p>48-21-111 (20-21-127)</text:p>
          </table:table-cell>
          <table:table-cell/>
          <table:table-cell table:number-columns-repeated="2" office:value-type="string">
            <text:p>48-21-111-01СП</text:p>
          </table:table-cell>
          <table:table-cell office:value-type="string">
            <text:p>Рама тележки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Рама тележки болот. правая</text:p>
          </table:table-cell>
          <table:table-cell office:value-type="string">
            <text:p>48-21-112 (20-21-126)</text:p>
          </table:table-cell>
          <table:table-cell/>
          <table:table-cell table:number-columns-repeated="2" office:value-type="string">
            <text:p>48-21-112-01СП</text:p>
          </table:table-cell>
          <table:table-cell office:value-type="string">
            <text:p>Рама тележки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Нож средний (9отв*2) с наплавкой</text:p>
          </table:table-cell>
          <table:table-cell office:value-type="string">
            <text:p>067.55.11.004-02/80-52-61</text:p>
          </table:table-cell>
          <table:table-cell/>
          <table:table-cell table:number-columns-repeated="2" office:value-type="string">
            <text:p>80-52-61</text:p>
          </table:table-cell>
          <table:table-cell office:value-type="string">
            <text:p>Нож средний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Нож боковой левый-8д.</text:p>
          </table:table-cell>
          <table:table-cell office:value-type="string">
            <text:p>80-52-59</text:p>
          </table:table-cell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Нож боковой правый-8д.</text:p>
          </table:table-cell>
          <table:table-cell office:value-type="string">
            <text:p>80-52-60</text:p>
          </table:table-cell>
          <table:table-cell table:number-columns-repeated="1021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Нож боковой правый-12д.</text:p>
          </table:table-cell>
          <table:table-cell office:value-type="string">
            <text:p>Д661-02.001.02</text:p>
          </table:table-cell>
          <table:table-cell/>
          <table:table-cell table:number-columns-repeated="2" office:value-type="string">
            <text:p>80-52-111-02</text:p>
          </table:table-cell>
          <table:table-cell office:value-type="string">
            <text:p>Нож боковой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Нож боковой левый-12д.</text:p>
          </table:table-cell>
          <table:table-cell office:value-type="string">
            <text:p>Д661-02.002.02</text:p>
          </table:table-cell>
          <table:table-cell/>
          <table:table-cell office:value-type="string">
            <text:p>80-52-111-01</text:p>
          </table:table-cell>
          <table:table-cell table:number-columns-repeated="1019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Уплотнение малое</text:p>
          </table:table-cell>
          <table:table-cell office:value-type="string">
            <text:p>20-19-123СП</text:p>
          </table:table-cell>
          <table:table-cell table:number-columns-repeated="2"/>
          <table:table-cell office:value-type="string">
            <text:p>20-19-123СП</text:p>
          </table:table-cell>
          <table:table-cell office:value-type="string">
            <text:p>Уплотнение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Уплотнение большое</text:p>
          </table:table-cell>
          <table:table-cell office:value-type="string">
            <text:p>24-19-119СП</text:p>
          </table:table-cell>
          <table:table-cell table:number-columns-repeated="2"/>
          <table:table-cell office:value-type="string">
            <text:p>24-19-119СП</text:p>
          </table:table-cell>
          <table:table-cell office:value-type="string">
            <text:p>Уплотнение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Шестерня</text:p>
          </table:table-cell>
          <table:table-cell office:value-type="string">
            <text:p>24-19-29</text:p>
          </table:table-cell>
          <table:table-cell table:number-columns-repeated="2"/>
          <table:table-cell office:value-type="string">
            <text:p>24-19-29</text:p>
          </table:table-cell>
          <table:table-cell office:value-type="string">
            <text:p>Шестерня ведущая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Шестерня двойная</text:p>
          </table:table-cell>
          <table:table-cell office:value-type="string">
            <text:p>20-19-24</text:p>
          </table:table-cell>
          <table:table-cell table:number-columns-repeated="2"/>
          <table:table-cell office:value-type="string">
            <text:p>20-19-24</text:p>
          </table:table-cell>
          <table:table-cell office:value-type="string">
            <text:p>Шестерня двойная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Лабиринт</text:p>
          </table:table-cell>
          <table:table-cell office:value-type="string">
            <text:p>50-19-156СП</text:p>
          </table:table-cell>
          <table:table-cell table:number-columns-repeated="2"/>
          <table:table-cell office:value-type="string">
            <text:p>50-19-156СП</text:p>
          </table:table-cell>
          <table:table-cell office:value-type="string">
            <text:p>Лабиринт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Лента тормоза</text:p>
          </table:table-cell>
          <table:table-cell office:value-type="string">
            <text:p>18360-01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Шпилька (черн.)</text:p>
          </table:table-cell>
          <table:table-cell office:value-type="string">
            <text:p>700-29-2369</text:p>
          </table:table-cell>
          <table:table-cell table:number-columns-repeated="2"/>
          <table:table-cell office:value-type="string">
            <text:p>700-29-2369</text:p>
          </table:table-cell>
          <table:table-cell office:value-type="string">
            <text:p>Шпилька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Втулка (черн.)</text:p>
          </table:table-cell>
          <table:table-cell office:value-type="string">
            <text:p>18-19-19</text:p>
          </table:table-cell>
          <table:table-cell table:number-columns-repeated="2"/>
          <table:table-cell office:value-type="string">
            <text:p>18-19-19</text:p>
          </table:table-cell>
          <table:table-cell office:value-type="string">
            <text:p>Втулка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Гайка (черн.)</text:p>
          </table:table-cell>
          <table:table-cell office:value-type="string">
            <text:p>700-30-2047</text:p>
          </table:table-cell>
          <table:table-cell table:number-columns-repeated="2"/>
          <table:table-cell office:value-type="string">
            <text:p>700-30-2047</text:p>
          </table:table-cell>
          <table:table-cell office:value-type="string">
            <text:p>Гайка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Шестерня</text:p>
          </table:table-cell>
          <table:table-cell office:value-type="float" office:value="19216">
            <text:p>19216</text:p>
          </table:table-cell>
          <table:table-cell/>
          <table:table-cell table:number-columns-repeated="2" office:value-type="string">
            <text:p>19216</text:p>
          </table:table-cell>
          <table:table-cell office:value-type="string">
            <text:p>Шестерня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Тормозок</text:p>
          </table:table-cell>
          <table:table-cell office:value-type="string">
            <text:p>18-14-140</text:p>
          </table:table-cell>
          <table:table-cell/>
          <table:table-cell table:number-columns-repeated="2" office:value-type="string">
            <text:p>18-14-140-1СП</text:p>
          </table:table-cell>
          <table:table-cell office:value-type="string">
            <text:p>Тормозок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Пластина</text:p>
          </table:table-cell>
          <table:table-cell office:value-type="string">
            <text:p>18-14-122</text:p>
          </table:table-cell>
          <table:table-cell table:number-columns-repeated="1021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Болт (М12*25.58.019) муфты сцепл.</text:p>
          </table:table-cell>
          <table:table-cell office:value-type="string">
            <text:p>М12*25</text:p>
          </table:table-cell>
          <table:table-cell/>
          <table:table-cell table:number-columns-repeated="2" office:value-type="string">
            <text:p>М12-6GХ25.58.019</text:p>
          </table:table-cell>
          <table:table-cell office:value-type="string">
            <text:p>БОЛТ М12-6GХ25.58.019</text:p>
          </table:table-cell>
          <table:table-cell table:number-columns-repeated="1017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Шайба</text:p>
          </table:table-cell>
          <table:table-cell office:value-type="string">
            <text:p>12 ОТ65Г09</text:p>
          </table:table-cell>
          <table:table-cell table:number-columns-repeated="1021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Кольцо</text:p>
          </table:table-cell>
          <table:table-cell office:value-type="string">
            <text:p>700-58-2412</text:p>
          </table:table-cell>
          <table:table-cell table:number-columns-repeated="2"/>
          <table:table-cell office:value-type="string">
            <text:p>700-58-2412</text:p>
          </table:table-cell>
          <table:table-cell office:value-type="string">
            <text:p>Кольцо В50 ГОСТ 13940-86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Муфта</text:p>
          </table:table-cell>
          <table:table-cell office:value-type="string">
            <text:p>20-14-21</text:p>
          </table:table-cell>
          <table:table-cell table:number-columns-repeated="2"/>
          <table:table-cell office:value-type="string">
            <text:p>20-14-21</text:p>
          </table:table-cell>
          <table:table-cell office:value-type="string">
            <text:p>Муфта</text:p>
          </table:table-cell>
          <table:table-cell table:number-columns-repeated="1017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Вал-комплект</text:p>
          </table:table-cell>
          <table:table-cell office:value-type="string">
            <text:p>48-14-101</text:p>
          </table:table-cell>
          <table:table-cell table:number-columns-repeated="1021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Кольцо</text:p>
          </table:table-cell>
          <table:table-cell office:value-type="float" office:value="46812">
            <text:p>46812</text:p>
          </table:table-cell>
          <table:table-cell/>
          <table:table-cell table:number-columns-repeated="2" office:value-type="string">
            <text:p>46812</text:p>
          </table:table-cell>
          <table:table-cell office:value-type="string">
            <text:p>КОЛЬЦО 46812</text:p>
          </table:table-cell>
          <table:table-cell table:number-columns-repeated="1017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Болт</text:p>
          </table:table-cell>
          <table:table-cell office:value-type="float" office:value="12304">
            <text:p>12304</text:p>
          </table:table-cell>
          <table:table-cell/>
          <table:table-cell table:number-columns-repeated="2" office:value-type="string">
            <text:p>12304</text:p>
          </table:table-cell>
          <table:table-cell office:value-type="string">
            <text:p>Болт</text:p>
          </table:table-cell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Пластина</text:p>
          </table:table-cell>
          <table:table-cell office:value-type="float" office:value="31545">
            <text:p>31545</text:p>
          </table:table-cell>
          <table:table-cell/>
          <table:table-cell table:number-columns-repeated="2" office:value-type="string">
            <text:p>31545</text:p>
          </table:table-cell>
          <table:table-cell office:value-type="string">
            <text:p>ПЛАСТИНА 31545</text:p>
          </table:table-cell>
          <table:table-cell table:number-columns-repeated="1017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Кольцо</text:p>
          </table:table-cell>
          <table:table-cell office:value-type="string">
            <text:p>700-58-2520</text:p>
          </table:table-cell>
          <table:table-cell table:number-columns-repeated="2"/>
          <table:table-cell office:value-type="string">
            <text:p>700-58-2520</text:p>
          </table:table-cell>
          <table:table-cell office:value-type="string">
            <text:p>Кольцо пружинное</text:p>
          </table:table-cell>
          <table:table-cell table:number-columns-repeated="1017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Кольцо</text:p>
          </table:table-cell>
          <table:table-cell office:value-type="float" office:value="21363">
            <text:p>21363</text:p>
          </table:table-cell>
          <table:table-cell/>
          <table:table-cell table:number-columns-repeated="2" office:value-type="string">
            <text:p>21363</text:p>
          </table:table-cell>
          <table:table-cell office:value-type="string">
            <text:p>КОЛЬЦО 21363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Прокладка</text:p>
          </table:table-cell>
          <table:table-cell office:value-type="string">
            <text:p>700-40-5259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Крышка</text:p>
          </table:table-cell>
          <table:table-cell office:value-type="string">
            <text:p>18-14-125</text:p>
          </table:table-cell>
          <table:table-cell table:number-columns-repeated="2"/>
          <table:table-cell office:value-type="string">
            <text:p>18-14-125</text:p>
          </table:table-cell>
          <table:table-cell office:value-type="string">
            <text:p>Крышка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Крышка</text:p>
          </table:table-cell>
          <table:table-cell office:value-type="string">
            <text:p>20-14-22</text:p>
          </table:table-cell>
          <table:table-cell table:number-columns-repeated="1021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Вал-комплект</text:p>
          </table:table-cell>
          <table:table-cell office:value-type="string">
            <text:p>50-14-113</text:p>
          </table:table-cell>
          <table:table-cell/>
          <table:table-cell office:value-type="string">
            <text:p>50-14-113СБ</text:p>
          </table:table-cell>
          <table:table-cell table:number-columns-repeated="1019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Цепь гусеничная </text:p>
          </table:table-cell>
          <table:table-cell office:value-type="string">
            <text:p>ЧД-50-22-103СБ</text:p>
          </table:table-cell>
          <table:table-cell/>
          <table:table-cell office:value-type="string">
            <text:p>ЧД-50-22-103СБ</text:p>
          </table:table-cell>
          <table:table-cell table:number-columns-repeated="1019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Болт башмака </text:p>
          </table:table-cell>
          <table:table-cell office:value-type="string">
            <text:p>700-28-2352</text:p>
          </table:table-cell>
          <table:table-cell/>
          <table:table-cell office:value-type="string">
            <text:p>М20х1,5х62</text:p>
          </table:table-cell>
          <table:table-cell office:value-type="string">
            <text:p>М20Х1,5Х62</text:p>
          </table:table-cell>
          <table:table-cell office:value-type="string">
            <text:p>БОЛТ М20Х1,5Х62</text:p>
          </table:table-cell>
          <table:table-cell table:number-columns-repeated="1017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Гайка </text:p>
          </table:table-cell>
          <table:table-cell office:value-type="string">
            <text:p>30326-2</text:p>
          </table:table-cell>
          <table:table-cell table:number-columns-repeated="1021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Каток опорный о/б</text:p>
          </table:table-cell>
          <table:table-cell office:value-type="string">
            <text:p>ЧД-21-169СБ</text:p>
          </table:table-cell>
          <table:table-cell table:number-columns-repeated="1021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Каток опорный д/б</text:p>
          </table:table-cell>
          <table:table-cell office:value-type="string">
            <text:p>ЧД-21-170СБ</text:p>
          </table:table-cell>
          <table:table-cell table:number-columns-repeated="1021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Уплотнение большое</text:p>
          </table:table-cell>
          <table:table-cell office:value-type="string">
            <text:p>24-19-119СП</text:p>
          </table:table-cell>
          <table:table-cell table:number-columns-repeated="2"/>
          <table:table-cell office:value-type="string">
            <text:p>24-19-119СП</text:p>
          </table:table-cell>
          <table:table-cell office:value-type="string">
            <text:p>Уплотнение</text:p>
          </table:table-cell>
          <table:table-cell table:number-columns-repeated="1017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Уплотнение малое</text:p>
          </table:table-cell>
          <table:table-cell office:value-type="string">
            <text:p>20-19-123СП</text:p>
          </table:table-cell>
          <table:table-cell table:number-columns-repeated="2"/>
          <table:table-cell office:value-type="string">
            <text:p>20-19-123СП</text:p>
          </table:table-cell>
          <table:table-cell office:value-type="string">
            <text:p>Уплотнение</text:p>
          </table:table-cell>
          <table:table-cell table:number-columns-repeated="1017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Шестерня</text:p>
          </table:table-cell>
          <table:table-cell office:value-type="string">
            <text:p>60-19-1</text:p>
          </table:table-cell>
          <table:table-cell table:number-columns-repeated="2"/>
          <table:table-cell office:value-type="string">
            <text:p>60-19-1</text:p>
          </table:table-cell>
          <table:table-cell office:value-type="string">
            <text:p>Шестерня</text:p>
          </table:table-cell>
          <table:table-cell table:number-columns-repeated="1017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Шестерня (венец)</text:p>
          </table:table-cell>
          <table:table-cell office:value-type="string">
            <text:p>60-19-2</text:p>
          </table:table-cell>
          <table:table-cell table:number-columns-repeated="2"/>
          <table:table-cell office:value-type="string">
            <text:p>60-19-2</text:p>
          </table:table-cell>
          <table:table-cell office:value-type="string">
            <text:p>Венец</text:p>
          </table:table-cell>
          <table:table-cell table:number-columns-repeated="1017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Шестерня</text:p>
          </table:table-cell>
          <table:table-cell office:value-type="string">
            <text:p>50-19-148</text:p>
          </table:table-cell>
          <table:table-cell table:number-columns-repeated="2"/>
          <table:table-cell office:value-type="string">
            <text:p>50-19-148</text:p>
          </table:table-cell>
          <table:table-cell office:value-type="string">
            <text:p>Шестерня</text:p>
          </table:table-cell>
          <table:table-cell table:number-columns-repeated="1017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Шестерня</text:p>
          </table:table-cell>
          <table:table-cell office:value-type="string">
            <text:p>50-19-149</text:p>
          </table:table-cell>
          <table:table-cell table:number-columns-repeated="2"/>
          <table:table-cell office:value-type="string">
            <text:p>50-19-149</text:p>
          </table:table-cell>
          <table:table-cell office:value-type="string">
            <text:p>Шестерня</text:p>
          </table:table-cell>
          <table:table-cell table:number-columns-repeated="1017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Шестерня</text:p>
          </table:table-cell>
          <table:table-cell office:value-type="string">
            <text:p>50-19-150</text:p>
          </table:table-cell>
          <table:table-cell table:number-columns-repeated="2"/>
          <table:table-cell office:value-type="string">
            <text:p>50-19-150</text:p>
          </table:table-cell>
          <table:table-cell office:value-type="string">
            <text:p>Шестерня</text:p>
          </table:table-cell>
          <table:table-cell table:number-columns-repeated="1017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Корпус подшипника</text:p>
          </table:table-cell>
          <table:table-cell office:value-type="string">
            <text:p>50-19-145</text:p>
          </table:table-cell>
          <table:table-cell table:number-columns-repeated="2"/>
          <table:table-cell office:value-type="string">
            <text:p>50-19-145</text:p>
          </table:table-cell>
          <table:table-cell office:value-type="string">
            <text:p>Корпус подшипника</text:p>
          </table:table-cell>
          <table:table-cell table:number-columns-repeated="1017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Трубка</text:p>
          </table:table-cell>
          <table:table-cell office:value-type="float" office:value="16348">
            <text:p>16348</text:p>
          </table:table-cell>
          <table:table-cell/>
          <table:table-cell table:number-columns-repeated="2" office:value-type="string">
            <text:p>16348СП</text:p>
          </table:table-cell>
          <table:table-cell office:value-type="string">
            <text:p>Трубка</text:p>
          </table:table-cell>
          <table:table-cell table:number-columns-repeated="1017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Палец</text:p>
          </table:table-cell>
          <table:table-cell office:value-type="float" office:value="16136">
            <text:p>16136</text:p>
          </table:table-cell>
          <table:table-cell/>
          <table:table-cell table:number-columns-repeated="2" office:value-type="string">
            <text:p>16136</text:p>
          </table:table-cell>
          <table:table-cell office:value-type="string">
            <text:p>Палец</text:p>
          </table:table-cell>
          <table:table-cell table:number-columns-repeated="1017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Палец</text:p>
          </table:table-cell>
          <table:table-cell office:value-type="float" office:value="16350">
            <text:p>16350</text:p>
          </table:table-cell>
          <table:table-cell/>
          <table:table-cell table:number-columns-repeated="2" office:value-type="string">
            <text:p>16350</text:p>
          </table:table-cell>
          <table:table-cell office:value-type="string">
            <text:p>Палец</text:p>
          </table:table-cell>
          <table:table-cell table:number-columns-repeated="1017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Болт М16*50</text:p>
          </table:table-cell>
          <table:table-cell office:value-type="string">
            <text:p>28431(700-28-2621)</text:p>
          </table:table-cell>
          <table:table-cell/>
          <table:table-cell table:number-columns-repeated="2" office:value-type="string">
            <text:p>М16-6GХ35.88.019</text:p>
          </table:table-cell>
          <table:table-cell office:value-type="string">
            <text:p>БОЛТ М16-6GХ35.88.019</text:p>
          </table:table-cell>
          <table:table-cell table:number-columns-repeated="1017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Болт</text:p>
          </table:table-cell>
          <table:table-cell office:value-type="string">
            <text:p>700-28-2509 (16137)</text:p>
          </table:table-cell>
          <table:table-cell/>
          <table:table-cell table:number-columns-repeated="2" office:value-type="string">
            <text:p>700-28-2509</text:p>
          </table:table-cell>
          <table:table-cell office:value-type="string">
            <text:p>Болт</text:p>
          </table:table-cell>
          <table:table-cell table:number-columns-repeated="1017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Колесо ведущее (с мехобработкой)</text:p>
          </table:table-cell>
          <table:table-cell office:value-type="string">
            <text:p>50-19-99</text:p>
          </table:table-cell>
          <table:table-cell table:number-columns-repeated="2"/>
          <table:table-cell office:value-type="string">
            <text:p>50-19-99</text:p>
          </table:table-cell>
          <table:table-cell office:value-type="string">
            <text:p>Колесо ведущее</text:p>
          </table:table-cell>
          <table:table-cell table:number-columns-repeated="1017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Колесо ведущее (с мехобработкой)</text:p>
          </table:table-cell>
          <table:table-cell office:value-type="string">
            <text:p>50-19-160-1</text:p>
          </table:table-cell>
          <table:table-cell table:number-columns-repeated="2"/>
          <table:table-cell office:value-type="string">
            <text:p>50-19-160-1</text:p>
          </table:table-cell>
          <table:table-cell office:value-type="string">
            <text:p>Венец ведущего колеса</text:p>
          </table:table-cell>
          <table:table-cell table:number-columns-repeated="1017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Колесо натяжное (с мехобработкой)</text:p>
          </table:table-cell>
          <table:table-cell office:value-type="string">
            <text:p>50-21-212</text:p>
          </table:table-cell>
          <table:table-cell table:number-columns-repeated="2"/>
          <table:table-cell office:value-type="string">
            <text:p>50-21-212</text:p>
          </table:table-cell>
          <table:table-cell office:value-type="string">
            <text:p>Колесо натяжное</text:p>
          </table:table-cell>
          <table:table-cell table:number-columns-repeated="1017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Колесо натяжное левое</text:p>
          </table:table-cell>
          <table:table-cell office:value-type="string">
            <text:p>50-21-305СБ</text:p>
          </table:table-cell>
          <table:table-cell table:number-columns-repeated="1021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Колесо натяжное правое</text:p>
          </table:table-cell>
          <table:table-cell office:value-type="string">
            <text:p>50-21-306СБ</text:p>
          </table:table-cell>
          <table:table-cell table:number-columns-repeated="1021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Опора колеса натяжного левая</text:p>
          </table:table-cell>
          <table:table-cell office:value-type="string">
            <text:p>24-21-149 СБ</text:p>
          </table:table-cell>
          <table:table-cell table:number-columns-repeated="1021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Опора колеса натяжного правая</text:p>
          </table:table-cell>
          <table:table-cell office:value-type="string">
            <text:p>24-21-148 СБ</text:p>
          </table:table-cell>
          <table:table-cell table:number-columns-repeated="1021"/>
        </table:table-row>
        <table:table-row table:style-name="ro1">
          <table:table-cell office:value-type="string">
            <text:p>№ пп</text:p>
          </table:table-cell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Опора    </text:p>
          </table:table-cell>
          <table:table-cell office:value-type="string">
            <text:p>50-21-423сп</text:p>
          </table:table-cell>
          <table:table-cell table:number-columns-repeated="2"/>
          <table:table-cell office:value-type="string">
            <text:p>50-21-423СП</text:p>
          </table:table-cell>
          <table:table-cell office:value-type="string">
            <text:p>Опора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Опора    </text:p>
          </table:table-cell>
          <table:table-cell office:value-type="string">
            <text:p>50-21-424сп</text:p>
          </table:table-cell>
          <table:table-cell table:number-columns-repeated="2"/>
          <table:table-cell office:value-type="string">
            <text:p>50-21-424СП</text:p>
          </table:table-cell>
          <table:table-cell office:value-type="string">
            <text:p>Опора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Гусеница    </text:p>
          </table:table-cell>
          <table:table-cell office:value-type="string">
            <text:p>50-22-9сп</text:p>
          </table:table-cell>
          <table:table-cell/>
          <table:table-cell office:value-type="string">
            <text:p>ЧД-50-22-9СБ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Ремкомплект турбокомпрессора   ткр 11н-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№ пп</text:p>
          </table:table-cell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лента</text:p>
          </table:table-cell>
          <table:table-cell office:value-type="float" office:value="0">
            <text:p>0</text:p>
          </table:table-cell>
          <table:table-cell/>
          <table:table-cell office:value-type="string">
            <text:p>ЧД-50-22-9СБ или 24-22-1СБ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катки однобортные</text:p>
          </table:table-cell>
          <table:table-cell office:value-type="float" office:value="0">
            <text:p>0</text:p>
          </table:table-cell>
          <table:table-cell/>
          <table:table-cell office:value-type="string">
            <text:p>ЧД-21-169СП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катки двубортные</text:p>
          </table:table-cell>
          <table:table-cell office:value-type="float" office:value="0">
            <text:p>0</text:p>
          </table:table-cell>
          <table:table-cell/>
          <table:table-cell office:value-type="string">
            <text:p>ЧД-21-170СБ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сегменты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0-19-201</text:p>
          </table:table-cell>
          <table:table-cell office:value-type="string">
            <text:p>Сегмент</text:p>
          </table:table-cell>
          <table:table-cell table:number-columns-repeated="1017"/>
        </table:table-row>
        <table:table-row table:style-name="ro1">
          <table:table-cell office:value-type="string">
            <text:p>№ пп</text:p>
          </table:table-cell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64-12-203СП</text:p>
          </table:table-cell>
          <table:table-cell table:number-columns-repeated="2"/>
          <table:table-cell office:value-type="string">
            <text:p>64-12-203СП</text:p>
          </table:table-cell>
          <table:table-cell office:value-type="string">
            <text:p>Блок клапанов</text:p>
          </table:table-cell>
          <table:table-cell table:number-columns-repeated="1017"/>
        </table:table-row>
        <table:table-row table:style-name="ro1">
          <table:table-cell office:value-type="string">
            <text:p>№ пп</text:p>
          </table:table-cell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гусеница для обычных условий, сухой шарнир</text:p>
          </table:table-cell>
          <table:table-cell office:value-type="float" office:value="0">
            <text:p>0</text:p>
          </table:table-cell>
          <table:table-cell/>
          <table:table-cell office:value-type="string">
            <text:p>ЧД-48-22-7СБ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гусеница шарнир со смазкой 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ГМ-10-07СП</text:p>
          </table:table-cell>
          <table:table-cell office:value-type="string">
            <text:p>Гусеница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гусеница сухой шарнир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8-22-4СП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колесо натяжное бульдозер 170М1.01ЕН</text:p>
          </table:table-cell>
          <table:table-cell office:value-type="string">
            <text:p>24-21-146СП</text:p>
          </table:table-cell>
          <table:table-cell/>
          <table:table-cell table:number-columns-repeated="2" office:value-type="string">
            <text:p>50-21-306СП</text:p>
          </table:table-cell>
          <table:table-cell office:value-type="string">
            <text:p>Колесо натяжное</text:p>
          </table:table-cell>
          <table:table-cell table:number-columns-repeated="1017"/>
        </table:table-row>
        <table:table-row table:style-name="ro1">
          <table:table-cell office:value-type="string">
            <text:p>№ п/п</text:p>
          </table:table-cell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Каток поддерживающий</text:p>
          </table:table-cell>
          <table:table-cell office:value-type="string">
            <text:p>50-21-416СП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Каток опорный (однобортный)</text:p>
          </table:table-cell>
          <table:table-cell office:value-type="string">
            <text:p>24-21-169СП</text:p>
          </table:table-cell>
          <table:table-cell table:number-columns-repeated="2"/>
          <table:table-cell office:value-type="string">
            <text:p>24-21-169СП</text:p>
          </table:table-cell>
          <table:table-cell office:value-type="string">
            <text:p>Каток однобортный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Каток опорный (двубортный)</text:p>
          </table:table-cell>
          <table:table-cell office:value-type="string">
            <text:p>24-21-170СП</text:p>
          </table:table-cell>
          <table:table-cell table:number-columns-repeated="2"/>
          <table:table-cell office:value-type="string">
            <text:p>24-21-170СП</text:p>
          </table:table-cell>
          <table:table-cell office:value-type="string">
            <text:p>Каток двубортный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Цепь</text:p>
          </table:table-cell>
          <table:table-cell office:value-type="string">
            <text:p>50-22-103СП</text:p>
          </table:table-cell>
          <table:table-cell/>
          <table:table-cell office:value-type="string">
            <text:p>ЧД-50-22-103СБ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Цепь</text:p>
          </table:table-cell>
          <table:table-cell office:value-type="string">
            <text:p>50-22-127-02</text:p>
          </table:table-cell>
          <table:table-cell/>
          <table:table-cell office:value-type="string">
            <text:p>ЧД-50-22-103-02СБ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Палец замыкающий</text:p>
          </table:table-cell>
          <table:table-cell office:value-type="string">
            <text:p>24-22-7,гм-1-2-01</text:p>
          </table:table-cell>
          <table:table-cell table:number-columns-repeated="1021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Конус <text:s/>стопорный</text:p>
          </table:table-cell>
          <table:table-cell office:value-type="float" office:value="22109">
            <text:p>22109</text:p>
          </table:table-cell>
          <table:table-cell/>
          <table:table-cell table:number-columns-repeated="2" office:value-type="string">
            <text:p>22109</text:p>
          </table:table-cell>
          <table:table-cell office:value-type="string">
            <text:p>Конус стопорный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Колесо натяжное <text:s/>(левое)</text:p>
          </table:table-cell>
          <table:table-cell office:value-type="string">
            <text:p>50-21-305-05СП</text:p>
          </table:table-cell>
          <table:table-cell table:number-columns-repeated="2"/>
          <table:table-cell office:value-type="string">
            <text:p>50-21-305-05СП</text:p>
          </table:table-cell>
          <table:table-cell office:value-type="string">
            <text:p>Колесо натяжное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Колесо натяжное <text:s/>(правое)</text:p>
          </table:table-cell>
          <table:table-cell office:value-type="string">
            <text:p>50-21-306-05СП</text:p>
          </table:table-cell>
          <table:table-cell table:number-columns-repeated="2"/>
          <table:table-cell office:value-type="string">
            <text:p>50-21-306-05СП</text:p>
          </table:table-cell>
          <table:table-cell office:value-type="string">
            <text:p>Колесо натяжное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Механизм натяжения (цилиндр)</text:p>
          </table:table-cell>
          <table:table-cell office:value-type="string">
            <text:p>50-21-136 СП</text:p>
          </table:table-cell>
          <table:table-cell/>
          <table:table-cell table:number-columns-repeated="2" office:value-type="string">
            <text:p>50-21-136СП</text:p>
          </table:table-cell>
          <table:table-cell office:value-type="string">
            <text:p>Цилиндр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Генератор</text:p>
          </table:table-cell>
          <table:table-cell office:value-type="string">
            <text:p>50-1037 СП</text:p>
          </table:table-cell>
          <table:table-cell/>
          <table:table-cell table:number-columns-repeated="2" office:value-type="string">
            <text:p>5201.3771-10</text:p>
          </table:table-cell>
          <table:table-cell office:value-type="string">
            <text:p>ГЕНЕРАТОР 5201.3771-10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Стартер</text:p>
          </table:table-cell>
          <table:table-cell office:value-type="string">
            <text:p>42. 3708.000</text:p>
          </table:table-cell>
          <table:table-cell/>
          <table:table-cell table:number-columns-repeated="2" office:value-type="string">
            <text:p>42.3708.000</text:p>
          </table:table-cell>
          <table:table-cell office:value-type="string">
            <text:p>СТАРТЕР 42.3708.000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Фильтр маслянный</text:p>
          </table:table-cell>
          <table:table-cell office:value-type="string">
            <text:p>65-09-123 СП</text:p>
          </table:table-cell>
          <table:table-cell/>
          <table:table-cell office:value-type="string">
            <text:p>Р-635-1.06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Фильтр топливный ( грубой )</text:p>
          </table:table-cell>
          <table:table-cell office:value-type="string">
            <text:p>51-70-148СП</text:p>
          </table:table-cell>
          <table:table-cell/>
          <table:table-cell table:number-columns-repeated="2" office:value-type="string">
            <text:p>51-70-142СП</text:p>
          </table:table-cell>
          <table:table-cell office:value-type="string">
            <text:p>Отражатель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Фильтр топливный ( тонкой )</text:p>
          </table:table-cell>
          <table:table-cell office:value-type="string">
            <text:p>51-70-137СП</text:p>
          </table:table-cell>
          <table:table-cell/>
          <table:table-cell office:value-type="string">
            <text:p>ЭФТ-75А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Фильтр-патрон</text:p>
          </table:table-cell>
          <table:table-cell office:value-type="string">
            <text:p>А41 10.000-02</text:p>
          </table:table-cell>
          <table:table-cell table:number-columns-repeated="1021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Фильтр-патрон</text:p>
          </table:table-cell>
          <table:table-cell office:value-type="string">
            <text:p>А41 20.000-01</text:p>
          </table:table-cell>
          <table:table-cell/>
          <table:table-cell office:value-type="string">
            <text:p>в сборе с предыдущим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Элемент фильтр</text:p>
          </table:table-cell>
          <table:table-cell office:value-type="string">
            <text:p>ЭФМ-011</text:p>
          </table:table-cell>
          <table:table-cell/>
          <table:table-cell office:value-type="string">
            <text:p>Р-635-1.06</text:p>
          </table:table-cell>
          <table:table-cell table:number-columns-repeated="1019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Кассета</text:p>
          </table:table-cell>
          <table:table-cell office:value-type="string">
            <text:p>17-05-176 СП</text:p>
          </table:table-cell>
          <table:table-cell/>
          <table:table-cell table:number-columns-repeated="2" office:value-type="string">
            <text:p>17-05-176СП</text:p>
          </table:table-cell>
          <table:table-cell office:value-type="string">
            <text:p>Кассета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Топливный насос</text:p>
          </table:table-cell>
          <table:table-cell office:value-type="string">
            <text:p>51-67-24СП</text:p>
          </table:table-cell>
          <table:table-cell/>
          <table:table-cell table:number-columns-repeated="2" office:value-type="string">
            <text:p>51-67-24-01СП</text:p>
          </table:table-cell>
          <table:table-cell office:value-type="string">
            <text:p>Насос топливный</text:p>
          </table:table-cell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Секция топливного насоса</text:p>
          </table:table-cell>
          <table:table-cell office:value-type="string">
            <text:p>51-67-154 СП</text:p>
          </table:table-cell>
          <table:table-cell/>
          <table:table-cell table:number-columns-repeated="2" office:value-type="string">
            <text:p>51-67-154СП</text:p>
          </table:table-cell>
          <table:table-cell office:value-type="string">
            <text:p>Секция топливного насоса</text:p>
          </table:table-cell>
          <table:table-cell table:number-columns-repeated="1017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Форсунка</text:p>
          </table:table-cell>
          <table:table-cell office:value-type="string">
            <text:p>14-69-117-1СП</text:p>
          </table:table-cell>
          <table:table-cell table:number-columns-repeated="2"/>
          <table:table-cell office:value-type="string">
            <text:p>14-69-117-1СП</text:p>
          </table:table-cell>
          <table:table-cell office:value-type="string">
            <text:p>Форсунка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Распылитель форсунки</text:p>
          </table:table-cell>
          <table:table-cell office:value-type="string">
            <text:p>14-69-107-1СП</text:p>
          </table:table-cell>
          <table:table-cell table:number-columns-repeated="2"/>
          <table:table-cell office:value-type="string">
            <text:p>14-69-107-1СП</text:p>
          </table:table-cell>
          <table:table-cell office:value-type="string">
            <text:p>Распылитель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Насос</text:p>
          </table:table-cell>
          <table:table-cell office:value-type="string">
            <text:p>16-08-140СП</text:p>
          </table:table-cell>
          <table:table-cell table:number-columns-repeated="2"/>
          <table:table-cell office:value-type="string">
            <text:p>16-08-140СП</text:p>
          </table:table-cell>
          <table:table-cell office:value-type="string">
            <text:p>Насос</text:p>
          </table:table-cell>
          <table:table-cell table:number-columns-repeated="1017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Ремень генератора</text:p>
          </table:table-cell>
          <table:table-cell office:value-type="string">
            <text:p>(12.5*9*1090)</text:p>
          </table:table-cell>
          <table:table-cell/>
          <table:table-cell office:value-type="string">
            <text:p>11-12,5х9-1090</text:p>
          </table:table-cell>
          <table:table-cell office:value-type="string">
            <text:p>11-12,5Х9-1090</text:p>
          </table:table-cell>
          <table:table-cell office:value-type="string">
            <text:p>РЕМЕНЬ ВЕНТИЛЯТОРНЫЙ 11-12,5Х9-1090</text:p>
          </table:table-cell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Ремень вентилятора</text:p>
          </table:table-cell>
          <table:table-cell office:value-type="string">
            <text:p>(16*11*1650)</text:p>
          </table:table-cell>
          <table:table-cell/>
          <table:table-cell table:number-columns-repeated="2" office:value-type="string">
            <text:p>11-16Х11-1650</text:p>
          </table:table-cell>
          <table:table-cell office:value-type="string">
            <text:p>РЕМЕНЬ ВЕНТИЛЯТОРНЫЙ 11-16Х11-1650</text:p>
          </table:table-cell>
          <table:table-cell table:number-columns-repeated="1017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Муфта сцепления</text:p>
          </table:table-cell>
          <table:table-cell office:value-type="string">
            <text:p>50-14-600 <text:s/>СП</text:p>
          </table:table-cell>
          <table:table-cell/>
          <table:table-cell table:number-columns-repeated="2" office:value-type="string">
            <text:p>18-14-4СП</text:p>
          </table:table-cell>
          <table:table-cell office:value-type="string">
            <text:p>МУФТА СЦЕПЛЕНИЯ 18-14-4СБ(СП)</text:p>
          </table:table-cell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Муфта сцепления</text:p>
          </table:table-cell>
          <table:table-cell office:value-type="string">
            <text:p>48-14-600 <text:s/>СП</text:p>
          </table:table-cell>
          <table:table-cell/>
          <table:table-cell table:number-columns-repeated="2" office:value-type="string">
            <text:p>20-14-2СП</text:p>
          </table:table-cell>
          <table:table-cell office:value-type="string">
            <text:p>МУФТА СЦЕПЛЕНИЯ(БОЛОТНАЯ) 20-14-2СБ(СП)</text:p>
          </table:table-cell>
          <table:table-cell table:number-columns-repeated="1017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Диск ведомый</text:p>
          </table:table-cell>
          <table:table-cell office:value-type="string">
            <text:p>18-14-135 СП</text:p>
          </table:table-cell>
          <table:table-cell/>
          <table:table-cell table:number-columns-repeated="2" office:value-type="string">
            <text:p>18-14-135СП</text:p>
          </table:table-cell>
          <table:table-cell office:value-type="string">
            <text:p>Диск ведомый</text:p>
          </table:table-cell>
          <table:table-cell table:number-columns-repeated="1017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Диск ведущий</text:p>
          </table:table-cell>
          <table:table-cell office:value-type="string">
            <text:p>18-14-44</text:p>
          </table:table-cell>
          <table:table-cell table:number-columns-repeated="2"/>
          <table:table-cell office:value-type="string">
            <text:p>18-14-44</text:p>
          </table:table-cell>
          <table:table-cell office:value-type="string">
            <text:p>Диск ведущий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Вал</text:p>
          </table:table-cell>
          <table:table-cell office:value-type="string">
            <text:p>20-14-24</text:p>
          </table:table-cell>
          <table:table-cell table:number-columns-repeated="2"/>
          <table:table-cell office:value-type="string">
            <text:p>20-14-24</text:p>
          </table:table-cell>
          <table:table-cell office:value-type="string">
            <text:p>Вал карданный</text:p>
          </table:table-cell>
          <table:table-cell table:number-columns-repeated="1017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Сервомеханизм</text:p>
          </table:table-cell>
          <table:table-cell office:value-type="string">
            <text:p>50-15-118 СП</text:p>
          </table:table-cell>
          <table:table-cell/>
          <table:table-cell table:number-columns-repeated="2" office:value-type="string">
            <text:p>50-15-118СП</text:p>
          </table:table-cell>
          <table:table-cell office:value-type="string">
            <text:p>Сервомеханизм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Сервомеханизм управления поворотом</text:p>
          </table:table-cell>
          <table:table-cell office:value-type="string">
            <text:p>64-17-2СП</text:p>
          </table:table-cell>
          <table:table-cell table:number-columns-repeated="2"/>
          <table:table-cell office:value-type="string">
            <text:p>64-17-2СП</text:p>
          </table:table-cell>
          <table:table-cell office:value-type="string">
            <text:p>Сервомеханизм</text:p>
          </table:table-cell>
          <table:table-cell table:number-columns-repeated="1017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Лента</text:p>
          </table:table-cell>
          <table:table-cell office:value-type="string">
            <text:p>18360-01СП</text:p>
          </table:table-cell>
          <table:table-cell table:number-columns-repeated="2"/>
          <table:table-cell office:value-type="string">
            <text:p>18360-01СП</text:p>
          </table:table-cell>
          <table:table-cell office:value-type="string">
            <text:p>Лента тормоза</text:p>
          </table:table-cell>
          <table:table-cell table:number-columns-repeated="1017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Полуось</text:p>
          </table:table-cell>
          <table:table-cell office:value-type="string">
            <text:p>20-19-20</text:p>
          </table:table-cell>
          <table:table-cell table:number-columns-repeated="2"/>
          <table:table-cell office:value-type="string">
            <text:p>20-19-20</text:p>
          </table:table-cell>
          <table:table-cell office:value-type="string">
            <text:p>Полуось</text:p>
          </table:table-cell>
          <table:table-cell table:number-columns-repeated="1017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Полуось</text:p>
          </table:table-cell>
          <table:table-cell office:value-type="string">
            <text:p>20-19-4-01СП</text:p>
          </table:table-cell>
          <table:table-cell/>
          <table:table-cell table:number-columns-repeated="2" office:value-type="string">
            <text:p>20-19-20</text:p>
          </table:table-cell>
          <table:table-cell office:value-type="string">
            <text:p>Полуось</text:p>
          </table:table-cell>
          <table:table-cell table:number-columns-repeated="1017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Болт</text:p>
          </table:table-cell>
          <table:table-cell office:value-type="string">
            <text:p>700-28-2546-01</text:p>
          </table:table-cell>
          <table:table-cell/>
          <table:table-cell table:number-columns-repeated="2" office:value-type="string">
            <text:p>700-28-2546</text:p>
          </table:table-cell>
          <table:table-cell office:value-type="string">
            <text:p>Болт</text:p>
          </table:table-cell>
          <table:table-cell table:number-columns-repeated="1017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Болт</text:p>
          </table:table-cell>
          <table:table-cell office:value-type="string">
            <text:p>700-28-2173</text:p>
          </table:table-cell>
          <table:table-cell/>
          <table:table-cell table:number-columns-repeated="2" office:value-type="string">
            <text:p>700-28-2173 М12Х1,25Х35.019</text:p>
          </table:table-cell>
          <table:table-cell office:value-type="string">
            <text:p>БОЛТ 700-28-2173 М12Х1,25Х35.019</text:p>
          </table:table-cell>
          <table:table-cell table:number-columns-repeated="1017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Пластина стопорная</text:p>
          </table:table-cell>
          <table:table-cell office:value-type="string">
            <text:p>700-31-2440</text:p>
          </table:table-cell>
          <table:table-cell table:number-columns-repeated="2"/>
          <table:table-cell office:value-type="string">
            <text:p>700-31-2440</text:p>
          </table:table-cell>
          <table:table-cell office:value-type="string">
            <text:p>ПЛАСТИНА 700-31-2440</text:p>
          </table:table-cell>
          <table:table-cell table:number-columns-repeated="1017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Стакан</text:p>
          </table:table-cell>
          <table:table-cell office:value-type="string">
            <text:p>50-14-63</text:p>
          </table:table-cell>
          <table:table-cell table:number-columns-repeated="2"/>
          <table:table-cell office:value-type="string">
            <text:p>50-14-63</text:p>
          </table:table-cell>
          <table:table-cell office:value-type="string">
            <text:p>Стакан</text:p>
          </table:table-cell>
          <table:table-cell table:number-columns-repeated="1017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Турбокомпрессор</text:p>
          </table:table-cell>
          <table:table-cell office:value-type="string">
            <text:p>51-54-1-01</text:p>
          </table:table-cell>
          <table:table-cell/>
          <table:table-cell table:number-columns-repeated="2" office:value-type="string">
            <text:p>51-54-1СП</text:p>
          </table:table-cell>
          <table:table-cell office:value-type="string">
            <text:p>Турбокомпрессор ТКР8,5С</text:p>
          </table:table-cell>
          <table:table-cell table:number-columns-repeated="1017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Рукав</text:p>
          </table:table-cell>
          <table:table-cell office:value-type="string">
            <text:p>700-40-5967</text:p>
          </table:table-cell>
          <table:table-cell table:number-columns-repeated="2"/>
          <table:table-cell office:value-type="string">
            <text:p>700-40-5967</text:p>
          </table:table-cell>
          <table:table-cell office:value-type="string">
            <text:p>ШЛАНГ 700-40-5967</text:p>
          </table:table-cell>
          <table:table-cell table:number-columns-repeated="1017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Рукав <text:s text:c="2"/>16</text:p>
          </table:table-cell>
          <table:table-cell office:value-type="string">
            <text:p>50-26-485-08 <text:s/>С</text:p>
          </table:table-cell>
          <table:table-cell/>
          <table:table-cell table:number-columns-repeated="2" office:value-type="string">
            <text:p>50-26-485-08СП</text:p>
          </table:table-cell>
          <table:table-cell office:value-type="string">
            <text:p>РВД Ф16 L-1410 50-26-485-08СП</text:p>
          </table:table-cell>
          <table:table-cell table:number-columns-repeated="1017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Рукав с <text:s/>защитой</text:p>
          </table:table-cell>
          <table:table-cell office:value-type="string">
            <text:p>64-26-27СП</text:p>
          </table:table-cell>
          <table:table-cell/>
          <table:table-cell office:value-type="string">
            <text:p>длина, диаметр?</text:p>
          </table:table-cell>
          <table:table-cell table:number-columns-repeated="1019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Рукав 16</text:p>
          </table:table-cell>
          <table:table-cell office:value-type="string">
            <text:p>50-26-485-04С</text:p>
          </table:table-cell>
          <table:table-cell/>
          <table:table-cell table:number-columns-repeated="2" office:value-type="string">
            <text:p>50-26-485-04СП</text:p>
          </table:table-cell>
          <table:table-cell office:value-type="string">
            <text:p>РВД Ф16 L-910 50-26-485-04СП</text:p>
          </table:table-cell>
          <table:table-cell table:number-columns-repeated="1017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Рукав <text:s/>20</text:p>
          </table:table-cell>
          <table:table-cell office:value-type="string">
            <text:p>50-26-486-20 СП</text:p>
          </table:table-cell>
          <table:table-cell/>
          <table:table-cell table:number-columns-repeated="2" office:value-type="string">
            <text:p>50-26-486-20СП</text:p>
          </table:table-cell>
          <table:table-cell office:value-type="string">
            <text:p>РВД Ф20 L-2300 50-26-486-20СП</text:p>
          </table:table-cell>
          <table:table-cell table:number-columns-repeated="1017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Рукав</text:p>
          </table:table-cell>
          <table:table-cell office:value-type="string">
            <text:p>64-26-27-06 СП</text:p>
          </table:table-cell>
          <table:table-cell/>
          <table:table-cell table:number-columns-repeated="2" office:value-type="string">
            <text:p>64-26-27-06СП</text:p>
          </table:table-cell>
          <table:table-cell office:value-type="string">
            <text:p>РВД Ф16-28-1110 М27Х1,5-У ПРУЖИНА 64-26-27-06СП</text:p>
          </table:table-cell>
          <table:table-cell table:number-columns-repeated="1017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Рукав 16</text:p>
          </table:table-cell>
          <table:table-cell office:value-type="string">
            <text:p>50-26-485-10 СП</text:p>
          </table:table-cell>
          <table:table-cell/>
          <table:table-cell table:number-columns-repeated="2" office:value-type="string">
            <text:p>50-26-485-10СП</text:p>
          </table:table-cell>
          <table:table-cell office:value-type="string">
            <text:p>РВД Ф16 L-1710 50-26-485-10СП</text:p>
          </table:table-cell>
          <table:table-cell table:number-columns-repeated="1017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Насос</text:p>
          </table:table-cell>
          <table:table-cell office:value-type="string">
            <text:p>НШ <text:s text:c="2"/>10У-3Л</text:p>
          </table:table-cell>
          <table:table-cell/>
          <table:table-cell office:value-type="string">
            <text:p>НШ 10У-3Л </text:p>
          </table:table-cell>
          <table:table-cell table:number-columns-repeated="1019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Прокладка</text:p>
          </table:table-cell>
          <table:table-cell office:value-type="string">
            <text:p>51-02-32-В</text:p>
          </table:table-cell>
          <table:table-cell table:number-columns-repeated="1021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Прокладка</text:p>
          </table:table-cell>
          <table:table-cell office:value-type="string">
            <text:p>700-40-2108</text:p>
          </table:table-cell>
          <table:table-cell table:number-columns-repeated="2"/>
          <table:table-cell office:value-type="string">
            <text:p>700-40-2108</text:p>
          </table:table-cell>
          <table:table-cell office:value-type="string">
            <text:p>ПРОКЛАДКА 700-40-2108</text:p>
          </table:table-cell>
          <table:table-cell table:number-columns-repeated="1017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Магнето</text:p>
          </table:table-cell>
          <table:table-cell office:value-type="string">
            <text:p>М-149А1-3728 000</text:p>
          </table:table-cell>
          <table:table-cell/>
          <table:table-cell table:number-columns-repeated="2" office:value-type="string">
            <text:p>М-149А1-3728000</text:p>
          </table:table-cell>
          <table:table-cell office:value-type="string">
            <text:p>МАГНЕТО М-149А1-3728000</text:p>
          </table:table-cell>
          <table:table-cell table:number-columns-repeated="1017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Свеча зажигания</text:p>
          </table:table-cell>
          <table:table-cell office:value-type="string">
            <text:p>А 11-3</text:p>
          </table:table-cell>
          <table:table-cell/>
          <table:table-cell table:number-columns-repeated="2" office:value-type="string">
            <text:p>А-11-1 БЕЗ ГАЙКИ</text:p>
          </table:table-cell>
          <table:table-cell office:value-type="string">
            <text:p>СВЕЧА ЗАЖИГАНИЯ А-11-1 БЕЗ ГАЙКИ</text:p>
          </table:table-cell>
          <table:table-cell table:number-columns-repeated="1017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АКБ</text:p>
          </table:table-cell>
          <table:table-cell office:value-type="string">
            <text:p>6СТ – 75 А/Ч.</text:p>
          </table:table-cell>
          <table:table-cell table:number-columns-repeated="1021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Лампа</text:p>
          </table:table-cell>
          <table:table-cell office:value-type="string">
            <text:p>А <text:s/>24-2</text:p>
          </table:table-cell>
          <table:table-cell table:number-columns-repeated="1021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Лампа</text:p>
          </table:table-cell>
          <table:table-cell office:value-type="string">
            <text:p>А 24-21 -3</text:p>
          </table:table-cell>
          <table:table-cell table:number-columns-repeated="1021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Рем.комплект <text:s/>блока <text:s/>перед.</text:p>
          </table:table-cell>
          <table:table-cell office:value-type="string">
            <text:p>64-12-200 СП</text:p>
          </table:table-cell>
          <table:table-cell/>
          <table:table-cell table:number-columns-repeated="2" office:value-type="string">
            <text:p>64-12-200СП</text:p>
          </table:table-cell>
          <table:table-cell office:value-type="string">
            <text:p>Блок передач</text:p>
          </table:table-cell>
          <table:table-cell table:number-columns-repeated="1017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Рем.комплект <text:s/>блока <text:s text:c="2"/>клап.</text:p>
          </table:table-cell>
          <table:table-cell office:value-type="string">
            <text:p>64-12-200</text:p>
          </table:table-cell>
          <table:table-cell/>
          <table:table-cell table:number-columns-repeated="2" office:value-type="string">
            <text:p>64-12-203СП</text:p>
          </table:table-cell>
          <table:table-cell office:value-type="string">
            <text:p>Блок клапанов</text:p>
          </table:table-cell>
          <table:table-cell table:number-columns-repeated="1017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Ступица</text:p>
          </table:table-cell>
          <table:table-cell office:value-type="string">
            <text:p>50-19-145 СП</text:p>
          </table:table-cell>
          <table:table-cell/>
          <table:table-cell table:number-columns-repeated="2" office:value-type="string">
            <text:p>50-19-145СП</text:p>
          </table:table-cell>
          <table:table-cell office:value-type="string">
            <text:p>Ступица</text:p>
          </table:table-cell>
          <table:table-cell table:number-columns-repeated="1017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Ступица</text:p>
          </table:table-cell>
          <table:table-cell office:value-type="string">
            <text:p>48-19-146СП</text:p>
          </table:table-cell>
          <table:table-cell table:number-columns-repeated="2"/>
          <table:table-cell office:value-type="string">
            <text:p>48-19-146СП</text:p>
          </table:table-cell>
          <table:table-cell office:value-type="string">
            <text:p>Ступица</text:p>
          </table:table-cell>
          <table:table-cell table:number-columns-repeated="1017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Шестерня</text:p>
          </table:table-cell>
          <table:table-cell office:value-type="string">
            <text:p>60-19-1</text:p>
          </table:table-cell>
          <table:table-cell table:number-columns-repeated="2"/>
          <table:table-cell office:value-type="string">
            <text:p>60-19-1</text:p>
          </table:table-cell>
          <table:table-cell office:value-type="string">
            <text:p>Шестерня</text:p>
          </table:table-cell>
          <table:table-cell table:number-columns-repeated="1017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Венец</text:p>
          </table:table-cell>
          <table:table-cell office:value-type="string">
            <text:p>60-19-2</text:p>
          </table:table-cell>
          <table:table-cell table:number-columns-repeated="2"/>
          <table:table-cell office:value-type="string">
            <text:p>60-19-2</text:p>
          </table:table-cell>
          <table:table-cell office:value-type="string">
            <text:p>Венец</text:p>
          </table:table-cell>
          <table:table-cell table:number-columns-repeated="1017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Подшипник</text:p>
          </table:table-cell>
          <table:table-cell office:value-type="string">
            <text:p>70-2228КМ</text:p>
          </table:table-cell>
          <table:table-cell table:number-columns-repeated="2"/>
          <table:table-cell office:value-type="string">
            <text:p>70-2228КМ</text:p>
          </table:table-cell>
          <table:table-cell office:value-type="string">
            <text:p>ПОДШИПНИК 70-2228КМ</text:p>
          </table:table-cell>
          <table:table-cell table:number-columns-repeated="1017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Подшипник</text:p>
          </table:table-cell>
          <table:table-cell office:value-type="string">
            <text:p>2224КМ</text:p>
          </table:table-cell>
          <table:table-cell table:number-columns-repeated="2"/>
          <table:table-cell office:value-type="string">
            <text:p>2224КМ</text:p>
          </table:table-cell>
          <table:table-cell office:value-type="string">
            <text:p>ПОДШИПНИК 2224КМ</text:p>
          </table:table-cell>
          <table:table-cell table:number-columns-repeated="1017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Шестерня</text:p>
          </table:table-cell>
          <table:table-cell office:value-type="string">
            <text:p>59-19-148</text:p>
          </table:table-cell>
          <table:table-cell/>
          <table:table-cell table:number-columns-repeated="2" office:value-type="string">
            <text:p>50-19-148</text:p>
          </table:table-cell>
          <table:table-cell office:value-type="string">
            <text:p>Шестерня</text:p>
          </table:table-cell>
          <table:table-cell table:number-columns-repeated="1017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Шестерня</text:p>
          </table:table-cell>
          <table:table-cell office:value-type="string">
            <text:p>59-19-149</text:p>
          </table:table-cell>
          <table:table-cell/>
          <table:table-cell table:number-columns-repeated="2" office:value-type="string">
            <text:p>50-19-149</text:p>
          </table:table-cell>
          <table:table-cell office:value-type="string">
            <text:p>Шестерня</text:p>
          </table:table-cell>
          <table:table-cell table:number-columns-repeated="1017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Подшипник</text:p>
          </table:table-cell>
          <table:table-cell office:value-type="string">
            <text:p>70-32417</text:p>
          </table:table-cell>
          <table:table-cell table:number-columns-repeated="1021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Подшипник</text:p>
          </table:table-cell>
          <table:table-cell office:value-type="string">
            <text:p>70-32612К</text:p>
          </table:table-cell>
          <table:table-cell table:number-columns-repeated="1021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Подшипник</text:p>
          </table:table-cell>
          <table:table-cell office:value-type="float" office:value="213">
            <text:p>213</text:p>
          </table:table-cell>
          <table:table-cell table:number-columns-repeated="1021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Фланец</text:p>
          </table:table-cell>
          <table:table-cell office:value-type="string">
            <text:p>50-19-158</text:p>
          </table:table-cell>
          <table:table-cell table:number-columns-repeated="2"/>
          <table:table-cell office:value-type="string">
            <text:p>50-19-158</text:p>
          </table:table-cell>
          <table:table-cell office:value-type="string">
            <text:p>Фланец</text:p>
          </table:table-cell>
          <table:table-cell table:number-columns-repeated="1017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Сегмент .</text:p>
          </table:table-cell>
          <table:table-cell office:value-type="string">
            <text:p>50-19-201</text:p>
          </table:table-cell>
          <table:table-cell table:number-columns-repeated="2"/>
          <table:table-cell office:value-type="string">
            <text:p>50-19-201</text:p>
          </table:table-cell>
          <table:table-cell office:value-type="string">
            <text:p>Сегмент</text:p>
          </table:table-cell>
          <table:table-cell table:number-columns-repeated="1017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Болт</text:p>
          </table:table-cell>
          <table:table-cell office:value-type="string">
            <text:p>М20*1.5*62</text:p>
          </table:table-cell>
          <table:table-cell table:number-columns-repeated="1021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Гайка</text:p>
          </table:table-cell>
          <table:table-cell office:value-type="string">
            <text:p>30326-1</text:p>
          </table:table-cell>
          <table:table-cell table:number-columns-repeated="1021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Болт</text:p>
          </table:table-cell>
          <table:table-cell office:value-type="string">
            <text:p>700-28-2379</text:p>
          </table:table-cell>
          <table:table-cell table:number-columns-repeated="2"/>
          <table:table-cell office:value-type="string">
            <text:p>700-28-2379</text:p>
          </table:table-cell>
          <table:table-cell office:value-type="string">
            <text:p>Болт</text:p>
          </table:table-cell>
          <table:table-cell table:number-columns-repeated="1017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Болт</text:p>
          </table:table-cell>
          <table:table-cell office:value-type="string">
            <text:p>700-28-2320-01</text:p>
          </table:table-cell>
          <table:table-cell table:number-columns-repeated="2"/>
          <table:table-cell office:value-type="string">
            <text:p>700-28-2320-01</text:p>
          </table:table-cell>
          <table:table-cell office:value-type="string">
            <text:p>Болт</text:p>
          </table:table-cell>
          <table:table-cell table:number-columns-repeated="1017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Болт</text:p>
          </table:table-cell>
          <table:table-cell office:value-type="string">
            <text:p>М10*30.58.019</text:p>
          </table:table-cell>
          <table:table-cell table:number-columns-repeated="2"/>
          <table:table-cell office:value-type="string">
            <text:p>М10-6GХ130.58.019</text:p>
          </table:table-cell>
          <table:table-cell office:value-type="string">
            <text:p>БОЛТ М10-6GХ130.58.019</text:p>
          </table:table-cell>
          <table:table-cell table:number-columns-repeated="1017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Гайка</text:p>
          </table:table-cell>
          <table:table-cell office:value-type="string">
            <text:p>30326-1</text:p>
          </table:table-cell>
          <table:table-cell table:number-columns-repeated="1021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Шайба</text:p>
          </table:table-cell>
          <table:table-cell office:value-type="string">
            <text:p>27Т65Г 09</text:p>
          </table:table-cell>
          <table:table-cell/>
          <table:table-cell table:number-columns-repeated="2" office:value-type="string">
            <text:p>27Т65Г09</text:p>
          </table:table-cell>
          <table:table-cell office:value-type="string">
            <text:p>ШАЙБА ПРУЖИННАЯ 27Т65Г09</text:p>
          </table:table-cell>
          <table:table-cell table:number-columns-repeated="1017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Шайба</text:p>
          </table:table-cell>
          <table:table-cell office:value-type="string">
            <text:p>20 ОТ 65Г 09</text:p>
          </table:table-cell>
          <table:table-cell/>
          <table:table-cell table:number-columns-repeated="2" office:value-type="string">
            <text:p>20ОТ65Г09</text:p>
          </table:table-cell>
          <table:table-cell office:value-type="string">
            <text:p>ШАЙБА ПРУЖИННАЯ 20ОТ65Г09</text:p>
          </table:table-cell>
          <table:table-cell table:number-columns-repeated="1017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Шайба</text:p>
          </table:table-cell>
          <table:table-cell office:value-type="string">
            <text:p>12 ОТ 65Г 09</text:p>
          </table:table-cell>
          <table:table-cell/>
          <table:table-cell table:number-columns-repeated="2" office:value-type="string">
            <text:p>12ОТ65Г09</text:p>
          </table:table-cell>
          <table:table-cell office:value-type="string">
            <text:p>ШАЙБА ПРУЖИННАЯ 12ОТ65Г09</text:p>
          </table:table-cell>
          <table:table-cell table:number-columns-repeated="1017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Болт</text:p>
          </table:table-cell>
          <table:table-cell office:value-type="string">
            <text:p>700-28-2625</text:p>
          </table:table-cell>
          <table:table-cell/>
          <table:table-cell table:number-columns-repeated="2" office:value-type="string">
            <text:p>М20Х1,5-6GХ85.109.019</text:p>
          </table:table-cell>
          <table:table-cell office:value-type="string">
            <text:p>БОЛТ М20Х1,5-6GХ85.109.019</text:p>
          </table:table-cell>
          <table:table-cell table:number-columns-repeated="1017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Гайка</text:p>
          </table:table-cell>
          <table:table-cell office:value-type="string">
            <text:p>700-30-2017</text:p>
          </table:table-cell>
          <table:table-cell table:number-columns-repeated="1021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Болт</text:p>
          </table:table-cell>
          <table:table-cell office:value-type="string">
            <text:p>700-28-2625</text:p>
          </table:table-cell>
          <table:table-cell/>
          <table:table-cell table:number-columns-repeated="2" office:value-type="string">
            <text:p>М20Х1,5-6GХ85.109.019</text:p>
          </table:table-cell>
          <table:table-cell office:value-type="string">
            <text:p>БОЛТ М20Х1,5-6GХ85.109.019</text:p>
          </table:table-cell>
          <table:table-cell table:number-columns-repeated="1017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Фрикцион бортовой(левый)</text:p>
          </table:table-cell>
          <table:table-cell office:value-type="string">
            <text:p>24-16-102-01 СП</text:p>
          </table:table-cell>
          <table:table-cell/>
          <table:table-cell table:number-columns-repeated="2" office:value-type="string">
            <text:p>24-16-102СП</text:p>
          </table:table-cell>
          <table:table-cell office:value-type="string">
            <text:p>Фрикцион бортовой левый</text:p>
          </table:table-cell>
          <table:table-cell table:number-columns-repeated="1017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Подшипник концевой</text:p>
          </table:table-cell>
          <table:table-cell office:value-type="string">
            <text:p>21-19-194 СП</text:p>
          </table:table-cell>
          <table:table-cell/>
          <table:table-cell table:number-columns-repeated="2" office:value-type="string">
            <text:p>21-19-103СП</text:p>
          </table:table-cell>
          <table:table-cell office:value-type="string">
            <text:p>Подшипник концевой</text:p>
          </table:table-cell>
          <table:table-cell table:number-columns-repeated="1017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Подшипник концевой</text:p>
          </table:table-cell>
          <table:table-cell office:value-type="string">
            <text:p>21-19-194 СП</text:p>
          </table:table-cell>
          <table:table-cell/>
          <table:table-cell table:number-columns-repeated="2" office:value-type="string">
            <text:p>21-19-104СП</text:p>
          </table:table-cell>
          <table:table-cell office:value-type="string">
            <text:p>Подшипник концевой</text:p>
          </table:table-cell>
          <table:table-cell table:number-columns-repeated="1017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Комплект <text:s/>уплотнений</text:p>
          </table:table-cell>
          <table:table-cell office:value-type="string">
            <text:p>20-19-124</text:p>
          </table:table-cell>
          <table:table-cell/>
          <table:table-cell table:number-columns-repeated="2" office:value-type="string">
            <text:p>20-19-124СП</text:p>
          </table:table-cell>
          <table:table-cell office:value-type="string">
            <text:p>Уплотнение</text:p>
          </table:table-cell>
          <table:table-cell table:number-columns-repeated="1017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Головка блока цилиндров</text:p>
          </table:table-cell>
          <table:table-cell office:value-type="string">
            <text:p>51-02-3СП</text:p>
          </table:table-cell>
          <table:table-cell table:number-columns-repeated="2"/>
          <table:table-cell office:value-type="string">
            <text:p>51-02-3СП</text:p>
          </table:table-cell>
          <table:table-cell office:value-type="string">
            <text:p>Головка цилиндров</text:p>
          </table:table-cell>
          <table:table-cell table:number-columns-repeated="1017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Прокладка</text:p>
          </table:table-cell>
          <table:table-cell office:value-type="string">
            <text:p>51-02-С13</text:p>
          </table:table-cell>
          <table:table-cell/>
          <table:table-cell office:value-type="string">
            <text:p>51-02-107СП (медная)</text:p>
          </table:table-cell>
          <table:table-cell table:number-columns-repeated="1019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Манжета</text:p>
          </table:table-cell>
          <table:table-cell office:value-type="string">
            <text:p>Кат-40-5378</text:p>
          </table:table-cell>
          <table:table-cell/>
          <table:table-cell office:value-type="string">
            <text:p>КАТ-40-5378 манжета на каток со втулкой</text:p>
          </table:table-cell>
          <table:table-cell table:number-columns-repeated="1019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Пружина</text:p>
          </table:table-cell>
          <table:table-cell office:value-type="string">
            <text:p>700-38-2752</text:p>
          </table:table-cell>
          <table:table-cell table:number-columns-repeated="2"/>
          <table:table-cell office:value-type="string">
            <text:p>700-38-2752</text:p>
          </table:table-cell>
          <table:table-cell office:value-type="string">
            <text:p>Пружина</text:p>
          </table:table-cell>
          <table:table-cell table:number-columns-repeated="1017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Кольцо пружинное</text:p>
          </table:table-cell>
          <table:table-cell office:value-type="string">
            <text:p>700-58-2158-01</text:p>
          </table:table-cell>
          <table:table-cell table:number-columns-repeated="2"/>
          <table:table-cell office:value-type="string">
            <text:p>700-58-2158-01</text:p>
          </table:table-cell>
          <table:table-cell office:value-type="string">
            <text:p>Кольцо пружинное</text:p>
          </table:table-cell>
          <table:table-cell table:number-columns-repeated="1017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Обойма</text:p>
          </table:table-cell>
          <table:table-cell office:value-type="float" office:value="211220">
            <text:p>211220</text:p>
          </table:table-cell>
          <table:table-cell/>
          <table:table-cell table:number-columns-repeated="2" office:value-type="string">
            <text:p>211220</text:p>
          </table:table-cell>
          <table:table-cell office:value-type="string">
            <text:p>Обойма</text:p>
          </table:table-cell>
          <table:table-cell table:number-columns-repeated="1017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Кольцо</text:p>
          </table:table-cell>
          <table:table-cell office:value-type="string">
            <text:p>24-21-155</text:p>
          </table:table-cell>
          <table:table-cell table:number-columns-repeated="2"/>
          <table:table-cell office:value-type="string">
            <text:p>24-21-155</text:p>
          </table:table-cell>
          <table:table-cell office:value-type="string">
            <text:p>КОЛЬЦО 24-21-155</text:p>
          </table:table-cell>
          <table:table-cell table:number-columns-repeated="1017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Кольцо .</text:p>
          </table:table-cell>
          <table:table-cell office:value-type="string">
            <text:p>24-21-156</text:p>
          </table:table-cell>
          <table:table-cell table:number-columns-repeated="2"/>
          <table:table-cell office:value-type="string">
            <text:p>24-21-156</text:p>
          </table:table-cell>
          <table:table-cell office:value-type="string">
            <text:p>КОЛЬЦО 24-21-156</text:p>
          </table:table-cell>
          <table:table-cell table:number-columns-repeated="1017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Болт</text:p>
          </table:table-cell>
          <table:table-cell office:value-type="float" office:value="2816">
            <text:p>2816</text:p>
          </table:table-cell>
          <table:table-cell/>
          <table:table-cell table:number-columns-repeated="2" office:value-type="string">
            <text:p>М12-6GХ30.88.019</text:p>
          </table:table-cell>
          <table:table-cell office:value-type="string">
            <text:p>БОЛТ М12-6GХ30.88.019</text:p>
          </table:table-cell>
          <table:table-cell table:number-columns-repeated="1017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Шайба</text:p>
          </table:table-cell>
          <table:table-cell office:value-type="string">
            <text:p>12 ОТ65 Г 09</text:p>
          </table:table-cell>
          <table:table-cell/>
          <table:table-cell table:number-columns-repeated="2" office:value-type="string">
            <text:p>12ОТ65Г09</text:p>
          </table:table-cell>
          <table:table-cell office:value-type="string">
            <text:p>ШАЙБА ПРУЖИННАЯ 12ОТ65Г09</text:p>
          </table:table-cell>
          <table:table-cell table:number-columns-repeated="1017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Кольцо</text:p>
          </table:table-cell>
          <table:table-cell office:value-type="string">
            <text:p>Кат-21-60-03</text:p>
          </table:table-cell>
          <table:table-cell/>
          <table:table-cell office:value-type="string">
            <text:p>КАТ-21-60-05 кольцо на каток со втулкой</text:p>
          </table:table-cell>
          <table:table-cell table:number-columns-repeated="1019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Прокладка</text:p>
          </table:table-cell>
          <table:table-cell office:value-type="float" office:value="21443">
            <text:p>21443</text:p>
          </table:table-cell>
          <table:table-cell/>
          <table:table-cell table:number-columns-repeated="2" office:value-type="string">
            <text:p>21443</text:p>
          </table:table-cell>
          <table:table-cell office:value-type="string">
            <text:p>ПРОКЛАДКА 21443</text:p>
          </table:table-cell>
          <table:table-cell table:number-columns-repeated="1017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Прокладка</text:p>
          </table:table-cell>
          <table:table-cell office:value-type="string">
            <text:p>21-21-8</text:p>
          </table:table-cell>
          <table:table-cell table:number-columns-repeated="2"/>
          <table:table-cell office:value-type="string">
            <text:p>21-21-8</text:p>
          </table:table-cell>
          <table:table-cell office:value-type="string">
            <text:p>ПРОКЛАДКА 21-21-8</text:p>
          </table:table-cell>
          <table:table-cell table:number-columns-repeated="1017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Шайба</text:p>
          </table:table-cell>
          <table:table-cell office:value-type="float" office:value="211238">
            <text:p>211238</text:p>
          </table:table-cell>
          <table:table-cell/>
          <table:table-cell table:number-columns-repeated="2" office:value-type="string">
            <text:p>211238</text:p>
          </table:table-cell>
          <table:table-cell office:value-type="string">
            <text:p>Шайба</text:p>
          </table:table-cell>
          <table:table-cell table:number-columns-repeated="1017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Подшипник</text:p>
          </table:table-cell>
          <table:table-cell office:value-type="string">
            <text:p>954712К8</text:p>
          </table:table-cell>
          <table:table-cell table:number-columns-repeated="2"/>
          <table:table-cell office:value-type="string">
            <text:p>954712К8</text:p>
          </table:table-cell>
          <table:table-cell office:value-type="string">
            <text:p>ПОДШИПНИК 954712К8</text:p>
          </table:table-cell>
          <table:table-cell table:number-columns-repeated="1017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Прокладка</text:p>
          </table:table-cell>
          <table:table-cell office:value-type="string">
            <text:p>Кат-40-5377</text:p>
          </table:table-cell>
          <table:table-cell table:number-columns-repeated="1021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Втулка</text:p>
          </table:table-cell>
          <table:table-cell office:value-type="string">
            <text:p>50-21-395</text:p>
          </table:table-cell>
          <table:table-cell/>
          <table:table-cell table:number-columns-repeated="2" office:value-type="string">
            <text:p>50-21-434</text:p>
          </table:table-cell>
          <table:table-cell office:value-type="string">
            <text:p>Втулка</text:p>
          </table:table-cell>
          <table:table-cell table:number-columns-repeated="1017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Кольцо</text:p>
          </table:table-cell>
          <table:table-cell office:value-type="float" office:value="21442">
            <text:p>21442</text:p>
          </table:table-cell>
          <table:table-cell/>
          <table:table-cell table:number-columns-repeated="2" office:value-type="string">
            <text:p>700-58-2610</text:p>
          </table:table-cell>
          <table:table-cell office:value-type="string">
            <text:p>Кольцо</text:p>
          </table:table-cell>
          <table:table-cell table:number-columns-repeated="1017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Ось</text:p>
          </table:table-cell>
          <table:table-cell office:value-type="float" office:value="211236">
            <text:p>211236</text:p>
          </table:table-cell>
          <table:table-cell/>
          <table:table-cell table:number-columns-repeated="2" office:value-type="string">
            <text:p>211236</text:p>
          </table:table-cell>
          <table:table-cell office:value-type="string">
            <text:p>Ось</text:p>
          </table:table-cell>
          <table:table-cell table:number-columns-repeated="1017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Гидроцилиндр</text:p>
          </table:table-cell>
          <table:table-cell office:value-type="string">
            <text:p>131-26-108-02 СП</text:p>
          </table:table-cell>
          <table:table-cell/>
          <table:table-cell table:number-columns-repeated="2" office:value-type="string">
            <text:p>131-26-108-02СП</text:p>
          </table:table-cell>
          <table:table-cell office:value-type="string">
            <text:p>Гидроцилиндр</text:p>
          </table:table-cell>
          <table:table-cell table:number-columns-repeated="1017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Кольцо пружинное</text:p>
          </table:table-cell>
          <table:table-cell office:value-type="string">
            <text:p>700-58-2571</text:p>
          </table:table-cell>
          <table:table-cell table:number-columns-repeated="1021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Втулка</text:p>
          </table:table-cell>
          <table:table-cell office:value-type="string">
            <text:p>50-26-876</text:p>
          </table:table-cell>
          <table:table-cell table:number-columns-repeated="1021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Поршень</text:p>
          </table:table-cell>
          <table:table-cell office:value-type="string">
            <text:p>50-26-87</text:p>
          </table:table-cell>
          <table:table-cell table:number-columns-repeated="1021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Пружина</text:p>
          </table:table-cell>
          <table:table-cell office:value-type="string">
            <text:p>700-38-2879</text:p>
          </table:table-cell>
          <table:table-cell table:number-columns-repeated="1021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Проставка</text:p>
          </table:table-cell>
          <table:table-cell office:value-type="string">
            <text:p>50-26-875</text:p>
          </table:table-cell>
          <table:table-cell table:number-columns-repeated="1021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Винт</text:p>
          </table:table-cell>
          <table:table-cell office:value-type="string">
            <text:p>700-35-2177</text:p>
          </table:table-cell>
          <table:table-cell table:number-columns-repeated="1021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Клапан</text:p>
          </table:table-cell>
          <table:table-cell office:value-type="string">
            <text:p>50-50-245</text:p>
          </table:table-cell>
          <table:table-cell/>
          <table:table-cell office:value-type="string">
            <text:p>входит в 50-26-507СП</text:p>
          </table:table-cell>
          <table:table-cell table:number-columns-repeated="1019"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Втулка</text:p>
          </table:table-cell>
          <table:table-cell office:value-type="string">
            <text:p>50-26-724</text:p>
          </table:table-cell>
          <table:table-cell/>
          <table:table-cell office:value-type="string">
            <text:p>входит в 50-26-507СП</text:p>
          </table:table-cell>
          <table:table-cell table:number-columns-repeated="1019"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Клапан</text:p>
          </table:table-cell>
          <table:table-cell office:value-type="string">
            <text:p>50-26-507СП</text:p>
          </table:table-cell>
          <table:table-cell table:number-columns-repeated="2"/>
          <table:table-cell office:value-type="string">
            <text:p>50-26-507СП</text:p>
          </table:table-cell>
          <table:table-cell office:value-type="string">
            <text:p>Клапан</text:p>
          </table:table-cell>
          <table:table-cell table:number-columns-repeated="1017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Гайка</text:p>
          </table:table-cell>
          <table:table-cell office:value-type="string">
            <text:p>700-41-3663</text:p>
          </table:table-cell>
          <table:table-cell table:number-columns-repeated="1021"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Кольцо</text:p>
          </table:table-cell>
          <table:table-cell office:value-type="string">
            <text:p>024-030-36-2-2</text:p>
          </table:table-cell>
          <table:table-cell/>
          <table:table-cell office:value-type="string">
            <text:p>входит в р/к</text:p>
          </table:table-cell>
          <table:table-cell table:number-columns-repeated="1019"/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Уплотнение</text:p>
          </table:table-cell>
          <table:table-cell office:value-type="string">
            <text:p>Е13М-100-5</text:p>
          </table:table-cell>
          <table:table-cell/>
          <table:table-cell office:value-type="string">
            <text:p>входит в р/к</text:p>
          </table:table-cell>
          <table:table-cell table:number-columns-repeated="1019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Кольцо</text:p>
          </table:table-cell>
          <table:table-cell office:value-type="string">
            <text:p>Е21-100-12-3.0</text:p>
          </table:table-cell>
          <table:table-cell/>
          <table:table-cell table:number-columns-repeated="2" office:value-type="string">
            <text:p>Е21-100-12-3,0</text:p>
          </table:table-cell>
          <table:table-cell office:value-type="string">
            <text:p>ЭЛЕМЕНТ ОПОРНО-УПЛОТНИТЕЛЬНЫЙ Е21-100-12-3,0</text:p>
          </table:table-cell>
          <table:table-cell table:number-columns-repeated="1017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Кольцо</text:p>
          </table:table-cell>
          <table:table-cell office:value-type="string">
            <text:p>045-050-30-2-2 т</text:p>
          </table:table-cell>
          <table:table-cell/>
          <table:table-cell office:value-type="string">
            <text:p>входит в р/к</text:p>
          </table:table-cell>
          <table:table-cell table:number-columns-repeated="1019"/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Болт</text:p>
          </table:table-cell>
          <table:table-cell office:value-type="string">
            <text:p>М10-6g*75.58.019</text:p>
          </table:table-cell>
          <table:table-cell table:number-columns-repeated="1021"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Шайба .</text:p>
          </table:table-cell>
          <table:table-cell office:value-type="string">
            <text:p>10 ОТ 65Г 09</text:p>
          </table:table-cell>
          <table:table-cell/>
          <table:table-cell table:number-columns-repeated="2" office:value-type="string">
            <text:p>10ОТ65Г09</text:p>
          </table:table-cell>
          <table:table-cell office:value-type="string">
            <text:p>ШАЙБА ПРУЖИННАЯ 10ОТ65Г09</text:p>
          </table:table-cell>
          <table:table-cell table:number-columns-repeated="1017"/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Гайка</text:p>
          </table:table-cell>
          <table:table-cell office:value-type="string">
            <text:p>М10-6Н.6.019</text:p>
          </table:table-cell>
          <table:table-cell/>
          <table:table-cell table:number-columns-repeated="2" office:value-type="string">
            <text:p>М10-7Н.6.019</text:p>
          </table:table-cell>
          <table:table-cell office:value-type="string">
            <text:p>ГАЙКА М10-7Н.6.019</text:p>
          </table:table-cell>
          <table:table-cell table:number-columns-repeated="1017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Шкив</text:p>
          </table:table-cell>
          <table:table-cell office:value-type="string">
            <text:p>65 07 48</text:p>
          </table:table-cell>
          <table:table-cell/>
          <table:table-cell table:number-columns-repeated="2" office:value-type="string">
            <text:p>65-07-48</text:p>
          </table:table-cell>
          <table:table-cell office:value-type="string">
            <text:p>Шкив</text:p>
          </table:table-cell>
          <table:table-cell table:number-columns-repeated="1017"/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Подшипник</text:p>
          </table:table-cell>
          <table:table-cell office:value-type="float" office:value="306">
            <text:p>306</text:p>
          </table:table-cell>
          <table:table-cell table:number-columns-repeated="1021"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Подшипник</text:p>
          </table:table-cell>
          <table:table-cell office:value-type="float" office:value="206">
            <text:p>206</text:p>
          </table:table-cell>
          <table:table-cell table:number-columns-repeated="1021"/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Манжета</text:p>
          </table:table-cell>
          <table:table-cell office:value-type="string">
            <text:p>720-15-126 СП</text:p>
          </table:table-cell>
          <table:table-cell/>
          <table:table-cell table:number-columns-repeated="2" office:value-type="string">
            <text:p>720-15-126СП</text:p>
          </table:table-cell>
          <table:table-cell office:value-type="string">
            <text:p>МАНЖЕТА 720-15-126СП</text:p>
          </table:table-cell>
          <table:table-cell table:number-columns-repeated="1017"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Манжета</text:p>
          </table:table-cell>
          <table:table-cell office:value-type="string">
            <text:p>2.2-50*70-1</text:p>
          </table:table-cell>
          <table:table-cell table:number-columns-repeated="2"/>
          <table:table-cell office:value-type="string">
            <text:p>2.2-50Х70-1</text:p>
          </table:table-cell>
          <table:table-cell office:value-type="string">
            <text:p>МАНЖЕТА 2.2-50Х70-1</text:p>
          </table:table-cell>
          <table:table-cell table:number-columns-repeated="1017"/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Шайба</text:p>
          </table:table-cell>
          <table:table-cell office:value-type="string">
            <text:p>М10Т 65Г <text:s/>09</text:p>
          </table:table-cell>
          <table:table-cell/>
          <table:table-cell table:number-columns-repeated="2" office:value-type="string">
            <text:p>10ОТ65Г09</text:p>
          </table:table-cell>
          <table:table-cell office:value-type="string">
            <text:p>ШАЙБА ПРУЖИННАЯ 10ОТ65Г09</text:p>
          </table:table-cell>
          <table:table-cell table:number-columns-repeated="1017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Болт</text:p>
          </table:table-cell>
          <table:table-cell office:value-type="string">
            <text:p>М10*50.58.019</text:p>
          </table:table-cell>
          <table:table-cell/>
          <table:table-cell table:number-columns-repeated="2" office:value-type="string">
            <text:p>М10-6GХ55.58.019</text:p>
          </table:table-cell>
          <table:table-cell office:value-type="string">
            <text:p>БОЛТ М10-6GХ55.58.019</text:p>
          </table:table-cell>
          <table:table-cell table:number-columns-repeated="1017"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Болт</text:p>
          </table:table-cell>
          <table:table-cell office:value-type="string">
            <text:p>М10*30.58.019</text:p>
          </table:table-cell>
          <table:table-cell/>
          <table:table-cell table:number-columns-repeated="2" office:value-type="string">
            <text:p>М10-6GХ30.58.019</text:p>
          </table:table-cell>
          <table:table-cell office:value-type="string">
            <text:p>БОЛТ М10-6GХ30.58.019</text:p>
          </table:table-cell>
          <table:table-cell table:number-columns-repeated="1017"/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Болт</text:p>
          </table:table-cell>
          <table:table-cell office:value-type="string">
            <text:p>М8-6g *20.88.35.019</text:p>
          </table:table-cell>
          <table:table-cell/>
          <table:table-cell table:number-columns-repeated="2" office:value-type="string">
            <text:p>М8-6GХ20.88.35.019</text:p>
          </table:table-cell>
          <table:table-cell office:value-type="string">
            <text:p>Болт</text:p>
          </table:table-cell>
          <table:table-cell table:number-columns-repeated="1017"/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Болт</text:p>
          </table:table-cell>
          <table:table-cell office:value-type="string">
            <text:p>М8*25.88.35.019</text:p>
          </table:table-cell>
          <table:table-cell table:number-columns-repeated="2"/>
          <table:table-cell office:value-type="string">
            <text:p>М8-6GХ25.88.35.019</text:p>
          </table:table-cell>
          <table:table-cell office:value-type="string">
            <text:p>БОЛТ М8-6GХ25.88.35.019</text:p>
          </table:table-cell>
          <table:table-cell table:number-columns-repeated="1017"/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Болт</text:p>
          </table:table-cell>
          <table:table-cell office:value-type="string">
            <text:p>М12*35.58.019</text:p>
          </table:table-cell>
          <table:table-cell/>
          <table:table-cell table:number-columns-repeated="2" office:value-type="string">
            <text:p>М12-6GХ35.88.019</text:p>
          </table:table-cell>
          <table:table-cell office:value-type="string">
            <text:p>БОЛТ М12-6GХ35 88.019</text:p>
          </table:table-cell>
          <table:table-cell table:number-columns-repeated="1017"/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Термостат</text:p>
          </table:table-cell>
          <table:table-cell office:value-type="string">
            <text:p>ТС <text:s/>107 -1306100-01</text:p>
          </table:table-cell>
          <table:table-cell table:number-columns-repeated="1021"/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Датчик указателя температуры</text:p>
          </table:table-cell>
          <table:table-cell office:value-type="string">
            <text:p>ТМ100-В</text:p>
          </table:table-cell>
          <table:table-cell/>
          <table:table-cell table:number-columns-repeated="2" office:value-type="string">
            <text:p>ТМ100В-3808000</text:p>
          </table:table-cell>
          <table:table-cell office:value-type="string">
            <text:p>ДАТЧИК ТМ 100В-3808000</text:p>
          </table:table-cell>
          <table:table-cell table:number-columns-repeated="1017"/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Датчик сигнализатор</text:p>
          </table:table-cell>
          <table:table-cell office:value-type="string">
            <text:p>65-09-132СП</text:p>
          </table:table-cell>
          <table:table-cell table:number-columns-repeated="2"/>
          <table:table-cell office:value-type="string">
            <text:p>65-09-132СП</text:p>
          </table:table-cell>
          <table:table-cell office:value-type="string">
            <text:p>Датчик сигнализатора</text:p>
          </table:table-cell>
          <table:table-cell table:number-columns-repeated="1017"/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Насос маслянный</text:p>
          </table:table-cell>
          <table:table-cell office:value-type="string">
            <text:p>51-09-217СП</text:p>
          </table:table-cell>
          <table:table-cell table:number-columns-repeated="2"/>
          <table:table-cell office:value-type="string">
            <text:p>51-09-217СП</text:p>
          </table:table-cell>
          <table:table-cell office:value-type="string">
            <text:p>Насос масляный</text:p>
          </table:table-cell>
          <table:table-cell table:number-columns-repeated="1017"/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Валик привода мас.насоса.</text:p>
          </table:table-cell>
          <table:table-cell office:value-type="string">
            <text:p>51-09-226СП</text:p>
          </table:table-cell>
          <table:table-cell table:number-columns-repeated="2"/>
          <table:table-cell office:value-type="string">
            <text:p>51-09-226СП</text:p>
          </table:table-cell>
          <table:table-cell office:value-type="string">
            <text:p>Валик</text:p>
          </table:table-cell>
          <table:table-cell table:number-columns-repeated="1017"/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Кольцо</text:p>
          </table:table-cell>
          <table:table-cell office:value-type="string">
            <text:p>022-028-36-2-2</text:p>
          </table:table-cell>
          <table:table-cell table:number-columns-repeated="2"/>
          <table:table-cell office:value-type="string">
            <text:p>022-028-36-2-2</text:p>
          </table:table-cell>
          <table:table-cell office:value-type="string">
            <text:p>КОЛЬЦО 022-028-36-2-2</text:p>
          </table:table-cell>
          <table:table-cell table:number-columns-repeated="1017"/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Кольцо</text:p>
          </table:table-cell>
          <table:table-cell office:value-type="string">
            <text:p>018-022-25-2-5</text:p>
          </table:table-cell>
          <table:table-cell/>
          <table:table-cell table:number-columns-repeated="2" office:value-type="string">
            <text:p>018-022-25-2-2</text:p>
          </table:table-cell>
          <table:table-cell office:value-type="string">
            <text:p>КОЛЬЦО 018-022-25-2-2</text:p>
          </table:table-cell>
          <table:table-cell table:number-columns-repeated="1017"/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Золотник</text:p>
          </table:table-cell>
          <table:table-cell office:value-type="string">
            <text:p>64-12-355</text:p>
          </table:table-cell>
          <table:table-cell/>
          <table:table-cell table:number-columns-repeated="2" office:value-type="string">
            <text:p>64-12-201СП</text:p>
          </table:table-cell>
          <table:table-cell office:value-type="string">
            <text:p>Плита</text:p>
          </table:table-cell>
          <table:table-cell table:number-columns-repeated="1017"/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Золотник</text:p>
          </table:table-cell>
          <table:table-cell office:value-type="string">
            <text:p>64-12-352</text:p>
          </table:table-cell>
          <table:table-cell/>
          <table:table-cell table:number-columns-repeated="2" office:value-type="string">
            <text:p>64-12-201СП</text:p>
          </table:table-cell>
          <table:table-cell office:value-type="string">
            <text:p>Плита</text:p>
          </table:table-cell>
          <table:table-cell table:number-columns-repeated="1017"/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Клапан</text:p>
          </table:table-cell>
          <table:table-cell office:value-type="string">
            <text:p>62-12-509</text:p>
          </table:table-cell>
          <table:table-cell/>
          <table:table-cell office:value-type="string">
            <text:p>В сборе с нижеслед.</text:p>
          </table:table-cell>
          <table:table-cell table:number-columns-repeated="1019"/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Клапан предохранит.</text:p>
          </table:table-cell>
          <table:table-cell office:value-type="string">
            <text:p>62-14-204СП</text:p>
          </table:table-cell>
          <table:table-cell/>
          <table:table-cell table:number-columns-repeated="2" office:value-type="string">
            <text:p>64-12-201СП</text:p>
          </table:table-cell>
          <table:table-cell office:value-type="string">
            <text:p>Плита</text:p>
          </table:table-cell>
          <table:table-cell table:number-columns-repeated="1017"/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Вал верхний в сборе</text:p>
          </table:table-cell>
          <table:table-cell office:value-type="string">
            <text:p>50-12-246 СП</text:p>
          </table:table-cell>
          <table:table-cell/>
          <table:table-cell table:number-columns-repeated="2" office:value-type="string">
            <text:p>50-12-246СП</text:p>
          </table:table-cell>
          <table:table-cell office:value-type="string">
            <text:p>Вал</text:p>
          </table:table-cell>
          <table:table-cell table:number-columns-repeated="1017"/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Вал промежуточный в сборе</text:p>
          </table:table-cell>
          <table:table-cell office:value-type="string">
            <text:p>50-12-230 СП</text:p>
          </table:table-cell>
          <table:table-cell/>
          <table:table-cell table:number-columns-repeated="2" office:value-type="string">
            <text:p>50-12-230СП</text:p>
          </table:table-cell>
          <table:table-cell office:value-type="string">
            <text:p>Вал</text:p>
          </table:table-cell>
          <table:table-cell table:number-columns-repeated="1017"/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Вал второй промежуточный в сборе</text:p>
          </table:table-cell>
          <table:table-cell office:value-type="string">
            <text:p>50-12-247 СП</text:p>
          </table:table-cell>
          <table:table-cell/>
          <table:table-cell table:number-columns-repeated="2" office:value-type="string">
            <text:p>50-12-247СП</text:p>
          </table:table-cell>
          <table:table-cell office:value-type="string">
            <text:p>Вал</text:p>
          </table:table-cell>
          <table:table-cell table:number-columns-repeated="1017"/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Вал нижний</text:p>
          </table:table-cell>
          <table:table-cell office:value-type="string">
            <text:p>50-12-224СП</text:p>
          </table:table-cell>
          <table:table-cell/>
          <table:table-cell table:number-columns-repeated="2" office:value-type="string">
            <text:p>64-12-275СП</text:p>
          </table:table-cell>
          <table:table-cell office:value-type="string">
            <text:p>Нижний вал в сборе с конической шестерней. Комплект</text:p>
          </table:table-cell>
          <table:table-cell table:number-columns-repeated="1017"/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Подшипник</text:p>
          </table:table-cell>
          <table:table-cell office:value-type="float" office:value="312">
            <text:p>312</text:p>
          </table:table-cell>
          <table:table-cell table:number-columns-repeated="1021"/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Корпус подшипника</text:p>
          </table:table-cell>
          <table:table-cell office:value-type="string">
            <text:p>18-12-187-1</text:p>
          </table:table-cell>
          <table:table-cell table:number-columns-repeated="2"/>
          <table:table-cell office:value-type="string">
            <text:p>18-12-187-1</text:p>
          </table:table-cell>
          <table:table-cell office:value-type="string">
            <text:p>Корпус</text:p>
          </table:table-cell>
          <table:table-cell table:number-columns-repeated="1017"/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Корпус подшипника</text:p>
          </table:table-cell>
          <table:table-cell office:value-type="string">
            <text:p>18-12-188-1</text:p>
          </table:table-cell>
          <table:table-cell table:number-columns-repeated="2"/>
          <table:table-cell office:value-type="string">
            <text:p>18-12-188-1</text:p>
          </table:table-cell>
          <table:table-cell office:value-type="string">
            <text:p>Корпус</text:p>
          </table:table-cell>
          <table:table-cell table:number-columns-repeated="1017"/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Подшипник</text:p>
          </table:table-cell>
          <table:table-cell office:value-type="string">
            <text:p>311А</text:p>
          </table:table-cell>
          <table:table-cell table:number-columns-repeated="1021"/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Корпус подшипника</text:p>
          </table:table-cell>
          <table:table-cell office:value-type="string">
            <text:p>18-12-190-1</text:p>
          </table:table-cell>
          <table:table-cell table:number-columns-repeated="2"/>
          <table:table-cell office:value-type="string">
            <text:p>18-12-190-1</text:p>
          </table:table-cell>
          <table:table-cell office:value-type="string">
            <text:p>Корпус</text:p>
          </table:table-cell>
          <table:table-cell table:number-columns-repeated="1017"/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Подшипник</text:p>
          </table:table-cell>
          <table:table-cell office:value-type="string">
            <text:p>50-12-278СП</text:p>
          </table:table-cell>
          <table:table-cell/>
          <table:table-cell office:value-type="string">
            <text:p>170311А1 + штифт 700-32-2226</text:p>
          </table:table-cell>
          <table:table-cell table:number-columns-repeated="1019"/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Вилки переключения передач:</text:p>
          </table:table-cell>
          <table:table-cell office:value-type="string">
            <text:p>50-12-563</text:p>
          </table:table-cell>
          <table:table-cell table:number-columns-repeated="2"/>
          <table:table-cell office:value-type="string">
            <text:p>50-12-563</text:p>
          </table:table-cell>
          <table:table-cell office:value-type="string">
            <text:p>Вилка</text:p>
          </table:table-cell>
          <table:table-cell table:number-columns-repeated="1017"/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Вилки переключения передач:</text:p>
          </table:table-cell>
          <table:table-cell office:value-type="string">
            <text:p>50-12-562</text:p>
          </table:table-cell>
          <table:table-cell table:number-columns-repeated="2"/>
          <table:table-cell office:value-type="string">
            <text:p>50-12-562</text:p>
          </table:table-cell>
          <table:table-cell office:value-type="string">
            <text:p>Вилка</text:p>
          </table:table-cell>
          <table:table-cell table:number-columns-repeated="1017"/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Вилки переключения передач:</text:p>
          </table:table-cell>
          <table:table-cell office:value-type="string">
            <text:p>50-12-581</text:p>
          </table:table-cell>
          <table:table-cell table:number-columns-repeated="2"/>
          <table:table-cell office:value-type="string">
            <text:p>50-12-581</text:p>
          </table:table-cell>
          <table:table-cell office:value-type="string">
            <text:p>Вилка</text:p>
          </table:table-cell>
          <table:table-cell table:number-columns-repeated="1017"/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Вилки переключения передач:</text:p>
          </table:table-cell>
          <table:table-cell office:value-type="string">
            <text:p>50-12-565</text:p>
          </table:table-cell>
          <table:table-cell table:number-columns-repeated="2"/>
          <table:table-cell office:value-type="string">
            <text:p>50-12-565</text:p>
          </table:table-cell>
          <table:table-cell office:value-type="string">
            <text:p>Вилка</text:p>
          </table:table-cell>
          <table:table-cell table:number-columns-repeated="1017"/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Манжета</text:p>
          </table:table-cell>
          <table:table-cell office:value-type="string">
            <text:p>2.2-90*120-2</text:p>
          </table:table-cell>
          <table:table-cell table:number-columns-repeated="1021"/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Манжета</text:p>
          </table:table-cell>
          <table:table-cell office:value-type="string">
            <text:p>2.2-90*120-1</text:p>
          </table:table-cell>
          <table:table-cell table:number-columns-repeated="2"/>
          <table:table-cell office:value-type="string">
            <text:p>2.2-90Х120-1</text:p>
          </table:table-cell>
          <table:table-cell office:value-type="string">
            <text:p>МАНЖЕТА С ПРУЖИНОЙ 2.2-90Х120-1</text:p>
          </table:table-cell>
          <table:table-cell table:number-columns-repeated="1017"/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Масленка</text:p>
          </table:table-cell>
          <table:table-cell office:value-type="string">
            <text:p>1.3. Ц6</text:p>
          </table:table-cell>
          <table:table-cell/>
          <table:table-cell table:number-columns-repeated="2" office:value-type="string">
            <text:p>1.3.Ц6</text:p>
          </table:table-cell>
          <table:table-cell office:value-type="string">
            <text:p>ПРЕСС-МАСЛЕНКА 1.3Ц6 (864006)</text:p>
          </table:table-cell>
          <table:table-cell table:number-columns-repeated="1017"/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Шпилька</text:p>
          </table:table-cell>
          <table:table-cell office:value-type="float" office:value="29338">
            <text:p>29338</text:p>
          </table:table-cell>
          <table:table-cell/>
          <table:table-cell table:number-columns-repeated="2" office:value-type="string">
            <text:p>29338</text:p>
          </table:table-cell>
          <table:table-cell office:value-type="string">
            <text:p>Шпилька</text:p>
          </table:table-cell>
          <table:table-cell table:number-columns-repeated="1017"/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Гайка</text:p>
          </table:table-cell>
          <table:table-cell office:value-type="float" office:value="30230">
            <text:p>30230</text:p>
          </table:table-cell>
          <table:table-cell/>
          <table:table-cell table:number-columns-repeated="2" office:value-type="string">
            <text:p>30230</text:p>
          </table:table-cell>
          <table:table-cell office:value-type="string">
            <text:p>Гайка</text:p>
          </table:table-cell>
          <table:table-cell table:number-columns-repeated="1017"/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Шайба</text:p>
          </table:table-cell>
          <table:table-cell office:value-type="string">
            <text:p>30 65Г 09</text:p>
          </table:table-cell>
          <table:table-cell/>
          <table:table-cell table:number-columns-repeated="2" office:value-type="string">
            <text:p>30Н65Г09</text:p>
          </table:table-cell>
          <table:table-cell office:value-type="string">
            <text:p>ШАЙБА ПРУЖИННАЯ 30Н65Г09</text:p>
          </table:table-cell>
          <table:table-cell table:number-columns-repeated="1017"/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Гайка</text:p>
          </table:table-cell>
          <table:table-cell office:value-type="float" office:value="30230">
            <text:p>30230</text:p>
          </table:table-cell>
          <table:table-cell/>
          <table:table-cell table:number-columns-repeated="2" office:value-type="string">
            <text:p>30230</text:p>
          </table:table-cell>
          <table:table-cell office:value-type="string">
            <text:p>Гайка</text:p>
          </table:table-cell>
          <table:table-cell table:number-columns-repeated="1017"/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Болт</text:p>
          </table:table-cell>
          <table:table-cell office:value-type="string">
            <text:p>700-28-2518</text:p>
          </table:table-cell>
          <table:table-cell table:number-columns-repeated="2"/>
          <table:table-cell office:value-type="string">
            <text:p>700-28-2518</text:p>
          </table:table-cell>
          <table:table-cell office:value-type="string">
            <text:p>Болт</text:p>
          </table:table-cell>
          <table:table-cell table:number-columns-repeated="1017"/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Шайба</text:p>
          </table:table-cell>
          <table:table-cell office:value-type="string">
            <text:p>30 <text:s/>65Г <text:s/>09</text:p>
          </table:table-cell>
          <table:table-cell/>
          <table:table-cell table:number-columns-repeated="2" office:value-type="string">
            <text:p>30Н65Г09</text:p>
          </table:table-cell>
          <table:table-cell office:value-type="string">
            <text:p>ШАЙБА ПРУЖИННАЯ 30Н65Г09</text:p>
          </table:table-cell>
          <table:table-cell table:number-columns-repeated="1017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Диск</text:p>
          </table:table-cell>
          <table:table-cell office:value-type="string">
            <text:p>17-73-139СП</text:p>
          </table:table-cell>
          <table:table-cell table:number-columns-repeated="2"/>
          <table:table-cell office:value-type="string">
            <text:p>17-73-139СП</text:p>
          </table:table-cell>
          <table:table-cell office:value-type="string">
            <text:p>Диск</text:p>
          </table:table-cell>
          <table:table-cell table:number-columns-repeated="1017"/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Головка блока цилиндров</text:p>
          </table:table-cell>
          <table:table-cell office:value-type="string">
            <text:p>02240-01</text:p>
          </table:table-cell>
          <table:table-cell table:number-columns-repeated="2"/>
          <table:table-cell office:value-type="string">
            <text:p>02240-01</text:p>
          </table:table-cell>
          <table:table-cell office:value-type="string">
            <text:p>Головка цилиндров</text:p>
          </table:table-cell>
          <table:table-cell table:number-columns-repeated="1017"/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Прокладка</text:p>
          </table:table-cell>
          <table:table-cell office:value-type="string">
            <text:p>700-40-20006СП</text:p>
          </table:table-cell>
          <table:table-cell/>
          <table:table-cell office:value-type="string">
            <text:p>40944СП (медная)</text:p>
          </table:table-cell>
          <table:table-cell table:number-columns-repeated="1019"/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Поршень</text:p>
          </table:table-cell>
          <table:table-cell office:value-type="float" office:value="46463">
            <text:p>46463</text:p>
          </table:table-cell>
          <table:table-cell/>
          <table:table-cell table:number-columns-repeated="2" office:value-type="string">
            <text:p>17-03-27</text:p>
          </table:table-cell>
          <table:table-cell office:value-type="string">
            <text:p>ПОРШЕНЬ 17-03-27 К ДВИГАТЕЛЮ П23У</text:p>
          </table:table-cell>
          <table:table-cell table:number-columns-repeated="1017"/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Кольцо поршневое</text:p>
          </table:table-cell>
          <table:table-cell office:value-type="string">
            <text:p>СТ-03350</text:p>
          </table:table-cell>
          <table:table-cell/>
          <table:table-cell office:value-type="string">
            <text:p>03712СП</text:p>
          </table:table-cell>
          <table:table-cell table:number-columns-repeated="1019"/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Кольцо поршневое</text:p>
          </table:table-cell>
          <table:table-cell office:value-type="string">
            <text:p>СТ-03351</text:p>
          </table:table-cell>
          <table:table-cell/>
          <table:table-cell office:value-type="string">
            <text:p>входит <text:s/>в предыдущий</text:p>
          </table:table-cell>
          <table:table-cell table:number-columns-repeated="1019"/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Палец</text:p>
          </table:table-cell>
          <table:table-cell office:value-type="float" office:value="3158">
            <text:p>3158</text:p>
          </table:table-cell>
          <table:table-cell/>
          <table:table-cell table:number-columns-repeated="2" office:value-type="string">
            <text:p>03158-1</text:p>
          </table:table-cell>
          <table:table-cell office:value-type="string">
            <text:p>Палец поршневой</text:p>
          </table:table-cell>
          <table:table-cell table:number-columns-repeated="1017"/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Вал коленчатый</text:p>
          </table:table-cell>
          <table:table-cell office:value-type="float" office:value="3341">
            <text:p>3341</text:p>
          </table:table-cell>
          <table:table-cell/>
          <table:table-cell table:number-columns-repeated="2" office:value-type="string">
            <text:p>17-03-26СП</text:p>
          </table:table-cell>
          <table:table-cell office:value-type="string">
            <text:p>Вал коленчатый. Комплект</text:p>
          </table:table-cell>
          <table:table-cell table:number-columns-repeated="1017"/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Подшипник</text:p>
          </table:table-cell>
          <table:table-cell office:value-type="string">
            <text:p>211 АК</text:p>
          </table:table-cell>
          <table:table-cell/>
          <table:table-cell table:number-columns-repeated="2" office:value-type="string">
            <text:p>6-211(211АК)</text:p>
          </table:table-cell>
          <table:table-cell office:value-type="string">
            <text:p>ПОДШИПНИК 6-211(211АК)</text:p>
          </table:table-cell>
          <table:table-cell table:number-columns-repeated="1017"/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Подшипник</text:p>
          </table:table-cell>
          <table:table-cell office:value-type="string">
            <text:p>3К20*34*24.3,3Е</text:p>
          </table:table-cell>
          <table:table-cell/>
          <table:table-cell table:number-columns-repeated="2" office:value-type="string">
            <text:p>3К20Х34Х24,3Е</text:p>
          </table:table-cell>
          <table:table-cell office:value-type="string">
            <text:p>ПОДШИПНИК 3К20Х34Х24,3Е</text:p>
          </table:table-cell>
          <table:table-cell table:number-columns-repeated="1017"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Подшипник</text:p>
          </table:table-cell>
          <table:table-cell office:value-type="float" office:value="45804">
            <text:p>45804</text:p>
          </table:table-cell>
          <table:table-cell table:number-columns-repeated="1021"/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Подшипник</text:p>
          </table:table-cell>
          <table:table-cell office:value-type="string">
            <text:p>210 АК</text:p>
          </table:table-cell>
          <table:table-cell/>
          <table:table-cell table:number-columns-repeated="2" office:value-type="string">
            <text:p>210(210АК,210А,6-210)</text:p>
          </table:table-cell>
          <table:table-cell office:value-type="string">
            <text:p>ПОДШИПНИК 210АК(210А,6-210,210)</text:p>
          </table:table-cell>
          <table:table-cell table:number-columns-repeated="1017"/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Гайка</text:p>
          </table:table-cell>
          <table:table-cell office:value-type="float" office:value="3013">
            <text:p>3013</text:p>
          </table:table-cell>
          <table:table-cell/>
          <table:table-cell office:value-type="string">
            <text:p>входит в нижеследующую</text:p>
          </table:table-cell>
          <table:table-cell table:number-columns-repeated="1019"/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Болт</text:p>
          </table:table-cell>
          <table:table-cell office:value-type="string">
            <text:p>700-28-2486</text:p>
          </table:table-cell>
          <table:table-cell/>
          <table:table-cell table:number-columns-repeated="2" office:value-type="string">
            <text:p>М16-6GХ140.88.019</text:p>
          </table:table-cell>
          <table:table-cell office:value-type="string">
            <text:p>БОЛТ М16-6GХ140.88.019</text:p>
          </table:table-cell>
          <table:table-cell table:number-columns-repeated="1017"/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Прокладка</text:p>
          </table:table-cell>
          <table:table-cell office:value-type="string">
            <text:p>700-40-8750СП</text:p>
          </table:table-cell>
          <table:table-cell table:number-columns-repeated="2"/>
          <table:table-cell office:value-type="string">
            <text:p>700-40-8750СП</text:p>
          </table:table-cell>
          <table:table-cell office:value-type="string">
            <text:p>Прокладка</text:p>
          </table:table-cell>
          <table:table-cell table:number-columns-repeated="1017"/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Прокладка</text:p>
          </table:table-cell>
          <table:table-cell office:value-type="float" office:value="46160">
            <text:p>46160</text:p>
          </table:table-cell>
          <table:table-cell/>
          <table:table-cell table:number-columns-repeated="2" office:value-type="string">
            <text:p>46160</text:p>
          </table:table-cell>
          <table:table-cell office:value-type="string">
            <text:p>ПРОКЛАДКА 46160</text:p>
          </table:table-cell>
          <table:table-cell table:number-columns-repeated="1017"/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Прокладка</text:p>
          </table:table-cell>
          <table:table-cell office:value-type="float" office:value="46238">
            <text:p>46238</text:p>
          </table:table-cell>
          <table:table-cell/>
          <table:table-cell table:number-columns-repeated="2" office:value-type="string">
            <text:p>46238</text:p>
          </table:table-cell>
          <table:table-cell office:value-type="string">
            <text:p>ПРОКЛАДКА 46238</text:p>
          </table:table-cell>
          <table:table-cell table:number-columns-repeated="1017"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Прокладка</text:p>
          </table:table-cell>
          <table:table-cell office:value-type="string">
            <text:p>700-40-2049</text:p>
          </table:table-cell>
          <table:table-cell table:number-columns-repeated="2"/>
          <table:table-cell office:value-type="string">
            <text:p>700-40-2049</text:p>
          </table:table-cell>
          <table:table-cell office:value-type="string">
            <text:p>ПРОКЛАДКА 700-40-2049</text:p>
          </table:table-cell>
          <table:table-cell table:number-columns-repeated="1017"/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Карбюратор</text:p>
          </table:table-cell>
          <table:table-cell office:value-type="string">
            <text:p>17-05-188 СП</text:p>
          </table:table-cell>
          <table:table-cell/>
          <table:table-cell office:value-type="string">
            <text:p>17-05-185СП</text:p>
          </table:table-cell>
          <table:table-cell table:number-columns-repeated="1019"/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Гидроцилиндр</text:p>
          </table:table-cell>
          <table:table-cell office:value-type="string">
            <text:p>131-26-108-02 СП</text:p>
          </table:table-cell>
          <table:table-cell/>
          <table:table-cell table:number-columns-repeated="2" office:value-type="string">
            <text:p>131-26-108-02СП</text:p>
          </table:table-cell>
          <table:table-cell office:value-type="string">
            <text:p>Гидроцилиндр</text:p>
          </table:table-cell>
          <table:table-cell table:number-columns-repeated="1017"/>
        </table:table-row>
        <table:table-row table:style-name="ro1">
          <table:table-cell office:value-type="string">
            <text:p>№ п/п</text:p>
          </table:table-cell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Болт</text:p>
          </table:table-cell>
          <table:table-cell office:value-type="string">
            <text:p>М 20х1.5х62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Вык.карданный </text:p>
          </table:table-cell>
          <table:table-cell office:value-type="string">
            <text:p>18-14-77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Гайка</text:p>
          </table:table-cell>
          <table:table-cell office:value-type="string">
            <text:p>30326-1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Генератор</text:p>
          </table:table-cell>
          <table:table-cell office:value-type="string">
            <text:p>5201,3771-10</text:p>
          </table:table-cell>
          <table:table-cell/>
          <table:table-cell table:number-columns-repeated="2" office:value-type="string">
            <text:p>5201.3771-10</text:p>
          </table:table-cell>
          <table:table-cell office:value-type="string">
            <text:p>ГЕНЕРАТОР 5201.3771-10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Датчик оборотов индуктивный</text:p>
          </table:table-cell>
          <table:table-cell office:value-type="string">
            <text:p>IDR 18/20-L400 50MN</text:p>
          </table:table-cell>
          <table:table-cell/>
          <table:table-cell office:value-type="string">
            <text:p>не на технику чтз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Джойстик электронный</text:p>
          </table:table-cell>
          <table:table-cell office:value-type="string">
            <text:p>HG 405 GB /11-S</text:p>
          </table:table-cell>
          <table:table-cell/>
          <table:table-cell office:value-type="string">
            <text:p>не на технику чтз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Диск</text:p>
          </table:table-cell>
          <table:table-cell office:value-type="string">
            <text:p>17-73-139СП</text:p>
          </table:table-cell>
          <table:table-cell table:number-columns-repeated="2"/>
          <table:table-cell office:value-type="string">
            <text:p>17-73-139СП</text:p>
          </table:table-cell>
          <table:table-cell office:value-type="string">
            <text:p>Диск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Диск</text:p>
          </table:table-cell>
          <table:table-cell office:value-type="float" office:value="16121">
            <text:p>16121</text:p>
          </table:table-cell>
          <table:table-cell/>
          <table:table-cell table:number-columns-repeated="2" office:value-type="string">
            <text:p>16121</text:p>
          </table:table-cell>
          <table:table-cell office:value-type="string">
            <text:p>Диск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Диск</text:p>
          </table:table-cell>
          <table:table-cell office:value-type="string">
            <text:p>50-16-111СП</text:p>
          </table:table-cell>
          <table:table-cell/>
          <table:table-cell office:value-type="string">
            <text:p>металлокерамический диск на бортфрикцион. Есть в програаме у заводчан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Диск</text:p>
          </table:table-cell>
          <table:table-cell office:value-type="string">
            <text:p>50-16-7-02</text:p>
          </table:table-cell>
          <table:table-cell table:number-columns-repeated="2"/>
          <table:table-cell office:value-type="string">
            <text:p>50-16-7-02</text:p>
          </table:table-cell>
          <table:table-cell office:value-type="string">
            <text:p>Диск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Дроссельный потенциометр</text:p>
          </table:table-cell>
          <table:table-cell office:value-type="string">
            <text:p>WS-1 T90/10</text:p>
          </table:table-cell>
          <table:table-cell/>
          <table:table-cell office:value-type="string">
            <text:p>не на технику чтз (на автомобиль управление воздушной заслонкой)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Карбюратор</text:p>
          </table:table-cell>
          <table:table-cell office:value-type="string">
            <text:p>К125Л</text:p>
          </table:table-cell>
          <table:table-cell table:number-columns-repeated="2"/>
          <table:table-cell office:value-type="string">
            <text:p>К125Л</text:p>
          </table:table-cell>
          <table:table-cell office:value-type="string">
            <text:p>КАРБЮРАТОР К125Л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Каток двубортный</text:p>
          </table:table-cell>
          <table:table-cell office:value-type="string">
            <text:p>24-21-170-01</text:p>
          </table:table-cell>
          <table:table-cell/>
          <table:table-cell table:number-columns-repeated="2" office:value-type="string">
            <text:p>24-21-170СП</text:p>
          </table:table-cell>
          <table:table-cell office:value-type="string">
            <text:p>Каток двубортный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Каток двубортный</text:p>
          </table:table-cell>
          <table:table-cell office:value-type="string">
            <text:p>Кат-21-170СП-Б</text:p>
          </table:table-cell>
          <table:table-cell table:number-columns-repeated="2"/>
          <table:table-cell office:value-type="string">
            <text:p>КАТ-21-170СП-Б</text:p>
          </table:table-cell>
          <table:table-cell office:value-type="string">
            <text:p>Каток двубортный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Каток однобортный</text:p>
          </table:table-cell>
          <table:table-cell office:value-type="string">
            <text:p>24-21-169-01</text:p>
          </table:table-cell>
          <table:table-cell/>
          <table:table-cell table:number-columns-repeated="2" office:value-type="string">
            <text:p>24-21-169СП</text:p>
          </table:table-cell>
          <table:table-cell office:value-type="string">
            <text:p>Каток однобортный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Каток однобортный</text:p>
          </table:table-cell>
          <table:table-cell office:value-type="string">
            <text:p>Кат-21-169СП-Б</text:p>
          </table:table-cell>
          <table:table-cell table:number-columns-repeated="2"/>
          <table:table-cell office:value-type="string">
            <text:p>КАТ-21-169СП-Б</text:p>
          </table:table-cell>
          <table:table-cell office:value-type="string">
            <text:p>Каток однобортный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Каток поддерживающий</text:p>
          </table:table-cell>
          <table:table-cell office:value-type="string">
            <text:p>50-21-416СП</text:p>
          </table:table-cell>
          <table:table-cell/>
          <table:table-cell office:value-type="string">
            <text:p>КАТ-41-416СП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Колесо натяжное (левое)</text:p>
          </table:table-cell>
          <table:table-cell office:value-type="string">
            <text:p>50-21-305-05СП</text:p>
          </table:table-cell>
          <table:table-cell/>
          <table:table-cell office:value-type="string">
            <text:p>уточнить: действительно ли нужно с цельнолитой опорой</text:p>
          </table:table-cell>
          <table:table-cell table:number-columns-repeated="1019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Колесо натяжное (правое)</text:p>
          </table:table-cell>
          <table:table-cell office:value-type="string">
            <text:p>50-21-306-05СП</text:p>
          </table:table-cell>
          <table:table-cell/>
          <table:table-cell office:value-type="string">
            <text:p>уточнить: действительно ли нужно с цельнолитой опорой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Котел подогревателя</text:p>
          </table:table-cell>
          <table:table-cell office:value-type="string">
            <text:p>ПЖД30Е</text:p>
          </table:table-cell>
          <table:table-cell/>
          <table:table-cell office:value-type="string">
            <text:p>ПЖД30-1015010-01</text:p>
          </table:table-cell>
          <table:table-cell table:number-columns-repeated="1019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Лента</text:p>
          </table:table-cell>
          <table:table-cell office:value-type="string">
            <text:p>50-18-116СП</text:p>
          </table:table-cell>
          <table:table-cell/>
          <table:table-cell office:value-type="string">
            <text:p>18360-01</text:p>
          </table:table-cell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Магнето</text:p>
          </table:table-cell>
          <table:table-cell office:value-type="string">
            <text:p>М149А1-3728 000</text:p>
          </table:table-cell>
          <table:table-cell/>
          <table:table-cell table:number-columns-repeated="2" office:value-type="string">
            <text:p>М-149А1-3728000</text:p>
          </table:table-cell>
          <table:table-cell office:value-type="string">
            <text:p>МАГНЕТО М-149А1-3728000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Муфта</text:p>
          </table:table-cell>
          <table:table-cell office:value-type="string">
            <text:p>20-14-21</text:p>
          </table:table-cell>
          <table:table-cell table:number-columns-repeated="2"/>
          <table:table-cell office:value-type="string">
            <text:p>20-14-21</text:p>
          </table:table-cell>
          <table:table-cell office:value-type="string">
            <text:p>Муфта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Муфта </text:p>
          </table:table-cell>
          <table:table-cell office:value-type="string">
            <text:p>20-14-23</text:p>
          </table:table-cell>
          <table:table-cell/>
          <table:table-cell office:value-type="string">
            <text:p>Возможно 20-14-2СБ (болотня)</text:p>
          </table:table-cell>
          <table:table-cell table:number-columns-repeated="1019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Муфта механизма включения</text:p>
          </table:table-cell>
          <table:table-cell office:value-type="string">
            <text:p>17-76-36</text:p>
          </table:table-cell>
          <table:table-cell/>
          <table:table-cell table:number-columns-repeated="2" office:value-type="string">
            <text:p>72118СП</text:p>
          </table:table-cell>
          <table:table-cell office:value-type="string">
            <text:p>Муфта механизма включения</text:p>
          </table:table-cell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Муфта сцепления </text:p>
          </table:table-cell>
          <table:table-cell office:value-type="string">
            <text:p>18-14-4</text:p>
          </table:table-cell>
          <table:table-cell/>
          <table:table-cell table:number-columns-repeated="2" office:value-type="string">
            <text:p>18-14-4СП</text:p>
          </table:table-cell>
          <table:table-cell office:value-type="string">
            <text:p>МУФТА СЦЕПЛЕНИЯ 18-14-4СБ(СП)</text:p>
          </table:table-cell>
          <table:table-cell table:number-columns-repeated="1017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Насос</text:p>
          </table:table-cell>
          <table:table-cell office:value-type="string">
            <text:p>НШ 100А-3Л</text:p>
          </table:table-cell>
          <table:table-cell table:number-columns-repeated="2"/>
          <table:table-cell office:value-type="string">
            <text:p>НШ 100А-3Л</text:p>
          </table:table-cell>
          <table:table-cell office:value-type="string">
            <text:p>НАСОС НШ 100А-3Л</text:p>
          </table:table-cell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Насос</text:p>
          </table:table-cell>
          <table:table-cell office:value-type="string">
            <text:p>НМШ-25-00-00</text:p>
          </table:table-cell>
          <table:table-cell/>
          <table:table-cell table:number-columns-repeated="2" office:value-type="string">
            <text:p>НМШ 25 Б</text:p>
          </table:table-cell>
          <table:table-cell office:value-type="string">
            <text:p>НАСОС НМШ 25Б</text:p>
          </table:table-cell>
          <table:table-cell table:number-columns-repeated="1017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Насос</text:p>
          </table:table-cell>
          <table:table-cell office:value-type="string">
            <text:p>НШ 32У-3Л</text:p>
          </table:table-cell>
          <table:table-cell/>
          <table:table-cell table:number-columns-repeated="2" office:value-type="string">
            <text:p>НШ 32М-3Л</text:p>
          </table:table-cell>
          <table:table-cell office:value-type="string">
            <text:p>НАСОС НШ 32М-3Л(MASTER)</text:p>
          </table:table-cell>
          <table:table-cell table:number-columns-repeated="1017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Насос</text:p>
          </table:table-cell>
          <table:table-cell office:value-type="string">
            <text:p>НШ 50А-3</text:p>
          </table:table-cell>
          <table:table-cell/>
          <table:table-cell office:value-type="string">
            <text:p>НШ50М-3</text:p>
          </table:table-cell>
          <table:table-cell table:number-columns-repeated="1019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Приемник указателя давления</text:p>
          </table:table-cell>
          <table:table-cell office:value-type="string">
            <text:p>УК 144 А</text:p>
          </table:table-cell>
          <table:table-cell/>
          <table:table-cell table:number-columns-repeated="2" office:value-type="string">
            <text:p>УК140Б-3810010</text:p>
          </table:table-cell>
          <table:table-cell office:value-type="string">
            <text:p>ПРИЕМНИК УКАЗАТЕЛЯ ДАВЛЕНИЯ УК140Б-3810010</text:p>
          </table:table-cell>
          <table:table-cell table:number-columns-repeated="1017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РВД</text:p>
          </table:table-cell>
          <table:table-cell office:value-type="string">
            <text:p>d 20 L 1,8 кл.36</text:p>
          </table:table-cell>
          <table:table-cell/>
          <table:table-cell table:number-columns-repeated="2" office:value-type="string">
            <text:p>50-26-486-22СП</text:p>
          </table:table-cell>
          <table:table-cell office:value-type="string">
            <text:p>РВД Ф20-33-1800 М30Х2-У 50-26-486-22СП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РВД</text:p>
          </table:table-cell>
          <table:table-cell office:value-type="string">
            <text:p>d 20 L 1,8 кл.41</text:p>
          </table:table-cell>
          <table:table-cell table:number-columns-repeated="1021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РВД</text:p>
          </table:table-cell>
          <table:table-cell office:value-type="string">
            <text:p>d 20 L 2,0 кл.36</text:p>
          </table:table-cell>
          <table:table-cell table:number-columns-repeated="1021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РВД</text:p>
          </table:table-cell>
          <table:table-cell office:value-type="string">
            <text:p>d 20 L 2,0 кл.41</text:p>
          </table:table-cell>
          <table:table-cell table:number-columns-repeated="1021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РВД</text:p>
          </table:table-cell>
          <table:table-cell office:value-type="string">
            <text:p>d 20 L1,5 кл.36</text:p>
          </table:table-cell>
          <table:table-cell table:number-columns-repeated="1021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РВД</text:p>
          </table:table-cell>
          <table:table-cell office:value-type="string">
            <text:p>d 20 L1,5 кл.41</text:p>
          </table:table-cell>
          <table:table-cell table:number-columns-repeated="1021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РВД</text:p>
          </table:table-cell>
          <table:table-cell office:value-type="string">
            <text:p>d 25 L -1.0x2,0 кл.50</text:p>
          </table:table-cell>
          <table:table-cell table:number-columns-repeated="1021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РВД</text:p>
          </table:table-cell>
          <table:table-cell office:value-type="string">
            <text:p>d 25 L-1,5 х 2,0 кл.50</text:p>
          </table:table-cell>
          <table:table-cell table:number-columns-repeated="1021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РВД</text:p>
          </table:table-cell>
          <table:table-cell office:value-type="string">
            <text:p>Н.036.85.070 рукав d-16</text:p>
          </table:table-cell>
          <table:table-cell table:number-columns-repeated="1021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РВД d 25 L=2,5</text:p>
          </table:table-cell>
          <table:table-cell office:value-type="string">
            <text:p>50-26-487-09СП</text:p>
          </table:table-cell>
          <table:table-cell table:number-columns-repeated="1021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РВД выс.давления</text:p>
          </table:table-cell>
          <table:table-cell office:value-type="string">
            <text:p>d 25 L=2,5</text:p>
          </table:table-cell>
          <table:table-cell table:number-columns-repeated="1021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Редуктор (ПД с муфтой )</text:p>
          </table:table-cell>
          <table:table-cell office:value-type="string">
            <text:p>17-76-10СП</text:p>
          </table:table-cell>
          <table:table-cell table:number-columns-repeated="2"/>
          <table:table-cell office:value-type="string">
            <text:p>17-76-10СП</text:p>
          </table:table-cell>
          <table:table-cell office:value-type="string">
            <text:p>Редуктор пускового двигателя</text:p>
          </table:table-cell>
          <table:table-cell table:number-columns-repeated="1017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Редуктор (ПД)</text:p>
          </table:table-cell>
          <table:table-cell office:value-type="string">
            <text:p>17-76-8СП</text:p>
          </table:table-cell>
          <table:table-cell/>
          <table:table-cell table:number-columns-repeated="2" office:value-type="string">
            <text:p>17-76-10СП</text:p>
          </table:table-cell>
          <table:table-cell office:value-type="string">
            <text:p>Редуктор пускового двигателя</text:p>
          </table:table-cell>
          <table:table-cell table:number-columns-repeated="1017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Реле регулятора</text:p>
          </table:table-cell>
          <table:table-cell office:value-type="string">
            <text:p>14В <text:s/>2402.3702</text:p>
          </table:table-cell>
          <table:table-cell table:number-columns-repeated="1021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Реле регулятора</text:p>
          </table:table-cell>
          <table:table-cell office:value-type="string">
            <text:p>28В <text:s/>2412.3702</text:p>
          </table:table-cell>
          <table:table-cell table:number-columns-repeated="1021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Рычаг</text:p>
          </table:table-cell>
          <table:table-cell office:value-type="string">
            <text:p>24-13-101СП</text:p>
          </table:table-cell>
          <table:table-cell table:number-columns-repeated="2"/>
          <table:table-cell office:value-type="string">
            <text:p>24-13-101СП</text:p>
          </table:table-cell>
          <table:table-cell office:value-type="string">
            <text:p>Рычаг</text:p>
          </table:table-cell>
          <table:table-cell table:number-columns-repeated="1017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Сальник</text:p>
          </table:table-cell>
          <table:table-cell office:value-type="string">
            <text:p>1,2-200*240-14</text:p>
          </table:table-cell>
          <table:table-cell/>
          <table:table-cell office:value-type="string">
            <text:p>1.2-200х240</text:p>
          </table:table-cell>
          <table:table-cell table:number-columns-repeated="1019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Сальник</text:p>
          </table:table-cell>
          <table:table-cell office:value-type="string">
            <text:p>1.2-55*80-1</text:p>
          </table:table-cell>
          <table:table-cell table:number-columns-repeated="2"/>
          <table:table-cell office:value-type="string">
            <text:p>1.2-55Х80-1</text:p>
          </table:table-cell>
          <table:table-cell office:value-type="string">
            <text:p>МАНЖЕТА 1.2-55Х80-1</text:p>
          </table:table-cell>
          <table:table-cell table:number-columns-repeated="1017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Сальник</text:p>
          </table:table-cell>
          <table:table-cell office:value-type="string">
            <text:p>35-21-40</text:p>
          </table:table-cell>
          <table:table-cell table:number-columns-repeated="2"/>
          <table:table-cell office:value-type="string">
            <text:p>35-21-40</text:p>
          </table:table-cell>
          <table:table-cell office:value-type="string">
            <text:p>САЛЬНИК 35-21-40</text:p>
          </table:table-cell>
          <table:table-cell table:number-columns-repeated="1017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Сальник</text:p>
          </table:table-cell>
          <table:table-cell office:value-type="float" office:value="40257">
            <text:p>40257</text:p>
          </table:table-cell>
          <table:table-cell table:number-columns-repeated="1021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Сальник</text:p>
          </table:table-cell>
          <table:table-cell office:value-type="float" office:value="40263">
            <text:p>40263</text:p>
          </table:table-cell>
          <table:table-cell table:number-columns-repeated="1021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Сальник</text:p>
          </table:table-cell>
          <table:table-cell office:value-type="float" office:value="40967">
            <text:p>40967</text:p>
          </table:table-cell>
          <table:table-cell table:number-columns-repeated="1021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Сальник</text:p>
          </table:table-cell>
          <table:table-cell office:value-type="float" office:value="40976">
            <text:p>40976</text:p>
          </table:table-cell>
          <table:table-cell table:number-columns-repeated="1021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Сальник</text:p>
          </table:table-cell>
          <table:table-cell office:value-type="string">
            <text:p>710-14-126</text:p>
          </table:table-cell>
          <table:table-cell table:number-columns-repeated="2"/>
          <table:table-cell office:value-type="string">
            <text:p>710-14-126</text:p>
          </table:table-cell>
          <table:table-cell office:value-type="string">
            <text:p>САЛЬНИК 710-14-126</text:p>
          </table:table-cell>
          <table:table-cell table:number-columns-repeated="1017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Сальник</text:p>
          </table:table-cell>
          <table:table-cell office:value-type="string">
            <text:p>90*120</text:p>
          </table:table-cell>
          <table:table-cell/>
          <table:table-cell office:value-type="string">
            <text:p>2.2-90х120-2</text:p>
          </table:table-cell>
          <table:table-cell table:number-columns-repeated="1019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Сальник <text:s/>(декомпрессора)</text:p>
          </table:table-cell>
          <table:table-cell office:value-type="float" office:value="40857">
            <text:p>40857</text:p>
          </table:table-cell>
          <table:table-cell table:number-columns-repeated="1021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Сальник <text:s/>(на вентилятор)</text:p>
          </table:table-cell>
          <table:table-cell office:value-type="float" office:value="40805">
            <text:p>40805</text:p>
          </table:table-cell>
          <table:table-cell table:number-columns-repeated="1021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Сальник <text:s/>коленвала железный</text:p>
          </table:table-cell>
          <table:table-cell office:value-type="string">
            <text:p>40831СП</text:p>
          </table:table-cell>
          <table:table-cell table:number-columns-repeated="1021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Сальник (бортового редуктора)</text:p>
          </table:table-cell>
          <table:table-cell office:value-type="string">
            <text:p>2,2-100*125-2</text:p>
          </table:table-cell>
          <table:table-cell/>
          <table:table-cell table:number-columns-repeated="2" office:value-type="string">
            <text:p>2.2-100Х125-1</text:p>
          </table:table-cell>
          <table:table-cell office:value-type="string">
            <text:p>МАНЖЕТА 2.2-100Х125-1</text:p>
          </table:table-cell>
          <table:table-cell table:number-columns-repeated="1017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Сальник (коленвала)</text:p>
          </table:table-cell>
          <table:table-cell office:value-type="string">
            <text:p>40831СП</text:p>
          </table:table-cell>
          <table:table-cell table:number-columns-repeated="1021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Свеча зажигания</text:p>
          </table:table-cell>
          <table:table-cell office:value-type="string">
            <text:p>А 11-3</text:p>
          </table:table-cell>
          <table:table-cell table:number-columns-repeated="1021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Сервомеханизм</text:p>
          </table:table-cell>
          <table:table-cell office:value-type="string">
            <text:p>24-15-118</text:p>
          </table:table-cell>
          <table:table-cell/>
          <table:table-cell table:number-columns-repeated="2" office:value-type="string">
            <text:p>50-15-118СП</text:p>
          </table:table-cell>
          <table:table-cell office:value-type="string">
            <text:p>Сервомеханизм</text:p>
          </table:table-cell>
          <table:table-cell table:number-columns-repeated="1017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Стартер</text:p>
          </table:table-cell>
          <table:table-cell office:value-type="string">
            <text:p>251.3708.000</text:p>
          </table:table-cell>
          <table:table-cell/>
          <table:table-cell table:number-columns-repeated="2" office:value-type="string">
            <text:p>2516.3708.000</text:p>
          </table:table-cell>
          <table:table-cell office:value-type="string">
            <text:p>СТАРТЕР 2516.3708.000</text:p>
          </table:table-cell>
          <table:table-cell table:number-columns-repeated="1017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Стартер</text:p>
          </table:table-cell>
          <table:table-cell office:value-type="string">
            <text:p>42.3708.000</text:p>
          </table:table-cell>
          <table:table-cell/>
          <table:table-cell office:value-type="string">
            <text:p>42.3708.000(СТ230Е)</text:p>
          </table:table-cell>
          <table:table-cell table:number-columns-repeated="1019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Стеклоочиститель</text:p>
          </table:table-cell>
          <table:table-cell office:value-type="float" office:value="6713.5205">
            <text:p>6713,5205</text:p>
          </table:table-cell>
          <table:table-cell/>
          <table:table-cell office:value-type="string">
            <text:p>6713.5205</text:p>
          </table:table-cell>
          <table:table-cell table:number-columns-repeated="1019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Турбокомперссор ТКР 8.5С</text:p>
          </table:table-cell>
          <table:table-cell office:value-type="string">
            <text:p>51-54-1-01СП</text:p>
          </table:table-cell>
          <table:table-cell/>
          <table:table-cell table:number-columns-repeated="2" office:value-type="string">
            <text:p>51-54-1СП</text:p>
          </table:table-cell>
          <table:table-cell office:value-type="string">
            <text:p>Турбокомпрессор ТКР8,5С</text:p>
          </table:table-cell>
          <table:table-cell table:number-columns-repeated="1017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Турбокомперссор ТКР 8.5С</text:p>
          </table:table-cell>
          <table:table-cell office:value-type="string">
            <text:p>92.000-06</text:p>
          </table:table-cell>
          <table:table-cell table:number-columns-repeated="2"/>
          <table:table-cell office:value-type="string">
            <text:p>92.000-06</text:p>
          </table:table-cell>
          <table:table-cell office:value-type="string">
            <text:p>Турбокомпрессор ТКР11Н-3</text:p>
          </table:table-cell>
          <table:table-cell table:number-columns-repeated="1017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Указатель тока</text:p>
          </table:table-cell>
          <table:table-cell office:value-type="string">
            <text:p>АП 111 - Б</text:p>
          </table:table-cell>
          <table:table-cell table:number-columns-repeated="1021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Фара</text:p>
          </table:table-cell>
          <table:table-cell office:value-type="float" office:value="761.3711">
            <text:p>761,3711</text:p>
          </table:table-cell>
          <table:table-cell/>
          <table:table-cell office:value-type="string">
            <text:p>ФАРА ФГ-318 (ФГ761.3711)</text:p>
          </table:table-cell>
          <table:table-cell table:number-columns-repeated="1019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Фильтр гидравлики</text:p>
          </table:table-cell>
          <table:table-cell office:value-type="string">
            <text:p>64-26-250СП</text:p>
          </table:table-cell>
          <table:table-cell table:number-columns-repeated="2"/>
          <table:table-cell office:value-type="string">
            <text:p>64-26-250СП</text:p>
          </table:table-cell>
          <table:table-cell office:value-type="string">
            <text:p>Фильтр</text:p>
          </table:table-cell>
          <table:table-cell table:number-columns-repeated="1017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Форсунка</text:p>
          </table:table-cell>
          <table:table-cell office:value-type="string">
            <text:p>14-69-117-1СП</text:p>
          </table:table-cell>
          <table:table-cell table:number-columns-repeated="2"/>
          <table:table-cell office:value-type="string">
            <text:p>14-69-117-1СП</text:p>
          </table:table-cell>
          <table:table-cell office:value-type="string">
            <text:p>Форсунка</text:p>
          </table:table-cell>
          <table:table-cell table:number-columns-repeated="1017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Шайба</text:p>
          </table:table-cell>
          <table:table-cell office:value-type="string">
            <text:p>20ОТ 65Г 09</text:p>
          </table:table-cell>
          <table:table-cell/>
          <table:table-cell table:number-columns-repeated="2" office:value-type="string">
            <text:p>20ОТ65Г09</text:p>
          </table:table-cell>
          <table:table-cell office:value-type="string">
            <text:p>ШАЙБА ПРУЖИННАЯ 20ОТ65Г09</text:p>
          </table:table-cell>
          <table:table-cell table:number-columns-repeated="1017"/>
        </table:table-row>
        <table:table-row table:style-name="ro1">
          <table:table-cell office:value-type="string">
            <text:p>№ п/п</text:p>
          </table:table-cell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Коробка перемены передачК-700, Т-100, 130, 170</text:p>
          </table:table-cell>
          <table:table-cell office:value-type="string">
            <text:p>24-12-1СП</text:p>
          </table:table-cell>
          <table:table-cell/>
          <table:table-cell table:number-columns-repeated="2" office:value-type="string">
            <text:p>50-12-12СП</text:p>
          </table:table-cell>
          <table:table-cell office:value-type="string">
            <text:p>Коробка передач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Электродвигатель отопителяТ-170</text:p>
          </table:table-cell>
          <table:table-cell office:value-type="string">
            <text:p>97.12.3730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ТурбокомпрессорТ-130, Т-170</text:p>
          </table:table-cell>
          <table:table-cell office:value-type="string">
            <text:p>51-54-1СП</text:p>
          </table:table-cell>
          <table:table-cell table:number-columns-repeated="2"/>
          <table:table-cell office:value-type="string">
            <text:p>51-54-1СП</text:p>
          </table:table-cell>
          <table:table-cell office:value-type="string">
            <text:p>Турбокомпрессор ТКР8,5С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Двигатель пусковой- </text:p>
          </table:table-cell>
          <table:table-cell office:value-type="string">
            <text:p>ПД-10УД</text:p>
          </table:table-cell>
          <table:table-cell table:number-columns-repeated="1021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Двигатель пусковойТ-130, Т-170</text:p>
          </table:table-cell>
          <table:table-cell office:value-type="string">
            <text:p>ПД-25</text:p>
          </table:table-cell>
          <table:table-cell/>
          <table:table-cell table:number-columns-repeated="2" office:value-type="string">
            <text:p>17-23СП</text:p>
          </table:table-cell>
          <table:table-cell office:value-type="string">
            <text:p>Пусковой двигатель П-23У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Прокладка коллектораТ-130</text:p>
          </table:table-cell>
          <table:table-cell office:value-type="string">
            <text:p>700-40-3880СП</text:p>
          </table:table-cell>
          <table:table-cell table:number-columns-repeated="2"/>
          <table:table-cell office:value-type="string">
            <text:p>700-40-3880СП</text:p>
          </table:table-cell>
          <table:table-cell office:value-type="string">
            <text:p>Прокладка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Прокладка головки цилиндраТ-170</text:p>
          </table:table-cell>
          <table:table-cell office:value-type="string">
            <text:p>51-02-107-01СП</text:p>
          </table:table-cell>
          <table:table-cell table:number-columns-repeated="2"/>
          <table:table-cell office:value-type="string">
            <text:p>51-02-107-01СП</text:p>
          </table:table-cell>
          <table:table-cell office:value-type="string">
            <text:p>Прокладка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Насос топливный высокого давленияТ-170</text:p>
          </table:table-cell>
          <table:table-cell office:value-type="string">
            <text:p>51-67-24-01СП</text:p>
          </table:table-cell>
          <table:table-cell table:number-columns-repeated="2"/>
          <table:table-cell office:value-type="string">
            <text:p>51-67-24-01СП</text:p>
          </table:table-cell>
          <table:table-cell office:value-type="string">
            <text:p>Насос топливный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Барабан наружныйТ-130, Т-170</text:p>
          </table:table-cell>
          <table:table-cell office:value-type="string">
            <text:p>28-16-15</text:p>
          </table:table-cell>
          <table:table-cell table:number-columns-repeated="2"/>
          <table:table-cell office:value-type="string">
            <text:p>28-16-15</text:p>
          </table:table-cell>
          <table:table-cell office:value-type="string">
            <text:p>Барабан наружный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Диск ведомый муфты сцепленияТ-130, Т-170</text:p>
          </table:table-cell>
          <table:table-cell office:value-type="string">
            <text:p>17-73-139СП</text:p>
          </table:table-cell>
          <table:table-cell table:number-columns-repeated="2"/>
          <table:table-cell office:value-type="string">
            <text:p>17-73-139СП</text:p>
          </table:table-cell>
          <table:table-cell office:value-type="string">
            <text:p>Диск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Вал муфты сцепленияТ-130, Т-170</text:p>
          </table:table-cell>
          <table:table-cell office:value-type="float" office:value="735">
            <text:p>735</text:p>
          </table:table-cell>
          <table:table-cell/>
          <table:table-cell table:number-columns-repeated="2" office:value-type="string">
            <text:p>7324-01СП</text:p>
          </table:table-cell>
          <table:table-cell office:value-type="string">
            <text:p>Вал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Муфта механического включенияП-23, Т-130</text:p>
          </table:table-cell>
          <table:table-cell office:value-type="string">
            <text:p>72118СП</text:p>
          </table:table-cell>
          <table:table-cell table:number-columns-repeated="2"/>
          <table:table-cell office:value-type="string">
            <text:p>72118СП</text:p>
          </table:table-cell>
          <table:table-cell office:value-type="string">
            <text:p>Муфта механизма включения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ГенераторТ-170</text:p>
          </table:table-cell>
          <table:table-cell office:value-type="string">
            <text:p>7006.3701.000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Ремкомплект водяного насосаТ-130</text:p>
          </table:table-cell>
          <table:table-cell office:value-type="string">
            <text:p>16-08-141РК</text:p>
          </table:table-cell>
          <table:table-cell/>
          <table:table-cell office:value-type="string">
            <text:p>Р/К 16-08-140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Ремень генератораТ-130,Т-170</text:p>
          </table:table-cell>
          <table:table-cell office:value-type="string">
            <text:p>11-12.5Х9-1090</text:p>
          </table:table-cell>
          <table:table-cell/>
          <table:table-cell office:value-type="string">
            <text:p>11-12,5х9-1090</text:p>
          </table:table-cell>
          <table:table-cell office:value-type="string">
            <text:p>11-12,5Х9-1090</text:p>
          </table:table-cell>
          <table:table-cell office:value-type="string">
            <text:p>РЕМЕНЬ ВЕНТИЛЯТОРНЫЙ 11-12,5Х9-1090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ФорсункаТ-130, Т-170</text:p>
          </table:table-cell>
          <table:table-cell office:value-type="string">
            <text:p>14-69-117-1СП</text:p>
          </table:table-cell>
          <table:table-cell table:number-columns-repeated="2"/>
          <table:table-cell office:value-type="string">
            <text:p>14-69-117-1СП</text:p>
          </table:table-cell>
          <table:table-cell office:value-type="string">
            <text:p>Форсунка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Редуктор бортовой левыйТ-130, Т-170</text:p>
          </table:table-cell>
          <table:table-cell office:value-type="string">
            <text:p>24-19-115СП</text:p>
          </table:table-cell>
          <table:table-cell/>
          <table:table-cell office:value-type="string">
            <text:p>расписывается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ПолуосьТ-130, Т-170</text:p>
          </table:table-cell>
          <table:table-cell office:value-type="string">
            <text:p>24-16-4</text:p>
          </table:table-cell>
          <table:table-cell table:number-columns-repeated="2"/>
          <table:table-cell office:value-type="string">
            <text:p>24-16-4</text:p>
          </table:table-cell>
          <table:table-cell office:value-type="string">
            <text:p>Полуось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Подшипник концевой бортового редуктора</text:p>
          </table:table-cell>
          <table:table-cell office:value-type="string">
            <text:p>21-19-1</text:p>
          </table:table-cell>
          <table:table-cell table:number-columns-repeated="2"/>
          <table:table-cell office:value-type="string">
            <text:p>21-19-1</text:p>
          </table:table-cell>
          <table:table-cell office:value-type="string">
            <text:p>Подшипник концевой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Подшипник концевой бортового редуктора</text:p>
          </table:table-cell>
          <table:table-cell office:value-type="string">
            <text:p>21-19-2</text:p>
          </table:table-cell>
          <table:table-cell table:number-columns-repeated="2"/>
          <table:table-cell office:value-type="string">
            <text:p>21-19-2</text:p>
          </table:table-cell>
          <table:table-cell office:value-type="string">
            <text:p>Подшипник концевой</text:p>
          </table:table-cell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Вал карданныйТ-170</text:p>
          </table:table-cell>
          <table:table-cell office:value-type="string">
            <text:p>50-14-23</text:p>
          </table:table-cell>
          <table:table-cell/>
          <table:table-cell office:value-type="string">
            <text:p>18-14-77</text:p>
          </table:table-cell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Венец ведущего колесаТ-130, Т-170</text:p>
          </table:table-cell>
          <table:table-cell office:value-type="string">
            <text:p>50-19-160-1</text:p>
          </table:table-cell>
          <table:table-cell table:number-columns-repeated="2"/>
          <table:table-cell office:value-type="string">
            <text:p>50-19-160-1</text:p>
          </table:table-cell>
          <table:table-cell office:value-type="string">
            <text:p>Венец ведущего колеса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Шестерня двойнаяТ-170</text:p>
          </table:table-cell>
          <table:table-cell office:value-type="string">
            <text:p>50-19-144СП</text:p>
          </table:table-cell>
          <table:table-cell/>
          <table:table-cell table:number-columns-repeated="2" office:value-type="string">
            <text:p>50-19-174СП</text:p>
          </table:table-cell>
          <table:table-cell office:value-type="string">
            <text:p>Шестерня двойная. Комплект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ШестерняТ-130, Т-170</text:p>
          </table:table-cell>
          <table:table-cell office:value-type="string">
            <text:p>50-19-150</text:p>
          </table:table-cell>
          <table:table-cell table:number-columns-repeated="2"/>
          <table:table-cell office:value-type="string">
            <text:p>50-19-150</text:p>
          </table:table-cell>
          <table:table-cell office:value-type="string">
            <text:p>Шестерня</text:p>
          </table:table-cell>
          <table:table-cell table:number-columns-repeated="1017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Фрикцион бортовойТ-130, Т-170</text:p>
          </table:table-cell>
          <table:table-cell office:value-type="string">
            <text:p>24-16-101СП</text:p>
          </table:table-cell>
          <table:table-cell table:number-columns-repeated="2"/>
          <table:table-cell office:value-type="string">
            <text:p>24-16-101СП</text:p>
          </table:table-cell>
          <table:table-cell office:value-type="string">
            <text:p>Фрикцион бортовой правый</text:p>
          </table:table-cell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Фрикцион бортовойТ-130, Т-170</text:p>
          </table:table-cell>
          <table:table-cell office:value-type="string">
            <text:p>24-16-102СП</text:p>
          </table:table-cell>
          <table:table-cell table:number-columns-repeated="2"/>
          <table:table-cell office:value-type="string">
            <text:p>24-16-102СП</text:p>
          </table:table-cell>
          <table:table-cell office:value-type="string">
            <text:p>Фрикцион бортовой левый</text:p>
          </table:table-cell>
          <table:table-cell table:number-columns-repeated="1017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Уплотнение на фрикцион бортовойТ170</text:p>
          </table:table-cell>
          <table:table-cell office:value-type="string">
            <text:p>24-19-114СП</text:p>
          </table:table-cell>
          <table:table-cell table:number-columns-repeated="2"/>
          <table:table-cell office:value-type="string">
            <text:p>24-19-114СП</text:p>
          </table:table-cell>
          <table:table-cell office:value-type="string">
            <text:p>Уплотнение</text:p>
          </table:table-cell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Уплотнение на фрикцион бортовойТ170</text:p>
          </table:table-cell>
          <table:table-cell office:value-type="string">
            <text:p>20-19-124СП</text:p>
          </table:table-cell>
          <table:table-cell table:number-columns-repeated="2"/>
          <table:table-cell office:value-type="string">
            <text:p>20-19-124СП</text:p>
          </table:table-cell>
          <table:table-cell office:value-type="string">
            <text:p>Уплотнение</text:p>
          </table:table-cell>
          <table:table-cell table:number-columns-repeated="1017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Уплотнение на фрикцион бортовойТ170</text:p>
          </table:table-cell>
          <table:table-cell office:value-type="string">
            <text:p>20-19-123СП</text:p>
          </table:table-cell>
          <table:table-cell table:number-columns-repeated="2"/>
          <table:table-cell office:value-type="string">
            <text:p>20-19-123СП</text:p>
          </table:table-cell>
          <table:table-cell office:value-type="string">
            <text:p>Уплотнение</text:p>
          </table:table-cell>
          <table:table-cell table:number-columns-repeated="1017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Лабиринт бортового редуктораТ-170</text:p>
          </table:table-cell>
          <table:table-cell office:value-type="string">
            <text:p>50-19-156СП</text:p>
          </table:table-cell>
          <table:table-cell table:number-columns-repeated="2"/>
          <table:table-cell office:value-type="string">
            <text:p>50-19-156СП</text:p>
          </table:table-cell>
          <table:table-cell office:value-type="string">
            <text:p>Лабиринт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Полуось бортового редуктораТ-100МГ,Т-170,Т-130</text:p>
          </table:table-cell>
          <table:table-cell office:value-type="string">
            <text:p>20-19-4СП</text:p>
          </table:table-cell>
          <table:table-cell/>
          <table:table-cell office:value-type="string">
            <text:p>указан номер болотной. Серийная 24-19-37.</text:p>
          </table:table-cell>
          <table:table-cell table:number-columns-repeated="1019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КозырекТ-130, Т-170</text:p>
          </table:table-cell>
          <table:table-cell office:value-type="string">
            <text:p>15-19-15</text:p>
          </table:table-cell>
          <table:table-cell table:number-columns-repeated="2"/>
          <table:table-cell office:value-type="string">
            <text:p>15-19-15</text:p>
          </table:table-cell>
          <table:table-cell office:value-type="string">
            <text:p>Козырек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Манжета малого лабиринтаТ-170</text:p>
          </table:table-cell>
          <table:table-cell office:value-type="string">
            <text:p>700-40-2039СП</text:p>
          </table:table-cell>
          <table:table-cell/>
          <table:table-cell office:value-type="string">
            <text:p>указанный номер сальник коленвала, манжета малого лабиринта 700-40-2163</text:p>
          </table:table-cell>
          <table:table-cell table:number-columns-repeated="1019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Втулка бортового редуктораТ-100М3</text:p>
          </table:table-cell>
          <table:table-cell office:value-type="string">
            <text:p>20-19-18</text:p>
          </table:table-cell>
          <table:table-cell table:number-columns-repeated="2"/>
          <table:table-cell office:value-type="string">
            <text:p>20-19-18</text:p>
          </table:table-cell>
          <table:table-cell office:value-type="string">
            <text:p>Втулка</text:p>
          </table:table-cell>
          <table:table-cell table:number-columns-repeated="1017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Насос шестеренный левого вращения16 МПа 173,4 л/мин 1920 об/мин</text:p>
          </table:table-cell>
          <table:table-cell office:value-type="string">
            <text:p>НШ100А-3-Л НШ100А-3-Л-00</text:p>
          </table:table-cell>
          <table:table-cell/>
          <table:table-cell table:number-columns-repeated="2" office:value-type="string">
            <text:p>НШ 100А-3Л</text:p>
          </table:table-cell>
          <table:table-cell office:value-type="string">
            <text:p>НАСОС НШ 100А-3Л</text:p>
          </table:table-cell>
          <table:table-cell table:number-columns-repeated="1017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Рукав высокого давления резиновый 16Х1100Т-170</text:p>
          </table:table-cell>
          <table:table-cell office:value-type="string">
            <text:p>Н.036.85.770</text:p>
          </table:table-cell>
          <table:table-cell/>
          <table:table-cell office:value-type="string">
            <text:p>РВД Ф-16 L-1110 Н.036.85.770</text:p>
          </table:table-cell>
          <table:table-cell table:number-columns-repeated="1019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Рукав высокого давления резиновый 25Х2510-16,5МПА Т-130, Т-170</text:p>
          </table:table-cell>
          <table:table-cell office:value-type="string">
            <text:p>Н.036.88.750</text:p>
          </table:table-cell>
          <table:table-cell table:number-columns-repeated="1021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Фара основного света трактораТ-130</text:p>
          </table:table-cell>
          <table:table-cell office:value-type="string">
            <text:p>ФГ761.3711</text:p>
          </table:table-cell>
          <table:table-cell/>
          <table:table-cell office:value-type="string">
            <text:p>ФГ-318 (ФГ761.3711)</text:p>
          </table:table-cell>
          <table:table-cell table:number-columns-repeated="1019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Болт крепления ходовой частиТ-130, Т-170</text:p>
          </table:table-cell>
          <table:table-cell office:value-type="float" office:value="2816">
            <text:p>2816</text:p>
          </table:table-cell>
          <table:table-cell/>
          <table:table-cell table:number-columns-repeated="2" office:value-type="string">
            <text:p>М12-6GХ30.88.019</text:p>
          </table:table-cell>
          <table:table-cell office:value-type="string">
            <text:p>БОЛТ М12-6GХ30.88.019</text:p>
          </table:table-cell>
          <table:table-cell table:number-columns-repeated="1017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Вставка турбиныТ-130, Т-170</text:p>
          </table:table-cell>
          <table:table-cell office:value-type="float" office:value="92.203">
            <text:p>92,203</text:p>
          </table:table-cell>
          <table:table-cell/>
          <table:table-cell office:value-type="string">
            <text:p>номер указан старого образца, снят с производства. Новый номер 92.206 идет на ТКР-11Н3 (не подходит на старую турбину) нужно уточнить какая турбина тоит</text:p>
          </table:table-cell>
          <table:table-cell table:number-columns-repeated="1019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ГенераторТ-130, Т-170</text:p>
          </table:table-cell>
          <table:table-cell office:value-type="float" office:value="700.3701">
            <text:p>700,3701</text:p>
          </table:table-cell>
          <table:table-cell/>
          <table:table-cell office:value-type="string">
            <text:p>нужно уточнить 14В или 28В (возможно 966.3701)</text:p>
          </table:table-cell>
          <table:table-cell table:number-columns-repeated="1019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ГлушительТ-130МГ,Т-170.00,Т-130МБГ,Т-130М4Г,</text:p>
          </table:table-cell>
          <table:table-cell office:value-type="string">
            <text:p>51-05-192СП</text:p>
          </table:table-cell>
          <table:table-cell table:number-columns-repeated="2"/>
          <table:table-cell office:value-type="string">
            <text:p>51-05-192СП</text:p>
          </table:table-cell>
          <table:table-cell office:value-type="string">
            <text:p>Глушитель</text:p>
          </table:table-cell>
          <table:table-cell table:number-columns-repeated="1017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Стекло кабины трактораТ-130, Т-170</text:p>
          </table:table-cell>
          <table:table-cell office:value-type="string">
            <text:p>24-59-194</text:p>
          </table:table-cell>
          <table:table-cell/>
          <table:table-cell table:number-columns-repeated="2" office:value-type="string">
            <text:p>24-59-194(630Х505)</text:p>
          </table:table-cell>
          <table:table-cell office:value-type="string">
            <text:p>СТЕКЛО 24-59-194(630Х505)</text:p>
          </table:table-cell>
          <table:table-cell table:number-columns-repeated="1017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Стекло кабины трактораТ-130, Т-170</text:p>
          </table:table-cell>
          <table:table-cell office:value-type="string">
            <text:p>24-59-195</text:p>
          </table:table-cell>
          <table:table-cell/>
          <table:table-cell table:number-columns-repeated="2" office:value-type="string">
            <text:p>24-59-195(680Х505)</text:p>
          </table:table-cell>
          <table:table-cell office:value-type="string">
            <text:p>СТЕКЛО 24-59-195(680Х505)</text:p>
          </table:table-cell>
          <table:table-cell table:number-columns-repeated="1017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Стекло кабины трактораТ-130, Т-170</text:p>
          </table:table-cell>
          <table:table-cell office:value-type="string">
            <text:p>24-59-196</text:p>
          </table:table-cell>
          <table:table-cell/>
          <table:table-cell table:number-columns-repeated="2" office:value-type="string">
            <text:p>24-59-196(630Х280)</text:p>
          </table:table-cell>
          <table:table-cell office:value-type="string">
            <text:p>СТЕКЛО 24-59-196-1(630Х280)</text:p>
          </table:table-cell>
          <table:table-cell table:number-columns-repeated="1017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Стекло кабины трактораТ-130, Т-170</text:p>
          </table:table-cell>
          <table:table-cell office:value-type="string">
            <text:p>24-59-197</text:p>
          </table:table-cell>
          <table:table-cell/>
          <table:table-cell table:number-columns-repeated="2" office:value-type="string">
            <text:p>24-59-197(860Х450)</text:p>
          </table:table-cell>
          <table:table-cell office:value-type="string">
            <text:p>СТЕКЛО 24-59-197(860Х450)</text:p>
          </table:table-cell>
          <table:table-cell table:number-columns-repeated="1017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Стекло кабины трактораТ-130, Т-170</text:p>
          </table:table-cell>
          <table:table-cell office:value-type="string">
            <text:p>24-59-198</text:p>
          </table:table-cell>
          <table:table-cell/>
          <table:table-cell table:number-columns-repeated="2" office:value-type="string">
            <text:p>24-59-198(535Х480)</text:p>
          </table:table-cell>
          <table:table-cell office:value-type="string">
            <text:p>СТЕКЛО 24-59-198(535Х480)</text:p>
          </table:table-cell>
          <table:table-cell table:number-columns-repeated="1017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Бак топливныйТ-100МГ,Т-170,Т-130</text:p>
          </table:table-cell>
          <table:table-cell office:value-type="string">
            <text:p>50-25-16СП</text:p>
          </table:table-cell>
          <table:table-cell/>
          <table:table-cell table:number-columns-repeated="2" office:value-type="string">
            <text:p>50-25-182СП</text:p>
          </table:table-cell>
          <table:table-cell office:value-type="string">
            <text:p>Бак топливный</text:p>
          </table:table-cell>
          <table:table-cell table:number-columns-repeated="1017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Палец гусеницы трактораТ-130, Т-170</text:p>
          </table:table-cell>
          <table:table-cell office:value-type="string">
            <text:p>24-22-7</text:p>
          </table:table-cell>
          <table:table-cell/>
          <table:table-cell table:number-columns-repeated="2" office:value-type="string">
            <text:p>24-22-6</text:p>
          </table:table-cell>
          <table:table-cell office:value-type="string">
            <text:p>Палец</text:p>
          </table:table-cell>
          <table:table-cell table:number-columns-repeated="1017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Палец гусеницы трактора замыкающийТ-130</text:p>
          </table:table-cell>
          <table:table-cell office:value-type="string">
            <text:p>46-22-39</text:p>
          </table:table-cell>
          <table:table-cell/>
          <table:table-cell table:number-columns-repeated="2" office:value-type="string">
            <text:p>24-22-7</text:p>
          </table:table-cell>
          <table:table-cell office:value-type="string">
            <text:p>Палец замыкающий</text:p>
          </table:table-cell>
          <table:table-cell table:number-columns-repeated="1017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Прокладка крышки клапанаТ-130 Т-170</text:p>
          </table:table-cell>
          <table:table-cell office:value-type="string">
            <text:p>700-40-2108-1</text:p>
          </table:table-cell>
          <table:table-cell/>
          <table:table-cell table:number-columns-repeated="2" office:value-type="string">
            <text:p>700-40-2108</text:p>
          </table:table-cell>
          <table:table-cell office:value-type="string">
            <text:p>ПРОКЛАДКА 700-40-2108</text:p>
          </table:table-cell>
          <table:table-cell table:number-columns-repeated="1017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Прокладка уплотнительнаяТ-130, Т-170</text:p>
          </table:table-cell>
          <table:table-cell office:value-type="string">
            <text:p>700-40-5019</text:p>
          </table:table-cell>
          <table:table-cell table:number-columns-repeated="2"/>
          <table:table-cell office:value-type="string">
            <text:p>700-40-5019</text:p>
          </table:table-cell>
          <table:table-cell office:value-type="string">
            <text:p>ПРОКЛАДКА 700-40-5019</text:p>
          </table:table-cell>
          <table:table-cell table:number-columns-repeated="1017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Прокладка регулятора дизеляТ-130</text:p>
          </table:table-cell>
          <table:table-cell office:value-type="float" office:value="6577">
            <text:p>6577</text:p>
          </table:table-cell>
          <table:table-cell/>
          <table:table-cell table:number-columns-repeated="2" office:value-type="string">
            <text:p>06577</text:p>
          </table:table-cell>
          <table:table-cell office:value-type="string">
            <text:p>Прокладка</text:p>
          </table:table-cell>
          <table:table-cell table:number-columns-repeated="1017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Прокладка меднаяТ100,Т130,Т170, Д108, Д160</text:p>
          </table:table-cell>
          <table:table-cell office:value-type="string">
            <text:p>700-40-2253</text:p>
          </table:table-cell>
          <table:table-cell table:number-columns-repeated="1021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Рукав высокого давленияТ-130</text:p>
          </table:table-cell>
          <table:table-cell office:value-type="string">
            <text:p>16-1250КЛ32</text:p>
          </table:table-cell>
          <table:table-cell table:number-columns-repeated="1021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Рукав высокого давленияТ-130</text:p>
          </table:table-cell>
          <table:table-cell office:value-type="string">
            <text:p>25-1860</text:p>
          </table:table-cell>
          <table:table-cell table:number-columns-repeated="1021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Рукав высокого давления25Х630-25МПА М42Х2Т-130,170</text:p>
          </table:table-cell>
          <table:table-cell office:value-type="string">
            <text:p>25-25-630 4У</text:p>
          </table:table-cell>
          <table:table-cell table:number-columns-repeated="1021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РукавТ-130, Т-170</text:p>
          </table:table-cell>
          <table:table-cell office:value-type="float" office:value="46834">
            <text:p>46834</text:p>
          </table:table-cell>
          <table:table-cell/>
          <table:table-cell table:number-columns-repeated="2" office:value-type="string">
            <text:p>46834</text:p>
          </table:table-cell>
          <table:table-cell office:value-type="string">
            <text:p>ШЛАНГ 46834</text:p>
          </table:table-cell>
          <table:table-cell table:number-columns-repeated="1017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РукавТ-130, Т-170</text:p>
          </table:table-cell>
          <table:table-cell office:value-type="float" office:value="42701">
            <text:p>42701</text:p>
          </table:table-cell>
          <table:table-cell/>
          <table:table-cell table:number-columns-repeated="2" office:value-type="string">
            <text:p>42701</text:p>
          </table:table-cell>
          <table:table-cell office:value-type="string">
            <text:p>ШЛАНГ(РУКАВ) 42701</text:p>
          </table:table-cell>
          <table:table-cell table:number-columns-repeated="1017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Свеча зажигания Т-130,Т-170</text:p>
          </table:table-cell>
          <table:table-cell office:value-type="string">
            <text:p>М18Т-1</text:p>
          </table:table-cell>
          <table:table-cell table:number-columns-repeated="1021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Свеча зажигания искроваяТ-130, Т-170</text:p>
          </table:table-cell>
          <table:table-cell office:value-type="string">
            <text:p>А11-3</text:p>
          </table:table-cell>
          <table:table-cell table:number-columns-repeated="1021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Элемент фильтрующий топливныйТ-170,ДТ-75</text:p>
          </table:table-cell>
          <table:table-cell office:value-type="string">
            <text:p>НФ-307С</text:p>
          </table:table-cell>
          <table:table-cell/>
          <table:table-cell office:value-type="string">
            <text:p>ЭФТ-75</text:p>
          </table:table-cell>
          <table:table-cell table:number-columns-repeated="1019"/>
        </table:table-row>
        <table:table-row table:style-name="ro1">
          <table:table-cell office:value-type="string">
            <text:p>№ п/п</text:p>
          </table:table-cell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Б-10МФильтр маслянный турбины </text:p>
          </table:table-cell>
          <table:table-cell office:value-type="float" office:value="2108">
            <text:p>2108</text:p>
          </table:table-cell>
          <table:table-cell/>
          <table:table-cell office:value-type="string">
            <text:p>указан чод на Жигули на Б10 17К28С9А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Б-10МФильтр маслянный </text:p>
          </table:table-cell>
          <table:table-cell office:value-type="string">
            <text:p>Р635-1-06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Б-10МФильтр тонкой очистки </text:p>
          </table:table-cell>
          <table:table-cell office:value-type="string">
            <text:p>ЭФ-01-00 СБ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Б-10МФильтр </text:p>
          </table:table-cell>
          <table:table-cell office:value-type="string">
            <text:p>ФТ-75</text:p>
          </table:table-cell>
          <table:table-cell/>
          <table:table-cell office:value-type="string">
            <text:p>ЭФТ-75А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Б-10МФильтрэлемент воздуш.</text:p>
          </table:table-cell>
          <table:table-cell office:value-type="string">
            <text:p>ФП 207(больш+малый) в сборе</text:p>
          </table:table-cell>
          <table:table-cell/>
          <table:table-cell office:value-type="string">
            <text:p>А41.10.000-02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Б-10МЭлемент фильтрующий </text:p>
          </table:table-cell>
          <table:table-cell office:value-type="string">
            <text:p>51-70-146СП</text:p>
          </table:table-cell>
          <table:table-cell/>
          <table:table-cell office:value-type="string">
            <text:p>ЭФТ-75А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Б-10МСвеча </text:p>
          </table:table-cell>
          <table:table-cell office:value-type="string">
            <text:p>М8Т</text:p>
          </table:table-cell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Б-10МРем. комп. гидроцилиндра </text:p>
          </table:table-cell>
          <table:table-cell office:value-type="string">
            <text:p>50-26-570СП</text:p>
          </table:table-cell>
          <table:table-cell/>
          <table:table-cell office:value-type="string">
            <text:p>р/к 50-26-570СП</text:p>
          </table:table-cell>
          <table:table-cell table:number-columns-repeated="1019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Б-10МРем. комплект механизма натяжения </text:p>
          </table:table-cell>
          <table:table-cell office:value-type="string">
            <text:p>50-24-420СП</text:p>
          </table:table-cell>
          <table:table-cell/>
          <table:table-cell office:value-type="string">
            <text:p>р/к 50-24-420СП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Б-10МРем. комплект бортового редуктора</text:p>
          </table:table-cell>
          <table:table-cell office:value-type="float" office:value="0">
            <text:p>0</text:p>
          </table:table-cell>
          <table:table-cell/>
          <table:table-cell office:value-type="string">
            <text:p>р/к бортредуктора</text:p>
          </table:table-cell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Б-10МРем. комплект водяного насоса </text:p>
          </table:table-cell>
          <table:table-cell office:value-type="string">
            <text:p>16-08-140СП</text:p>
          </table:table-cell>
          <table:table-cell/>
          <table:table-cell office:value-type="string">
            <text:p>р/к 16-08-140СП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Б-10МРем. комплект прокладок основного двигателя</text:p>
          </table:table-cell>
          <table:table-cell office:value-type="float" office:value="0">
            <text:p>0</text:p>
          </table:table-cell>
          <table:table-cell/>
          <table:table-cell office:value-type="string">
            <text:p>р/к Д160, Д180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Б-10МУпор </text:p>
          </table:table-cell>
          <table:table-cell office:value-type="string">
            <text:p>50-50-42</text:p>
          </table:table-cell>
          <table:table-cell table:number-columns-repeated="2"/>
          <table:table-cell office:value-type="string">
            <text:p>50-50-42</text:p>
          </table:table-cell>
          <table:table-cell office:value-type="string">
            <text:p>Упор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Б-10МФара </text:p>
          </table:table-cell>
          <table:table-cell office:value-type="string">
            <text:p>ФГ-318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Б-10МКарбюратор</text:p>
          </table:table-cell>
          <table:table-cell office:value-type="string">
            <text:p>К-125Л </text:p>
          </table:table-cell>
          <table:table-cell/>
          <table:table-cell office:value-type="string">
            <text:p>Пикар Россия или Weber (Польша)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Б-10МСтартер </text:p>
          </table:table-cell>
          <table:table-cell office:value-type="string">
            <text:p>42.3708.000</text:p>
          </table:table-cell>
          <table:table-cell/>
          <table:table-cell office:value-type="string">
            <text:p>Самара</text:p>
          </table:table-cell>
          <table:table-cell table:number-columns-repeated="1019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Б-10МГенератор </text:p>
          </table:table-cell>
          <table:table-cell office:value-type="string">
            <text:p>7006 3701 24В</text:p>
          </table:table-cell>
          <table:table-cell/>
          <table:table-cell office:value-type="string">
            <text:p>966.3701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Б-10М Механизм натяжения</text:p>
          </table:table-cell>
          <table:table-cell office:value-type="string">
            <text:p>50-21-420СП</text:p>
          </table:table-cell>
          <table:table-cell table:number-columns-repeated="2"/>
          <table:table-cell office:value-type="string">
            <text:p>50-21-420СП</text:p>
          </table:table-cell>
          <table:table-cell office:value-type="string">
            <text:p>Механизм натяжения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Б-10ММагнето <text:s/></text:p>
          </table:table-cell>
          <table:table-cell office:value-type="string">
            <text:p>М149 Самара</text:p>
          </table:table-cell>
          <table:table-cell/>
          <table:table-cell table:number-columns-repeated="2" office:value-type="string">
            <text:p>М-149А1-3728000</text:p>
          </table:table-cell>
          <table:table-cell office:value-type="string">
            <text:p>МАГНЕТО М-149А1-3728000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Б-10МКаток двубортный </text:p>
          </table:table-cell>
          <table:table-cell office:value-type="string">
            <text:p>24-21-170СП</text:p>
          </table:table-cell>
          <table:table-cell table:number-columns-repeated="2"/>
          <table:table-cell office:value-type="string">
            <text:p>24-21-170СП</text:p>
          </table:table-cell>
          <table:table-cell office:value-type="string">
            <text:p>Каток двубортный</text:p>
          </table:table-cell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Б-10МДатчик температуры воды</text:p>
          </table:table-cell>
          <table:table-cell office:value-type="string">
            <text:p>ТМ-100</text:p>
          </table:table-cell>
          <table:table-cell/>
          <table:table-cell office:value-type="string">
            <text:p>ТМ-100В</text:p>
          </table:table-cell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Б-10МГидрораспределитель </text:p>
          </table:table-cell>
          <table:table-cell office:value-type="string">
            <text:p>Р-160-3/1-111</text:p>
          </table:table-cell>
          <table:table-cell table:number-columns-repeated="1021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Б-10МВтулка замыкающая </text:p>
          </table:table-cell>
          <table:table-cell office:value-type="string">
            <text:p>24-22-4</text:p>
          </table:table-cell>
          <table:table-cell table:number-columns-repeated="2"/>
          <table:table-cell office:value-type="string">
            <text:p>24-22-4</text:p>
          </table:table-cell>
          <table:table-cell office:value-type="string">
            <text:p>Втулка замыкающая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Б-10МПалец замыкающий </text:p>
          </table:table-cell>
          <table:table-cell office:value-type="string">
            <text:p>24-22-7</text:p>
          </table:table-cell>
          <table:table-cell table:number-columns-repeated="2"/>
          <table:table-cell office:value-type="string">
            <text:p>24-22-7</text:p>
          </table:table-cell>
          <table:table-cell office:value-type="string">
            <text:p>Палец замыкающий</text:p>
          </table:table-cell>
          <table:table-cell table:number-columns-repeated="1017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Б-10МНож боковой левый </text:p>
          </table:table-cell>
          <table:table-cell office:value-type="string">
            <text:p>80-52-59</text:p>
          </table:table-cell>
          <table:table-cell/>
          <table:table-cell table:number-columns-repeated="2" office:value-type="string">
            <text:p>80-52-59-02</text:p>
          </table:table-cell>
          <table:table-cell office:value-type="string">
            <text:p>Нож боковой</text:p>
          </table:table-cell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Б-10МНож боковой </text:p>
          </table:table-cell>
          <table:table-cell office:value-type="string">
            <text:p>80-52-60</text:p>
          </table:table-cell>
          <table:table-cell/>
          <table:table-cell table:number-columns-repeated="2" office:value-type="string">
            <text:p>80-52-59-02</text:p>
          </table:table-cell>
          <table:table-cell office:value-type="string">
            <text:p>Нож боковой</text:p>
          </table:table-cell>
          <table:table-cell table:number-columns-repeated="1017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Б-10МНож средний </text:p>
          </table:table-cell>
          <table:table-cell office:value-type="string">
            <text:p>80-52-61-01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Б-10МБолт <text:s/>(средний нож)</text:p>
          </table:table-cell>
          <table:table-cell office:value-type="string">
            <text:p>700-28-2492</text:p>
          </table:table-cell>
          <table:table-cell/>
          <table:table-cell table:number-columns-repeated="2" office:value-type="string">
            <text:p>М16-6GХ50.109.019</text:p>
          </table:table-cell>
          <table:table-cell office:value-type="string">
            <text:p>БОЛТ М16-6GХ50.109.019(700-28-2492)</text:p>
          </table:table-cell>
          <table:table-cell table:number-columns-repeated="1017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Б-10МБолт (боковой нож)</text:p>
          </table:table-cell>
          <table:table-cell office:value-type="string">
            <text:p><text:s/>700-28-2517</text:p>
          </table:table-cell>
          <table:table-cell/>
          <table:table-cell table:number-columns-repeated="2" office:value-type="string">
            <text:p>М20-6GХ65.88.019</text:p>
          </table:table-cell>
          <table:table-cell office:value-type="string">
            <text:p>БОЛТ М20-6GХ65.88.019(700-28-2517)</text:p>
          </table:table-cell>
          <table:table-cell table:number-columns-repeated="1017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Б-10МБолт <text:s/>(катка)</text:p>
          </table:table-cell>
          <table:table-cell office:value-type="string">
            <text:p>700-28-2527</text:p>
          </table:table-cell>
          <table:table-cell/>
          <table:table-cell table:number-columns-repeated="2" office:value-type="string">
            <text:p>М20Х1,5-6GХ85.109.019</text:p>
          </table:table-cell>
          <table:table-cell office:value-type="string">
            <text:p>БОЛТ М20Х1,5-6GХ85.109.019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Б-10МКлапан </text:p>
          </table:table-cell>
          <table:table-cell office:value-type="string">
            <text:p>50-21-177СП</text:p>
          </table:table-cell>
          <table:table-cell table:number-columns-repeated="2"/>
          <table:table-cell office:value-type="string">
            <text:p>50-21-177СП</text:p>
          </table:table-cell>
          <table:table-cell office:value-type="string">
            <text:p>Клапан</text:p>
          </table:table-cell>
          <table:table-cell table:number-columns-repeated="1017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Б-10МРадиатор </text:p>
          </table:table-cell>
          <table:table-cell office:value-type="string">
            <text:p>130У.13.010-1СП</text:p>
          </table:table-cell>
          <table:table-cell table:number-columns-repeated="2"/>
          <table:table-cell office:value-type="string">
            <text:p>130У.13.010-1СП</text:p>
          </table:table-cell>
          <table:table-cell office:value-type="string">
            <text:p>РАДИАТОР 130У.13.010-1СП(130У.13.010-1)БЕЗ ПРОБКИ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Б-10МЛента тормозная </text:p>
          </table:table-cell>
          <table:table-cell office:value-type="string">
            <text:p>18360-01СП</text:p>
          </table:table-cell>
          <table:table-cell table:number-columns-repeated="2"/>
          <table:table-cell office:value-type="string">
            <text:p>18360-01СП</text:p>
          </table:table-cell>
          <table:table-cell office:value-type="string">
            <text:p>Лента тормоза</text:p>
          </table:table-cell>
          <table:table-cell table:number-columns-repeated="1017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Б-10МКольцо </text:p>
          </table:table-cell>
          <table:table-cell office:value-type="string">
            <text:p>64-14-6</text:p>
          </table:table-cell>
          <table:table-cell table:number-columns-repeated="2"/>
          <table:table-cell office:value-type="string">
            <text:p>64-14-6</text:p>
          </table:table-cell>
          <table:table-cell office:value-type="string">
            <text:p>Кольцо</text:p>
          </table:table-cell>
          <table:table-cell table:number-columns-repeated="1017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Б-10МПодшипник</text:p>
          </table:table-cell>
          <table:table-cell office:value-type="string">
            <text:p>176218Б3</text:p>
          </table:table-cell>
          <table:table-cell/>
          <table:table-cell office:value-type="string">
            <text:p>176218Б3Л (латунный сепаратор)</text:p>
          </table:table-cell>
          <table:table-cell table:number-columns-repeated="1019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Б-10МВтулка</text:p>
          </table:table-cell>
          <table:table-cell office:value-type="string">
            <text:p>64-14-48</text:p>
          </table:table-cell>
          <table:table-cell table:number-columns-repeated="2"/>
          <table:table-cell office:value-type="string">
            <text:p>64-14-48</text:p>
          </table:table-cell>
          <table:table-cell office:value-type="string">
            <text:p>Втулка</text:p>
          </table:table-cell>
          <table:table-cell table:number-columns-repeated="1017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Б-10МВтулка</text:p>
          </table:table-cell>
          <table:table-cell office:value-type="string">
            <text:p>64-14-35</text:p>
          </table:table-cell>
          <table:table-cell table:number-columns-repeated="2"/>
          <table:table-cell office:value-type="string">
            <text:p>64-14-35</text:p>
          </table:table-cell>
          <table:table-cell office:value-type="string">
            <text:p>Втулка</text:p>
          </table:table-cell>
          <table:table-cell table:number-columns-repeated="1017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Б-10МВтулка</text:p>
          </table:table-cell>
          <table:table-cell office:value-type="string">
            <text:p>64-14-49</text:p>
          </table:table-cell>
          <table:table-cell table:number-columns-repeated="2"/>
          <table:table-cell office:value-type="string">
            <text:p>64-14-49</text:p>
          </table:table-cell>
          <table:table-cell office:value-type="string">
            <text:p>Втулка</text:p>
          </table:table-cell>
          <table:table-cell table:number-columns-repeated="1017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Б-10МСтупица</text:p>
          </table:table-cell>
          <table:table-cell office:value-type="string">
            <text:p>64-14-108</text:p>
          </table:table-cell>
          <table:table-cell/>
          <table:table-cell table:number-columns-repeated="2" office:value-type="string">
            <text:p>64-14-108СП</text:p>
          </table:table-cell>
          <table:table-cell office:value-type="string">
            <text:p>Ступица</text:p>
          </table:table-cell>
          <table:table-cell table:number-columns-repeated="1017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Б-10МПластина</text:p>
          </table:table-cell>
          <table:table-cell office:value-type="string">
            <text:p>62-14-59</text:p>
          </table:table-cell>
          <table:table-cell table:number-columns-repeated="2"/>
          <table:table-cell office:value-type="string">
            <text:p>62-14-59</text:p>
          </table:table-cell>
          <table:table-cell office:value-type="string">
            <text:p>Пластина</text:p>
          </table:table-cell>
          <table:table-cell table:number-columns-repeated="1017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Б-10МГайка</text:p>
          </table:table-cell>
          <table:table-cell office:value-type="string">
            <text:p>700-30-2264</text:p>
          </table:table-cell>
          <table:table-cell table:number-columns-repeated="2"/>
          <table:table-cell office:value-type="string">
            <text:p>700-30-2264</text:p>
          </table:table-cell>
          <table:table-cell office:value-type="string">
            <text:p>Гайка</text:p>
          </table:table-cell>
          <table:table-cell table:number-columns-repeated="1017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Б-10МВинт</text:p>
          </table:table-cell>
          <table:table-cell office:value-type="string">
            <text:p>В.М8х16.14Н019</text:p>
          </table:table-cell>
          <table:table-cell table:number-columns-repeated="1021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Б-10ММанжета</text:p>
          </table:table-cell>
          <table:table-cell office:value-type="string">
            <text:p>2.1-100х125-4</text:p>
          </table:table-cell>
          <table:table-cell/>
          <table:table-cell office:value-type="string">
            <text:p>2.2-100х125-1</text:p>
          </table:table-cell>
          <table:table-cell office:value-type="string">
            <text:p>2.2-100Х125-1</text:p>
          </table:table-cell>
          <table:table-cell office:value-type="string">
            <text:p>МАНЖЕТА 2.2-100Х125-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подъем отвала</text:p>
          </table:table-cell>
          <table:table-cell table:number-columns-repeated="2"/>
          <table:table-cell office:value-type="string">
            <text:p>50-26-570СП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перекос отвала</text:p>
          </table:table-cell>
          <table:table-cell table:number-columns-repeated="2"/>
          <table:table-cell office:value-type="string">
            <text:p>50-50-226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подъем рыхлителя</text:p>
          </table:table-cell>
          <table:table-cell table:number-columns-repeated="2"/>
          <table:table-cell office:value-type="string">
            <text:p>50-50-225</text:p>
          </table:table-cell>
          <table:table-cell table:number-columns-repeated="1019"/>
        </table:table-row>
        <table:table-row table:style-name="ro1">
          <table:table-cell office:value-type="string">
            <text:p>№ пп</text:p>
          </table:table-cell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 office:value-type="string">
            <text:p>Комент</text:p>
          </table:table-cell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Цепь гусеницы серийная 50-22-102СП</text:p>
          </table:table-cell>
          <table:table-cell office:value-type="string">
            <text:p>50-22-102СП</text:p>
          </table:table-cell>
          <table:table-cell office:value-type="string">
            <text:p>50-22-103СП/КАТ-22-38-000/ЧД-50-22-103СБ</text:p>
          </table:table-cell>
          <table:table-cell office:value-type="string">
            <text:p>50-22-102СП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Болт + гайка башмачный (М20*1,5)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Каток двубортный 24-21-170СП (подш. кач.)</text:p>
          </table:table-cell>
          <table:table-cell office:value-type="string">
            <text:p>24-21-170СП</text:p>
          </table:table-cell>
          <table:table-cell office:value-type="string">
            <text:p>КАТ-21-170СП</text:p>
          </table:table-cell>
          <table:table-cell/>
          <table:table-cell office:value-type="string">
            <text:p>24-21-170СП</text:p>
          </table:table-cell>
          <table:table-cell office:value-type="string">
            <text:p>Каток двубортный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Каток однобортный 24-21-169СП (подш. кач.)</text:p>
          </table:table-cell>
          <table:table-cell office:value-type="string">
            <text:p>24-21-169СП</text:p>
          </table:table-cell>
          <table:table-cell office:value-type="string">
            <text:p>КАТ-21-169СП</text:p>
          </table:table-cell>
          <table:table-cell/>
          <table:table-cell office:value-type="string">
            <text:p>24-21-169СП</text:p>
          </table:table-cell>
          <table:table-cell office:value-type="string">
            <text:p>Каток однобортный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Каток поддерживающий 24-21-171СП</text:p>
          </table:table-cell>
          <table:table-cell office:value-type="string">
            <text:p>24-21-171СП</text:p>
          </table:table-cell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Колесо ведущее 50-19-99</text:p>
          </table:table-cell>
          <table:table-cell office:value-type="string">
            <text:p>50-19-99</text:p>
          </table:table-cell>
          <table:table-cell table:number-columns-repeated="2"/>
          <table:table-cell office:value-type="string">
            <text:p>50-19-99</text:p>
          </table:table-cell>
          <table:table-cell office:value-type="string">
            <text:p>Колесо ведущее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Бортфрикцион (с барабаном) правый</text:p>
          </table:table-cell>
          <table:table-cell office:value-type="string">
            <text:p>24-16-101СП</text:p>
          </table:table-cell>
          <table:table-cell table:number-columns-repeated="2"/>
          <table:table-cell office:value-type="string">
            <text:p>24-16-101СП</text:p>
          </table:table-cell>
          <table:table-cell office:value-type="string">
            <text:p>Фрикцион бортовой правый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Лента тормоза 18360-01СП</text:p>
          </table:table-cell>
          <table:table-cell office:value-type="string">
            <text:p>18360СП</text:p>
          </table:table-cell>
          <table:table-cell/>
          <table:table-cell table:number-columns-repeated="2" office:value-type="string">
            <text:p>18360-01СП</text:p>
          </table:table-cell>
          <table:table-cell office:value-type="string">
            <text:p>Лента тормоза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Р/К Бортового редуктора трактора Т-130, Т-17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Тарелка 28-16-10</text:p>
          </table:table-cell>
          <table:table-cell office:value-type="string">
            <text:p>28-16-10</text:p>
          </table:table-cell>
          <table:table-cell table:number-columns-repeated="2"/>
          <table:table-cell office:value-type="string">
            <text:p>28-16-10</text:p>
          </table:table-cell>
          <table:table-cell office:value-type="string">
            <text:p>Тарелка нажимная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ТКР-11Н3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92.000-06</text:p>
          </table:table-cell>
          <table:table-cell office:value-type="string">
            <text:p>Турбокомпрессор ТКР11Н-3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Колесо натяжное 50-21-305/306СП</text:p>
          </table:table-cell>
          <table:table-cell office:value-type="string">
            <text:p>50-21-305СП</text:p>
          </table:table-cell>
          <table:table-cell table:number-columns-repeated="2"/>
          <table:table-cell office:value-type="string">
            <text:p>50-21-305СП</text:p>
          </table:table-cell>
          <table:table-cell office:value-type="string">
            <text:p>Колесо натяжное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Болт 700-28-2509</text:p>
          </table:table-cell>
          <table:table-cell office:value-type="string">
            <text:p>700-28-2509</text:p>
          </table:table-cell>
          <table:table-cell table:number-columns-repeated="2"/>
          <table:table-cell office:value-type="string">
            <text:p>700-28-2509</text:p>
          </table:table-cell>
          <table:table-cell office:value-type="string">
            <text:p>Болт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Бортфрикцион (с барабаном) левый</text:p>
          </table:table-cell>
          <table:table-cell office:value-type="string">
            <text:p>24-16-102СП</text:p>
          </table:table-cell>
          <table:table-cell table:number-columns-repeated="2"/>
          <table:table-cell office:value-type="string">
            <text:p>24-16-102СП</text:p>
          </table:table-cell>
          <table:table-cell office:value-type="string">
            <text:p>Фрикцион бортовой левый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50-21-306СП</text:p>
          </table:table-cell>
          <table:table-cell table:number-columns-repeated="2"/>
          <table:table-cell office:value-type="string">
            <text:p>50-21-306СП</text:p>
          </table:table-cell>
          <table:table-cell office:value-type="string">
            <text:p>Колесо натяжное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Каток двубортный 24-21-170СП (бронз. втулка)</text:p>
          </table:table-cell>
          <table:table-cell office:value-type="string">
            <text:p>24-21-170СП</text:p>
          </table:table-cell>
          <table:table-cell table:number-columns-repeated="2"/>
          <table:table-cell office:value-type="string">
            <text:p>24-21-170СП</text:p>
          </table:table-cell>
          <table:table-cell office:value-type="string">
            <text:p>Каток двубортный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Каток однобортный 24-21-169СП (бронз. втулка)</text:p>
          </table:table-cell>
          <table:table-cell office:value-type="string">
            <text:p>24-21-169СП</text:p>
          </table:table-cell>
          <table:table-cell table:number-columns-repeated="2"/>
          <table:table-cell office:value-type="string">
            <text:p>24-21-169СП</text:p>
          </table:table-cell>
          <table:table-cell office:value-type="string">
            <text:p>Каток однобортный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подшипник концевой</text:p>
          </table:table-cell>
          <table:table-cell office:value-type="string">
            <text:p>21-19-103СП</text:p>
          </table:table-cell>
          <table:table-cell table:number-columns-repeated="2"/>
          <table:table-cell office:value-type="string">
            <text:p>21-19-103СП</text:p>
          </table:table-cell>
          <table:table-cell office:value-type="string">
            <text:p>Подшипник концевой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гидрораспределитель</text:p>
          </table:table-cell>
          <table:table-cell office:value-type="string">
            <text:p>Р160-3/1-111</text:p>
          </table:table-cell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механизм натяжения</text:p>
          </table:table-cell>
          <table:table-cell office:value-type="string">
            <text:p>50-21-134СП</text:p>
          </table:table-cell>
          <table:table-cell/>
          <table:table-cell table:number-columns-repeated="2" office:value-type="string">
            <text:p>50-21-420СП</text:p>
          </table:table-cell>
          <table:table-cell office:value-type="string">
            <text:p>Механизм натяжения</text:p>
          </table:table-cell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нож боковой</text:p>
          </table:table-cell>
          <table:table-cell office:value-type="string">
            <text:p>80-52-59</text:p>
          </table:table-cell>
          <table:table-cell/>
          <table:table-cell table:number-columns-repeated="2" office:value-type="string">
            <text:p>80-52-59-02</text:p>
          </table:table-cell>
          <table:table-cell office:value-type="string">
            <text:p>Нож боковой</text:p>
          </table:table-cell>
          <table:table-cell table:number-columns-repeated="1017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нож боковой</text:p>
          </table:table-cell>
          <table:table-cell office:value-type="string">
            <text:p>80-52-60</text:p>
          </table:table-cell>
          <table:table-cell/>
          <table:table-cell table:number-columns-repeated="2" office:value-type="string">
            <text:p>80-52-60-02</text:p>
          </table:table-cell>
          <table:table-cell office:value-type="string">
            <text:p>Нож боковой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нож средний</text:p>
          </table:table-cell>
          <table:table-cell office:value-type="string">
            <text:p>80-52-61</text:p>
          </table:table-cell>
          <table:table-cell table:number-columns-repeated="2"/>
          <table:table-cell office:value-type="string">
            <text:p>80-52-61</text:p>
          </table:table-cell>
          <table:table-cell office:value-type="string">
            <text:p>Нож средний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магнето</text:p>
          </table:table-cell>
          <table:table-cell office:value-type="string">
            <text:p>М149А1-3728000</text:p>
          </table:table-cell>
          <table:table-cell/>
          <table:table-cell table:number-columns-repeated="2" office:value-type="string">
            <text:p>М-149А1-3728000</text:p>
          </table:table-cell>
          <table:table-cell office:value-type="string">
            <text:p>МАГНЕТО М-149А1-3728000</text:p>
          </table:table-cell>
          <table:table-cell table:number-columns-repeated="1017"/>
        </table:table-row>
        <table:table-row table:style-name="ro1">
          <table:table-cell office:value-type="string">
            <text:p>№ пп</text:p>
          </table:table-cell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 office:value-type="string">
            <text:p>Комент</text:p>
          </table:table-cell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головка цилиндров </text:p>
          </table:table-cell>
          <table:table-cell office:value-type="string">
            <text:p>51-02-3сп</text:p>
          </table:table-cell>
          <table:table-cell table:number-columns-repeated="2"/>
          <table:table-cell office:value-type="string">
            <text:p>51-02-3СП</text:p>
          </table:table-cell>
          <table:table-cell office:value-type="string">
            <text:p>Головка цилиндров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муфта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72118СП</text:p>
          </table:table-cell>
          <table:table-cell office:value-type="string">
            <text:p>Муфта механизма включения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кожух</text:p>
          </table:table-cell>
          <table:table-cell office:value-type="string">
            <text:p>50-15-156СП</text:p>
          </table:table-cell>
          <table:table-cell table:number-columns-repeated="2"/>
          <table:table-cell office:value-type="string">
            <text:p>50-15-156СП</text:p>
          </table:table-cell>
          <table:table-cell office:value-type="string">
            <text:p>Кожух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Гусеница ДТ-75 левая</text:p>
          </table:table-cell>
          <table:table-cell office:value-type="string">
            <text:p>ЧТЗ-74-34-001СП</text:p>
          </table:table-cell>
          <table:table-cell table:number-columns-repeated="2"/>
          <table:table-cell office:value-type="string">
            <text:p>ЧТЗ-74-34-001СП</text:p>
          </table:table-cell>
          <table:table-cell office:value-type="string">
            <text:p>Гусеница левая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Гусеница ДТ-75 правая</text:p>
          </table:table-cell>
          <table:table-cell office:value-type="string">
            <text:p>ЧТЗ-74-34-002СП</text:p>
          </table:table-cell>
          <table:table-cell table:number-columns-repeated="2"/>
          <table:table-cell office:value-type="string">
            <text:p>ЧТЗ-74-34-002СП</text:p>
          </table:table-cell>
          <table:table-cell office:value-type="string">
            <text:p>Гусеница правая</text:p>
          </table:table-cell>
          <table:table-cell table:number-columns-repeated="1017"/>
        </table:table-row>
        <table:table-row table:style-name="ro1">
          <table:table-cell office:value-type="string">
            <text:p>№ пп</text:p>
          </table:table-cell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 office:value-type="string">
            <text:p>Комент</text:p>
          </table:table-cell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Корпус подшипника</text:p>
          </table:table-cell>
          <table:table-cell office:value-type="string">
            <text:p>18-14-123</text:p>
          </table:table-cell>
          <table:table-cell/>
          <table:table-cell table:number-columns-repeated="2" office:value-type="string">
            <text:p>50-14-38</text:p>
          </table:table-cell>
          <table:table-cell office:value-type="string">
            <text:p>Корпус подшипника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Подшипник</text:p>
          </table:table-cell>
          <table:table-cell office:value-type="string">
            <text:p>118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Ползун</text:p>
          </table:table-cell>
          <table:table-cell office:value-type="string">
            <text:p>50-14-39</text:p>
          </table:table-cell>
          <table:table-cell office:value-type="string">
            <text:p>50-14-5</text:p>
          </table:table-cell>
          <table:table-cell/>
          <table:table-cell office:value-type="string">
            <text:p>50-14-39</text:p>
          </table:table-cell>
          <table:table-cell office:value-type="string">
            <text:p>Ползун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Палец</text:p>
          </table:table-cell>
          <table:table-cell office:value-type="string">
            <text:p>18-14-128</text:p>
          </table:table-cell>
          <table:table-cell table:number-columns-repeated="2"/>
          <table:table-cell office:value-type="string">
            <text:p>18-14-128</text:p>
          </table:table-cell>
          <table:table-cell office:value-type="string">
            <text:p>Палец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Втулка</text:p>
          </table:table-cell>
          <table:table-cell office:value-type="string">
            <text:p>14355</text:p>
          </table:table-cell>
          <table:table-cell table:number-columns-repeated="2"/>
          <table:table-cell office:value-type="string">
            <text:p>14355</text:p>
          </table:table-cell>
          <table:table-cell office:value-type="string">
            <text:p>Втулка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Гайка</text:p>
          </table:table-cell>
          <table:table-cell office:value-type="string">
            <text:p>18-14-130</text:p>
          </table:table-cell>
          <table:table-cell table:number-columns-repeated="2"/>
          <table:table-cell office:value-type="string">
            <text:p>18-14-130</text:p>
          </table:table-cell>
          <table:table-cell office:value-type="string">
            <text:p>Гайка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Пружина внутренняя</text:p>
          </table:table-cell>
          <table:table-cell office:value-type="string">
            <text:p>38461</text:p>
          </table:table-cell>
          <table:table-cell table:number-columns-repeated="2"/>
          <table:table-cell office:value-type="string">
            <text:p>38461</text:p>
          </table:table-cell>
          <table:table-cell office:value-type="string">
            <text:p>Пружина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Пружина наружная</text:p>
          </table:table-cell>
          <table:table-cell office:value-type="string">
            <text:p>38460</text:p>
          </table:table-cell>
          <table:table-cell table:number-columns-repeated="2"/>
          <table:table-cell office:value-type="string">
            <text:p>38460</text:p>
          </table:table-cell>
          <table:table-cell office:value-type="string">
            <text:p>Пружина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Стакан</text:p>
          </table:table-cell>
          <table:table-cell office:value-type="string">
            <text:p>18-14-68</text:p>
          </table:table-cell>
          <table:table-cell table:number-columns-repeated="1021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Палец</text:p>
          </table:table-cell>
          <table:table-cell office:value-type="string">
            <text:p>18-14-30</text:p>
          </table:table-cell>
          <table:table-cell table:number-columns-repeated="2"/>
          <table:table-cell office:value-type="string">
            <text:p>18-14-30</text:p>
          </table:table-cell>
          <table:table-cell office:value-type="string">
            <text:p>Палец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Рычаг</text:p>
          </table:table-cell>
          <table:table-cell office:value-type="string">
            <text:p>24-14-104</text:p>
          </table:table-cell>
          <table:table-cell/>
          <table:table-cell table:number-columns-repeated="2" office:value-type="string">
            <text:p>24-14-104СП</text:p>
          </table:table-cell>
          <table:table-cell office:value-type="string">
            <text:p>Рычаг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Болт</text:p>
          </table:table-cell>
          <table:table-cell office:value-type="string">
            <text:p>18-14-131</text:p>
          </table:table-cell>
          <table:table-cell table:number-columns-repeated="2"/>
          <table:table-cell office:value-type="string">
            <text:p>18-14-131</text:p>
          </table:table-cell>
          <table:table-cell office:value-type="string">
            <text:p>Болт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Гайка (втулка)</text:p>
          </table:table-cell>
          <table:table-cell office:value-type="string">
            <text:p>50-14-4</text:p>
          </table:table-cell>
          <table:table-cell table:number-columns-repeated="2"/>
          <table:table-cell office:value-type="string">
            <text:p>50-14-4</text:p>
          </table:table-cell>
          <table:table-cell office:value-type="string">
            <text:p>Втулка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Рычаг</text:p>
          </table:table-cell>
          <table:table-cell office:value-type="string">
            <text:p>24-14-3</text:p>
          </table:table-cell>
          <table:table-cell/>
          <table:table-cell table:number-columns-repeated="2" office:value-type="string">
            <text:p>24-14-104СП</text:p>
          </table:table-cell>
          <table:table-cell office:value-type="string">
            <text:p>Рычаг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Палец</text:p>
          </table:table-cell>
          <table:table-cell office:value-type="string">
            <text:p>18-14-49</text:p>
          </table:table-cell>
          <table:table-cell table:number-columns-repeated="2"/>
          <table:table-cell office:value-type="string">
            <text:p>18-14-49</text:p>
          </table:table-cell>
          <table:table-cell office:value-type="string">
            <text:p>Палец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Ролик</text:p>
          </table:table-cell>
          <table:table-cell office:value-type="string">
            <text:p>18-14-69</text:p>
          </table:table-cell>
          <table:table-cell office:value-type="string">
            <text:p>охрененно редкая позиция. Есть на складе</text:p>
          </table:table-cell>
          <table:table-cell table:number-columns-repeated="1020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Пластина</text:p>
          </table:table-cell>
          <table:table-cell office:value-type="string">
            <text:p>31364</text:p>
          </table:table-cell>
          <table:table-cell table:number-columns-repeated="2"/>
          <table:table-cell office:value-type="string">
            <text:p>31364</text:p>
          </table:table-cell>
          <table:table-cell office:value-type="string">
            <text:p>ПЛАСТИНА СТОПОРНАЯ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Кольцо</text:p>
          </table:table-cell>
          <table:table-cell office:value-type="string">
            <text:p>50-14-15</text:p>
          </table:table-cell>
          <table:table-cell table:number-columns-repeated="2"/>
          <table:table-cell office:value-type="string">
            <text:p>50-14-15</text:p>
          </table:table-cell>
          <table:table-cell office:value-type="string">
            <text:p>Кольцо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Гайка</text:p>
          </table:table-cell>
          <table:table-cell office:value-type="string">
            <text:p>М12*1,25-6Н.6А.019</text:p>
          </table:table-cell>
          <table:table-cell office:value-type="string">
            <text:p>с чаз, но хер получишь</text:p>
          </table:table-cell>
          <table:table-cell table:number-columns-repeated="1020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Прокладка</text:p>
          </table:table-cell>
          <table:table-cell office:value-type="string">
            <text:p>700-40-5260</text:p>
          </table:table-cell>
          <table:table-cell table:number-columns-repeated="1021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Штифт</text:p>
          </table:table-cell>
          <table:table-cell office:value-type="string">
            <text:p>32349</text:p>
          </table:table-cell>
          <table:table-cell office:value-type="string">
            <text:p>на муфту сцепления. Придется взять с чтз</text:p>
          </table:table-cell>
          <table:table-cell/>
          <table:table-cell office:value-type="string">
            <text:p>32349</text:p>
          </table:table-cell>
          <table:table-cell office:value-type="string">
            <text:p>Штифт</text:p>
          </table:table-cell>
          <table:table-cell table:number-columns-repeated="1017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Кольцо</text:p>
          </table:table-cell>
          <table:table-cell office:value-type="string">
            <text:p>18-14-34</text:p>
          </table:table-cell>
          <table:table-cell office:value-type="string">
            <text:p>старое обозначение</text:p>
          </table:table-cell>
          <table:table-cell table:number-columns-repeated="1020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Тормозок</text:p>
          </table:table-cell>
          <table:table-cell office:value-type="string">
            <text:p>18-14-140</text:p>
          </table:table-cell>
          <table:table-cell/>
          <table:table-cell table:number-columns-repeated="2" office:value-type="string">
            <text:p>18-14-140-1СП</text:p>
          </table:table-cell>
          <table:table-cell office:value-type="string">
            <text:p>Тормозок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Вал карданный</text:p>
          </table:table-cell>
          <table:table-cell office:value-type="string">
            <text:p>18-14-77</text:p>
          </table:table-cell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Муфта</text:p>
          </table:table-cell>
          <table:table-cell office:value-type="string">
            <text:p>18-14-78</text:p>
          </table:table-cell>
          <table:table-cell table:number-columns-repeated="2"/>
          <table:table-cell office:value-type="string">
            <text:p>18-14-78</text:p>
          </table:table-cell>
          <table:table-cell office:value-type="string">
            <text:p>Муфта карданного вала</text:p>
          </table:table-cell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Муфта</text:p>
          </table:table-cell>
          <table:table-cell office:value-type="string">
            <text:p>18-14-126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Барабан зубчатый</text:p>
          </table:table-cell>
          <table:table-cell office:value-type="string">
            <text:p>18-14-104</text:p>
          </table:table-cell>
          <table:table-cell table:number-columns-repeated="2"/>
          <table:table-cell office:value-type="string">
            <text:p>18-14-104</text:p>
          </table:table-cell>
          <table:table-cell office:value-type="string">
            <text:p>Барабан зубчатый</text:p>
          </table:table-cell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Подшипник </text:p>
          </table:table-cell>
          <table:table-cell office:value-type="string">
            <text:p>180308</text:p>
          </table:table-cell>
          <table:table-cell/>
          <table:table-cell office:value-type="string">
            <text:p>180308УС9</text:p>
          </table:table-cell>
          <table:table-cell table:number-columns-repeated="1019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Диск ведомый</text:p>
          </table:table-cell>
          <table:table-cell office:value-type="string">
            <text:p>18-14-135СП</text:p>
          </table:table-cell>
          <table:table-cell table:number-columns-repeated="2"/>
          <table:table-cell office:value-type="string">
            <text:p>18-14-135СП</text:p>
          </table:table-cell>
          <table:table-cell office:value-type="string">
            <text:p>Диск ведомый</text:p>
          </table:table-cell>
          <table:table-cell table:number-columns-repeated="1017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Корпус подшипника</text:p>
          </table:table-cell>
          <table:table-cell office:value-type="string">
            <text:p>28-16-11</text:p>
          </table:table-cell>
          <table:table-cell table:number-columns-repeated="2"/>
          <table:table-cell office:value-type="string">
            <text:p>28-16-11</text:p>
          </table:table-cell>
          <table:table-cell office:value-type="string">
            <text:p>Корпус подшипника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Подшипник</text:p>
          </table:table-cell>
          <table:table-cell office:value-type="string">
            <text:p>46120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Пробка</text:p>
          </table:table-cell>
          <table:table-cell office:value-type="string">
            <text:p>28-19-37-1</text:p>
          </table:table-cell>
          <table:table-cell table:number-columns-repeated="2"/>
          <table:table-cell office:value-type="string">
            <text:p>28-19-37-1</text:p>
          </table:table-cell>
          <table:table-cell office:value-type="string">
            <text:p>Пробка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Палец</text:p>
          </table:table-cell>
          <table:table-cell office:value-type="string">
            <text:p>16350</text:p>
          </table:table-cell>
          <table:table-cell table:number-columns-repeated="2"/>
          <table:table-cell office:value-type="string">
            <text:p>16350</text:p>
          </table:table-cell>
          <table:table-cell office:value-type="string">
            <text:p>Палец</text:p>
          </table:table-cell>
          <table:table-cell table:number-columns-repeated="1017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Палец</text:p>
          </table:table-cell>
          <table:table-cell office:value-type="string">
            <text:p>16136</text:p>
          </table:table-cell>
          <table:table-cell table:number-columns-repeated="2"/>
          <table:table-cell office:value-type="string">
            <text:p>16136</text:p>
          </table:table-cell>
          <table:table-cell office:value-type="string">
            <text:p>Палец</text:p>
          </table:table-cell>
          <table:table-cell table:number-columns-repeated="1017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Отражатель</text:p>
          </table:table-cell>
          <table:table-cell office:value-type="string">
            <text:p>28-16-12</text:p>
          </table:table-cell>
          <table:table-cell table:number-columns-repeated="2"/>
          <table:table-cell office:value-type="string">
            <text:p>28-16-12</text:p>
          </table:table-cell>
          <table:table-cell office:value-type="string">
            <text:p>ОТРАЖАТЕЛЬ 28-16-12</text:p>
          </table:table-cell>
          <table:table-cell table:number-columns-repeated="1017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Гайка</text:p>
          </table:table-cell>
          <table:table-cell office:value-type="string">
            <text:p>28-19-13</text:p>
          </table:table-cell>
          <table:table-cell/>
          <table:table-cell table:number-columns-repeated="2" office:value-type="string">
            <text:p>28-16-13</text:p>
          </table:table-cell>
          <table:table-cell office:value-type="string">
            <text:p>Гайка специальная</text:p>
          </table:table-cell>
          <table:table-cell table:number-columns-repeated="1017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Сухарь</text:p>
          </table:table-cell>
          <table:table-cell office:value-type="string">
            <text:p>16178</text:p>
          </table:table-cell>
          <table:table-cell table:number-columns-repeated="2"/>
          <table:table-cell office:value-type="string">
            <text:p>16178</text:p>
          </table:table-cell>
          <table:table-cell office:value-type="string">
            <text:p>Сухарь</text:p>
          </table:table-cell>
          <table:table-cell table:number-columns-repeated="1017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Тарелка</text:p>
          </table:table-cell>
          <table:table-cell office:value-type="string">
            <text:p>16177</text:p>
          </table:table-cell>
          <table:table-cell table:number-columns-repeated="2"/>
          <table:table-cell office:value-type="string">
            <text:p>16177</text:p>
          </table:table-cell>
          <table:table-cell office:value-type="string">
            <text:p>ТАРЕЛКА 16177</text:p>
          </table:table-cell>
          <table:table-cell table:number-columns-repeated="1017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Пружина наружная</text:p>
          </table:table-cell>
          <table:table-cell office:value-type="string">
            <text:p>38318</text:p>
          </table:table-cell>
          <table:table-cell table:number-columns-repeated="2"/>
          <table:table-cell office:value-type="string">
            <text:p>38318</text:p>
          </table:table-cell>
          <table:table-cell office:value-type="string">
            <text:p>Пружина внутренняя</text:p>
          </table:table-cell>
          <table:table-cell table:number-columns-repeated="1017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Пружина внутренняя</text:p>
          </table:table-cell>
          <table:table-cell office:value-type="string">
            <text:p>38360</text:p>
          </table:table-cell>
          <table:table-cell table:number-columns-repeated="2"/>
          <table:table-cell office:value-type="string">
            <text:p>38360</text:p>
          </table:table-cell>
          <table:table-cell office:value-type="string">
            <text:p>Пружина наружная</text:p>
          </table:table-cell>
          <table:table-cell table:number-columns-repeated="1017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Полуось</text:p>
          </table:table-cell>
          <table:table-cell office:value-type="string">
            <text:p>24-16-4</text:p>
          </table:table-cell>
          <table:table-cell table:number-columns-repeated="2"/>
          <table:table-cell office:value-type="string">
            <text:p>24-16-4</text:p>
          </table:table-cell>
          <table:table-cell office:value-type="string">
            <text:p>Полуось</text:p>
          </table:table-cell>
          <table:table-cell table:number-columns-repeated="1017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Шайба</text:p>
          </table:table-cell>
          <table:table-cell office:value-type="string">
            <text:p>31317</text:p>
          </table:table-cell>
          <table:table-cell table:number-columns-repeated="2"/>
          <table:table-cell office:value-type="string">
            <text:p>31317</text:p>
          </table:table-cell>
          <table:table-cell office:value-type="string">
            <text:p>ШАЙБА 31317</text:p>
          </table:table-cell>
          <table:table-cell table:number-columns-repeated="1017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Барабан внутренний</text:p>
          </table:table-cell>
          <table:table-cell office:value-type="string">
            <text:p>24-16-5</text:p>
          </table:table-cell>
          <table:table-cell table:number-columns-repeated="2"/>
          <table:table-cell office:value-type="string">
            <text:p>24-16-5</text:p>
          </table:table-cell>
          <table:table-cell office:value-type="string">
            <text:p>Барабан внутренний</text:p>
          </table:table-cell>
          <table:table-cell table:number-columns-repeated="1017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Рычаг</text:p>
          </table:table-cell>
          <table:table-cell office:value-type="string">
            <text:p>16 202</text:p>
          </table:table-cell>
          <table:table-cell/>
          <table:table-cell table:number-columns-repeated="2" office:value-type="string">
            <text:p>16202</text:p>
          </table:table-cell>
          <table:table-cell office:value-type="string">
            <text:p>Рычаг включения</text:p>
          </table:table-cell>
          <table:table-cell table:number-columns-repeated="1017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Седло</text:p>
          </table:table-cell>
          <table:table-cell office:value-type="string">
            <text:p>16134</text:p>
          </table:table-cell>
          <table:table-cell table:number-columns-repeated="2"/>
          <table:table-cell office:value-type="string">
            <text:p>16134</text:p>
          </table:table-cell>
          <table:table-cell office:value-type="string">
            <text:p>Седло шаровой гайки</text:p>
          </table:table-cell>
          <table:table-cell table:number-columns-repeated="1017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Наконечник</text:p>
          </table:table-cell>
          <table:table-cell office:value-type="string">
            <text:p>16133</text:p>
          </table:table-cell>
          <table:table-cell table:number-columns-repeated="2"/>
          <table:table-cell office:value-type="string">
            <text:p>16133</text:p>
          </table:table-cell>
          <table:table-cell office:value-type="string">
            <text:p>Наконечник рычага</text:p>
          </table:table-cell>
          <table:table-cell table:number-columns-repeated="1017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Палец</text:p>
          </table:table-cell>
          <table:table-cell office:value-type="string">
            <text:p>16127</text:p>
          </table:table-cell>
          <table:table-cell table:number-columns-repeated="2"/>
          <table:table-cell office:value-type="string">
            <text:p>16127</text:p>
          </table:table-cell>
          <table:table-cell office:value-type="string">
            <text:p>Палец пружины</text:p>
          </table:table-cell>
          <table:table-cell table:number-columns-repeated="1017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Диск с наружными зубьями </text:p>
          </table:table-cell>
          <table:table-cell office:value-type="string">
            <text:p>24-16-103</text:p>
          </table:table-cell>
          <table:table-cell/>
          <table:table-cell table:number-columns-repeated="2" office:value-type="string">
            <text:p>24-16-103СП</text:p>
          </table:table-cell>
          <table:table-cell office:value-type="string">
            <text:p>Диск с наружными зубьями</text:p>
          </table:table-cell>
          <table:table-cell table:number-columns-repeated="1017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Кольцо </text:p>
          </table:table-cell>
          <table:table-cell office:value-type="string">
            <text:p>28-16-14</text:p>
          </table:table-cell>
          <table:table-cell table:number-columns-repeated="2"/>
          <table:table-cell office:value-type="string">
            <text:p>28-16-14</text:p>
          </table:table-cell>
          <table:table-cell office:value-type="string">
            <text:p>Кольцо</text:p>
          </table:table-cell>
          <table:table-cell table:number-columns-repeated="1017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Барабан наружный</text:p>
          </table:table-cell>
          <table:table-cell office:value-type="string">
            <text:p>28-16-15</text:p>
          </table:table-cell>
          <table:table-cell table:number-columns-repeated="2"/>
          <table:table-cell office:value-type="string">
            <text:p>28-16-15</text:p>
          </table:table-cell>
          <table:table-cell office:value-type="string">
            <text:p>Барабан наружный</text:p>
          </table:table-cell>
          <table:table-cell table:number-columns-repeated="1017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Пластина</text:p>
          </table:table-cell>
          <table:table-cell office:value-type="string">
            <text:p>700-31-2352</text:p>
          </table:table-cell>
          <table:table-cell table:number-columns-repeated="2"/>
          <table:table-cell office:value-type="string">
            <text:p>700-31-2352</text:p>
          </table:table-cell>
          <table:table-cell office:value-type="string">
            <text:p>ШАЙБА 700-31-2352</text:p>
          </table:table-cell>
          <table:table-cell table:number-columns-repeated="1017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Диск внутренний</text:p>
          </table:table-cell>
          <table:table-cell office:value-type="string">
            <text:p>16121</text:p>
          </table:table-cell>
          <table:table-cell table:number-columns-repeated="2"/>
          <table:table-cell office:value-type="string">
            <text:p>16121</text:p>
          </table:table-cell>
          <table:table-cell office:value-type="string">
            <text:p>Диск</text:p>
          </table:table-cell>
          <table:table-cell table:number-columns-repeated="1017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Р/к опорного катка с подшипниками</text:p>
          </table:table-cell>
          <table:table-cell office:value-type="float" office:value="0">
            <text:p>0</text:p>
          </table:table-cell>
          <table:table-cell/>
          <table:table-cell office:value-type="string">
            <text:p>Р/К 24-21-169СП полный (21 наименование)</text:p>
          </table:table-cell>
          <table:table-cell table:number-columns-repeated="1019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Шестерня ведущая</text:p>
          </table:table-cell>
          <table:table-cell office:value-type="string">
            <text:p>50-19-150</text:p>
          </table:table-cell>
          <table:table-cell table:number-columns-repeated="2"/>
          <table:table-cell office:value-type="string">
            <text:p>50-19-150</text:p>
          </table:table-cell>
          <table:table-cell office:value-type="string">
            <text:p>Шестерня</text:p>
          </table:table-cell>
          <table:table-cell table:number-columns-repeated="1017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Шестерня</text:p>
          </table:table-cell>
          <table:table-cell office:value-type="string">
            <text:p>60-19-1</text:p>
          </table:table-cell>
          <table:table-cell table:number-columns-repeated="2"/>
          <table:table-cell office:value-type="string">
            <text:p>60-19-1</text:p>
          </table:table-cell>
          <table:table-cell office:value-type="string">
            <text:p>Шестерня</text:p>
          </table:table-cell>
          <table:table-cell table:number-columns-repeated="1017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Венец</text:p>
          </table:table-cell>
          <table:table-cell office:value-type="string">
            <text:p>60-19-2</text:p>
          </table:table-cell>
          <table:table-cell table:number-columns-repeated="2"/>
          <table:table-cell office:value-type="string">
            <text:p>60-19-2</text:p>
          </table:table-cell>
          <table:table-cell office:value-type="string">
            <text:p>Венец</text:p>
          </table:table-cell>
          <table:table-cell table:number-columns-repeated="1017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Прокладка бортового редуктора</text:p>
          </table:table-cell>
          <table:table-cell office:value-type="string">
            <text:p>700-40-4092</text:p>
          </table:table-cell>
          <table:table-cell table:number-columns-repeated="1021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Поранит</text:p>
          </table:table-cell>
          <table:table-cell office:value-type="float" office:value="0">
            <text:p>0</text:p>
          </table:table-cell>
          <table:table-cell office:value-type="string">
            <text:p>толщина? Размер листа?</text:p>
          </table:table-cell>
          <table:table-cell table:number-columns-repeated="1020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Манжета 2.2-100*125-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2.2-100х125-1</text:p>
          </table:table-cell>
          <table:table-cell office:value-type="string">
            <text:p>2.2-100Х125-1</text:p>
          </table:table-cell>
          <table:table-cell office:value-type="string">
            <text:p>МАНЖЕТА 2.2-100Х125-1</text:p>
          </table:table-cell>
          <table:table-cell table:number-columns-repeated="1017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Болт </text:p>
          </table:table-cell>
          <table:table-cell office:value-type="string">
            <text:p>700-28-2378</text:p>
          </table:table-cell>
          <table:table-cell/>
          <table:table-cell table:number-columns-repeated="2" office:value-type="string">
            <text:p>700-28-2546</text:p>
          </table:table-cell>
          <table:table-cell office:value-type="string">
            <text:p>Болт</text:p>
          </table:table-cell>
          <table:table-cell table:number-columns-repeated="1017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Пластина</text:p>
          </table:table-cell>
          <table:table-cell office:value-type="string">
            <text:p>700-31-2262</text:p>
          </table:table-cell>
          <table:table-cell table:number-columns-repeated="2"/>
          <table:table-cell office:value-type="string">
            <text:p>700-31-2262</text:p>
          </table:table-cell>
          <table:table-cell office:value-type="string">
            <text:p>ПЛАСТИНА 700-31-2262</text:p>
          </table:table-cell>
          <table:table-cell table:number-columns-repeated="1017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Гайка</text:p>
          </table:table-cell>
          <table:table-cell office:value-type="string">
            <text:p>700-30-2318</text:p>
          </table:table-cell>
          <table:table-cell table:number-columns-repeated="2"/>
          <table:table-cell office:value-type="string">
            <text:p>700-30-2318</text:p>
          </table:table-cell>
          <table:table-cell office:value-type="string">
            <text:p>Гайка</text:p>
          </table:table-cell>
          <table:table-cell table:number-columns-repeated="1017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Корпус подшипника</text:p>
          </table:table-cell>
          <table:table-cell office:value-type="string">
            <text:p>50-19-145</text:p>
          </table:table-cell>
          <table:table-cell office:value-type="string">
            <text:p>выставлять <text:s/>чтз, а отправлять юа 750</text:p>
          </table:table-cell>
          <table:table-cell/>
          <table:table-cell office:value-type="string">
            <text:p>50-19-145</text:p>
          </table:table-cell>
          <table:table-cell office:value-type="string">
            <text:p>Корпус подшипника</text:p>
          </table:table-cell>
          <table:table-cell table:number-columns-repeated="1017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Стержень </text:p>
          </table:table-cell>
          <table:table-cell office:value-type="string">
            <text:p>50-19-157</text:p>
          </table:table-cell>
          <table:table-cell table:number-columns-repeated="2"/>
          <table:table-cell office:value-type="string">
            <text:p>50-19-157</text:p>
          </table:table-cell>
          <table:table-cell office:value-type="string">
            <text:p>Стержень</text:p>
          </table:table-cell>
          <table:table-cell table:number-columns-repeated="1017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Фиксатор</text:p>
          </table:table-cell>
          <table:table-cell office:value-type="string">
            <text:p>60-19-51</text:p>
          </table:table-cell>
          <table:table-cell table:number-columns-repeated="2"/>
          <table:table-cell office:value-type="string">
            <text:p>60-19-51</text:p>
          </table:table-cell>
          <table:table-cell office:value-type="string">
            <text:p>Фиксатор</text:p>
          </table:table-cell>
          <table:table-cell table:number-columns-repeated="1017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Пластина стопорная</text:p>
          </table:table-cell>
          <table:table-cell office:value-type="string">
            <text:p>700-31-2851</text:p>
          </table:table-cell>
          <table:table-cell office:value-type="string">
            <text:p>возможно 700-31-2581</text:p>
          </table:table-cell>
          <table:table-cell table:number-columns-repeated="2" office:value-type="string">
            <text:p>700-31-2581</text:p>
          </table:table-cell>
          <table:table-cell office:value-type="string">
            <text:p>Пластина стопорная</text:p>
          </table:table-cell>
          <table:table-cell table:number-columns-repeated="1017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Уплотнение </text:p>
          </table:table-cell>
          <table:table-cell office:value-type="string">
            <text:p>20-19-113СП</text:p>
          </table:table-cell>
          <table:table-cell/>
          <table:table-cell table:number-columns-repeated="2" office:value-type="string">
            <text:p>20-19-123СП</text:p>
          </table:table-cell>
          <table:table-cell office:value-type="string">
            <text:p>Уплотнение</text:p>
          </table:table-cell>
          <table:table-cell table:number-columns-repeated="1017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Уплотнение</text:p>
          </table:table-cell>
          <table:table-cell office:value-type="string">
            <text:p>24-19-119СП</text:p>
          </table:table-cell>
          <table:table-cell table:number-columns-repeated="2"/>
          <table:table-cell office:value-type="string">
            <text:p>24-19-119СП</text:p>
          </table:table-cell>
          <table:table-cell office:value-type="string">
            <text:p>Уплотнение</text:p>
          </table:table-cell>
          <table:table-cell table:number-columns-repeated="1017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Кожух </text:p>
          </table:table-cell>
          <table:table-cell office:value-type="string">
            <text:p>50-19-141</text:p>
          </table:table-cell>
          <table:table-cell table:number-columns-repeated="2"/>
          <table:table-cell office:value-type="string">
            <text:p>50-19-141</text:p>
          </table:table-cell>
          <table:table-cell office:value-type="string">
            <text:p>Кожух</text:p>
          </table:table-cell>
          <table:table-cell table:number-columns-repeated="1017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Кожух</text:p>
          </table:table-cell>
          <table:table-cell office:value-type="string">
            <text:p>50-19-142</text:p>
          </table:table-cell>
          <table:table-cell table:number-columns-repeated="2"/>
          <table:table-cell office:value-type="string">
            <text:p>50-19-142</text:p>
          </table:table-cell>
          <table:table-cell office:value-type="string">
            <text:p>Кожух</text:p>
          </table:table-cell>
          <table:table-cell table:number-columns-repeated="1017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Шестерня </text:p>
          </table:table-cell>
          <table:table-cell office:value-type="string">
            <text:p>19216</text:p>
          </table:table-cell>
          <table:table-cell table:number-columns-repeated="2"/>
          <table:table-cell office:value-type="string">
            <text:p>19216</text:p>
          </table:table-cell>
          <table:table-cell office:value-type="string">
            <text:p>Шестерня</text:p>
          </table:table-cell>
          <table:table-cell table:number-columns-repeated="1017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Кольцо </text:p>
          </table:table-cell>
          <table:table-cell office:value-type="string">
            <text:p>140-150-58-2-2</text:p>
          </table:table-cell>
          <table:table-cell table:number-columns-repeated="2"/>
          <table:table-cell office:value-type="string">
            <text:p>140-150-58-2-2</text:p>
          </table:table-cell>
          <table:table-cell office:value-type="string">
            <text:p>КОЛЬЦО 140-150-58-2-2</text:p>
          </table:table-cell>
          <table:table-cell table:number-columns-repeated="1017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Манжета </text:p>
          </table:table-cell>
          <table:table-cell office:value-type="string">
            <text:p>2.2-100*125-2</text:p>
          </table:table-cell>
          <table:table-cell/>
          <table:table-cell office:value-type="string">
            <text:p>2.2-100х125-1</text:p>
          </table:table-cell>
          <table:table-cell office:value-type="string">
            <text:p>2.2-100Х125-1</text:p>
          </table:table-cell>
          <table:table-cell office:value-type="string">
            <text:p>МАНЖЕТА 2.2-100Х125-1</text:p>
          </table:table-cell>
          <table:table-cell table:number-columns-repeated="1017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Прокладка </text:p>
          </table:table-cell>
          <table:table-cell office:value-type="string">
            <text:p>700-40-4092</text:p>
          </table:table-cell>
          <table:table-cell table:number-columns-repeated="1021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Диск </text:p>
          </table:table-cell>
          <table:table-cell office:value-type="string">
            <text:p>20-19-124СП</text:p>
          </table:table-cell>
          <table:table-cell table:number-columns-repeated="2"/>
          <table:table-cell office:value-type="string">
            <text:p>20-19-124СП</text:p>
          </table:table-cell>
          <table:table-cell office:value-type="string">
            <text:p>Уплотнение</text:p>
          </table:table-cell>
          <table:table-cell table:number-columns-repeated="1017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Болт</text:p>
          </table:table-cell>
          <table:table-cell office:value-type="string">
            <text:p>700-28-2098</text:p>
          </table:table-cell>
          <table:table-cell table:number-columns-repeated="1021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Механизм натяжения</text:p>
          </table:table-cell>
          <table:table-cell office:value-type="string">
            <text:p>50-21-134СП</text:p>
          </table:table-cell>
          <table:table-cell/>
          <table:table-cell table:number-columns-repeated="2" office:value-type="string">
            <text:p>50-21-420СП</text:p>
          </table:table-cell>
          <table:table-cell office:value-type="string">
            <text:p>Механизм натяжения</text:p>
          </table:table-cell>
          <table:table-cell table:number-columns-repeated="1017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Болт с гайкой башмачный </text:p>
          </table:table-cell>
          <table:table-cell office:value-type="string">
            <text:p>24-22-1СП</text:p>
          </table:table-cell>
          <table:table-cell office:value-type="string">
            <text:p>указан номер гусеницы</text:p>
          </table:table-cell>
          <table:table-cell office:value-type="string">
            <text:p>М20х1,5х62 + 30326-1</text:p>
          </table:table-cell>
          <table:table-cell table:number-columns-repeated="1019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Венец ведущего колеса</text:p>
          </table:table-cell>
          <table:table-cell office:value-type="string">
            <text:p>50-19-160-1</text:p>
          </table:table-cell>
          <table:table-cell table:number-columns-repeated="2"/>
          <table:table-cell office:value-type="string">
            <text:p>50-19-160-1</text:p>
          </table:table-cell>
          <table:table-cell office:value-type="string">
            <text:p>Венец ведущего колеса</text:p>
          </table:table-cell>
          <table:table-cell table:number-columns-repeated="1017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Р/к механизма натяжения</text:p>
          </table:table-cell>
          <table:table-cell office:value-type="float" office:value="0">
            <text:p>0</text:p>
          </table:table-cell>
          <table:table-cell/>
          <table:table-cell office:value-type="string">
            <text:p>р/к 50-21-134СП</text:p>
          </table:table-cell>
          <table:table-cell table:number-columns-repeated="1019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Рем. комплект гидроцилиндра подъема отвала</text:p>
          </table:table-cell>
          <table:table-cell office:value-type="string">
            <text:p>50-21-270</text:p>
          </table:table-cell>
          <table:table-cell office:value-type="string">
            <text:p>фторопласт, РТИ или 18-26-270СП вх 125</text:p>
          </table:table-cell>
          <table:table-cell office:value-type="string">
            <text:p>Р/К 50-26-570СП</text:p>
          </table:table-cell>
          <table:table-cell table:number-columns-repeated="1019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Насос</text:p>
          </table:table-cell>
          <table:table-cell office:value-type="string">
            <text:p>НШ-100А-3Л</text:p>
          </table:table-cell>
          <table:table-cell/>
          <table:table-cell table:number-columns-repeated="2" office:value-type="string">
            <text:p>НШ 100А-3Л</text:p>
          </table:table-cell>
          <table:table-cell office:value-type="string">
            <text:p>НАСОС НШ 100А-3Л</text:p>
          </table:table-cell>
          <table:table-cell table:number-columns-repeated="1017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Насос</text:p>
          </table:table-cell>
          <table:table-cell office:value-type="string">
            <text:p>НШ-32У-2Л</text:p>
          </table:table-cell>
          <table:table-cell/>
          <table:table-cell table:number-columns-repeated="2" office:value-type="string">
            <text:p>НШ 32М-3Л</text:p>
          </table:table-cell>
          <table:table-cell office:value-type="string">
            <text:p>НАСОС НШ 32М-3Л(MASTER)</text:p>
          </table:table-cell>
          <table:table-cell table:number-columns-repeated="1017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Насос</text:p>
          </table:table-cell>
          <table:table-cell office:value-type="string">
            <text:p>НШ-50-2А</text:p>
          </table:table-cell>
          <table:table-cell/>
          <table:table-cell table:number-columns-repeated="2" office:value-type="string">
            <text:p>НШ 50А-3</text:p>
          </table:table-cell>
          <table:table-cell office:value-type="string">
            <text:p>НАСОС НШ 50А-3</text:p>
          </table:table-cell>
          <table:table-cell table:number-columns-repeated="1017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Насос </text:p>
          </table:table-cell>
          <table:table-cell office:value-type="string">
            <text:p>НШ-50-3Л</text:p>
          </table:table-cell>
          <table:table-cell/>
          <table:table-cell office:value-type="string">
            <text:p>НШ 50М-3Л</text:p>
          </table:table-cell>
          <table:table-cell table:number-columns-repeated="1019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Гидрораспределитель</text:p>
          </table:table-cell>
          <table:table-cell office:value-type="string">
            <text:p>Р160-3/1-111</text:p>
          </table:table-cell>
          <table:table-cell table:number-columns-repeated="1021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Муфта</text:p>
          </table:table-cell>
          <table:table-cell office:value-type="string">
            <text:p>18-26-803</text:p>
          </table:table-cell>
          <table:table-cell/>
          <table:table-cell table:number-columns-repeated="2" office:value-type="string">
            <text:p>50-26-807</text:p>
          </table:table-cell>
          <table:table-cell office:value-type="string">
            <text:p>Муфта</text:p>
          </table:table-cell>
          <table:table-cell table:number-columns-repeated="1017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Рукав высокого давления 11-16 армированный</text:p>
          </table:table-cell>
          <table:table-cell office:value-type="string">
            <text:p>Н.036.85.750</text:p>
          </table:table-cell>
          <table:table-cell/>
          <table:table-cell office:value-type="string">
            <text:p>Ф16, L-910мм</text:p>
          </table:table-cell>
          <table:table-cell table:number-columns-repeated="1019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Сервомеханизм</text:p>
          </table:table-cell>
          <table:table-cell office:value-type="string">
            <text:p>21-17-4СП</text:p>
          </table:table-cell>
          <table:table-cell table:number-columns-repeated="2"/>
          <table:table-cell office:value-type="string">
            <text:p>21-17-4СП</text:p>
          </table:table-cell>
          <table:table-cell office:value-type="string">
            <text:p>Сервомеханизм</text:p>
          </table:table-cell>
          <table:table-cell table:number-columns-repeated="1017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Сервомеханизм муфты сцепления</text:p>
          </table:table-cell>
          <table:table-cell office:value-type="string">
            <text:p>50-15-118СП</text:p>
          </table:table-cell>
          <table:table-cell table:number-columns-repeated="2"/>
          <table:table-cell office:value-type="string">
            <text:p>50-15-118СП</text:p>
          </table:table-cell>
          <table:table-cell office:value-type="string">
            <text:p>Сервомеханизм</text:p>
          </table:table-cell>
          <table:table-cell table:number-columns-repeated="1017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Р/к Р160 полный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Гидрозамок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0-50-195СП</text:p>
          </table:table-cell>
          <table:table-cell office:value-type="string">
            <text:p>Гидрозамок</text:p>
          </table:table-cell>
          <table:table-cell table:number-columns-repeated="1017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Рукав с защитой</text:p>
          </table:table-cell>
          <table:table-cell office:value-type="string">
            <text:p>64-26-27-05СП</text:p>
          </table:table-cell>
          <table:table-cell office:value-type="string">
            <text:p>L=910мм, d16</text:p>
          </table:table-cell>
          <table:table-cell/>
          <table:table-cell office:value-type="string">
            <text:p>64-26-27-05СП</text:p>
          </table:table-cell>
          <table:table-cell office:value-type="string">
            <text:p>РВД Ф16-28-910 М27Х1,5-У ПРУЖИНА 64-26-27-05СП</text:p>
          </table:table-cell>
          <table:table-cell table:number-columns-repeated="1017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Р/к сервомеханизма</text:p>
          </table:table-cell>
          <table:table-cell office:value-type="string">
            <text:p>50-15-118СП</text:p>
          </table:table-cell>
          <table:table-cell/>
          <table:table-cell office:value-type="string">
            <text:p>р/к 50-15-118СП</text:p>
          </table:table-cell>
          <table:table-cell table:number-columns-repeated="1019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РВД Ф16 L-1110 Н.036.85.03.17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РВД на 32</text:p>
          </table:table-cell>
          <table:table-cell office:value-type="float" office:value="0">
            <text:p>0</text:p>
          </table:table-cell>
          <table:table-cell office:value-type="string">
            <text:p>длина? Диаметр?</text:p>
          </table:table-cell>
          <table:table-cell table:number-columns-repeated="1020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РВД 11-25 АРМ</text:p>
          </table:table-cell>
          <table:table-cell office:value-type="float" office:value="0">
            <text:p>0</text:p>
          </table:table-cell>
          <table:table-cell office:value-type="string">
            <text:p>длина? Диаметр?</text:p>
          </table:table-cell>
          <table:table-cell table:number-columns-repeated="1020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Втулка</text:p>
          </table:table-cell>
          <table:table-cell office:value-type="string">
            <text:p>18-12-141</text:p>
          </table:table-cell>
          <table:table-cell table:number-columns-repeated="2"/>
          <table:table-cell office:value-type="string">
            <text:p>18-12-141</text:p>
          </table:table-cell>
          <table:table-cell office:value-type="string">
            <text:p>Втулка</text:p>
          </table:table-cell>
          <table:table-cell table:number-columns-repeated="1017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Фиксатор</text:p>
          </table:table-cell>
          <table:table-cell office:value-type="float" office:value="13338">
            <text:p>13338</text:p>
          </table:table-cell>
          <table:table-cell/>
          <table:table-cell table:number-columns-repeated="2" office:value-type="string">
            <text:p>13338</text:p>
          </table:table-cell>
          <table:table-cell office:value-type="string">
            <text:p>Фиксатор</text:p>
          </table:table-cell>
          <table:table-cell table:number-columns-repeated="1017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валик реверса</text:p>
          </table:table-cell>
          <table:table-cell office:value-type="string">
            <text:p>18-12-130</text:p>
          </table:table-cell>
          <table:table-cell/>
          <table:table-cell table:number-columns-repeated="2" office:value-type="string">
            <text:p>50-12-688</text:p>
          </table:table-cell>
          <table:table-cell office:value-type="string">
            <text:p>Валик</text:p>
          </table:table-cell>
          <table:table-cell table:number-columns-repeated="1017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валик реверса</text:p>
          </table:table-cell>
          <table:table-cell office:value-type="string">
            <text:p>50-12-569</text:p>
          </table:table-cell>
          <table:table-cell table:number-columns-repeated="1021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Фланец</text:p>
          </table:table-cell>
          <table:table-cell office:value-type="string">
            <text:p>18-12-201</text:p>
          </table:table-cell>
          <table:table-cell table:number-columns-repeated="2"/>
          <table:table-cell office:value-type="string">
            <text:p>18-12-201</text:p>
          </table:table-cell>
          <table:table-cell office:value-type="string">
            <text:p>Фланец</text:p>
          </table:table-cell>
          <table:table-cell table:number-columns-repeated="1017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Кольцо</text:p>
          </table:table-cell>
          <table:table-cell office:value-type="string">
            <text:p>13360</text:p>
          </table:table-cell>
          <table:table-cell table:number-columns-repeated="2"/>
          <table:table-cell office:value-type="string">
            <text:p>13360</text:p>
          </table:table-cell>
          <table:table-cell office:value-type="string">
            <text:p>Кольцо</text:p>
          </table:table-cell>
          <table:table-cell table:number-columns-repeated="1017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Вилка</text:p>
          </table:table-cell>
          <table:table-cell office:value-type="string">
            <text:p>50-12-581</text:p>
          </table:table-cell>
          <table:table-cell table:number-columns-repeated="2"/>
          <table:table-cell office:value-type="string">
            <text:p>50-12-581</text:p>
          </table:table-cell>
          <table:table-cell office:value-type="string">
            <text:p>Вилка</text:p>
          </table:table-cell>
          <table:table-cell table:number-columns-repeated="1017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Секция 1-4 цилиндров</text:p>
          </table:table-cell>
          <table:table-cell office:value-type="string">
            <text:p>51-67-107-01СП</text:p>
          </table:table-cell>
          <table:table-cell table:number-columns-repeated="2"/>
          <table:table-cell office:value-type="string">
            <text:p>51-67-107-01СП</text:p>
          </table:table-cell>
          <table:table-cell office:value-type="string">
            <text:p>Секция топливного насоса</text:p>
          </table:table-cell>
          <table:table-cell table:number-columns-repeated="1017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Плунжер-гильза 1-4 цил.</text:p>
          </table:table-cell>
          <table:table-cell office:value-type="string">
            <text:p>16-67-102СП</text:p>
          </table:table-cell>
          <table:table-cell table:number-columns-repeated="2"/>
          <table:table-cell office:value-type="string">
            <text:p>16-67-102СП</text:p>
          </table:table-cell>
          <table:table-cell office:value-type="string">
            <text:p>Пара плунжерная топливного насоса</text:p>
          </table:table-cell>
          <table:table-cell table:number-columns-repeated="1017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Секция 2-3 цилиндров</text:p>
          </table:table-cell>
          <table:table-cell office:value-type="string">
            <text:p>51-67-109-01СП</text:p>
          </table:table-cell>
          <table:table-cell table:number-columns-repeated="2"/>
          <table:table-cell office:value-type="string">
            <text:p>51-67-109-01СП</text:p>
          </table:table-cell>
          <table:table-cell office:value-type="string">
            <text:p>Секция топливного насоса</text:p>
          </table:table-cell>
          <table:table-cell table:number-columns-repeated="1017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Плунжер-гильза 2-3 цил.</text:p>
          </table:table-cell>
          <table:table-cell office:value-type="string">
            <text:p>16-67-108СП</text:p>
          </table:table-cell>
          <table:table-cell table:number-columns-repeated="2"/>
          <table:table-cell office:value-type="string">
            <text:p>16-67-108СП</text:p>
          </table:table-cell>
          <table:table-cell office:value-type="string">
            <text:p>Пара плунжерная</text:p>
          </table:table-cell>
          <table:table-cell table:number-columns-repeated="1017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Насос</text:p>
          </table:table-cell>
          <table:table-cell office:value-type="string">
            <text:p>16-08-140СП</text:p>
          </table:table-cell>
          <table:table-cell office:value-type="string">
            <text:p>дефицит</text:p>
          </table:table-cell>
          <table:table-cell/>
          <table:table-cell office:value-type="string">
            <text:p>16-08-140СП</text:p>
          </table:table-cell>
          <table:table-cell office:value-type="string">
            <text:p>Насос</text:p>
          </table:table-cell>
          <table:table-cell table:number-columns-repeated="1017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Секция универсальная </text:p>
          </table:table-cell>
          <table:table-cell office:value-type="string">
            <text:p>51-67-154</text:p>
          </table:table-cell>
          <table:table-cell/>
          <table:table-cell table:number-columns-repeated="2" office:value-type="string">
            <text:p>51-67-154СП</text:p>
          </table:table-cell>
          <table:table-cell office:value-type="string">
            <text:p>Секция топливного насоса</text:p>
          </table:table-cell>
          <table:table-cell table:number-columns-repeated="1017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Полный р/кТРК-11Н-3 в сборе с дисками (чтз)</text:p>
          </table:table-cell>
          <table:table-cell office:value-type="float" office:value="0">
            <text:p>0</text:p>
          </table:table-cell>
          <table:table-cell office:value-type="string">
            <text:p>92.550/92.255 или 92.104;92.570;111.30.123</text:p>
          </table:table-cell>
          <table:table-cell table:number-columns-repeated="1020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Распылитель в сборе </text:p>
          </table:table-cell>
          <table:table-cell office:value-type="string">
            <text:p><text:s text:c="6"/>14-69-107-1СП</text:p>
          </table:table-cell>
          <table:table-cell/>
          <table:table-cell table:number-columns-repeated="2" office:value-type="string">
            <text:p>14-69-107-1СП</text:p>
          </table:table-cell>
          <table:table-cell office:value-type="string">
            <text:p>Распылитель</text:p>
          </table:table-cell>
          <table:table-cell table:number-columns-repeated="1017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Манжета </text:p>
          </table:table-cell>
          <table:table-cell office:value-type="string">
            <text:p>2.2-100*125-2</text:p>
          </table:table-cell>
          <table:table-cell/>
          <table:table-cell office:value-type="string">
            <text:p>2.2-100х125-1</text:p>
          </table:table-cell>
          <table:table-cell office:value-type="string">
            <text:p>2.2-100Х125-1</text:p>
          </table:table-cell>
          <table:table-cell office:value-type="string">
            <text:p>МАНЖЕТА 2.2-100Х125-1</text:p>
          </table:table-cell>
          <table:table-cell table:number-columns-repeated="1017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Ремень</text:p>
          </table:table-cell>
          <table:table-cell office:value-type="string">
            <text:p>П-15,5*9*1090</text:p>
          </table:table-cell>
          <table:table-cell/>
          <table:table-cell office:value-type="string">
            <text:p>11-12,5*9-1090</text:p>
          </table:table-cell>
          <table:table-cell office:value-type="string">
            <text:p>11-12,5Х9-1090</text:p>
          </table:table-cell>
          <table:table-cell office:value-type="string">
            <text:p>РЕМЕНЬ ВЕНТИЛЯТОРНЫЙ 11-12,5Х9-1090</text:p>
          </table:table-cell>
          <table:table-cell table:number-columns-repeated="1017"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Ремень</text:p>
          </table:table-cell>
          <table:table-cell office:value-type="string">
            <text:p>П-16*11*1650</text:p>
          </table:table-cell>
          <table:table-cell table:number-columns-repeated="1021"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Генератор</text:p>
          </table:table-cell>
          <table:table-cell office:value-type="string">
            <text:p>7006.3701.000</text:p>
          </table:table-cell>
          <table:table-cell office:value-type="string">
            <text:p>24В</text:p>
          </table:table-cell>
          <table:table-cell office:value-type="string">
            <text:p>7006.3701.000</text:p>
          </table:table-cell>
          <table:table-cell table:number-columns-repeated="1019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ТКР-11-Н-3</text:p>
          </table:table-cell>
          <table:table-cell office:value-type="string">
            <text:p>92000-06</text:p>
          </table:table-cell>
          <table:table-cell/>
          <table:table-cell office:value-type="string">
            <text:p>92.000-06СП</text:p>
          </table:table-cell>
          <table:table-cell table:number-columns-repeated="1019"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ТНВД</text:p>
          </table:table-cell>
          <table:table-cell office:value-type="string">
            <text:p>51-67-24СП</text:p>
          </table:table-cell>
          <table:table-cell/>
          <table:table-cell table:number-columns-repeated="2" office:value-type="string">
            <text:p>51-67-24-01СП</text:p>
          </table:table-cell>
          <table:table-cell office:value-type="string">
            <text:p>Насос топливный</text:p>
          </table:table-cell>
          <table:table-cell table:number-columns-repeated="1017"/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ТНВД</text:p>
          </table:table-cell>
          <table:table-cell office:value-type="string">
            <text:p>51-67-9СП</text:p>
          </table:table-cell>
          <table:table-cell table:number-columns-repeated="2"/>
          <table:table-cell office:value-type="string">
            <text:p>51-67-9СП</text:p>
          </table:table-cell>
          <table:table-cell office:value-type="string">
            <text:p>Насос топливный</text:p>
          </table:table-cell>
          <table:table-cell table:number-columns-repeated="1017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Магнето (россия)</text:p>
          </table:table-cell>
          <table:table-cell office:value-type="string">
            <text:p>3728000-02</text:p>
          </table:table-cell>
          <table:table-cell office:value-type="string">
            <text:p>самара</text:p>
          </table:table-cell>
          <table:table-cell table:number-columns-repeated="2" office:value-type="string">
            <text:p>М-149А1-3728000</text:p>
          </table:table-cell>
          <table:table-cell office:value-type="string">
            <text:p>МАГНЕТО М-149А1-3728000</text:p>
          </table:table-cell>
          <table:table-cell table:number-columns-repeated="1017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Свеча зажигания М8Т</text:p>
          </table:table-cell>
          <table:table-cell office:value-type="float" office:value="0">
            <text:p>0</text:p>
          </table:table-cell>
          <table:table-cell office:value-type="string">
            <text:p>россия</text:p>
          </table:table-cell>
          <table:table-cell table:number-columns-repeated="1020"/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Катушка возбуждения</text:p>
          </table:table-cell>
          <table:table-cell office:value-type="string">
            <text:p>69.3701-060</text:p>
          </table:table-cell>
          <table:table-cell office:value-type="string">
            <text:p>от стартера или магнето?(отдельно не поставляетя)</text:p>
          </table:table-cell>
          <table:table-cell table:number-columns-repeated="1020"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Блок выпрямителя</text:p>
          </table:table-cell>
          <table:table-cell office:value-type="string">
            <text:p>БП13 41-10-02</text:p>
          </table:table-cell>
          <table:table-cell office:value-type="string">
            <text:p>от стартера</text:p>
          </table:table-cell>
          <table:table-cell table:number-columns-repeated="1020"/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Втулка </text:p>
          </table:table-cell>
          <table:table-cell office:value-type="string">
            <text:p>3315</text:p>
          </table:table-cell>
          <table:table-cell/>
          <table:table-cell table:number-columns-repeated="2" office:value-type="string">
            <text:p>51-03-28</text:p>
          </table:table-cell>
          <table:table-cell office:value-type="string">
            <text:p>Втулка</text:p>
          </table:table-cell>
          <table:table-cell table:number-columns-repeated="1017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Манжета </text:p>
          </table:table-cell>
          <table:table-cell office:value-type="string">
            <text:p>2.2-90*120-2</text:p>
          </table:table-cell>
          <table:table-cell/>
          <table:table-cell office:value-type="string">
            <text:p>2.2-90х120-2</text:p>
          </table:table-cell>
          <table:table-cell table:number-columns-repeated="1019"/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Фара <text:s text:c="3"/></text:p>
          </table:table-cell>
          <table:table-cell office:value-type="string">
            <text:p>ФГ318</text:p>
          </table:table-cell>
          <table:table-cell table:number-columns-repeated="1021"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Датчик указателя температуры</text:p>
          </table:table-cell>
          <table:table-cell office:value-type="string">
            <text:p>Т-100ВЭ</text:p>
          </table:table-cell>
          <table:table-cell/>
          <table:table-cell table:number-columns-repeated="2" office:value-type="string">
            <text:p>ТМ100В-3808000</text:p>
          </table:table-cell>
          <table:table-cell office:value-type="string">
            <text:p>ДАТЧИК ТМ 100В-3808000</text:p>
          </table:table-cell>
          <table:table-cell table:number-columns-repeated="1017"/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Датчик указателя давления</text:p>
          </table:table-cell>
          <table:table-cell office:value-type="string">
            <text:p>ММ-358-Э</text:p>
          </table:table-cell>
          <table:table-cell table:number-columns-repeated="1021"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Провод</text:p>
          </table:table-cell>
          <table:table-cell office:value-type="string">
            <text:p>10663СП (10664СП)</text:p>
          </table:table-cell>
          <table:table-cell office:value-type="string">
            <text:p>количество?</text:p>
          </table:table-cell>
          <table:table-cell table:number-columns-repeated="2" office:value-type="string">
            <text:p>10663СП</text:p>
          </table:table-cell>
          <table:table-cell office:value-type="string">
            <text:p>ПРОВОД 10663СП</text:p>
          </table:table-cell>
          <table:table-cell table:number-columns-repeated="1017"/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Выключатель</text:p>
          </table:table-cell>
          <table:table-cell office:value-type="string">
            <text:p>И607.3710Т</text:p>
          </table:table-cell>
          <table:table-cell/>
          <table:table-cell office:value-type="string">
            <text:p>4607.3710</text:p>
          </table:table-cell>
          <table:table-cell table:number-columns-repeated="1019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Выключатель</text:p>
          </table:table-cell>
          <table:table-cell office:value-type="string">
            <text:p>ВК322Э</text:p>
          </table:table-cell>
          <table:table-cell/>
          <table:table-cell table:number-columns-repeated="2" office:value-type="string">
            <text:p>ВК322 У-ХЛ</text:p>
          </table:table-cell>
          <table:table-cell office:value-type="string">
            <text:p>ВКЛЮЧАТЕЛЬ ВК322 У-ХЛ</text:p>
          </table:table-cell>
          <table:table-cell table:number-columns-repeated="1017"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Приемник указателя давления</text:p>
          </table:table-cell>
          <table:table-cell office:value-type="string">
            <text:p>УК-140</text:p>
          </table:table-cell>
          <table:table-cell/>
          <table:table-cell table:number-columns-repeated="2" office:value-type="string">
            <text:p>УК140Б-3810010</text:p>
          </table:table-cell>
          <table:table-cell office:value-type="string">
            <text:p>ПРИЕМНИК УКАЗАТЕЛЯ ДАВЛЕНИЯ УК140Б-3810010</text:p>
          </table:table-cell>
          <table:table-cell table:number-columns-repeated="1017"/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Приемник указателя температуры</text:p>
          </table:table-cell>
          <table:table-cell office:value-type="string">
            <text:p>УК-143-Э</text:p>
          </table:table-cell>
          <table:table-cell table:number-columns-repeated="1021"/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Механизм управления поворотом</text:p>
          </table:table-cell>
          <table:table-cell office:value-type="string">
            <text:p>50-13-5СП</text:p>
          </table:table-cell>
          <table:table-cell table:number-columns-repeated="2"/>
          <table:table-cell office:value-type="string">
            <text:p>50-13-5СП</text:p>
          </table:table-cell>
          <table:table-cell office:value-type="string">
            <text:p>Механизм управления поворотом</text:p>
          </table:table-cell>
          <table:table-cell table:number-columns-repeated="1017"/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Лампа фарная А-24-50 х 4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Карбюратор К125л</text:p>
          </table:table-cell>
          <table:table-cell office:value-type="float" office:value="0">
            <text:p>0</text:p>
          </table:table-cell>
          <table:table-cell office:value-type="string">
            <text:p>СПб (Пикар)</text:p>
          </table:table-cell>
          <table:table-cell table:number-columns-repeated="2" office:value-type="string">
            <text:p>К125Л</text:p>
          </table:table-cell>
          <table:table-cell office:value-type="string">
            <text:p>КАРБЮРАТОР К125Л</text:p>
          </table:table-cell>
          <table:table-cell table:number-columns-repeated="1017"/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Прокладка </text:p>
          </table:table-cell>
          <table:table-cell office:value-type="string">
            <text:p>700-40-2108</text:p>
          </table:table-cell>
          <table:table-cell table:number-columns-repeated="2"/>
          <table:table-cell office:value-type="string">
            <text:p>700-40-2108</text:p>
          </table:table-cell>
          <table:table-cell office:value-type="string">
            <text:p>ПРОКЛАДКА 700-40-2108</text:p>
          </table:table-cell>
          <table:table-cell table:number-columns-repeated="1017"/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Прокладка</text:p>
          </table:table-cell>
          <table:table-cell office:value-type="string">
            <text:p>700-40-2896</text:p>
          </table:table-cell>
          <table:table-cell table:number-columns-repeated="2"/>
          <table:table-cell office:value-type="string">
            <text:p>700-40-2896</text:p>
          </table:table-cell>
          <table:table-cell office:value-type="string">
            <text:p>ПРОКЛАДКА 700-40-2896</text:p>
          </table:table-cell>
          <table:table-cell table:number-columns-repeated="1017"/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Прокладка</text:p>
          </table:table-cell>
          <table:table-cell office:value-type="string">
            <text:p>40748</text:p>
          </table:table-cell>
          <table:table-cell table:number-columns-repeated="1021"/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Прокладка</text:p>
          </table:table-cell>
          <table:table-cell office:value-type="string">
            <text:p>700-40-3218</text:p>
          </table:table-cell>
          <table:table-cell table:number-columns-repeated="2"/>
          <table:table-cell office:value-type="string">
            <text:p>700-40-3218</text:p>
          </table:table-cell>
          <table:table-cell office:value-type="string">
            <text:p>Прокладка</text:p>
          </table:table-cell>
          <table:table-cell table:number-columns-repeated="1017"/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Прокладка</text:p>
          </table:table-cell>
          <table:table-cell office:value-type="string">
            <text:p>700-40-4947</text:p>
          </table:table-cell>
          <table:table-cell table:number-columns-repeated="2"/>
          <table:table-cell office:value-type="string">
            <text:p>700-40-4947</text:p>
          </table:table-cell>
          <table:table-cell office:value-type="string">
            <text:p>Прокладка</text:p>
          </table:table-cell>
          <table:table-cell table:number-columns-repeated="1017"/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Прокладка</text:p>
          </table:table-cell>
          <table:table-cell office:value-type="string">
            <text:p>700-40-2195</text:p>
          </table:table-cell>
          <table:table-cell table:number-columns-repeated="2"/>
          <table:table-cell office:value-type="string">
            <text:p>700-40-2195</text:p>
          </table:table-cell>
          <table:table-cell office:value-type="string">
            <text:p>ПРОКЛАДКА 700-40-2195</text:p>
          </table:table-cell>
          <table:table-cell table:number-columns-repeated="1017"/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Кольцо</text:p>
          </table:table-cell>
          <table:table-cell office:value-type="string">
            <text:p>40738</text:p>
          </table:table-cell>
          <table:table-cell table:number-columns-repeated="2"/>
          <table:table-cell office:value-type="string">
            <text:p>40738</text:p>
          </table:table-cell>
          <table:table-cell office:value-type="string">
            <text:p>КОЛЬЦО 40738</text:p>
          </table:table-cell>
          <table:table-cell table:number-columns-repeated="1017"/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Кольцо</text:p>
          </table:table-cell>
          <table:table-cell office:value-type="string">
            <text:p>40747</text:p>
          </table:table-cell>
          <table:table-cell table:number-columns-repeated="2"/>
          <table:table-cell office:value-type="string">
            <text:p>40747</text:p>
          </table:table-cell>
          <table:table-cell office:value-type="string">
            <text:p>КОЛЬЦО 40747</text:p>
          </table:table-cell>
          <table:table-cell table:number-columns-repeated="1017"/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Манжета</text:p>
          </table:table-cell>
          <table:table-cell office:value-type="string">
            <text:p>68х92</text:p>
          </table:table-cell>
          <table:table-cell/>
          <table:table-cell office:value-type="string">
            <text:p>700-40-2039</text:p>
          </table:table-cell>
          <table:table-cell table:number-columns-repeated="1019"/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Манжета</text:p>
          </table:table-cell>
          <table:table-cell office:value-type="string">
            <text:p>90х120</text:p>
          </table:table-cell>
          <table:table-cell/>
          <table:table-cell office:value-type="string">
            <text:p>2.2-90х120-2</text:p>
          </table:table-cell>
          <table:table-cell table:number-columns-repeated="1019"/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Болт</text:p>
          </table:table-cell>
          <table:table-cell office:value-type="string">
            <text:p>28504</text:p>
          </table:table-cell>
          <table:table-cell office:value-type="string">
            <text:p>крепления маховика</text:p>
          </table:table-cell>
          <table:table-cell/>
          <table:table-cell office:value-type="string">
            <text:p>28504</text:p>
          </table:table-cell>
          <table:table-cell office:value-type="string">
            <text:p>Болт</text:p>
          </table:table-cell>
          <table:table-cell table:number-columns-repeated="1017"/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Пластина замковая</text:p>
          </table:table-cell>
          <table:table-cell office:value-type="string">
            <text:p>31335</text:p>
          </table:table-cell>
          <table:table-cell table:number-columns-repeated="2"/>
          <table:table-cell office:value-type="string">
            <text:p>31335</text:p>
          </table:table-cell>
          <table:table-cell office:value-type="string">
            <text:p>Пластина замковая</text:p>
          </table:table-cell>
          <table:table-cell table:number-columns-repeated="1017"/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Болт</text:p>
          </table:table-cell>
          <table:table-cell office:value-type="string">
            <text:p>03331</text:p>
          </table:table-cell>
          <table:table-cell table:number-columns-repeated="2"/>
          <table:table-cell office:value-type="string">
            <text:p>03331</text:p>
          </table:table-cell>
          <table:table-cell office:value-type="string">
            <text:p>Болт получистый</text:p>
          </table:table-cell>
          <table:table-cell table:number-columns-repeated="1017"/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Рукав</text:p>
          </table:table-cell>
          <table:table-cell office:value-type="string">
            <text:p>700-40-3503</text:p>
          </table:table-cell>
          <table:table-cell table:number-columns-repeated="2"/>
          <table:table-cell office:value-type="string">
            <text:p>700-40-3503</text:p>
          </table:table-cell>
          <table:table-cell office:value-type="string">
            <text:p>ШЛАНГ(РУКАВ) 700-40-3503</text:p>
          </table:table-cell>
          <table:table-cell table:number-columns-repeated="1017"/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Рукав</text:p>
          </table:table-cell>
          <table:table-cell office:value-type="string">
            <text:p>700-46-2041</text:p>
          </table:table-cell>
          <table:table-cell table:number-columns-repeated="2"/>
          <table:table-cell office:value-type="string">
            <text:p>700-46-2041</text:p>
          </table:table-cell>
          <table:table-cell office:value-type="string">
            <text:p>ШЛАНГ(РУКАВ) 700-46-2041</text:p>
          </table:table-cell>
          <table:table-cell table:number-columns-repeated="1017"/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Уравновешивающий механизм</text:p>
          </table:table-cell>
          <table:table-cell office:value-type="string">
            <text:p>51-66-1СП</text:p>
          </table:table-cell>
          <table:table-cell table:number-columns-repeated="2"/>
          <table:table-cell office:value-type="string">
            <text:p>51-66-1СП</text:p>
          </table:table-cell>
          <table:table-cell office:value-type="string">
            <text:p>Механизм уравновешивающий</text:p>
          </table:table-cell>
          <table:table-cell table:number-columns-repeated="1017"/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Трубка</text:p>
          </table:table-cell>
          <table:table-cell office:value-type="string">
            <text:p>14-09-141СП</text:p>
          </table:table-cell>
          <table:table-cell table:number-columns-repeated="2"/>
          <table:table-cell office:value-type="string">
            <text:p>14-09-141СП</text:p>
          </table:table-cell>
          <table:table-cell office:value-type="string">
            <text:p>Трубка</text:p>
          </table:table-cell>
          <table:table-cell table:number-columns-repeated="1017"/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Вкладыш коренной Н1</text:p>
          </table:table-cell>
          <table:table-cell office:value-type="string">
            <text:p>А23.01-103-160сб Н1</text:p>
          </table:table-cell>
          <table:table-cell/>
          <table:table-cell table:number-columns-repeated="2" office:value-type="string">
            <text:p>А23.01.103-160СБН1</text:p>
          </table:table-cell>
          <table:table-cell office:value-type="string">
            <text:p>ВКЛАДЫШ КОРЕННОЙ А23.01.103-160сб.Н1</text:p>
          </table:table-cell>
          <table:table-cell table:number-columns-repeated="1017"/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Вкладыш коренной Н2</text:p>
          </table:table-cell>
          <table:table-cell office:value-type="string">
            <text:p>А23.01-103-160сб Н2</text:p>
          </table:table-cell>
          <table:table-cell/>
          <table:table-cell table:number-columns-repeated="2" office:value-type="string">
            <text:p>А23.01.103-160СБН2</text:p>
          </table:table-cell>
          <table:table-cell office:value-type="string">
            <text:p>ВКЛАДЫШ КОРЕННОЙ А23.01.103-160сб.Н2</text:p>
          </table:table-cell>
          <table:table-cell table:number-columns-repeated="1017"/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Вкладыш Шатунный Н1</text:p>
          </table:table-cell>
          <table:table-cell office:value-type="string">
            <text:p>А23.01-100-160сб Н1</text:p>
          </table:table-cell>
          <table:table-cell/>
          <table:table-cell table:number-columns-repeated="2" office:value-type="string">
            <text:p>А23.01.100-160СБН1</text:p>
          </table:table-cell>
          <table:table-cell office:value-type="string">
            <text:p>ВКЛАДЫШ ШАТУННЫЙ А23.01.100-160сб.Н1</text:p>
          </table:table-cell>
          <table:table-cell table:number-columns-repeated="1017"/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Головка блока</text:p>
          </table:table-cell>
          <table:table-cell office:value-type="string">
            <text:p>51-02-3СП</text:p>
          </table:table-cell>
          <table:table-cell table:number-columns-repeated="2"/>
          <table:table-cell office:value-type="string">
            <text:p>51-02-3СП</text:p>
          </table:table-cell>
          <table:table-cell office:value-type="string">
            <text:p>Головка цилиндров</text:p>
          </table:table-cell>
          <table:table-cell table:number-columns-repeated="1017"/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Кольцо</text:p>
          </table:table-cell>
          <table:table-cell office:value-type="string">
            <text:p>40843</text:p>
          </table:table-cell>
          <table:table-cell table:number-columns-repeated="2"/>
          <table:table-cell office:value-type="string">
            <text:p>40843</text:p>
          </table:table-cell>
          <table:table-cell office:value-type="string">
            <text:p>КОЛЬЦО 40843</text:p>
          </table:table-cell>
          <table:table-cell table:number-columns-repeated="1017"/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Трубка</text:p>
          </table:table-cell>
          <table:table-cell office:value-type="string">
            <text:p>51-41-106СП</text:p>
          </table:table-cell>
          <table:table-cell table:number-columns-repeated="2"/>
          <table:table-cell office:value-type="string">
            <text:p>51-41-106СП</text:p>
          </table:table-cell>
          <table:table-cell office:value-type="string">
            <text:p>Топливопровод</text:p>
          </table:table-cell>
          <table:table-cell table:number-columns-repeated="1017"/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Болт поворота угольника</text:p>
          </table:table-cell>
          <table:table-cell office:value-type="string">
            <text:p>700-41-2716</text:p>
          </table:table-cell>
          <table:table-cell table:number-columns-repeated="2"/>
          <table:table-cell office:value-type="string">
            <text:p>700-41-2716</text:p>
          </table:table-cell>
          <table:table-cell office:value-type="string">
            <text:p>Болт поворотного угольника</text:p>
          </table:table-cell>
          <table:table-cell table:number-columns-repeated="1017"/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Кольцо</text:p>
          </table:table-cell>
          <table:table-cell office:value-type="string">
            <text:p>51-06-8</text:p>
          </table:table-cell>
          <table:table-cell table:number-columns-repeated="2"/>
          <table:table-cell office:value-type="string">
            <text:p>51-06-8</text:p>
          </table:table-cell>
          <table:table-cell office:value-type="string">
            <text:p>Кольцо</text:p>
          </table:table-cell>
          <table:table-cell table:number-columns-repeated="1017"/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Трубка</text:p>
          </table:table-cell>
          <table:table-cell office:value-type="string">
            <text:p>51-69-108СП</text:p>
          </table:table-cell>
          <table:table-cell office:value-type="string">
            <text:p>от установки фильтра тонкой очистки. Сняты с производства</text:p>
          </table:table-cell>
          <table:table-cell table:number-columns-repeated="1020"/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Тубка</text:p>
          </table:table-cell>
          <table:table-cell office:value-type="string">
            <text:p>51-70-121СП</text:p>
          </table:table-cell>
          <table:table-cell office:value-type="string">
            <text:p>от установки фильтра тонкой очистки. Сняты с производства</text:p>
          </table:table-cell>
          <table:table-cell table:number-columns-repeated="1020"/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Трубка</text:p>
          </table:table-cell>
          <table:table-cell office:value-type="string">
            <text:p>51-70-124СП</text:p>
          </table:table-cell>
          <table:table-cell office:value-type="string">
            <text:p>от установки фильтра тонкой очистки. Сняты с производства</text:p>
          </table:table-cell>
          <table:table-cell table:number-columns-repeated="1020"/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Насос топливоподкащивающий</text:p>
          </table:table-cell>
          <table:table-cell office:value-type="string">
            <text:p>АВ10М.80.16.085</text:p>
          </table:table-cell>
          <table:table-cell/>
          <table:table-cell table:number-columns-repeated="2" office:value-type="string">
            <text:p>51-71-4СП</text:p>
          </table:table-cell>
          <table:table-cell office:value-type="string">
            <text:p>Насос топливоподкачивающий</text:p>
          </table:table-cell>
          <table:table-cell table:number-columns-repeated="1017"/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Топливопровод высокого давления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14-69-114СП</text:p>
          </table:table-cell>
          <table:table-cell office:value-type="string">
            <text:p>Топливопроводы высокого давления</text:p>
          </table:table-cell>
          <table:table-cell table:number-columns-repeated="1017"/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Трубка</text:p>
          </table:table-cell>
          <table:table-cell office:value-type="string">
            <text:p>51-69-107СП</text:p>
          </table:table-cell>
          <table:table-cell table:number-columns-repeated="2"/>
          <table:table-cell office:value-type="string">
            <text:p>51-69-107СП</text:p>
          </table:table-cell>
          <table:table-cell office:value-type="string">
            <text:p>Трубка</text:p>
          </table:table-cell>
          <table:table-cell table:number-columns-repeated="1017"/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Штуцер</text:p>
          </table:table-cell>
          <table:table-cell office:value-type="string">
            <text:p>67143</text:p>
          </table:table-cell>
          <table:table-cell table:number-columns-repeated="2"/>
          <table:table-cell office:value-type="string">
            <text:p>67143</text:p>
          </table:table-cell>
          <table:table-cell office:value-type="string">
            <text:p>Штуцер отводной</text:p>
          </table:table-cell>
          <table:table-cell table:number-columns-repeated="1017"/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Кольцо</text:p>
          </table:table-cell>
          <table:table-cell office:value-type="string">
            <text:p>40938</text:p>
          </table:table-cell>
          <table:table-cell table:number-columns-repeated="2"/>
          <table:table-cell office:value-type="string">
            <text:p>40938</text:p>
          </table:table-cell>
          <table:table-cell office:value-type="string">
            <text:p>КОЛЬЦО 40938</text:p>
          </table:table-cell>
          <table:table-cell table:number-columns-repeated="1017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Втулка</text:p>
          </table:table-cell>
          <table:table-cell office:value-type="string">
            <text:p>14-02-30-3</text:p>
          </table:table-cell>
          <table:table-cell table:number-columns-repeated="1021"/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Кольцо</text:p>
          </table:table-cell>
          <table:table-cell office:value-type="float" office:value="46764">
            <text:p>46764</text:p>
          </table:table-cell>
          <table:table-cell/>
          <table:table-cell table:number-columns-repeated="2" office:value-type="string">
            <text:p>46764</text:p>
          </table:table-cell>
          <table:table-cell office:value-type="string">
            <text:p>КОЛЬЦО 46764</text:p>
          </table:table-cell>
          <table:table-cell table:number-columns-repeated="1017"/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Прокладка</text:p>
          </table:table-cell>
          <table:table-cell office:value-type="string">
            <text:p>700-40-2253</text:p>
          </table:table-cell>
          <table:table-cell table:number-columns-repeated="1021"/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Диск</text:p>
          </table:table-cell>
          <table:table-cell office:value-type="string">
            <text:p>738-4СП</text:p>
          </table:table-cell>
          <table:table-cell/>
          <table:table-cell table:number-columns-repeated="2" office:value-type="string">
            <text:p>17-73-139СП</text:p>
          </table:table-cell>
          <table:table-cell office:value-type="string">
            <text:p>Диск</text:p>
          </table:table-cell>
          <table:table-cell table:number-columns-repeated="1017"/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Муфта механизма включения</text:p>
          </table:table-cell>
          <table:table-cell office:value-type="string">
            <text:p>72116</text:p>
          </table:table-cell>
          <table:table-cell/>
          <table:table-cell table:number-columns-repeated="2" office:value-type="string">
            <text:p>72118СП</text:p>
          </table:table-cell>
          <table:table-cell office:value-type="string">
            <text:p>Муфта механизма включения</text:p>
          </table:table-cell>
          <table:table-cell table:number-columns-repeated="1017"/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Шестерня</text:p>
          </table:table-cell>
          <table:table-cell office:value-type="string">
            <text:p>17-76-22</text:p>
          </table:table-cell>
          <table:table-cell office:value-type="string">
            <text:p>17-76-22 вх юа 250</text:p>
          </table:table-cell>
          <table:table-cell table:number-columns-repeated="2" office:value-type="string">
            <text:p>72104</text:p>
          </table:table-cell>
          <table:table-cell office:value-type="string">
            <text:p>Шестерня</text:p>
          </table:table-cell>
          <table:table-cell table:number-columns-repeated="1017"/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Вкладыш Р1</text:p>
          </table:table-cell>
          <table:table-cell office:value-type="string">
            <text:p>А23.01-54-130сб Р1</text:p>
          </table:table-cell>
          <table:table-cell/>
          <table:table-cell table:number-columns-repeated="2" office:value-type="string">
            <text:p>А23.01.54-130СБП2АР1</text:p>
          </table:table-cell>
          <table:table-cell office:value-type="string">
            <text:p>ВКЛАДЫШ А23.01.54-130СБП2АР1</text:p>
          </table:table-cell>
          <table:table-cell table:number-columns-repeated="1017"/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Прокладка</text:p>
          </table:table-cell>
          <table:table-cell office:value-type="string">
            <text:p>40944СП</text:p>
          </table:table-cell>
          <table:table-cell/>
          <table:table-cell table:number-columns-repeated="2" office:value-type="string">
            <text:p>700-40-20006СП</text:p>
          </table:table-cell>
          <table:table-cell office:value-type="string">
            <text:p>Прокладка</text:p>
          </table:table-cell>
          <table:table-cell table:number-columns-repeated="1017"/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Поршневые кольца 150 Кострама</text:p>
          </table:table-cell>
          <table:table-cell office:value-type="float" office:value="150">
            <text:p>150</text:p>
          </table:table-cell>
          <table:table-cell office:value-type="string">
            <text:p>кострома</text:p>
          </table:table-cell>
          <table:table-cell table:number-columns-repeated="2" office:value-type="string">
            <text:p>51-03-122СП</text:p>
          </table:table-cell>
          <table:table-cell office:value-type="string">
            <text:p>КОЛЬЦА ПОРШНЕВЫЕ СТ 51-03-122СП</text:p>
          </table:table-cell>
          <table:table-cell table:number-columns-repeated="1017"/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Гильза поршень 150 Кострама</text:p>
          </table:table-cell>
          <table:table-cell office:value-type="float" office:value="150">
            <text:p>150</text:p>
          </table:table-cell>
          <table:table-cell office:value-type="string">
            <text:p>кострома</text:p>
          </table:table-cell>
          <table:table-cell office:value-type="string">
            <text:p>51-01-82 + 51-03-40</text:p>
          </table:table-cell>
          <table:table-cell table:number-columns-repeated="1019"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Клапан впускной</text:p>
          </table:table-cell>
          <table:table-cell office:value-type="string">
            <text:p>14-02-33-В</text:p>
          </table:table-cell>
          <table:table-cell office:value-type="string">
            <text:p>на чтз снят с производства</text:p>
          </table:table-cell>
          <table:table-cell table:number-columns-repeated="1020"/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Клапан выпускной</text:p>
          </table:table-cell>
          <table:table-cell office:value-type="float" office:value="11733">
            <text:p>11733</text:p>
          </table:table-cell>
          <table:table-cell/>
          <table:table-cell office:value-type="string">
            <text:p>14-02-32</text:p>
          </table:table-cell>
          <table:table-cell table:number-columns-repeated="1019"/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Прокладка ГБЦ</text:p>
          </table:table-cell>
          <table:table-cell office:value-type="string">
            <text:p>51-02-107СП</text:p>
          </table:table-cell>
          <table:table-cell/>
          <table:table-cell table:number-columns-repeated="2" office:value-type="string">
            <text:p>51-02-107-01СП</text:p>
          </table:table-cell>
          <table:table-cell office:value-type="string">
            <text:p>Прокладка</text:p>
          </table:table-cell>
          <table:table-cell table:number-columns-repeated="1017"/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Прокладка коллектора</text:p>
          </table:table-cell>
          <table:table-cell office:value-type="string">
            <text:p>700-40-3880СП</text:p>
          </table:table-cell>
          <table:table-cell office:value-type="string">
            <text:p>медная</text:p>
          </table:table-cell>
          <table:table-cell/>
          <table:table-cell office:value-type="string">
            <text:p>700-40-3880СП</text:p>
          </table:table-cell>
          <table:table-cell office:value-type="string">
            <text:p>Прокладка</text:p>
          </table:table-cell>
          <table:table-cell table:number-columns-repeated="1017"/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Рем. комплект <text:s/>водяного насоса полный</text:p>
          </table:table-cell>
          <table:table-cell office:value-type="float" office:value="0">
            <text:p>0</text:p>
          </table:table-cell>
          <table:table-cell/>
          <table:table-cell office:value-type="string">
            <text:p>Р/К 16-08-140СП</text:p>
          </table:table-cell>
          <table:table-cell table:number-columns-repeated="1019"/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Муфта включения</text:p>
          </table:table-cell>
          <table:table-cell office:value-type="string">
            <text:p>7315-1</text:p>
          </table:table-cell>
          <table:table-cell/>
          <table:table-cell table:number-columns-repeated="2" office:value-type="string">
            <text:p>17-73-130СП</text:p>
          </table:table-cell>
          <table:table-cell office:value-type="string">
            <text:p>Подшипник выжимной</text:p>
          </table:table-cell>
          <table:table-cell table:number-columns-repeated="1017"/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Крестовина</text:p>
          </table:table-cell>
          <table:table-cell office:value-type="string">
            <text:p>7310</text:p>
          </table:table-cell>
          <table:table-cell/>
          <table:table-cell table:number-columns-repeated="2" office:value-type="string">
            <text:p>17-73-57</text:p>
          </table:table-cell>
          <table:table-cell office:value-type="string">
            <text:p>Крестовина</text:p>
          </table:table-cell>
          <table:table-cell table:number-columns-repeated="1017"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Палец</text:p>
          </table:table-cell>
          <table:table-cell office:value-type="string">
            <text:p>7312</text:p>
          </table:table-cell>
          <table:table-cell table:number-columns-repeated="2"/>
          <table:table-cell office:value-type="string">
            <text:p>7312</text:p>
          </table:table-cell>
          <table:table-cell office:value-type="string">
            <text:p>Палец</text:p>
          </table:table-cell>
          <table:table-cell table:number-columns-repeated="1017"/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Шплинты 2,5х16.01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Кулачек</text:p>
          </table:table-cell>
          <table:table-cell office:value-type="string">
            <text:p>7311-1</text:p>
          </table:table-cell>
          <table:table-cell table:number-columns-repeated="2"/>
          <table:table-cell office:value-type="string">
            <text:p>7311-1</text:p>
          </table:table-cell>
          <table:table-cell office:value-type="string">
            <text:p>Кулачок муфты</text:p>
          </table:table-cell>
          <table:table-cell table:number-columns-repeated="1017"/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Палец</text:p>
          </table:table-cell>
          <table:table-cell office:value-type="string">
            <text:p>7314</text:p>
          </table:table-cell>
          <table:table-cell table:number-columns-repeated="2"/>
          <table:table-cell office:value-type="string">
            <text:p>7314</text:p>
          </table:table-cell>
          <table:table-cell office:value-type="string">
            <text:p>Палец</text:p>
          </table:table-cell>
          <table:table-cell table:number-columns-repeated="1017"/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Диск сцепления ПД</text:p>
          </table:table-cell>
          <table:table-cell office:value-type="string">
            <text:p>738-4СП</text:p>
          </table:table-cell>
          <table:table-cell/>
          <table:table-cell table:number-columns-repeated="2" office:value-type="string">
            <text:p>17-73-139СП</text:p>
          </table:table-cell>
          <table:table-cell office:value-type="string">
            <text:p>Диск</text:p>
          </table:table-cell>
          <table:table-cell table:number-columns-repeated="1017"/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Шплинты 2х12.01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Накладка</text:p>
          </table:table-cell>
          <table:table-cell office:value-type="string">
            <text:p>700-40-7373ПТ</text:p>
          </table:table-cell>
          <table:table-cell office:value-type="string">
            <text:p>россия</text:p>
          </table:table-cell>
          <table:table-cell table:number-columns-repeated="1020"/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Нож левый</text:p>
          </table:table-cell>
          <table:table-cell office:value-type="string">
            <text:p>80-52-60</text:p>
          </table:table-cell>
          <table:table-cell table:number-columns-repeated="1021"/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нож правый</text:p>
          </table:table-cell>
          <table:table-cell office:value-type="string">
            <text:p>80-52-59</text:p>
          </table:table-cell>
          <table:table-cell table:number-columns-repeated="1021"/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Серьга</text:p>
          </table:table-cell>
          <table:table-cell office:value-type="string">
            <text:p>7313</text:p>
          </table:table-cell>
          <table:table-cell table:number-columns-repeated="2"/>
          <table:table-cell office:value-type="string">
            <text:p>7313</text:p>
          </table:table-cell>
          <table:table-cell office:value-type="string">
            <text:p>Серьга муфты</text:p>
          </table:table-cell>
          <table:table-cell table:number-columns-repeated="1017"/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Стартер на ПД</text:p>
          </table:table-cell>
          <table:table-cell office:value-type="string">
            <text:p>42.3708.000</text:p>
          </table:table-cell>
          <table:table-cell office:value-type="string">
            <text:p>самара</text:p>
          </table:table-cell>
          <table:table-cell table:number-columns-repeated="1020"/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Клапан</text:p>
          </table:table-cell>
          <table:table-cell office:value-type="string">
            <text:p>51-71-17</text:p>
          </table:table-cell>
          <table:table-cell table:number-columns-repeated="2"/>
          <table:table-cell office:value-type="string">
            <text:p>51-71-17</text:p>
          </table:table-cell>
          <table:table-cell office:value-type="string">
            <text:p>КЛАПАН ТОПЛИВОПОДКАЧИВАЮЩЕГО НАСОСА 51-71-17</text:p>
          </table:table-cell>
          <table:table-cell table:number-columns-repeated="1017"/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болт крепления ножа + гайка</text:p>
          </table:table-cell>
          <table:table-cell office:value-type="string">
            <text:p>067.11.12.084 32х10</text:p>
          </table:table-cell>
          <table:table-cell/>
          <table:table-cell office:value-type="string">
            <text:p>067.11.12.009 М16</text:p>
          </table:table-cell>
          <table:table-cell table:number-columns-repeated="1019"/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юолт башмачный + гайка</text:p>
          </table:table-cell>
          <table:table-cell office:value-type="string">
            <text:p>м16х1,5</text:p>
          </table:table-cell>
          <table:table-cell office:value-type="string">
            <text:p>магнитогорск</text:p>
          </table:table-cell>
          <table:table-cell table:number-columns-repeated="1020"/>
        </table:table-row>
        <table:table-row table:style-name="ro1">
          <table:table-cell office:value-type="string">
            <text:p>№ пп</text:p>
          </table:table-cell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 office:value-type="string">
            <text:p>Комент</text:p>
          </table:table-cell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Головка цилиндров</text:p>
          </table:table-cell>
          <table:table-cell office:value-type="string">
            <text:p>51-02-3СП</text:p>
          </table:table-cell>
          <table:table-cell table:number-columns-repeated="2"/>
          <table:table-cell office:value-type="string">
            <text:p>51-02-3СП</text:p>
          </table:table-cell>
          <table:table-cell office:value-type="string">
            <text:p>Головка цилиндров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Насос </text:p>
          </table:table-cell>
          <table:table-cell office:value-type="string">
            <text:p>16-08-140СП</text:p>
          </table:table-cell>
          <table:table-cell office:value-type="string">
            <text:p>на 11.02 дефицит</text:p>
          </table:table-cell>
          <table:table-cell/>
          <table:table-cell office:value-type="string">
            <text:p>16-08-140СП</text:p>
          </table:table-cell>
          <table:table-cell office:value-type="string">
            <text:p>Насос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Центрефуга</text:p>
          </table:table-cell>
          <table:table-cell office:value-type="string">
            <text:p>95.000СП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Насос маслянный</text:p>
          </table:table-cell>
          <table:table-cell office:value-type="string">
            <text:p>29-09-124СП (51-09-217СП)</text:p>
          </table:table-cell>
          <table:table-cell/>
          <table:table-cell table:number-columns-repeated="2" office:value-type="string">
            <text:p>51-09-217СП</text:p>
          </table:table-cell>
          <table:table-cell office:value-type="string">
            <text:p>Насос масляный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Механизм уравновешивающий</text:p>
          </table:table-cell>
          <table:table-cell office:value-type="string">
            <text:p>51-66-1СП</text:p>
          </table:table-cell>
          <table:table-cell table:number-columns-repeated="2"/>
          <table:table-cell office:value-type="string">
            <text:p>51-66-1СП</text:p>
          </table:table-cell>
          <table:table-cell office:value-type="string">
            <text:p>Механизм уравновешивающий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Диск ведомый</text:p>
          </table:table-cell>
          <table:table-cell office:value-type="string">
            <text:p>18-14-135СП</text:p>
          </table:table-cell>
          <table:table-cell table:number-columns-repeated="2"/>
          <table:table-cell office:value-type="string">
            <text:p>18-14-135СП</text:p>
          </table:table-cell>
          <table:table-cell office:value-type="string">
            <text:p>Диск ведомый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Вал карданный</text:p>
          </table:table-cell>
          <table:table-cell office:value-type="string">
            <text:p>18-14-77-1</text:p>
          </table:table-cell>
          <table:table-cell/>
          <table:table-cell office:value-type="string">
            <text:p>18-14-77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Барабан зубчатый</text:p>
          </table:table-cell>
          <table:table-cell office:value-type="string">
            <text:p>18-14-104</text:p>
          </table:table-cell>
          <table:table-cell table:number-columns-repeated="2"/>
          <table:table-cell office:value-type="string">
            <text:p>18-14-104</text:p>
          </table:table-cell>
          <table:table-cell office:value-type="string">
            <text:p>Барабан зубчатый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Муфта </text:p>
          </table:table-cell>
          <table:table-cell office:value-type="string">
            <text:p>18-14-126</text:p>
          </table:table-cell>
          <table:table-cell table:number-columns-repeated="1021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Муфта </text:p>
          </table:table-cell>
          <table:table-cell office:value-type="string">
            <text:p>18-14-78</text:p>
          </table:table-cell>
          <table:table-cell table:number-columns-repeated="2"/>
          <table:table-cell office:value-type="string">
            <text:p>18-14-78</text:p>
          </table:table-cell>
          <table:table-cell office:value-type="string">
            <text:p>Муфта карданного вала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Рычаг в сборе</text:p>
          </table:table-cell>
          <table:table-cell office:value-type="string">
            <text:p>24-14-104СП</text:p>
          </table:table-cell>
          <table:table-cell table:number-columns-repeated="2"/>
          <table:table-cell office:value-type="string">
            <text:p>24-14-104СП</text:p>
          </table:table-cell>
          <table:table-cell office:value-type="string">
            <text:p>Рычаг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Ползун</text:p>
          </table:table-cell>
          <table:table-cell office:value-type="string">
            <text:p>50-14-5</text:p>
          </table:table-cell>
          <table:table-cell/>
          <table:table-cell table:number-columns-repeated="2" office:value-type="string">
            <text:p>50-14-39</text:p>
          </table:table-cell>
          <table:table-cell office:value-type="string">
            <text:p>Ползун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Сервомеханизм муфты сцепления</text:p>
          </table:table-cell>
          <table:table-cell office:value-type="string">
            <text:p>50-15-118СП</text:p>
          </table:table-cell>
          <table:table-cell table:number-columns-repeated="2"/>
          <table:table-cell office:value-type="string">
            <text:p>50-15-118СП</text:p>
          </table:table-cell>
          <table:table-cell office:value-type="string">
            <text:p>Сервомеханизм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Барабан наружный </text:p>
          </table:table-cell>
          <table:table-cell office:value-type="string">
            <text:p>28-16-15</text:p>
          </table:table-cell>
          <table:table-cell table:number-columns-repeated="2"/>
          <table:table-cell office:value-type="string">
            <text:p>28-16-15</text:p>
          </table:table-cell>
          <table:table-cell office:value-type="string">
            <text:p>Барабан наружный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Барабан внутренний</text:p>
          </table:table-cell>
          <table:table-cell office:value-type="string">
            <text:p>24-16-5</text:p>
          </table:table-cell>
          <table:table-cell table:number-columns-repeated="2"/>
          <table:table-cell office:value-type="string">
            <text:p>24-16-5</text:p>
          </table:table-cell>
          <table:table-cell office:value-type="string">
            <text:p>Барабан внутренний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Полуось</text:p>
          </table:table-cell>
          <table:table-cell office:value-type="string">
            <text:p>24-16-4</text:p>
          </table:table-cell>
          <table:table-cell table:number-columns-repeated="2"/>
          <table:table-cell office:value-type="string">
            <text:p>24-16-4</text:p>
          </table:table-cell>
          <table:table-cell office:value-type="string">
            <text:p>Полуось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Рычаг</text:p>
          </table:table-cell>
          <table:table-cell office:value-type="string">
            <text:p>16202</text:p>
          </table:table-cell>
          <table:table-cell table:number-columns-repeated="2"/>
          <table:table-cell office:value-type="string">
            <text:p>16202</text:p>
          </table:table-cell>
          <table:table-cell office:value-type="string">
            <text:p>Рычаг включения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Тарелка</text:p>
          </table:table-cell>
          <table:table-cell office:value-type="string">
            <text:p>28-16-10</text:p>
          </table:table-cell>
          <table:table-cell table:number-columns-repeated="2"/>
          <table:table-cell office:value-type="string">
            <text:p>28-16-10</text:p>
          </table:table-cell>
          <table:table-cell office:value-type="string">
            <text:p>Тарелка нажимная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Шестерня</text:p>
          </table:table-cell>
          <table:table-cell office:value-type="string">
            <text:p>19216</text:p>
          </table:table-cell>
          <table:table-cell table:number-columns-repeated="2"/>
          <table:table-cell office:value-type="string">
            <text:p>19216</text:p>
          </table:table-cell>
          <table:table-cell office:value-type="string">
            <text:p>Шестерня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Шестерня двойная</text:p>
          </table:table-cell>
          <table:table-cell office:value-type="string">
            <text:p>20-19-24</text:p>
          </table:table-cell>
          <table:table-cell table:number-columns-repeated="2"/>
          <table:table-cell office:value-type="string">
            <text:p>20-19-24</text:p>
          </table:table-cell>
          <table:table-cell office:value-type="string">
            <text:p>Шестерня двойная</text:p>
          </table:table-cell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Шестерня ведущая</text:p>
          </table:table-cell>
          <table:table-cell office:value-type="string">
            <text:p>24-19-29</text:p>
          </table:table-cell>
          <table:table-cell table:number-columns-repeated="2"/>
          <table:table-cell office:value-type="string">
            <text:p>24-19-29</text:p>
          </table:table-cell>
          <table:table-cell office:value-type="string">
            <text:p>Шестерня ведущая</text:p>
          </table:table-cell>
          <table:table-cell table:number-columns-repeated="1017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Ступица</text:p>
          </table:table-cell>
          <table:table-cell office:value-type="string">
            <text:p>24-19-118СП</text:p>
          </table:table-cell>
          <table:table-cell table:number-columns-repeated="2"/>
          <table:table-cell office:value-type="string">
            <text:p>24-19-118СП</text:p>
          </table:table-cell>
          <table:table-cell office:value-type="string">
            <text:p>Ступица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Колесо ведущее</text:p>
          </table:table-cell>
          <table:table-cell office:value-type="string">
            <text:p>50-19-99</text:p>
          </table:table-cell>
          <table:table-cell table:number-columns-repeated="2"/>
          <table:table-cell office:value-type="string">
            <text:p>50-19-99</text:p>
          </table:table-cell>
          <table:table-cell office:value-type="string">
            <text:p>Колесо ведущее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Фланец</text:p>
          </table:table-cell>
          <table:table-cell office:value-type="string">
            <text:p>50-19-144</text:p>
          </table:table-cell>
          <table:table-cell table:number-columns-repeated="2"/>
          <table:table-cell office:value-type="string">
            <text:p>50-19-144</text:p>
          </table:table-cell>
          <table:table-cell office:value-type="string">
            <text:p>Фланец</text:p>
          </table:table-cell>
          <table:table-cell table:number-columns-repeated="1017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Шестерня</text:p>
          </table:table-cell>
          <table:table-cell office:value-type="string">
            <text:p>50-19-150</text:p>
          </table:table-cell>
          <table:table-cell table:number-columns-repeated="2"/>
          <table:table-cell office:value-type="string">
            <text:p>50-19-150</text:p>
          </table:table-cell>
          <table:table-cell office:value-type="string">
            <text:p>Шестерня</text:p>
          </table:table-cell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Шестерня</text:p>
          </table:table-cell>
          <table:table-cell office:value-type="string">
            <text:p>60-19-1</text:p>
          </table:table-cell>
          <table:table-cell table:number-columns-repeated="2"/>
          <table:table-cell office:value-type="string">
            <text:p>60-19-1</text:p>
          </table:table-cell>
          <table:table-cell office:value-type="string">
            <text:p>Шестерня</text:p>
          </table:table-cell>
          <table:table-cell table:number-columns-repeated="1017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Венец</text:p>
          </table:table-cell>
          <table:table-cell office:value-type="string">
            <text:p>60-19-2</text:p>
          </table:table-cell>
          <table:table-cell table:number-columns-repeated="2"/>
          <table:table-cell office:value-type="string">
            <text:p>60-19-2</text:p>
          </table:table-cell>
          <table:table-cell office:value-type="string">
            <text:p>Венец</text:p>
          </table:table-cell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Шестерня двойная в сборе</text:p>
          </table:table-cell>
          <table:table-cell office:value-type="string">
            <text:p>50-19-144СП</text:p>
          </table:table-cell>
          <table:table-cell/>
          <table:table-cell table:number-columns-repeated="2" office:value-type="string">
            <text:p>50-19-174СП</text:p>
          </table:table-cell>
          <table:table-cell office:value-type="string">
            <text:p>Шестерня двойная. Комплект</text:p>
          </table:table-cell>
          <table:table-cell table:number-columns-repeated="1017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Ступица</text:p>
          </table:table-cell>
          <table:table-cell office:value-type="string">
            <text:p>50-19-145</text:p>
          </table:table-cell>
          <table:table-cell/>
          <table:table-cell table:number-columns-repeated="2" office:value-type="string">
            <text:p>50-19-145СП</text:p>
          </table:table-cell>
          <table:table-cell office:value-type="string">
            <text:p>Ступица</text:p>
          </table:table-cell>
          <table:table-cell table:number-columns-repeated="1017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Фланец</text:p>
          </table:table-cell>
          <table:table-cell office:value-type="string">
            <text:p>5019-158</text:p>
          </table:table-cell>
          <table:table-cell/>
          <table:table-cell table:number-columns-repeated="2" office:value-type="string">
            <text:p>50-19-158</text:p>
          </table:table-cell>
          <table:table-cell office:value-type="string">
            <text:p>Фланец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Венец ведущего колеса</text:p>
          </table:table-cell>
          <table:table-cell office:value-type="string">
            <text:p>5019-160</text:p>
          </table:table-cell>
          <table:table-cell/>
          <table:table-cell table:number-columns-repeated="2" office:value-type="string">
            <text:p>50-19-160-1</text:p>
          </table:table-cell>
          <table:table-cell office:value-type="string">
            <text:p>Венец ведущего колеса</text:p>
          </table:table-cell>
          <table:table-cell table:number-columns-repeated="1017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Большой лабиринт</text:p>
          </table:table-cell>
          <table:table-cell office:value-type="string">
            <text:p>20-19-114СП</text:p>
          </table:table-cell>
          <table:table-cell/>
          <table:table-cell table:number-columns-repeated="2" office:value-type="string">
            <text:p>24-19-114СП</text:p>
          </table:table-cell>
          <table:table-cell office:value-type="string">
            <text:p>Уплотнение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Рессора (серийная)</text:p>
          </table:table-cell>
          <table:table-cell office:value-type="string">
            <text:p>50-20-103СП</text:p>
          </table:table-cell>
          <table:table-cell table:number-columns-repeated="2"/>
          <table:table-cell office:value-type="string">
            <text:p>50-20-103СП</text:p>
          </table:table-cell>
          <table:table-cell office:value-type="string">
            <text:p>РЕССОРА 50-20-103СП</text:p>
          </table:table-cell>
          <table:table-cell table:number-columns-repeated="1017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Цепь гусеничная</text:p>
          </table:table-cell>
          <table:table-cell office:value-type="string">
            <text:p>50-22-102</text:p>
          </table:table-cell>
          <table:table-cell/>
          <table:table-cell office:value-type="string">
            <text:p>со смазкой/без смазки</text:p>
          </table:table-cell>
          <table:table-cell table:number-columns-repeated="1019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Каток одноботный</text:p>
          </table:table-cell>
          <table:table-cell office:value-type="string">
            <text:p>24-21-169СП</text:p>
          </table:table-cell>
          <table:table-cell table:number-columns-repeated="2"/>
          <table:table-cell office:value-type="string">
            <text:p>24-21-169СП</text:p>
          </table:table-cell>
          <table:table-cell office:value-type="string">
            <text:p>Каток однобортный</text:p>
          </table:table-cell>
          <table:table-cell table:number-columns-repeated="1017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Каток двубортный</text:p>
          </table:table-cell>
          <table:table-cell office:value-type="string">
            <text:p>24-21-170СП</text:p>
          </table:table-cell>
          <table:table-cell table:number-columns-repeated="2"/>
          <table:table-cell office:value-type="string">
            <text:p>24-21-170СП</text:p>
          </table:table-cell>
          <table:table-cell office:value-type="string">
            <text:p>Каток двубортный</text:p>
          </table:table-cell>
          <table:table-cell table:number-columns-repeated="1017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Полный р/к опорного катка с осью и подшипниками</text:p>
          </table:table-cell>
          <table:table-cell office:value-type="float" office:value="0">
            <text:p>0</text:p>
          </table:table-cell>
          <table:table-cell office:value-type="string">
            <text:p>Р/К 24-21-169СП можно поставить неполный (3 наименования), можно полный (21 наименование)</text:p>
          </table:table-cell>
          <table:table-cell table:number-columns-repeated="1020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Гидроцилиндр</text:p>
          </table:table-cell>
          <table:table-cell office:value-type="string">
            <text:p>18-26-270СП</text:p>
          </table:table-cell>
          <table:table-cell/>
          <table:table-cell table:number-columns-repeated="2" office:value-type="string">
            <text:p>50-26-570СП</text:p>
          </table:table-cell>
          <table:table-cell office:value-type="string">
            <text:p>Гидроцилиндр</text:p>
          </table:table-cell>
          <table:table-cell table:number-columns-repeated="1017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Гидроцилиндр перекоса</text:p>
          </table:table-cell>
          <table:table-cell office:value-type="string">
            <text:p>50-50-226СП</text:p>
          </table:table-cell>
          <table:table-cell table:number-columns-repeated="2"/>
          <table:table-cell office:value-type="string">
            <text:p>50-50-226СП</text:p>
          </table:table-cell>
          <table:table-cell office:value-type="string">
            <text:p>Гидроцилиндр</text:p>
          </table:table-cell>
          <table:table-cell table:number-columns-repeated="1017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Топливопровод</text:p>
          </table:table-cell>
          <table:table-cell office:value-type="string">
            <text:p>51-69-127СП</text:p>
          </table:table-cell>
          <table:table-cell table:number-columns-repeated="2"/>
          <table:table-cell office:value-type="string">
            <text:p>51-69-127СП</text:p>
          </table:table-cell>
          <table:table-cell office:value-type="string">
            <text:p>Топливопроводы высокого давления</text:p>
          </table:table-cell>
          <table:table-cell table:number-columns-repeated="1017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Нож правый боковой <text:s/>8 отв. ромбовидный</text:p>
          </table:table-cell>
          <table:table-cell office:value-type="string">
            <text:p>80-52-59</text:p>
          </table:table-cell>
          <table:table-cell/>
          <table:table-cell table:number-columns-repeated="2" office:value-type="string">
            <text:p>80-52-59-02</text:p>
          </table:table-cell>
          <table:table-cell office:value-type="string">
            <text:p>Нож боковой</text:p>
          </table:table-cell>
          <table:table-cell table:number-columns-repeated="1017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Нож левый боковой 8 отв. Ромбовидный</text:p>
          </table:table-cell>
          <table:table-cell office:value-type="string">
            <text:p>80-52-60</text:p>
          </table:table-cell>
          <table:table-cell/>
          <table:table-cell table:number-columns-repeated="2" office:value-type="string">
            <text:p>80-52-60-02</text:p>
          </table:table-cell>
          <table:table-cell office:value-type="string">
            <text:p>Нож боковой</text:p>
          </table:table-cell>
          <table:table-cell table:number-columns-repeated="1017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Нож средний</text:p>
          </table:table-cell>
          <table:table-cell office:value-type="string">
            <text:p>80-52-61</text:p>
          </table:table-cell>
          <table:table-cell table:number-columns-repeated="2"/>
          <table:table-cell office:value-type="string">
            <text:p>80-52-61</text:p>
          </table:table-cell>
          <table:table-cell office:value-type="string">
            <text:p>Нож средний</text:p>
          </table:table-cell>
          <table:table-cell table:number-columns-repeated="1017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Гидрозамок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0-50-195СП</text:p>
          </table:table-cell>
          <table:table-cell office:value-type="string">
            <text:p>Гидрозамок</text:p>
          </table:table-cell>
          <table:table-cell table:number-columns-repeated="1017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Паук (в сборе с дисками)</text:p>
          </table:table-cell>
          <table:table-cell office:value-type="string">
            <text:p>7320СП</text:p>
          </table:table-cell>
          <table:table-cell/>
          <table:table-cell office:value-type="string">
            <text:p>7220СП (без дисков или с дисками)</text:p>
          </table:table-cell>
          <table:table-cell table:number-columns-repeated="1019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Генератор (966.3701) 28В</text:p>
          </table:table-cell>
          <table:table-cell office:value-type="string">
            <text:p>7006.3701.000</text:p>
          </table:table-cell>
          <table:table-cell table:number-columns-repeated="1021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Гидрораспределитель</text:p>
          </table:table-cell>
          <table:table-cell office:value-type="string">
            <text:p>Р160-3/1-111</text:p>
          </table:table-cell>
          <table:table-cell table:number-columns-repeated="1021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ТКР 11 Н3</text:p>
          </table:table-cell>
          <table:table-cell office:value-type="string">
            <text:p>92000-06</text:p>
          </table:table-cell>
          <table:table-cell/>
          <table:table-cell table:number-columns-repeated="2" office:value-type="string">
            <text:p>92.000-06</text:p>
          </table:table-cell>
          <table:table-cell office:value-type="string">
            <text:p>Турбокомпрессор ТКР11Н-3</text:p>
          </table:table-cell>
          <table:table-cell table:number-columns-repeated="1017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ТКР 8,5</text:p>
          </table:table-cell>
          <table:table-cell office:value-type="string">
            <text:p>51-54-1СП</text:p>
          </table:table-cell>
          <table:table-cell table:number-columns-repeated="2"/>
          <table:table-cell office:value-type="string">
            <text:p>51-54-1СП</text:p>
          </table:table-cell>
          <table:table-cell office:value-type="string">
            <text:p>Турбокомпрессор ТКР8,5С</text:p>
          </table:table-cell>
          <table:table-cell table:number-columns-repeated="1017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ТНВД</text:p>
          </table:table-cell>
          <table:table-cell office:value-type="string">
            <text:p>51-67-24СП</text:p>
          </table:table-cell>
          <table:table-cell/>
          <table:table-cell table:number-columns-repeated="2" office:value-type="string">
            <text:p>51-67-24-01СП</text:p>
          </table:table-cell>
          <table:table-cell office:value-type="string">
            <text:p>Насос топливный</text:p>
          </table:table-cell>
          <table:table-cell table:number-columns-repeated="1017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ТНВД</text:p>
          </table:table-cell>
          <table:table-cell office:value-type="string">
            <text:p>51-67-9СП</text:p>
          </table:table-cell>
          <table:table-cell table:number-columns-repeated="2"/>
          <table:table-cell office:value-type="string">
            <text:p>51-67-9СП</text:p>
          </table:table-cell>
          <table:table-cell office:value-type="string">
            <text:p>Насос топливный</text:p>
          </table:table-cell>
          <table:table-cell table:number-columns-repeated="1017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Насос НШ 100А-3Л левый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НШ 100А-3Л</text:p>
          </table:table-cell>
          <table:table-cell office:value-type="string">
            <text:p>НАСОС НШ 100А-3Л</text:p>
          </table:table-cell>
          <table:table-cell table:number-columns-repeated="1017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Насос НШ 32У-2Л левый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НШ 32М-3Л</text:p>
          </table:table-cell>
          <table:table-cell office:value-type="string">
            <text:p>НАСОС НШ 32М-3Л(MASTER)</text:p>
          </table:table-cell>
          <table:table-cell table:number-columns-repeated="1017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НШ 50-2А правый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НШ50М-3</text:p>
          </table:table-cell>
          <table:table-cell table:number-columns-repeated="1019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Нш 50 3Л левый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НШ 50А-3Л</text:p>
          </table:table-cell>
          <table:table-cell office:value-type="string">
            <text:p>НАСОС НШ 50А-3Л</text:p>
          </table:table-cell>
          <table:table-cell table:number-columns-repeated="1017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НШ 100А правый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НШ 100А-3 (ПРАВ.ВР.)</text:p>
          </table:table-cell>
          <table:table-cell office:value-type="string">
            <text:p>НАСОС НШ 100А-3</text:p>
          </table:table-cell>
          <table:table-cell table:number-columns-repeated="1017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НШ 10 3Л 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НШ 10У-3Л</text:p>
          </table:table-cell>
          <table:table-cell office:value-type="string">
            <text:p>НАСОС НШ 10У-3Л</text:p>
          </table:table-cell>
          <table:table-cell table:number-columns-repeated="1017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Гильза поршень (150) Кострома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Кольцо поршневое (150)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1-03-122СП</text:p>
          </table:table-cell>
          <table:table-cell office:value-type="string">
            <text:p>КОЛЬЦА ПОРШНЕВЫЕ СТ 51-03-122СП</text:p>
          </table:table-cell>
          <table:table-cell table:number-columns-repeated="1017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Прокладка</text:p>
          </table:table-cell>
          <table:table-cell office:value-type="string">
            <text:p>51-02-107 СП</text:p>
          </table:table-cell>
          <table:table-cell/>
          <table:table-cell table:number-columns-repeated="2" office:value-type="string">
            <text:p>51-02-107-01СП</text:p>
          </table:table-cell>
          <table:table-cell office:value-type="string">
            <text:p>Прокладка</text:p>
          </table:table-cell>
          <table:table-cell table:number-columns-repeated="1017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Трубка</text:p>
          </table:table-cell>
          <table:table-cell office:value-type="string">
            <text:p>14-09-141СП</text:p>
          </table:table-cell>
          <table:table-cell table:number-columns-repeated="2"/>
          <table:table-cell office:value-type="string">
            <text:p>14-09-141СП</text:p>
          </table:table-cell>
          <table:table-cell office:value-type="string">
            <text:p>Трубка</text:p>
          </table:table-cell>
          <table:table-cell table:number-columns-repeated="1017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Карбюратор</text:p>
          </table:table-cell>
          <table:table-cell office:value-type="string">
            <text:p>К125Л</text:p>
          </table:table-cell>
          <table:table-cell/>
          <table:table-cell office:value-type="string">
            <text:p>Пикар Россия</text:p>
          </table:table-cell>
          <table:table-cell table:number-columns-repeated="1019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Рем. Комплект ТКР 11 Н3 (полный)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на ТКР11Н3</text:p>
          </table:table-cell>
          <table:table-cell table:number-columns-repeated="1019"/>
        </table:table-row>
        <table:table-row table:style-name="ro1">
          <table:table-cell office:value-type="string">
            <text:p>№ пп</text:p>
          </table:table-cell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 office:value-type="string">
            <text:p>Комент</text:p>
          </table:table-cell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. Колесо 50-21-305СП натяжное – 1 шт.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0-21-305СП</text:p>
          </table:table-cell>
          <table:table-cell office:value-type="string">
            <text:p>Колесо натяжное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. Колесо 50-21-306СП натяжное – 1 шт.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0-21-306СП</text:p>
          </table:table-cell>
          <table:table-cell office:value-type="string">
            <text:p>Колесо натяжное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3. Венец 50-19-160-1 ведущего колеса Т-170 – 2 шт.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0-19-160-1</text:p>
          </table:table-cell>
          <table:table-cell office:value-type="string">
            <text:p>Венец ведущего колеса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4. Цилиндр 50-21-136СП натяжения гусениц гидравлический – 4 шт.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0-21-136СП</text:p>
          </table:table-cell>
          <table:table-cell office:value-type="string">
            <text:p>Цилиндр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5. Гусеница 50-22-9СП – 2 шт.</text:p>
          </table:table-cell>
          <table:table-cell office:value-type="float" office:value="0">
            <text:p>0</text:p>
          </table:table-cell>
          <table:table-cell/>
          <table:table-cell office:value-type="string">
            <text:p>ЧД-50-22-9СБ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6. Радиатор 130У.13.010-1СП водяной Т-170 – 1 шт.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130У.13.010-1СП</text:p>
          </table:table-cell>
          <table:table-cell office:value-type="string">
            <text:p>РАДИАТОР 130У.13.010-1СП(130У.13.010-1)БЕЗ ПРОБКИ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7. Сигнал С-314 звуковой – 10 шт.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С 314</text:p>
          </table:table-cell>
          <table:table-cell office:value-type="string">
            <text:p>СИГНАЛ С314 тара 002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8. Стартер 42-3708 – 3 шт.</text:p>
          </table:table-cell>
          <table:table-cell office:value-type="float" office:value="0">
            <text:p>0</text:p>
          </table:table-cell>
          <table:table-cell office:value-type="string">
            <text:p>Для ПД-23У</text:p>
          </table:table-cell>
          <table:table-cell office:value-type="string">
            <text:p>42.3708.000</text:p>
          </table:table-cell>
          <table:table-cell table:number-columns-repeated="1019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9. Фильтр воздушный А41.10.000-02 или А41.20.000-01 – 10 шт.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А41.10.000-02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10. Карбюратор К-125Л – 2 шт.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К125Л</text:p>
          </table:table-cell>
          <table:table-cell office:value-type="string">
            <text:p>КАРБЮРАТОР К125Л</text:p>
          </table:table-cell>
          <table:table-cell table:number-columns-repeated="1017"/>
        </table:table-row>
        <table:table-row table:style-name="ro1">
          <table:table-cell office:value-type="string">
            <text:p>№ пп</text:p>
          </table:table-cell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 office:value-type="string">
            <text:p>Комент</text:p>
          </table:table-cell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гидрораспределитель</text:p>
          </table:table-cell>
          <table:table-cell office:value-type="string">
            <text:p>50-26-702СП</text:p>
          </table:table-cell>
          <table:table-cell office:value-type="string">
            <text:p>почему запрашивают одинаковые? Возможно один нужен с рчыагами и рукоятками: 13310 рукоятка 3 шт юа/чтз 80руб, 18-26-879-01 рычаг 1шт чтз/юа 340руб, <text:s/>18-26-879 рычаг 1шт чтз/юа 340руб, 18-26-879-02 рычаг 1шт чтз/юа 340руб</text:p>
          </table:table-cell>
          <table:table-cell office:value-type="string">
            <text:p>64-26-285сп</text:p>
          </table:table-cell>
          <table:table-cell office:value-type="string">
            <text:p>64-26-285СП</text:p>
          </table:table-cell>
          <table:table-cell office:value-type="string">
            <text:p>Распределитель. Комплект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гидрораспределитель</text:p>
          </table:table-cell>
          <table:table-cell office:value-type="string">
            <text:p>Р160-3/1-111(Т)</text:p>
          </table:table-cell>
          <table:table-cell/>
          <table:table-cell office:value-type="string">
            <text:p>Р160-3/1-111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насос</text:p>
          </table:table-cell>
          <table:table-cell office:value-type="string">
            <text:p>НШ-100А-3ЛТ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насос шестеренный</text:p>
          </table:table-cell>
          <table:table-cell office:value-type="string">
            <text:p>НШ 32У-2-Л-0303001В</text:p>
          </table:table-cell>
          <table:table-cell/>
          <table:table-cell table:number-columns-repeated="2" office:value-type="string">
            <text:p>НШ 32М-3Л</text:p>
          </table:table-cell>
          <table:table-cell office:value-type="string">
            <text:p>НАСОС НШ 32М-3Л(MASTER)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гидрораскос</text:p>
          </table:table-cell>
          <table:table-cell office:value-type="string">
            <text:p>50-50-121СП</text:p>
          </table:table-cell>
          <table:table-cell table:number-columns-repeated="2"/>
          <table:table-cell office:value-type="string">
            <text:p>50-50-121СП</text:p>
          </table:table-cell>
          <table:table-cell office:value-type="string">
            <text:p>Гидрораскос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гидроциллиндр</text:p>
          </table:table-cell>
          <table:table-cell office:value-type="string">
            <text:p>131-26-108-02СП</text:p>
          </table:table-cell>
          <table:table-cell table:number-columns-repeated="2"/>
          <table:table-cell office:value-type="string">
            <text:p>131-26-108-02СП</text:p>
          </table:table-cell>
          <table:table-cell office:value-type="string">
            <text:p>Гидроцилиндр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гидроциллиндр перекоса отвала</text:p>
          </table:table-cell>
          <table:table-cell office:value-type="string">
            <text:p>50-50-226СП</text:p>
          </table:table-cell>
          <table:table-cell table:number-columns-repeated="2"/>
          <table:table-cell office:value-type="string">
            <text:p>50-50-226СП</text:p>
          </table:table-cell>
          <table:table-cell office:value-type="string">
            <text:p>Гидроцилиндр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коробка передач тракторов Т-170М1</text:p>
          </table:table-cell>
          <table:table-cell office:value-type="string">
            <text:p>50-12-15СП</text:p>
          </table:table-cell>
          <table:table-cell/>
          <table:table-cell table:number-columns-repeated="2" office:value-type="string">
            <text:p>50-12-12СП</text:p>
          </table:table-cell>
          <table:table-cell office:value-type="string">
            <text:p>Коробка передач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муфта включения</text:p>
          </table:table-cell>
          <table:table-cell office:value-type="string">
            <text:p>7315-1</text:p>
          </table:table-cell>
          <table:table-cell/>
          <table:table-cell table:number-columns-repeated="2" office:value-type="string">
            <text:p>17-73-54</text:p>
          </table:table-cell>
          <table:table-cell office:value-type="string">
            <text:p>Муфта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муфта сцепления</text:p>
          </table:table-cell>
          <table:table-cell office:value-type="string">
            <text:p>18-14-4СП</text:p>
          </table:table-cell>
          <table:table-cell table:number-columns-repeated="2"/>
          <table:table-cell office:value-type="string">
            <text:p>18-14-4СП</text:p>
          </table:table-cell>
          <table:table-cell office:value-type="string">
            <text:p>МУФТА СЦЕПЛЕНИЯ 18-14-4СБ(СП)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сервомеханизм</text:p>
          </table:table-cell>
          <table:table-cell office:value-type="string">
            <text:p>21-17-4СП</text:p>
          </table:table-cell>
          <table:table-cell table:number-columns-repeated="2"/>
          <table:table-cell office:value-type="string">
            <text:p>21-17-4СП</text:p>
          </table:table-cell>
          <table:table-cell office:value-type="string">
            <text:p>Сервомеханизм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сервомеханизм муфты сцепления</text:p>
          </table:table-cell>
          <table:table-cell office:value-type="string">
            <text:p>50-15-118СП</text:p>
          </table:table-cell>
          <table:table-cell table:number-columns-repeated="2"/>
          <table:table-cell office:value-type="string">
            <text:p>50-15-118СП</text:p>
          </table:table-cell>
          <table:table-cell office:value-type="string">
            <text:p>Сервомеханизм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механизм переключения диапазонов и направления движения</text:p>
          </table:table-cell>
          <table:table-cell office:value-type="string">
            <text:p>18-12-178СП</text:p>
          </table:table-cell>
          <table:table-cell table:number-columns-repeated="2"/>
          <table:table-cell office:value-type="string">
            <text:p>18-12-178СП</text:p>
          </table:table-cell>
          <table:table-cell office:value-type="string">
            <text:p>Механизм переключения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механизм переключения передач</text:p>
          </table:table-cell>
          <table:table-cell office:value-type="string">
            <text:p>20-12-131СП</text:p>
          </table:table-cell>
          <table:table-cell table:number-columns-repeated="2"/>
          <table:table-cell office:value-type="string">
            <text:p>20-12-131СП</text:p>
          </table:table-cell>
          <table:table-cell office:value-type="string">
            <text:p>Механизм переключения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механизм переключения передач</text:p>
          </table:table-cell>
          <table:table-cell office:value-type="string">
            <text:p>18-12-177СП</text:p>
          </table:table-cell>
          <table:table-cell table:number-columns-repeated="2"/>
          <table:table-cell office:value-type="string">
            <text:p>18-12-177СП</text:p>
          </table:table-cell>
          <table:table-cell office:value-type="string">
            <text:p>Механизм переключения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гусеница трактора башм.500мм</text:p>
          </table:table-cell>
          <table:table-cell office:value-type="string">
            <text:p>50-22-9СП</text:p>
          </table:table-cell>
          <table:table-cell office:value-type="string">
            <text:p>или Гус ЧТЗ без смазки 101700, или ГМ-10-08СП со смазкой 160600</text:p>
          </table:table-cell>
          <table:table-cell office:value-type="string">
            <text:p>ЧД-50-22-9СБ</text:p>
          </table:table-cell>
          <table:table-cell table:number-columns-repeated="1019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каток двубортный</text:p>
          </table:table-cell>
          <table:table-cell office:value-type="string">
            <text:p>24-21-170СП</text:p>
          </table:table-cell>
          <table:table-cell table:number-columns-repeated="2"/>
          <table:table-cell office:value-type="string">
            <text:p>24-21-170СП</text:p>
          </table:table-cell>
          <table:table-cell office:value-type="string">
            <text:p>Каток двубортный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каток однобортный</text:p>
          </table:table-cell>
          <table:table-cell office:value-type="string">
            <text:p>24-21-169СП</text:p>
          </table:table-cell>
          <table:table-cell table:number-columns-repeated="2"/>
          <table:table-cell office:value-type="string">
            <text:p>24-21-169СП</text:p>
          </table:table-cell>
          <table:table-cell office:value-type="string">
            <text:p>Каток однобортный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механизм натяжения</text:p>
          </table:table-cell>
          <table:table-cell office:value-type="string">
            <text:p>50-21-134СП</text:p>
          </table:table-cell>
          <table:table-cell/>
          <table:table-cell table:number-columns-repeated="2" office:value-type="string">
            <text:p>50-21-420СП</text:p>
          </table:table-cell>
          <table:table-cell office:value-type="string">
            <text:p>Механизм натяжения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колесо натяжное</text:p>
          </table:table-cell>
          <table:table-cell office:value-type="string">
            <text:p>24-21-146СП</text:p>
          </table:table-cell>
          <table:table-cell/>
          <table:table-cell table:number-columns-repeated="2" office:value-type="string">
            <text:p>50-21-306СП</text:p>
          </table:table-cell>
          <table:table-cell office:value-type="string">
            <text:p>Колесо натяжное</text:p>
          </table:table-cell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манжета</text:p>
          </table:table-cell>
          <table:table-cell office:value-type="string">
            <text:p>700-40-5432</text:p>
          </table:table-cell>
          <table:table-cell table:number-columns-repeated="2"/>
          <table:table-cell office:value-type="string">
            <text:p>700-40-5432</text:p>
          </table:table-cell>
          <table:table-cell office:value-type="string">
            <text:p>МАНЖЕТА 700-40-5432</text:p>
          </table:table-cell>
          <table:table-cell table:number-columns-repeated="1017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подшипник</text:p>
          </table:table-cell>
          <table:table-cell office:value-type="string">
            <text:p>2615КМУ</text:p>
          </table:table-cell>
          <table:table-cell/>
          <table:table-cell office:value-type="string">
            <text:p>2614КМУ</text:p>
          </table:table-cell>
          <table:table-cell table:number-columns-repeated="1019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механизм сдавания</text:p>
          </table:table-cell>
          <table:table-cell office:value-type="string">
            <text:p>20-21-132СП</text:p>
          </table:table-cell>
          <table:table-cell table:number-columns-repeated="2"/>
          <table:table-cell office:value-type="string">
            <text:p>20-21-132СП</text:p>
          </table:table-cell>
          <table:table-cell office:value-type="string">
            <text:p>Механизм сдавания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натяжное устройство гусеничного полотна</text:p>
          </table:table-cell>
          <table:table-cell office:value-type="string">
            <text:p>50-21-134СП</text:p>
          </table:table-cell>
          <table:table-cell/>
          <table:table-cell table:number-columns-repeated="2" office:value-type="string">
            <text:p>50-21-420СП</text:p>
          </table:table-cell>
          <table:table-cell office:value-type="string">
            <text:p>Механизм натяжения</text:p>
          </table:table-cell>
          <table:table-cell table:number-columns-repeated="1017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тормоза</text:p>
          </table:table-cell>
          <table:table-cell office:value-type="string">
            <text:p>18-18-2СП</text:p>
          </table:table-cell>
          <table:table-cell/>
          <table:table-cell table:number-columns-repeated="2" office:value-type="string">
            <text:p>18360-01СП</text:p>
          </table:table-cell>
          <table:table-cell office:value-type="string">
            <text:p>Лента тормоза</text:p>
          </table:table-cell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ремень 1700-Б</text:p>
          </table:table-cell>
          <table:table-cell office:value-type="float" office:value="0">
            <text:p>0</text:p>
          </table:table-cell>
          <table:table-cell/>
          <table:table-cell office:value-type="string">
            <text:p>11-16х11-1650</text:p>
          </table:table-cell>
          <table:table-cell office:value-type="string">
            <text:p>11-16Х11-1650</text:p>
          </table:table-cell>
          <table:table-cell office:value-type="string">
            <text:p>РЕМЕНЬ ВЕНТИЛЯТОРНЫЙ 11-16Х11-1650</text:p>
          </table:table-cell>
          <table:table-cell table:number-columns-repeated="1017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ремень 1090-А</text:p>
          </table:table-cell>
          <table:table-cell office:value-type="float" office:value="0">
            <text:p>0</text:p>
          </table:table-cell>
          <table:table-cell/>
          <table:table-cell office:value-type="string">
            <text:p>11-12,5х9-1090</text:p>
          </table:table-cell>
          <table:table-cell office:value-type="string">
            <text:p>11-12,5Х9-1090</text:p>
          </table:table-cell>
          <table:table-cell office:value-type="string">
            <text:p>РЕМЕНЬ ВЕНТИЛЯТОРНЫЙ 11-12,5Х9-1090</text:p>
          </table:table-cell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ткр</text:p>
          </table:table-cell>
          <table:table-cell office:value-type="string">
            <text:p>92.000-06</text:p>
          </table:table-cell>
          <table:table-cell table:number-columns-repeated="2"/>
          <table:table-cell office:value-type="string">
            <text:p>92.000-06</text:p>
          </table:table-cell>
          <table:table-cell office:value-type="string">
            <text:p>Турбокомпрессор ТКР11Н-3</text:p>
          </table:table-cell>
          <table:table-cell table:number-columns-repeated="1017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генератор</text:p>
          </table:table-cell>
          <table:table-cell office:value-type="string">
            <text:p>7006.3701000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№ п/п</text:p>
          </table:table-cell>
          <table:table-cell table:style-name="ce2" office:value-type="string">
            <text:p>наименование заказчика</text:p>
          </table:table-cell>
          <table:table-cell table:style-name="ce2" office:value-type="string">
            <text:p>чод заказчика</text:p>
          </table:table-cell>
          <table:table-cell table:style-name="ce2"/>
          <table:table-cell table:style-name="ce17" office:value-type="string">
            <text:p>ЧОД заказчика уточненный</text:p>
          </table:table-cell>
          <table:table-cell table:style-name="ce20" office:value-type="string">
            <text:p>Ч. О. Д. ЧТЗ</text:p>
          </table:table-cell>
          <table:table-cell table:style-name="ce20" office:value-type="string">
            <text:p>Наименование детали ЧТЗ</text:p>
          </table:table-cell>
          <table:table-cell table:number-columns-repeated="1017"/>
        </table:table-row>
        <table:table-row table:style-name="ro6">
          <table:table-cell table:style-name="ce3" office:value-type="float" office:value="1">
            <text:p>1</text:p>
          </table:table-cell>
          <table:table-cell table:style-name="ce4" office:value-type="string">
            <text:p>Каток поддерживающий</text:p>
          </table:table-cell>
          <table:table-cell table:style-name="ce3" office:value-type="string">
            <text:p>50-21-416СП</text:p>
          </table:table-cell>
          <table:table-cell table:style-name="ce3"/>
          <table:table-cell table:style-name="ce18"/>
          <table:table-cell table:style-name="ce3" table:number-columns-repeated="2"/>
          <table:table-cell table:number-columns-repeated="1017"/>
        </table:table-row>
        <table:table-row table:style-name="ro6">
          <table:table-cell table:style-name="ce3" office:value-type="float" office:value="2">
            <text:p>2</text:p>
          </table:table-cell>
          <table:table-cell table:style-name="ce4" office:value-type="string">
            <text:p>Каток опорный (однобортный)</text:p>
          </table:table-cell>
          <table:table-cell table:style-name="ce3" office:value-type="string">
            <text:p>24-21-169СП</text:p>
          </table:table-cell>
          <table:table-cell table:style-name="ce3"/>
          <table:table-cell table:style-name="ce18"/>
          <table:table-cell table:style-name="ce3" office:value-type="string">
            <text:p>24-21-169СП</text:p>
          </table:table-cell>
          <table:table-cell table:style-name="ce3" office:value-type="string">
            <text:p>Каток однобортный</text:p>
          </table:table-cell>
          <table:table-cell table:number-columns-repeated="1017"/>
        </table:table-row>
        <table:table-row table:style-name="ro6">
          <table:table-cell table:style-name="ce3" office:value-type="float" office:value="3">
            <text:p>3</text:p>
          </table:table-cell>
          <table:table-cell table:style-name="ce4" office:value-type="string">
            <text:p>Каток опорный (двубортный)</text:p>
          </table:table-cell>
          <table:table-cell table:style-name="ce3" office:value-type="string">
            <text:p>24-21-170СП</text:p>
          </table:table-cell>
          <table:table-cell table:style-name="ce3"/>
          <table:table-cell table:style-name="ce18"/>
          <table:table-cell table:style-name="ce3" office:value-type="string">
            <text:p>24-21-170СП</text:p>
          </table:table-cell>
          <table:table-cell table:style-name="ce3" office:value-type="string">
            <text:p>Каток двубортный</text:p>
          </table:table-cell>
          <table:table-cell table:number-columns-repeated="1017"/>
        </table:table-row>
        <table:table-row table:style-name="ro6">
          <table:table-cell table:style-name="ce3" office:value-type="float" office:value="4">
            <text:p>4</text:p>
          </table:table-cell>
          <table:table-cell table:style-name="ce4" office:value-type="string">
            <text:p>Цепь</text:p>
          </table:table-cell>
          <table:table-cell table:style-name="ce3" office:value-type="string">
            <text:p>50-22-103СП</text:p>
          </table:table-cell>
          <table:table-cell table:style-name="ce3"/>
          <table:table-cell table:style-name="ce18" office:value-type="string">
            <text:p>ЧД-50-22-103СБ</text:p>
          </table:table-cell>
          <table:table-cell table:style-name="ce3" table:number-columns-repeated="2"/>
          <table:table-cell table:number-columns-repeated="1017"/>
        </table:table-row>
        <table:table-row table:style-name="ro6">
          <table:table-cell table:style-name="ce3" office:value-type="float" office:value="5">
            <text:p>5</text:p>
          </table:table-cell>
          <table:table-cell table:style-name="ce4" office:value-type="string">
            <text:p>Цепь</text:p>
          </table:table-cell>
          <table:table-cell table:style-name="ce3" office:value-type="string">
            <text:p>50-22-127-02</text:p>
          </table:table-cell>
          <table:table-cell table:style-name="ce3"/>
          <table:table-cell table:style-name="ce19" office:value-type="string">
            <text:p>ЧД-50-22-103-02СБ</text:p>
          </table:table-cell>
          <table:table-cell table:style-name="ce3" table:number-columns-repeated="2"/>
          <table:table-cell table:number-columns-repeated="1017"/>
        </table:table-row>
        <table:table-row table:style-name="ro6">
          <table:table-cell table:style-name="ce3" office:value-type="float" office:value="6">
            <text:p>6</text:p>
          </table:table-cell>
          <table:table-cell table:style-name="ce4" office:value-type="string">
            <text:p>Палец замыкающий</text:p>
          </table:table-cell>
          <table:table-cell table:style-name="ce3" office:value-type="string">
            <text:p>24-22-7,гм-1-2-01</text:p>
          </table:table-cell>
          <table:table-cell table:style-name="ce3"/>
          <table:table-cell table:style-name="ce19"/>
          <table:table-cell table:style-name="ce3" table:number-columns-repeated="2"/>
          <table:table-cell table:number-columns-repeated="1017"/>
        </table:table-row>
        <table:table-row table:style-name="ro6">
          <table:table-cell table:style-name="ce3" office:value-type="float" office:value="7">
            <text:p>7</text:p>
          </table:table-cell>
          <table:table-cell table:style-name="ce4" office:value-type="string">
            <text:p>Конус <text:s/>стопорный</text:p>
          </table:table-cell>
          <table:table-cell table:style-name="ce3" office:value-type="float" office:value="22109">
            <text:p>22109</text:p>
          </table:table-cell>
          <table:table-cell table:style-name="ce3"/>
          <table:table-cell table:style-name="ce19" office:value-type="string">
            <text:p>22109</text:p>
          </table:table-cell>
          <table:table-cell table:style-name="ce3" office:value-type="string">
            <text:p>22109</text:p>
          </table:table-cell>
          <table:table-cell table:style-name="ce3" office:value-type="string">
            <text:p>Конус стопорный</text:p>
          </table:table-cell>
          <table:table-cell table:number-columns-repeated="1017"/>
        </table:table-row>
        <table:table-row table:style-name="ro6">
          <table:table-cell table:style-name="ce3" office:value-type="float" office:value="8">
            <text:p>8</text:p>
          </table:table-cell>
          <table:table-cell table:style-name="ce4" office:value-type="string">
            <text:p>Колесо натяжное <text:s/>(левое)</text:p>
          </table:table-cell>
          <table:table-cell table:style-name="ce3" office:value-type="string">
            <text:p>50-21-305-05СП</text:p>
          </table:table-cell>
          <table:table-cell table:style-name="ce3"/>
          <table:table-cell table:style-name="ce18"/>
          <table:table-cell table:style-name="ce3" office:value-type="string">
            <text:p>50-21-305-05СП</text:p>
          </table:table-cell>
          <table:table-cell table:style-name="ce3" office:value-type="string">
            <text:p>Колесо натяжное</text:p>
          </table:table-cell>
          <table:table-cell table:number-columns-repeated="1017"/>
        </table:table-row>
        <table:table-row table:style-name="ro6">
          <table:table-cell table:style-name="ce3" office:value-type="float" office:value="9">
            <text:p>9</text:p>
          </table:table-cell>
          <table:table-cell table:style-name="ce4" office:value-type="string">
            <text:p>Колесо натяжное <text:s/>(правое)</text:p>
          </table:table-cell>
          <table:table-cell table:style-name="ce3" office:value-type="string">
            <text:p>50-21-306-05СП</text:p>
          </table:table-cell>
          <table:table-cell table:style-name="ce3"/>
          <table:table-cell table:style-name="ce18"/>
          <table:table-cell table:style-name="ce3" office:value-type="string">
            <text:p>50-21-306-05СП</text:p>
          </table:table-cell>
          <table:table-cell table:style-name="ce3" office:value-type="string">
            <text:p>Колесо натяжное</text:p>
          </table:table-cell>
          <table:table-cell table:number-columns-repeated="1017"/>
        </table:table-row>
        <table:table-row table:style-name="ro6">
          <table:table-cell table:style-name="ce3" office:value-type="float" office:value="10">
            <text:p>10</text:p>
          </table:table-cell>
          <table:table-cell table:style-name="ce4" office:value-type="string">
            <text:p>Механизм натяжения (цилиндр)</text:p>
          </table:table-cell>
          <table:table-cell table:style-name="ce3" office:value-type="string">
            <text:p>50-21-136 СП</text:p>
          </table:table-cell>
          <table:table-cell table:style-name="ce3"/>
          <table:table-cell table:style-name="ce19" office:value-type="string">
            <text:p>50-21-136СП</text:p>
          </table:table-cell>
          <table:table-cell table:style-name="ce3" office:value-type="string">
            <text:p>50-21-136СП</text:p>
          </table:table-cell>
          <table:table-cell table:style-name="ce3" office:value-type="string">
            <text:p>Цилиндр</text:p>
          </table:table-cell>
          <table:table-cell table:number-columns-repeated="1017"/>
        </table:table-row>
        <table:table-row table:style-name="ro6">
          <table:table-cell table:style-name="ce3" office:value-type="float" office:value="11">
            <text:p>11</text:p>
          </table:table-cell>
          <table:table-cell table:style-name="ce4" office:value-type="string">
            <text:p>Генератор</text:p>
          </table:table-cell>
          <table:table-cell table:style-name="ce3" office:value-type="string">
            <text:p>50-1037 СП</text:p>
          </table:table-cell>
          <table:table-cell table:style-name="ce3"/>
          <table:table-cell table:style-name="ce19" office:value-type="string">
            <text:p>5201.3771-10</text:p>
          </table:table-cell>
          <table:table-cell table:style-name="ce3" office:value-type="string">
            <text:p>5201.3771-10</text:p>
          </table:table-cell>
          <table:table-cell table:style-name="ce3" office:value-type="string">
            <text:p>ГЕНЕРАТОР 5201.3771-10</text:p>
          </table:table-cell>
          <table:table-cell table:number-columns-repeated="1017"/>
        </table:table-row>
        <table:table-row table:style-name="ro6">
          <table:table-cell table:style-name="ce3" office:value-type="float" office:value="12">
            <text:p>12</text:p>
          </table:table-cell>
          <table:table-cell table:style-name="ce4" office:value-type="string">
            <text:p>Стартер</text:p>
          </table:table-cell>
          <table:table-cell table:style-name="ce3" office:value-type="string">
            <text:p>42. 3708.000</text:p>
          </table:table-cell>
          <table:table-cell table:style-name="ce3"/>
          <table:table-cell table:style-name="ce19" office:value-type="string">
            <text:p>42.3708.000</text:p>
          </table:table-cell>
          <table:table-cell table:style-name="ce3" office:value-type="string">
            <text:p>42.3708.000</text:p>
          </table:table-cell>
          <table:table-cell table:style-name="ce3" office:value-type="string">
            <text:p>СТАРТЕР 42.3708.000</text:p>
          </table:table-cell>
          <table:table-cell table:number-columns-repeated="1017"/>
        </table:table-row>
        <table:table-row table:style-name="ro6">
          <table:table-cell table:style-name="ce4" office:value-type="float" office:value="13">
            <text:p>13</text:p>
          </table:table-cell>
          <table:table-cell table:style-name="ce4" office:value-type="string">
            <text:p>Фильтр маслянный</text:p>
          </table:table-cell>
          <table:table-cell table:style-name="ce4" office:value-type="string">
            <text:p>65-09-123 СП</text:p>
          </table:table-cell>
          <table:table-cell table:style-name="ce4"/>
          <table:table-cell table:style-name="ce19" office:value-type="string">
            <text:p>Р-635-1.06</text:p>
          </table:table-cell>
          <table:table-cell table:style-name="ce4" table:number-columns-repeated="2"/>
          <table:table-cell table:number-columns-repeated="1017"/>
        </table:table-row>
        <table:table-row table:style-name="ro6">
          <table:table-cell table:style-name="ce4" office:value-type="float" office:value="14">
            <text:p>14</text:p>
          </table:table-cell>
          <table:table-cell table:style-name="ce4" office:value-type="string">
            <text:p>Фильтр топливный ( грубой )</text:p>
          </table:table-cell>
          <table:table-cell table:style-name="ce4" office:value-type="string">
            <text:p>51-70-148СП</text:p>
          </table:table-cell>
          <table:table-cell table:style-name="ce4"/>
          <table:table-cell table:style-name="ce19" office:value-type="string">
            <text:p>51-70-142СП</text:p>
          </table:table-cell>
          <table:table-cell table:style-name="ce4" office:value-type="string">
            <text:p>51-70-142СП</text:p>
          </table:table-cell>
          <table:table-cell table:style-name="ce4" office:value-type="string">
            <text:p>Отражатель</text:p>
          </table:table-cell>
          <table:table-cell table:number-columns-repeated="1017"/>
        </table:table-row>
        <table:table-row table:style-name="ro6">
          <table:table-cell table:style-name="ce3" office:value-type="float" office:value="15">
            <text:p>15</text:p>
          </table:table-cell>
          <table:table-cell table:style-name="ce4" office:value-type="string">
            <text:p>Фильтр топливный ( тонкой )</text:p>
          </table:table-cell>
          <table:table-cell table:style-name="ce3" office:value-type="string">
            <text:p>51-70-137СП</text:p>
          </table:table-cell>
          <table:table-cell table:style-name="ce3"/>
          <table:table-cell table:style-name="ce19" office:value-type="string">
            <text:p>ЭФТ-75А</text:p>
          </table:table-cell>
          <table:table-cell table:style-name="ce3" table:number-columns-repeated="2"/>
          <table:table-cell table:number-columns-repeated="1017"/>
        </table:table-row>
        <table:table-row table:style-name="ro6">
          <table:table-cell table:style-name="ce3" office:value-type="float" office:value="16">
            <text:p>16</text:p>
          </table:table-cell>
          <table:table-cell table:style-name="ce4" office:value-type="string">
            <text:p>Фильтр-патрон</text:p>
          </table:table-cell>
          <table:table-cell table:style-name="ce3" office:value-type="string">
            <text:p>А41 10.000-02</text:p>
          </table:table-cell>
          <table:table-cell table:style-name="ce3"/>
          <table:table-cell table:style-name="ce19"/>
          <table:table-cell table:style-name="ce3" table:number-columns-repeated="2"/>
          <table:table-cell table:number-columns-repeated="1017"/>
        </table:table-row>
        <table:table-row table:style-name="ro6">
          <table:table-cell table:style-name="ce3" office:value-type="float" office:value="17">
            <text:p>17</text:p>
          </table:table-cell>
          <table:table-cell table:style-name="ce4" office:value-type="string">
            <text:p>Фильтр-патрон</text:p>
          </table:table-cell>
          <table:table-cell table:style-name="ce3" office:value-type="string">
            <text:p>А41 20.000-01</text:p>
          </table:table-cell>
          <table:table-cell table:style-name="ce3"/>
          <table:table-cell table:style-name="ce19" office:value-type="string">
            <text:p>в сборе с предыдущим</text:p>
          </table:table-cell>
          <table:table-cell table:style-name="ce3" table:number-columns-repeated="2"/>
          <table:table-cell table:number-columns-repeated="1017"/>
        </table:table-row>
        <table:table-row table:style-name="ro6">
          <table:table-cell table:style-name="ce3" office:value-type="float" office:value="18">
            <text:p>18</text:p>
          </table:table-cell>
          <table:table-cell table:style-name="ce4" office:value-type="string">
            <text:p>Элемент фильтр</text:p>
          </table:table-cell>
          <table:table-cell table:style-name="ce3" office:value-type="string">
            <text:p>ЭФМ-011</text:p>
          </table:table-cell>
          <table:table-cell table:style-name="ce3"/>
          <table:table-cell table:style-name="ce19" office:value-type="string">
            <text:p>Р-635-1.06</text:p>
          </table:table-cell>
          <table:table-cell table:style-name="ce3" table:number-columns-repeated="2"/>
          <table:table-cell table:number-columns-repeated="1017"/>
        </table:table-row>
        <table:table-row table:style-name="ro6">
          <table:table-cell table:style-name="ce4" office:value-type="float" office:value="19">
            <text:p>19</text:p>
          </table:table-cell>
          <table:table-cell table:style-name="ce4" office:value-type="string">
            <text:p>Кассета</text:p>
          </table:table-cell>
          <table:table-cell table:style-name="ce4" office:value-type="string">
            <text:p>17-05-176 СП</text:p>
          </table:table-cell>
          <table:table-cell table:style-name="ce4"/>
          <table:table-cell table:style-name="ce19" office:value-type="string">
            <text:p>17-05-176СП</text:p>
          </table:table-cell>
          <table:table-cell table:style-name="ce4" office:value-type="string">
            <text:p>17-05-176СП</text:p>
          </table:table-cell>
          <table:table-cell table:style-name="ce4" office:value-type="string">
            <text:p>Кассета</text:p>
          </table:table-cell>
          <table:table-cell table:number-columns-repeated="1017"/>
        </table:table-row>
        <table:table-row table:style-name="ro6">
          <table:table-cell table:style-name="ce3" office:value-type="float" office:value="20">
            <text:p>20</text:p>
          </table:table-cell>
          <table:table-cell table:style-name="ce4" office:value-type="string">
            <text:p>Топливный насос</text:p>
          </table:table-cell>
          <table:table-cell table:style-name="ce3" office:value-type="string">
            <text:p>51-67-24СП</text:p>
          </table:table-cell>
          <table:table-cell table:style-name="ce3"/>
          <table:table-cell table:style-name="ce19" office:value-type="string">
            <text:p>51-67-24-01СП</text:p>
          </table:table-cell>
          <table:table-cell table:style-name="ce3" office:value-type="string">
            <text:p>51-67-24-01СП</text:p>
          </table:table-cell>
          <table:table-cell table:style-name="ce3" office:value-type="string">
            <text:p>Насос топливный</text:p>
          </table:table-cell>
          <table:table-cell table:number-columns-repeated="1017"/>
        </table:table-row>
        <table:table-row table:style-name="ro6">
          <table:table-cell table:style-name="ce3" office:value-type="float" office:value="21">
            <text:p>21</text:p>
          </table:table-cell>
          <table:table-cell table:style-name="ce4" office:value-type="string">
            <text:p>Секция топливного насоса</text:p>
          </table:table-cell>
          <table:table-cell table:style-name="ce3" office:value-type="string">
            <text:p>51-67-154 СП</text:p>
          </table:table-cell>
          <table:table-cell table:style-name="ce3"/>
          <table:table-cell table:style-name="ce19" office:value-type="string">
            <text:p>51-67-154СП</text:p>
          </table:table-cell>
          <table:table-cell table:style-name="ce3" office:value-type="string">
            <text:p>51-67-154СП</text:p>
          </table:table-cell>
          <table:table-cell table:style-name="ce3" office:value-type="string">
            <text:p>Секция топливного насоса</text:p>
          </table:table-cell>
          <table:table-cell table:number-columns-repeated="1017"/>
        </table:table-row>
        <table:table-row table:style-name="ro6">
          <table:table-cell table:style-name="ce3" office:value-type="float" office:value="22">
            <text:p>22</text:p>
          </table:table-cell>
          <table:table-cell table:style-name="ce4" office:value-type="string">
            <text:p>Форсунка</text:p>
          </table:table-cell>
          <table:table-cell table:style-name="ce3" office:value-type="string">
            <text:p>14-69-117-1СП</text:p>
          </table:table-cell>
          <table:table-cell table:style-name="ce3"/>
          <table:table-cell table:style-name="ce19"/>
          <table:table-cell table:style-name="ce3" office:value-type="string">
            <text:p>14-69-117-1СП</text:p>
          </table:table-cell>
          <table:table-cell table:style-name="ce3" office:value-type="string">
            <text:p>Форсунка</text:p>
          </table:table-cell>
          <table:table-cell table:number-columns-repeated="1017"/>
        </table:table-row>
        <table:table-row table:style-name="ro6">
          <table:table-cell table:style-name="ce5" office:value-type="float" office:value="23">
            <text:p>23</text:p>
          </table:table-cell>
          <table:table-cell table:style-name="ce5" office:value-type="string">
            <text:p>Распылитель форсунки</text:p>
          </table:table-cell>
          <table:table-cell table:style-name="ce5" office:value-type="string">
            <text:p>14-69-107-1СП</text:p>
          </table:table-cell>
          <table:table-cell table:style-name="ce5"/>
          <table:table-cell table:style-name="ce19"/>
          <table:table-cell table:style-name="ce5" office:value-type="string">
            <text:p>14-69-107-1СП</text:p>
          </table:table-cell>
          <table:table-cell table:style-name="ce5" office:value-type="string">
            <text:p>Распылитель</text:p>
          </table:table-cell>
          <table:table-cell table:number-columns-repeated="1017"/>
        </table:table-row>
        <table:table-row table:style-name="ro6">
          <table:table-cell table:style-name="ce3" office:value-type="float" office:value="24">
            <text:p>24</text:p>
          </table:table-cell>
          <table:table-cell table:style-name="ce4" office:value-type="string">
            <text:p>Насос</text:p>
          </table:table-cell>
          <table:table-cell table:style-name="ce3" office:value-type="string">
            <text:p>16-08-140СП</text:p>
          </table:table-cell>
          <table:table-cell table:style-name="ce3"/>
          <table:table-cell table:style-name="ce19"/>
          <table:table-cell table:style-name="ce3" office:value-type="string">
            <text:p>16-08-140СП</text:p>
          </table:table-cell>
          <table:table-cell table:style-name="ce3" office:value-type="string">
            <text:p>Насос</text:p>
          </table:table-cell>
          <table:table-cell table:number-columns-repeated="1017"/>
        </table:table-row>
        <table:table-row table:style-name="ro6">
          <table:table-cell table:style-name="ce3" office:value-type="float" office:value="25">
            <text:p>25</text:p>
          </table:table-cell>
          <table:table-cell table:style-name="ce4" office:value-type="string">
            <text:p>Ремень генератора</text:p>
          </table:table-cell>
          <table:table-cell table:style-name="ce3" office:value-type="string">
            <text:p>(12.5*9*1090)</text:p>
          </table:table-cell>
          <table:table-cell table:style-name="ce3"/>
          <table:table-cell table:style-name="ce19" office:value-type="string">
            <text:p>11-12,5х9-1090</text:p>
          </table:table-cell>
          <table:table-cell table:style-name="ce3" office:value-type="string">
            <text:p>11-12,5Х9-1090</text:p>
          </table:table-cell>
          <table:table-cell table:style-name="ce3" office:value-type="string">
            <text:p>РЕМЕНЬ ВЕНТИЛЯТОРНЫЙ 11-12,5Х9-1090</text:p>
          </table:table-cell>
          <table:table-cell table:number-columns-repeated="1017"/>
        </table:table-row>
        <table:table-row table:style-name="ro6">
          <table:table-cell table:style-name="ce3" office:value-type="float" office:value="26">
            <text:p>26</text:p>
          </table:table-cell>
          <table:table-cell table:style-name="ce4" office:value-type="string">
            <text:p>Ремень вентилятора</text:p>
          </table:table-cell>
          <table:table-cell table:style-name="ce3" office:value-type="string">
            <text:p>(16*11*1650)</text:p>
          </table:table-cell>
          <table:table-cell table:style-name="ce3"/>
          <table:table-cell table:style-name="ce19" office:value-type="string">
            <text:p>11-16Х11-1650</text:p>
          </table:table-cell>
          <table:table-cell table:style-name="ce3" office:value-type="string">
            <text:p>11-16Х11-1650</text:p>
          </table:table-cell>
          <table:table-cell table:style-name="ce3" office:value-type="string">
            <text:p>РЕМЕНЬ ВЕНТИЛЯТОРНЫЙ 11-16Х11-1650</text:p>
          </table:table-cell>
          <table:table-cell table:number-columns-repeated="1017"/>
        </table:table-row>
        <table:table-row table:style-name="ro6">
          <table:table-cell table:style-name="ce3" office:value-type="float" office:value="27">
            <text:p>27</text:p>
          </table:table-cell>
          <table:table-cell table:style-name="ce4" office:value-type="string">
            <text:p>Муфта сцепления</text:p>
          </table:table-cell>
          <table:table-cell table:style-name="ce3" office:value-type="string">
            <text:p>50-14-600 <text:s/>СП</text:p>
          </table:table-cell>
          <table:table-cell table:style-name="ce3"/>
          <table:table-cell table:style-name="ce19" office:value-type="string">
            <text:p>18-14-4СП</text:p>
          </table:table-cell>
          <table:table-cell table:style-name="ce3" office:value-type="string">
            <text:p>18-14-4СП</text:p>
          </table:table-cell>
          <table:table-cell table:style-name="ce3" office:value-type="string">
            <text:p>МУФТА СЦЕПЛЕНИЯ 18-14-4СБ(СП)</text:p>
          </table:table-cell>
          <table:table-cell table:number-columns-repeated="1017"/>
        </table:table-row>
        <table:table-row table:style-name="ro6">
          <table:table-cell table:style-name="ce3" office:value-type="float" office:value="28">
            <text:p>28</text:p>
          </table:table-cell>
          <table:table-cell table:style-name="ce4" office:value-type="string">
            <text:p>Муфта сцепления</text:p>
          </table:table-cell>
          <table:table-cell table:style-name="ce3" office:value-type="string">
            <text:p>48-14-600 <text:s/>СП</text:p>
          </table:table-cell>
          <table:table-cell table:style-name="ce3"/>
          <table:table-cell table:style-name="ce19" office:value-type="string">
            <text:p>20-14-2СП</text:p>
          </table:table-cell>
          <table:table-cell table:style-name="ce3" office:value-type="string">
            <text:p>20-14-2СП</text:p>
          </table:table-cell>
          <table:table-cell table:style-name="ce3" office:value-type="string">
            <text:p>МУФТА СЦЕПЛЕНИЯ(БОЛОТНАЯ) 20-14-2СБ(СП)</text:p>
          </table:table-cell>
          <table:table-cell table:number-columns-repeated="1017"/>
        </table:table-row>
        <table:table-row table:style-name="ro6">
          <table:table-cell table:style-name="ce3" office:value-type="float" office:value="29">
            <text:p>29</text:p>
          </table:table-cell>
          <table:table-cell table:style-name="ce4" office:value-type="string">
            <text:p>Диск ведомый</text:p>
          </table:table-cell>
          <table:table-cell table:style-name="ce3" office:value-type="string">
            <text:p>18-14-135 СП</text:p>
          </table:table-cell>
          <table:table-cell table:style-name="ce3"/>
          <table:table-cell table:style-name="ce19" office:value-type="string">
            <text:p>18-14-135СП</text:p>
          </table:table-cell>
          <table:table-cell table:style-name="ce3" office:value-type="string">
            <text:p>18-14-135СП</text:p>
          </table:table-cell>
          <table:table-cell table:style-name="ce3" office:value-type="string">
            <text:p>Диск ведомый</text:p>
          </table:table-cell>
          <table:table-cell table:number-columns-repeated="1017"/>
        </table:table-row>
        <table:table-row table:style-name="ro6">
          <table:table-cell table:style-name="ce3" office:value-type="float" office:value="30">
            <text:p>30</text:p>
          </table:table-cell>
          <table:table-cell table:style-name="ce4" office:value-type="string">
            <text:p>Диск ведущий</text:p>
          </table:table-cell>
          <table:table-cell table:style-name="ce3" office:value-type="string">
            <text:p>18-14-44</text:p>
          </table:table-cell>
          <table:table-cell table:style-name="ce3"/>
          <table:table-cell table:style-name="ce19"/>
          <table:table-cell table:style-name="ce3" office:value-type="string">
            <text:p>18-14-44</text:p>
          </table:table-cell>
          <table:table-cell table:style-name="ce3" office:value-type="string">
            <text:p>Диск ведущий</text:p>
          </table:table-cell>
          <table:table-cell table:number-columns-repeated="1017"/>
        </table:table-row>
        <table:table-row table:style-name="ro6">
          <table:table-cell table:style-name="ce3" office:value-type="float" office:value="31">
            <text:p>31</text:p>
          </table:table-cell>
          <table:table-cell table:style-name="ce4" office:value-type="string">
            <text:p>Вал</text:p>
          </table:table-cell>
          <table:table-cell table:style-name="ce3" office:value-type="string">
            <text:p>20-14-24</text:p>
          </table:table-cell>
          <table:table-cell table:style-name="ce3"/>
          <table:table-cell table:style-name="ce19"/>
          <table:table-cell table:style-name="ce3" office:value-type="string">
            <text:p>20-14-24</text:p>
          </table:table-cell>
          <table:table-cell table:style-name="ce3" office:value-type="string">
            <text:p>Вал карданный</text:p>
          </table:table-cell>
          <table:table-cell table:number-columns-repeated="1017"/>
        </table:table-row>
        <table:table-row table:style-name="ro6">
          <table:table-cell table:style-name="ce3" office:value-type="float" office:value="32">
            <text:p>32</text:p>
          </table:table-cell>
          <table:table-cell table:style-name="ce4" office:value-type="string">
            <text:p>Сервомеханизм</text:p>
          </table:table-cell>
          <table:table-cell table:style-name="ce3" office:value-type="string">
            <text:p>50-15-118 СП</text:p>
          </table:table-cell>
          <table:table-cell table:style-name="ce3"/>
          <table:table-cell table:style-name="ce19" office:value-type="string">
            <text:p>50-15-118СП</text:p>
          </table:table-cell>
          <table:table-cell table:style-name="ce3" office:value-type="string">
            <text:p>50-15-118СП</text:p>
          </table:table-cell>
          <table:table-cell table:style-name="ce3" office:value-type="string">
            <text:p>Сервомеханизм</text:p>
          </table:table-cell>
          <table:table-cell table:number-columns-repeated="1017"/>
        </table:table-row>
        <table:table-row table:style-name="ro6">
          <table:table-cell table:style-name="ce3" office:value-type="float" office:value="33">
            <text:p>33</text:p>
          </table:table-cell>
          <table:table-cell table:style-name="ce4" office:value-type="string">
            <text:p>Сервомеханизм управления поворотом</text:p>
          </table:table-cell>
          <table:table-cell table:style-name="ce3" office:value-type="string">
            <text:p>64-17-2СП</text:p>
          </table:table-cell>
          <table:table-cell table:style-name="ce3"/>
          <table:table-cell table:style-name="ce19"/>
          <table:table-cell table:style-name="ce3" office:value-type="string">
            <text:p>64-17-2СП</text:p>
          </table:table-cell>
          <table:table-cell table:style-name="ce3" office:value-type="string">
            <text:p>Сервомеханизм</text:p>
          </table:table-cell>
          <table:table-cell table:number-columns-repeated="1017"/>
        </table:table-row>
        <table:table-row table:style-name="ro6">
          <table:table-cell table:style-name="ce3" office:value-type="float" office:value="34">
            <text:p>34</text:p>
          </table:table-cell>
          <table:table-cell table:style-name="ce4" office:value-type="string">
            <text:p>Лента</text:p>
          </table:table-cell>
          <table:table-cell table:style-name="ce3" office:value-type="string">
            <text:p>18360-01СП</text:p>
          </table:table-cell>
          <table:table-cell table:style-name="ce3"/>
          <table:table-cell table:style-name="ce19"/>
          <table:table-cell table:style-name="ce3" office:value-type="string">
            <text:p>18360-01СП</text:p>
          </table:table-cell>
          <table:table-cell table:style-name="ce3" office:value-type="string">
            <text:p>Лента тормоза</text:p>
          </table:table-cell>
          <table:table-cell table:number-columns-repeated="1017"/>
        </table:table-row>
        <table:table-row table:style-name="ro6">
          <table:table-cell table:style-name="ce3" office:value-type="float" office:value="35">
            <text:p>35</text:p>
          </table:table-cell>
          <table:table-cell table:style-name="ce4" office:value-type="string">
            <text:p>Полуось</text:p>
          </table:table-cell>
          <table:table-cell table:style-name="ce3" office:value-type="string">
            <text:p>20-19-20</text:p>
          </table:table-cell>
          <table:table-cell table:style-name="ce3"/>
          <table:table-cell table:style-name="ce19"/>
          <table:table-cell table:style-name="ce3" office:value-type="string">
            <text:p>20-19-20</text:p>
          </table:table-cell>
          <table:table-cell table:style-name="ce3" office:value-type="string">
            <text:p>Полуось</text:p>
          </table:table-cell>
          <table:table-cell table:number-columns-repeated="1017"/>
        </table:table-row>
        <table:table-row table:style-name="ro6">
          <table:table-cell table:style-name="ce3" office:value-type="float" office:value="36">
            <text:p>36</text:p>
          </table:table-cell>
          <table:table-cell table:style-name="ce4" office:value-type="string">
            <text:p>Полуось</text:p>
          </table:table-cell>
          <table:table-cell table:style-name="ce3" office:value-type="string">
            <text:p>20-19-4-01СП</text:p>
          </table:table-cell>
          <table:table-cell table:style-name="ce3"/>
          <table:table-cell table:style-name="ce19" office:value-type="string">
            <text:p>20-19-20</text:p>
          </table:table-cell>
          <table:table-cell table:style-name="ce3" office:value-type="string">
            <text:p>20-19-20</text:p>
          </table:table-cell>
          <table:table-cell table:style-name="ce3" office:value-type="string">
            <text:p>Полуось</text:p>
          </table:table-cell>
          <table:table-cell table:number-columns-repeated="1017"/>
        </table:table-row>
        <table:table-row table:style-name="ro6">
          <table:table-cell table:style-name="ce3" office:value-type="float" office:value="37">
            <text:p>37</text:p>
          </table:table-cell>
          <table:table-cell table:style-name="ce4" office:value-type="string">
            <text:p>Болт</text:p>
          </table:table-cell>
          <table:table-cell table:style-name="ce3" office:value-type="string">
            <text:p>700-28-2546-01</text:p>
          </table:table-cell>
          <table:table-cell table:style-name="ce3"/>
          <table:table-cell table:style-name="ce19" office:value-type="string">
            <text:p>700-28-2546</text:p>
          </table:table-cell>
          <table:table-cell table:style-name="ce3" office:value-type="string">
            <text:p>700-28-2546</text:p>
          </table:table-cell>
          <table:table-cell table:style-name="ce3" office:value-type="string">
            <text:p>Болт</text:p>
          </table:table-cell>
          <table:table-cell table:number-columns-repeated="1017"/>
        </table:table-row>
        <table:table-row table:style-name="ro6">
          <table:table-cell table:style-name="ce3" office:value-type="float" office:value="38">
            <text:p>38</text:p>
          </table:table-cell>
          <table:table-cell table:style-name="ce4" office:value-type="string">
            <text:p>Болт</text:p>
          </table:table-cell>
          <table:table-cell table:style-name="ce3" office:value-type="string">
            <text:p>700-28-2173</text:p>
          </table:table-cell>
          <table:table-cell table:style-name="ce3"/>
          <table:table-cell table:style-name="ce19" office:value-type="string">
            <text:p>700-28-2173 М12Х1,25Х35.019</text:p>
          </table:table-cell>
          <table:table-cell table:style-name="ce3" office:value-type="string">
            <text:p>700-28-2173 М12Х1,25Х35.019</text:p>
          </table:table-cell>
          <table:table-cell table:style-name="ce3" office:value-type="string">
            <text:p>БОЛТ 700-28-2173 М12Х1,25Х35.019</text:p>
          </table:table-cell>
          <table:table-cell table:number-columns-repeated="1017"/>
        </table:table-row>
        <table:table-row table:style-name="ro6">
          <table:table-cell table:style-name="ce3" office:value-type="float" office:value="39">
            <text:p>39</text:p>
          </table:table-cell>
          <table:table-cell table:style-name="ce4" office:value-type="string">
            <text:p>Пластина стопорная</text:p>
          </table:table-cell>
          <table:table-cell table:style-name="ce3" office:value-type="string">
            <text:p>700-31-2440</text:p>
          </table:table-cell>
          <table:table-cell table:style-name="ce3"/>
          <table:table-cell table:style-name="ce19"/>
          <table:table-cell table:style-name="ce3" office:value-type="string">
            <text:p>700-31-2440</text:p>
          </table:table-cell>
          <table:table-cell table:style-name="ce3" office:value-type="string">
            <text:p>ПЛАСТИНА 700-31-2440</text:p>
          </table:table-cell>
          <table:table-cell table:number-columns-repeated="1017"/>
        </table:table-row>
        <table:table-row table:style-name="ro6">
          <table:table-cell table:style-name="ce3" office:value-type="float" office:value="40">
            <text:p>40</text:p>
          </table:table-cell>
          <table:table-cell table:style-name="ce4" office:value-type="string">
            <text:p>Стакан</text:p>
          </table:table-cell>
          <table:table-cell table:style-name="ce3" office:value-type="string">
            <text:p>50-14-63</text:p>
          </table:table-cell>
          <table:table-cell table:style-name="ce3"/>
          <table:table-cell table:style-name="ce19"/>
          <table:table-cell table:style-name="ce3" office:value-type="string">
            <text:p>50-14-63</text:p>
          </table:table-cell>
          <table:table-cell table:style-name="ce3" office:value-type="string">
            <text:p>Стакан</text:p>
          </table:table-cell>
          <table:table-cell table:number-columns-repeated="1017"/>
        </table:table-row>
        <table:table-row table:style-name="ro6">
          <table:table-cell table:style-name="ce3" office:value-type="float" office:value="41">
            <text:p>41</text:p>
          </table:table-cell>
          <table:table-cell table:style-name="ce4" office:value-type="string">
            <text:p>Турбокомпрессор</text:p>
          </table:table-cell>
          <table:table-cell table:style-name="ce3" office:value-type="string">
            <text:p>51-54-1-01</text:p>
          </table:table-cell>
          <table:table-cell table:style-name="ce3"/>
          <table:table-cell table:style-name="ce19" office:value-type="string">
            <text:p>51-54-1СП</text:p>
          </table:table-cell>
          <table:table-cell table:style-name="ce3" office:value-type="string">
            <text:p>51-54-1СП</text:p>
          </table:table-cell>
          <table:table-cell table:style-name="ce3" office:value-type="string">
            <text:p>Турбокомпрессор ТКР8,5С</text:p>
          </table:table-cell>
          <table:table-cell table:number-columns-repeated="1017"/>
        </table:table-row>
        <table:table-row table:style-name="ro6">
          <table:table-cell table:style-name="ce3" office:value-type="float" office:value="42">
            <text:p>42</text:p>
          </table:table-cell>
          <table:table-cell table:style-name="ce4" office:value-type="string">
            <text:p>Рукав</text:p>
          </table:table-cell>
          <table:table-cell table:style-name="ce3" office:value-type="string">
            <text:p>700-40-5967</text:p>
          </table:table-cell>
          <table:table-cell table:style-name="ce3"/>
          <table:table-cell table:style-name="ce19"/>
          <table:table-cell table:style-name="ce3" office:value-type="string">
            <text:p>700-40-5967</text:p>
          </table:table-cell>
          <table:table-cell table:style-name="ce3" office:value-type="string">
            <text:p>ШЛАНГ 700-40-5967</text:p>
          </table:table-cell>
          <table:table-cell table:number-columns-repeated="1017"/>
        </table:table-row>
        <table:table-row table:style-name="ro6">
          <table:table-cell table:style-name="ce3" office:value-type="float" office:value="43">
            <text:p>43</text:p>
          </table:table-cell>
          <table:table-cell table:style-name="ce4" office:value-type="string">
            <text:p>Рукав <text:s text:c="2"/>16</text:p>
          </table:table-cell>
          <table:table-cell table:style-name="ce3" office:value-type="string">
            <text:p>50-26-485-08 <text:s/>С</text:p>
          </table:table-cell>
          <table:table-cell table:style-name="ce3"/>
          <table:table-cell table:style-name="ce19" office:value-type="string">
            <text:p>50-26-485-08СП</text:p>
          </table:table-cell>
          <table:table-cell table:style-name="ce3" office:value-type="string">
            <text:p>50-26-485-08СП</text:p>
          </table:table-cell>
          <table:table-cell table:style-name="ce3" office:value-type="string">
            <text:p>РВД Ф16 L-1410 50-26-485-08СП</text:p>
          </table:table-cell>
          <table:table-cell table:number-columns-repeated="1017"/>
        </table:table-row>
        <table:table-row table:style-name="ro6">
          <table:table-cell table:style-name="ce6" office:value-type="float" office:value="44">
            <text:p>44</text:p>
          </table:table-cell>
          <table:table-cell table:style-name="ce6" office:value-type="string">
            <text:p>Рукав с <text:s/>защитой</text:p>
          </table:table-cell>
          <table:table-cell table:style-name="ce6" office:value-type="string">
            <text:p>64-26-27СП</text:p>
          </table:table-cell>
          <table:table-cell table:style-name="ce6"/>
          <table:table-cell table:style-name="ce19" office:value-type="string">
            <text:p>длина, диаметр?</text:p>
          </table:table-cell>
          <table:table-cell table:style-name="ce6" table:number-columns-repeated="2"/>
          <table:table-cell table:number-columns-repeated="1017"/>
        </table:table-row>
        <table:table-row table:style-name="ro6">
          <table:table-cell table:style-name="ce3" office:value-type="float" office:value="45">
            <text:p>45</text:p>
          </table:table-cell>
          <table:table-cell table:style-name="ce4" office:value-type="string">
            <text:p>Рукав 16</text:p>
          </table:table-cell>
          <table:table-cell table:style-name="ce3" office:value-type="string">
            <text:p>50-26-485-04С</text:p>
          </table:table-cell>
          <table:table-cell table:style-name="ce3"/>
          <table:table-cell table:style-name="ce19" office:value-type="string">
            <text:p>50-26-485-04СП</text:p>
          </table:table-cell>
          <table:table-cell table:style-name="ce3" office:value-type="string">
            <text:p>50-26-485-04СП</text:p>
          </table:table-cell>
          <table:table-cell table:style-name="ce3" office:value-type="string">
            <text:p>РВД Ф16 L-910 50-26-485-04СП</text:p>
          </table:table-cell>
          <table:table-cell table:number-columns-repeated="1017"/>
        </table:table-row>
        <table:table-row table:style-name="ro6">
          <table:table-cell table:style-name="ce3" office:value-type="float" office:value="46">
            <text:p>46</text:p>
          </table:table-cell>
          <table:table-cell table:style-name="ce4" office:value-type="string">
            <text:p>Рукав <text:s/>20</text:p>
          </table:table-cell>
          <table:table-cell table:style-name="ce3" office:value-type="string">
            <text:p>50-26-486-20 СП</text:p>
          </table:table-cell>
          <table:table-cell table:style-name="ce3"/>
          <table:table-cell table:style-name="ce19" office:value-type="string">
            <text:p>50-26-486-20СП</text:p>
          </table:table-cell>
          <table:table-cell table:style-name="ce3" office:value-type="string">
            <text:p>50-26-486-20СП</text:p>
          </table:table-cell>
          <table:table-cell table:style-name="ce3" office:value-type="string">
            <text:p>РВД Ф20 L-2300 50-26-486-20СП</text:p>
          </table:table-cell>
          <table:table-cell table:number-columns-repeated="1017"/>
        </table:table-row>
        <table:table-row table:style-name="ro6">
          <table:table-cell table:style-name="ce3" office:value-type="float" office:value="47">
            <text:p>47</text:p>
          </table:table-cell>
          <table:table-cell table:style-name="ce4" office:value-type="string">
            <text:p>Рукав</text:p>
          </table:table-cell>
          <table:table-cell table:style-name="ce3" office:value-type="string">
            <text:p>64-26-27-06 СП</text:p>
          </table:table-cell>
          <table:table-cell table:style-name="ce3"/>
          <table:table-cell table:style-name="ce19" office:value-type="string">
            <text:p>64-26-27-06СП</text:p>
          </table:table-cell>
          <table:table-cell table:style-name="ce3" office:value-type="string">
            <text:p>64-26-27-06СП</text:p>
          </table:table-cell>
          <table:table-cell table:style-name="ce3" office:value-type="string">
            <text:p>РВД Ф16-28-1110 М27Х1,5-У ПРУЖИНА 64-26-27-06СП</text:p>
          </table:table-cell>
          <table:table-cell table:number-columns-repeated="1017"/>
        </table:table-row>
        <table:table-row table:style-name="ro6">
          <table:table-cell table:style-name="ce3" office:value-type="float" office:value="48">
            <text:p>48</text:p>
          </table:table-cell>
          <table:table-cell table:style-name="ce4" office:value-type="string">
            <text:p>Рукав 16</text:p>
          </table:table-cell>
          <table:table-cell table:style-name="ce3" office:value-type="string">
            <text:p>50-26-485-10 СП</text:p>
          </table:table-cell>
          <table:table-cell table:style-name="ce3"/>
          <table:table-cell table:style-name="ce19" office:value-type="string">
            <text:p>50-26-485-10СП</text:p>
          </table:table-cell>
          <table:table-cell table:style-name="ce3" office:value-type="string">
            <text:p>50-26-485-10СП</text:p>
          </table:table-cell>
          <table:table-cell table:style-name="ce3" office:value-type="string">
            <text:p>РВД Ф16 L-1710 50-26-485-10СП</text:p>
          </table:table-cell>
          <table:table-cell table:number-columns-repeated="1017"/>
        </table:table-row>
        <table:table-row table:style-name="ro6">
          <table:table-cell table:style-name="ce3" office:value-type="float" office:value="49">
            <text:p>49</text:p>
          </table:table-cell>
          <table:table-cell table:style-name="ce4" office:value-type="string">
            <text:p>Насос</text:p>
          </table:table-cell>
          <table:table-cell table:style-name="ce3" office:value-type="string">
            <text:p>НШ <text:s text:c="2"/>10У-3Л</text:p>
          </table:table-cell>
          <table:table-cell table:style-name="ce3"/>
          <table:table-cell table:style-name="ce19" office:value-type="string">
            <text:p>НШ 10У-3Л </text:p>
          </table:table-cell>
          <table:table-cell table:style-name="ce3" table:number-columns-repeated="2"/>
          <table:table-cell table:number-columns-repeated="1017"/>
        </table:table-row>
        <table:table-row table:style-name="ro6">
          <table:table-cell table:style-name="ce3" office:value-type="float" office:value="50">
            <text:p>50</text:p>
          </table:table-cell>
          <table:table-cell table:style-name="ce4" office:value-type="string">
            <text:p>Прокладка</text:p>
          </table:table-cell>
          <table:table-cell table:style-name="ce3" office:value-type="string">
            <text:p>51-02-32-В</text:p>
          </table:table-cell>
          <table:table-cell table:style-name="ce3"/>
          <table:table-cell table:style-name="ce19"/>
          <table:table-cell table:style-name="ce3" table:number-columns-repeated="2"/>
          <table:table-cell table:number-columns-repeated="1017"/>
        </table:table-row>
        <table:table-row table:style-name="ro6">
          <table:table-cell table:style-name="ce3" office:value-type="float" office:value="51">
            <text:p>51</text:p>
          </table:table-cell>
          <table:table-cell table:style-name="ce4" office:value-type="string">
            <text:p>Прокладка</text:p>
          </table:table-cell>
          <table:table-cell table:style-name="ce3" office:value-type="string">
            <text:p>700-40-2108</text:p>
          </table:table-cell>
          <table:table-cell table:style-name="ce3"/>
          <table:table-cell table:style-name="ce19"/>
          <table:table-cell table:style-name="ce3" office:value-type="string">
            <text:p>700-40-2108</text:p>
          </table:table-cell>
          <table:table-cell table:style-name="ce3" office:value-type="string">
            <text:p>ПРОКЛАДКА 700-40-2108</text:p>
          </table:table-cell>
          <table:table-cell table:number-columns-repeated="1017"/>
        </table:table-row>
        <table:table-row table:style-name="ro6">
          <table:table-cell table:style-name="ce3" office:value-type="float" office:value="52">
            <text:p>52</text:p>
          </table:table-cell>
          <table:table-cell table:style-name="ce4" office:value-type="string">
            <text:p>Магнето</text:p>
          </table:table-cell>
          <table:table-cell table:style-name="ce3" office:value-type="string">
            <text:p>М-149А1-3728 000</text:p>
          </table:table-cell>
          <table:table-cell table:style-name="ce3"/>
          <table:table-cell table:style-name="ce19" office:value-type="string">
            <text:p>М-149А1-3728000</text:p>
          </table:table-cell>
          <table:table-cell table:style-name="ce3" office:value-type="string">
            <text:p>М-149А1-3728000</text:p>
          </table:table-cell>
          <table:table-cell table:style-name="ce3" office:value-type="string">
            <text:p>МАГНЕТО М-149А1-3728000</text:p>
          </table:table-cell>
          <table:table-cell table:number-columns-repeated="1017"/>
        </table:table-row>
        <table:table-row table:style-name="ro6">
          <table:table-cell table:style-name="ce3" office:value-type="float" office:value="53">
            <text:p>53</text:p>
          </table:table-cell>
          <table:table-cell table:style-name="ce4" office:value-type="string">
            <text:p>Свеча зажигания</text:p>
          </table:table-cell>
          <table:table-cell table:style-name="ce3" office:value-type="string">
            <text:p>А 11-3</text:p>
          </table:table-cell>
          <table:table-cell table:style-name="ce3"/>
          <table:table-cell table:style-name="ce19" office:value-type="string">
            <text:p>А-11-1 БЕЗ ГАЙКИ</text:p>
          </table:table-cell>
          <table:table-cell table:style-name="ce3" office:value-type="string">
            <text:p>А-11-1 БЕЗ ГАЙКИ</text:p>
          </table:table-cell>
          <table:table-cell table:style-name="ce3" office:value-type="string">
            <text:p>СВЕЧА ЗАЖИГАНИЯ А-11-1 БЕЗ ГАЙКИ</text:p>
          </table:table-cell>
          <table:table-cell table:number-columns-repeated="1017"/>
        </table:table-row>
        <table:table-row table:style-name="ro6">
          <table:table-cell table:style-name="ce3" office:value-type="float" office:value="54">
            <text:p>54</text:p>
          </table:table-cell>
          <table:table-cell table:style-name="ce4" office:value-type="string">
            <text:p>АКБ</text:p>
          </table:table-cell>
          <table:table-cell table:style-name="ce3" office:value-type="string">
            <text:p>6СТ – 75 А/Ч.</text:p>
          </table:table-cell>
          <table:table-cell table:style-name="ce3"/>
          <table:table-cell table:style-name="ce19"/>
          <table:table-cell table:style-name="ce3" table:number-columns-repeated="2"/>
          <table:table-cell table:number-columns-repeated="1017"/>
        </table:table-row>
        <table:table-row table:style-name="ro6">
          <table:table-cell table:style-name="ce3" office:value-type="float" office:value="55">
            <text:p>55</text:p>
          </table:table-cell>
          <table:table-cell table:style-name="ce4" office:value-type="string">
            <text:p>Лампа</text:p>
          </table:table-cell>
          <table:table-cell table:style-name="ce3" office:value-type="string">
            <text:p>А <text:s/>24-2</text:p>
          </table:table-cell>
          <table:table-cell table:style-name="ce3"/>
          <table:table-cell table:style-name="ce19"/>
          <table:table-cell table:style-name="ce3" table:number-columns-repeated="2"/>
          <table:table-cell table:number-columns-repeated="1017"/>
        </table:table-row>
        <table:table-row table:style-name="ro6">
          <table:table-cell table:style-name="ce3" office:value-type="float" office:value="56">
            <text:p>56</text:p>
          </table:table-cell>
          <table:table-cell table:style-name="ce4" office:value-type="string">
            <text:p>Лампа</text:p>
          </table:table-cell>
          <table:table-cell table:style-name="ce3" office:value-type="string">
            <text:p>А 24-21 -3</text:p>
          </table:table-cell>
          <table:table-cell table:style-name="ce3"/>
          <table:table-cell table:style-name="ce19"/>
          <table:table-cell table:style-name="ce3" table:number-columns-repeated="2"/>
          <table:table-cell table:number-columns-repeated="1017"/>
        </table:table-row>
        <table:table-row table:style-name="ro6">
          <table:table-cell table:style-name="ce6" office:value-type="float" office:value="57">
            <text:p>57</text:p>
          </table:table-cell>
          <table:table-cell table:style-name="ce6" office:value-type="string">
            <text:p>Рем.комплект <text:s/>блока <text:s/>перед.</text:p>
          </table:table-cell>
          <table:table-cell table:style-name="ce6" office:value-type="string">
            <text:p>64-12-200 СП</text:p>
          </table:table-cell>
          <table:table-cell table:style-name="ce6"/>
          <table:table-cell table:style-name="ce19" office:value-type="string">
            <text:p>64-12-200СП</text:p>
          </table:table-cell>
          <table:table-cell table:style-name="ce6" office:value-type="string">
            <text:p>64-12-200СП</text:p>
          </table:table-cell>
          <table:table-cell table:style-name="ce6" office:value-type="string">
            <text:p>Блок передач</text:p>
          </table:table-cell>
          <table:table-cell table:number-columns-repeated="1017"/>
        </table:table-row>
        <table:table-row table:style-name="ro6">
          <table:table-cell table:style-name="ce6" office:value-type="float" office:value="58">
            <text:p>58</text:p>
          </table:table-cell>
          <table:table-cell table:style-name="ce6" office:value-type="string">
            <text:p>Рем.комплект <text:s/>блока <text:s text:c="2"/>клап.</text:p>
          </table:table-cell>
          <table:table-cell table:style-name="ce6" office:value-type="string">
            <text:p>64-12-200</text:p>
          </table:table-cell>
          <table:table-cell table:style-name="ce6"/>
          <table:table-cell table:style-name="ce19" office:value-type="string">
            <text:p>64-12-203СП</text:p>
          </table:table-cell>
          <table:table-cell table:style-name="ce6" office:value-type="string">
            <text:p>64-12-203СП</text:p>
          </table:table-cell>
          <table:table-cell table:style-name="ce6" office:value-type="string">
            <text:p>Блок клапанов</text:p>
          </table:table-cell>
          <table:table-cell table:number-columns-repeated="1017"/>
        </table:table-row>
        <table:table-row table:style-name="ro6">
          <table:table-cell table:style-name="ce3" office:value-type="float" office:value="59">
            <text:p>59</text:p>
          </table:table-cell>
          <table:table-cell table:style-name="ce4" office:value-type="string">
            <text:p>Ступица</text:p>
          </table:table-cell>
          <table:table-cell table:style-name="ce3" office:value-type="string">
            <text:p>50-19-145 СП</text:p>
          </table:table-cell>
          <table:table-cell table:style-name="ce3"/>
          <table:table-cell table:style-name="ce19" office:value-type="string">
            <text:p>50-19-145СП</text:p>
          </table:table-cell>
          <table:table-cell table:style-name="ce3" office:value-type="string">
            <text:p>50-19-145СП</text:p>
          </table:table-cell>
          <table:table-cell table:style-name="ce3" office:value-type="string">
            <text:p>Ступица</text:p>
          </table:table-cell>
          <table:table-cell table:number-columns-repeated="1017"/>
        </table:table-row>
        <table:table-row table:style-name="ro6">
          <table:table-cell table:style-name="ce3" office:value-type="float" office:value="60">
            <text:p>60</text:p>
          </table:table-cell>
          <table:table-cell table:style-name="ce4" office:value-type="string">
            <text:p>Ступица</text:p>
          </table:table-cell>
          <table:table-cell table:style-name="ce3" office:value-type="string">
            <text:p>48-19-146СП</text:p>
          </table:table-cell>
          <table:table-cell table:style-name="ce3"/>
          <table:table-cell table:style-name="ce19"/>
          <table:table-cell table:style-name="ce3" office:value-type="string">
            <text:p>48-19-146СП</text:p>
          </table:table-cell>
          <table:table-cell table:style-name="ce3" office:value-type="string">
            <text:p>Ступица</text:p>
          </table:table-cell>
          <table:table-cell table:number-columns-repeated="1017"/>
        </table:table-row>
        <table:table-row table:style-name="ro6">
          <table:table-cell table:style-name="ce3" office:value-type="float" office:value="61">
            <text:p>61</text:p>
          </table:table-cell>
          <table:table-cell table:style-name="ce4" office:value-type="string">
            <text:p>Шестерня</text:p>
          </table:table-cell>
          <table:table-cell table:style-name="ce3" office:value-type="string">
            <text:p>60-19-1</text:p>
          </table:table-cell>
          <table:table-cell table:style-name="ce3"/>
          <table:table-cell table:style-name="ce19"/>
          <table:table-cell table:style-name="ce3" office:value-type="string">
            <text:p>60-19-1</text:p>
          </table:table-cell>
          <table:table-cell table:style-name="ce3" office:value-type="string">
            <text:p>Шестерня</text:p>
          </table:table-cell>
          <table:table-cell table:number-columns-repeated="1017"/>
        </table:table-row>
        <table:table-row table:style-name="ro6">
          <table:table-cell table:style-name="ce3" office:value-type="float" office:value="62">
            <text:p>62</text:p>
          </table:table-cell>
          <table:table-cell table:style-name="ce4" office:value-type="string">
            <text:p>Венец</text:p>
          </table:table-cell>
          <table:table-cell table:style-name="ce3" office:value-type="string">
            <text:p>60-19-2</text:p>
          </table:table-cell>
          <table:table-cell table:style-name="ce3"/>
          <table:table-cell table:style-name="ce19"/>
          <table:table-cell table:style-name="ce3" office:value-type="string">
            <text:p>60-19-2</text:p>
          </table:table-cell>
          <table:table-cell table:style-name="ce3" office:value-type="string">
            <text:p>Венец</text:p>
          </table:table-cell>
          <table:table-cell table:number-columns-repeated="1017"/>
        </table:table-row>
        <table:table-row table:style-name="ro6">
          <table:table-cell table:style-name="ce3" office:value-type="float" office:value="63">
            <text:p>63</text:p>
          </table:table-cell>
          <table:table-cell table:style-name="ce4" office:value-type="string">
            <text:p>Подшипник</text:p>
          </table:table-cell>
          <table:table-cell table:style-name="ce3" office:value-type="string">
            <text:p>70-2228КМ</text:p>
          </table:table-cell>
          <table:table-cell table:style-name="ce3"/>
          <table:table-cell table:style-name="ce19"/>
          <table:table-cell table:style-name="ce3" office:value-type="string">
            <text:p>70-2228КМ</text:p>
          </table:table-cell>
          <table:table-cell table:style-name="ce3" office:value-type="string">
            <text:p>ПОДШИПНИК 70-2228КМ</text:p>
          </table:table-cell>
          <table:table-cell table:number-columns-repeated="1017"/>
        </table:table-row>
        <table:table-row table:style-name="ro6">
          <table:table-cell table:style-name="ce3" office:value-type="float" office:value="64">
            <text:p>64</text:p>
          </table:table-cell>
          <table:table-cell table:style-name="ce4" office:value-type="string">
            <text:p>Подшипник</text:p>
          </table:table-cell>
          <table:table-cell table:style-name="ce3" office:value-type="string">
            <text:p>2224КМ</text:p>
          </table:table-cell>
          <table:table-cell table:style-name="ce3"/>
          <table:table-cell table:style-name="ce19"/>
          <table:table-cell table:style-name="ce3" office:value-type="string">
            <text:p>2224КМ</text:p>
          </table:table-cell>
          <table:table-cell table:style-name="ce3" office:value-type="string">
            <text:p>ПОДШИПНИК 2224КМ</text:p>
          </table:table-cell>
          <table:table-cell table:number-columns-repeated="1017"/>
        </table:table-row>
        <table:table-row table:style-name="ro6">
          <table:table-cell table:style-name="ce3" office:value-type="float" office:value="65">
            <text:p>65</text:p>
          </table:table-cell>
          <table:table-cell table:style-name="ce4" office:value-type="string">
            <text:p>Шестерня</text:p>
          </table:table-cell>
          <table:table-cell table:style-name="ce3" office:value-type="string">
            <text:p>59-19-148</text:p>
          </table:table-cell>
          <table:table-cell table:style-name="ce3"/>
          <table:table-cell table:style-name="ce19" office:value-type="string">
            <text:p>50-19-148</text:p>
          </table:table-cell>
          <table:table-cell table:style-name="ce3" office:value-type="string">
            <text:p>50-19-148</text:p>
          </table:table-cell>
          <table:table-cell table:style-name="ce3" office:value-type="string">
            <text:p>Шестерня</text:p>
          </table:table-cell>
          <table:table-cell table:number-columns-repeated="1017"/>
        </table:table-row>
        <table:table-row table:style-name="ro6">
          <table:table-cell table:style-name="ce3" office:value-type="float" office:value="66">
            <text:p>66</text:p>
          </table:table-cell>
          <table:table-cell table:style-name="ce4" office:value-type="string">
            <text:p>Шестерня</text:p>
          </table:table-cell>
          <table:table-cell table:style-name="ce3" office:value-type="string">
            <text:p>59-19-149</text:p>
          </table:table-cell>
          <table:table-cell table:style-name="ce3"/>
          <table:table-cell table:style-name="ce19" office:value-type="string">
            <text:p>50-19-149</text:p>
          </table:table-cell>
          <table:table-cell table:style-name="ce3" office:value-type="string">
            <text:p>50-19-149</text:p>
          </table:table-cell>
          <table:table-cell table:style-name="ce3" office:value-type="string">
            <text:p>Шестерня</text:p>
          </table:table-cell>
          <table:table-cell table:number-columns-repeated="1017"/>
        </table:table-row>
        <table:table-row table:style-name="ro6">
          <table:table-cell table:style-name="ce3" office:value-type="float" office:value="67">
            <text:p>67</text:p>
          </table:table-cell>
          <table:table-cell table:style-name="ce4" office:value-type="string">
            <text:p>Подшипник</text:p>
          </table:table-cell>
          <table:table-cell table:style-name="ce3" office:value-type="string">
            <text:p>70-32417</text:p>
          </table:table-cell>
          <table:table-cell table:style-name="ce3"/>
          <table:table-cell table:style-name="ce19"/>
          <table:table-cell table:style-name="ce3" table:number-columns-repeated="2"/>
          <table:table-cell table:number-columns-repeated="1017"/>
        </table:table-row>
        <table:table-row table:style-name="ro6">
          <table:table-cell table:style-name="ce3" office:value-type="float" office:value="68">
            <text:p>68</text:p>
          </table:table-cell>
          <table:table-cell table:style-name="ce4" office:value-type="string">
            <text:p>Подшипник</text:p>
          </table:table-cell>
          <table:table-cell table:style-name="ce3" office:value-type="string">
            <text:p>70-32612К</text:p>
          </table:table-cell>
          <table:table-cell table:style-name="ce3"/>
          <table:table-cell table:style-name="ce19"/>
          <table:table-cell table:style-name="ce3" table:number-columns-repeated="2"/>
          <table:table-cell table:number-columns-repeated="1017"/>
        </table:table-row>
        <table:table-row table:style-name="ro6">
          <table:table-cell table:style-name="ce3" office:value-type="float" office:value="69">
            <text:p>69</text:p>
          </table:table-cell>
          <table:table-cell table:style-name="ce4" office:value-type="string">
            <text:p>Подшипник</text:p>
          </table:table-cell>
          <table:table-cell table:style-name="ce3" office:value-type="float" office:value="213">
            <text:p>213</text:p>
          </table:table-cell>
          <table:table-cell table:style-name="ce3"/>
          <table:table-cell table:style-name="ce19"/>
          <table:table-cell table:style-name="ce3" table:number-columns-repeated="2"/>
          <table:table-cell table:number-columns-repeated="1017"/>
        </table:table-row>
        <table:table-row table:style-name="ro6">
          <table:table-cell table:style-name="ce3" office:value-type="float" office:value="70">
            <text:p>70</text:p>
          </table:table-cell>
          <table:table-cell table:style-name="ce4" office:value-type="string">
            <text:p>Фланец</text:p>
          </table:table-cell>
          <table:table-cell table:style-name="ce3" office:value-type="string">
            <text:p>50-19-158</text:p>
          </table:table-cell>
          <table:table-cell table:style-name="ce3"/>
          <table:table-cell table:style-name="ce19"/>
          <table:table-cell table:style-name="ce3" office:value-type="string">
            <text:p>50-19-158</text:p>
          </table:table-cell>
          <table:table-cell table:style-name="ce3" office:value-type="string">
            <text:p>Фланец</text:p>
          </table:table-cell>
          <table:table-cell table:number-columns-repeated="1017"/>
        </table:table-row>
        <table:table-row table:style-name="ro6">
          <table:table-cell table:style-name="ce3" office:value-type="float" office:value="71">
            <text:p>71</text:p>
          </table:table-cell>
          <table:table-cell table:style-name="ce4" office:value-type="string">
            <text:p>Сегмент .</text:p>
          </table:table-cell>
          <table:table-cell table:style-name="ce3" office:value-type="string">
            <text:p>50-19-201</text:p>
          </table:table-cell>
          <table:table-cell table:style-name="ce3"/>
          <table:table-cell table:style-name="ce19"/>
          <table:table-cell table:style-name="ce3" office:value-type="string">
            <text:p>50-19-201</text:p>
          </table:table-cell>
          <table:table-cell table:style-name="ce3" office:value-type="string">
            <text:p>Сегмент</text:p>
          </table:table-cell>
          <table:table-cell table:number-columns-repeated="1017"/>
        </table:table-row>
        <table:table-row table:style-name="ro6">
          <table:table-cell table:style-name="ce3" office:value-type="float" office:value="72">
            <text:p>72</text:p>
          </table:table-cell>
          <table:table-cell table:style-name="ce4" office:value-type="string">
            <text:p>Болт</text:p>
          </table:table-cell>
          <table:table-cell table:style-name="ce3" office:value-type="string">
            <text:p>М20*1.5*62</text:p>
          </table:table-cell>
          <table:table-cell table:style-name="ce3"/>
          <table:table-cell table:style-name="ce19"/>
          <table:table-cell table:style-name="ce3" table:number-columns-repeated="2"/>
          <table:table-cell table:number-columns-repeated="1017"/>
        </table:table-row>
        <table:table-row table:style-name="ro6">
          <table:table-cell table:style-name="ce3" office:value-type="float" office:value="73">
            <text:p>73</text:p>
          </table:table-cell>
          <table:table-cell table:style-name="ce4" office:value-type="string">
            <text:p>Гайка</text:p>
          </table:table-cell>
          <table:table-cell table:style-name="ce3" office:value-type="string">
            <text:p>30326-1</text:p>
          </table:table-cell>
          <table:table-cell table:style-name="ce3"/>
          <table:table-cell table:style-name="ce19"/>
          <table:table-cell table:style-name="ce3" table:number-columns-repeated="2"/>
          <table:table-cell table:number-columns-repeated="1017"/>
        </table:table-row>
        <table:table-row table:style-name="ro6">
          <table:table-cell table:style-name="ce3" office:value-type="float" office:value="74">
            <text:p>74</text:p>
          </table:table-cell>
          <table:table-cell table:style-name="ce4" office:value-type="string">
            <text:p>Болт</text:p>
          </table:table-cell>
          <table:table-cell table:style-name="ce3" office:value-type="string">
            <text:p>700-28-2379</text:p>
          </table:table-cell>
          <table:table-cell table:style-name="ce3"/>
          <table:table-cell table:style-name="ce19"/>
          <table:table-cell table:style-name="ce3" office:value-type="string">
            <text:p>700-28-2379</text:p>
          </table:table-cell>
          <table:table-cell table:style-name="ce3" office:value-type="string">
            <text:p>Болт</text:p>
          </table:table-cell>
          <table:table-cell table:number-columns-repeated="1017"/>
        </table:table-row>
        <table:table-row table:style-name="ro6">
          <table:table-cell table:style-name="ce3" office:value-type="float" office:value="75">
            <text:p>75</text:p>
          </table:table-cell>
          <table:table-cell table:style-name="ce4" office:value-type="string">
            <text:p>Болт</text:p>
          </table:table-cell>
          <table:table-cell table:style-name="ce3" office:value-type="string">
            <text:p>700-28-2320-01</text:p>
          </table:table-cell>
          <table:table-cell table:style-name="ce3"/>
          <table:table-cell table:style-name="ce19"/>
          <table:table-cell table:style-name="ce3" office:value-type="string">
            <text:p>700-28-2320-01</text:p>
          </table:table-cell>
          <table:table-cell table:style-name="ce3" office:value-type="string">
            <text:p>Болт</text:p>
          </table:table-cell>
          <table:table-cell table:number-columns-repeated="1017"/>
        </table:table-row>
        <table:table-row table:style-name="ro6">
          <table:table-cell table:style-name="ce3" office:value-type="float" office:value="76">
            <text:p>76</text:p>
          </table:table-cell>
          <table:table-cell table:style-name="ce4" office:value-type="string">
            <text:p>Болт</text:p>
          </table:table-cell>
          <table:table-cell table:style-name="ce3" office:value-type="string">
            <text:p>М10*30.58.019</text:p>
          </table:table-cell>
          <table:table-cell table:style-name="ce3"/>
          <table:table-cell table:style-name="ce19"/>
          <table:table-cell table:style-name="ce3" office:value-type="string">
            <text:p>М10-6GХ130.58.019</text:p>
          </table:table-cell>
          <table:table-cell table:style-name="ce3" office:value-type="string">
            <text:p>БОЛТ М10-6GХ130.58.019</text:p>
          </table:table-cell>
          <table:table-cell table:number-columns-repeated="1017"/>
        </table:table-row>
        <table:table-row table:style-name="ro6">
          <table:table-cell table:style-name="ce3" office:value-type="float" office:value="77">
            <text:p>77</text:p>
          </table:table-cell>
          <table:table-cell table:style-name="ce4" office:value-type="string">
            <text:p>Гайка</text:p>
          </table:table-cell>
          <table:table-cell table:style-name="ce3" office:value-type="string">
            <text:p>30326-1</text:p>
          </table:table-cell>
          <table:table-cell table:style-name="ce3"/>
          <table:table-cell table:style-name="ce19"/>
          <table:table-cell table:style-name="ce3" table:number-columns-repeated="2"/>
          <table:table-cell table:number-columns-repeated="1017"/>
        </table:table-row>
        <table:table-row table:style-name="ro6">
          <table:table-cell table:style-name="ce3" office:value-type="float" office:value="78">
            <text:p>78</text:p>
          </table:table-cell>
          <table:table-cell table:style-name="ce4" office:value-type="string">
            <text:p>Шайба</text:p>
          </table:table-cell>
          <table:table-cell table:style-name="ce3" office:value-type="string">
            <text:p>27Т65Г 09</text:p>
          </table:table-cell>
          <table:table-cell table:style-name="ce3"/>
          <table:table-cell table:style-name="ce19" office:value-type="string">
            <text:p>27Т65Г09</text:p>
          </table:table-cell>
          <table:table-cell table:style-name="ce3" office:value-type="string">
            <text:p>27Т65Г09</text:p>
          </table:table-cell>
          <table:table-cell table:style-name="ce3" office:value-type="string">
            <text:p>ШАЙБА ПРУЖИННАЯ 27Т65Г09</text:p>
          </table:table-cell>
          <table:table-cell table:number-columns-repeated="1017"/>
        </table:table-row>
        <table:table-row table:style-name="ro6">
          <table:table-cell table:style-name="ce3" office:value-type="float" office:value="79">
            <text:p>79</text:p>
          </table:table-cell>
          <table:table-cell table:style-name="ce4" office:value-type="string">
            <text:p>Шайба</text:p>
          </table:table-cell>
          <table:table-cell table:style-name="ce3" office:value-type="string">
            <text:p>20 ОТ 65Г 09</text:p>
          </table:table-cell>
          <table:table-cell table:style-name="ce3"/>
          <table:table-cell table:style-name="ce19" office:value-type="string">
            <text:p>20ОТ65Г09</text:p>
          </table:table-cell>
          <table:table-cell table:style-name="ce3" office:value-type="string">
            <text:p>20ОТ65Г09</text:p>
          </table:table-cell>
          <table:table-cell table:style-name="ce3" office:value-type="string">
            <text:p>ШАЙБА ПРУЖИННАЯ 20ОТ65Г09</text:p>
          </table:table-cell>
          <table:table-cell table:number-columns-repeated="1017"/>
        </table:table-row>
        <table:table-row table:style-name="ro6">
          <table:table-cell table:style-name="ce3" office:value-type="float" office:value="80">
            <text:p>80</text:p>
          </table:table-cell>
          <table:table-cell table:style-name="ce4" office:value-type="string">
            <text:p>Шайба</text:p>
          </table:table-cell>
          <table:table-cell table:style-name="ce3" office:value-type="string">
            <text:p>12 ОТ 65Г 09</text:p>
          </table:table-cell>
          <table:table-cell table:style-name="ce3"/>
          <table:table-cell table:style-name="ce19" office:value-type="string">
            <text:p>12ОТ65Г09</text:p>
          </table:table-cell>
          <table:table-cell table:style-name="ce3" office:value-type="string">
            <text:p>12ОТ65Г09</text:p>
          </table:table-cell>
          <table:table-cell table:style-name="ce3" office:value-type="string">
            <text:p>ШАЙБА ПРУЖИННАЯ 12ОТ65Г09</text:p>
          </table:table-cell>
          <table:table-cell table:number-columns-repeated="1017"/>
        </table:table-row>
        <table:table-row table:style-name="ro6">
          <table:table-cell table:style-name="ce3" office:value-type="float" office:value="81">
            <text:p>81</text:p>
          </table:table-cell>
          <table:table-cell table:style-name="ce4" office:value-type="string">
            <text:p>Болт</text:p>
          </table:table-cell>
          <table:table-cell table:style-name="ce3" office:value-type="string">
            <text:p>700-28-2625</text:p>
          </table:table-cell>
          <table:table-cell table:style-name="ce3"/>
          <table:table-cell table:style-name="ce19" office:value-type="string">
            <text:p>М20Х1,5-6GХ85.109.019</text:p>
          </table:table-cell>
          <table:table-cell table:style-name="ce3" office:value-type="string">
            <text:p>М20Х1,5-6GХ85.109.019</text:p>
          </table:table-cell>
          <table:table-cell table:style-name="ce3" office:value-type="string">
            <text:p>БОЛТ М20Х1,5-6GХ85.109.019</text:p>
          </table:table-cell>
          <table:table-cell table:number-columns-repeated="1017"/>
        </table:table-row>
        <table:table-row table:style-name="ro6">
          <table:table-cell table:style-name="ce3" office:value-type="float" office:value="82">
            <text:p>82</text:p>
          </table:table-cell>
          <table:table-cell table:style-name="ce4" office:value-type="string">
            <text:p>Гайка</text:p>
          </table:table-cell>
          <table:table-cell table:style-name="ce3" office:value-type="string">
            <text:p>700-30-2017</text:p>
          </table:table-cell>
          <table:table-cell table:style-name="ce3"/>
          <table:table-cell table:style-name="ce19"/>
          <table:table-cell table:style-name="ce3" table:number-columns-repeated="2"/>
          <table:table-cell table:number-columns-repeated="1017"/>
        </table:table-row>
        <table:table-row table:style-name="ro6">
          <table:table-cell table:style-name="ce3" office:value-type="float" office:value="83">
            <text:p>83</text:p>
          </table:table-cell>
          <table:table-cell table:style-name="ce4" office:value-type="string">
            <text:p>Болт</text:p>
          </table:table-cell>
          <table:table-cell table:style-name="ce3" office:value-type="string">
            <text:p>700-28-2625</text:p>
          </table:table-cell>
          <table:table-cell table:style-name="ce3"/>
          <table:table-cell table:style-name="ce19" office:value-type="string">
            <text:p>М20Х1,5-6GХ85.109.019</text:p>
          </table:table-cell>
          <table:table-cell table:style-name="ce3" office:value-type="string">
            <text:p>М20Х1,5-6GХ85.109.019</text:p>
          </table:table-cell>
          <table:table-cell table:style-name="ce3" office:value-type="string">
            <text:p>БОЛТ М20Х1,5-6GХ85.109.019</text:p>
          </table:table-cell>
          <table:table-cell table:number-columns-repeated="1017"/>
        </table:table-row>
        <table:table-row table:style-name="ro6">
          <table:table-cell table:style-name="ce3" office:value-type="float" office:value="84">
            <text:p>84</text:p>
          </table:table-cell>
          <table:table-cell table:style-name="ce4" office:value-type="string">
            <text:p>Фрикцион бортовой(левый)</text:p>
          </table:table-cell>
          <table:table-cell table:style-name="ce3" office:value-type="string">
            <text:p>24-16-102-01 СП</text:p>
          </table:table-cell>
          <table:table-cell table:style-name="ce3"/>
          <table:table-cell table:style-name="ce19" office:value-type="string">
            <text:p>24-16-102СП</text:p>
          </table:table-cell>
          <table:table-cell table:style-name="ce3" office:value-type="string">
            <text:p>24-16-102СП</text:p>
          </table:table-cell>
          <table:table-cell table:style-name="ce3" office:value-type="string">
            <text:p>Фрикцион бортовой левый</text:p>
          </table:table-cell>
          <table:table-cell table:number-columns-repeated="1017"/>
        </table:table-row>
        <table:table-row table:style-name="ro6">
          <table:table-cell table:style-name="ce3" office:value-type="float" office:value="85">
            <text:p>85</text:p>
          </table:table-cell>
          <table:table-cell table:style-name="ce4" office:value-type="string">
            <text:p>Подшипник концевой</text:p>
          </table:table-cell>
          <table:table-cell table:style-name="ce3" office:value-type="string">
            <text:p>21-19-194 СП</text:p>
          </table:table-cell>
          <table:table-cell table:style-name="ce3"/>
          <table:table-cell table:style-name="ce19" office:value-type="string">
            <text:p>21-19-103СП</text:p>
          </table:table-cell>
          <table:table-cell table:style-name="ce3" office:value-type="string">
            <text:p>21-19-103СП</text:p>
          </table:table-cell>
          <table:table-cell table:style-name="ce3" office:value-type="string">
            <text:p>Подшипник концевой</text:p>
          </table:table-cell>
          <table:table-cell table:number-columns-repeated="1017"/>
        </table:table-row>
        <table:table-row table:style-name="ro6">
          <table:table-cell table:style-name="ce3" office:value-type="float" office:value="86">
            <text:p>86</text:p>
          </table:table-cell>
          <table:table-cell table:style-name="ce4" office:value-type="string">
            <text:p>Подшипник концевой</text:p>
          </table:table-cell>
          <table:table-cell table:style-name="ce3" office:value-type="string">
            <text:p>21-19-194 СП</text:p>
          </table:table-cell>
          <table:table-cell table:style-name="ce3"/>
          <table:table-cell table:style-name="ce19" office:value-type="string">
            <text:p>21-19-104СП</text:p>
          </table:table-cell>
          <table:table-cell table:style-name="ce3" office:value-type="string">
            <text:p>21-19-104СП</text:p>
          </table:table-cell>
          <table:table-cell table:style-name="ce3" office:value-type="string">
            <text:p>Подшипник концевой</text:p>
          </table:table-cell>
          <table:table-cell table:number-columns-repeated="1017"/>
        </table:table-row>
        <table:table-row table:style-name="ro6">
          <table:table-cell table:style-name="ce3" office:value-type="float" office:value="87">
            <text:p>87</text:p>
          </table:table-cell>
          <table:table-cell table:style-name="ce4" office:value-type="string">
            <text:p>Комплект <text:s/>уплотнений</text:p>
          </table:table-cell>
          <table:table-cell table:style-name="ce3" office:value-type="string">
            <text:p>20-19-124</text:p>
          </table:table-cell>
          <table:table-cell table:style-name="ce3"/>
          <table:table-cell table:style-name="ce19" office:value-type="string">
            <text:p>20-19-124СП</text:p>
          </table:table-cell>
          <table:table-cell table:style-name="ce3" office:value-type="string">
            <text:p>20-19-124СП</text:p>
          </table:table-cell>
          <table:table-cell table:style-name="ce3" office:value-type="string">
            <text:p>Уплотнение</text:p>
          </table:table-cell>
          <table:table-cell table:number-columns-repeated="1017"/>
        </table:table-row>
        <table:table-row table:style-name="ro6">
          <table:table-cell table:style-name="ce3" office:value-type="float" office:value="88">
            <text:p>88</text:p>
          </table:table-cell>
          <table:table-cell table:style-name="ce4" office:value-type="string">
            <text:p>Головка блока цилиндров</text:p>
          </table:table-cell>
          <table:table-cell table:style-name="ce3" office:value-type="string">
            <text:p>51-02-3СП</text:p>
          </table:table-cell>
          <table:table-cell table:style-name="ce3"/>
          <table:table-cell table:style-name="ce19"/>
          <table:table-cell table:style-name="ce3" office:value-type="string">
            <text:p>51-02-3СП</text:p>
          </table:table-cell>
          <table:table-cell table:style-name="ce3" office:value-type="string">
            <text:p>Головка цилиндров</text:p>
          </table:table-cell>
          <table:table-cell table:number-columns-repeated="1017"/>
        </table:table-row>
        <table:table-row table:style-name="ro6">
          <table:table-cell table:style-name="ce3" office:value-type="float" office:value="89">
            <text:p>89</text:p>
          </table:table-cell>
          <table:table-cell table:style-name="ce4" office:value-type="string">
            <text:p>Прокладка</text:p>
          </table:table-cell>
          <table:table-cell table:style-name="ce3" office:value-type="string">
            <text:p>51-02-С13</text:p>
          </table:table-cell>
          <table:table-cell table:style-name="ce3"/>
          <table:table-cell table:style-name="ce19" office:value-type="string">
            <text:p>51-02-107СП (медная)</text:p>
          </table:table-cell>
          <table:table-cell table:style-name="ce3" table:number-columns-repeated="2"/>
          <table:table-cell table:number-columns-repeated="1017"/>
        </table:table-row>
        <table:table-row table:style-name="ro6">
          <table:table-cell table:style-name="ce3" office:value-type="float" office:value="90">
            <text:p>90</text:p>
          </table:table-cell>
          <table:table-cell table:style-name="ce4" office:value-type="string">
            <text:p>Манжета</text:p>
          </table:table-cell>
          <table:table-cell table:style-name="ce3" office:value-type="string">
            <text:p>Кат-40-5378</text:p>
          </table:table-cell>
          <table:table-cell table:style-name="ce3"/>
          <table:table-cell table:style-name="ce19" office:value-type="string">
            <text:p>КАТ-40-5378 манжета на каток со втулкой</text:p>
          </table:table-cell>
          <table:table-cell table:style-name="ce3" table:number-columns-repeated="2"/>
          <table:table-cell table:number-columns-repeated="1017"/>
        </table:table-row>
        <table:table-row table:style-name="ro6">
          <table:table-cell table:style-name="ce3" office:value-type="float" office:value="91">
            <text:p>91</text:p>
          </table:table-cell>
          <table:table-cell table:style-name="ce4" office:value-type="string">
            <text:p>Пружина</text:p>
          </table:table-cell>
          <table:table-cell table:style-name="ce3" office:value-type="string">
            <text:p>700-38-2752</text:p>
          </table:table-cell>
          <table:table-cell table:style-name="ce3"/>
          <table:table-cell table:style-name="ce19"/>
          <table:table-cell table:style-name="ce3" office:value-type="string">
            <text:p>700-38-2752</text:p>
          </table:table-cell>
          <table:table-cell table:style-name="ce3" office:value-type="string">
            <text:p>Пружина</text:p>
          </table:table-cell>
          <table:table-cell table:number-columns-repeated="1017"/>
        </table:table-row>
        <table:table-row table:style-name="ro6">
          <table:table-cell table:style-name="ce3" office:value-type="float" office:value="92">
            <text:p>92</text:p>
          </table:table-cell>
          <table:table-cell table:style-name="ce4" office:value-type="string">
            <text:p>Кольцо пружинное</text:p>
          </table:table-cell>
          <table:table-cell table:style-name="ce3" office:value-type="string">
            <text:p>700-58-2158-01</text:p>
          </table:table-cell>
          <table:table-cell table:style-name="ce3"/>
          <table:table-cell table:style-name="ce19"/>
          <table:table-cell table:style-name="ce3" office:value-type="string">
            <text:p>700-58-2158-01</text:p>
          </table:table-cell>
          <table:table-cell table:style-name="ce3" office:value-type="string">
            <text:p>Кольцо пружинное</text:p>
          </table:table-cell>
          <table:table-cell table:number-columns-repeated="1017"/>
        </table:table-row>
        <table:table-row table:style-name="ro6">
          <table:table-cell table:style-name="ce3" office:value-type="float" office:value="93">
            <text:p>93</text:p>
          </table:table-cell>
          <table:table-cell table:style-name="ce4" office:value-type="string">
            <text:p>Обойма</text:p>
          </table:table-cell>
          <table:table-cell table:style-name="ce3" office:value-type="float" office:value="211220">
            <text:p>211220</text:p>
          </table:table-cell>
          <table:table-cell table:style-name="ce3"/>
          <table:table-cell table:style-name="ce19" office:value-type="string">
            <text:p>211220</text:p>
          </table:table-cell>
          <table:table-cell table:style-name="ce3" office:value-type="string">
            <text:p>211220</text:p>
          </table:table-cell>
          <table:table-cell table:style-name="ce3" office:value-type="string">
            <text:p>Обойма</text:p>
          </table:table-cell>
          <table:table-cell table:number-columns-repeated="1017"/>
        </table:table-row>
        <table:table-row table:style-name="ro6">
          <table:table-cell table:style-name="ce3" office:value-type="float" office:value="94">
            <text:p>94</text:p>
          </table:table-cell>
          <table:table-cell table:style-name="ce4" office:value-type="string">
            <text:p>Кольцо</text:p>
          </table:table-cell>
          <table:table-cell table:style-name="ce3" office:value-type="string">
            <text:p>24-21-155</text:p>
          </table:table-cell>
          <table:table-cell table:style-name="ce3"/>
          <table:table-cell table:style-name="ce19"/>
          <table:table-cell table:style-name="ce3" office:value-type="string">
            <text:p>24-21-155</text:p>
          </table:table-cell>
          <table:table-cell table:style-name="ce3" office:value-type="string">
            <text:p>КОЛЬЦО 24-21-155</text:p>
          </table:table-cell>
          <table:table-cell table:number-columns-repeated="1017"/>
        </table:table-row>
        <table:table-row table:style-name="ro6">
          <table:table-cell table:style-name="ce3" office:value-type="float" office:value="95">
            <text:p>95</text:p>
          </table:table-cell>
          <table:table-cell table:style-name="ce4" office:value-type="string">
            <text:p>Кольцо .</text:p>
          </table:table-cell>
          <table:table-cell table:style-name="ce3" office:value-type="string">
            <text:p>24-21-156</text:p>
          </table:table-cell>
          <table:table-cell table:style-name="ce3"/>
          <table:table-cell table:style-name="ce19"/>
          <table:table-cell table:style-name="ce3" office:value-type="string">
            <text:p>24-21-156</text:p>
          </table:table-cell>
          <table:table-cell table:style-name="ce3" office:value-type="string">
            <text:p>КОЛЬЦО 24-21-156</text:p>
          </table:table-cell>
          <table:table-cell table:number-columns-repeated="1017"/>
        </table:table-row>
        <table:table-row table:style-name="ro6">
          <table:table-cell table:style-name="ce3" office:value-type="float" office:value="96">
            <text:p>96</text:p>
          </table:table-cell>
          <table:table-cell table:style-name="ce4" office:value-type="string">
            <text:p>Болт</text:p>
          </table:table-cell>
          <table:table-cell table:style-name="ce3" office:value-type="float" office:value="2816">
            <text:p>2816</text:p>
          </table:table-cell>
          <table:table-cell table:style-name="ce3"/>
          <table:table-cell table:style-name="ce19" office:value-type="string">
            <text:p>М12-6GХ30.88.019</text:p>
          </table:table-cell>
          <table:table-cell table:style-name="ce3" office:value-type="string">
            <text:p>М12-6GХ30.88.019</text:p>
          </table:table-cell>
          <table:table-cell table:style-name="ce3" office:value-type="string">
            <text:p>БОЛТ М12-6GХ30.88.019</text:p>
          </table:table-cell>
          <table:table-cell table:number-columns-repeated="1017"/>
        </table:table-row>
        <table:table-row table:style-name="ro6">
          <table:table-cell table:style-name="ce3" office:value-type="float" office:value="97">
            <text:p>97</text:p>
          </table:table-cell>
          <table:table-cell table:style-name="ce4" office:value-type="string">
            <text:p>Шайба</text:p>
          </table:table-cell>
          <table:table-cell table:style-name="ce3" office:value-type="string">
            <text:p>12 ОТ65 Г 09</text:p>
          </table:table-cell>
          <table:table-cell table:style-name="ce3"/>
          <table:table-cell table:style-name="ce19" office:value-type="string">
            <text:p>12ОТ65Г09</text:p>
          </table:table-cell>
          <table:table-cell table:style-name="ce3" office:value-type="string">
            <text:p>12ОТ65Г09</text:p>
          </table:table-cell>
          <table:table-cell table:style-name="ce3" office:value-type="string">
            <text:p>ШАЙБА ПРУЖИННАЯ 12ОТ65Г09</text:p>
          </table:table-cell>
          <table:table-cell table:number-columns-repeated="1017"/>
        </table:table-row>
        <table:table-row table:style-name="ro6">
          <table:table-cell table:style-name="ce3" office:value-type="float" office:value="98">
            <text:p>98</text:p>
          </table:table-cell>
          <table:table-cell table:style-name="ce4" office:value-type="string">
            <text:p>Кольцо</text:p>
          </table:table-cell>
          <table:table-cell table:style-name="ce3" office:value-type="string">
            <text:p>Кат-21-60-03</text:p>
          </table:table-cell>
          <table:table-cell table:style-name="ce3"/>
          <table:table-cell table:style-name="ce19" office:value-type="string">
            <text:p>КАТ-21-60-05 кольцо на каток со втулкой</text:p>
          </table:table-cell>
          <table:table-cell table:style-name="ce3" table:number-columns-repeated="2"/>
          <table:table-cell table:number-columns-repeated="1017"/>
        </table:table-row>
        <table:table-row table:style-name="ro6">
          <table:table-cell table:style-name="ce3" office:value-type="float" office:value="99">
            <text:p>99</text:p>
          </table:table-cell>
          <table:table-cell table:style-name="ce4" office:value-type="string">
            <text:p>Прокладка</text:p>
          </table:table-cell>
          <table:table-cell table:style-name="ce3" office:value-type="float" office:value="21443">
            <text:p>21443</text:p>
          </table:table-cell>
          <table:table-cell table:style-name="ce3"/>
          <table:table-cell table:style-name="ce19" office:value-type="string">
            <text:p>21443</text:p>
          </table:table-cell>
          <table:table-cell table:style-name="ce3" office:value-type="string">
            <text:p>21443</text:p>
          </table:table-cell>
          <table:table-cell table:style-name="ce3" office:value-type="string">
            <text:p>ПРОКЛАДКА 21443</text:p>
          </table:table-cell>
          <table:table-cell table:number-columns-repeated="1017"/>
        </table:table-row>
        <table:table-row table:style-name="ro6">
          <table:table-cell table:style-name="ce3" office:value-type="float" office:value="100">
            <text:p>100</text:p>
          </table:table-cell>
          <table:table-cell table:style-name="ce4" office:value-type="string">
            <text:p>Прокладка</text:p>
          </table:table-cell>
          <table:table-cell table:style-name="ce3" office:value-type="string">
            <text:p>21-21-8</text:p>
          </table:table-cell>
          <table:table-cell table:style-name="ce3"/>
          <table:table-cell table:style-name="ce19"/>
          <table:table-cell table:style-name="ce3" office:value-type="string">
            <text:p>21-21-8</text:p>
          </table:table-cell>
          <table:table-cell table:style-name="ce3" office:value-type="string">
            <text:p>ПРОКЛАДКА 21-21-8</text:p>
          </table:table-cell>
          <table:table-cell table:number-columns-repeated="1017"/>
        </table:table-row>
        <table:table-row table:style-name="ro6">
          <table:table-cell table:style-name="ce3" office:value-type="float" office:value="101">
            <text:p>101</text:p>
          </table:table-cell>
          <table:table-cell table:style-name="ce4" office:value-type="string">
            <text:p>Шайба</text:p>
          </table:table-cell>
          <table:table-cell table:style-name="ce3" office:value-type="float" office:value="211238">
            <text:p>211238</text:p>
          </table:table-cell>
          <table:table-cell table:style-name="ce3"/>
          <table:table-cell table:style-name="ce19" office:value-type="string">
            <text:p>211238</text:p>
          </table:table-cell>
          <table:table-cell table:style-name="ce3" office:value-type="string">
            <text:p>211238</text:p>
          </table:table-cell>
          <table:table-cell table:style-name="ce3" office:value-type="string">
            <text:p>Шайба</text:p>
          </table:table-cell>
          <table:table-cell table:number-columns-repeated="1017"/>
        </table:table-row>
        <table:table-row table:style-name="ro6">
          <table:table-cell table:style-name="ce3" office:value-type="float" office:value="102">
            <text:p>102</text:p>
          </table:table-cell>
          <table:table-cell table:style-name="ce4" office:value-type="string">
            <text:p>Подшипник</text:p>
          </table:table-cell>
          <table:table-cell table:style-name="ce3" office:value-type="string">
            <text:p>954712К8</text:p>
          </table:table-cell>
          <table:table-cell table:style-name="ce3"/>
          <table:table-cell table:style-name="ce19"/>
          <table:table-cell table:style-name="ce3" office:value-type="string">
            <text:p>954712К8</text:p>
          </table:table-cell>
          <table:table-cell table:style-name="ce3" office:value-type="string">
            <text:p>ПОДШИПНИК 954712К8</text:p>
          </table:table-cell>
          <table:table-cell table:number-columns-repeated="1017"/>
        </table:table-row>
        <table:table-row table:style-name="ro6">
          <table:table-cell table:style-name="ce3" office:value-type="float" office:value="103">
            <text:p>103</text:p>
          </table:table-cell>
          <table:table-cell table:style-name="ce4" office:value-type="string">
            <text:p>Прокладка</text:p>
          </table:table-cell>
          <table:table-cell table:style-name="ce3" office:value-type="string">
            <text:p>Кат-40-5377</text:p>
          </table:table-cell>
          <table:table-cell table:style-name="ce3"/>
          <table:table-cell table:style-name="ce19"/>
          <table:table-cell table:style-name="ce3" table:number-columns-repeated="2"/>
          <table:table-cell table:number-columns-repeated="1017"/>
        </table:table-row>
        <table:table-row table:style-name="ro6">
          <table:table-cell table:style-name="ce3" office:value-type="float" office:value="104">
            <text:p>104</text:p>
          </table:table-cell>
          <table:table-cell table:style-name="ce4" office:value-type="string">
            <text:p>Втулка</text:p>
          </table:table-cell>
          <table:table-cell table:style-name="ce3" office:value-type="string">
            <text:p>50-21-395</text:p>
          </table:table-cell>
          <table:table-cell table:style-name="ce3"/>
          <table:table-cell table:style-name="ce19" office:value-type="string">
            <text:p>50-21-434</text:p>
          </table:table-cell>
          <table:table-cell table:style-name="ce3" office:value-type="string">
            <text:p>50-21-434</text:p>
          </table:table-cell>
          <table:table-cell table:style-name="ce3" office:value-type="string">
            <text:p>Втулка</text:p>
          </table:table-cell>
          <table:table-cell table:number-columns-repeated="1017"/>
        </table:table-row>
        <table:table-row table:style-name="ro6">
          <table:table-cell table:style-name="ce3" office:value-type="float" office:value="105">
            <text:p>105</text:p>
          </table:table-cell>
          <table:table-cell table:style-name="ce4" office:value-type="string">
            <text:p>Кольцо</text:p>
          </table:table-cell>
          <table:table-cell table:style-name="ce3" office:value-type="float" office:value="21442">
            <text:p>21442</text:p>
          </table:table-cell>
          <table:table-cell table:style-name="ce3"/>
          <table:table-cell table:style-name="ce19" office:value-type="string">
            <text:p>700-58-2610</text:p>
          </table:table-cell>
          <table:table-cell table:style-name="ce3" office:value-type="string">
            <text:p>700-58-2610</text:p>
          </table:table-cell>
          <table:table-cell table:style-name="ce3" office:value-type="string">
            <text:p>Кольцо</text:p>
          </table:table-cell>
          <table:table-cell table:number-columns-repeated="1017"/>
        </table:table-row>
        <table:table-row table:style-name="ro6">
          <table:table-cell table:style-name="ce3" office:value-type="float" office:value="106">
            <text:p>106</text:p>
          </table:table-cell>
          <table:table-cell table:style-name="ce4" office:value-type="string">
            <text:p>Ось</text:p>
          </table:table-cell>
          <table:table-cell table:style-name="ce3" office:value-type="float" office:value="211236">
            <text:p>211236</text:p>
          </table:table-cell>
          <table:table-cell table:style-name="ce3"/>
          <table:table-cell table:style-name="ce19" office:value-type="string">
            <text:p>211236</text:p>
          </table:table-cell>
          <table:table-cell table:style-name="ce3" office:value-type="string">
            <text:p>211236</text:p>
          </table:table-cell>
          <table:table-cell table:style-name="ce3" office:value-type="string">
            <text:p>Ось</text:p>
          </table:table-cell>
          <table:table-cell table:number-columns-repeated="1017"/>
        </table:table-row>
        <table:table-row table:style-name="ro6">
          <table:table-cell table:style-name="ce3" office:value-type="float" office:value="107">
            <text:p>107</text:p>
          </table:table-cell>
          <table:table-cell table:style-name="ce4" office:value-type="string">
            <text:p>Гидроцилиндр</text:p>
          </table:table-cell>
          <table:table-cell table:style-name="ce3" office:value-type="string">
            <text:p>131-26-108-02 СП</text:p>
          </table:table-cell>
          <table:table-cell table:style-name="ce3"/>
          <table:table-cell table:style-name="ce19" office:value-type="string">
            <text:p>131-26-108-02СП</text:p>
          </table:table-cell>
          <table:table-cell table:style-name="ce3" office:value-type="string">
            <text:p>131-26-108-02СП</text:p>
          </table:table-cell>
          <table:table-cell table:style-name="ce3" office:value-type="string">
            <text:p>Гидроцилиндр</text:p>
          </table:table-cell>
          <table:table-cell table:number-columns-repeated="1017"/>
        </table:table-row>
        <table:table-row table:style-name="ro6">
          <table:table-cell table:style-name="ce3" office:value-type="float" office:value="108">
            <text:p>108</text:p>
          </table:table-cell>
          <table:table-cell table:style-name="ce4" office:value-type="string">
            <text:p>Кольцо пружинное</text:p>
          </table:table-cell>
          <table:table-cell table:style-name="ce3" office:value-type="string">
            <text:p>700-58-2571</text:p>
          </table:table-cell>
          <table:table-cell table:style-name="ce3"/>
          <table:table-cell table:style-name="ce19"/>
          <table:table-cell table:style-name="ce3" table:number-columns-repeated="2"/>
          <table:table-cell table:number-columns-repeated="1017"/>
        </table:table-row>
        <table:table-row table:style-name="ro6">
          <table:table-cell table:style-name="ce3" office:value-type="float" office:value="109">
            <text:p>109</text:p>
          </table:table-cell>
          <table:table-cell table:style-name="ce4" office:value-type="string">
            <text:p>Втулка</text:p>
          </table:table-cell>
          <table:table-cell table:style-name="ce3" office:value-type="string">
            <text:p>50-26-876</text:p>
          </table:table-cell>
          <table:table-cell table:style-name="ce3"/>
          <table:table-cell table:style-name="ce19"/>
          <table:table-cell table:style-name="ce3" table:number-columns-repeated="2"/>
          <table:table-cell table:number-columns-repeated="1017"/>
        </table:table-row>
        <table:table-row table:style-name="ro6">
          <table:table-cell table:style-name="ce3" office:value-type="float" office:value="110">
            <text:p>110</text:p>
          </table:table-cell>
          <table:table-cell table:style-name="ce4" office:value-type="string">
            <text:p>Поршень</text:p>
          </table:table-cell>
          <table:table-cell table:style-name="ce3" office:value-type="string">
            <text:p>50-26-87</text:p>
          </table:table-cell>
          <table:table-cell table:style-name="ce3"/>
          <table:table-cell table:style-name="ce19"/>
          <table:table-cell table:style-name="ce3" table:number-columns-repeated="2"/>
          <table:table-cell table:number-columns-repeated="1017"/>
        </table:table-row>
        <table:table-row table:style-name="ro6">
          <table:table-cell table:style-name="ce3" office:value-type="float" office:value="111">
            <text:p>111</text:p>
          </table:table-cell>
          <table:table-cell table:style-name="ce4" office:value-type="string">
            <text:p>Пружина</text:p>
          </table:table-cell>
          <table:table-cell table:style-name="ce3" office:value-type="string">
            <text:p>700-38-2879</text:p>
          </table:table-cell>
          <table:table-cell table:style-name="ce3"/>
          <table:table-cell table:style-name="ce19"/>
          <table:table-cell table:style-name="ce3" table:number-columns-repeated="2"/>
          <table:table-cell table:number-columns-repeated="1017"/>
        </table:table-row>
        <table:table-row table:style-name="ro6">
          <table:table-cell table:style-name="ce3" office:value-type="float" office:value="112">
            <text:p>112</text:p>
          </table:table-cell>
          <table:table-cell table:style-name="ce4" office:value-type="string">
            <text:p>Проставка</text:p>
          </table:table-cell>
          <table:table-cell table:style-name="ce3" office:value-type="string">
            <text:p>50-26-875</text:p>
          </table:table-cell>
          <table:table-cell table:style-name="ce3"/>
          <table:table-cell table:style-name="ce19"/>
          <table:table-cell table:style-name="ce3" table:number-columns-repeated="2"/>
          <table:table-cell table:number-columns-repeated="1017"/>
        </table:table-row>
        <table:table-row table:style-name="ro6">
          <table:table-cell table:style-name="ce3" office:value-type="float" office:value="113">
            <text:p>113</text:p>
          </table:table-cell>
          <table:table-cell table:style-name="ce4" office:value-type="string">
            <text:p>Винт</text:p>
          </table:table-cell>
          <table:table-cell table:style-name="ce3" office:value-type="string">
            <text:p>700-35-2177</text:p>
          </table:table-cell>
          <table:table-cell table:style-name="ce3"/>
          <table:table-cell table:style-name="ce19"/>
          <table:table-cell table:style-name="ce3" table:number-columns-repeated="2"/>
          <table:table-cell table:number-columns-repeated="1017"/>
        </table:table-row>
        <table:table-row table:style-name="ro6">
          <table:table-cell table:style-name="ce3" office:value-type="float" office:value="114">
            <text:p>114</text:p>
          </table:table-cell>
          <table:table-cell table:style-name="ce4" office:value-type="string">
            <text:p>Клапан</text:p>
          </table:table-cell>
          <table:table-cell table:style-name="ce3" office:value-type="string">
            <text:p>50-50-245</text:p>
          </table:table-cell>
          <table:table-cell table:style-name="ce3"/>
          <table:table-cell table:style-name="ce19" office:value-type="string">
            <text:p>входит в 50-26-507СП</text:p>
          </table:table-cell>
          <table:table-cell table:style-name="ce3" table:number-columns-repeated="2"/>
          <table:table-cell table:number-columns-repeated="1017"/>
        </table:table-row>
        <table:table-row table:style-name="ro6">
          <table:table-cell table:style-name="ce3" office:value-type="float" office:value="115">
            <text:p>115</text:p>
          </table:table-cell>
          <table:table-cell table:style-name="ce4" office:value-type="string">
            <text:p>Втулка</text:p>
          </table:table-cell>
          <table:table-cell table:style-name="ce3" office:value-type="string">
            <text:p>50-26-724</text:p>
          </table:table-cell>
          <table:table-cell table:style-name="ce3"/>
          <table:table-cell table:style-name="ce19" office:value-type="string">
            <text:p>входит в 50-26-507СП</text:p>
          </table:table-cell>
          <table:table-cell table:style-name="ce3" table:number-columns-repeated="2"/>
          <table:table-cell table:number-columns-repeated="1017"/>
        </table:table-row>
        <table:table-row table:style-name="ro6">
          <table:table-cell table:style-name="ce3" office:value-type="float" office:value="116">
            <text:p>116</text:p>
          </table:table-cell>
          <table:table-cell table:style-name="ce4" office:value-type="string">
            <text:p>Клапан</text:p>
          </table:table-cell>
          <table:table-cell table:style-name="ce3" office:value-type="string">
            <text:p>50-26-507СП</text:p>
          </table:table-cell>
          <table:table-cell table:style-name="ce3"/>
          <table:table-cell table:style-name="ce19"/>
          <table:table-cell table:style-name="ce3" office:value-type="string">
            <text:p>50-26-507СП</text:p>
          </table:table-cell>
          <table:table-cell table:style-name="ce3" office:value-type="string">
            <text:p>Клапан</text:p>
          </table:table-cell>
          <table:table-cell table:number-columns-repeated="1017"/>
        </table:table-row>
        <table:table-row table:style-name="ro6">
          <table:table-cell table:style-name="ce3" office:value-type="float" office:value="117">
            <text:p>117</text:p>
          </table:table-cell>
          <table:table-cell table:style-name="ce4" office:value-type="string">
            <text:p>Гайка</text:p>
          </table:table-cell>
          <table:table-cell table:style-name="ce3" office:value-type="string">
            <text:p>700-41-3663</text:p>
          </table:table-cell>
          <table:table-cell table:style-name="ce3"/>
          <table:table-cell table:style-name="ce19"/>
          <table:table-cell table:style-name="ce3" table:number-columns-repeated="2"/>
          <table:table-cell table:number-columns-repeated="1017"/>
        </table:table-row>
        <table:table-row table:style-name="ro6">
          <table:table-cell table:style-name="ce4" office:value-type="float" office:value="118">
            <text:p>118</text:p>
          </table:table-cell>
          <table:table-cell table:style-name="ce4" office:value-type="string">
            <text:p>Кольцо</text:p>
          </table:table-cell>
          <table:table-cell table:style-name="ce4" office:value-type="string">
            <text:p>024-030-36-2-2</text:p>
          </table:table-cell>
          <table:table-cell table:style-name="ce4"/>
          <table:table-cell table:style-name="ce19" office:value-type="string">
            <text:p>входит в р/к</text:p>
          </table:table-cell>
          <table:table-cell table:style-name="ce4" table:number-columns-repeated="2"/>
          <table:table-cell table:number-columns-repeated="1017"/>
        </table:table-row>
        <table:table-row table:style-name="ro6">
          <table:table-cell table:style-name="ce4" office:value-type="float" office:value="119">
            <text:p>119</text:p>
          </table:table-cell>
          <table:table-cell table:style-name="ce4" office:value-type="string">
            <text:p>Уплотнение</text:p>
          </table:table-cell>
          <table:table-cell table:style-name="ce4" office:value-type="string">
            <text:p>Е13М-100-5</text:p>
          </table:table-cell>
          <table:table-cell table:style-name="ce4"/>
          <table:table-cell table:style-name="ce19" office:value-type="string">
            <text:p>входит в р/к</text:p>
          </table:table-cell>
          <table:table-cell table:style-name="ce4" table:number-columns-repeated="2"/>
          <table:table-cell table:number-columns-repeated="1017"/>
        </table:table-row>
        <table:table-row table:style-name="ro6">
          <table:table-cell table:style-name="ce3" office:value-type="float" office:value="120">
            <text:p>120</text:p>
          </table:table-cell>
          <table:table-cell table:style-name="ce4" office:value-type="string">
            <text:p>Кольцо</text:p>
          </table:table-cell>
          <table:table-cell table:style-name="ce3" office:value-type="string">
            <text:p>Е21-100-12-3.0</text:p>
          </table:table-cell>
          <table:table-cell table:style-name="ce3"/>
          <table:table-cell table:style-name="ce19" office:value-type="string">
            <text:p>Е21-100-12-3,0</text:p>
          </table:table-cell>
          <table:table-cell table:style-name="ce3" office:value-type="string">
            <text:p>Е21-100-12-3,0</text:p>
          </table:table-cell>
          <table:table-cell table:style-name="ce3" office:value-type="string">
            <text:p>ЭЛЕМЕНТ ОПОРНО-УПЛОТНИТЕЛЬНЫЙ Е21-100-12-3,0</text:p>
          </table:table-cell>
          <table:table-cell table:number-columns-repeated="1017"/>
        </table:table-row>
        <table:table-row table:style-name="ro6">
          <table:table-cell table:style-name="ce3" office:value-type="float" office:value="121">
            <text:p>121</text:p>
          </table:table-cell>
          <table:table-cell table:style-name="ce4" office:value-type="string">
            <text:p>Кольцо</text:p>
          </table:table-cell>
          <table:table-cell table:style-name="ce3" office:value-type="string">
            <text:p>045-050-30-2-2 т</text:p>
          </table:table-cell>
          <table:table-cell table:style-name="ce3"/>
          <table:table-cell table:style-name="ce19" office:value-type="string">
            <text:p>входит в р/к</text:p>
          </table:table-cell>
          <table:table-cell table:style-name="ce3" table:number-columns-repeated="2"/>
          <table:table-cell table:number-columns-repeated="1017"/>
        </table:table-row>
        <table:table-row table:style-name="ro6">
          <table:table-cell table:style-name="ce3" office:value-type="float" office:value="122">
            <text:p>122</text:p>
          </table:table-cell>
          <table:table-cell table:style-name="ce4" office:value-type="string">
            <text:p>Болт</text:p>
          </table:table-cell>
          <table:table-cell table:style-name="ce3" office:value-type="string">
            <text:p>М10-6g*75.58.019</text:p>
          </table:table-cell>
          <table:table-cell table:style-name="ce3"/>
          <table:table-cell table:style-name="ce19"/>
          <table:table-cell table:style-name="ce3" table:number-columns-repeated="2"/>
          <table:table-cell table:number-columns-repeated="1017"/>
        </table:table-row>
        <table:table-row table:style-name="ro6">
          <table:table-cell table:style-name="ce3" office:value-type="float" office:value="123">
            <text:p>123</text:p>
          </table:table-cell>
          <table:table-cell table:style-name="ce4" office:value-type="string">
            <text:p>Шайба .</text:p>
          </table:table-cell>
          <table:table-cell table:style-name="ce3" office:value-type="string">
            <text:p>10 ОТ 65Г 09</text:p>
          </table:table-cell>
          <table:table-cell table:style-name="ce3"/>
          <table:table-cell table:style-name="ce19" office:value-type="string">
            <text:p>10ОТ65Г09</text:p>
          </table:table-cell>
          <table:table-cell table:style-name="ce3" office:value-type="string">
            <text:p>10ОТ65Г09</text:p>
          </table:table-cell>
          <table:table-cell table:style-name="ce3" office:value-type="string">
            <text:p>ШАЙБА ПРУЖИННАЯ 10ОТ65Г09</text:p>
          </table:table-cell>
          <table:table-cell table:number-columns-repeated="1017"/>
        </table:table-row>
        <table:table-row table:style-name="ro6">
          <table:table-cell table:style-name="ce4" office:value-type="float" office:value="124">
            <text:p>124</text:p>
          </table:table-cell>
          <table:table-cell table:style-name="ce4" office:value-type="string">
            <text:p>Гайка</text:p>
          </table:table-cell>
          <table:table-cell table:style-name="ce4" office:value-type="string">
            <text:p>М10-6Н.6.019</text:p>
          </table:table-cell>
          <table:table-cell table:style-name="ce4"/>
          <table:table-cell table:style-name="ce19" office:value-type="string">
            <text:p>М10-7Н.6.019</text:p>
          </table:table-cell>
          <table:table-cell table:style-name="ce4" office:value-type="string">
            <text:p>М10-7Н.6.019</text:p>
          </table:table-cell>
          <table:table-cell table:style-name="ce4" office:value-type="string">
            <text:p>ГАЙКА М10-7Н.6.019</text:p>
          </table:table-cell>
          <table:table-cell table:number-columns-repeated="1017"/>
        </table:table-row>
        <table:table-row table:style-name="ro6">
          <table:table-cell table:style-name="ce3" office:value-type="float" office:value="125">
            <text:p>125</text:p>
          </table:table-cell>
          <table:table-cell table:style-name="ce4" office:value-type="string">
            <text:p>Шкив</text:p>
          </table:table-cell>
          <table:table-cell table:style-name="ce3" office:value-type="string">
            <text:p>65 07 48</text:p>
          </table:table-cell>
          <table:table-cell table:style-name="ce3"/>
          <table:table-cell table:style-name="ce19" office:value-type="string">
            <text:p>65-07-48</text:p>
          </table:table-cell>
          <table:table-cell table:style-name="ce3" office:value-type="string">
            <text:p>65-07-48</text:p>
          </table:table-cell>
          <table:table-cell table:style-name="ce3" office:value-type="string">
            <text:p>Шкив</text:p>
          </table:table-cell>
          <table:table-cell table:number-columns-repeated="1017"/>
        </table:table-row>
        <table:table-row table:style-name="ro6">
          <table:table-cell table:style-name="ce3" office:value-type="float" office:value="126">
            <text:p>126</text:p>
          </table:table-cell>
          <table:table-cell table:style-name="ce4" office:value-type="string">
            <text:p>Подшипник</text:p>
          </table:table-cell>
          <table:table-cell table:style-name="ce3" office:value-type="float" office:value="306">
            <text:p>306</text:p>
          </table:table-cell>
          <table:table-cell table:style-name="ce3"/>
          <table:table-cell table:style-name="ce19"/>
          <table:table-cell table:style-name="ce3" table:number-columns-repeated="2"/>
          <table:table-cell table:number-columns-repeated="1017"/>
        </table:table-row>
        <table:table-row table:style-name="ro6">
          <table:table-cell table:style-name="ce3" office:value-type="float" office:value="127">
            <text:p>127</text:p>
          </table:table-cell>
          <table:table-cell table:style-name="ce4" office:value-type="string">
            <text:p>Подшипник</text:p>
          </table:table-cell>
          <table:table-cell table:style-name="ce3" office:value-type="float" office:value="206">
            <text:p>206</text:p>
          </table:table-cell>
          <table:table-cell table:style-name="ce3"/>
          <table:table-cell table:style-name="ce19"/>
          <table:table-cell table:style-name="ce3" table:number-columns-repeated="2"/>
          <table:table-cell table:number-columns-repeated="1017"/>
        </table:table-row>
        <table:table-row table:style-name="ro6">
          <table:table-cell table:style-name="ce3" office:value-type="float" office:value="128">
            <text:p>128</text:p>
          </table:table-cell>
          <table:table-cell table:style-name="ce4" office:value-type="string">
            <text:p>Манжета</text:p>
          </table:table-cell>
          <table:table-cell table:style-name="ce3" office:value-type="string">
            <text:p>720-15-126 СП</text:p>
          </table:table-cell>
          <table:table-cell table:style-name="ce3"/>
          <table:table-cell table:style-name="ce19" office:value-type="string">
            <text:p>720-15-126СП</text:p>
          </table:table-cell>
          <table:table-cell table:style-name="ce3" office:value-type="string">
            <text:p>720-15-126СП</text:p>
          </table:table-cell>
          <table:table-cell table:style-name="ce3" office:value-type="string">
            <text:p>МАНЖЕТА 720-15-126СП</text:p>
          </table:table-cell>
          <table:table-cell table:number-columns-repeated="1017"/>
        </table:table-row>
        <table:table-row table:style-name="ro6">
          <table:table-cell table:style-name="ce3" office:value-type="float" office:value="129">
            <text:p>129</text:p>
          </table:table-cell>
          <table:table-cell table:style-name="ce4" office:value-type="string">
            <text:p>Манжета</text:p>
          </table:table-cell>
          <table:table-cell table:style-name="ce3" office:value-type="string">
            <text:p>2.2-50*70-1</text:p>
          </table:table-cell>
          <table:table-cell table:style-name="ce3"/>
          <table:table-cell table:style-name="ce19"/>
          <table:table-cell table:style-name="ce3" office:value-type="string">
            <text:p>2.2-50Х70-1</text:p>
          </table:table-cell>
          <table:table-cell table:style-name="ce3" office:value-type="string">
            <text:p>МАНЖЕТА 2.2-50Х70-1</text:p>
          </table:table-cell>
          <table:table-cell table:number-columns-repeated="1017"/>
        </table:table-row>
        <table:table-row table:style-name="ro6">
          <table:table-cell table:style-name="ce3" office:value-type="float" office:value="130">
            <text:p>130</text:p>
          </table:table-cell>
          <table:table-cell table:style-name="ce4" office:value-type="string">
            <text:p>Шайба</text:p>
          </table:table-cell>
          <table:table-cell table:style-name="ce3" office:value-type="string">
            <text:p>М10Т 65Г <text:s/>09</text:p>
          </table:table-cell>
          <table:table-cell table:style-name="ce3"/>
          <table:table-cell table:style-name="ce19" office:value-type="string">
            <text:p>10ОТ65Г09</text:p>
          </table:table-cell>
          <table:table-cell table:style-name="ce3" office:value-type="string">
            <text:p>10ОТ65Г09</text:p>
          </table:table-cell>
          <table:table-cell table:style-name="ce3" office:value-type="string">
            <text:p>ШАЙБА ПРУЖИННАЯ 10ОТ65Г09</text:p>
          </table:table-cell>
          <table:table-cell table:number-columns-repeated="1017"/>
        </table:table-row>
        <table:table-row table:style-name="ro6">
          <table:table-cell table:style-name="ce3" office:value-type="float" office:value="131">
            <text:p>131</text:p>
          </table:table-cell>
          <table:table-cell table:style-name="ce4" office:value-type="string">
            <text:p>Болт</text:p>
          </table:table-cell>
          <table:table-cell table:style-name="ce3" office:value-type="string">
            <text:p>М10*50.58.019</text:p>
          </table:table-cell>
          <table:table-cell table:style-name="ce3"/>
          <table:table-cell table:style-name="ce19" office:value-type="string">
            <text:p>М10-6GХ55.58.019</text:p>
          </table:table-cell>
          <table:table-cell table:style-name="ce3" office:value-type="string">
            <text:p>М10-6GХ55.58.019</text:p>
          </table:table-cell>
          <table:table-cell table:style-name="ce3" office:value-type="string">
            <text:p>БОЛТ М10-6GХ55.58.019</text:p>
          </table:table-cell>
          <table:table-cell table:number-columns-repeated="1017"/>
        </table:table-row>
        <table:table-row table:style-name="ro6">
          <table:table-cell table:style-name="ce3" office:value-type="float" office:value="132">
            <text:p>132</text:p>
          </table:table-cell>
          <table:table-cell table:style-name="ce4" office:value-type="string">
            <text:p>Болт</text:p>
          </table:table-cell>
          <table:table-cell table:style-name="ce3" office:value-type="string">
            <text:p>М10*30.58.019</text:p>
          </table:table-cell>
          <table:table-cell table:style-name="ce3"/>
          <table:table-cell table:style-name="ce19" office:value-type="string">
            <text:p>М10-6GХ30.58.019</text:p>
          </table:table-cell>
          <table:table-cell table:style-name="ce3" office:value-type="string">
            <text:p>М10-6GХ30.58.019</text:p>
          </table:table-cell>
          <table:table-cell table:style-name="ce3" office:value-type="string">
            <text:p>БОЛТ М10-6GХ30.58.019</text:p>
          </table:table-cell>
          <table:table-cell table:number-columns-repeated="1017"/>
        </table:table-row>
        <table:table-row table:style-name="ro6">
          <table:table-cell table:style-name="ce3" office:value-type="float" office:value="133">
            <text:p>133</text:p>
          </table:table-cell>
          <table:table-cell table:style-name="ce4" office:value-type="string">
            <text:p>Болт</text:p>
          </table:table-cell>
          <table:table-cell table:style-name="ce3" office:value-type="string">
            <text:p>М8-6g *20.88.35.019</text:p>
          </table:table-cell>
          <table:table-cell table:style-name="ce3"/>
          <table:table-cell table:style-name="ce19" office:value-type="string">
            <text:p>М8-6GХ20.88.35.019</text:p>
          </table:table-cell>
          <table:table-cell table:style-name="ce3" office:value-type="string">
            <text:p>М8-6GХ20.88.35.019</text:p>
          </table:table-cell>
          <table:table-cell table:style-name="ce3" office:value-type="string">
            <text:p>Болт</text:p>
          </table:table-cell>
          <table:table-cell table:number-columns-repeated="1017"/>
        </table:table-row>
        <table:table-row table:style-name="ro6">
          <table:table-cell table:style-name="ce3" office:value-type="float" office:value="134">
            <text:p>134</text:p>
          </table:table-cell>
          <table:table-cell table:style-name="ce4" office:value-type="string">
            <text:p>Болт</text:p>
          </table:table-cell>
          <table:table-cell table:style-name="ce3" office:value-type="string">
            <text:p>М8*25.88.35.019</text:p>
          </table:table-cell>
          <table:table-cell table:style-name="ce3"/>
          <table:table-cell table:style-name="ce19"/>
          <table:table-cell table:style-name="ce3" office:value-type="string">
            <text:p>М8-6GХ25.88.35.019</text:p>
          </table:table-cell>
          <table:table-cell table:style-name="ce3" office:value-type="string">
            <text:p>БОЛТ М8-6GХ25.88.35.019</text:p>
          </table:table-cell>
          <table:table-cell table:number-columns-repeated="1017"/>
        </table:table-row>
        <table:table-row table:style-name="ro6">
          <table:table-cell table:style-name="ce3" office:value-type="float" office:value="135">
            <text:p>135</text:p>
          </table:table-cell>
          <table:table-cell table:style-name="ce4" office:value-type="string">
            <text:p>Болт</text:p>
          </table:table-cell>
          <table:table-cell table:style-name="ce3" office:value-type="string">
            <text:p>М12*35.58.019</text:p>
          </table:table-cell>
          <table:table-cell table:style-name="ce3"/>
          <table:table-cell table:style-name="ce19" office:value-type="string">
            <text:p>М12-6GХ35.88.019</text:p>
          </table:table-cell>
          <table:table-cell table:style-name="ce3" office:value-type="string">
            <text:p>М12-6GХ35.88.019</text:p>
          </table:table-cell>
          <table:table-cell table:style-name="ce3" office:value-type="string">
            <text:p>БОЛТ М12-6GХ35 88.019</text:p>
          </table:table-cell>
          <table:table-cell table:number-columns-repeated="1017"/>
        </table:table-row>
        <table:table-row table:style-name="ro6">
          <table:table-cell table:style-name="ce3" office:value-type="float" office:value="136">
            <text:p>136</text:p>
          </table:table-cell>
          <table:table-cell table:style-name="ce4" office:value-type="string">
            <text:p>Термостат</text:p>
          </table:table-cell>
          <table:table-cell table:style-name="ce3" office:value-type="string">
            <text:p>ТС <text:s/>107 -1306100-01</text:p>
          </table:table-cell>
          <table:table-cell table:style-name="ce3"/>
          <table:table-cell table:style-name="ce19"/>
          <table:table-cell table:style-name="ce3" table:number-columns-repeated="2"/>
          <table:table-cell table:number-columns-repeated="1017"/>
        </table:table-row>
        <table:table-row table:style-name="ro6">
          <table:table-cell table:style-name="ce3" office:value-type="float" office:value="137">
            <text:p>137</text:p>
          </table:table-cell>
          <table:table-cell table:style-name="ce4" office:value-type="string">
            <text:p>Датчик указателя температуры</text:p>
          </table:table-cell>
          <table:table-cell table:style-name="ce3" office:value-type="string">
            <text:p>ТМ100-В</text:p>
          </table:table-cell>
          <table:table-cell table:style-name="ce3"/>
          <table:table-cell table:style-name="ce19" office:value-type="string">
            <text:p>ТМ100В-3808000</text:p>
          </table:table-cell>
          <table:table-cell table:style-name="ce3" office:value-type="string">
            <text:p>ТМ100В-3808000</text:p>
          </table:table-cell>
          <table:table-cell table:style-name="ce3" office:value-type="string">
            <text:p>ДАТЧИК ТМ 100В-3808000</text:p>
          </table:table-cell>
          <table:table-cell table:number-columns-repeated="1017"/>
        </table:table-row>
        <table:table-row table:style-name="ro6">
          <table:table-cell table:style-name="ce4" office:value-type="float" office:value="138">
            <text:p>138</text:p>
          </table:table-cell>
          <table:table-cell table:style-name="ce4" office:value-type="string">
            <text:p>Датчик сигнализатор</text:p>
          </table:table-cell>
          <table:table-cell table:style-name="ce4" office:value-type="string">
            <text:p>65-09-132СП</text:p>
          </table:table-cell>
          <table:table-cell table:style-name="ce4"/>
          <table:table-cell table:style-name="ce19"/>
          <table:table-cell table:style-name="ce4" office:value-type="string">
            <text:p>65-09-132СП</text:p>
          </table:table-cell>
          <table:table-cell table:style-name="ce4" office:value-type="string">
            <text:p>Датчик сигнализатора</text:p>
          </table:table-cell>
          <table:table-cell table:number-columns-repeated="1017"/>
        </table:table-row>
        <table:table-row table:style-name="ro6">
          <table:table-cell table:style-name="ce3" office:value-type="float" office:value="139">
            <text:p>139</text:p>
          </table:table-cell>
          <table:table-cell table:style-name="ce4" office:value-type="string">
            <text:p>Насос маслянный</text:p>
          </table:table-cell>
          <table:table-cell table:style-name="ce3" office:value-type="string">
            <text:p>51-09-217СП</text:p>
          </table:table-cell>
          <table:table-cell table:style-name="ce3"/>
          <table:table-cell table:style-name="ce19"/>
          <table:table-cell table:style-name="ce3" office:value-type="string">
            <text:p>51-09-217СП</text:p>
          </table:table-cell>
          <table:table-cell table:style-name="ce3" office:value-type="string">
            <text:p>Насос масляный</text:p>
          </table:table-cell>
          <table:table-cell table:number-columns-repeated="1017"/>
        </table:table-row>
        <table:table-row table:style-name="ro6">
          <table:table-cell table:style-name="ce3" office:value-type="float" office:value="140">
            <text:p>140</text:p>
          </table:table-cell>
          <table:table-cell table:style-name="ce4" office:value-type="string">
            <text:p>Валик привода мас.насоса.</text:p>
          </table:table-cell>
          <table:table-cell table:style-name="ce3" office:value-type="string">
            <text:p>51-09-226СП</text:p>
          </table:table-cell>
          <table:table-cell table:style-name="ce3"/>
          <table:table-cell table:style-name="ce19"/>
          <table:table-cell table:style-name="ce3" office:value-type="string">
            <text:p>51-09-226СП</text:p>
          </table:table-cell>
          <table:table-cell table:style-name="ce3" office:value-type="string">
            <text:p>Валик</text:p>
          </table:table-cell>
          <table:table-cell table:number-columns-repeated="1017"/>
        </table:table-row>
        <table:table-row table:style-name="ro6">
          <table:table-cell table:style-name="ce3" office:value-type="float" office:value="141">
            <text:p>141</text:p>
          </table:table-cell>
          <table:table-cell table:style-name="ce4" office:value-type="string">
            <text:p>Кольцо</text:p>
          </table:table-cell>
          <table:table-cell table:style-name="ce3" office:value-type="string">
            <text:p>022-028-36-2-2</text:p>
          </table:table-cell>
          <table:table-cell table:style-name="ce3"/>
          <table:table-cell table:style-name="ce19"/>
          <table:table-cell table:style-name="ce3" office:value-type="string">
            <text:p>022-028-36-2-2</text:p>
          </table:table-cell>
          <table:table-cell table:style-name="ce3" office:value-type="string">
            <text:p>КОЛЬЦО 022-028-36-2-2</text:p>
          </table:table-cell>
          <table:table-cell table:number-columns-repeated="1017"/>
        </table:table-row>
        <table:table-row table:style-name="ro6">
          <table:table-cell table:style-name="ce3" office:value-type="float" office:value="142">
            <text:p>142</text:p>
          </table:table-cell>
          <table:table-cell table:style-name="ce4" office:value-type="string">
            <text:p>Кольцо</text:p>
          </table:table-cell>
          <table:table-cell table:style-name="ce3" office:value-type="string">
            <text:p>018-022-25-2-5</text:p>
          </table:table-cell>
          <table:table-cell table:style-name="ce3"/>
          <table:table-cell table:style-name="ce19" office:value-type="string">
            <text:p>018-022-25-2-2</text:p>
          </table:table-cell>
          <table:table-cell table:style-name="ce3" office:value-type="string">
            <text:p>018-022-25-2-2</text:p>
          </table:table-cell>
          <table:table-cell table:style-name="ce3" office:value-type="string">
            <text:p>КОЛЬЦО 018-022-25-2-2</text:p>
          </table:table-cell>
          <table:table-cell table:number-columns-repeated="1017"/>
        </table:table-row>
        <table:table-row table:style-name="ro6">
          <table:table-cell table:style-name="ce3" office:value-type="float" office:value="143">
            <text:p>143</text:p>
          </table:table-cell>
          <table:table-cell table:style-name="ce4" office:value-type="string">
            <text:p>Золотник</text:p>
          </table:table-cell>
          <table:table-cell table:style-name="ce3" office:value-type="string">
            <text:p>64-12-355</text:p>
          </table:table-cell>
          <table:table-cell table:style-name="ce3"/>
          <table:table-cell table:style-name="ce19" office:value-type="string">
            <text:p>64-12-201СП</text:p>
          </table:table-cell>
          <table:table-cell table:style-name="ce3" office:value-type="string">
            <text:p>64-12-201СП</text:p>
          </table:table-cell>
          <table:table-cell table:style-name="ce3" office:value-type="string">
            <text:p>Плита</text:p>
          </table:table-cell>
          <table:table-cell table:number-columns-repeated="1017"/>
        </table:table-row>
        <table:table-row table:style-name="ro6">
          <table:table-cell table:style-name="ce3" office:value-type="float" office:value="144">
            <text:p>144</text:p>
          </table:table-cell>
          <table:table-cell table:style-name="ce4" office:value-type="string">
            <text:p>Золотник</text:p>
          </table:table-cell>
          <table:table-cell table:style-name="ce3" office:value-type="string">
            <text:p>64-12-352</text:p>
          </table:table-cell>
          <table:table-cell table:style-name="ce3"/>
          <table:table-cell table:style-name="ce19" office:value-type="string">
            <text:p>64-12-201СП</text:p>
          </table:table-cell>
          <table:table-cell table:style-name="ce3" office:value-type="string">
            <text:p>64-12-201СП</text:p>
          </table:table-cell>
          <table:table-cell table:style-name="ce3" office:value-type="string">
            <text:p>Плита</text:p>
          </table:table-cell>
          <table:table-cell table:number-columns-repeated="1017"/>
        </table:table-row>
        <table:table-row table:style-name="ro6">
          <table:table-cell table:style-name="ce4" office:value-type="float" office:value="145">
            <text:p>145</text:p>
          </table:table-cell>
          <table:table-cell table:style-name="ce4" office:value-type="string">
            <text:p>Клапан</text:p>
          </table:table-cell>
          <table:table-cell table:style-name="ce4" office:value-type="string">
            <text:p>62-12-509</text:p>
          </table:table-cell>
          <table:table-cell table:style-name="ce4"/>
          <table:table-cell table:style-name="ce19" office:value-type="string">
            <text:p>В сборе с нижеслед.</text:p>
          </table:table-cell>
          <table:table-cell table:style-name="ce4" table:number-columns-repeated="2"/>
          <table:table-cell table:number-columns-repeated="1017"/>
        </table:table-row>
        <table:table-row table:style-name="ro6">
          <table:table-cell table:style-name="ce4" office:value-type="float" office:value="146">
            <text:p>146</text:p>
          </table:table-cell>
          <table:table-cell table:style-name="ce4" office:value-type="string">
            <text:p>Клапан предохранит.</text:p>
          </table:table-cell>
          <table:table-cell table:style-name="ce4" office:value-type="string">
            <text:p>62-14-204СП</text:p>
          </table:table-cell>
          <table:table-cell table:style-name="ce4"/>
          <table:table-cell table:style-name="ce19" office:value-type="string">
            <text:p>64-12-201СП</text:p>
          </table:table-cell>
          <table:table-cell table:style-name="ce4" office:value-type="string">
            <text:p>64-12-201СП</text:p>
          </table:table-cell>
          <table:table-cell table:style-name="ce4" office:value-type="string">
            <text:p>Плита</text:p>
          </table:table-cell>
          <table:table-cell table:number-columns-repeated="1017"/>
        </table:table-row>
        <table:table-row table:style-name="ro6">
          <table:table-cell table:style-name="ce3" office:value-type="float" office:value="147">
            <text:p>147</text:p>
          </table:table-cell>
          <table:table-cell table:style-name="ce4" office:value-type="string">
            <text:p>Вал верхний в сборе</text:p>
          </table:table-cell>
          <table:table-cell table:style-name="ce3" office:value-type="string">
            <text:p>50-12-246 СП</text:p>
          </table:table-cell>
          <table:table-cell table:style-name="ce3"/>
          <table:table-cell table:style-name="ce19" office:value-type="string">
            <text:p>50-12-246СП</text:p>
          </table:table-cell>
          <table:table-cell table:style-name="ce3" office:value-type="string">
            <text:p>50-12-246СП</text:p>
          </table:table-cell>
          <table:table-cell table:style-name="ce3" office:value-type="string">
            <text:p>Вал</text:p>
          </table:table-cell>
          <table:table-cell table:number-columns-repeated="1017"/>
        </table:table-row>
        <table:table-row table:style-name="ro6">
          <table:table-cell table:style-name="ce3" office:value-type="float" office:value="148">
            <text:p>148</text:p>
          </table:table-cell>
          <table:table-cell table:style-name="ce4" office:value-type="string">
            <text:p>Вал промежуточный в сборе</text:p>
          </table:table-cell>
          <table:table-cell table:style-name="ce3" office:value-type="string">
            <text:p>50-12-230 СП</text:p>
          </table:table-cell>
          <table:table-cell table:style-name="ce3"/>
          <table:table-cell table:style-name="ce19" office:value-type="string">
            <text:p>50-12-230СП</text:p>
          </table:table-cell>
          <table:table-cell table:style-name="ce3" office:value-type="string">
            <text:p>50-12-230СП</text:p>
          </table:table-cell>
          <table:table-cell table:style-name="ce3" office:value-type="string">
            <text:p>Вал</text:p>
          </table:table-cell>
          <table:table-cell table:number-columns-repeated="1017"/>
        </table:table-row>
        <table:table-row table:style-name="ro6">
          <table:table-cell table:style-name="ce3" office:value-type="float" office:value="149">
            <text:p>149</text:p>
          </table:table-cell>
          <table:table-cell table:style-name="ce4" office:value-type="string">
            <text:p>Вал второй промежуточный в сборе</text:p>
          </table:table-cell>
          <table:table-cell table:style-name="ce3" office:value-type="string">
            <text:p>50-12-247 СП</text:p>
          </table:table-cell>
          <table:table-cell table:style-name="ce3"/>
          <table:table-cell table:style-name="ce19" office:value-type="string">
            <text:p>50-12-247СП</text:p>
          </table:table-cell>
          <table:table-cell table:style-name="ce3" office:value-type="string">
            <text:p>50-12-247СП</text:p>
          </table:table-cell>
          <table:table-cell table:style-name="ce3" office:value-type="string">
            <text:p>Вал</text:p>
          </table:table-cell>
          <table:table-cell table:number-columns-repeated="1017"/>
        </table:table-row>
        <table:table-row table:style-name="ro6">
          <table:table-cell table:style-name="ce3" office:value-type="float" office:value="150">
            <text:p>150</text:p>
          </table:table-cell>
          <table:table-cell table:style-name="ce4" office:value-type="string">
            <text:p>Вал нижний</text:p>
          </table:table-cell>
          <table:table-cell table:style-name="ce3" office:value-type="string">
            <text:p>50-12-224СП</text:p>
          </table:table-cell>
          <table:table-cell table:style-name="ce3"/>
          <table:table-cell table:style-name="ce19" office:value-type="string">
            <text:p>64-12-275СП</text:p>
          </table:table-cell>
          <table:table-cell table:style-name="ce3" office:value-type="string">
            <text:p>64-12-275СП</text:p>
          </table:table-cell>
          <table:table-cell table:style-name="ce3" office:value-type="string">
            <text:p>Нижний вал в сборе с конической шестерней. Комплект</text:p>
          </table:table-cell>
          <table:table-cell table:number-columns-repeated="1017"/>
        </table:table-row>
        <table:table-row table:style-name="ro6">
          <table:table-cell table:style-name="ce3" office:value-type="float" office:value="151">
            <text:p>151</text:p>
          </table:table-cell>
          <table:table-cell table:style-name="ce4" office:value-type="string">
            <text:p>Подшипник</text:p>
          </table:table-cell>
          <table:table-cell table:style-name="ce3" office:value-type="float" office:value="312">
            <text:p>312</text:p>
          </table:table-cell>
          <table:table-cell table:style-name="ce3"/>
          <table:table-cell table:style-name="ce19"/>
          <table:table-cell table:style-name="ce3" table:number-columns-repeated="2"/>
          <table:table-cell table:number-columns-repeated="1017"/>
        </table:table-row>
        <table:table-row table:style-name="ro6">
          <table:table-cell table:style-name="ce3" office:value-type="float" office:value="152">
            <text:p>152</text:p>
          </table:table-cell>
          <table:table-cell table:style-name="ce4" office:value-type="string">
            <text:p>Корпус подшипника</text:p>
          </table:table-cell>
          <table:table-cell table:style-name="ce3" office:value-type="string">
            <text:p>18-12-187-1</text:p>
          </table:table-cell>
          <table:table-cell table:style-name="ce3"/>
          <table:table-cell table:style-name="ce19"/>
          <table:table-cell table:style-name="ce3" office:value-type="string">
            <text:p>18-12-187-1</text:p>
          </table:table-cell>
          <table:table-cell table:style-name="ce3" office:value-type="string">
            <text:p>Корпус</text:p>
          </table:table-cell>
          <table:table-cell table:number-columns-repeated="1017"/>
        </table:table-row>
        <table:table-row table:style-name="ro6">
          <table:table-cell table:style-name="ce3" office:value-type="float" office:value="153">
            <text:p>153</text:p>
          </table:table-cell>
          <table:table-cell table:style-name="ce4" office:value-type="string">
            <text:p>Корпус подшипника</text:p>
          </table:table-cell>
          <table:table-cell table:style-name="ce3" office:value-type="string">
            <text:p>18-12-188-1</text:p>
          </table:table-cell>
          <table:table-cell table:style-name="ce3"/>
          <table:table-cell table:style-name="ce19"/>
          <table:table-cell table:style-name="ce3" office:value-type="string">
            <text:p>18-12-188-1</text:p>
          </table:table-cell>
          <table:table-cell table:style-name="ce3" office:value-type="string">
            <text:p>Корпус</text:p>
          </table:table-cell>
          <table:table-cell table:number-columns-repeated="1017"/>
        </table:table-row>
        <table:table-row table:style-name="ro6">
          <table:table-cell table:style-name="ce3" office:value-type="float" office:value="154">
            <text:p>154</text:p>
          </table:table-cell>
          <table:table-cell table:style-name="ce4" office:value-type="string">
            <text:p>Подшипник</text:p>
          </table:table-cell>
          <table:table-cell table:style-name="ce3" office:value-type="string">
            <text:p>311А</text:p>
          </table:table-cell>
          <table:table-cell table:style-name="ce3"/>
          <table:table-cell table:style-name="ce19"/>
          <table:table-cell table:style-name="ce3" table:number-columns-repeated="2"/>
          <table:table-cell table:number-columns-repeated="1017"/>
        </table:table-row>
        <table:table-row table:style-name="ro6">
          <table:table-cell table:style-name="ce3" office:value-type="float" office:value="155">
            <text:p>155</text:p>
          </table:table-cell>
          <table:table-cell table:style-name="ce4" office:value-type="string">
            <text:p>Корпус подшипника</text:p>
          </table:table-cell>
          <table:table-cell table:style-name="ce3" office:value-type="string">
            <text:p>18-12-190-1</text:p>
          </table:table-cell>
          <table:table-cell table:style-name="ce3"/>
          <table:table-cell table:style-name="ce19"/>
          <table:table-cell table:style-name="ce3" office:value-type="string">
            <text:p>18-12-190-1</text:p>
          </table:table-cell>
          <table:table-cell table:style-name="ce3" office:value-type="string">
            <text:p>Корпус</text:p>
          </table:table-cell>
          <table:table-cell table:number-columns-repeated="1017"/>
        </table:table-row>
        <table:table-row table:style-name="ro6">
          <table:table-cell table:style-name="ce3" office:value-type="float" office:value="156">
            <text:p>156</text:p>
          </table:table-cell>
          <table:table-cell table:style-name="ce4" office:value-type="string">
            <text:p>Подшипник</text:p>
          </table:table-cell>
          <table:table-cell table:style-name="ce3" office:value-type="string">
            <text:p>50-12-278СП</text:p>
          </table:table-cell>
          <table:table-cell table:style-name="ce3"/>
          <table:table-cell table:style-name="ce19" office:value-type="string">
            <text:p>170311А1 + штифт 700-32-2226</text:p>
          </table:table-cell>
          <table:table-cell table:style-name="ce3" table:number-columns-repeated="2"/>
          <table:table-cell table:number-columns-repeated="1017"/>
        </table:table-row>
        <table:table-row table:style-name="ro6">
          <table:table-cell table:style-name="ce3" office:value-type="float" office:value="157">
            <text:p>157</text:p>
          </table:table-cell>
          <table:table-cell table:style-name="ce4" office:value-type="string">
            <text:p>Вилки переключения передач:</text:p>
          </table:table-cell>
          <table:table-cell table:style-name="ce3" office:value-type="string">
            <text:p>50-12-563</text:p>
          </table:table-cell>
          <table:table-cell table:style-name="ce3"/>
          <table:table-cell table:style-name="ce19"/>
          <table:table-cell table:style-name="ce3" office:value-type="string">
            <text:p>50-12-563</text:p>
          </table:table-cell>
          <table:table-cell table:style-name="ce3" office:value-type="string">
            <text:p>Вилка</text:p>
          </table:table-cell>
          <table:table-cell table:number-columns-repeated="1017"/>
        </table:table-row>
        <table:table-row table:style-name="ro6">
          <table:table-cell table:style-name="ce3" office:value-type="float" office:value="158">
            <text:p>158</text:p>
          </table:table-cell>
          <table:table-cell table:style-name="ce4" office:value-type="string">
            <text:p>Вилки переключения передач:</text:p>
          </table:table-cell>
          <table:table-cell table:style-name="ce3" office:value-type="string">
            <text:p>50-12-562</text:p>
          </table:table-cell>
          <table:table-cell table:style-name="ce3"/>
          <table:table-cell table:style-name="ce19"/>
          <table:table-cell table:style-name="ce3" office:value-type="string">
            <text:p>50-12-562</text:p>
          </table:table-cell>
          <table:table-cell table:style-name="ce3" office:value-type="string">
            <text:p>Вилка</text:p>
          </table:table-cell>
          <table:table-cell table:number-columns-repeated="1017"/>
        </table:table-row>
        <table:table-row table:style-name="ro6">
          <table:table-cell table:style-name="ce3" office:value-type="float" office:value="159">
            <text:p>159</text:p>
          </table:table-cell>
          <table:table-cell table:style-name="ce4" office:value-type="string">
            <text:p>Вилки переключения передач:</text:p>
          </table:table-cell>
          <table:table-cell table:style-name="ce3" office:value-type="string">
            <text:p>50-12-581</text:p>
          </table:table-cell>
          <table:table-cell table:style-name="ce3"/>
          <table:table-cell table:style-name="ce19"/>
          <table:table-cell table:style-name="ce3" office:value-type="string">
            <text:p>50-12-581</text:p>
          </table:table-cell>
          <table:table-cell table:style-name="ce3" office:value-type="string">
            <text:p>Вилка</text:p>
          </table:table-cell>
          <table:table-cell table:number-columns-repeated="1017"/>
        </table:table-row>
        <table:table-row table:style-name="ro6">
          <table:table-cell table:style-name="ce3" office:value-type="float" office:value="160">
            <text:p>160</text:p>
          </table:table-cell>
          <table:table-cell table:style-name="ce4" office:value-type="string">
            <text:p>Вилки переключения передач:</text:p>
          </table:table-cell>
          <table:table-cell table:style-name="ce3" office:value-type="string">
            <text:p>50-12-565</text:p>
          </table:table-cell>
          <table:table-cell table:style-name="ce3"/>
          <table:table-cell table:style-name="ce19"/>
          <table:table-cell table:style-name="ce3" office:value-type="string">
            <text:p>50-12-565</text:p>
          </table:table-cell>
          <table:table-cell table:style-name="ce3" office:value-type="string">
            <text:p>Вилка</text:p>
          </table:table-cell>
          <table:table-cell table:number-columns-repeated="1017"/>
        </table:table-row>
        <table:table-row table:style-name="ro6">
          <table:table-cell table:style-name="ce3" office:value-type="float" office:value="161">
            <text:p>161</text:p>
          </table:table-cell>
          <table:table-cell table:style-name="ce4" office:value-type="string">
            <text:p>Манжета</text:p>
          </table:table-cell>
          <table:table-cell table:style-name="ce3" office:value-type="string">
            <text:p>2.2-90*120-2</text:p>
          </table:table-cell>
          <table:table-cell table:style-name="ce3"/>
          <table:table-cell table:style-name="ce19"/>
          <table:table-cell table:style-name="ce3" table:number-columns-repeated="2"/>
          <table:table-cell table:number-columns-repeated="1017"/>
        </table:table-row>
        <table:table-row table:style-name="ro6">
          <table:table-cell table:style-name="ce3" office:value-type="float" office:value="162">
            <text:p>162</text:p>
          </table:table-cell>
          <table:table-cell table:style-name="ce4" office:value-type="string">
            <text:p>Манжета</text:p>
          </table:table-cell>
          <table:table-cell table:style-name="ce3" office:value-type="string">
            <text:p>2.2-90*120-1</text:p>
          </table:table-cell>
          <table:table-cell table:style-name="ce3"/>
          <table:table-cell table:style-name="ce19"/>
          <table:table-cell table:style-name="ce3" office:value-type="string">
            <text:p>2.2-90Х120-1</text:p>
          </table:table-cell>
          <table:table-cell table:style-name="ce3" office:value-type="string">
            <text:p>МАНЖЕТА С ПРУЖИНОЙ 2.2-90Х120-1</text:p>
          </table:table-cell>
          <table:table-cell table:number-columns-repeated="1017"/>
        </table:table-row>
        <table:table-row table:style-name="ro6">
          <table:table-cell table:style-name="ce3" office:value-type="float" office:value="163">
            <text:p>163</text:p>
          </table:table-cell>
          <table:table-cell table:style-name="ce4" office:value-type="string">
            <text:p>Масленка</text:p>
          </table:table-cell>
          <table:table-cell table:style-name="ce3" office:value-type="string">
            <text:p>1.3. Ц6</text:p>
          </table:table-cell>
          <table:table-cell table:style-name="ce3"/>
          <table:table-cell table:style-name="ce19" office:value-type="string">
            <text:p>1.3.Ц6</text:p>
          </table:table-cell>
          <table:table-cell table:style-name="ce3" office:value-type="string">
            <text:p>1.3.Ц6</text:p>
          </table:table-cell>
          <table:table-cell table:style-name="ce3" office:value-type="string">
            <text:p>ПРЕСС-МАСЛЕНКА 1.3Ц6 (864006)</text:p>
          </table:table-cell>
          <table:table-cell table:number-columns-repeated="1017"/>
        </table:table-row>
        <table:table-row table:style-name="ro6">
          <table:table-cell table:style-name="ce3" office:value-type="float" office:value="164">
            <text:p>164</text:p>
          </table:table-cell>
          <table:table-cell table:style-name="ce4" office:value-type="string">
            <text:p>Шпилька</text:p>
          </table:table-cell>
          <table:table-cell table:style-name="ce3" office:value-type="float" office:value="29338">
            <text:p>29338</text:p>
          </table:table-cell>
          <table:table-cell table:style-name="ce3"/>
          <table:table-cell table:style-name="ce19" office:value-type="string">
            <text:p>29338</text:p>
          </table:table-cell>
          <table:table-cell table:style-name="ce3" office:value-type="string">
            <text:p>29338</text:p>
          </table:table-cell>
          <table:table-cell table:style-name="ce3" office:value-type="string">
            <text:p>Шпилька</text:p>
          </table:table-cell>
          <table:table-cell table:number-columns-repeated="1017"/>
        </table:table-row>
        <table:table-row table:style-name="ro6">
          <table:table-cell table:style-name="ce3" office:value-type="float" office:value="165">
            <text:p>165</text:p>
          </table:table-cell>
          <table:table-cell table:style-name="ce4" office:value-type="string">
            <text:p>Гайка</text:p>
          </table:table-cell>
          <table:table-cell table:style-name="ce3" office:value-type="float" office:value="30230">
            <text:p>30230</text:p>
          </table:table-cell>
          <table:table-cell table:style-name="ce3"/>
          <table:table-cell table:style-name="ce19" office:value-type="string">
            <text:p>30230</text:p>
          </table:table-cell>
          <table:table-cell table:style-name="ce3" office:value-type="string">
            <text:p>30230</text:p>
          </table:table-cell>
          <table:table-cell table:style-name="ce3" office:value-type="string">
            <text:p>Гайка</text:p>
          </table:table-cell>
          <table:table-cell table:number-columns-repeated="1017"/>
        </table:table-row>
        <table:table-row table:style-name="ro6">
          <table:table-cell table:style-name="ce3" office:value-type="float" office:value="166">
            <text:p>166</text:p>
          </table:table-cell>
          <table:table-cell table:style-name="ce4" office:value-type="string">
            <text:p>Шайба</text:p>
          </table:table-cell>
          <table:table-cell table:style-name="ce3" office:value-type="string">
            <text:p>30 65Г 09</text:p>
          </table:table-cell>
          <table:table-cell table:style-name="ce3"/>
          <table:table-cell table:style-name="ce19" office:value-type="string">
            <text:p>30Н65Г09</text:p>
          </table:table-cell>
          <table:table-cell table:style-name="ce3" office:value-type="string">
            <text:p>30Н65Г09</text:p>
          </table:table-cell>
          <table:table-cell table:style-name="ce3" office:value-type="string">
            <text:p>ШАЙБА ПРУЖИННАЯ 30Н65Г09</text:p>
          </table:table-cell>
          <table:table-cell table:number-columns-repeated="1017"/>
        </table:table-row>
        <table:table-row table:style-name="ro6">
          <table:table-cell table:style-name="ce3" office:value-type="float" office:value="167">
            <text:p>167</text:p>
          </table:table-cell>
          <table:table-cell table:style-name="ce4" office:value-type="string">
            <text:p>Гайка</text:p>
          </table:table-cell>
          <table:table-cell table:style-name="ce3" office:value-type="float" office:value="30230">
            <text:p>30230</text:p>
          </table:table-cell>
          <table:table-cell table:style-name="ce3"/>
          <table:table-cell table:style-name="ce19" office:value-type="string">
            <text:p>30230</text:p>
          </table:table-cell>
          <table:table-cell table:style-name="ce3" office:value-type="string">
            <text:p>30230</text:p>
          </table:table-cell>
          <table:table-cell table:style-name="ce3" office:value-type="string">
            <text:p>Гайка</text:p>
          </table:table-cell>
          <table:table-cell table:number-columns-repeated="1017"/>
        </table:table-row>
        <table:table-row table:style-name="ro6">
          <table:table-cell table:style-name="ce3" office:value-type="float" office:value="168">
            <text:p>168</text:p>
          </table:table-cell>
          <table:table-cell table:style-name="ce4" office:value-type="string">
            <text:p>Болт</text:p>
          </table:table-cell>
          <table:table-cell table:style-name="ce3" office:value-type="string">
            <text:p>700-28-2518</text:p>
          </table:table-cell>
          <table:table-cell table:style-name="ce3"/>
          <table:table-cell table:style-name="ce19"/>
          <table:table-cell table:style-name="ce3" office:value-type="string">
            <text:p>700-28-2518</text:p>
          </table:table-cell>
          <table:table-cell table:style-name="ce3" office:value-type="string">
            <text:p>Болт</text:p>
          </table:table-cell>
          <table:table-cell table:number-columns-repeated="1017"/>
        </table:table-row>
        <table:table-row table:style-name="ro6">
          <table:table-cell table:style-name="ce3" office:value-type="float" office:value="169">
            <text:p>169</text:p>
          </table:table-cell>
          <table:table-cell table:style-name="ce4" office:value-type="string">
            <text:p>Шайба</text:p>
          </table:table-cell>
          <table:table-cell table:style-name="ce3" office:value-type="string">
            <text:p>30 <text:s/>65Г <text:s/>09</text:p>
          </table:table-cell>
          <table:table-cell table:style-name="ce3"/>
          <table:table-cell table:style-name="ce19" office:value-type="string">
            <text:p>30Н65Г09</text:p>
          </table:table-cell>
          <table:table-cell table:style-name="ce3" office:value-type="string">
            <text:p>30Н65Г09</text:p>
          </table:table-cell>
          <table:table-cell table:style-name="ce3" office:value-type="string">
            <text:p>ШАЙБА ПРУЖИННАЯ 30Н65Г09</text:p>
          </table:table-cell>
          <table:table-cell table:number-columns-repeated="1017"/>
        </table:table-row>
        <table:table-row table:style-name="ro6">
          <table:table-cell table:style-name="ce3" office:value-type="float" office:value="170">
            <text:p>170</text:p>
          </table:table-cell>
          <table:table-cell table:style-name="ce4" office:value-type="string">
            <text:p>Диск</text:p>
          </table:table-cell>
          <table:table-cell table:style-name="ce3" office:value-type="string">
            <text:p>17-73-139СП</text:p>
          </table:table-cell>
          <table:table-cell table:style-name="ce3"/>
          <table:table-cell table:style-name="ce19"/>
          <table:table-cell table:style-name="ce3" office:value-type="string">
            <text:p>17-73-139СП</text:p>
          </table:table-cell>
          <table:table-cell table:style-name="ce3" office:value-type="string">
            <text:p>Диск</text:p>
          </table:table-cell>
          <table:table-cell table:number-columns-repeated="1017"/>
        </table:table-row>
        <table:table-row table:style-name="ro6">
          <table:table-cell table:style-name="ce3" office:value-type="float" office:value="171">
            <text:p>171</text:p>
          </table:table-cell>
          <table:table-cell table:style-name="ce4" office:value-type="string">
            <text:p>Головка блока цилиндров</text:p>
          </table:table-cell>
          <table:table-cell table:style-name="ce3" office:value-type="string">
            <text:p>02240-01</text:p>
          </table:table-cell>
          <table:table-cell table:style-name="ce3"/>
          <table:table-cell table:style-name="ce19"/>
          <table:table-cell table:style-name="ce3" office:value-type="string">
            <text:p>02240-01</text:p>
          </table:table-cell>
          <table:table-cell table:style-name="ce3" office:value-type="string">
            <text:p>Головка цилиндров</text:p>
          </table:table-cell>
          <table:table-cell table:number-columns-repeated="1017"/>
        </table:table-row>
        <table:table-row table:style-name="ro6">
          <table:table-cell table:style-name="ce5" office:value-type="float" office:value="172">
            <text:p>172</text:p>
          </table:table-cell>
          <table:table-cell table:style-name="ce5" office:value-type="string">
            <text:p>Прокладка</text:p>
          </table:table-cell>
          <table:table-cell table:style-name="ce5" office:value-type="string">
            <text:p>700-40-20006СП</text:p>
          </table:table-cell>
          <table:table-cell table:style-name="ce5"/>
          <table:table-cell table:style-name="ce19" office:value-type="string">
            <text:p>40944СП (медная)</text:p>
          </table:table-cell>
          <table:table-cell table:style-name="ce3" table:number-columns-repeated="2"/>
          <table:table-cell table:number-columns-repeated="1017"/>
        </table:table-row>
        <table:table-row table:style-name="ro6">
          <table:table-cell table:style-name="ce3" office:value-type="float" office:value="173">
            <text:p>173</text:p>
          </table:table-cell>
          <table:table-cell table:style-name="ce4" office:value-type="string">
            <text:p>Поршень</text:p>
          </table:table-cell>
          <table:table-cell table:style-name="ce3" office:value-type="float" office:value="46463">
            <text:p>46463</text:p>
          </table:table-cell>
          <table:table-cell table:style-name="ce3"/>
          <table:table-cell table:style-name="ce19" office:value-type="string">
            <text:p>17-03-27</text:p>
          </table:table-cell>
          <table:table-cell table:style-name="ce3" office:value-type="string">
            <text:p>17-03-27</text:p>
          </table:table-cell>
          <table:table-cell table:style-name="ce3" office:value-type="string">
            <text:p>ПОРШЕНЬ 17-03-27 К ДВИГАТЕЛЮ П23У</text:p>
          </table:table-cell>
          <table:table-cell table:number-columns-repeated="1017"/>
        </table:table-row>
        <table:table-row table:style-name="ro6">
          <table:table-cell table:style-name="ce3" office:value-type="float" office:value="174">
            <text:p>174</text:p>
          </table:table-cell>
          <table:table-cell table:style-name="ce4" office:value-type="string">
            <text:p>Кольцо поршневое</text:p>
          </table:table-cell>
          <table:table-cell table:style-name="ce3" office:value-type="string">
            <text:p>СТ-03350</text:p>
          </table:table-cell>
          <table:table-cell table:style-name="ce3"/>
          <table:table-cell table:style-name="ce19" office:value-type="string">
            <text:p>03712СП</text:p>
          </table:table-cell>
          <table:table-cell table:style-name="ce3" table:number-columns-repeated="2"/>
          <table:table-cell table:number-columns-repeated="1017"/>
        </table:table-row>
        <table:table-row table:style-name="ro6">
          <table:table-cell table:style-name="ce6" office:value-type="float" office:value="175">
            <text:p>175</text:p>
          </table:table-cell>
          <table:table-cell table:style-name="ce6" office:value-type="string">
            <text:p>Кольцо поршневое</text:p>
          </table:table-cell>
          <table:table-cell table:style-name="ce6" office:value-type="string">
            <text:p>СТ-03351</text:p>
          </table:table-cell>
          <table:table-cell table:style-name="ce6"/>
          <table:table-cell table:style-name="ce19" office:value-type="string">
            <text:p>входит <text:s/>в предыдущий</text:p>
          </table:table-cell>
          <table:table-cell table:style-name="ce6" table:number-columns-repeated="2"/>
          <table:table-cell table:number-columns-repeated="1017"/>
        </table:table-row>
        <table:table-row table:style-name="ro6">
          <table:table-cell table:style-name="ce3" office:value-type="float" office:value="176">
            <text:p>176</text:p>
          </table:table-cell>
          <table:table-cell table:style-name="ce4" office:value-type="string">
            <text:p>Палец</text:p>
          </table:table-cell>
          <table:table-cell table:style-name="ce3" office:value-type="float" office:value="3158">
            <text:p>3158</text:p>
          </table:table-cell>
          <table:table-cell table:style-name="ce3"/>
          <table:table-cell table:style-name="ce19" office:value-type="string">
            <text:p>03158-1</text:p>
          </table:table-cell>
          <table:table-cell table:style-name="ce3" office:value-type="string">
            <text:p>03158-1</text:p>
          </table:table-cell>
          <table:table-cell table:style-name="ce3" office:value-type="string">
            <text:p>Палец поршневой</text:p>
          </table:table-cell>
          <table:table-cell table:number-columns-repeated="1017"/>
        </table:table-row>
        <table:table-row table:style-name="ro6">
          <table:table-cell table:style-name="ce5" office:value-type="float" office:value="177">
            <text:p>177</text:p>
          </table:table-cell>
          <table:table-cell table:style-name="ce5" office:value-type="string">
            <text:p>Вал коленчатый</text:p>
          </table:table-cell>
          <table:table-cell table:style-name="ce5" office:value-type="float" office:value="3341">
            <text:p>3341</text:p>
          </table:table-cell>
          <table:table-cell table:style-name="ce5"/>
          <table:table-cell table:style-name="ce19" office:value-type="string">
            <text:p>17-03-26СП</text:p>
          </table:table-cell>
          <table:table-cell table:style-name="ce5" office:value-type="string">
            <text:p>17-03-26СП</text:p>
          </table:table-cell>
          <table:table-cell table:style-name="ce5" office:value-type="string">
            <text:p>Вал коленчатый. Комплект</text:p>
          </table:table-cell>
          <table:table-cell table:number-columns-repeated="1017"/>
        </table:table-row>
        <table:table-row table:style-name="ro6">
          <table:table-cell table:style-name="ce3" office:value-type="float" office:value="178">
            <text:p>178</text:p>
          </table:table-cell>
          <table:table-cell table:style-name="ce4" office:value-type="string">
            <text:p>Подшипник</text:p>
          </table:table-cell>
          <table:table-cell table:style-name="ce3" office:value-type="string">
            <text:p>211 АК</text:p>
          </table:table-cell>
          <table:table-cell table:style-name="ce3"/>
          <table:table-cell table:style-name="ce19" office:value-type="string">
            <text:p>6-211(211АК)</text:p>
          </table:table-cell>
          <table:table-cell table:style-name="ce3" office:value-type="string">
            <text:p>6-211(211АК)</text:p>
          </table:table-cell>
          <table:table-cell table:style-name="ce3" office:value-type="string">
            <text:p>ПОДШИПНИК 6-211(211АК)</text:p>
          </table:table-cell>
          <table:table-cell table:number-columns-repeated="1017"/>
        </table:table-row>
        <table:table-row table:style-name="ro6">
          <table:table-cell table:style-name="ce3" office:value-type="float" office:value="179">
            <text:p>179</text:p>
          </table:table-cell>
          <table:table-cell table:style-name="ce4" office:value-type="string">
            <text:p>Подшипник</text:p>
          </table:table-cell>
          <table:table-cell table:style-name="ce3" office:value-type="string">
            <text:p>3К20*34*24.3,3Е</text:p>
          </table:table-cell>
          <table:table-cell table:style-name="ce3"/>
          <table:table-cell table:style-name="ce19" office:value-type="string">
            <text:p>3К20Х34Х24,3Е</text:p>
          </table:table-cell>
          <table:table-cell table:style-name="ce3" office:value-type="string">
            <text:p>3К20Х34Х24,3Е</text:p>
          </table:table-cell>
          <table:table-cell table:style-name="ce3" office:value-type="string">
            <text:p>ПОДШИПНИК 3К20Х34Х24,3Е</text:p>
          </table:table-cell>
          <table:table-cell table:number-columns-repeated="1017"/>
        </table:table-row>
        <table:table-row table:style-name="ro6">
          <table:table-cell table:style-name="ce3" office:value-type="float" office:value="180">
            <text:p>180</text:p>
          </table:table-cell>
          <table:table-cell table:style-name="ce4" office:value-type="string">
            <text:p>Подшипник</text:p>
          </table:table-cell>
          <table:table-cell table:style-name="ce3" office:value-type="float" office:value="45804">
            <text:p>45804</text:p>
          </table:table-cell>
          <table:table-cell table:style-name="ce3"/>
          <table:table-cell table:style-name="ce19"/>
          <table:table-cell table:style-name="ce3" table:number-columns-repeated="2"/>
          <table:table-cell table:number-columns-repeated="1017"/>
        </table:table-row>
        <table:table-row table:style-name="ro6">
          <table:table-cell table:style-name="ce3" office:value-type="float" office:value="181">
            <text:p>181</text:p>
          </table:table-cell>
          <table:table-cell table:style-name="ce4" office:value-type="string">
            <text:p>Подшипник</text:p>
          </table:table-cell>
          <table:table-cell table:style-name="ce3" office:value-type="string">
            <text:p>210 АК</text:p>
          </table:table-cell>
          <table:table-cell table:style-name="ce3"/>
          <table:table-cell table:style-name="ce19" office:value-type="string">
            <text:p>210(210АК,210А,6-210)</text:p>
          </table:table-cell>
          <table:table-cell table:style-name="ce3" office:value-type="string">
            <text:p>210(210АК,210А,6-210)</text:p>
          </table:table-cell>
          <table:table-cell table:style-name="ce3" office:value-type="string">
            <text:p>ПОДШИПНИК 210АК(210А,6-210,210)</text:p>
          </table:table-cell>
          <table:table-cell table:number-columns-repeated="1017"/>
        </table:table-row>
        <table:table-row table:style-name="ro6">
          <table:table-cell table:style-name="ce4" office:value-type="float" office:value="182">
            <text:p>182</text:p>
          </table:table-cell>
          <table:table-cell table:style-name="ce4" office:value-type="string">
            <text:p>Гайка</text:p>
          </table:table-cell>
          <table:table-cell table:style-name="ce3" office:value-type="float" office:value="3013">
            <text:p>3013</text:p>
          </table:table-cell>
          <table:table-cell table:style-name="ce3"/>
          <table:table-cell table:style-name="ce19" office:value-type="string">
            <text:p>входит в нижеследующую</text:p>
          </table:table-cell>
          <table:table-cell table:style-name="ce3" table:number-columns-repeated="2"/>
          <table:table-cell table:number-columns-repeated="1017"/>
        </table:table-row>
        <table:table-row table:style-name="ro6">
          <table:table-cell table:style-name="ce4" office:value-type="float" office:value="183">
            <text:p>183</text:p>
          </table:table-cell>
          <table:table-cell table:style-name="ce4" office:value-type="string">
            <text:p>Болт</text:p>
          </table:table-cell>
          <table:table-cell table:style-name="ce3" office:value-type="string">
            <text:p>700-28-2486</text:p>
          </table:table-cell>
          <table:table-cell table:style-name="ce3"/>
          <table:table-cell table:style-name="ce19" office:value-type="string">
            <text:p>М16-6GХ140.88.019</text:p>
          </table:table-cell>
          <table:table-cell table:style-name="ce3" office:value-type="string">
            <text:p>М16-6GХ140.88.019</text:p>
          </table:table-cell>
          <table:table-cell table:style-name="ce3" office:value-type="string">
            <text:p>БОЛТ М16-6GХ140.88.019</text:p>
          </table:table-cell>
          <table:table-cell table:number-columns-repeated="1017"/>
        </table:table-row>
        <table:table-row table:style-name="ro6">
          <table:table-cell table:style-name="ce3" office:value-type="float" office:value="184">
            <text:p>184</text:p>
          </table:table-cell>
          <table:table-cell table:style-name="ce4" office:value-type="string">
            <text:p>Прокладка</text:p>
          </table:table-cell>
          <table:table-cell table:style-name="ce3" office:value-type="string">
            <text:p>700-40-8750СП</text:p>
          </table:table-cell>
          <table:table-cell table:style-name="ce3"/>
          <table:table-cell table:style-name="ce19"/>
          <table:table-cell table:style-name="ce3" office:value-type="string">
            <text:p>700-40-8750СП</text:p>
          </table:table-cell>
          <table:table-cell table:style-name="ce3" office:value-type="string">
            <text:p>Прокладка</text:p>
          </table:table-cell>
          <table:table-cell table:number-columns-repeated="1017"/>
        </table:table-row>
        <table:table-row table:style-name="ro6">
          <table:table-cell table:style-name="ce3" office:value-type="float" office:value="185">
            <text:p>185</text:p>
          </table:table-cell>
          <table:table-cell table:style-name="ce4" office:value-type="string">
            <text:p>Прокладка</text:p>
          </table:table-cell>
          <table:table-cell table:style-name="ce3" office:value-type="float" office:value="46160">
            <text:p>46160</text:p>
          </table:table-cell>
          <table:table-cell table:style-name="ce3"/>
          <table:table-cell table:style-name="ce19" office:value-type="string">
            <text:p>46160</text:p>
          </table:table-cell>
          <table:table-cell table:style-name="ce3" office:value-type="string">
            <text:p>46160</text:p>
          </table:table-cell>
          <table:table-cell table:style-name="ce3" office:value-type="string">
            <text:p>ПРОКЛАДКА 46160</text:p>
          </table:table-cell>
          <table:table-cell table:number-columns-repeated="1017"/>
        </table:table-row>
        <table:table-row table:style-name="ro6">
          <table:table-cell table:style-name="ce3" office:value-type="float" office:value="186">
            <text:p>186</text:p>
          </table:table-cell>
          <table:table-cell table:style-name="ce4" office:value-type="string">
            <text:p>Прокладка</text:p>
          </table:table-cell>
          <table:table-cell table:style-name="ce3" office:value-type="float" office:value="46238">
            <text:p>46238</text:p>
          </table:table-cell>
          <table:table-cell table:style-name="ce3"/>
          <table:table-cell table:style-name="ce19" office:value-type="string">
            <text:p>46238</text:p>
          </table:table-cell>
          <table:table-cell table:style-name="ce3" office:value-type="string">
            <text:p>46238</text:p>
          </table:table-cell>
          <table:table-cell table:style-name="ce3" office:value-type="string">
            <text:p>ПРОКЛАДКА 46238</text:p>
          </table:table-cell>
          <table:table-cell table:number-columns-repeated="1017"/>
        </table:table-row>
        <table:table-row table:style-name="ro6">
          <table:table-cell table:style-name="ce3" office:value-type="float" office:value="187">
            <text:p>187</text:p>
          </table:table-cell>
          <table:table-cell table:style-name="ce4" office:value-type="string">
            <text:p>Прокладка</text:p>
          </table:table-cell>
          <table:table-cell table:style-name="ce3" office:value-type="string">
            <text:p>700-40-2049</text:p>
          </table:table-cell>
          <table:table-cell table:style-name="ce3"/>
          <table:table-cell table:style-name="ce19"/>
          <table:table-cell table:style-name="ce3" office:value-type="string">
            <text:p>700-40-2049</text:p>
          </table:table-cell>
          <table:table-cell table:style-name="ce3" office:value-type="string">
            <text:p>ПРОКЛАДКА 700-40-2049</text:p>
          </table:table-cell>
          <table:table-cell table:number-columns-repeated="1017"/>
        </table:table-row>
        <table:table-row table:style-name="ro6">
          <table:table-cell table:style-name="ce3" office:value-type="float" office:value="188">
            <text:p>188</text:p>
          </table:table-cell>
          <table:table-cell table:style-name="ce4" office:value-type="string">
            <text:p>Карбюратор</text:p>
          </table:table-cell>
          <table:table-cell table:style-name="ce3" office:value-type="string">
            <text:p>17-05-188 СП</text:p>
          </table:table-cell>
          <table:table-cell table:style-name="ce3"/>
          <table:table-cell table:style-name="ce19" office:value-type="string">
            <text:p>17-05-185СП</text:p>
          </table:table-cell>
          <table:table-cell table:style-name="ce3" table:number-columns-repeated="2"/>
          <table:table-cell table:number-columns-repeated="1017"/>
        </table:table-row>
        <table:table-row table:style-name="ro6">
          <table:table-cell table:style-name="ce3" office:value-type="float" office:value="189">
            <text:p>189</text:p>
          </table:table-cell>
          <table:table-cell table:style-name="ce4" office:value-type="string">
            <text:p>Гидроцилиндр</text:p>
          </table:table-cell>
          <table:table-cell table:style-name="ce3" office:value-type="string">
            <text:p>131-26-108-02 СП</text:p>
          </table:table-cell>
          <table:table-cell table:style-name="ce3"/>
          <table:table-cell table:style-name="ce19" office:value-type="string">
            <text:p>131-26-108-02СП</text:p>
          </table:table-cell>
          <table:table-cell table:style-name="ce3" office:value-type="string">
            <text:p>131-26-108-02СП</text:p>
          </table:table-cell>
          <table:table-cell table:style-name="ce3" office:value-type="string">
            <text:p>Гидроцилиндр</text:p>
          </table:table-cell>
          <table:table-cell table:number-columns-repeated="1017"/>
        </table:table-row>
        <table:table-row table:style-name="ro1">
          <table:table-cell office:value-type="string">
            <text:p>№ пп</text:p>
          </table:table-cell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 office:value-type="string">
            <text:p>Комент</text:p>
          </table:table-cell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Вал (60см)</text:p>
          </table:table-cell>
          <table:table-cell office:value-type="string">
            <text:p>50-14-23</text:p>
          </table:table-cell>
          <table:table-cell office:value-type="string">
            <text:p>18-14-77</text:p>
          </table:table-cell>
          <table:table-cell/>
          <table:table-cell office:value-type="string">
            <text:p>50-14-23</text:p>
          </table:table-cell>
          <table:table-cell office:value-type="string">
            <text:p>Вал карданный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Муфта</text:p>
          </table:table-cell>
          <table:table-cell office:value-type="string">
            <text:p>50-14-26</text:p>
          </table:table-cell>
          <table:table-cell office:value-type="string">
            <text:p>18-14-126</text:p>
          </table:table-cell>
          <table:table-cell/>
          <table:table-cell office:value-type="string">
            <text:p>50-14-26</text:p>
          </table:table-cell>
          <table:table-cell office:value-type="string">
            <text:p>Муфта</text:p>
          </table:table-cell>
          <table:table-cell table:number-columns-repeated="1017"/>
        </table:table-row>
        <table:table-row table:style-name="ro1">
          <table:table-cell office:value-type="string">
            <text:p>№ пп</text:p>
          </table:table-cell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 office:value-type="string">
            <text:p>Комент</text:p>
          </table:table-cell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Болт башмака гусеницы металлический, М 16*1,5</text:p>
          </table:table-cell>
          <table:table-cell office:value-type="string">
            <text:p>700-28-2517</text:p>
          </table:table-cell>
          <table:table-cell/>
          <table:table-cell table:number-columns-repeated="2" office:value-type="string">
            <text:p>М20-6GХ65.88.019</text:p>
          </table:table-cell>
          <table:table-cell office:value-type="string">
            <text:p>БОЛТ М20-6GХ65.88.019(700-28-2517)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Болт башмака гусеницы металлический, М 16*1,6</text:p>
          </table:table-cell>
          <table:table-cell office:value-type="string">
            <text:p>700-28-2492</text:p>
          </table:table-cell>
          <table:table-cell/>
          <table:table-cell table:number-columns-repeated="2" office:value-type="string">
            <text:p>М16-6GХ50.109.019</text:p>
          </table:table-cell>
          <table:table-cell office:value-type="string">
            <text:p>БОЛТ М16-6GХ50.109.019(700-28-2492)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Раскос вертикальный к трактору</text:p>
          </table:table-cell>
          <table:table-cell office:value-type="string">
            <text:p>80-52-175СП</text:p>
          </table:table-cell>
          <table:table-cell table:number-columns-repeated="2"/>
          <table:table-cell office:value-type="string">
            <text:p>80-52-175СП</text:p>
          </table:table-cell>
          <table:table-cell office:value-type="string">
            <text:p>Раскос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Гидрораспределитель (сервомеханизм управления поворотом)</text:p>
          </table:table-cell>
          <table:table-cell office:value-type="string">
            <text:p>Р 160.000 ВРК </text:p>
          </table:table-cell>
          <table:table-cell/>
          <table:table-cell office:value-type="string">
            <text:p>Р-160-3/1-111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Водяной насос (помпа) обеспечивает принудительную циркуляцию жидкости в системе охлаждения</text:p>
          </table:table-cell>
          <table:table-cell office:value-type="string">
            <text:p>НШ-100А-ЗЛ</text:p>
          </table:table-cell>
          <table:table-cell/>
          <table:table-cell table:number-columns-repeated="2" office:value-type="string">
            <text:p>НШ 100А-3Л</text:p>
          </table:table-cell>
          <table:table-cell office:value-type="string">
            <text:p>НАСОС НШ 100А-3Л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Водяной насос (помпа) обеспечивает принудительную циркуляцию жидкости в системе охлаждения</text:p>
          </table:table-cell>
          <table:table-cell office:value-type="string">
            <text:p>16-08-140СП</text:p>
          </table:table-cell>
          <table:table-cell office:value-type="string">
            <text:p>дефицит</text:p>
          </table:table-cell>
          <table:table-cell/>
          <table:table-cell office:value-type="string">
            <text:p>16-08-140СП</text:p>
          </table:table-cell>
          <table:table-cell office:value-type="string">
            <text:p>Насос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Форсунка топливная устройство для распыливания жидкого топлива, подаваемого в камеру сгорания двигателя,</text:p>
          </table:table-cell>
          <table:table-cell office:value-type="string">
            <text:p>14-69-117-01СП</text:p>
          </table:table-cell>
          <table:table-cell/>
          <table:table-cell table:number-columns-repeated="2" office:value-type="string">
            <text:p>14-69-117-1СП</text:p>
          </table:table-cell>
          <table:table-cell office:value-type="string">
            <text:p>Форсунка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Лента тормозная для гусеничного транспортера, </text:p>
          </table:table-cell>
          <table:table-cell office:value-type="string">
            <text:p>50-18-116СП</text:p>
          </table:table-cell>
          <table:table-cell/>
          <table:table-cell table:number-columns-repeated="2" office:value-type="string">
            <text:p>18360-01СП</text:p>
          </table:table-cell>
          <table:table-cell office:value-type="string">
            <text:p>Лента тормоза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Главный тормозной цилиндр</text:p>
          </table:table-cell>
          <table:table-cell office:value-type="string">
            <text:p>50-21-136СП</text:p>
          </table:table-cell>
          <table:table-cell table:number-columns-repeated="2"/>
          <table:table-cell office:value-type="string">
            <text:p>50-21-136СП</text:p>
          </table:table-cell>
          <table:table-cell office:value-type="string">
            <text:p>Цилиндр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Лента гусеничная Для гусеничного транспортера</text:p>
          </table:table-cell>
          <table:table-cell office:value-type="string">
            <text:p>50-22-9СП</text:p>
          </table:table-cell>
          <table:table-cell office:value-type="string">
            <text:p>чаз, бсмазки,со смазкой</text:p>
          </table:table-cell>
          <table:table-cell table:number-columns-repeated="1020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Радиатор системы охлаждения</text:p>
          </table:table-cell>
          <table:table-cell office:value-type="string">
            <text:p>50-08-156-01СП</text:p>
          </table:table-cell>
          <table:table-cell/>
          <table:table-cell table:number-columns-repeated="2" office:value-type="string">
            <text:p>130У.13.010-1СП</text:p>
          </table:table-cell>
          <table:table-cell office:value-type="string">
            <text:p>РАДИАТОР 130У.13.010-1СП(130У.13.010-1)БЕЗ ПРОБКИ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Ремень <text:s/>вентилятора</text:p>
          </table:table-cell>
          <table:table-cell office:value-type="string">
            <text:p>16*11*1650</text:p>
          </table:table-cell>
          <table:table-cell table:number-columns-repeated="1021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Ремень генератора</text:p>
          </table:table-cell>
          <table:table-cell office:value-type="string">
            <text:p>12,5*9*1090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Рукав высокого давления, Резиновый,</text:p>
          </table:table-cell>
          <table:table-cell office:value-type="string">
            <text:p>64-26-27-06СП</text:p>
          </table:table-cell>
          <table:table-cell table:number-columns-repeated="2"/>
          <table:table-cell office:value-type="string">
            <text:p>64-26-27-06СП</text:p>
          </table:table-cell>
          <table:table-cell office:value-type="string">
            <text:p>РВД Ф16-28-1110 М27Х1,5-У ПРУЖИНА 64-26-27-06СП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Турбокомпрессор (центробежный турбокомпрессор)</text:p>
          </table:table-cell>
          <table:table-cell office:value-type="string">
            <text:p>ТКР 11Н3</text:p>
          </table:table-cell>
          <table:table-cell/>
          <table:table-cell table:number-columns-repeated="2" office:value-type="string">
            <text:p>92.000-06</text:p>
          </table:table-cell>
          <table:table-cell office:value-type="string">
            <text:p>Турбокомпрессор ТКР11Н-3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Нож бульдозерный на лопату, <text:s/>боковой, <text:s/>левый (8 отверстий),</text:p>
          </table:table-cell>
          <table:table-cell office:value-type="string">
            <text:p>80-52-59</text:p>
          </table:table-cell>
          <table:table-cell/>
          <table:table-cell table:number-columns-repeated="2" office:value-type="string">
            <text:p>80-52-59-02</text:p>
          </table:table-cell>
          <table:table-cell office:value-type="string">
            <text:p>Нож боковой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Нож бульдозерный на лопату, <text:s/>боковой, <text:s/>правый <text:s/>(8 отверстий),</text:p>
          </table:table-cell>
          <table:table-cell office:value-type="string">
            <text:p>80-52-60</text:p>
          </table:table-cell>
          <table:table-cell/>
          <table:table-cell table:number-columns-repeated="2" office:value-type="string">
            <text:p>80-52-59-02</text:p>
          </table:table-cell>
          <table:table-cell office:value-type="string">
            <text:p>Нож боковой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Нож бульдозерный на лопату, средний, </text:p>
          </table:table-cell>
          <table:table-cell office:value-type="string">
            <text:p>80-52-61</text:p>
          </table:table-cell>
          <table:table-cell table:number-columns-repeated="2"/>
          <table:table-cell office:value-type="string">
            <text:p>80-52-61</text:p>
          </table:table-cell>
          <table:table-cell office:value-type="string">
            <text:p>Нож средний</text:p>
          </table:table-cell>
          <table:table-cell table:number-columns-repeated="1017"/>
        </table:table-row>
        <table:table-row table:style-name="ro1">
          <table:table-cell office:value-type="string">
            <text:p>№ пп</text:p>
          </table:table-cell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 office:value-type="string">
            <text:p>Комент</text:p>
          </table:table-cell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Датчик оборотов индуктивный</text:p>
          </table:table-cell>
          <table:table-cell office:value-type="string">
            <text:p>IDR 18/20-L400 50MN</text:p>
          </table:table-cell>
          <table:table-cell office:value-type="string">
            <text:p>не чтз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Приемник указателя давления</text:p>
          </table:table-cell>
          <table:table-cell office:value-type="string">
            <text:p>УК 144 А</text:p>
          </table:table-cell>
          <table:table-cell/>
          <table:table-cell table:number-columns-repeated="2" office:value-type="string">
            <text:p>УК140Б-3810010</text:p>
          </table:table-cell>
          <table:table-cell office:value-type="string">
            <text:p>ПРИЕМНИК УКАЗАТЕЛЯ ДАВЛЕНИЯ УК140Б-3810010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Каток однобортный</text:p>
          </table:table-cell>
          <table:table-cell office:value-type="string">
            <text:p>24-21-169-01</text:p>
          </table:table-cell>
          <table:table-cell/>
          <table:table-cell table:number-columns-repeated="2" office:value-type="string">
            <text:p>24-21-169СП</text:p>
          </table:table-cell>
          <table:table-cell office:value-type="string">
            <text:p>Каток однобортный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Каток двубортный</text:p>
          </table:table-cell>
          <table:table-cell office:value-type="string">
            <text:p>24-21-170-01</text:p>
          </table:table-cell>
          <table:table-cell/>
          <table:table-cell table:number-columns-repeated="2" office:value-type="string">
            <text:p>24-21-170СП</text:p>
          </table:table-cell>
          <table:table-cell office:value-type="string">
            <text:p>Каток двубортный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Дроссельный потенциометр</text:p>
          </table:table-cell>
          <table:table-cell office:value-type="string">
            <text:p>WS-1 T90/10</text:p>
          </table:table-cell>
          <table:table-cell office:value-type="string">
            <text:p>не чтз</text:p>
          </table:table-cell>
          <table:table-cell table:number-columns-repeated="1020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Джойстик электронный</text:p>
          </table:table-cell>
          <table:table-cell office:value-type="string">
            <text:p>HG 405 GB /11-S</text:p>
          </table:table-cell>
          <table:table-cell office:value-type="string">
            <text:p>не чтз</text:p>
          </table:table-cell>
          <table:table-cell table:number-columns-repeated="1020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Указатель тока</text:p>
          </table:table-cell>
          <table:table-cell office:value-type="string">
            <text:p>АП 111 - Б</text:p>
          </table:table-cell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Турбокомперссор ТКР 8.5С</text:p>
          </table:table-cell>
          <table:table-cell office:value-type="string">
            <text:p>51-54-1-01СП</text:p>
          </table:table-cell>
          <table:table-cell/>
          <table:table-cell office:value-type="string">
            <text:p>51-54-1сп</text:p>
          </table:table-cell>
          <table:table-cell office:value-type="string">
            <text:p>51-54-1СП</text:p>
          </table:table-cell>
          <table:table-cell office:value-type="string">
            <text:p>Турбокомпрессор ТКР8,5С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тартер</text:p>
          </table:table-cell>
          <table:table-cell office:value-type="string">
            <text:p>251.3708.000</text:p>
          </table:table-cell>
          <table:table-cell/>
          <table:table-cell table:number-columns-repeated="2" office:value-type="string">
            <text:p>2516.3708.000</text:p>
          </table:table-cell>
          <table:table-cell office:value-type="string">
            <text:p>СТАРТЕР 2516.3708.000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Генератор</text:p>
          </table:table-cell>
          <table:table-cell office:value-type="string">
            <text:p>5201,3771-10</text:p>
          </table:table-cell>
          <table:table-cell/>
          <table:table-cell table:number-columns-repeated="2" office:value-type="string">
            <text:p>5201.3771-10</text:p>
          </table:table-cell>
          <table:table-cell office:value-type="string">
            <text:p>ГЕНЕРАТОР 5201.3771-10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Стартер</text:p>
          </table:table-cell>
          <table:table-cell office:value-type="string">
            <text:p>42.3708.000</text:p>
          </table:table-cell>
          <table:table-cell table:number-columns-repeated="1021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Магнето</text:p>
          </table:table-cell>
          <table:table-cell office:value-type="string">
            <text:p>М149А1-3728 000</text:p>
          </table:table-cell>
          <table:table-cell/>
          <table:table-cell table:number-columns-repeated="2" office:value-type="string">
            <text:p>М-149А1-3728000</text:p>
          </table:table-cell>
          <table:table-cell office:value-type="string">
            <text:p>МАГНЕТО М-149А1-3728000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Свеча зажигания</text:p>
          </table:table-cell>
          <table:table-cell office:value-type="string">
            <text:p>А 11-3</text:p>
          </table:table-cell>
          <table:table-cell/>
          <table:table-cell table:number-columns-repeated="2" office:value-type="string">
            <text:p>А-11-1 БЕЗ ГАЙКИ</text:p>
          </table:table-cell>
          <table:table-cell office:value-type="string">
            <text:p>СВЕЧА ЗАЖИГАНИЯ А-11-1 БЕЗ ГАЙКИ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Карбюратор</text:p>
          </table:table-cell>
          <table:table-cell office:value-type="string">
            <text:p>К125Л</text:p>
          </table:table-cell>
          <table:table-cell table:number-columns-repeated="2"/>
          <table:table-cell office:value-type="string">
            <text:p>К125Л</text:p>
          </table:table-cell>
          <table:table-cell office:value-type="string">
            <text:p>КАРБЮРАТОР К125Л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Форсунка</text:p>
          </table:table-cell>
          <table:table-cell office:value-type="string">
            <text:p>14-69-117-1СП</text:p>
          </table:table-cell>
          <table:table-cell table:number-columns-repeated="2"/>
          <table:table-cell office:value-type="string">
            <text:p>14-69-117-1СП</text:p>
          </table:table-cell>
          <table:table-cell office:value-type="string">
            <text:p>Форсунка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Диск</text:p>
          </table:table-cell>
          <table:table-cell office:value-type="string">
            <text:p>17-73-139СП</text:p>
          </table:table-cell>
          <table:table-cell table:number-columns-repeated="2"/>
          <table:table-cell office:value-type="string">
            <text:p>17-73-139СП</text:p>
          </table:table-cell>
          <table:table-cell office:value-type="string">
            <text:p>Диск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Насос</text:p>
          </table:table-cell>
          <table:table-cell office:value-type="string">
            <text:p>НШ 100А-3Л</text:p>
          </table:table-cell>
          <table:table-cell table:number-columns-repeated="2"/>
          <table:table-cell office:value-type="string">
            <text:p>НШ 100А-3Л</text:p>
          </table:table-cell>
          <table:table-cell office:value-type="string">
            <text:p>НАСОС НШ 100А-3Л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Насос</text:p>
          </table:table-cell>
          <table:table-cell office:value-type="string">
            <text:p>НМШ-25-00-00</text:p>
          </table:table-cell>
          <table:table-cell/>
          <table:table-cell table:number-columns-repeated="2" office:value-type="string">
            <text:p>НМШ 25 Б</text:p>
          </table:table-cell>
          <table:table-cell office:value-type="string">
            <text:p>НАСОС НМШ 25Б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Насос</text:p>
          </table:table-cell>
          <table:table-cell office:value-type="string">
            <text:p>НШ 32У-3Л</text:p>
          </table:table-cell>
          <table:table-cell/>
          <table:table-cell table:number-columns-repeated="2" office:value-type="string">
            <text:p>НШ 32М-3Л</text:p>
          </table:table-cell>
          <table:table-cell office:value-type="string">
            <text:p>НАСОС НШ 32М-3Л(MASTER)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Насос</text:p>
          </table:table-cell>
          <table:table-cell office:value-type="string">
            <text:p>НШ 50А-3</text:p>
          </table:table-cell>
          <table:table-cell table:number-columns-repeated="2"/>
          <table:table-cell office:value-type="string">
            <text:p>НШ 50А-3</text:p>
          </table:table-cell>
          <table:table-cell office:value-type="string">
            <text:p>НАСОС НШ 50А-3</text:p>
          </table:table-cell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Фильтр гидравлики</text:p>
          </table:table-cell>
          <table:table-cell office:value-type="string">
            <text:p>64-26-250СП</text:p>
          </table:table-cell>
          <table:table-cell table:number-columns-repeated="2"/>
          <table:table-cell office:value-type="string">
            <text:p>64-26-250СП</text:p>
          </table:table-cell>
          <table:table-cell office:value-type="string">
            <text:p>Фильтр</text:p>
          </table:table-cell>
          <table:table-cell table:number-columns-repeated="1017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Котел подогревателя</text:p>
          </table:table-cell>
          <table:table-cell office:value-type="string">
            <text:p>ПЖД30Е</text:p>
          </table:table-cell>
          <table:table-cell/>
          <table:table-cell office:value-type="string">
            <text:p>ПЖД30-1015010-01</text:p>
          </table:table-cell>
          <table:table-cell table:number-columns-repeated="1019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Каток поддерживающий</text:p>
          </table:table-cell>
          <table:table-cell office:value-type="string">
            <text:p>50-21-416СП</text:p>
          </table:table-cell>
          <table:table-cell office:value-type="string">
            <text:p>КАТ-21-416СП</text:p>
          </table:table-cell>
          <table:table-cell table:number-columns-repeated="1020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Каток однобортный</text:p>
          </table:table-cell>
          <table:table-cell office:value-type="string">
            <text:p>Кат-21-169СП-Б</text:p>
          </table:table-cell>
          <table:table-cell table:number-columns-repeated="2"/>
          <table:table-cell office:value-type="string">
            <text:p>КАТ-21-169СП-Б</text:p>
          </table:table-cell>
          <table:table-cell office:value-type="string">
            <text:p>Каток однобортный</text:p>
          </table:table-cell>
          <table:table-cell table:number-columns-repeated="1017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Каток двубортный</text:p>
          </table:table-cell>
          <table:table-cell office:value-type="string">
            <text:p>Кат-21-170СП-Б</text:p>
          </table:table-cell>
          <table:table-cell table:number-columns-repeated="2"/>
          <table:table-cell office:value-type="string">
            <text:p>КАТ-21-170СП-Б</text:p>
          </table:table-cell>
          <table:table-cell office:value-type="string">
            <text:p>Каток двубортный</text:p>
          </table:table-cell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Колесо натяжное (левое)</text:p>
          </table:table-cell>
          <table:table-cell office:value-type="string">
            <text:p>50-21-305-05СП</text:p>
          </table:table-cell>
          <table:table-cell office:value-type="string">
            <text:p>50-21-305СП</text:p>
          </table:table-cell>
          <table:table-cell/>
          <table:table-cell office:value-type="string">
            <text:p>50-21-305-05СП</text:p>
          </table:table-cell>
          <table:table-cell office:value-type="string">
            <text:p>Колесо натяжное</text:p>
          </table:table-cell>
          <table:table-cell table:number-columns-repeated="1017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Колесо натяжное (правое)</text:p>
          </table:table-cell>
          <table:table-cell office:value-type="string">
            <text:p>50-21-306-05СП</text:p>
          </table:table-cell>
          <table:table-cell office:value-type="string">
            <text:p>50-21-306СП</text:p>
          </table:table-cell>
          <table:table-cell/>
          <table:table-cell office:value-type="string">
            <text:p>50-21-306-05СП</text:p>
          </table:table-cell>
          <table:table-cell office:value-type="string">
            <text:p>Колесо натяжное</text:p>
          </table:table-cell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Лента</text:p>
          </table:table-cell>
          <table:table-cell office:value-type="string">
            <text:p>50-18-116СП</text:p>
          </table:table-cell>
          <table:table-cell/>
          <table:table-cell table:number-columns-repeated="2" office:value-type="string">
            <text:p>18360-01СП</text:p>
          </table:table-cell>
          <table:table-cell office:value-type="string">
            <text:p>Лента тормоза</text:p>
          </table:table-cell>
          <table:table-cell table:number-columns-repeated="1017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Диск</text:p>
          </table:table-cell>
          <table:table-cell office:value-type="float" office:value="16121">
            <text:p>16121</text:p>
          </table:table-cell>
          <table:table-cell/>
          <table:table-cell table:number-columns-repeated="2" office:value-type="string">
            <text:p>16121</text:p>
          </table:table-cell>
          <table:table-cell office:value-type="string">
            <text:p>Диск</text:p>
          </table:table-cell>
          <table:table-cell table:number-columns-repeated="1017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Диск</text:p>
          </table:table-cell>
          <table:table-cell office:value-type="string">
            <text:p>50-16-111СП</text:p>
          </table:table-cell>
          <table:table-cell table:number-columns-repeated="2"/>
          <table:table-cell office:value-type="string">
            <text:p>50-16-111СП</text:p>
          </table:table-cell>
          <table:table-cell office:value-type="string">
            <text:p>Диск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Диск</text:p>
          </table:table-cell>
          <table:table-cell office:value-type="string">
            <text:p>50-16-7-02</text:p>
          </table:table-cell>
          <table:table-cell table:number-columns-repeated="2"/>
          <table:table-cell office:value-type="string">
            <text:p>50-16-7-02</text:p>
          </table:table-cell>
          <table:table-cell office:value-type="string">
            <text:p>Диск</text:p>
          </table:table-cell>
          <table:table-cell table:number-columns-repeated="1017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Стеклоочиститель</text:p>
          </table:table-cell>
          <table:table-cell office:value-type="float" office:value="6713.5205">
            <text:p>6713,5205</text:p>
          </table:table-cell>
          <table:table-cell/>
          <table:table-cell office:value-type="string">
            <text:p>6713.5205</text:p>
          </table:table-cell>
          <table:table-cell table:number-columns-repeated="1019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Фара</text:p>
          </table:table-cell>
          <table:table-cell office:value-type="float" office:value="761.3711">
            <text:p>761,3711</text:p>
          </table:table-cell>
          <table:table-cell/>
          <table:table-cell office:value-type="string">
            <text:p>ФАРА ФГ-318 (ФГ761.3711)</text:p>
          </table:table-cell>
          <table:table-cell table:number-columns-repeated="1019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Болт</text:p>
          </table:table-cell>
          <table:table-cell office:value-type="string">
            <text:p>М 20х1.5х62</text:p>
          </table:table-cell>
          <table:table-cell table:number-columns-repeated="1021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Шайба</text:p>
          </table:table-cell>
          <table:table-cell office:value-type="string">
            <text:p>20ОТ 65Г 09</text:p>
          </table:table-cell>
          <table:table-cell/>
          <table:table-cell table:number-columns-repeated="2" office:value-type="string">
            <text:p>20ОТ65Г09</text:p>
          </table:table-cell>
          <table:table-cell office:value-type="string">
            <text:p>ШАЙБА ПРУЖИННАЯ 20ОТ65Г09</text:p>
          </table:table-cell>
          <table:table-cell table:number-columns-repeated="1017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Гайка</text:p>
          </table:table-cell>
          <table:table-cell office:value-type="string">
            <text:p>30326-1</text:p>
          </table:table-cell>
          <table:table-cell table:number-columns-repeated="1021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РВД</text:p>
          </table:table-cell>
          <table:table-cell office:value-type="string">
            <text:p>d 20 L 1,8 кл.36</text:p>
          </table:table-cell>
          <table:table-cell office:value-type="string">
            <text:p>не понятно</text:p>
          </table:table-cell>
          <table:table-cell table:number-columns-repeated="1020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РВД</text:p>
          </table:table-cell>
          <table:table-cell office:value-type="string">
            <text:p>d 20 L 1,8 кл.41</text:p>
          </table:table-cell>
          <table:table-cell/>
          <table:table-cell table:number-columns-repeated="2" office:value-type="string">
            <text:p>50-26-486-22СП</text:p>
          </table:table-cell>
          <table:table-cell office:value-type="string">
            <text:p>РВД Ф20-33-1800 М30Х2-У 50-26-486-22СП</text:p>
          </table:table-cell>
          <table:table-cell table:number-columns-repeated="1017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РВД</text:p>
          </table:table-cell>
          <table:table-cell office:value-type="string">
            <text:p>d 20 L 2,0 кл.36</text:p>
          </table:table-cell>
          <table:table-cell office:value-type="string">
            <text:p>не понятно</text:p>
          </table:table-cell>
          <table:table-cell table:number-columns-repeated="1020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РВД</text:p>
          </table:table-cell>
          <table:table-cell office:value-type="string">
            <text:p>d 20 L 2,0 кл.41</text:p>
          </table:table-cell>
          <table:table-cell office:value-type="string">
            <text:p>не понятно</text:p>
          </table:table-cell>
          <table:table-cell table:number-columns-repeated="1020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РВД</text:p>
          </table:table-cell>
          <table:table-cell office:value-type="string">
            <text:p>d 20 L1,5 кл.36</text:p>
          </table:table-cell>
          <table:table-cell/>
          <table:table-cell table:number-columns-repeated="2" office:value-type="string">
            <text:p>50-26-486-10СП</text:p>
          </table:table-cell>
          <table:table-cell office:value-type="string">
            <text:p>РВД Ф20 L-1460 50-26-486-10СП</text:p>
          </table:table-cell>
          <table:table-cell table:number-columns-repeated="1017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РВД</text:p>
          </table:table-cell>
          <table:table-cell office:value-type="string">
            <text:p>d 20 L1,5 кл.41</text:p>
          </table:table-cell>
          <table:table-cell/>
          <table:table-cell table:number-columns-repeated="2" office:value-type="string">
            <text:p>50-26-486-10СП</text:p>
          </table:table-cell>
          <table:table-cell office:value-type="string">
            <text:p>РВД Ф20 L-1460 50-26-486-10СП</text:p>
          </table:table-cell>
          <table:table-cell table:number-columns-repeated="1017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РВД</text:p>
          </table:table-cell>
          <table:table-cell office:value-type="string">
            <text:p>d 25 L -1.0x2,0 кл.50</text:p>
          </table:table-cell>
          <table:table-cell/>
          <table:table-cell table:number-columns-repeated="2" office:value-type="string">
            <text:p>50-26-487-02СП</text:p>
          </table:table-cell>
          <table:table-cell office:value-type="string">
            <text:p>РВД Ф25-40-1160 М42Х2-У 50-26-487-02СП</text:p>
          </table:table-cell>
          <table:table-cell table:number-columns-repeated="1017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РВД</text:p>
          </table:table-cell>
          <table:table-cell office:value-type="string">
            <text:p>d 25 L-1,5 х 2,0 кл.50</text:p>
          </table:table-cell>
          <table:table-cell/>
          <table:table-cell table:number-columns-repeated="2" office:value-type="string">
            <text:p>50-26-487-02СП</text:p>
          </table:table-cell>
          <table:table-cell office:value-type="string">
            <text:p>РВД Ф25-40-1160 М42Х2-У 50-26-487-02СП</text:p>
          </table:table-cell>
          <table:table-cell table:number-columns-repeated="1017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РВД d 25 L=2,5</text:p>
          </table:table-cell>
          <table:table-cell office:value-type="string">
            <text:p>50-26-487-09СП</text:p>
          </table:table-cell>
          <table:table-cell/>
          <table:table-cell table:number-columns-repeated="2" office:value-type="string">
            <text:p>50-26-487-08СП</text:p>
          </table:table-cell>
          <table:table-cell office:value-type="string">
            <text:p>РВД Ф25 L-2510 50-26-487-08СП</text:p>
          </table:table-cell>
          <table:table-cell table:number-columns-repeated="1017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РВД выс.давления</text:p>
          </table:table-cell>
          <table:table-cell office:value-type="string">
            <text:p>d 25 L=2,5</text:p>
          </table:table-cell>
          <table:table-cell/>
          <table:table-cell table:number-columns-repeated="2" office:value-type="string">
            <text:p>50-26-487-08СП</text:p>
          </table:table-cell>
          <table:table-cell office:value-type="string">
            <text:p>РВД Ф25 L-2510 50-26-487-08СП</text:p>
          </table:table-cell>
          <table:table-cell table:number-columns-repeated="1017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Редуктор (ПД с муфтой )</text:p>
          </table:table-cell>
          <table:table-cell office:value-type="string">
            <text:p>17-76-10СП</text:p>
          </table:table-cell>
          <table:table-cell table:number-columns-repeated="2"/>
          <table:table-cell office:value-type="string">
            <text:p>17-76-10СП</text:p>
          </table:table-cell>
          <table:table-cell office:value-type="string">
            <text:p>Редуктор пускового двигателя</text:p>
          </table:table-cell>
          <table:table-cell table:number-columns-repeated="1017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Редуктор (ПД)</text:p>
          </table:table-cell>
          <table:table-cell office:value-type="string">
            <text:p>17-76-8СП</text:p>
          </table:table-cell>
          <table:table-cell/>
          <table:table-cell table:number-columns-repeated="2" office:value-type="string">
            <text:p>17-76-10СП</text:p>
          </table:table-cell>
          <table:table-cell office:value-type="string">
            <text:p>Редуктор пускового двигателя</text:p>
          </table:table-cell>
          <table:table-cell table:number-columns-repeated="1017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Реле регулятора</text:p>
          </table:table-cell>
          <table:table-cell office:value-type="string">
            <text:p>14В <text:s/>2402.3702</text:p>
          </table:table-cell>
          <table:table-cell table:number-columns-repeated="1021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Реле регулятора</text:p>
          </table:table-cell>
          <table:table-cell office:value-type="string">
            <text:p>28В <text:s/>2412.3702</text:p>
          </table:table-cell>
          <table:table-cell table:number-columns-repeated="1021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Сальник</text:p>
          </table:table-cell>
          <table:table-cell office:value-type="string">
            <text:p>1,2-200*240-14</text:p>
          </table:table-cell>
          <table:table-cell/>
          <table:table-cell office:value-type="string">
            <text:p>1.2-200х240</text:p>
          </table:table-cell>
          <table:table-cell table:number-columns-repeated="1019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Сальник</text:p>
          </table:table-cell>
          <table:table-cell office:value-type="string">
            <text:p>1.2-55*80-1</text:p>
          </table:table-cell>
          <table:table-cell table:number-columns-repeated="2"/>
          <table:table-cell office:value-type="string">
            <text:p>1.2-55Х80-1</text:p>
          </table:table-cell>
          <table:table-cell office:value-type="string">
            <text:p>МАНЖЕТА 1.2-55Х80-1</text:p>
          </table:table-cell>
          <table:table-cell table:number-columns-repeated="1017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Сальник (бортового редуктора)</text:p>
          </table:table-cell>
          <table:table-cell office:value-type="string">
            <text:p>2,2-100*125-2</text:p>
          </table:table-cell>
          <table:table-cell/>
          <table:table-cell table:number-columns-repeated="2" office:value-type="string">
            <text:p>2.2-100Х125-1</text:p>
          </table:table-cell>
          <table:table-cell office:value-type="string">
            <text:p>МАНЖЕТА 2.2-100Х125-1</text:p>
          </table:table-cell>
          <table:table-cell table:number-columns-repeated="1017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Сальник</text:p>
          </table:table-cell>
          <table:table-cell office:value-type="string">
            <text:p>35-21-40</text:p>
          </table:table-cell>
          <table:table-cell table:number-columns-repeated="2"/>
          <table:table-cell office:value-type="string">
            <text:p>35-21-40</text:p>
          </table:table-cell>
          <table:table-cell office:value-type="string">
            <text:p>САЛЬНИК 35-21-40</text:p>
          </table:table-cell>
          <table:table-cell table:number-columns-repeated="1017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Сальник</text:p>
          </table:table-cell>
          <table:table-cell office:value-type="float" office:value="40257">
            <text:p>40257</text:p>
          </table:table-cell>
          <table:table-cell table:number-columns-repeated="1021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Сальник</text:p>
          </table:table-cell>
          <table:table-cell office:value-type="float" office:value="40263">
            <text:p>40263</text:p>
          </table:table-cell>
          <table:table-cell table:number-columns-repeated="1021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Сальник <text:s/>(на вентилятор)</text:p>
          </table:table-cell>
          <table:table-cell office:value-type="float" office:value="40805">
            <text:p>40805</text:p>
          </table:table-cell>
          <table:table-cell table:number-columns-repeated="1021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Сальник (коленвала)</text:p>
          </table:table-cell>
          <table:table-cell office:value-type="string">
            <text:p>40831СП</text:p>
          </table:table-cell>
          <table:table-cell table:number-columns-repeated="1021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Сальник <text:s/>коленвала железный</text:p>
          </table:table-cell>
          <table:table-cell office:value-type="string">
            <text:p>40831СП</text:p>
          </table:table-cell>
          <table:table-cell table:number-columns-repeated="1021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Сальник <text:s/>(декомпрессора)</text:p>
          </table:table-cell>
          <table:table-cell office:value-type="float" office:value="40857">
            <text:p>40857</text:p>
          </table:table-cell>
          <table:table-cell table:number-columns-repeated="1021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Сальник</text:p>
          </table:table-cell>
          <table:table-cell office:value-type="float" office:value="40967">
            <text:p>40967</text:p>
          </table:table-cell>
          <table:table-cell table:number-columns-repeated="1021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Сальник</text:p>
          </table:table-cell>
          <table:table-cell office:value-type="float" office:value="40976">
            <text:p>40976</text:p>
          </table:table-cell>
          <table:table-cell table:number-columns-repeated="1021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Сальник</text:p>
          </table:table-cell>
          <table:table-cell office:value-type="string">
            <text:p>710-14-126</text:p>
          </table:table-cell>
          <table:table-cell table:number-columns-repeated="2"/>
          <table:table-cell office:value-type="string">
            <text:p>710-14-126</text:p>
          </table:table-cell>
          <table:table-cell office:value-type="string">
            <text:p>САЛЬНИК 710-14-126</text:p>
          </table:table-cell>
          <table:table-cell table:number-columns-repeated="1017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Сальник</text:p>
          </table:table-cell>
          <table:table-cell office:value-type="string">
            <text:p>90*120</text:p>
          </table:table-cell>
          <table:table-cell/>
          <table:table-cell office:value-type="string">
            <text:p>2.2-90х120-1</text:p>
          </table:table-cell>
          <table:table-cell office:value-type="string">
            <text:p>2.2-90Х120-1</text:p>
          </table:table-cell>
          <table:table-cell office:value-type="string">
            <text:p>МАНЖЕТА С ПРУЖИНОЙ 2.2-90Х120-1</text:p>
          </table:table-cell>
          <table:table-cell table:number-columns-repeated="1017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Рычаг</text:p>
          </table:table-cell>
          <table:table-cell office:value-type="string">
            <text:p>24-13-101СП</text:p>
          </table:table-cell>
          <table:table-cell table:number-columns-repeated="2"/>
          <table:table-cell office:value-type="string">
            <text:p>24-13-101СП</text:p>
          </table:table-cell>
          <table:table-cell office:value-type="string">
            <text:p>Рычаг</text:p>
          </table:table-cell>
          <table:table-cell table:number-columns-repeated="1017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Муфта механизма включения</text:p>
          </table:table-cell>
          <table:table-cell office:value-type="string">
            <text:p>17-76-36</text:p>
          </table:table-cell>
          <table:table-cell table:number-columns-repeated="2"/>
          <table:table-cell office:value-type="string">
            <text:p>17-76-36</text:p>
          </table:table-cell>
          <table:table-cell office:value-type="string">
            <text:p>Муфта</text:p>
          </table:table-cell>
          <table:table-cell table:number-columns-repeated="1017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Вык.карданный </text:p>
          </table:table-cell>
          <table:table-cell office:value-type="string">
            <text:p>18-14-77</text:p>
          </table:table-cell>
          <table:table-cell/>
          <table:table-cell table:number-columns-repeated="2" office:value-type="string">
            <text:p>50-14-23</text:p>
          </table:table-cell>
          <table:table-cell office:value-type="string">
            <text:p>Вал карданный</text:p>
          </table:table-cell>
          <table:table-cell table:number-columns-repeated="1017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Муфта </text:p>
          </table:table-cell>
          <table:table-cell office:value-type="string">
            <text:p>20-14-23</text:p>
          </table:table-cell>
          <table:table-cell office:value-type="string">
            <text:p>Возможно 20-14-2СБ (болотня)</text:p>
          </table:table-cell>
          <table:table-cell table:number-columns-repeated="1020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Муфта</text:p>
          </table:table-cell>
          <table:table-cell office:value-type="string">
            <text:p>20-14-21</text:p>
          </table:table-cell>
          <table:table-cell table:number-columns-repeated="2"/>
          <table:table-cell office:value-type="string">
            <text:p>20-14-21</text:p>
          </table:table-cell>
          <table:table-cell office:value-type="string">
            <text:p>Муфта</text:p>
          </table:table-cell>
          <table:table-cell table:number-columns-repeated="1017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Муфта сцепления </text:p>
          </table:table-cell>
          <table:table-cell office:value-type="string">
            <text:p>18-14-4</text:p>
          </table:table-cell>
          <table:table-cell office:value-type="string">
            <text:p>18-14-4СБ</text:p>
          </table:table-cell>
          <table:table-cell office:value-type="string">
            <text:p>18-14-4сп</text:p>
          </table:table-cell>
          <table:table-cell office:value-type="string">
            <text:p>18-14-4СП</text:p>
          </table:table-cell>
          <table:table-cell office:value-type="string">
            <text:p>МУФТА СЦЕПЛЕНИЯ 18-14-4СБ(СП)</text:p>
          </table:table-cell>
          <table:table-cell table:number-columns-repeated="1017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Сервомеханизм</text:p>
          </table:table-cell>
          <table:table-cell office:value-type="string">
            <text:p>24-15-118</text:p>
          </table:table-cell>
          <table:table-cell/>
          <table:table-cell table:number-columns-repeated="2" office:value-type="string">
            <text:p>50-15-118СП</text:p>
          </table:table-cell>
          <table:table-cell office:value-type="string">
            <text:p>Сервомеханизм</text:p>
          </table:table-cell>
          <table:table-cell table:number-columns-repeated="1017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Турбокомперссор ТКР 8.5С</text:p>
          </table:table-cell>
          <table:table-cell office:value-type="string">
            <text:p>92.000-06</text:p>
          </table:table-cell>
          <table:table-cell table:number-columns-repeated="2"/>
          <table:table-cell office:value-type="string">
            <text:p>92.000-06</text:p>
          </table:table-cell>
          <table:table-cell office:value-type="string">
            <text:p>Турбокомпрессор ТКР11Н-3</text:p>
          </table:table-cell>
          <table:table-cell table:number-columns-repeated="1017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РВД</text:p>
          </table:table-cell>
          <table:table-cell office:value-type="string">
            <text:p>Н.036.85.070 рукав d-16</text:p>
          </table:table-cell>
          <table:table-cell office:value-type="string">
            <text:p>не понятно</text:p>
          </table:table-cell>
          <table:table-cell table:number-columns-repeated="1020"/>
        </table:table-row>
        <table:table-row table:style-name="ro1">
          <table:table-cell office:value-type="string">
            <text:p>№ пп</text:p>
          </table:table-cell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office:value-type="string">
            <text:p>Цена ЧТЗ с НДС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,1-100*125-4 манжета</text:p>
          </table:table-cell>
          <table:table-cell office:value-type="string">
            <text:p>2.1-100х125-4</text:p>
          </table:table-cell>
          <table:table-cell/>
          <table:table-cell office:value-type="string">
            <text:p>2.1-100Х125-4</text:p>
          </table:table-cell>
          <table:table-cell office:value-type="string">
            <text:p>МАНЖЕТА 2.1-100Х125-4</text:p>
          </table:table-cell>
          <table:table-cell office:value-type="float" office:value="291.991">
            <text:p>291,991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кольцо 64-14-123</text:p>
          </table:table-cell>
          <table:table-cell office:value-type="string">
            <text:p>64-14-123</text:p>
          </table:table-cell>
          <table:table-cell/>
          <table:table-cell office:value-type="string">
            <text:p>64-14-123</text:p>
          </table:table-cell>
          <table:table-cell office:value-type="string">
            <text:p>Кольцо</text:p>
          </table:table-cell>
          <table:table-cell office:value-type="float" office:value="364.502">
            <text:p>364,502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3308-289-кольцо уплотнительное</text:p>
          </table:table-cell>
          <table:table-cell office:value-type="string">
            <text:p>3308-289</text:p>
          </table:table-cell>
          <table:table-cell/>
          <table:table-cell office:value-type="string">
            <text:p>3308-289</text:p>
          </table:table-cell>
          <table:table-cell office:value-type="string">
            <text:p>Кольцо уплотнительное</text:p>
          </table:table-cell>
          <table:table-cell office:value-type="float" office:value="9.853">
            <text:p>9,853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700-31-2330-пластина стопорная</text:p>
          </table:table-cell>
          <table:table-cell office:value-type="string">
            <text:p>700-31-2330</text:p>
          </table:table-cell>
          <table:table-cell/>
          <table:table-cell office:value-type="string">
            <text:p>700-31-2330</text:p>
          </table:table-cell>
          <table:table-cell office:value-type="string">
            <text:p>Пластина стопорная</text:p>
          </table:table-cell>
          <table:table-cell office:value-type="float" office:value="90.978">
            <text:p>90,978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64-14-332 - ступица</text:p>
          </table:table-cell>
          <table:table-cell office:value-type="string">
            <text:p>64-14-332</text:p>
          </table:table-cell>
          <table:table-cell table:number-columns-repeated="2" office:value-type="string">
            <text:p>64-14-319</text:p>
          </table:table-cell>
          <table:table-cell office:value-type="string">
            <text:p>Втулка</text:p>
          </table:table-cell>
          <table:table-cell office:value-type="float" office:value="9180.99">
            <text:p>9180,99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штифт 700-32-2250,</text:p>
          </table:table-cell>
          <table:table-cell office:value-type="string">
            <text:p>700-32-2250</text:p>
          </table:table-cell>
          <table:table-cell office:value-type="string">
            <text:p>на гидротрансформатор Б12. цена будет 10.02</text:p>
          </table:table-cell>
          <table:table-cell table:number-columns-repeated="1020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винт В.м8*8gx16/14H.019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Винт В.М8-8gх16.14Н.019 ГОСТ 1478-84</text:p>
          </table:table-cell>
          <table:table-cell office:value-type="float" office:value="91.45">
            <text:p>91,45</text:p>
          </table:table-cell>
          <table:table-cell table:number-columns-repeated="1017"/>
        </table:table-row>
        <table:table-row table:style-name="ro1">
          <table:table-cell office:value-type="string">
            <text:p>№ пп</text:p>
          </table:table-cell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table:style-name="ce21"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хомут</text:p>
          </table:table-cell>
          <table:table-cell office:value-type="string">
            <text:p>17-73-127СП</text:p>
          </table:table-cell>
          <table:table-cell/>
          <table:table-cell office:value-type="string">
            <text:p>17-73-47, 17-73-46, M8х55.88.35.019, 31103-1, М8.6.019</text:p>
          </table:table-cell>
          <table:table-cell table:style-name="ce21"/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17-73-139СП</text:p>
          </table:table-cell>
          <table:table-cell table:number-columns-repeated="2"/>
          <table:table-cell table:style-name="ce21" office:value-type="string">
            <text:p>17-73-139СП</text:p>
          </table:table-cell>
          <table:table-cell office:value-type="string">
            <text:p>Диск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739</text:p>
          </table:table-cell>
          <table:table-cell table:number-columns-repeated="2"/>
          <table:table-cell table:style-name="ce21" office:value-type="string">
            <text:p>739</text:p>
          </table:table-cell>
          <table:table-cell office:value-type="string">
            <text:p>Нажимной диск муфты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736</text:p>
          </table:table-cell>
          <table:table-cell table:number-columns-repeated="2"/>
          <table:table-cell table:style-name="ce21" office:value-type="string">
            <text:p>736</text:p>
          </table:table-cell>
          <table:table-cell office:value-type="string">
            <text:p>Диск муфты неподвижной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муфта включения</text:p>
          </table:table-cell>
          <table:table-cell office:value-type="string">
            <text:p>7315-1</text:p>
          </table:table-cell>
          <table:table-cell/>
          <table:table-cell office:value-type="string">
            <text:p>17-73-54</text:p>
          </table:table-cell>
          <table:table-cell table:style-name="ce21" office:value-type="string">
            <text:p>17-73-54</text:p>
          </table:table-cell>
          <table:table-cell office:value-type="string">
            <text:p>Муфта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палец</text:p>
          </table:table-cell>
          <table:table-cell office:value-type="string">
            <text:p>7314</text:p>
          </table:table-cell>
          <table:table-cell table:number-columns-repeated="2"/>
          <table:table-cell table:style-name="ce21" office:value-type="string">
            <text:p>7314</text:p>
          </table:table-cell>
          <table:table-cell office:value-type="string">
            <text:p>Палец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серьга</text:p>
          </table:table-cell>
          <table:table-cell office:value-type="string">
            <text:p>7313</text:p>
          </table:table-cell>
          <table:table-cell table:number-columns-repeated="2"/>
          <table:table-cell table:style-name="ce21" office:value-type="string">
            <text:p>7313</text:p>
          </table:table-cell>
          <table:table-cell office:value-type="string">
            <text:p>Серьга муфты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шплинт</text:p>
          </table:table-cell>
          <table:table-cell office:value-type="string">
            <text:p>2х12.019</text:p>
          </table:table-cell>
          <table:table-cell table:number-columns-repeated="2"/>
          <table:table-cell table:style-name="ce21" office:value-type="string">
            <text:p>2Х12.019</text:p>
          </table:table-cell>
          <table:table-cell office:value-type="string">
            <text:p>ШПЛИНТ 2Х12.019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кулачок</text:p>
          </table:table-cell>
          <table:table-cell office:value-type="string">
            <text:p>7311-1</text:p>
          </table:table-cell>
          <table:table-cell table:number-columns-repeated="2"/>
          <table:table-cell table:style-name="ce21" office:value-type="string">
            <text:p>7311-1</text:p>
          </table:table-cell>
          <table:table-cell office:value-type="string">
            <text:p>Кулачок муфты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кнопка</text:p>
          </table:table-cell>
          <table:table-cell office:value-type="string">
            <text:p>0516</text:p>
          </table:table-cell>
          <table:table-cell table:number-columns-repeated="2"/>
          <table:table-cell table:style-name="ce21" office:value-type="string">
            <text:p>0516</text:p>
          </table:table-cell>
          <table:table-cell office:value-type="string">
            <text:p>Кнопка к защелке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шплинт</text:p>
          </table:table-cell>
          <table:table-cell office:value-type="string">
            <text:p>2х12.019</text:p>
          </table:table-cell>
          <table:table-cell table:number-columns-repeated="2"/>
          <table:table-cell table:style-name="ce21" office:value-type="string">
            <text:p>2Х12.019</text:p>
          </table:table-cell>
          <table:table-cell office:value-type="string">
            <text:p>ШПЛИНТ 2Х12.019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палец</text:p>
          </table:table-cell>
          <table:table-cell office:value-type="string">
            <text:p>7312</text:p>
          </table:table-cell>
          <table:table-cell table:number-columns-repeated="2"/>
          <table:table-cell table:style-name="ce21" office:value-type="string">
            <text:p>7312</text:p>
          </table:table-cell>
          <table:table-cell office:value-type="string">
            <text:p>Палец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крестовина</text:p>
          </table:table-cell>
          <table:table-cell office:value-type="string">
            <text:p>7310</text:p>
          </table:table-cell>
          <table:table-cell/>
          <table:table-cell office:value-type="string">
            <text:p>17-73-57</text:p>
          </table:table-cell>
          <table:table-cell table:style-name="ce21" office:value-type="string">
            <text:p>17-73-57</text:p>
          </table:table-cell>
          <table:table-cell office:value-type="string">
            <text:p>Крестовина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пружина</text:p>
          </table:table-cell>
          <table:table-cell office:value-type="float" office:value="3874">
            <text:p>3874</text:p>
          </table:table-cell>
          <table:table-cell table:number-columns-repeated="2"/>
          <table:table-cell table:style-name="ce21"/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защелка</text:p>
          </table:table-cell>
          <table:table-cell office:value-type="string">
            <text:p>7316</text:p>
          </table:table-cell>
          <table:table-cell table:number-columns-repeated="2"/>
          <table:table-cell table:style-name="ce21" office:value-type="string">
            <text:p>7316</text:p>
          </table:table-cell>
          <table:table-cell office:value-type="string">
            <text:p>Защелка к нажимному диску</text:p>
          </table:table-cell>
          <table:table-cell table:number-columns-repeated="1017"/>
        </table:table-row>
        <table:table-row table:style-name="ro1">
          <table:table-cell office:value-type="string">
            <text:p>№ пп</text:p>
          </table:table-cell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table:style-name="ce21"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Колесо ведущее</text:p>
          </table:table-cell>
          <table:table-cell office:value-type="string">
            <text:p>50-19-99</text:p>
          </table:table-cell>
          <table:table-cell table:number-columns-repeated="2"/>
          <table:table-cell table:style-name="ce21" office:value-type="string">
            <text:p>50-19-99</text:p>
          </table:table-cell>
          <table:table-cell office:value-type="string">
            <text:p>Колесо ведущее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Фрикцион бортовой левый</text:p>
          </table:table-cell>
          <table:table-cell office:value-type="string">
            <text:p>24-16-102 СП</text:p>
          </table:table-cell>
          <table:table-cell/>
          <table:table-cell office:value-type="string">
            <text:p>24-16-102СП</text:p>
          </table:table-cell>
          <table:table-cell table:style-name="ce21" office:value-type="string">
            <text:p>24-16-102СП</text:p>
          </table:table-cell>
          <table:table-cell office:value-type="string">
            <text:p>Фрикцион бортовой левый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Фрикцион бортовой правый</text:p>
          </table:table-cell>
          <table:table-cell office:value-type="string">
            <text:p>24-16-101 СП</text:p>
          </table:table-cell>
          <table:table-cell/>
          <table:table-cell office:value-type="string">
            <text:p>24-16-101СП</text:p>
          </table:table-cell>
          <table:table-cell table:style-name="ce21" office:value-type="string">
            <text:p>24-16-101СП</text:p>
          </table:table-cell>
          <table:table-cell office:value-type="string">
            <text:p>Фрикцион бортовой правый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Большой лабиринт в сборе</text:p>
          </table:table-cell>
          <table:table-cell office:value-type="string">
            <text:p>24-19-119 СП</text:p>
          </table:table-cell>
          <table:table-cell/>
          <table:table-cell office:value-type="string">
            <text:p>24-19-119СП</text:p>
          </table:table-cell>
          <table:table-cell table:style-name="ce21" office:value-type="string">
            <text:p>24-19-119СП</text:p>
          </table:table-cell>
          <table:table-cell office:value-type="string">
            <text:p>Уплотнение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Сигнал 24V</text:p>
          </table:table-cell>
          <table:table-cell office:value-type="string">
            <text:p>высокий тон С314</text:p>
          </table:table-cell>
          <table:table-cell/>
          <table:table-cell office:value-type="string">
            <text:p>с 314</text:p>
          </table:table-cell>
          <table:table-cell table:style-name="ce21" office:value-type="string">
            <text:p>С 314</text:p>
          </table:table-cell>
          <table:table-cell office:value-type="string">
            <text:p>СИГНАЛ С314 тара 002</text:p>
          </table:table-cell>
          <table:table-cell table:number-columns-repeated="1017"/>
        </table:table-row>
        <table:table-row table:style-name="ro1">
          <table:table-cell office:value-type="string">
            <text:p>№ пп</text:p>
          </table:table-cell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table:style-name="ce21"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пружина внутренняя </text:p>
          </table:table-cell>
          <table:table-cell office:value-type="string">
            <text:p>38318</text:p>
          </table:table-cell>
          <table:table-cell table:number-columns-repeated="2"/>
          <table:table-cell table:style-name="ce21" office:value-type="string">
            <text:p>38318</text:p>
          </table:table-cell>
          <table:table-cell office:value-type="string">
            <text:p>Пружина внутренняя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поршень Т100</text:p>
          </table:table-cell>
          <table:table-cell office:value-type="string">
            <text:p>03349</text:p>
          </table:table-cell>
          <table:table-cell/>
          <table:table-cell office:value-type="string">
            <text:p>17-03-27</text:p>
          </table:table-cell>
          <table:table-cell table:style-name="ce21" office:value-type="string">
            <text:p>17-03-27</text:p>
          </table:table-cell>
          <table:table-cell office:value-type="string">
            <text:p>ПОРШЕНЬ 17-03-27 К ДВИГАТЕЛЮ П23У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муфта карданного вала</text:p>
          </table:table-cell>
          <table:table-cell office:value-type="string">
            <text:p>18-14-126</text:p>
          </table:table-cell>
          <table:table-cell table:number-columns-repeated="2"/>
          <table:table-cell table:style-name="ce21"/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прокладка (( на ДЭТ250М2)</text:p>
          </table:table-cell>
          <table:table-cell office:value-type="string">
            <text:p>3303-08-2</text:p>
          </table:table-cell>
          <table:table-cell table:number-columns-repeated="2"/>
          <table:table-cell table:style-name="ce21" office:value-type="string">
            <text:p>3303-08-2</text:p>
          </table:table-cell>
          <table:table-cell office:value-type="string">
            <text:p>Прокладка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шестерня двойная</text:p>
          </table:table-cell>
          <table:table-cell office:value-type="string">
            <text:p>20-19-24</text:p>
          </table:table-cell>
          <table:table-cell table:number-columns-repeated="2"/>
          <table:table-cell table:style-name="ce21" office:value-type="string">
            <text:p>20-19-24</text:p>
          </table:table-cell>
          <table:table-cell office:value-type="string">
            <text:p>Шестерня двойная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ремень</text:p>
          </table:table-cell>
          <table:table-cell office:value-type="string">
            <text:p>16*11*1650</text:p>
          </table:table-cell>
          <table:table-cell/>
          <table:table-cell office:value-type="string">
            <text:p>11-16х11-1650</text:p>
          </table:table-cell>
          <table:table-cell table:style-name="ce21" office:value-type="string">
            <text:p>11-16Х11-1650</text:p>
          </table:table-cell>
          <table:table-cell office:value-type="string">
            <text:p>РЕМЕНЬ ВЕНТИЛЯТОРНЫЙ 11-16Х11-1650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кольцо поршневое</text:p>
          </table:table-cell>
          <table:table-cell office:value-type="string">
            <text:p>51-03-122СП</text:p>
          </table:table-cell>
          <table:table-cell table:number-columns-repeated="2"/>
          <table:table-cell table:style-name="ce21" office:value-type="string">
            <text:p>51-03-122СП</text:p>
          </table:table-cell>
          <table:table-cell office:value-type="string">
            <text:p>КОЛЬЦА ПОРШНЕВЫЕ СТ 51-03-122СП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вал коленчатый</text:p>
          </table:table-cell>
          <table:table-cell office:value-type="string">
            <text:p>03341</text:p>
          </table:table-cell>
          <table:table-cell/>
          <table:table-cell office:value-type="string">
            <text:p>17-03-26СП</text:p>
          </table:table-cell>
          <table:table-cell table:style-name="ce21" office:value-type="string">
            <text:p>17-03-26СП</text:p>
          </table:table-cell>
          <table:table-cell office:value-type="string">
            <text:p>Вал коленчатый. Комплект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генератор т130</text:p>
          </table:table-cell>
          <table:table-cell office:value-type="string">
            <text:p>12В 461.3701 Т-130</text:p>
          </table:table-cell>
          <table:table-cell table:number-columns-repeated="2"/>
          <table:table-cell table:style-name="ce21"/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центрифуга т170</text:p>
          </table:table-cell>
          <table:table-cell office:value-type="string">
            <text:p>95.000</text:p>
          </table:table-cell>
          <table:table-cell table:number-columns-repeated="2"/>
          <table:table-cell table:style-name="ce21"/>
          <table:table-cell table:number-columns-repeated="1018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муфта</text:p>
          </table:table-cell>
          <table:table-cell office:value-type="string">
            <text:p>18-14-78</text:p>
          </table:table-cell>
          <table:table-cell table:number-columns-repeated="2"/>
          <table:table-cell table:style-name="ce21" office:value-type="string">
            <text:p>18-14-78</text:p>
          </table:table-cell>
          <table:table-cell office:value-type="string">
            <text:p>Муфта карданного вала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ступица к дэт250</text:p>
          </table:table-cell>
          <table:table-cell office:value-type="string">
            <text:p>50-19-145СП</text:p>
          </table:table-cell>
          <table:table-cell table:number-columns-repeated="2"/>
          <table:table-cell table:style-name="ce21" office:value-type="string">
            <text:p>50-19-145СП</text:p>
          </table:table-cell>
          <table:table-cell office:value-type="string">
            <text:p>Ступица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щетокодеражитель ((на генератор силовой ГП-222 (на ДЭТ-250М2)</text:p>
          </table:table-cell>
          <table:table-cell office:value-type="string">
            <text:p>5ВЯ.112.001</text:p>
          </table:table-cell>
          <table:table-cell table:number-columns-repeated="2"/>
          <table:table-cell table:style-name="ce21"/>
          <table:table-cell table:number-columns-repeated="1018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фланец ведущий</text:p>
          </table:table-cell>
          <table:table-cell office:value-type="string">
            <text:p>50-19-144</text:p>
          </table:table-cell>
          <table:table-cell table:number-columns-repeated="2"/>
          <table:table-cell table:style-name="ce21" office:value-type="string">
            <text:p>50-19-144</text:p>
          </table:table-cell>
          <table:table-cell office:value-type="string">
            <text:p>Фланец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шестерня двойная</text:p>
          </table:table-cell>
          <table:table-cell office:value-type="string">
            <text:p>19216</text:p>
          </table:table-cell>
          <table:table-cell table:number-columns-repeated="2"/>
          <table:table-cell table:style-name="ce21" office:value-type="string">
            <text:p>19216</text:p>
          </table:table-cell>
          <table:table-cell office:value-type="string">
            <text:p>Шестерня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полуось</text:p>
          </table:table-cell>
          <table:table-cell office:value-type="string">
            <text:p>24-19-37-01</text:p>
          </table:table-cell>
          <table:table-cell table:number-columns-repeated="2"/>
          <table:table-cell table:style-name="ce21" office:value-type="string">
            <text:p>24-19-37-01</text:p>
          </table:table-cell>
          <table:table-cell office:value-type="string">
            <text:p>Полуось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шестерня двойная</text:p>
          </table:table-cell>
          <table:table-cell office:value-type="string">
            <text:p>50-19-144СП</text:p>
          </table:table-cell>
          <table:table-cell/>
          <table:table-cell office:value-type="string">
            <text:p>50-19-174СП</text:p>
          </table:table-cell>
          <table:table-cell table:style-name="ce21" office:value-type="string">
            <text:p>50-19-174СП</text:p>
          </table:table-cell>
          <table:table-cell office:value-type="string">
            <text:p>Шестерня двойная. Комплект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барабан наружный</text:p>
          </table:table-cell>
          <table:table-cell office:value-type="string">
            <text:p>28-16-15</text:p>
          </table:table-cell>
          <table:table-cell table:number-columns-repeated="2"/>
          <table:table-cell table:style-name="ce21" office:value-type="string">
            <text:p>28-16-15</text:p>
          </table:table-cell>
          <table:table-cell office:value-type="string">
            <text:p>Барабан наружный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шестерня</text:p>
          </table:table-cell>
          <table:table-cell office:value-type="string">
            <text:p>50-19-150 (нов.обр)</text:p>
          </table:table-cell>
          <table:table-cell/>
          <table:table-cell office:value-type="string">
            <text:p>50-19-150</text:p>
          </table:table-cell>
          <table:table-cell table:style-name="ce21" office:value-type="string">
            <text:p>50-19-150</text:p>
          </table:table-cell>
          <table:table-cell office:value-type="string">
            <text:p>Шестерня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корпус подшипника т100 ((снят с производства на чтз)</text:p>
          </table:table-cell>
          <table:table-cell office:value-type="string">
            <text:p>24-19-31</text:p>
          </table:table-cell>
          <table:table-cell table:number-columns-repeated="2"/>
          <table:table-cell table:style-name="ce21"/>
          <table:table-cell table:number-columns-repeated="1018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щетка эг2а</text:p>
          </table:table-cell>
          <table:table-cell office:value-type="string">
            <text:p>2х12,5х40-52</text:p>
          </table:table-cell>
          <table:table-cell table:number-columns-repeated="2"/>
          <table:table-cell table:style-name="ce21"/>
          <table:table-cell table:number-columns-repeated="1018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контактор одноконц перекл</text:p>
          </table:table-cell>
          <table:table-cell office:value-type="string">
            <text:p>611ДОДВАО361</text:p>
          </table:table-cell>
          <table:table-cell/>
          <table:table-cell office:value-type="string">
            <text:p>ТКС611ДОД</text:p>
          </table:table-cell>
          <table:table-cell table:style-name="ce21" office:value-type="string">
            <text:p>ТКС611ДОД</text:p>
          </table:table-cell>
          <table:table-cell office:value-type="string">
            <text:p>КОНТАКТОР ТКС611 ДОД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эл щетка эг2а</text:p>
          </table:table-cell>
          <table:table-cell office:value-type="string">
            <text:p>ЭГ-2А 16*32*40</text:p>
          </table:table-cell>
          <table:table-cell table:number-columns-repeated="2"/>
          <table:table-cell table:style-name="ce21"/>
          <table:table-cell table:number-columns-repeated="1018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каток однобортный</text:p>
          </table:table-cell>
          <table:table-cell office:value-type="string">
            <text:p>24-21-169СП</text:p>
          </table:table-cell>
          <table:table-cell table:number-columns-repeated="2"/>
          <table:table-cell table:style-name="ce21" office:value-type="string">
            <text:p>24-21-169СП</text:p>
          </table:table-cell>
          <table:table-cell office:value-type="string">
            <text:p>Каток однобортный</text:p>
          </table:table-cell>
          <table:table-cell table:number-columns-repeated="1017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каток двубортный</text:p>
          </table:table-cell>
          <table:table-cell office:value-type="string">
            <text:p>24-21-170СП</text:p>
          </table:table-cell>
          <table:table-cell table:number-columns-repeated="2"/>
          <table:table-cell table:style-name="ce21" office:value-type="string">
            <text:p>24-21-170СП</text:p>
          </table:table-cell>
          <table:table-cell office:value-type="string">
            <text:p>Каток двубортный</text:p>
          </table:table-cell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козырек</text:p>
          </table:table-cell>
          <table:table-cell office:value-type="string">
            <text:p>15-19-15</text:p>
          </table:table-cell>
          <table:table-cell table:number-columns-repeated="2"/>
          <table:table-cell table:style-name="ce21" office:value-type="string">
            <text:p>15-19-15</text:p>
          </table:table-cell>
          <table:table-cell office:value-type="string">
            <text:p>Козырек</text:p>
          </table:table-cell>
          <table:table-cell table:number-columns-repeated="1017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нож т 170 боковой ((нужен только левый или 5 левых, 5 правых?)</text:p>
          </table:table-cell>
          <table:table-cell office:value-type="string">
            <text:p>80-52-59</text:p>
          </table:table-cell>
          <table:table-cell table:number-columns-repeated="2"/>
          <table:table-cell table:style-name="ce21"/>
          <table:table-cell table:number-columns-repeated="1018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распылитель</text:p>
          </table:table-cell>
          <table:table-cell office:value-type="string">
            <text:p>14-69-107-1СП</text:p>
          </table:table-cell>
          <table:table-cell table:number-columns-repeated="2"/>
          <table:table-cell table:style-name="ce21" office:value-type="string">
            <text:p>14-69-107-1СП</text:p>
          </table:table-cell>
          <table:table-cell office:value-type="string">
            <text:p>Распылитель</text:p>
          </table:table-cell>
          <table:table-cell table:number-columns-repeated="1017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шестерня двойная</text:p>
          </table:table-cell>
          <table:table-cell office:value-type="string">
            <text:p>50-19-144СП</text:p>
          </table:table-cell>
          <table:table-cell/>
          <table:table-cell office:value-type="string">
            <text:p>50-19-174СП</text:p>
          </table:table-cell>
          <table:table-cell table:style-name="ce21" office:value-type="string">
            <text:p>50-19-174СП</text:p>
          </table:table-cell>
          <table:table-cell office:value-type="string">
            <text:p>Шестерня двойная. Комплект</text:p>
          </table:table-cell>
          <table:table-cell table:number-columns-repeated="1017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муфта</text:p>
          </table:table-cell>
          <table:table-cell office:value-type="string">
            <text:p>50-14-26</text:p>
          </table:table-cell>
          <table:table-cell/>
          <table:table-cell office:value-type="string">
            <text:p>18-14-126</text:p>
          </table:table-cell>
          <table:table-cell table:style-name="ce21"/>
          <table:table-cell table:number-columns-repeated="1018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блок циллиндра</text:p>
          </table:table-cell>
          <table:table-cell office:value-type="string">
            <text:p>17-01-109</text:p>
          </table:table-cell>
          <table:table-cell/>
          <table:table-cell office:value-type="string">
            <text:p>51-01-109СП</text:p>
          </table:table-cell>
          <table:table-cell table:style-name="ce21" office:value-type="string">
            <text:p>51-01-109СП</text:p>
          </table:table-cell>
          <table:table-cell office:value-type="string">
            <text:p>Блок</text:p>
          </table:table-cell>
          <table:table-cell table:number-columns-repeated="1017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секция</text:p>
          </table:table-cell>
          <table:table-cell office:value-type="string">
            <text:p>51-67-154СП</text:p>
          </table:table-cell>
          <table:table-cell table:number-columns-repeated="2"/>
          <table:table-cell table:style-name="ce21" office:value-type="string">
            <text:p>51-67-154СП</text:p>
          </table:table-cell>
          <table:table-cell office:value-type="string">
            <text:p>Секция топливного насоса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вал </text:p>
          </table:table-cell>
          <table:table-cell office:value-type="string">
            <text:p>24-12-105СП</text:p>
          </table:table-cell>
          <table:table-cell table:number-columns-repeated="2"/>
          <table:table-cell table:style-name="ce21" office:value-type="string">
            <text:p>24-12-105СП</text:p>
          </table:table-cell>
          <table:table-cell office:value-type="string">
            <text:p>Нижний вал с шестерней. Комплект</text:p>
          </table:table-cell>
          <table:table-cell table:number-columns-repeated="1017"/>
        </table:table-row>
        <table:table-row table:style-name="ro1">
          <table:table-cell office:value-type="string">
            <text:p>№ п/п</text:p>
          </table:table-cell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table:style-name="ce21"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) Насос НШ 100 лев – 1шт.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НШ 100А-3Л</text:p>
          </table:table-cell>
          <table:table-cell table:style-name="ce21" office:value-type="string">
            <text:p>НШ 100А-3Л</text:p>
          </table:table-cell>
          <table:table-cell office:value-type="string">
            <text:p>НАСОС НШ 100А-3Л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) Насос НЩ 32 лев – 1 шт.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НШ 32М-3Л</text:p>
          </table:table-cell>
          <table:table-cell table:style-name="ce21" office:value-type="string">
            <text:p>НШ 32М-3Л</text:p>
          </table:table-cell>
          <table:table-cell office:value-type="string">
            <text:p>НАСОС НШ 32М-3Л(MASTER)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3) Магнето ПД 23 – 1 шт.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М-149А1-3728000</text:p>
          </table:table-cell>
          <table:table-cell table:style-name="ce21" office:value-type="string">
            <text:p>М-149А1-3728000</text:p>
          </table:table-cell>
          <table:table-cell office:value-type="string">
            <text:p>МАГНЕТО М-149А1-3728000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4) Выхлопная труба в сборе – 1 шт.</text:p>
          </table:table-cell>
          <table:table-cell office:value-type="float" office:value="0">
            <text:p>0</text:p>
          </table:table-cell>
          <table:table-cell/>
          <table:table-cell office:value-type="string">
            <text:p>51-05-300СП</text:p>
          </table:table-cell>
          <table:table-cell table:style-name="ce21" office:value-type="string">
            <text:p>51-05-300СП</text:p>
          </table:table-cell>
          <table:table-cell office:value-type="string">
            <text:p>Труба выхлопная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5) Турбокомпрессор ТК 1103 – 1 шт.</text:p>
          </table:table-cell>
          <table:table-cell office:value-type="float" office:value="0">
            <text:p>0</text:p>
          </table:table-cell>
          <table:table-cell/>
          <table:table-cell office:value-type="string">
            <text:p>51-54-1СП</text:p>
          </table:table-cell>
          <table:table-cell table:style-name="ce21" office:value-type="string">
            <text:p>51-54-1СП</text:p>
          </table:table-cell>
          <table:table-cell office:value-type="string">
            <text:p>Турбокомпрессор ТКР8,5С</text:p>
          </table:table-cell>
          <table:table-cell table:number-columns-repeated="1017"/>
        </table:table-row>
        <table:table-row table:style-name="ro1">
          <table:table-cell office:value-type="string">
            <text:p>№ п/п</text:p>
          </table:table-cell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table:style-name="ce21"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Б-10МФильтр маслянный турбины </text:p>
          </table:table-cell>
          <table:table-cell office:value-type="float" office:value="2108">
            <text:p>2108</text:p>
          </table:table-cell>
          <table:table-cell/>
          <table:table-cell office:value-type="string">
            <text:p>указан чод на Жигули на Б10 17К28С9А</text:p>
          </table:table-cell>
          <table:table-cell table:style-name="ce21"/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Б-10МФильтр маслянный </text:p>
          </table:table-cell>
          <table:table-cell office:value-type="string">
            <text:p>Р635-1-06</text:p>
          </table:table-cell>
          <table:table-cell table:number-columns-repeated="2"/>
          <table:table-cell table:style-name="ce21"/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Б-10МФильтр тонкой очистки </text:p>
          </table:table-cell>
          <table:table-cell office:value-type="string">
            <text:p>ЭФ-01-00 СБ</text:p>
          </table:table-cell>
          <table:table-cell table:number-columns-repeated="2"/>
          <table:table-cell table:style-name="ce21"/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Б-10МФильтр </text:p>
          </table:table-cell>
          <table:table-cell office:value-type="string">
            <text:p>ФТ-75</text:p>
          </table:table-cell>
          <table:table-cell/>
          <table:table-cell office:value-type="string">
            <text:p>ЭФТ-75А</text:p>
          </table:table-cell>
          <table:table-cell table:style-name="ce21"/>
          <table:table-cell table:number-columns-repeated="1018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Б-10МФильтрэлемент воздуш.</text:p>
          </table:table-cell>
          <table:table-cell office:value-type="string">
            <text:p>ФП 207(больш+малый) в сборе</text:p>
          </table:table-cell>
          <table:table-cell/>
          <table:table-cell office:value-type="string">
            <text:p>А41.10.000-02</text:p>
          </table:table-cell>
          <table:table-cell table:style-name="ce21"/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Б-10МЭлемент фильтрующий </text:p>
          </table:table-cell>
          <table:table-cell office:value-type="string">
            <text:p>51-70-146СП</text:p>
          </table:table-cell>
          <table:table-cell/>
          <table:table-cell office:value-type="string">
            <text:p>ЭФТ-75А</text:p>
          </table:table-cell>
          <table:table-cell table:style-name="ce21"/>
          <table:table-cell table:number-columns-repeated="1018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Б-10МСвеча </text:p>
          </table:table-cell>
          <table:table-cell office:value-type="string">
            <text:p>М8Т</text:p>
          </table:table-cell>
          <table:table-cell table:number-columns-repeated="2"/>
          <table:table-cell table:style-name="ce21"/>
          <table:table-cell table:number-columns-repeated="1018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Б-10МРем. комп. гидроцилиндра </text:p>
          </table:table-cell>
          <table:table-cell office:value-type="string">
            <text:p>50-26-570СП</text:p>
          </table:table-cell>
          <table:table-cell/>
          <table:table-cell office:value-type="string">
            <text:p>р/к 50-26-570СП</text:p>
          </table:table-cell>
          <table:table-cell table:style-name="ce21"/>
          <table:table-cell table:number-columns-repeated="1018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Б-10МРем. комплект механизма натяжения </text:p>
          </table:table-cell>
          <table:table-cell office:value-type="string">
            <text:p>50-24-420СП</text:p>
          </table:table-cell>
          <table:table-cell/>
          <table:table-cell office:value-type="string">
            <text:p>р/к 50-24-420СП</text:p>
          </table:table-cell>
          <table:table-cell table:style-name="ce21"/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Б-10МРем. комплект бортового редуктора</text:p>
          </table:table-cell>
          <table:table-cell office:value-type="float" office:value="0">
            <text:p>0</text:p>
          </table:table-cell>
          <table:table-cell/>
          <table:table-cell office:value-type="string">
            <text:p>р/к бортредуктора</text:p>
          </table:table-cell>
          <table:table-cell table:style-name="ce21"/>
          <table:table-cell table:number-columns-repeated="1018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Б-10МРем. комплект водяного насоса </text:p>
          </table:table-cell>
          <table:table-cell office:value-type="string">
            <text:p>16-08-140СП</text:p>
          </table:table-cell>
          <table:table-cell/>
          <table:table-cell office:value-type="string">
            <text:p>р/к 16-08-140СП</text:p>
          </table:table-cell>
          <table:table-cell table:style-name="ce21"/>
          <table:table-cell table:number-columns-repeated="1018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Б-10МРем. комплект прокладок основного двигателя</text:p>
          </table:table-cell>
          <table:table-cell office:value-type="float" office:value="0">
            <text:p>0</text:p>
          </table:table-cell>
          <table:table-cell/>
          <table:table-cell office:value-type="string">
            <text:p>р/к Д160, Д180</text:p>
          </table:table-cell>
          <table:table-cell table:style-name="ce21"/>
          <table:table-cell table:number-columns-repeated="1018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Б-10МУпор </text:p>
          </table:table-cell>
          <table:table-cell office:value-type="string">
            <text:p>50-50-42</text:p>
          </table:table-cell>
          <table:table-cell table:number-columns-repeated="2"/>
          <table:table-cell table:style-name="ce21" office:value-type="string">
            <text:p>50-50-42</text:p>
          </table:table-cell>
          <table:table-cell office:value-type="string">
            <text:p>Упор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Б-10МФара </text:p>
          </table:table-cell>
          <table:table-cell office:value-type="string">
            <text:p>ФГ-318</text:p>
          </table:table-cell>
          <table:table-cell table:number-columns-repeated="2"/>
          <table:table-cell table:style-name="ce21"/>
          <table:table-cell table:number-columns-repeated="1018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Б-10МКарбюратор</text:p>
          </table:table-cell>
          <table:table-cell office:value-type="string">
            <text:p>К-125Л </text:p>
          </table:table-cell>
          <table:table-cell/>
          <table:table-cell office:value-type="string">
            <text:p>Пикар Россия или Weber (Польша)</text:p>
          </table:table-cell>
          <table:table-cell table:style-name="ce21"/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Б-10МСтартер </text:p>
          </table:table-cell>
          <table:table-cell office:value-type="string">
            <text:p>42.3708.000</text:p>
          </table:table-cell>
          <table:table-cell/>
          <table:table-cell office:value-type="string">
            <text:p>Самара</text:p>
          </table:table-cell>
          <table:table-cell table:style-name="ce21"/>
          <table:table-cell table:number-columns-repeated="1018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Б-10МГенератор </text:p>
          </table:table-cell>
          <table:table-cell office:value-type="string">
            <text:p>7006 3701 24В</text:p>
          </table:table-cell>
          <table:table-cell/>
          <table:table-cell office:value-type="string">
            <text:p>966.3701</text:p>
          </table:table-cell>
          <table:table-cell table:style-name="ce21"/>
          <table:table-cell table:number-columns-repeated="1018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Б-10М Механизм натяжения</text:p>
          </table:table-cell>
          <table:table-cell office:value-type="string">
            <text:p>50-21-420СП</text:p>
          </table:table-cell>
          <table:table-cell table:number-columns-repeated="2"/>
          <table:table-cell table:style-name="ce21" office:value-type="string">
            <text:p>50-21-420СП</text:p>
          </table:table-cell>
          <table:table-cell office:value-type="string">
            <text:p>Механизм натяжения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Б-10ММагнето <text:s/></text:p>
          </table:table-cell>
          <table:table-cell office:value-type="string">
            <text:p>М149 Самара</text:p>
          </table:table-cell>
          <table:table-cell/>
          <table:table-cell office:value-type="string">
            <text:p>М-149А1-3728000</text:p>
          </table:table-cell>
          <table:table-cell table:style-name="ce21" office:value-type="string">
            <text:p>М-149А1-3728000</text:p>
          </table:table-cell>
          <table:table-cell office:value-type="string">
            <text:p>МАГНЕТО М-149А1-3728000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Б-10МКаток двубортный </text:p>
          </table:table-cell>
          <table:table-cell office:value-type="string">
            <text:p>24-21-170СП</text:p>
          </table:table-cell>
          <table:table-cell table:number-columns-repeated="2"/>
          <table:table-cell table:style-name="ce21" office:value-type="string">
            <text:p>24-21-170СП</text:p>
          </table:table-cell>
          <table:table-cell office:value-type="string">
            <text:p>Каток двубортный</text:p>
          </table:table-cell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Б-10МДатчик температуры воды</text:p>
          </table:table-cell>
          <table:table-cell office:value-type="string">
            <text:p>ТМ-100</text:p>
          </table:table-cell>
          <table:table-cell/>
          <table:table-cell office:value-type="string">
            <text:p>ТМ-100В</text:p>
          </table:table-cell>
          <table:table-cell table:style-name="ce21"/>
          <table:table-cell table:number-columns-repeated="1018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Б-10МГидрораспределитель </text:p>
          </table:table-cell>
          <table:table-cell office:value-type="string">
            <text:p>Р-160-3/1-111</text:p>
          </table:table-cell>
          <table:table-cell table:number-columns-repeated="2"/>
          <table:table-cell table:style-name="ce21"/>
          <table:table-cell table:number-columns-repeated="1018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Б-10МВтулка замыкающая </text:p>
          </table:table-cell>
          <table:table-cell office:value-type="string">
            <text:p>24-22-4</text:p>
          </table:table-cell>
          <table:table-cell table:number-columns-repeated="2"/>
          <table:table-cell table:style-name="ce21" office:value-type="string">
            <text:p>24-22-4</text:p>
          </table:table-cell>
          <table:table-cell office:value-type="string">
            <text:p>Втулка замыкающая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Б-10МПалец замыкающий </text:p>
          </table:table-cell>
          <table:table-cell office:value-type="string">
            <text:p>24-22-7</text:p>
          </table:table-cell>
          <table:table-cell table:number-columns-repeated="2"/>
          <table:table-cell table:style-name="ce21" office:value-type="string">
            <text:p>24-22-7</text:p>
          </table:table-cell>
          <table:table-cell office:value-type="string">
            <text:p>Палец замыкающий</text:p>
          </table:table-cell>
          <table:table-cell table:number-columns-repeated="1017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Б-10МНож боковой левый </text:p>
          </table:table-cell>
          <table:table-cell office:value-type="string">
            <text:p>80-52-59</text:p>
          </table:table-cell>
          <table:table-cell/>
          <table:table-cell office:value-type="string">
            <text:p>80-52-59-02</text:p>
          </table:table-cell>
          <table:table-cell table:style-name="ce21" office:value-type="string">
            <text:p>80-52-59-02</text:p>
          </table:table-cell>
          <table:table-cell office:value-type="string">
            <text:p>Нож боковой</text:p>
          </table:table-cell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Б-10МНож боковой </text:p>
          </table:table-cell>
          <table:table-cell office:value-type="string">
            <text:p>80-52-60</text:p>
          </table:table-cell>
          <table:table-cell/>
          <table:table-cell office:value-type="string">
            <text:p>80-52-59-02</text:p>
          </table:table-cell>
          <table:table-cell table:style-name="ce21" office:value-type="string">
            <text:p>80-52-59-02</text:p>
          </table:table-cell>
          <table:table-cell office:value-type="string">
            <text:p>Нож боковой</text:p>
          </table:table-cell>
          <table:table-cell table:number-columns-repeated="1017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Б-10МНож средний </text:p>
          </table:table-cell>
          <table:table-cell office:value-type="string">
            <text:p>80-52-61-01</text:p>
          </table:table-cell>
          <table:table-cell table:number-columns-repeated="2"/>
          <table:table-cell table:style-name="ce21"/>
          <table:table-cell table:number-columns-repeated="1018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Б-10МБолт <text:s/>(средний нож)</text:p>
          </table:table-cell>
          <table:table-cell office:value-type="string">
            <text:p>700-28-2492</text:p>
          </table:table-cell>
          <table:table-cell/>
          <table:table-cell office:value-type="string">
            <text:p>М16-6GХ50.109.019</text:p>
          </table:table-cell>
          <table:table-cell table:style-name="ce21" office:value-type="string">
            <text:p>М16-6GХ50.109.019</text:p>
          </table:table-cell>
          <table:table-cell office:value-type="string">
            <text:p>БОЛТ М16-6GХ50.109.019(700-28-2492)</text:p>
          </table:table-cell>
          <table:table-cell table:number-columns-repeated="1017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Б-10МБолт (боковой нож)</text:p>
          </table:table-cell>
          <table:table-cell office:value-type="string">
            <text:p><text:s/>700-28-2517</text:p>
          </table:table-cell>
          <table:table-cell/>
          <table:table-cell office:value-type="string">
            <text:p>М20-6GХ65.88.019</text:p>
          </table:table-cell>
          <table:table-cell table:style-name="ce21" office:value-type="string">
            <text:p>М20-6GХ65.88.019</text:p>
          </table:table-cell>
          <table:table-cell office:value-type="string">
            <text:p>БОЛТ М20-6GХ65.88.019(700-28-2517)</text:p>
          </table:table-cell>
          <table:table-cell table:number-columns-repeated="1017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Б-10МБолт <text:s/>(катка)</text:p>
          </table:table-cell>
          <table:table-cell office:value-type="string">
            <text:p>700-28-2527</text:p>
          </table:table-cell>
          <table:table-cell/>
          <table:table-cell office:value-type="string">
            <text:p>М20Х1,5-6GХ85.109.019</text:p>
          </table:table-cell>
          <table:table-cell table:style-name="ce21" office:value-type="string">
            <text:p>М20Х1,5-6GХ85.109.019</text:p>
          </table:table-cell>
          <table:table-cell office:value-type="string">
            <text:p>БОЛТ М20Х1,5-6GХ85.109.019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Б-10МКлапан </text:p>
          </table:table-cell>
          <table:table-cell office:value-type="string">
            <text:p>50-21-177СП</text:p>
          </table:table-cell>
          <table:table-cell table:number-columns-repeated="2"/>
          <table:table-cell table:style-name="ce21" office:value-type="string">
            <text:p>50-21-177СП</text:p>
          </table:table-cell>
          <table:table-cell office:value-type="string">
            <text:p>Клапан</text:p>
          </table:table-cell>
          <table:table-cell table:number-columns-repeated="1017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Б-10МРадиатор </text:p>
          </table:table-cell>
          <table:table-cell office:value-type="string">
            <text:p>130У.13.010-1СП</text:p>
          </table:table-cell>
          <table:table-cell table:number-columns-repeated="2"/>
          <table:table-cell table:style-name="ce21" office:value-type="string">
            <text:p>130У.13.010-1СП</text:p>
          </table:table-cell>
          <table:table-cell office:value-type="string">
            <text:p>РАДИАТОР 130У.13.010-1СП(130У.13.010-1)БЕЗ ПРОБКИ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Б-10МЛента тормозная </text:p>
          </table:table-cell>
          <table:table-cell office:value-type="string">
            <text:p>18360-01СП</text:p>
          </table:table-cell>
          <table:table-cell table:number-columns-repeated="2"/>
          <table:table-cell table:style-name="ce21" office:value-type="string">
            <text:p>18360-01СП</text:p>
          </table:table-cell>
          <table:table-cell office:value-type="string">
            <text:p>Лента тормоза</text:p>
          </table:table-cell>
          <table:table-cell table:number-columns-repeated="1017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Б-10МКольцо </text:p>
          </table:table-cell>
          <table:table-cell office:value-type="string">
            <text:p>64-14-6</text:p>
          </table:table-cell>
          <table:table-cell table:number-columns-repeated="2"/>
          <table:table-cell table:style-name="ce21" office:value-type="string">
            <text:p>64-14-6</text:p>
          </table:table-cell>
          <table:table-cell office:value-type="string">
            <text:p>Кольцо</text:p>
          </table:table-cell>
          <table:table-cell table:number-columns-repeated="1017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Б-10МПодшипник</text:p>
          </table:table-cell>
          <table:table-cell office:value-type="string">
            <text:p>176218Б3</text:p>
          </table:table-cell>
          <table:table-cell/>
          <table:table-cell office:value-type="string">
            <text:p>176218Б3Л (латунный сепаратор)</text:p>
          </table:table-cell>
          <table:table-cell table:style-name="ce21"/>
          <table:table-cell table:number-columns-repeated="1018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Б-10МВтулка</text:p>
          </table:table-cell>
          <table:table-cell office:value-type="string">
            <text:p>64-14-48</text:p>
          </table:table-cell>
          <table:table-cell table:number-columns-repeated="2"/>
          <table:table-cell table:style-name="ce21" office:value-type="string">
            <text:p>64-14-48</text:p>
          </table:table-cell>
          <table:table-cell office:value-type="string">
            <text:p>Втулка</text:p>
          </table:table-cell>
          <table:table-cell table:number-columns-repeated="1017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Б-10МВтулка</text:p>
          </table:table-cell>
          <table:table-cell office:value-type="string">
            <text:p>64-14-35</text:p>
          </table:table-cell>
          <table:table-cell table:number-columns-repeated="2"/>
          <table:table-cell table:style-name="ce21" office:value-type="string">
            <text:p>64-14-35</text:p>
          </table:table-cell>
          <table:table-cell office:value-type="string">
            <text:p>Втулка</text:p>
          </table:table-cell>
          <table:table-cell table:number-columns-repeated="1017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Б-10МВтулка</text:p>
          </table:table-cell>
          <table:table-cell office:value-type="string">
            <text:p>64-14-49</text:p>
          </table:table-cell>
          <table:table-cell table:number-columns-repeated="2"/>
          <table:table-cell table:style-name="ce21" office:value-type="string">
            <text:p>64-14-49</text:p>
          </table:table-cell>
          <table:table-cell office:value-type="string">
            <text:p>Втулка</text:p>
          </table:table-cell>
          <table:table-cell table:number-columns-repeated="1017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Б-10МСтупица</text:p>
          </table:table-cell>
          <table:table-cell office:value-type="string">
            <text:p>64-14-108</text:p>
          </table:table-cell>
          <table:table-cell/>
          <table:table-cell office:value-type="string">
            <text:p>64-14-108СП</text:p>
          </table:table-cell>
          <table:table-cell table:style-name="ce21" office:value-type="string">
            <text:p>64-14-108СП</text:p>
          </table:table-cell>
          <table:table-cell office:value-type="string">
            <text:p>Ступица</text:p>
          </table:table-cell>
          <table:table-cell table:number-columns-repeated="1017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Б-10МПластина</text:p>
          </table:table-cell>
          <table:table-cell office:value-type="string">
            <text:p>62-14-59</text:p>
          </table:table-cell>
          <table:table-cell table:number-columns-repeated="2"/>
          <table:table-cell table:style-name="ce21" office:value-type="string">
            <text:p>62-14-59</text:p>
          </table:table-cell>
          <table:table-cell office:value-type="string">
            <text:p>Пластина</text:p>
          </table:table-cell>
          <table:table-cell table:number-columns-repeated="1017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Б-10МГайка</text:p>
          </table:table-cell>
          <table:table-cell office:value-type="string">
            <text:p>700-30-2264</text:p>
          </table:table-cell>
          <table:table-cell table:number-columns-repeated="2"/>
          <table:table-cell table:style-name="ce21" office:value-type="string">
            <text:p>700-30-2264</text:p>
          </table:table-cell>
          <table:table-cell office:value-type="string">
            <text:p>Гайка</text:p>
          </table:table-cell>
          <table:table-cell table:number-columns-repeated="1017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Б-10МВинт</text:p>
          </table:table-cell>
          <table:table-cell office:value-type="string">
            <text:p>В.М8х16.14Н019</text:p>
          </table:table-cell>
          <table:table-cell table:number-columns-repeated="2"/>
          <table:table-cell table:style-name="ce21"/>
          <table:table-cell table:number-columns-repeated="1018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Б-10ММанжета</text:p>
          </table:table-cell>
          <table:table-cell office:value-type="string">
            <text:p>2.1-100х125-4</text:p>
          </table:table-cell>
          <table:table-cell/>
          <table:table-cell office:value-type="string">
            <text:p>2.2-100х125-1</text:p>
          </table:table-cell>
          <table:table-cell table:style-name="ce21" office:value-type="string">
            <text:p>2.2-100Х125-1</text:p>
          </table:table-cell>
          <table:table-cell office:value-type="string">
            <text:p>МАНЖЕТА 2.2-100Х125-1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Болт 700-28-2379 Т-170</text:p>
          </table:table-cell>
          <table:table-cell office:value-type="string">
            <text:p>700-28-2379</text:p>
          </table:table-cell>
          <table:table-cell table:number-columns-repeated="2"/>
          <table:table-cell office:value-type="string">
            <text:p>700-28-2379</text:p>
          </table:table-cell>
          <table:table-cell office:value-type="string">
            <text:p>Болт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Болт 700-28-2546</text:p>
          </table:table-cell>
          <table:table-cell office:value-type="string">
            <text:p>700-28-2546</text:p>
          </table:table-cell>
          <table:table-cell table:number-columns-repeated="2"/>
          <table:table-cell office:value-type="string">
            <text:p>700-28-2546</text:p>
          </table:table-cell>
          <table:table-cell office:value-type="string">
            <text:p>Болт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Вал ведущий ДЗ-98А.10.04.188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Вал карданный 18-14-77-1 (50-14-23)</text:p>
          </table:table-cell>
          <table:table-cell office:value-type="string">
            <text:p>18-14-77-1</text:p>
          </table:table-cell>
          <table:table-cell/>
          <table:table-cell table:number-columns-repeated="2" office:value-type="string">
            <text:p>50-14-23</text:p>
          </table:table-cell>
          <table:table-cell office:value-type="string">
            <text:p>Вал карданный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Вал средний (КПП) ДЗ-98.10.05.051 ДЗ-98 Автогрейдер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Вентилятор 07146-1 СП Т-170</text:p>
          </table:table-cell>
          <table:table-cell office:value-type="string">
            <text:p>07146-1 СП</text:p>
          </table:table-cell>
          <table:table-cell/>
          <table:table-cell office:value-type="string">
            <text:p>07146-1сп</text:p>
          </table:table-cell>
          <table:table-cell office:value-type="string">
            <text:p>07146-1СП</text:p>
          </table:table-cell>
          <table:table-cell office:value-type="string">
            <text:p>Крестовина вентилятора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Вилка переднего и заднего хода 50-12-565 Т-170, УРБ-10</text:p>
          </table:table-cell>
          <table:table-cell office:value-type="string">
            <text:p><text:s/>50-12-565</text:p>
          </table:table-cell>
          <table:table-cell/>
          <table:table-cell table:number-columns-repeated="2" office:value-type="string">
            <text:p>50-12-565</text:p>
          </table:table-cell>
          <table:table-cell office:value-type="string">
            <text:p>Вилка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Втулка 35-13-18 Т-170</text:p>
          </table:table-cell>
          <table:table-cell office:value-type="string">
            <text:p>35-13-18</text:p>
          </table:table-cell>
          <table:table-cell table:number-columns-repeated="2"/>
          <table:table-cell office:value-type="string">
            <text:p>35-13-18</text:p>
          </table:table-cell>
          <table:table-cell office:value-type="string">
            <text:p>Втулка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Гайка 700-30-2318</text:p>
          </table:table-cell>
          <table:table-cell office:value-type="string">
            <text:p>700-30-2318</text:p>
          </table:table-cell>
          <table:table-cell table:number-columns-repeated="2"/>
          <table:table-cell office:value-type="string">
            <text:p>700-30-2318</text:p>
          </table:table-cell>
          <table:table-cell office:value-type="string">
            <text:p>Гайка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Гидроцилиндр рыхлителя 170-1610 Т-170</text:p>
          </table:table-cell>
          <table:table-cell office:value-type="string">
            <text:p>170-1610</text:p>
          </table:table-cell>
          <table:table-cell/>
          <table:table-cell office:value-type="string">
            <text:p>50-50-225сп</text:p>
          </table:table-cell>
          <table:table-cell office:value-type="string">
            <text:p>50-50-225СП</text:p>
          </table:table-cell>
          <table:table-cell office:value-type="string">
            <text:p>Гидроцилиндр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Диск тормозной ДЗ-94.0201.067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Диск тормозной ДЗ-95А.0201.921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Зуб механизма управления поворотом 35-13-15 Т-170</text:p>
          </table:table-cell>
          <table:table-cell office:value-type="string">
            <text:p>35-13-15</text:p>
          </table:table-cell>
          <table:table-cell table:number-columns-repeated="2"/>
          <table:table-cell office:value-type="string">
            <text:p>35-13-15</text:p>
          </table:table-cell>
          <table:table-cell office:value-type="string">
            <text:p>Зуб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Козырёк 15-19-15 Т-170</text:p>
          </table:table-cell>
          <table:table-cell office:value-type="string">
            <text:p>15-19-15</text:p>
          </table:table-cell>
          <table:table-cell table:number-columns-repeated="2"/>
          <table:table-cell office:value-type="string">
            <text:p>15-19-15</text:p>
          </table:table-cell>
          <table:table-cell office:value-type="string">
            <text:p>Козырек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Кольцо 038-046-46-2-2 Т-170</text:p>
          </table:table-cell>
          <table:table-cell office:value-type="string">
            <text:p>038-046-46-2-2</text:p>
          </table:table-cell>
          <table:table-cell table:number-columns-repeated="2"/>
          <table:table-cell office:value-type="string">
            <text:p>038-046-46-2-2</text:p>
          </table:table-cell>
          <table:table-cell office:value-type="string">
            <text:p>КОЛЬЦО 038-046-46-2-2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Кольцо 140-150-58-2-2</text:p>
          </table:table-cell>
          <table:table-cell office:value-type="string">
            <text:p>140-150-58-2-2</text:p>
          </table:table-cell>
          <table:table-cell table:number-columns-repeated="2"/>
          <table:table-cell office:value-type="string">
            <text:p>140-150-58-2-2</text:p>
          </table:table-cell>
          <table:table-cell office:value-type="string">
            <text:p>КОЛЬЦО 140-150-58-2-2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Кольцо 195-200-36-2-2 18829/9833 ДЗ-98В.1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Кольцо 700-40-8135 Т-170</text:p>
          </table:table-cell>
          <table:table-cell office:value-type="string">
            <text:p>700-40-8135</text:p>
          </table:table-cell>
          <table:table-cell table:number-columns-repeated="2"/>
          <table:table-cell office:value-type="string">
            <text:p>700-40-8135</text:p>
          </table:table-cell>
          <table:table-cell office:value-type="string">
            <text:p>КОЛЬЦО 700-40-8135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Кольцо нижнего вала КПП 18-12-417 Т-170</text:p>
          </table:table-cell>
          <table:table-cell office:value-type="string">
            <text:p>18-12-417</text:p>
          </table:table-cell>
          <table:table-cell table:number-columns-repeated="2"/>
          <table:table-cell office:value-type="string">
            <text:p>18-12-417</text:p>
          </table:table-cell>
          <table:table-cell office:value-type="string">
            <text:p>Кольцо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Кольцо уплотнительное 700-40-2733</text:p>
          </table:table-cell>
          <table:table-cell office:value-type="string">
            <text:p>700-40-2733</text:p>
          </table:table-cell>
          <table:table-cell table:number-columns-repeated="2"/>
          <table:table-cell office:value-type="string">
            <text:p>700-40-2733</text:p>
          </table:table-cell>
          <table:table-cell office:value-type="string">
            <text:p>КОЛЬЦО 700-40-2733</text:p>
          </table:table-cell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Кольцо уплотнительное 700-40-2733</text:p>
          </table:table-cell>
          <table:table-cell office:value-type="string">
            <text:p>700-40-2733</text:p>
          </table:table-cell>
          <table:table-cell table:number-columns-repeated="2"/>
          <table:table-cell office:value-type="string">
            <text:p>700-40-2733</text:p>
          </table:table-cell>
          <table:table-cell office:value-type="string">
            <text:p>КОЛЬЦО 700-40-2733</text:p>
          </table:table-cell>
          <table:table-cell table:number-columns-repeated="1017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Лента тормозная в сборе 18360-01 СП Т-170</text:p>
          </table:table-cell>
          <table:table-cell office:value-type="string">
            <text:p>18360-01</text:p>
          </table:table-cell>
          <table:table-cell/>
          <table:table-cell office:value-type="string">
            <text:p>18360-01сп</text:p>
          </table:table-cell>
          <table:table-cell office:value-type="string">
            <text:p>18360-01СП</text:p>
          </table:table-cell>
          <table:table-cell office:value-type="string">
            <text:p>Лента тормоза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Лента тормозная в сборе 18360-01 СП Т-170</text:p>
          </table:table-cell>
          <table:table-cell office:value-type="string">
            <text:p>18360-01</text:p>
          </table:table-cell>
          <table:table-cell/>
          <table:table-cell office:value-type="string">
            <text:p>18360-01сп</text:p>
          </table:table-cell>
          <table:table-cell office:value-type="string">
            <text:p>18360-01СП</text:p>
          </table:table-cell>
          <table:table-cell office:value-type="string">
            <text:p>Лента тормоза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Лента тормозная в сборе 18360-01СП Т-170</text:p>
          </table:table-cell>
          <table:table-cell office:value-type="string">
            <text:p>18360-01СП</text:p>
          </table:table-cell>
          <table:table-cell table:number-columns-repeated="2"/>
          <table:table-cell office:value-type="string">
            <text:p>18360-01СП</text:p>
          </table:table-cell>
          <table:table-cell office:value-type="string">
            <text:p>Лента тормоза</text:p>
          </table:table-cell>
          <table:table-cell table:number-columns-repeated="1017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Манжета 1-50x70-1 ГОСТ 8752-79</text:p>
          </table:table-cell>
          <table:table-cell office:value-type="float" office:value="0">
            <text:p>0</text:p>
          </table:table-cell>
          <table:table-cell office:value-type="string">
            <text:p>на ДЗ 98</text:p>
          </table:table-cell>
          <table:table-cell office:value-type="string">
            <text:p>1.2-50х70-1</text:p>
          </table:table-cell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Манжета 2.2-100x125-1 Т-170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2.2-100Х125-1</text:p>
          </table:table-cell>
          <table:table-cell office:value-type="string">
            <text:p>МАНЖЕТА 2.2-100Х125-1</text:p>
          </table:table-cell>
          <table:table-cell table:number-columns-repeated="1017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Манжета 2.2-100x125-4 Т-17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Манжета 2.2-90x120-2 Т-17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Манжета большая 700-40-3372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700-40-3372</text:p>
          </table:table-cell>
          <table:table-cell office:value-type="string">
            <text:p>МАНЖЕТА 700-40-3372</text:p>
          </table:table-cell>
          <table:table-cell table:number-columns-repeated="1017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Манжета дифференциала 70X92x12x1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1.2-70х92-1</text:p>
          </table:table-cell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Механизм натяжения 50-21-134СП Т-170</text:p>
          </table:table-cell>
          <table:table-cell office:value-type="float" office:value="0">
            <text:p>0</text:p>
          </table:table-cell>
          <table:table-cell office:value-type="string">
            <text:p>50-21-134сп</text:p>
          </table:table-cell>
          <table:table-cell office:value-type="string">
            <text:p>50-21-420сп</text:p>
          </table:table-cell>
          <table:table-cell office:value-type="string">
            <text:p>50-21-420СП</text:p>
          </table:table-cell>
          <table:table-cell office:value-type="string">
            <text:p>Механизм натяжения</text:p>
          </table:table-cell>
          <table:table-cell table:number-columns-repeated="1017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Муфта включения пускового двигателя ПД-23 72118 Т-170</text:p>
          </table:table-cell>
          <table:table-cell office:value-type="float" office:value="72118">
            <text:p>72118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Муфта сцепления 18-14-4СП Т-170</text:p>
          </table:table-cell>
          <table:table-cell office:value-type="string">
            <text:p>18-14-4СП</text:p>
          </table:table-cell>
          <table:table-cell table:number-columns-repeated="2"/>
          <table:table-cell office:value-type="string">
            <text:p>18-14-4СП</text:p>
          </table:table-cell>
          <table:table-cell office:value-type="string">
            <text:p>МУФТА СЦЕПЛЕНИЯ 18-14-4СБ(СП)</text:p>
          </table:table-cell>
          <table:table-cell table:number-columns-repeated="1017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Насос водяной 16-08-140 СП Т-170</text:p>
          </table:table-cell>
          <table:table-cell office:value-type="string">
            <text:p>16-08-140</text:p>
          </table:table-cell>
          <table:table-cell office:value-type="string">
            <text:p>дефицит</text:p>
          </table:table-cell>
          <table:table-cell office:value-type="string">
            <text:p>16-08-140сп</text:p>
          </table:table-cell>
          <table:table-cell office:value-type="string">
            <text:p>16-08-140СП</text:p>
          </table:table-cell>
          <table:table-cell office:value-type="string">
            <text:p>Насос</text:p>
          </table:table-cell>
          <table:table-cell table:number-columns-repeated="1017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Насос масляный 236-1011014-ВЗ</text:p>
          </table:table-cell>
          <table:table-cell office:value-type="string">
            <text:p>236-1011014-ВЗ</text:p>
          </table:table-cell>
          <table:table-cell office:value-type="string">
            <text:p>???</text:p>
          </table:table-cell>
          <table:table-cell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Насос масляный 29-09-124СП Т-170</text:p>
          </table:table-cell>
          <table:table-cell office:value-type="string">
            <text:p>29-09-124СП</text:p>
          </table:table-cell>
          <table:table-cell/>
          <table:table-cell table:number-columns-repeated="2" office:value-type="string">
            <text:p>51-09-272СП</text:p>
          </table:table-cell>
          <table:table-cell office:value-type="string">
            <text:p>Насос масляный комплект.</text:p>
          </table:table-cell>
          <table:table-cell table:number-columns-repeated="1017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Нож боковой автогрейдера ДЗ-98.23.01.09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Нож отвала 1800x1190x250 ДЗ-98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Нож средний на автогрейдер Б.23.01.011 ДЗ-98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Палец замыкающий 24-22-7 Т-170</text:p>
          </table:table-cell>
          <table:table-cell office:value-type="string">
            <text:p>24-22-7</text:p>
          </table:table-cell>
          <table:table-cell table:number-columns-repeated="2"/>
          <table:table-cell office:value-type="string">
            <text:p>24-22-7</text:p>
          </table:table-cell>
          <table:table-cell office:value-type="string">
            <text:p>Палец замыкающий</text:p>
          </table:table-cell>
          <table:table-cell table:number-columns-repeated="1017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Подшипник 7313 333 65x140x33 ДЗ-98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Подшипник выжимной 46118 Т-170</text:p>
          </table:table-cell>
          <table:table-cell office:value-type="float" office:value="46118">
            <text:p>46118</text:p>
          </table:table-cell>
          <table:table-cell office:value-type="string">
            <text:p>выяснить какого года выпуска трактор и модель1. 17-73-136СП/130СП 2.7320СП паук в сборе нового образца 1350(с дисками), 1985 (без дисков) 3. 7318СП паук в сборе старого образца 1440 без дисков, 2075 с дисками</text:p>
          </table:table-cell>
          <table:table-cell office:value-type="float" office:value="118">
            <text:p>118</text:p>
          </table:table-cell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Прокладка 19458 Т-170</text:p>
          </table:table-cell>
          <table:table-cell office:value-type="float" office:value="19458">
            <text:p>19458</text:p>
          </table:table-cell>
          <table:table-cell/>
          <table:table-cell table:number-columns-repeated="2" office:value-type="float" office:value="19458">
            <text:p>19458</text:p>
          </table:table-cell>
          <table:table-cell office:value-type="string">
            <text:p>ПРОКЛАДКА 19458</text:p>
          </table:table-cell>
          <table:table-cell table:number-columns-repeated="1017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Прокладка 700-40-7426 Т-170</text:p>
          </table:table-cell>
          <table:table-cell office:value-type="string">
            <text:p>700-40-7426</text:p>
          </table:table-cell>
          <table:table-cell table:number-columns-repeated="2"/>
          <table:table-cell office:value-type="string">
            <text:p>700-40-7426</text:p>
          </table:table-cell>
          <table:table-cell office:value-type="string">
            <text:p>Прокладка</text:p>
          </table:table-cell>
          <table:table-cell table:number-columns-repeated="1017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Радиатор 130У.13.010-0 Т-170</text:p>
          </table:table-cell>
          <table:table-cell office:value-type="string">
            <text:p>130У.13.010-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Распылитель 14-69-107-01 СП Т-170</text:p>
          </table:table-cell>
          <table:table-cell office:value-type="string">
            <text:p>14-69-107-01 СП</text:p>
          </table:table-cell>
          <table:table-cell/>
          <table:table-cell office:value-type="string">
            <text:p>14-69-107-1сп</text:p>
          </table:table-cell>
          <table:table-cell office:value-type="string">
            <text:p>14-69-107-1СП</text:p>
          </table:table-cell>
          <table:table-cell office:value-type="string">
            <text:p>Распылитель</text:p>
          </table:table-cell>
          <table:table-cell table:number-columns-repeated="1017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Ремень А 1000(Т-170)</text:p>
          </table:table-cell>
          <table:table-cell office:value-type="float" office:value="0">
            <text:p>0</text:p>
          </table:table-cell>
          <table:table-cell/>
          <table:table-cell office:value-type="string">
            <text:p>11-12,5х9-1090</text:p>
          </table:table-cell>
          <table:table-cell office:value-type="string">
            <text:p>11-12,5Х9-1090</text:p>
          </table:table-cell>
          <table:table-cell office:value-type="string">
            <text:p>РЕМЕНЬ ВЕНТИЛЯТОРНЫЙ 11-12,5Х9-1090</text:p>
          </table:table-cell>
          <table:table-cell table:number-columns-repeated="1017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Ремкомплект гидроцилиндра отвала 18-26-270 Т-130,Т-17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Ремкомплект колеса натяжного Т-130/Т-170</text:p>
          </table:table-cell>
          <table:table-cell office:value-type="float" office:value="0">
            <text:p>0</text:p>
          </table:table-cell>
          <table:table-cell office:value-type="string">
            <text:p>если нужен полный, то 3100, если только РТИ то 100</text:p>
          </table:table-cell>
          <table:table-cell office:value-type="string">
            <text:p>р/к 50-21-305СП/306СП</text:p>
          </table:table-cell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Рычаг 24-13-101СП Т-170</text:p>
          </table:table-cell>
          <table:table-cell office:value-type="string">
            <text:p>24-13-101СП</text:p>
          </table:table-cell>
          <table:table-cell table:number-columns-repeated="2"/>
          <table:table-cell office:value-type="string">
            <text:p>24-13-101СП</text:p>
          </table:table-cell>
          <table:table-cell office:value-type="string">
            <text:p>Рычаг</text:p>
          </table:table-cell>
          <table:table-cell table:number-columns-repeated="1017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Стопор бортового редуктора 60-19-11 Т-170</text:p>
          </table:table-cell>
          <table:table-cell office:value-type="string">
            <text:p>60-19-11</text:p>
          </table:table-cell>
          <table:table-cell table:number-columns-repeated="2"/>
          <table:table-cell office:value-type="string">
            <text:p>60-19-11</text:p>
          </table:table-cell>
          <table:table-cell office:value-type="string">
            <text:p>Стопор</text:p>
          </table:table-cell>
          <table:table-cell table:number-columns-repeated="1017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Сухарик бортового фрикциона 15-19-37 Т-170</text:p>
          </table:table-cell>
          <table:table-cell office:value-type="string">
            <text:p>15-19-37</text:p>
          </table:table-cell>
          <table:table-cell table:number-columns-repeated="2"/>
          <table:table-cell office:value-type="string">
            <text:p>15-19-37</text:p>
          </table:table-cell>
          <table:table-cell office:value-type="string">
            <text:p>Сухарик</text:p>
          </table:table-cell>
          <table:table-cell table:number-columns-repeated="1017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Турбокомпрессор ТКР-8,5 С Т-17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51-54-1сп</text:p>
          </table:table-cell>
          <table:table-cell office:value-type="string">
            <text:p>51-54-1СП</text:p>
          </table:table-cell>
          <table:table-cell office:value-type="string">
            <text:p>Турбокомпрессор ТКР8,5С</text:p>
          </table:table-cell>
          <table:table-cell table:number-columns-repeated="1017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Турбокомпрессор ТКР-8,5 СТ-17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51-54-1сп</text:p>
          </table:table-cell>
          <table:table-cell office:value-type="string">
            <text:p>51-54-1СП</text:p>
          </table:table-cell>
          <table:table-cell office:value-type="string">
            <text:p>Турбокомпрессор ТКР8,5С</text:p>
          </table:table-cell>
          <table:table-cell table:number-columns-repeated="1017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Уплотнение 20-19-123СП</text:p>
          </table:table-cell>
          <table:table-cell office:value-type="string">
            <text:p>20-19-123СП</text:p>
          </table:table-cell>
          <table:table-cell table:number-columns-repeated="2"/>
          <table:table-cell office:value-type="string">
            <text:p>20-19-123СП</text:p>
          </table:table-cell>
          <table:table-cell office:value-type="string">
            <text:p>Уплотнение</text:p>
          </table:table-cell>
          <table:table-cell table:number-columns-repeated="1017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Упор 64-13-140 Т-170</text:p>
          </table:table-cell>
          <table:table-cell office:value-type="string">
            <text:p>64-13-140</text:p>
          </table:table-cell>
          <table:table-cell office:value-type="string">
            <text:p>уточнить номер</text:p>
          </table:table-cell>
          <table:table-cell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Фиксатор 50-19-154 Т-170</text:p>
          </table:table-cell>
          <table:table-cell office:value-type="string">
            <text:p>50-19-154</text:p>
          </table:table-cell>
          <table:table-cell office:value-type="string">
            <text:p>если нет на заводе, то юа</text:p>
          </table:table-cell>
          <table:table-cell/>
          <table:table-cell office:value-type="string">
            <text:p>50-19-154</text:p>
          </table:table-cell>
          <table:table-cell office:value-type="string">
            <text:p>Фиксатор</text:p>
          </table:table-cell>
          <table:table-cell table:number-columns-repeated="1017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Фиксатор диска 16121 Т-170</text:p>
          </table:table-cell>
          <table:table-cell office:value-type="float" office:value="16121">
            <text:p>16121</text:p>
          </table:table-cell>
          <table:table-cell/>
          <table:table-cell table:number-columns-repeated="2" office:value-type="float" office:value="16121">
            <text:p>16121</text:p>
          </table:table-cell>
          <table:table-cell office:value-type="string">
            <text:p>Диск</text:p>
          </table:table-cell>
          <table:table-cell table:number-columns-repeated="1017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Фиксатор диска 50-16-111СП Т-170</text:p>
          </table:table-cell>
          <table:table-cell office:value-type="string">
            <text:p><text:s/>50-16-111СП</text:p>
          </table:table-cell>
          <table:table-cell/>
          <table:table-cell table:number-columns-repeated="2" office:value-type="string">
            <text:p>24-16-103СП</text:p>
          </table:table-cell>
          <table:table-cell office:value-type="string">
            <text:p>Диск с наружными зубьями</text:p>
          </table:table-cell>
          <table:table-cell table:number-columns-repeated="1017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Чехол 700-40-7238 Т-170</text:p>
          </table:table-cell>
          <table:table-cell office:value-type="string">
            <text:p>700-40-7238</text:p>
          </table:table-cell>
          <table:table-cell table:number-columns-repeated="2"/>
          <table:table-cell office:value-type="string">
            <text:p>700-40-7238</text:p>
          </table:table-cell>
          <table:table-cell office:value-type="string">
            <text:p>ЧЕХОЛ 700-40-7238</text:p>
          </table:table-cell>
          <table:table-cell table:number-columns-repeated="1017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Шестерня 18-12-321 ЧТЗ</text:p>
          </table:table-cell>
          <table:table-cell office:value-type="string">
            <text:p>18-12-321</text:p>
          </table:table-cell>
          <table:table-cell table:number-columns-repeated="2"/>
          <table:table-cell office:value-type="string">
            <text:p>18-12-321</text:p>
          </table:table-cell>
          <table:table-cell office:value-type="string">
            <text:p>Шестерня</text:p>
          </table:table-cell>
          <table:table-cell table:number-columns-repeated="1017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Шестерня двойная борт 50-19-144 Т-170</text:p>
          </table:table-cell>
          <table:table-cell office:value-type="string">
            <text:p>50-19-144</text:p>
          </table:table-cell>
          <table:table-cell/>
          <table:table-cell table:number-columns-repeated="2" office:value-type="string">
            <text:p>50-19-174СП</text:p>
          </table:table-cell>
          <table:table-cell office:value-type="string">
            <text:p>Шестерня двойная. Комплект</text:p>
          </table:table-cell>
          <table:table-cell table:number-columns-repeated="1017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Шестерня реверса 50-12-642 Б-10</text:p>
          </table:table-cell>
          <table:table-cell office:value-type="string">
            <text:p>50-12-642</text:p>
          </table:table-cell>
          <table:table-cell table:number-columns-repeated="2"/>
          <table:table-cell office:value-type="string">
            <text:p>50-12-642</text:p>
          </table:table-cell>
          <table:table-cell office:value-type="string">
            <text:p>Колесо зубчатое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50-19-145 Корпус подшипника</text:p>
          </table:table-cell>
          <table:table-cell office:value-type="string">
            <text:p>50-19-145</text:p>
          </table:table-cell>
          <table:table-cell table:number-columns-repeated="2"/>
          <table:table-cell office:value-type="string">
            <text:p>50-19-145</text:p>
          </table:table-cell>
          <table:table-cell office:value-type="string">
            <text:p>Корпус подшипника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4-19-29 Шестерня ведущая</text:p>
          </table:table-cell>
          <table:table-cell office:value-type="string">
            <text:p>24-19-29</text:p>
          </table:table-cell>
          <table:table-cell table:number-columns-repeated="2"/>
          <table:table-cell office:value-type="string">
            <text:p>24-19-29</text:p>
          </table:table-cell>
          <table:table-cell office:value-type="string">
            <text:p>Шестерня ведущая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2.2-100х125-2 Манжета</text:p>
          </table:table-cell>
          <table:table-cell office:value-type="string">
            <text:p>2.2-100х125-2</text:p>
          </table:table-cell>
          <table:table-cell/>
          <table:table-cell table:number-columns-repeated="2" office:value-type="string">
            <text:p>2.1-100Х125-4</text:p>
          </table:table-cell>
          <table:table-cell office:value-type="string">
            <text:p>МАНЖЕТА 2.1-100Х125-4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24-19-37 Полуось</text:p>
          </table:table-cell>
          <table:table-cell office:value-type="string">
            <text:p>24-19-37</text:p>
          </table:table-cell>
          <table:table-cell/>
          <table:table-cell table:number-columns-repeated="2" office:value-type="string">
            <text:p>24-19-37-01</text:p>
          </table:table-cell>
          <table:table-cell office:value-type="string">
            <text:p>Полуось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700-34-2047 Шпонка</text:p>
          </table:table-cell>
          <table:table-cell office:value-type="string">
            <text:p>700-34-2047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700-40-4092 Прокладка</text:p>
          </table:table-cell>
          <table:table-cell office:value-type="string">
            <text:p>700-40-4092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50-19-161 Щиток</text:p>
          </table:table-cell>
          <table:table-cell office:value-type="string">
            <text:p>50-19-161</text:p>
          </table:table-cell>
          <table:table-cell table:number-columns-repeated="2"/>
          <table:table-cell office:value-type="string">
            <text:p>50-19-161</text:p>
          </table:table-cell>
          <table:table-cell office:value-type="string">
            <text:p>Щиток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50-21-134СП Механизм натяжения</text:p>
          </table:table-cell>
          <table:table-cell office:value-type="string">
            <text:p>50-21-134СП</text:p>
          </table:table-cell>
          <table:table-cell/>
          <table:table-cell table:number-columns-repeated="2" office:value-type="string">
            <text:p>50-21-420СП</text:p>
          </table:table-cell>
          <table:table-cell office:value-type="string">
            <text:p>Механизм натяжения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50-21-306СП Колесо натяжное</text:p>
          </table:table-cell>
          <table:table-cell office:value-type="string">
            <text:p>50-21-306СП</text:p>
          </table:table-cell>
          <table:table-cell table:number-columns-repeated="2"/>
          <table:table-cell office:value-type="string">
            <text:p>50-21-306СП</text:p>
          </table:table-cell>
          <table:table-cell office:value-type="string">
            <text:p>Колесо натяжное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50-21-305СП Колесо натяжное</text:p>
          </table:table-cell>
          <table:table-cell office:value-type="string">
            <text:p>50-21-305СП</text:p>
          </table:table-cell>
          <table:table-cell table:number-columns-repeated="2"/>
          <table:table-cell office:value-type="string">
            <text:p>50-21-305СП</text:p>
          </table:table-cell>
          <table:table-cell office:value-type="string">
            <text:p>Колесо натяжное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24-21-169СП Каток однобортный</text:p>
          </table:table-cell>
          <table:table-cell office:value-type="string">
            <text:p>24-21-169СП</text:p>
          </table:table-cell>
          <table:table-cell table:number-columns-repeated="2"/>
          <table:table-cell office:value-type="string">
            <text:p>24-21-169СП</text:p>
          </table:table-cell>
          <table:table-cell office:value-type="string">
            <text:p>Каток однобортный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24-21-170СП Каток двубортный</text:p>
          </table:table-cell>
          <table:table-cell office:value-type="string">
            <text:p>24-21-170СП</text:p>
          </table:table-cell>
          <table:table-cell table:number-columns-repeated="2"/>
          <table:table-cell office:value-type="string">
            <text:p>24-21-170СП</text:p>
          </table:table-cell>
          <table:table-cell office:value-type="string">
            <text:p>Каток двубортный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20-19-123СП Уплотнение</text:p>
          </table:table-cell>
          <table:table-cell office:value-type="string">
            <text:p>20-19-123СП</text:p>
          </table:table-cell>
          <table:table-cell table:number-columns-repeated="2"/>
          <table:table-cell office:value-type="string">
            <text:p>20-19-123СП</text:p>
          </table:table-cell>
          <table:table-cell office:value-type="string">
            <text:p>Уплотнение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24-19-119СП Уплотнение</text:p>
          </table:table-cell>
          <table:table-cell office:value-type="string">
            <text:p>24-19-119СП</text:p>
          </table:table-cell>
          <table:table-cell table:number-columns-repeated="2"/>
          <table:table-cell office:value-type="string">
            <text:p>24-19-119СП</text:p>
          </table:table-cell>
          <table:table-cell office:value-type="string">
            <text:p>Уплотнение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966.3701 Генератор 28В</text:p>
          </table:table-cell>
          <table:table-cell office:value-type="string">
            <text:p>966.3701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Ремкомплект редуктора бортового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Уплотнение металл.</text:p>
          </table:table-cell>
          <table:table-cell office:value-type="string">
            <text:p>54010415ZS</text:p>
          </table:table-cell>
          <table:table-cell/>
          <table:table-cell office:value-type="string">
            <text:p>TLDOA 3870-2CPOO</text:p>
          </table:table-cell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Лабиринт</text:p>
          </table:table-cell>
          <table:table-cell office:value-type="string">
            <text:p>64-19-108</text:p>
          </table:table-cell>
          <table:table-cell table:number-columns-repeated="2"/>
          <table:table-cell office:value-type="string">
            <text:p>64-19-108</text:p>
          </table:table-cell>
          <table:table-cell office:value-type="string">
            <text:p>Лабиринт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Крышка</text:p>
          </table:table-cell>
          <table:table-cell office:value-type="string">
            <text:p>60-19-113</text:p>
          </table:table-cell>
          <table:table-cell/>
          <table:table-cell table:number-columns-repeated="2" office:value-type="string">
            <text:p>64-19-113</text:p>
          </table:table-cell>
          <table:table-cell office:value-type="string">
            <text:p>Крышка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Кольцо</text:p>
          </table:table-cell>
          <table:table-cell office:value-type="string">
            <text:p>775-36-25</text:p>
          </table:table-cell>
          <table:table-cell table:number-columns-repeated="2"/>
          <table:table-cell office:value-type="string">
            <text:p>775-36-25</text:p>
          </table:table-cell>
          <table:table-cell office:value-type="string">
            <text:p>КОЛЬЦО 775-36-25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Подшипник</text:p>
          </table:table-cell>
          <table:table-cell office:value-type="float" office:value="32612">
            <text:p>32612</text:p>
          </table:table-cell>
          <table:table-cell/>
          <table:table-cell table:number-columns-repeated="2" office:value-type="string">
            <text:p>70-32612К1М(70-32612КМ)</text:p>
          </table:table-cell>
          <table:table-cell office:value-type="string">
            <text:p>ПОДШИПНИК 70-32612К1М(70-32612КМ,70-32612М)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Вал шестерня</text:p>
          </table:table-cell>
          <table:table-cell office:value-type="string">
            <text:p>64-19-40</text:p>
          </table:table-cell>
          <table:table-cell table:number-columns-repeated="2"/>
          <table:table-cell office:value-type="string">
            <text:p>64-19-40</text:p>
          </table:table-cell>
          <table:table-cell office:value-type="string">
            <text:p>Вал шестерня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Подшипник</text:p>
          </table:table-cell>
          <table:table-cell office:value-type="float" office:value="32315">
            <text:p>32315</text:p>
          </table:table-cell>
          <table:table-cell/>
          <table:table-cell table:number-columns-repeated="2" office:value-type="string">
            <text:p>70-32315К1М(КМ)</text:p>
          </table:table-cell>
          <table:table-cell office:value-type="string">
            <text:p>ПОДШИПНИК 70-32315К1М(КМ)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Корпус подшипника</text:p>
          </table:table-cell>
          <table:table-cell office:value-type="string">
            <text:p>64-19-49</text:p>
          </table:table-cell>
          <table:table-cell table:number-columns-repeated="2"/>
          <table:table-cell office:value-type="string">
            <text:p>64-19-49</text:p>
          </table:table-cell>
          <table:table-cell office:value-type="string">
            <text:p>Корпус подшипника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Крышка</text:p>
          </table:table-cell>
          <table:table-cell office:value-type="string">
            <text:p>64-19-111СП</text:p>
          </table:table-cell>
          <table:table-cell office:value-type="string">
            <text:p>спросить у димы на кокй поменяли номер</text:p>
          </table:table-cell>
          <table:table-cell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Манжета (2,2-100х125)</text:p>
          </table:table-cell>
          <table:table-cell office:value-type="string">
            <text:p>1,2-100х125</text:p>
          </table:table-cell>
          <table:table-cell/>
          <table:table-cell table:number-columns-repeated="2" office:value-type="string">
            <text:p>2.1-100Х125-4</text:p>
          </table:table-cell>
          <table:table-cell office:value-type="string">
            <text:p>МАНЖЕТА 2.1-100Х125-4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Подшипник</text:p>
          </table:table-cell>
          <table:table-cell office:value-type="float" office:value="118">
            <text:p>118</text:p>
          </table:table-cell>
          <table:table-cell/>
          <table:table-cell table:number-columns-repeated="2" office:value-type="string">
            <text:p>118(6-118,118А)</text:p>
          </table:table-cell>
          <table:table-cell office:value-type="string">
            <text:p>ПОДШИПНИК 118(6-118,118А)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Шестерня</text:p>
          </table:table-cell>
          <table:table-cell office:value-type="string">
            <text:p>64-19-64</text:p>
          </table:table-cell>
          <table:table-cell table:number-columns-repeated="2"/>
          <table:table-cell office:value-type="string">
            <text:p>64-19-64</text:p>
          </table:table-cell>
          <table:table-cell office:value-type="string">
            <text:p>Шестерня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Водило</text:p>
          </table:table-cell>
          <table:table-cell office:value-type="string">
            <text:p>64-19-105СП</text:p>
          </table:table-cell>
          <table:table-cell table:number-columns-repeated="2"/>
          <table:table-cell office:value-type="string">
            <text:p>64-19-105СП</text:p>
          </table:table-cell>
          <table:table-cell office:value-type="string">
            <text:p>Водило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Подшипник</text:p>
          </table:table-cell>
          <table:table-cell office:value-type="float" office:value="2236">
            <text:p>2236</text:p>
          </table:table-cell>
          <table:table-cell/>
          <table:table-cell table:number-columns-repeated="2" office:value-type="string">
            <text:p>2236ЛМ</text:p>
          </table:table-cell>
          <table:table-cell office:value-type="string">
            <text:p>ПОДШИПНИК 2236ЛМ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Втулка</text:p>
          </table:table-cell>
          <table:table-cell office:value-type="string">
            <text:p>64-19-112</text:p>
          </table:table-cell>
          <table:table-cell table:number-columns-repeated="2"/>
          <table:table-cell office:value-type="string">
            <text:p>64-19-112</text:p>
          </table:table-cell>
          <table:table-cell office:value-type="string">
            <text:p>Втулка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Ступица</text:p>
          </table:table-cell>
          <table:table-cell office:value-type="string">
            <text:p>64-19-63</text:p>
          </table:table-cell>
          <table:table-cell table:number-columns-repeated="2"/>
          <table:table-cell office:value-type="string">
            <text:p>64-19-63</text:p>
          </table:table-cell>
          <table:table-cell office:value-type="string">
            <text:p>Ступица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Подшипник</text:p>
          </table:table-cell>
          <table:table-cell office:value-type="float" office:value="1000932">
            <text:p>1000932</text:p>
          </table:table-cell>
          <table:table-cell/>
          <table:table-cell table:number-columns-repeated="2" office:value-type="string">
            <text:p>1000932Л(5-1000932Л)</text:p>
          </table:table-cell>
          <table:table-cell office:value-type="string">
            <text:p>ПОДШИПНИК 1000932Л(5-1000932Л)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Шестерня</text:p>
          </table:table-cell>
          <table:table-cell office:value-type="string">
            <text:p>64-19-38</text:p>
          </table:table-cell>
          <table:table-cell table:number-columns-repeated="2"/>
          <table:table-cell office:value-type="string">
            <text:p>64-19-38</text:p>
          </table:table-cell>
          <table:table-cell office:value-type="string">
            <text:p>Шестерня центральная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Втулка</text:p>
          </table:table-cell>
          <table:table-cell office:value-type="string">
            <text:p>64-14-37</text:p>
          </table:table-cell>
          <table:table-cell table:number-columns-repeated="2"/>
          <table:table-cell office:value-type="string">
            <text:p>64-14-37</text:p>
          </table:table-cell>
          <table:table-cell office:value-type="string">
            <text:p>Втулка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Подшипник</text:p>
          </table:table-cell>
          <table:table-cell office:value-type="float" office:value="134">
            <text:p>134</text:p>
          </table:table-cell>
          <table:table-cell/>
          <table:table-cell table:number-columns-repeated="2" office:value-type="string">
            <text:p>134Л</text:p>
          </table:table-cell>
          <table:table-cell office:value-type="string">
            <text:p>ПОДШИПНИК 134Л</text:p>
          </table:table-cell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Чехол</text:p>
          </table:table-cell>
          <table:table-cell office:value-type="string">
            <text:p>700-40-8933</text:p>
          </table:table-cell>
          <table:table-cell table:number-columns-repeated="2"/>
          <table:table-cell office:value-type="string">
            <text:p>700-40-8933</text:p>
          </table:table-cell>
          <table:table-cell office:value-type="string">
            <text:p>ЧЕХОЛ 700-40-8933</text:p>
          </table:table-cell>
          <table:table-cell table:number-columns-repeated="1017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Элемент В/Ф</text:p>
          </table:table-cell>
          <table:table-cell office:value-type="string">
            <text:p>238Н-1109080</text:p>
          </table:table-cell>
          <table:table-cell office:value-type="string">
            <text:p>фильтр воздушный</text:p>
          </table:table-cell>
          <table:table-cell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Фильтр грубой очистки</text:p>
          </table:table-cell>
          <table:table-cell office:value-type="string">
            <text:p>51-70-148СП</text:p>
          </table:table-cell>
          <table:table-cell table:number-columns-repeated="2"/>
          <table:table-cell office:value-type="string">
            <text:p>51-70-148СП</text:p>
          </table:table-cell>
          <table:table-cell office:value-type="string">
            <text:p>Фильтр топливный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Фильтр масляный (сетка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Гусеница Б-12 (серийная)</text:p>
          </table:table-cell>
          <table:table-cell office:value-type="string">
            <text:p>1 комплект</text:p>
          </table:table-cell>
          <table:table-cell office:value-type="string">
            <text:p>ширина 560, Кат-22У-45-560, со смаз.</text:p>
          </table:table-cell>
          <table:table-cell table:number-columns-repeated="2" office:value-type="string">
            <text:p>ГМ-10-04СП</text:p>
          </table:table-cell>
          <table:table-cell office:value-type="string">
            <text:p>Гусеница 7-катк.</text:p>
          </table:table-cell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Опора</text:p>
          </table:table-cell>
          <table:table-cell office:value-type="string">
            <text:p>80-52-118СП</text:p>
          </table:table-cell>
          <table:table-cell table:number-columns-repeated="2"/>
          <table:table-cell office:value-type="string">
            <text:p>80-52-118СП</text:p>
          </table:table-cell>
          <table:table-cell office:value-type="string">
            <text:p>Опора</text:p>
          </table:table-cell>
          <table:table-cell table:number-columns-repeated="1017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Крышка</text:p>
          </table:table-cell>
          <table:table-cell office:value-type="string">
            <text:p>80-52-83</text:p>
          </table:table-cell>
          <table:table-cell table:number-columns-repeated="2"/>
          <table:table-cell office:value-type="string">
            <text:p>80-52-83</text:p>
          </table:table-cell>
          <table:table-cell office:value-type="string">
            <text:p>Крышка</text:p>
          </table:table-cell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Опорв</text:p>
          </table:table-cell>
          <table:table-cell office:value-type="string">
            <text:p>ДЗ-27С-01-015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Турбокомпрессор ТКР 8,5С</text:p>
          </table:table-cell>
          <table:table-cell office:value-type="string">
            <text:p>51-54-1-01СП</text:p>
          </table:table-cell>
          <table:table-cell/>
          <table:table-cell table:number-columns-repeated="2" office:value-type="string">
            <text:p>51-54-1СП</text:p>
          </table:table-cell>
          <table:table-cell office:value-type="string">
            <text:p>Турбокомпрессор ТКР8,5С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Прокладка ТКР 8,5С</text:p>
          </table:table-cell>
          <table:table-cell office:value-type="string">
            <text:p>700-40-8174</text:p>
          </table:table-cell>
          <table:table-cell/>
          <table:table-cell table:number-columns-repeated="2" office:value-type="string">
            <text:p>700-40-8147</text:p>
          </table:table-cell>
          <table:table-cell office:value-type="string">
            <text:p>ПРОКЛАДКА 700-40-8147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Прокладка ТКР 8,5С</text:p>
          </table:table-cell>
          <table:table-cell office:value-type="string">
            <text:p>700-408750СП</text:p>
          </table:table-cell>
          <table:table-cell office:value-type="string">
            <text:p>выставлять по заводу, заказывать юа</text:p>
          </table:table-cell>
          <table:table-cell table:number-columns-repeated="2" office:value-type="string">
            <text:p>700-40-8750СП</text:p>
          </table:table-cell>
          <table:table-cell office:value-type="string">
            <text:p>Прокладка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Кольцо уплотнительное ТКР 8,5</text:p>
          </table:table-cell>
          <table:table-cell office:value-type="string">
            <text:p>54-54-30</text:p>
          </table:table-cell>
          <table:table-cell office:value-type="string">
            <text:p>выставлять по заводу, заказывать юа</text:p>
          </table:table-cell>
          <table:table-cell table:number-columns-repeated="2" office:value-type="string">
            <text:p>51-54-30</text:p>
          </table:table-cell>
          <table:table-cell office:value-type="string">
            <text:p>Кольцо уплотнительное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Механизм натяжения гусеницы</text:p>
          </table:table-cell>
          <table:table-cell office:value-type="string">
            <text:p>50-21-420СП</text:p>
          </table:table-cell>
          <table:table-cell table:number-columns-repeated="2"/>
          <table:table-cell office:value-type="string">
            <text:p>50-21-420СП</text:p>
          </table:table-cell>
          <table:table-cell office:value-type="string">
            <text:p>Механизм натяжения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Лента тормозная</text:p>
          </table:table-cell>
          <table:table-cell office:value-type="string">
            <text:p>50-18-116СП</text:p>
          </table:table-cell>
          <table:table-cell office:value-type="string">
            <text:p>половинками не поставляется</text:p>
          </table:table-cell>
          <table:table-cell table:number-columns-repeated="2" office:value-type="string">
            <text:p>18360-01СП</text:p>
          </table:table-cell>
          <table:table-cell office:value-type="string">
            <text:p>Лента тормоза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р/к бортового редуктора, 20 наим.(34 поз.)</text:p>
          </table:table-cell>
          <table:table-cell office:value-type="string">
            <text:p>РТИ+прокладки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Уплотнение бортового редуктора в сборе малое</text:p>
          </table:table-cell>
          <table:table-cell office:value-type="string">
            <text:p>20-19-123СП</text:p>
          </table:table-cell>
          <table:table-cell table:number-columns-repeated="2"/>
          <table:table-cell office:value-type="string">
            <text:p>20-19-123СП</text:p>
          </table:table-cell>
          <table:table-cell office:value-type="string">
            <text:p>Уплотнение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Уплотнение бортового редуктора в сборе большое</text:p>
          </table:table-cell>
          <table:table-cell office:value-type="string">
            <text:p>24-19-119СП</text:p>
          </table:table-cell>
          <table:table-cell table:number-columns-repeated="2"/>
          <table:table-cell office:value-type="string">
            <text:p>24-19-119СП</text:p>
          </table:table-cell>
          <table:table-cell office:value-type="string">
            <text:p>Уплотнение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Планка крепления катка</text:p>
          </table:table-cell>
          <table:table-cell office:value-type="string">
            <text:p>50-21-163</text:p>
          </table:table-cell>
          <table:table-cell table:number-columns-repeated="2"/>
          <table:table-cell office:value-type="string">
            <text:p>50-21-163</text:p>
          </table:table-cell>
          <table:table-cell office:value-type="string">
            <text:p>Планка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Планка крепления катка</text:p>
          </table:table-cell>
          <table:table-cell office:value-type="string">
            <text:p>50-21-162</text:p>
          </table:table-cell>
          <table:table-cell table:number-columns-repeated="2"/>
          <table:table-cell office:value-type="string">
            <text:p>50-21-162</text:p>
          </table:table-cell>
          <table:table-cell office:value-type="string">
            <text:p>Планка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Гидрораспределитель</text:p>
          </table:table-cell>
          <table:table-cell office:value-type="string">
            <text:p>Р-160.3/1-111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Колесо натяжное в сборе правое</text:p>
          </table:table-cell>
          <table:table-cell office:value-type="string">
            <text:p>50-21-305-0СП</text:p>
          </table:table-cell>
          <table:table-cell office:value-type="string">
            <text:p>расценены с цельнолитой порой, если нужны 50-21-305СП, то вх. 19000</text:p>
          </table:table-cell>
          <table:table-cell table:number-columns-repeated="2" office:value-type="string">
            <text:p>50-21-305-05СП</text:p>
          </table:table-cell>
          <table:table-cell office:value-type="string">
            <text:p>Колесо натяжное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Колесо натяжное в сборе левое</text:p>
          </table:table-cell>
          <table:table-cell office:value-type="string">
            <text:p>50-21-306-0СП</text:p>
          </table:table-cell>
          <table:table-cell office:value-type="string">
            <text:p>расценены с цельнолитой порой, если нужны 50-21-306СП, то вх. 19000</text:p>
          </table:table-cell>
          <table:table-cell table:number-columns-repeated="2" office:value-type="string">
            <text:p>50-21-306-05СП</text:p>
          </table:table-cell>
          <table:table-cell office:value-type="string">
            <text:p>Колесо натяжное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Доставка ТК КИТ до г. Губкинский 620 кг, 2м3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Турбокомпрессор ТКР 8,5 С</text:p>
          </table:table-cell>
          <table:table-cell office:value-type="string">
            <text:p>51-54-1-01 СП</text:p>
          </table:table-cell>
          <table:table-cell/>
          <table:table-cell table:number-columns-repeated="2" office:value-type="string">
            <text:p>51-54-1СП</text:p>
          </table:table-cell>
          <table:table-cell office:value-type="string">
            <text:p>Турбокомпрессор ТКР8,5С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Фильтр-патрон</text:p>
          </table:table-cell>
          <table:table-cell office:value-type="string">
            <text:p>А41.10.000-02</text:p>
          </table:table-cell>
          <table:table-cell office:value-type="string">
            <text:p>В сборе с 01</text:p>
          </table:table-cell>
          <table:table-cell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Фильтр-патрон</text:p>
          </table:table-cell>
          <table:table-cell office:value-type="string">
            <text:p>А41.20.000-01</text:p>
          </table:table-cell>
          <table:table-cell office:value-type="string">
            <text:p>В сборе с 02</text:p>
          </table:table-cell>
          <table:table-cell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кассета</text:p>
          </table:table-cell>
          <table:table-cell office:value-type="string">
            <text:p>17-05-176 СП</text:p>
          </table:table-cell>
          <table:table-cell/>
          <table:table-cell office:value-type="string">
            <text:p>17-05-176сп</text:p>
          </table:table-cell>
          <table:table-cell office:value-type="string">
            <text:p>17-05-176СП</text:p>
          </table:table-cell>
          <table:table-cell office:value-type="string">
            <text:p>Кассета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кольцо</text:p>
          </table:table-cell>
          <table:table-cell office:value-type="float" office:value="40796">
            <text:p>40796</text:p>
          </table:table-cell>
          <table:table-cell/>
          <table:table-cell table:number-columns-repeated="2" office:value-type="float" office:value="40796">
            <text:p>40796</text:p>
          </table:table-cell>
          <table:table-cell office:value-type="string">
            <text:p>КОЛЬЦО 40796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болт</text:p>
          </table:table-cell>
          <table:table-cell office:value-type="string">
            <text:p>М20х1,5х62</text:p>
          </table:table-cell>
          <table:table-cell table:number-columns-repeated="2"/>
          <table:table-cell office:value-type="string">
            <text:p>М20Х1,5Х62</text:p>
          </table:table-cell>
          <table:table-cell office:value-type="string">
            <text:p>БОЛТ М20Х1,5Х62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шайба</text:p>
          </table:table-cell>
          <table:table-cell office:value-type="string">
            <text:p>20 ОТ 65 Г 09</text:p>
          </table:table-cell>
          <table:table-cell/>
          <table:table-cell table:number-columns-repeated="2" office:value-type="string">
            <text:p>20ОТ65Г09</text:p>
          </table:table-cell>
          <table:table-cell office:value-type="string">
            <text:p>ШАЙБА ПРУЖИННАЯ 20ОТ65Г09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гайка</text:p>
          </table:table-cell>
          <table:table-cell office:value-type="string">
            <text:p>30326-1</text:p>
          </table:table-cell>
          <table:table-cell/>
          <table:table-cell office:value-type="float" office:value="30326">
            <text:p>30326</text:p>
          </table:table-cell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Каток поддерживающий</text:p>
          </table:table-cell>
          <table:table-cell office:value-type="string">
            <text:p>50-21-41 6 СП</text:p>
          </table:table-cell>
          <table:table-cell/>
          <table:table-cell office:value-type="string">
            <text:p>КАТ-21-416СП</text:p>
          </table:table-cell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Каток однобортный</text:p>
          </table:table-cell>
          <table:table-cell office:value-type="string">
            <text:p>Кат-21-169 СП-Б</text:p>
          </table:table-cell>
          <table:table-cell/>
          <table:table-cell office:value-type="string">
            <text:p>ЧД-21-169СБ</text:p>
          </table:table-cell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Каток двубортный</text:p>
          </table:table-cell>
          <table:table-cell office:value-type="string">
            <text:p>Кат-21-170 СП-Б</text:p>
          </table:table-cell>
          <table:table-cell/>
          <table:table-cell office:value-type="string">
            <text:p>ЧД-21-170СБ</text:p>
          </table:table-cell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Бульдозер Б12</text:p>
          </table:table-cell>
          <table:table-cell table:number-columns-repeated="102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Стартер 2501.3708-20</text:p>
          </table:table-cell>
          <table:table-cell office:value-type="string">
            <text:p>МQ1</text:p>
          </table:table-cell>
          <table:table-cell office:value-type="string">
            <text:p>Самара</text:p>
          </table:table-cell>
          <table:table-cell office:value-type="string">
            <text:p>42.3708.000</text:p>
          </table:table-cell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Генератор Г1000ВК 11.1 (1000Вт 28В)</text:p>
          </table:table-cell>
          <table:table-cell office:value-type="string">
            <text:p>G1</text:p>
          </table:table-cell>
          <table:table-cell office:value-type="string">
            <text:p>то же что и 966.3701</text:p>
          </table:table-cell>
          <table:table-cell office:value-type="string">
            <text:p>7006.3701.000</text:p>
          </table:table-cell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тормозная лента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18360-01СП</text:p>
          </table:table-cell>
          <table:table-cell office:value-type="string">
            <text:p>Лента тормоза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опорный каток</text:p>
          </table:table-cell>
          <table:table-cell office:value-type="float" office:value="0">
            <text:p>0</text:p>
          </table:table-cell>
          <table:table-cell office:value-type="string">
            <text:p>однобортный или двубортный?</text:p>
          </table:table-cell>
          <table:table-cell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Турбокомпрессор 122-07</text:p>
          </table:table-cell>
          <table:table-cell office:value-type="string">
            <text:p>122-1118010-07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Нож средний(2шт)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80-52-61</text:p>
          </table:table-cell>
          <table:table-cell office:value-type="string">
            <text:p>Нож средний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нож угловой левый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80-52-59-02</text:p>
          </table:table-cell>
          <table:table-cell office:value-type="string">
            <text:p>Нож боковой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нож угловой правый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80-52-60-02</text:p>
          </table:table-cell>
          <table:table-cell office:value-type="string">
            <text:p>Нож боковой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фрикцион левый в сборе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24-16-102СП</text:p>
          </table:table-cell>
          <table:table-cell office:value-type="string">
            <text:p>Фрикцион бортовой левый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фрикцион правы в сборе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24-16-101СП</text:p>
          </table:table-cell>
          <table:table-cell office:value-type="string">
            <text:p>Фрикцион бортовой правый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Насос топливный ЯМЗ-236Б-2,3,4 высокого давления ТМ-120 ЯЗДА № 607.1111005</text:p>
          </table:table-cell>
          <table:table-cell office:value-type="string">
            <text:p>607.1111005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Муфта сцепления</text:p>
          </table:table-cell>
          <table:table-cell office:value-type="string">
            <text:p>18-14-4сп</text:p>
          </table:table-cell>
          <table:table-cell table:number-columns-repeated="2"/>
          <table:table-cell office:value-type="string">
            <text:p>18-14-4СП</text:p>
          </table:table-cell>
          <table:table-cell office:value-type="string">
            <text:p>МУФТА СЦЕПЛЕНИЯ 18-14-4СБ(СП)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Муфта включения</text:p>
          </table:table-cell>
          <table:table-cell office:value-type="string">
            <text:p>18-14-133сп</text:p>
          </table:table-cell>
          <table:table-cell table:number-columns-repeated="2"/>
          <table:table-cell office:value-type="string">
            <text:p>18-14-133СП</text:p>
          </table:table-cell>
          <table:table-cell office:value-type="string">
            <text:p>Муфта включения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Механизм управления поворотом</text:p>
          </table:table-cell>
          <table:table-cell office:value-type="string">
            <text:p>50-13-5сп</text:p>
          </table:table-cell>
          <table:table-cell table:number-columns-repeated="2"/>
          <table:table-cell office:value-type="string">
            <text:p>50-13-5СП</text:p>
          </table:table-cell>
          <table:table-cell office:value-type="string">
            <text:p>Механизм управления поворотом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Вал верхний</text:p>
          </table:table-cell>
          <table:table-cell office:value-type="string">
            <text:p>18-12-132</text:p>
          </table:table-cell>
          <table:table-cell table:number-columns-repeated="2"/>
          <table:table-cell office:value-type="string">
            <text:p>18-12-132</text:p>
          </table:table-cell>
          <table:table-cell office:value-type="string">
            <text:p>Вал верхний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Ось на рессору</text:p>
          </table:table-cell>
          <table:table-cell office:value-type="string">
            <text:p>50-20-20</text:p>
          </table:table-cell>
          <table:table-cell/>
          <table:table-cell table:number-columns-repeated="2" office:value-type="string">
            <text:p>50-20-49</text:p>
          </table:table-cell>
          <table:table-cell office:value-type="string">
            <text:p>Палец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Нужны запчасти на Б-12 (2008 г.в.). Номеров к сожалению не знаю. Известно, что относятся к гидротрансформатору.Высылаю фото. По 1 шт., в комплекте с кольцами</text:p>
          </table:table-cell>
          <table:table-cell office:value-type="float" office:value="0">
            <text:p>0</text:p>
          </table:table-cell>
          <table:table-cell office:value-type="string">
            <text:p>###############################################################################################################################################################################################################################################################</text:p>
          </table:table-cell>
          <table:table-cell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вал 64-14-331СП ЧОД изменился на 64-14-320СП</text:p>
          </table:table-cell>
          <table:table-cell table:number-columns-repeated="2" office:value-type="string">
            <text:p>64-14-320</text:p>
          </table:table-cell>
          <table:table-cell office:value-type="string">
            <text:p>Вал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подшип 2шт на валу к ЮА 50-70%</text:p>
          </table:table-cell>
          <table:table-cell table:number-columns-repeated="2" office:value-type="string">
            <text:p>176218(176218Б3,6-176218Б,6-176218Б3)</text:p>
          </table:table-cell>
          <table:table-cell office:value-type="string">
            <text:p>ПОДШИПНИК 176218,176218Б3,6-176218Б,6-176218Б3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ось</text:p>
          </table:table-cell>
          <table:table-cell table:number-columns-repeated="2" office:value-type="string">
            <text:p>64-14-164СП</text:p>
          </table:table-cell>
          <table:table-cell office:value-type="string">
            <text:p>Ось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льцо 2шт на оси</text:p>
          </table:table-cell>
          <table:table-cell table:number-columns-repeated="2" office:value-type="string">
            <text:p>700-42-2721</text:p>
          </table:table-cell>
          <table:table-cell office:value-type="string">
            <text:p>Кольцо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льцо 2шт на валу</text:p>
          </table:table-cell>
          <table:table-cell table:number-columns-repeated="2" office:value-type="string">
            <text:p>64-14-123</text:p>
          </table:table-cell>
          <table:table-cell office:value-type="string">
            <text:p>Кольцо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льцо в180 1шт оси</text:p>
          </table:table-cell>
          <table:table-cell table:number-columns-repeated="2" office:value-type="string">
            <text:p>700-58-2611</text:p>
          </table:table-cell>
          <table:table-cell office:value-type="string">
            <text:p>Кольцо В180 ГОСТ 13940-86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льцо 1шт </text:p>
          </table:table-cell>
          <table:table-cell table:number-columns-repeated="2" office:value-type="string">
            <text:p>3308-289</text:p>
          </table:table-cell>
          <table:table-cell office:value-type="string">
            <text:p>Кольцо уплотнительное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подшипник на оси. К ЮА 30-40%</text:p>
          </table:table-cell>
          <table:table-cell table:number-columns-repeated="2" office:value-type="string">
            <text:p>32124Л(32124Л1)</text:p>
          </table:table-cell>
          <table:table-cell office:value-type="string">
            <text:p>ПОДШИПНИК 32124Л(32124Л1)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льцо </text:p>
          </table:table-cell>
          <table:table-cell table:number-columns-repeated="2" office:value-type="string">
            <text:p>700-40-8383</text:p>
          </table:table-cell>
          <table:table-cell office:value-type="string">
            <text:p>КОЛЬЦО 700-40-8383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700-40-2896</text:p>
          </table:table-cell>
          <table:table-cell table:number-columns-repeated="2"/>
          <table:table-cell office:value-type="string">
            <text:p>700-40-2896</text:p>
          </table:table-cell>
          <table:table-cell office:value-type="string">
            <text:p>ПРОКЛАДКА 700-40-2896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14-69-117СП</text:p>
          </table:table-cell>
          <table:table-cell/>
          <table:table-cell table:number-columns-repeated="2" office:value-type="string">
            <text:p>14-69-117-1СП</text:p>
          </table:table-cell>
          <table:table-cell office:value-type="string">
            <text:p>Форсунка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м-149А1</text:p>
          </table:table-cell>
          <table:table-cell/>
          <table:table-cell table:number-columns-repeated="2" office:value-type="string">
            <text:p>М-149А1-3728000</text:p>
          </table:table-cell>
          <table:table-cell office:value-type="string">
            <text:p>МАГНЕТО М-149А1-3728000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вк 318 б-02</text:p>
          </table:table-cell>
          <table:table-cell/>
          <table:table-cell table:number-columns-repeated="2" office:value-type="string">
            <text:p>ВК-318Б У-ХЛ</text:p>
          </table:table-cell>
          <table:table-cell office:value-type="string">
            <text:p>ВКЛЮЧАТЕЛЬ "МАССЫ" С РУЧНЫМ УПРАВЛЕНИЕМ ВК-318Б У-ХЛ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24-21-169СП</text:p>
          </table:table-cell>
          <table:table-cell table:number-columns-repeated="2"/>
          <table:table-cell office:value-type="string">
            <text:p>24-21-169СП</text:p>
          </table:table-cell>
          <table:table-cell office:value-type="string">
            <text:p>Каток однобортный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24-21-170СП</text:p>
          </table:table-cell>
          <table:table-cell table:number-columns-repeated="2"/>
          <table:table-cell office:value-type="string">
            <text:p>24-21-170СП</text:p>
          </table:table-cell>
          <table:table-cell office:value-type="string">
            <text:p>Каток двубортный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а4110000-02СП</text:p>
          </table:table-cell>
          <table:table-cell/>
          <table:table-cell office:value-type="string">
            <text:p>в сборе с А41.20.000-01</text:p>
          </table:table-cell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а4110000-01СП</text:p>
          </table:table-cell>
          <table:table-cell/>
          <table:table-cell office:value-type="string">
            <text:p>А41.20.000-01</text:p>
          </table:table-cell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700-40-4786</text:p>
          </table:table-cell>
          <table:table-cell table:number-columns-repeated="2"/>
          <table:table-cell office:value-type="string">
            <text:p>700-40-4786</text:p>
          </table:table-cell>
          <table:table-cell office:value-type="string">
            <text:p>КОЛЬЦО 700-40-4786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11-16х11х1650</text:p>
          </table:table-cell>
          <table:table-cell/>
          <table:table-cell office:value-type="string">
            <text:p>11-16х11-1650</text:p>
          </table:table-cell>
          <table:table-cell office:value-type="string">
            <text:p>11-16Х11-1650</text:p>
          </table:table-cell>
          <table:table-cell office:value-type="string">
            <text:p>РЕМЕНЬ ВЕНТИЛЯТОРНЫЙ 11-16Х11-1650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11-12,5х9х1090</text:p>
          </table:table-cell>
          <table:table-cell/>
          <table:table-cell office:value-type="string">
            <text:p>11-12,5х9-1090</text:p>
          </table:table-cell>
          <table:table-cell office:value-type="string">
            <text:p>11-12,5Х9-1090</text:p>
          </table:table-cell>
          <table:table-cell office:value-type="string">
            <text:p>РЕМЕНЬ ВЕНТИЛЯТОРНЫЙ 11-12,5Х9-1090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65-09-123СП</text:p>
          </table:table-cell>
          <table:table-cell/>
          <table:table-cell office:value-type="string">
            <text:p>Р-635-1.06</text:p>
          </table:table-cell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21-17-4СП</text:p>
          </table:table-cell>
          <table:table-cell table:number-columns-repeated="2"/>
          <table:table-cell office:value-type="string">
            <text:p>21-17-4СП</text:p>
          </table:table-cell>
          <table:table-cell office:value-type="string">
            <text:p>Сервомеханизм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18-12-178СП</text:p>
          </table:table-cell>
          <table:table-cell table:number-columns-repeated="2"/>
          <table:table-cell office:value-type="string">
            <text:p>18-12-178СП</text:p>
          </table:table-cell>
          <table:table-cell office:value-type="string">
            <text:p>Механизм переключения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50-15-124СП</text:p>
          </table:table-cell>
          <table:table-cell/>
          <table:table-cell table:number-columns-repeated="2" office:value-type="string">
            <text:p>50-15-124</text:p>
          </table:table-cell>
          <table:table-cell office:value-type="string">
            <text:p>Стакан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50-13-5СП</text:p>
          </table:table-cell>
          <table:table-cell table:number-columns-repeated="2"/>
          <table:table-cell office:value-type="string">
            <text:p>50-13-5СП</text:p>
          </table:table-cell>
          <table:table-cell office:value-type="string">
            <text:p>Механизм управления поворотом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50-21-136СП</text:p>
          </table:table-cell>
          <table:table-cell table:number-columns-repeated="2"/>
          <table:table-cell office:value-type="string">
            <text:p>50-21-136СП</text:p>
          </table:table-cell>
          <table:table-cell office:value-type="string">
            <text:p>Цилиндр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24-21-171СП</text:p>
          </table:table-cell>
          <table:table-cell office:value-type="string">
            <text:p>каток поддерживающий</text:p>
          </table:table-cell>
          <table:table-cell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string">
            <text:p>16-08-140СП</text:p>
          </table:table-cell>
          <table:table-cell office:value-type="string">
            <text:p>дефицит</text:p>
          </table:table-cell>
          <table:table-cell/>
          <table:table-cell office:value-type="string">
            <text:p>16-08-140СП</text:p>
          </table:table-cell>
          <table:table-cell office:value-type="string">
            <text:p>Насос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Гусеница серийная 50-22-9 СП</text:p>
          </table:table-cell>
          <table:table-cell office:value-type="float" office:value="0">
            <text:p>0</text:p>
          </table:table-cell>
          <table:table-cell/>
          <table:table-cell office:value-type="string">
            <text:p>ЧД-50-22-9-09СБ</text:p>
          </table:table-cell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Гусеница серийная (500мм) <text:s/>50-22-9СП</text:p>
          </table:table-cell>
          <table:table-cell office:value-type="string">
            <text:p>50-22-9СП</text:p>
          </table:table-cell>
          <table:table-cell/>
          <table:table-cell office:value-type="string">
            <text:p>ЧД-50-22-9-09СБ</text:p>
          </table:table-cell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Гусеница т/у в сборе КАТ-22-45-690 (45 звеньев)</text:p>
          </table:table-cell>
          <table:table-cell office:value-type="string">
            <text:p>КАТ-22-45-690</text:p>
          </table:table-cell>
          <table:table-cell office:value-type="string">
            <text:p>кат говно, лучше ГУС ЧТЗ ГМ1-8-04СП 147500</text:p>
          </table:table-cell>
          <table:table-cell office:value-type="string">
            <text:p>КАТ-22У-45-690</text:p>
          </table:table-cell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Регулятор частоты болотный 51-06-14-01СП</text:p>
          </table:table-cell>
          <table:table-cell office:value-type="string">
            <text:p>51-06-14-01СП</text:p>
          </table:table-cell>
          <table:table-cell table:number-columns-repeated="2"/>
          <table:table-cell office:value-type="string">
            <text:p>51-06-14-01СП</text:p>
          </table:table-cell>
          <table:table-cell office:value-type="string">
            <text:p>Регулятор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Ступица 48-19-146СП</text:p>
          </table:table-cell>
          <table:table-cell office:value-type="string">
            <text:p>48-19-146СП</text:p>
          </table:table-cell>
          <table:table-cell table:number-columns-repeated="2"/>
          <table:table-cell office:value-type="string">
            <text:p>48-19-146СП</text:p>
          </table:table-cell>
          <table:table-cell office:value-type="string">
            <text:p>Ступица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Ступица болотохода 48-19-146СП</text:p>
          </table:table-cell>
          <table:table-cell office:value-type="string">
            <text:p>48-19-146СП</text:p>
          </table:table-cell>
          <table:table-cell table:number-columns-repeated="2"/>
          <table:table-cell office:value-type="string">
            <text:p>48-19-146СП</text:p>
          </table:table-cell>
          <table:table-cell office:value-type="string">
            <text:p>Ступица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Ступица 50-19-145СП</text:p>
          </table:table-cell>
          <table:table-cell office:value-type="string">
            <text:p>50-19-145СП</text:p>
          </table:table-cell>
          <table:table-cell table:number-columns-repeated="2"/>
          <table:table-cell office:value-type="string">
            <text:p>50-19-145СП</text:p>
          </table:table-cell>
          <table:table-cell office:value-type="string">
            <text:p>Ступица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Ступица (болотоход) 48-19-146СП</text:p>
          </table:table-cell>
          <table:table-cell office:value-type="string">
            <text:p>48-19-146СП</text:p>
          </table:table-cell>
          <table:table-cell table:number-columns-repeated="2"/>
          <table:table-cell office:value-type="string">
            <text:p>48-19-146СП</text:p>
          </table:table-cell>
          <table:table-cell office:value-type="string">
            <text:p>Ступица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Ступица (болотоход) 48-19-146СП</text:p>
          </table:table-cell>
          <table:table-cell office:value-type="string">
            <text:p>48-19-146СП</text:p>
          </table:table-cell>
          <table:table-cell table:number-columns-repeated="2"/>
          <table:table-cell office:value-type="string">
            <text:p>48-19-146СП</text:p>
          </table:table-cell>
          <table:table-cell office:value-type="string">
            <text:p>Ступица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Муфта сцепления (болотоход) <text:s/>20-14-2СП</text:p>
          </table:table-cell>
          <table:table-cell office:value-type="string">
            <text:p>20-14-2СП</text:p>
          </table:table-cell>
          <table:table-cell office:value-type="string">
            <text:p>20-14-2СБ</text:p>
          </table:table-cell>
          <table:table-cell/>
          <table:table-cell office:value-type="string">
            <text:p>20-14-2СП</text:p>
          </table:table-cell>
          <table:table-cell office:value-type="string">
            <text:p>МУФТА СЦЕПЛЕНИЯ(БОЛОТНАЯ) 20-14-2СБ(СП)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Редуктор пд 17-76-10СП</text:p>
          </table:table-cell>
          <table:table-cell office:value-type="string">
            <text:p>17-76-10СП</text:p>
          </table:table-cell>
          <table:table-cell table:number-columns-repeated="2"/>
          <table:table-cell office:value-type="string">
            <text:p>17-76-10СП</text:p>
          </table:table-cell>
          <table:table-cell office:value-type="string">
            <text:p>Редуктор пускового двигателя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Полуось 20-19-20</text:p>
          </table:table-cell>
          <table:table-cell office:value-type="string">
            <text:p>20-19-20</text:p>
          </table:table-cell>
          <table:table-cell table:number-columns-repeated="2"/>
          <table:table-cell office:value-type="string">
            <text:p>20-19-20</text:p>
          </table:table-cell>
          <table:table-cell office:value-type="string">
            <text:p>Полуось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Полуось 20-19-20</text:p>
          </table:table-cell>
          <table:table-cell office:value-type="string">
            <text:p>20-19-20</text:p>
          </table:table-cell>
          <table:table-cell table:number-columns-repeated="2"/>
          <table:table-cell office:value-type="string">
            <text:p>20-19-20</text:p>
          </table:table-cell>
          <table:table-cell office:value-type="string">
            <text:p>Полуось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Вал 1-й промежуточный в сборе <text:s/>50-12-230СП</text:p>
          </table:table-cell>
          <table:table-cell office:value-type="string">
            <text:p>50-12-230СП</text:p>
          </table:table-cell>
          <table:table-cell table:number-columns-repeated="2"/>
          <table:table-cell office:value-type="string">
            <text:p>50-12-230СП</text:p>
          </table:table-cell>
          <table:table-cell office:value-type="string">
            <text:p>Вал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Вал второй промежуточный <text:s/>50-12-247СП</text:p>
          </table:table-cell>
          <table:table-cell office:value-type="string">
            <text:p>50-12-247СП</text:p>
          </table:table-cell>
          <table:table-cell table:number-columns-repeated="2"/>
          <table:table-cell office:value-type="string">
            <text:p>50-12-247СП</text:p>
          </table:table-cell>
          <table:table-cell office:value-type="string">
            <text:p>Вал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Гидроцилиндр рыхлителя 50-50-225 СП</text:p>
          </table:table-cell>
          <table:table-cell office:value-type="string">
            <text:p>50-50-225 СП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Полуось редуктора бортового <text:s/>24-19-37-1</text:p>
          </table:table-cell>
          <table:table-cell office:value-type="string">
            <text:p>24-19-37-1</text:p>
          </table:table-cell>
          <table:table-cell/>
          <table:table-cell table:number-columns-repeated="2" office:value-type="string">
            <text:p>24-19-37-01</text:p>
          </table:table-cell>
          <table:table-cell office:value-type="string">
            <text:p>Полуось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Сервомеханизм поворота <text:s/>21-17-4СП</text:p>
          </table:table-cell>
          <table:table-cell office:value-type="string">
            <text:p>21-17-4СП</text:p>
          </table:table-cell>
          <table:table-cell table:number-columns-repeated="2"/>
          <table:table-cell office:value-type="string">
            <text:p>21-17-4СП</text:p>
          </table:table-cell>
          <table:table-cell office:value-type="string">
            <text:p>Сервомеханизм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Турбокомпрессор ТКР-8,5С <text:s/>ТКР-8,5С</text:p>
          </table:table-cell>
          <table:table-cell office:value-type="string">
            <text:p>ТКР-8,5С</text:p>
          </table:table-cell>
          <table:table-cell/>
          <table:table-cell table:number-columns-repeated="2" office:value-type="string">
            <text:p>51-54-1СП</text:p>
          </table:table-cell>
          <table:table-cell office:value-type="string">
            <text:p>Турбокомпрессор ТКР8,5С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Шестерня двойная 50-19-144СП</text:p>
          </table:table-cell>
          <table:table-cell office:value-type="string">
            <text:p>50-19-144СП</text:p>
          </table:table-cell>
          <table:table-cell/>
          <table:table-cell table:number-columns-repeated="2" office:value-type="string">
            <text:p>50-19-174СП</text:p>
          </table:table-cell>
          <table:table-cell office:value-type="string">
            <text:p>Шестерня двойная. Комплект</text:p>
          </table:table-cell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Муфта сцепления ПД 17-73-7СП</text:p>
          </table:table-cell>
          <table:table-cell office:value-type="string">
            <text:p>17-73-7СП</text:p>
          </table:table-cell>
          <table:table-cell table:number-columns-repeated="2"/>
          <table:table-cell office:value-type="string">
            <text:p>17-73-7СП</text:p>
          </table:table-cell>
          <table:table-cell office:value-type="string">
            <text:p>Муфта сцепления</text:p>
          </table:table-cell>
          <table:table-cell table:number-columns-repeated="1017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Вилка для крепления гидроцилиндра Б-10М 64-26-164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64-26-164</text:p>
          </table:table-cell>
          <table:table-cell office:value-type="string">
            <text:p>Вилка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Венец ведущего колеса <text:s/>50-19-160-1</text:p>
          </table:table-cell>
          <table:table-cell office:value-type="string">
            <text:p>50-19-160-1</text:p>
          </table:table-cell>
          <table:table-cell table:number-columns-repeated="2"/>
          <table:table-cell office:value-type="string">
            <text:p>50-19-160-1</text:p>
          </table:table-cell>
          <table:table-cell office:value-type="string">
            <text:p>Венец ведущего колеса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Каток поддерживающий <text:s/>50-21-416СП</text:p>
          </table:table-cell>
          <table:table-cell office:value-type="string">
            <text:p>50-21-416СП</text:p>
          </table:table-cell>
          <table:table-cell/>
          <table:table-cell office:value-type="string">
            <text:p>КАТ-41-416СП</text:p>
          </table:table-cell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Механизм уравновещивающий 51-66-1СП</text:p>
          </table:table-cell>
          <table:table-cell office:value-type="string">
            <text:p>51-66-1СП</text:p>
          </table:table-cell>
          <table:table-cell table:number-columns-repeated="2"/>
          <table:table-cell office:value-type="string">
            <text:p>51-66-1СП</text:p>
          </table:table-cell>
          <table:table-cell office:value-type="string">
            <text:p>Механизм уравновешивающий</text:p>
          </table:table-cell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Фланец 50-19-158</text:p>
          </table:table-cell>
          <table:table-cell office:value-type="string">
            <text:p>50-19-158</text:p>
          </table:table-cell>
          <table:table-cell table:number-columns-repeated="2"/>
          <table:table-cell office:value-type="string">
            <text:p>50-19-158</text:p>
          </table:table-cell>
          <table:table-cell office:value-type="string">
            <text:p>Фланец</text:p>
          </table:table-cell>
          <table:table-cell table:number-columns-repeated="1017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Барабан внутренний <text:s/>24-16-5</text:p>
          </table:table-cell>
          <table:table-cell office:value-type="string">
            <text:p>24-16-5</text:p>
          </table:table-cell>
          <table:table-cell table:number-columns-repeated="2"/>
          <table:table-cell office:value-type="string">
            <text:p>24-16-5</text:p>
          </table:table-cell>
          <table:table-cell office:value-type="string">
            <text:p>Барабан внутренний</text:p>
          </table:table-cell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Барабан наружный бортового фрикциона Б-10М <text:s/>28-16-15</text:p>
          </table:table-cell>
          <table:table-cell office:value-type="string">
            <text:p>28-16-15</text:p>
          </table:table-cell>
          <table:table-cell table:number-columns-repeated="2"/>
          <table:table-cell office:value-type="string">
            <text:p>28-16-15</text:p>
          </table:table-cell>
          <table:table-cell office:value-type="string">
            <text:p>Барабан наружный</text:p>
          </table:table-cell>
          <table:table-cell table:number-columns-repeated="1017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Шестерня 50-12-635</text:p>
          </table:table-cell>
          <table:table-cell office:value-type="string">
            <text:p>50-12-635</text:p>
          </table:table-cell>
          <table:table-cell table:number-columns-repeated="2"/>
          <table:table-cell office:value-type="string">
            <text:p>50-12-635</text:p>
          </table:table-cell>
          <table:table-cell office:value-type="string">
            <text:p>Шестерня</text:p>
          </table:table-cell>
          <table:table-cell table:number-columns-repeated="1017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Комплект уплотнений большого лабиринта Б-10М <text:s/>24-19-119СП</text:p>
          </table:table-cell>
          <table:table-cell office:value-type="string">
            <text:p>24-19-119СП</text:p>
          </table:table-cell>
          <table:table-cell table:number-columns-repeated="2"/>
          <table:table-cell office:value-type="string">
            <text:p>24-19-119СП</text:p>
          </table:table-cell>
          <table:table-cell office:value-type="string">
            <text:p>Уплотнение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Фланец муфты сцепления Б-10М <text:s/>18-14-142СП</text:p>
          </table:table-cell>
          <table:table-cell office:value-type="string">
            <text:p>18-14-142СП</text:p>
          </table:table-cell>
          <table:table-cell table:number-columns-repeated="2"/>
          <table:table-cell office:value-type="string">
            <text:p>18-14-142СП</text:p>
          </table:table-cell>
          <table:table-cell office:value-type="string">
            <text:p>Фланец</text:p>
          </table:table-cell>
          <table:table-cell table:number-columns-repeated="1017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Вал коленчатый ПД 17-03-26сп</text:p>
          </table:table-cell>
          <table:table-cell office:value-type="string">
            <text:p>ПД 17-03-26сп</text:p>
          </table:table-cell>
          <table:table-cell office:value-type="string">
            <text:p>дефицит</text:p>
          </table:table-cell>
          <table:table-cell table:number-columns-repeated="2" office:value-type="string">
            <text:p>17-03-26СП</text:p>
          </table:table-cell>
          <table:table-cell office:value-type="string">
            <text:p>Вал коленчатый. Комплект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Комплект уплотнений большого лабиринта Б-10М <text:s/>24-19-114СП</text:p>
          </table:table-cell>
          <table:table-cell office:value-type="string">
            <text:p>24-19-114СП</text:p>
          </table:table-cell>
          <table:table-cell table:number-columns-repeated="2"/>
          <table:table-cell office:value-type="string">
            <text:p>24-19-114СП</text:p>
          </table:table-cell>
          <table:table-cell office:value-type="string">
            <text:p>Уплотнение</text:p>
          </table:table-cell>
          <table:table-cell table:number-columns-repeated="1017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Вал 50-26-814</text:p>
          </table:table-cell>
          <table:table-cell office:value-type="string">
            <text:p>50-26-814</text:p>
          </table:table-cell>
          <table:table-cell table:number-columns-repeated="2"/>
          <table:table-cell office:value-type="string">
            <text:p>50-26-814</text:p>
          </table:table-cell>
          <table:table-cell office:value-type="string">
            <text:p>Вал</text:p>
          </table:table-cell>
          <table:table-cell table:number-columns-repeated="1017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Барабан 71-44-127</text:p>
          </table:table-cell>
          <table:table-cell office:value-type="string">
            <text:p>71-44-127</text:p>
          </table:table-cell>
          <table:table-cell table:number-columns-repeated="2"/>
          <table:table-cell office:value-type="string">
            <text:p>71-44-127</text:p>
          </table:table-cell>
          <table:table-cell office:value-type="string">
            <text:p>Барабан ведущий</text:p>
          </table:table-cell>
          <table:table-cell table:number-columns-repeated="1017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Барабан 71-44-70</text:p>
          </table:table-cell>
          <table:table-cell office:value-type="string">
            <text:p>71-44-7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Магнето М149-А М149А-3728000-02</text:p>
          </table:table-cell>
          <table:table-cell table:number-columns-repeated="2"/>
          <table:table-cell table:number-columns-repeated="2" office:value-type="string">
            <text:p>М-149А1-3728000</text:p>
          </table:table-cell>
          <table:table-cell office:value-type="string">
            <text:p>МАГНЕТО М-149А1-3728000</text:p>
          </table:table-cell>
          <table:table-cell table:number-columns-repeated="1017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Барабан 71-44-69</text:p>
          </table:table-cell>
          <table:table-cell office:value-type="string">
            <text:p>71-44-69</text:p>
          </table:table-cell>
          <table:table-cell table:number-columns-repeated="2"/>
          <table:table-cell office:value-type="string">
            <text:p>71-44-69</text:p>
          </table:table-cell>
          <table:table-cell office:value-type="string">
            <text:p>Барабан</text:p>
          </table:table-cell>
          <table:table-cell table:number-columns-repeated="1017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Каток поддерживающий КАТ-21-416СП</text:p>
          </table:table-cell>
          <table:table-cell office:value-type="string">
            <text:p>КАТ-21-416СП</text:p>
          </table:table-cell>
          <table:table-cell/>
          <table:table-cell office:value-type="string">
            <text:p>КАТ-41-416СП</text:p>
          </table:table-cell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Комплект уплотнений малого лабиринта Б-10М <text:s/>20-19-123СП</text:p>
          </table:table-cell>
          <table:table-cell office:value-type="string">
            <text:p>20-19-123СП</text:p>
          </table:table-cell>
          <table:table-cell table:number-columns-repeated="2"/>
          <table:table-cell office:value-type="string">
            <text:p>20-19-123СП</text:p>
          </table:table-cell>
          <table:table-cell office:value-type="string">
            <text:p>Уплотнение</text:p>
          </table:table-cell>
          <table:table-cell table:number-columns-repeated="1017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Шестерня верхнего вала КПП Б-10М <text:s/>50-12-642</text:p>
          </table:table-cell>
          <table:table-cell office:value-type="string">
            <text:p>50-12-642</text:p>
          </table:table-cell>
          <table:table-cell table:number-columns-repeated="2"/>
          <table:table-cell office:value-type="string">
            <text:p>50-12-642</text:p>
          </table:table-cell>
          <table:table-cell office:value-type="string">
            <text:p>Колесо зубчатое</text:p>
          </table:table-cell>
          <table:table-cell table:number-columns-repeated="1017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Рем комплект ТКР-11Н3</text:p>
          </table:table-cell>
          <table:table-cell office:value-type="string">
            <text:p>ТКР-11НЗ</text:p>
          </table:table-cell>
          <table:table-cell office:value-type="string">
            <text:p>без дисков</text:p>
          </table:table-cell>
          <table:table-cell office:value-type="string">
            <text:p>р/к ТКР 11Н3</text:p>
          </table:table-cell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Стартер <text:s/>СТ230Е</text:p>
          </table:table-cell>
          <table:table-cell office:value-type="string">
            <text:p>СТ230Е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Подшипник концевой 21-19-104СП</text:p>
          </table:table-cell>
          <table:table-cell office:value-type="string">
            <text:p>21-19-104СП</text:p>
          </table:table-cell>
          <table:table-cell table:number-columns-repeated="2"/>
          <table:table-cell office:value-type="string">
            <text:p>21-19-104СП</text:p>
          </table:table-cell>
          <table:table-cell office:value-type="string">
            <text:p>Подшипник концевой</text:p>
          </table:table-cell>
          <table:table-cell table:number-columns-repeated="1017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Подшипник концевой 21-19-103СП</text:p>
          </table:table-cell>
          <table:table-cell office:value-type="string">
            <text:p>21-19-103СП</text:p>
          </table:table-cell>
          <table:table-cell table:number-columns-repeated="2"/>
          <table:table-cell office:value-type="string">
            <text:p>21-19-103СП</text:p>
          </table:table-cell>
          <table:table-cell office:value-type="string">
            <text:p>Подшипник концевой</text:p>
          </table:table-cell>
          <table:table-cell table:number-columns-repeated="1017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Полуось 24-16-4</text:p>
          </table:table-cell>
          <table:table-cell office:value-type="string">
            <text:p>24-16-4</text:p>
          </table:table-cell>
          <table:table-cell table:number-columns-repeated="2"/>
          <table:table-cell office:value-type="string">
            <text:p>24-16-4</text:p>
          </table:table-cell>
          <table:table-cell office:value-type="string">
            <text:p>Полуось</text:p>
          </table:table-cell>
          <table:table-cell table:number-columns-repeated="1017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Тарелка нажимная 28-16-10</text:p>
          </table:table-cell>
          <table:table-cell office:value-type="string">
            <text:p>28-16-10</text:p>
          </table:table-cell>
          <table:table-cell table:number-columns-repeated="2"/>
          <table:table-cell office:value-type="string">
            <text:p>28-16-10</text:p>
          </table:table-cell>
          <table:table-cell office:value-type="string">
            <text:p>Тарелка нажимная</text:p>
          </table:table-cell>
          <table:table-cell table:number-columns-repeated="1017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Гидрозамок цинлиндра 50-50-195СП</text:p>
          </table:table-cell>
          <table:table-cell office:value-type="string">
            <text:p>50-50-195СП</text:p>
          </table:table-cell>
          <table:table-cell table:number-columns-repeated="2"/>
          <table:table-cell office:value-type="string">
            <text:p>50-50-195СП</text:p>
          </table:table-cell>
          <table:table-cell office:value-type="string">
            <text:p>Гидрозамок</text:p>
          </table:table-cell>
          <table:table-cell table:number-columns-repeated="1017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Шестерня 18-12-322</text:p>
          </table:table-cell>
          <table:table-cell office:value-type="string">
            <text:p>18-12-322</text:p>
          </table:table-cell>
          <table:table-cell table:number-columns-repeated="2"/>
          <table:table-cell office:value-type="string">
            <text:p>18-12-322</text:p>
          </table:table-cell>
          <table:table-cell office:value-type="string">
            <text:p>Шестерня</text:p>
          </table:table-cell>
          <table:table-cell table:number-columns-repeated="1017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Колесо зубчатое <text:s/>16-01-103</text:p>
          </table:table-cell>
          <table:table-cell office:value-type="string">
            <text:p>16-01-103</text:p>
          </table:table-cell>
          <table:table-cell table:number-columns-repeated="2"/>
          <table:table-cell office:value-type="string">
            <text:p>16-01-103</text:p>
          </table:table-cell>
          <table:table-cell office:value-type="string">
            <text:p>Колесо зубчатое</text:p>
          </table:table-cell>
          <table:table-cell table:number-columns-repeated="1017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Колесо зубчатое (НШ-32) <text:s/>16-01-103</text:p>
          </table:table-cell>
          <table:table-cell office:value-type="string">
            <text:p>16-01-103</text:p>
          </table:table-cell>
          <table:table-cell table:number-columns-repeated="2"/>
          <table:table-cell office:value-type="string">
            <text:p>16-01-103</text:p>
          </table:table-cell>
          <table:table-cell office:value-type="string">
            <text:p>Колесо зубчатое</text:p>
          </table:table-cell>
          <table:table-cell table:number-columns-repeated="1017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Кронштейн 50-21-210</text:p>
          </table:table-cell>
          <table:table-cell office:value-type="string">
            <text:p>50-21-21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Вал 7324-01СП</text:p>
          </table:table-cell>
          <table:table-cell office:value-type="string">
            <text:p>7324-01СП</text:p>
          </table:table-cell>
          <table:table-cell table:number-columns-repeated="2"/>
          <table:table-cell office:value-type="string">
            <text:p>7324-01СП</text:p>
          </table:table-cell>
          <table:table-cell office:value-type="string">
            <text:p>Вал</text:p>
          </table:table-cell>
          <table:table-cell table:number-columns-repeated="1017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Колесо зубчатое 16-01-102</text:p>
          </table:table-cell>
          <table:table-cell office:value-type="string">
            <text:p>16-01-102</text:p>
          </table:table-cell>
          <table:table-cell table:number-columns-repeated="2"/>
          <table:table-cell office:value-type="string">
            <text:p>16-01-102</text:p>
          </table:table-cell>
          <table:table-cell office:value-type="string">
            <text:p>Колесо зубчатое</text:p>
          </table:table-cell>
          <table:table-cell table:number-columns-repeated="1017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Шестерня 18-12-322</text:p>
          </table:table-cell>
          <table:table-cell office:value-type="string">
            <text:p>18-12-322</text:p>
          </table:table-cell>
          <table:table-cell table:number-columns-repeated="2"/>
          <table:table-cell office:value-type="string">
            <text:p>18-12-322</text:p>
          </table:table-cell>
          <table:table-cell office:value-type="string">
            <text:p>Шестерня</text:p>
          </table:table-cell>
          <table:table-cell table:number-columns-repeated="1017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Лабиринт 24-19-47</text:p>
          </table:table-cell>
          <table:table-cell office:value-type="string">
            <text:p>24-19-47</text:p>
          </table:table-cell>
          <table:table-cell table:number-columns-repeated="2"/>
          <table:table-cell office:value-type="string">
            <text:p>24-19-47</text:p>
          </table:table-cell>
          <table:table-cell office:value-type="string">
            <text:p>Лабиринт</text:p>
          </table:table-cell>
          <table:table-cell table:number-columns-repeated="1017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Шестерня 18-12-322</text:p>
          </table:table-cell>
          <table:table-cell office:value-type="string">
            <text:p>18-12-322</text:p>
          </table:table-cell>
          <table:table-cell table:number-columns-repeated="2"/>
          <table:table-cell office:value-type="string">
            <text:p>18-12-322</text:p>
          </table:table-cell>
          <table:table-cell office:value-type="string">
            <text:p>Шестерня</text:p>
          </table:table-cell>
          <table:table-cell table:number-columns-repeated="1017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Лабиринт 24-19-47</text:p>
          </table:table-cell>
          <table:table-cell office:value-type="string">
            <text:p>24-19-47</text:p>
          </table:table-cell>
          <table:table-cell table:number-columns-repeated="2"/>
          <table:table-cell office:value-type="string">
            <text:p>24-19-47</text:p>
          </table:table-cell>
          <table:table-cell office:value-type="string">
            <text:p>Лабиринт</text:p>
          </table:table-cell>
          <table:table-cell table:number-columns-repeated="1017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Шестерня 60-12-9</text:p>
          </table:table-cell>
          <table:table-cell office:value-type="string">
            <text:p>60-12-9</text:p>
          </table:table-cell>
          <table:table-cell table:number-columns-repeated="2"/>
          <table:table-cell office:value-type="string">
            <text:p>60-12-9</text:p>
          </table:table-cell>
          <table:table-cell office:value-type="string">
            <text:p>Шестерня</text:p>
          </table:table-cell>
          <table:table-cell table:number-columns-repeated="1017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Втулка полуоси редуктора бортового (болотоход) <text:s/>20-19-21</text:p>
          </table:table-cell>
          <table:table-cell office:value-type="string">
            <text:p>20-19-21</text:p>
          </table:table-cell>
          <table:table-cell table:number-columns-repeated="2"/>
          <table:table-cell office:value-type="string">
            <text:p>20-19-21</text:p>
          </table:table-cell>
          <table:table-cell office:value-type="string">
            <text:p>Втулка</text:p>
          </table:table-cell>
          <table:table-cell table:number-columns-repeated="1017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Шестерня ведущая <text:s/>24-19-29</text:p>
          </table:table-cell>
          <table:table-cell office:value-type="string">
            <text:p>24-19-29</text:p>
          </table:table-cell>
          <table:table-cell table:number-columns-repeated="2"/>
          <table:table-cell office:value-type="string">
            <text:p>24-19-29</text:p>
          </table:table-cell>
          <table:table-cell office:value-type="string">
            <text:p>Шестерня ведущая</text:p>
          </table:table-cell>
          <table:table-cell table:number-columns-repeated="1017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Рычаг включения 16202</text:p>
          </table:table-cell>
          <table:table-cell office:value-type="float" office:value="16202">
            <text:p>16202</text:p>
          </table:table-cell>
          <table:table-cell table:number-columns-repeated="2"/>
          <table:table-cell office:value-type="float" office:value="16202">
            <text:p>16202</text:p>
          </table:table-cell>
          <table:table-cell office:value-type="string">
            <text:p>Рычаг включения</text:p>
          </table:table-cell>
          <table:table-cell table:number-columns-repeated="1017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Механизм натяжения <text:s/>50-21-420СП</text:p>
          </table:table-cell>
          <table:table-cell office:value-type="string">
            <text:p>50-21-420СП</text:p>
          </table:table-cell>
          <table:table-cell office:value-type="string">
            <text:p>можно 50-21-134СП кат 2183,27</text:p>
          </table:table-cell>
          <table:table-cell/>
          <table:table-cell office:value-type="string">
            <text:p>50-21-420СП</text:p>
          </table:table-cell>
          <table:table-cell office:value-type="string">
            <text:p>Механизм натяжения</text:p>
          </table:table-cell>
          <table:table-cell table:number-columns-repeated="1017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Вилка 50-21-63</text:p>
          </table:table-cell>
          <table:table-cell office:value-type="string">
            <text:p>50-21-63</text:p>
          </table:table-cell>
          <table:table-cell table:number-columns-repeated="2"/>
          <table:table-cell office:value-type="string">
            <text:p>50-21-63</text:p>
          </table:table-cell>
          <table:table-cell office:value-type="string">
            <text:p>Вилка</text:p>
          </table:table-cell>
          <table:table-cell table:number-columns-repeated="1017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Вилка <text:s/>50-12-581</text:p>
          </table:table-cell>
          <table:table-cell office:value-type="string">
            <text:p>50-12-581</text:p>
          </table:table-cell>
          <table:table-cell table:number-columns-repeated="2"/>
          <table:table-cell office:value-type="string">
            <text:p>50-12-581</text:p>
          </table:table-cell>
          <table:table-cell office:value-type="string">
            <text:p>Вилка</text:p>
          </table:table-cell>
          <table:table-cell table:number-columns-repeated="1017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Упор 24-21-119 СП</text:p>
          </table:table-cell>
          <table:table-cell office:value-type="string">
            <text:p>24-21-119 СП</text:p>
          </table:table-cell>
          <table:table-cell/>
          <table:table-cell table:number-columns-repeated="2" office:value-type="string">
            <text:p>24-21-119СП</text:p>
          </table:table-cell>
          <table:table-cell office:value-type="string">
            <text:p>Упор</text:p>
          </table:table-cell>
          <table:table-cell table:number-columns-repeated="1017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Нож боковой правый 80-52-60</text:p>
          </table:table-cell>
          <table:table-cell office:value-type="string">
            <text:p>80-52-60</text:p>
          </table:table-cell>
          <table:table-cell office:value-type="string">
            <text:p>8 отв.ромбовидный</text:p>
          </table:table-cell>
          <table:table-cell table:number-columns-repeated="2" office:value-type="string">
            <text:p>80-52-60-02</text:p>
          </table:table-cell>
          <table:table-cell office:value-type="string">
            <text:p>Нож боковой</text:p>
          </table:table-cell>
          <table:table-cell table:number-columns-repeated="1017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Нож боковой правый 80-52-60</text:p>
          </table:table-cell>
          <table:table-cell office:value-type="string">
            <text:p>80-52-60</text:p>
          </table:table-cell>
          <table:table-cell office:value-type="string">
            <text:p>8 отв.ромбовидный</text:p>
          </table:table-cell>
          <table:table-cell table:number-columns-repeated="2" office:value-type="string">
            <text:p>80-52-60-02</text:p>
          </table:table-cell>
          <table:table-cell office:value-type="string">
            <text:p>Нож боковой</text:p>
          </table:table-cell>
          <table:table-cell table:number-columns-repeated="1017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Нож средн. 80-52-61 полоса</text:p>
          </table:table-cell>
          <table:table-cell office:value-type="string">
            <text:p>80-52-61</text:p>
          </table:table-cell>
          <table:table-cell table:number-columns-repeated="2"/>
          <table:table-cell office:value-type="string">
            <text:p>80-52-61</text:p>
          </table:table-cell>
          <table:table-cell office:value-type="string">
            <text:p>Нож средний</text:p>
          </table:table-cell>
          <table:table-cell table:number-columns-repeated="1017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Секция топливного насоса 51-67-154СП</text:p>
          </table:table-cell>
          <table:table-cell office:value-type="string">
            <text:p>51-67-154СП</text:p>
          </table:table-cell>
          <table:table-cell table:number-columns-repeated="2"/>
          <table:table-cell office:value-type="string">
            <text:p>51-67-154СП</text:p>
          </table:table-cell>
          <table:table-cell office:value-type="string">
            <text:p>Секция топливного насоса</text:p>
          </table:table-cell>
          <table:table-cell table:number-columns-repeated="1017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Секция топливного насоса Д-180 51-67-154-01сп</text:p>
          </table:table-cell>
          <table:table-cell office:value-type="string">
            <text:p>51-67-154-01сп</text:p>
          </table:table-cell>
          <table:table-cell table:number-columns-repeated="2"/>
          <table:table-cell office:value-type="string">
            <text:p>51-67-154-01СП</text:p>
          </table:table-cell>
          <table:table-cell office:value-type="string">
            <text:p>Секция топливного насоса</text:p>
          </table:table-cell>
          <table:table-cell table:number-columns-repeated="1017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Сегмент 50-19-201</text:p>
          </table:table-cell>
          <table:table-cell office:value-type="string">
            <text:p>50-19-201</text:p>
          </table:table-cell>
          <table:table-cell office:value-type="string">
            <text:p>КАТ-19-201</text:p>
          </table:table-cell>
          <table:table-cell/>
          <table:table-cell office:value-type="string">
            <text:p>50-19-201</text:p>
          </table:table-cell>
          <table:table-cell office:value-type="string">
            <text:p>Сегмент</text:p>
          </table:table-cell>
          <table:table-cell table:number-columns-repeated="1017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Лабиринт (малый) 50-19-156сп</text:p>
          </table:table-cell>
          <table:table-cell office:value-type="string">
            <text:p>50-19-156сп</text:p>
          </table:table-cell>
          <table:table-cell table:number-columns-repeated="2"/>
          <table:table-cell office:value-type="string">
            <text:p>50-19-156СП</text:p>
          </table:table-cell>
          <table:table-cell office:value-type="string">
            <text:p>Лабиринт</text:p>
          </table:table-cell>
          <table:table-cell table:number-columns-repeated="1017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Крышка 18-12-150СП</text:p>
          </table:table-cell>
          <table:table-cell office:value-type="string">
            <text:p>18-12-150СП</text:p>
          </table:table-cell>
          <table:table-cell table:number-columns-repeated="2"/>
          <table:table-cell office:value-type="string">
            <text:p>18-12-150СП</text:p>
          </table:table-cell>
          <table:table-cell office:value-type="string">
            <text:p>Крышка</text:p>
          </table:table-cell>
          <table:table-cell table:number-columns-repeated="1017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Лабиринт (малый) 50-19-156СП</text:p>
          </table:table-cell>
          <table:table-cell office:value-type="string">
            <text:p>50-19-156СП</text:p>
          </table:table-cell>
          <table:table-cell table:number-columns-repeated="2"/>
          <table:table-cell office:value-type="string">
            <text:p>50-19-156СП</text:p>
          </table:table-cell>
          <table:table-cell office:value-type="string">
            <text:p>Лабиринт</text:p>
          </table:table-cell>
          <table:table-cell table:number-columns-repeated="1017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Рычаг 71-44-120СП</text:p>
          </table:table-cell>
          <table:table-cell office:value-type="string">
            <text:p>71-44-120СП</text:p>
          </table:table-cell>
          <table:table-cell table:number-columns-repeated="2"/>
          <table:table-cell office:value-type="string">
            <text:p>71-44-120СП</text:p>
          </table:table-cell>
          <table:table-cell office:value-type="string">
            <text:p>Рычаг</text:p>
          </table:table-cell>
          <table:table-cell table:number-columns-repeated="1017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Шестерня верхнего вала КПП Б-10М 18-12-320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18-12-320</text:p>
          </table:table-cell>
          <table:table-cell office:value-type="string">
            <text:p>Шестерня</text:p>
          </table:table-cell>
          <table:table-cell table:number-columns-repeated="1017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Фланец 50-16-20/24-16-2</text:p>
          </table:table-cell>
          <table:table-cell office:value-type="string">
            <text:p>50-16-20/24-16-2</text:p>
          </table:table-cell>
          <table:table-cell/>
          <table:table-cell table:number-columns-repeated="2" office:value-type="string">
            <text:p>50-16-20</text:p>
          </table:table-cell>
          <table:table-cell office:value-type="string">
            <text:p>Фланец</text:p>
          </table:table-cell>
          <table:table-cell table:number-columns-repeated="1017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Корпус подшипника18-12-187-1</text:p>
          </table:table-cell>
          <table:table-cell office:value-type="string">
            <text:p>18-12-187-1</text:p>
          </table:table-cell>
          <table:table-cell table:number-columns-repeated="2"/>
          <table:table-cell office:value-type="string">
            <text:p>18-12-187-1</text:p>
          </table:table-cell>
          <table:table-cell office:value-type="string">
            <text:p>Корпус</text:p>
          </table:table-cell>
          <table:table-cell table:number-columns-repeated="1017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Фланец <text:s/>50-16-20</text:p>
          </table:table-cell>
          <table:table-cell office:value-type="string">
            <text:p>50-16-20</text:p>
          </table:table-cell>
          <table:table-cell table:number-columns-repeated="2"/>
          <table:table-cell office:value-type="string">
            <text:p>50-16-20</text:p>
          </table:table-cell>
          <table:table-cell office:value-type="string">
            <text:p>Фланец</text:p>
          </table:table-cell>
          <table:table-cell table:number-columns-repeated="1017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Фланец крепления валов Б-10М <text:s/>18-12-201</text:p>
          </table:table-cell>
          <table:table-cell office:value-type="string">
            <text:p>18-12-201</text:p>
          </table:table-cell>
          <table:table-cell table:number-columns-repeated="2"/>
          <table:table-cell office:value-type="string">
            <text:p>18-12-201</text:p>
          </table:table-cell>
          <table:table-cell office:value-type="string">
            <text:p>Фланец</text:p>
          </table:table-cell>
          <table:table-cell table:number-columns-repeated="1017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Вилка <text:s/>50-12-562</text:p>
          </table:table-cell>
          <table:table-cell office:value-type="string">
            <text:p>50-12-562</text:p>
          </table:table-cell>
          <table:table-cell table:number-columns-repeated="2"/>
          <table:table-cell office:value-type="string">
            <text:p>50-12-562</text:p>
          </table:table-cell>
          <table:table-cell office:value-type="string">
            <text:p>Вилка</text:p>
          </table:table-cell>
          <table:table-cell table:number-columns-repeated="1017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Топливоподкачивающий насос 51-71-4СП</text:p>
          </table:table-cell>
          <table:table-cell office:value-type="string">
            <text:p>51-71-4СП</text:p>
          </table:table-cell>
          <table:table-cell office:value-type="string">
            <text:p>!!!</text:p>
          </table:table-cell>
          <table:table-cell/>
          <table:table-cell office:value-type="string">
            <text:p>51-71-4СП</text:p>
          </table:table-cell>
          <table:table-cell office:value-type="string">
            <text:p>Насос топливоподкачивающий</text:p>
          </table:table-cell>
          <table:table-cell table:number-columns-repeated="1017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Топливоподкачивающий насос 51-71-4СП</text:p>
          </table:table-cell>
          <table:table-cell office:value-type="string">
            <text:p>51-71-4СП</text:p>
          </table:table-cell>
          <table:table-cell office:value-type="string">
            <text:p>!!!</text:p>
          </table:table-cell>
          <table:table-cell/>
          <table:table-cell office:value-type="string">
            <text:p>51-71-4СП</text:p>
          </table:table-cell>
          <table:table-cell office:value-type="string">
            <text:p>Насос топливоподкачивающий</text:p>
          </table:table-cell>
          <table:table-cell table:number-columns-repeated="1017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Нож средний 067.55.11.004-06 полоса</text:p>
          </table:table-cell>
          <table:table-cell office:value-type="string">
            <text:p>067.55.11.004-06</text:p>
          </table:table-cell>
          <table:table-cell office:value-type="string">
            <text:p>есть 067.55.11.004-01 7 отверстий вх 1900, есть 067.55.11.004-02 9 отверстий 2100</text:p>
          </table:table-cell>
          <table:table-cell office:value-type="string">
            <text:p>067.55.11.004-01</text:p>
          </table:table-cell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Проставка 50-19-159</text:p>
          </table:table-cell>
          <table:table-cell office:value-type="string">
            <text:p>50-19-159</text:p>
          </table:table-cell>
          <table:table-cell table:number-columns-repeated="2"/>
          <table:table-cell office:value-type="string">
            <text:p>50-19-159</text:p>
          </table:table-cell>
          <table:table-cell office:value-type="string">
            <text:p>Проставка</text:p>
          </table:table-cell>
          <table:table-cell table:number-columns-repeated="1017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Корпус 18-12-188</text:p>
          </table:table-cell>
          <table:table-cell office:value-type="string">
            <text:p>18-12-188</text:p>
          </table:table-cell>
          <table:table-cell/>
          <table:table-cell table:number-columns-repeated="2" office:value-type="string">
            <text:p>18-12-188-1</text:p>
          </table:table-cell>
          <table:table-cell office:value-type="string">
            <text:p>Корпус</text:p>
          </table:table-cell>
          <table:table-cell table:number-columns-repeated="1017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Вал конической шестерни 24-16-1</text:p>
          </table:table-cell>
          <table:table-cell office:value-type="string">
            <text:p>24-16-1</text:p>
          </table:table-cell>
          <table:table-cell table:number-columns-repeated="2"/>
          <table:table-cell office:value-type="string">
            <text:p>24-16-1</text:p>
          </table:table-cell>
          <table:table-cell office:value-type="string">
            <text:p>Вал конической шестерни</text:p>
          </table:table-cell>
          <table:table-cell table:number-columns-repeated="1017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Фланец 18-26-802</text:p>
          </table:table-cell>
          <table:table-cell office:value-type="string">
            <text:p>18-26-802</text:p>
          </table:table-cell>
          <table:table-cell table:number-columns-repeated="2"/>
          <table:table-cell office:value-type="string">
            <text:p>18-26-802</text:p>
          </table:table-cell>
          <table:table-cell office:value-type="string">
            <text:p>Фланец</text:p>
          </table:table-cell>
          <table:table-cell table:number-columns-repeated="1017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Фланец 18-26-802</text:p>
          </table:table-cell>
          <table:table-cell office:value-type="string">
            <text:p>18-26-802</text:p>
          </table:table-cell>
          <table:table-cell table:number-columns-repeated="2"/>
          <table:table-cell office:value-type="string">
            <text:p>18-26-802</text:p>
          </table:table-cell>
          <table:table-cell office:value-type="string">
            <text:p>Фланец</text:p>
          </table:table-cell>
          <table:table-cell table:number-columns-repeated="1017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Вкладыш шатунный А23.01.100.160Р1</text:p>
          </table:table-cell>
          <table:table-cell office:value-type="string">
            <text:p>А23.01.100.160Р1</text:p>
          </table:table-cell>
          <table:table-cell/>
          <table:table-cell table:number-columns-repeated="2" office:value-type="string">
            <text:p>А23.01.100-160СБР1</text:p>
          </table:table-cell>
          <table:table-cell office:value-type="string">
            <text:p>ВКЛАДЫШ ШАТУННЫЙ А23.01.100-160сб.Р1</text:p>
          </table:table-cell>
          <table:table-cell table:number-columns-repeated="1017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Вкладыш шатунный А23.01.100.160Р2</text:p>
          </table:table-cell>
          <table:table-cell office:value-type="string">
            <text:p>А23.01.100.160Р2</text:p>
          </table:table-cell>
          <table:table-cell/>
          <table:table-cell table:number-columns-repeated="2" office:value-type="string">
            <text:p>А23.01.100-160СБР2</text:p>
          </table:table-cell>
          <table:table-cell office:value-type="string">
            <text:p>ВКЛАДЫШ ШАТУННЫЙ А23.01.100-160сбР2</text:p>
          </table:table-cell>
          <table:table-cell table:number-columns-repeated="1017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Корпус подшипника 50-19-147</text:p>
          </table:table-cell>
          <table:table-cell office:value-type="string">
            <text:p>50-19-147</text:p>
          </table:table-cell>
          <table:table-cell table:number-columns-repeated="2"/>
          <table:table-cell office:value-type="string">
            <text:p>50-19-147</text:p>
          </table:table-cell>
          <table:table-cell office:value-type="string">
            <text:p>Корпус подшипника</text:p>
          </table:table-cell>
          <table:table-cell table:number-columns-repeated="1017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Вкладыш шатунный А23.01.100.160Р2</text:p>
          </table:table-cell>
          <table:table-cell office:value-type="string">
            <text:p>А23.01.100.160Р2</text:p>
          </table:table-cell>
          <table:table-cell/>
          <table:table-cell table:number-columns-repeated="2" office:value-type="string">
            <text:p>А23.01.100-160СБР2</text:p>
          </table:table-cell>
          <table:table-cell office:value-type="string">
            <text:p>ВКЛАДЫШ ШАТУННЫЙ А23.01.100-160сбР2</text:p>
          </table:table-cell>
          <table:table-cell table:number-columns-repeated="1017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Подшипник качения 70-2228КМ</text:p>
          </table:table-cell>
          <table:table-cell office:value-type="string">
            <text:p>70-2228КМ</text:p>
          </table:table-cell>
          <table:table-cell table:number-columns-repeated="2"/>
          <table:table-cell office:value-type="string">
            <text:p>70-2228КМ</text:p>
          </table:table-cell>
          <table:table-cell office:value-type="string">
            <text:p>ПОДШИПНИК 70-2228КМ</text:p>
          </table:table-cell>
          <table:table-cell table:number-columns-repeated="1017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Фланец 24-19-25-1</text:p>
          </table:table-cell>
          <table:table-cell office:value-type="string">
            <text:p>24-19-25-1</text:p>
          </table:table-cell>
          <table:table-cell table:number-columns-repeated="2"/>
          <table:table-cell office:value-type="string">
            <text:p>24-19-25-1</text:p>
          </table:table-cell>
          <table:table-cell office:value-type="string">
            <text:p>Фланец</text:p>
          </table:table-cell>
          <table:table-cell table:number-columns-repeated="1017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Диск нажимной <text:s/>50-14-64</text:p>
          </table:table-cell>
          <table:table-cell office:value-type="string">
            <text:p>50-14-64</text:p>
          </table:table-cell>
          <table:table-cell/>
          <table:table-cell table:number-columns-repeated="2" office:value-type="string">
            <text:p>50-14-64</text:p>
          </table:table-cell>
          <table:table-cell office:value-type="string">
            <text:p>Диск нажимной</text:p>
          </table:table-cell>
          <table:table-cell table:number-columns-repeated="1017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Корпус подшипника 50-19-147</text:p>
          </table:table-cell>
          <table:table-cell office:value-type="string">
            <text:p>50-19-147</text:p>
          </table:table-cell>
          <table:table-cell table:number-columns-repeated="2"/>
          <table:table-cell office:value-type="string">
            <text:p>50-19-147</text:p>
          </table:table-cell>
          <table:table-cell office:value-type="string">
            <text:p>Корпус подшипника</text:p>
          </table:table-cell>
          <table:table-cell table:number-columns-repeated="1017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Ось24-21-123</text:p>
          </table:table-cell>
          <table:table-cell office:value-type="string">
            <text:p>24-21-123</text:p>
          </table:table-cell>
          <table:table-cell office:value-type="string">
            <text:p>можно юа 900 или каток 1100</text:p>
          </table:table-cell>
          <table:table-cell/>
          <table:table-cell office:value-type="string">
            <text:p>24-21-123</text:p>
          </table:table-cell>
          <table:table-cell office:value-type="string">
            <text:p>Ось</text:p>
          </table:table-cell>
          <table:table-cell table:number-columns-repeated="1017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Ось 24-21-123-01</text:p>
          </table:table-cell>
          <table:table-cell office:value-type="string">
            <text:p>24-21-123-01</text:p>
          </table:table-cell>
          <table:table-cell office:value-type="string">
            <text:p>можно юа 900 или каток 1100</text:p>
          </table:table-cell>
          <table:table-cell/>
          <table:table-cell office:value-type="string">
            <text:p>24-21-123-01</text:p>
          </table:table-cell>
          <table:table-cell office:value-type="string">
            <text:p>Ось</text:p>
          </table:table-cell>
          <table:table-cell table:number-columns-repeated="1017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Муфта (болотоход) Б-10М <text:s/>20-14-25</text:p>
          </table:table-cell>
          <table:table-cell office:value-type="string">
            <text:p>20-14-25</text:p>
          </table:table-cell>
          <table:table-cell office:value-type="string">
            <text:p>20-14-23</text:p>
          </table:table-cell>
          <table:table-cell table:number-columns-repeated="2" office:value-type="string">
            <text:p>20-14-25</text:p>
          </table:table-cell>
          <table:table-cell office:value-type="string">
            <text:p>Муфта</text:p>
          </table:table-cell>
          <table:table-cell table:number-columns-repeated="1017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Шатун 03427СП</text:p>
          </table:table-cell>
          <table:table-cell office:value-type="string">
            <text:p>03427СП</text:p>
          </table:table-cell>
          <table:table-cell table:number-columns-repeated="2"/>
          <table:table-cell office:value-type="string">
            <text:p>03427СП</text:p>
          </table:table-cell>
          <table:table-cell office:value-type="string">
            <text:p>Шатун</text:p>
          </table:table-cell>
          <table:table-cell table:number-columns-repeated="1017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Шатун 03427СП</text:p>
          </table:table-cell>
          <table:table-cell office:value-type="string">
            <text:p>03427СП</text:p>
          </table:table-cell>
          <table:table-cell table:number-columns-repeated="2"/>
          <table:table-cell office:value-type="string">
            <text:p>03427СП</text:p>
          </table:table-cell>
          <table:table-cell office:value-type="string">
            <text:p>Шатун</text:p>
          </table:table-cell>
          <table:table-cell table:number-columns-repeated="1017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Шатун 03427СП</text:p>
          </table:table-cell>
          <table:table-cell office:value-type="string">
            <text:p>03427СП</text:p>
          </table:table-cell>
          <table:table-cell table:number-columns-repeated="2"/>
          <table:table-cell office:value-type="string">
            <text:p>03427СП</text:p>
          </table:table-cell>
          <table:table-cell office:value-type="string">
            <text:p>Шатун</text:p>
          </table:table-cell>
          <table:table-cell table:number-columns-repeated="1017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Шатун 03427СП</text:p>
          </table:table-cell>
          <table:table-cell office:value-type="string">
            <text:p>03427СП</text:p>
          </table:table-cell>
          <table:table-cell table:number-columns-repeated="2"/>
          <table:table-cell office:value-type="string">
            <text:p>03427СП</text:p>
          </table:table-cell>
          <table:table-cell office:value-type="string">
            <text:p>Шатун</text:p>
          </table:table-cell>
          <table:table-cell table:number-columns-repeated="1017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Корпус подшипника 50-19-145</text:p>
          </table:table-cell>
          <table:table-cell office:value-type="string">
            <text:p>50-19-145</text:p>
          </table:table-cell>
          <table:table-cell table:number-columns-repeated="2"/>
          <table:table-cell office:value-type="string">
            <text:p>50-19-145</text:p>
          </table:table-cell>
          <table:table-cell office:value-type="string">
            <text:p>Корпус подшипника</text:p>
          </table:table-cell>
          <table:table-cell table:number-columns-repeated="1017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Шестерня 18-12-313</text:p>
          </table:table-cell>
          <table:table-cell office:value-type="string">
            <text:p>18-12-313</text:p>
          </table:table-cell>
          <table:table-cell table:number-columns-repeated="2"/>
          <table:table-cell office:value-type="string">
            <text:p>18-12-313</text:p>
          </table:table-cell>
          <table:table-cell office:value-type="string">
            <text:p>Шестерня</text:p>
          </table:table-cell>
          <table:table-cell table:number-columns-repeated="1017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Ремкомплект гидроцилиндра подъема отвала 18-26-270СП (с.о.) ПОЛНЫЙ (МЕТАЛЛИЧЕСКИЙ)Б-10М 01-44-100</text:p>
          </table:table-cell>
          <table:table-cell office:value-type="string">
            <text:p>01-44-100</text:p>
          </table:table-cell>
          <table:table-cell office:value-type="string">
            <text:p>РТИ-Паронит</text:p>
          </table:table-cell>
          <table:table-cell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Комплект ремонтный прокладок на дв.Д-16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р/к Д160</text:p>
          </table:table-cell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Вилка КПП <text:s/>50-12-565</text:p>
          </table:table-cell>
          <table:table-cell office:value-type="string">
            <text:p>50-12-565</text:p>
          </table:table-cell>
          <table:table-cell table:number-columns-repeated="2"/>
          <table:table-cell office:value-type="string">
            <text:p>50-12-565</text:p>
          </table:table-cell>
          <table:table-cell office:value-type="string">
            <text:p>Вилка</text:p>
          </table:table-cell>
          <table:table-cell table:number-columns-repeated="1017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Комплект ремонтный двигателя Д-160, Д-180 (полный, 58 наименований) (01-01-211)</text:p>
          </table:table-cell>
          <table:table-cell office:value-type="float" office:value="0">
            <text:p>0</text:p>
          </table:table-cell>
          <table:table-cell office:value-type="string">
            <text:p>полный 58 наименований</text:p>
          </table:table-cell>
          <table:table-cell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Шестерня нижнего вала КПП Б-10М <text:s/>18-12-313</text:p>
          </table:table-cell>
          <table:table-cell office:value-type="string">
            <text:p>18-12-313</text:p>
          </table:table-cell>
          <table:table-cell table:number-columns-repeated="2"/>
          <table:table-cell office:value-type="string">
            <text:p>18-12-313</text:p>
          </table:table-cell>
          <table:table-cell office:value-type="string">
            <text:p>Шестерня</text:p>
          </table:table-cell>
          <table:table-cell table:number-columns-repeated="1017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Хомут в сборе <text:s/>18-12-143СП</text:p>
          </table:table-cell>
          <table:table-cell office:value-type="string">
            <text:p>18-12-143СП</text:p>
          </table:table-cell>
          <table:table-cell table:number-columns-repeated="2"/>
          <table:table-cell office:value-type="string">
            <text:p>18-12-143СП</text:p>
          </table:table-cell>
          <table:table-cell office:value-type="string">
            <text:p>Хомут в сборе</text:p>
          </table:table-cell>
          <table:table-cell table:number-columns-repeated="1017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Втулка полуоси редуктора бортового <text:s/>24-19-34</text:p>
          </table:table-cell>
          <table:table-cell office:value-type="string">
            <text:p>24-19-34</text:p>
          </table:table-cell>
          <table:table-cell table:number-columns-repeated="2"/>
          <table:table-cell office:value-type="string">
            <text:p>24-19-34</text:p>
          </table:table-cell>
          <table:table-cell office:value-type="string">
            <text:p>Втулка</text:p>
          </table:table-cell>
          <table:table-cell table:number-columns-repeated="1017"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Муфта Б-10М <text:s/>20-14-21</text:p>
          </table:table-cell>
          <table:table-cell office:value-type="string">
            <text:p>20-14-21</text:p>
          </table:table-cell>
          <table:table-cell table:number-columns-repeated="2"/>
          <table:table-cell office:value-type="string">
            <text:p>20-14-21</text:p>
          </table:table-cell>
          <table:table-cell office:value-type="string">
            <text:p>Муфта</text:p>
          </table:table-cell>
          <table:table-cell table:number-columns-repeated="1017"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Подшипник (с увеличенной шириной нар.обоймы)954712К8</text:p>
          </table:table-cell>
          <table:table-cell office:value-type="string">
            <text:p>954712К8</text:p>
          </table:table-cell>
          <table:table-cell table:number-columns-repeated="2"/>
          <table:table-cell office:value-type="string">
            <text:p>954712К8</text:p>
          </table:table-cell>
          <table:table-cell office:value-type="string">
            <text:p>ПОДШИПНИК 954712К8</text:p>
          </table:table-cell>
          <table:table-cell table:number-columns-repeated="1017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Подшипник (с увеличенной шириной нар.обоймы)954712К8</text:p>
          </table:table-cell>
          <table:table-cell office:value-type="string">
            <text:p>954712К8</text:p>
          </table:table-cell>
          <table:table-cell table:number-columns-repeated="2"/>
          <table:table-cell office:value-type="string">
            <text:p>954712К8</text:p>
          </table:table-cell>
          <table:table-cell office:value-type="string">
            <text:p>ПОДШИПНИК 954712К8</text:p>
          </table:table-cell>
          <table:table-cell table:number-columns-repeated="1017"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Подшипник (с увеличенной шириной нар.обоймы)954712К8</text:p>
          </table:table-cell>
          <table:table-cell office:value-type="string">
            <text:p>954712К8</text:p>
          </table:table-cell>
          <table:table-cell table:number-columns-repeated="2"/>
          <table:table-cell office:value-type="string">
            <text:p>954712К8</text:p>
          </table:table-cell>
          <table:table-cell office:value-type="string">
            <text:p>ПОДШИПНИК 954712К8</text:p>
          </table:table-cell>
          <table:table-cell table:number-columns-repeated="1017"/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Корпус подшипника 28-16-3-1</text:p>
          </table:table-cell>
          <table:table-cell office:value-type="string">
            <text:p>28-16-3-1</text:p>
          </table:table-cell>
          <table:table-cell table:number-columns-repeated="2"/>
          <table:table-cell office:value-type="string">
            <text:p>28-16-3-1</text:p>
          </table:table-cell>
          <table:table-cell office:value-type="string">
            <text:p>Корпус подшипника</text:p>
          </table:table-cell>
          <table:table-cell table:number-columns-repeated="1017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Корпус подшипника 28-16-4-1</text:p>
          </table:table-cell>
          <table:table-cell office:value-type="string">
            <text:p>28-16-4-1</text:p>
          </table:table-cell>
          <table:table-cell table:number-columns-repeated="2"/>
          <table:table-cell office:value-type="string">
            <text:p>28-16-4-1</text:p>
          </table:table-cell>
          <table:table-cell office:value-type="string">
            <text:p>Корпус подшипника</text:p>
          </table:table-cell>
          <table:table-cell table:number-columns-repeated="1017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Звено 50-22-7</text:p>
          </table:table-cell>
          <table:table-cell office:value-type="string">
            <text:p>50-22-7</text:p>
          </table:table-cell>
          <table:table-cell table:number-columns-repeated="2"/>
          <table:table-cell office:value-type="string">
            <text:p>50-22-7</text:p>
          </table:table-cell>
          <table:table-cell office:value-type="string">
            <text:p>Звено</text:p>
          </table:table-cell>
          <table:table-cell table:number-columns-repeated="1017"/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Звено 50-22-8</text:p>
          </table:table-cell>
          <table:table-cell office:value-type="string">
            <text:p>50-22-8</text:p>
          </table:table-cell>
          <table:table-cell table:number-columns-repeated="2"/>
          <table:table-cell office:value-type="string">
            <text:p>50-22-8</text:p>
          </table:table-cell>
          <table:table-cell office:value-type="string">
            <text:p>Звено</text:p>
          </table:table-cell>
          <table:table-cell table:number-columns-repeated="1017"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Шестерня нижнего вала КПП Б-10М 18-12-315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18-12-315</text:p>
          </table:table-cell>
          <table:table-cell office:value-type="string">
            <text:p>Шестерня</text:p>
          </table:table-cell>
          <table:table-cell table:number-columns-repeated="1017"/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Муфта <text:s/>18-12-319</text:p>
          </table:table-cell>
          <table:table-cell office:value-type="string">
            <text:p>18-12-319</text:p>
          </table:table-cell>
          <table:table-cell table:number-columns-repeated="2"/>
          <table:table-cell office:value-type="string">
            <text:p>18-12-319</text:p>
          </table:table-cell>
          <table:table-cell office:value-type="string">
            <text:p>Муфта</text:p>
          </table:table-cell>
          <table:table-cell table:number-columns-repeated="1017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Шестерня 18-12-315</text:p>
          </table:table-cell>
          <table:table-cell office:value-type="string">
            <text:p>18-12-315</text:p>
          </table:table-cell>
          <table:table-cell table:number-columns-repeated="2"/>
          <table:table-cell office:value-type="string">
            <text:p>18-12-315</text:p>
          </table:table-cell>
          <table:table-cell office:value-type="string">
            <text:p>Шестерня</text:p>
          </table:table-cell>
          <table:table-cell table:number-columns-repeated="1017"/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Толкатель 51-04-108СП</text:p>
          </table:table-cell>
          <table:table-cell office:value-type="string">
            <text:p>51-04-108СП</text:p>
          </table:table-cell>
          <table:table-cell table:number-columns-repeated="2"/>
          <table:table-cell office:value-type="string">
            <text:p>51-04-108СП</text:p>
          </table:table-cell>
          <table:table-cell office:value-type="string">
            <text:p>Толкатель</text:p>
          </table:table-cell>
          <table:table-cell table:number-columns-repeated="1017"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Подшипник качения 70-42314КМ</text:p>
          </table:table-cell>
          <table:table-cell office:value-type="string">
            <text:p>70-42314КМ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Шестерня 18-12-314</text:p>
          </table:table-cell>
          <table:table-cell office:value-type="string">
            <text:p>18-12-314</text:p>
          </table:table-cell>
          <table:table-cell table:number-columns-repeated="2"/>
          <table:table-cell office:value-type="string">
            <text:p>18-12-314</text:p>
          </table:table-cell>
          <table:table-cell office:value-type="string">
            <text:p>Шестерня</text:p>
          </table:table-cell>
          <table:table-cell table:number-columns-repeated="1017"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Корпус подшипника <text:s/>28-16-11</text:p>
          </table:table-cell>
          <table:table-cell office:value-type="string">
            <text:p>28-16-11</text:p>
          </table:table-cell>
          <table:table-cell table:number-columns-repeated="2"/>
          <table:table-cell office:value-type="string">
            <text:p>28-16-11</text:p>
          </table:table-cell>
          <table:table-cell office:value-type="string">
            <text:p>Корпус подшипника</text:p>
          </table:table-cell>
          <table:table-cell table:number-columns-repeated="1017"/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Ремкомплект коробки передач (КПП) (РТИ, прокладки) (23 наим) Б-10м 01-18-111</text:p>
          </table:table-cell>
          <table:table-cell office:value-type="string">
            <text:p>01-18-111</text:p>
          </table:table-cell>
          <table:table-cell office:value-type="string">
            <text:p>23 наименования</text:p>
          </table:table-cell>
          <table:table-cell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Втулка редуктора бортового Б-10М <text:s/>18-19-23</text:p>
          </table:table-cell>
          <table:table-cell office:value-type="string">
            <text:p>18-19-23</text:p>
          </table:table-cell>
          <table:table-cell office:value-type="string">
            <text:p>!!!</text:p>
          </table:table-cell>
          <table:table-cell/>
          <table:table-cell office:value-type="string">
            <text:p>18-19-23</text:p>
          </table:table-cell>
          <table:table-cell office:value-type="string">
            <text:p>Втулка</text:p>
          </table:table-cell>
          <table:table-cell table:number-columns-repeated="1017"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Корпус подшипника Б-10М <text:s/>28-16-11</text:p>
          </table:table-cell>
          <table:table-cell office:value-type="string">
            <text:p>28-16-11</text:p>
          </table:table-cell>
          <table:table-cell table:number-columns-repeated="2"/>
          <table:table-cell office:value-type="string">
            <text:p>28-16-11</text:p>
          </table:table-cell>
          <table:table-cell office:value-type="string">
            <text:p>Корпус подшипника</text:p>
          </table:table-cell>
          <table:table-cell table:number-columns-repeated="1017"/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Стержень 50-19-157</text:p>
          </table:table-cell>
          <table:table-cell office:value-type="string">
            <text:p>50-19-157</text:p>
          </table:table-cell>
          <table:table-cell table:number-columns-repeated="2"/>
          <table:table-cell office:value-type="string">
            <text:p>50-19-157</text:p>
          </table:table-cell>
          <table:table-cell office:value-type="string">
            <text:p>Стержень</text:p>
          </table:table-cell>
          <table:table-cell table:number-columns-repeated="1017"/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Втулка 51-03-28</text:p>
          </table:table-cell>
          <table:table-cell office:value-type="string">
            <text:p>51-03-28</text:p>
          </table:table-cell>
          <table:table-cell table:number-columns-repeated="2"/>
          <table:table-cell office:value-type="string">
            <text:p>51-03-28</text:p>
          </table:table-cell>
          <table:table-cell office:value-type="string">
            <text:p>Втулка</text:p>
          </table:table-cell>
          <table:table-cell table:number-columns-repeated="1017"/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Пара плунжерная Б10М 51-67-126СП</text:p>
          </table:table-cell>
          <table:table-cell office:value-type="string">
            <text:p>51-67-126СП</text:p>
          </table:table-cell>
          <table:table-cell table:number-columns-repeated="2"/>
          <table:table-cell office:value-type="string">
            <text:p>51-67-126СП</text:p>
          </table:table-cell>
          <table:table-cell office:value-type="string">
            <text:p>Пара плунжерная</text:p>
          </table:table-cell>
          <table:table-cell table:number-columns-repeated="1017"/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Ремкомплект гидроцилиндра подъема отвала (н.о.) 50-26-570СП ПОЛНЫЙ Б-10М 01-31-111</text:p>
          </table:table-cell>
          <table:table-cell office:value-type="string">
            <text:p>01-31-111</text:p>
          </table:table-cell>
          <table:table-cell office:value-type="string">
            <text:p>второпласт, РТИ</text:p>
          </table:table-cell>
          <table:table-cell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Ремкомплект гидроцилиндра перекоса (раскоса) отвала (н.о.) 50-50-226СП ПОЛНЫЙ Б-10М 01-34-111</text:p>
          </table:table-cell>
          <table:table-cell office:value-type="string">
            <text:p>01-34-111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Комп. поршн. колец 037112СП</text:p>
          </table:table-cell>
          <table:table-cell office:value-type="string">
            <text:p>037112СП</text:p>
          </table:table-cell>
          <table:table-cell/>
          <table:table-cell office:value-type="string">
            <text:p>03712СП</text:p>
          </table:table-cell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Втулка 51-02-48</text:p>
          </table:table-cell>
          <table:table-cell office:value-type="string">
            <text:p>51-02-48</text:p>
          </table:table-cell>
          <table:table-cell/>
          <table:table-cell table:number-columns-repeated="2" office:value-type="string">
            <text:p>51-02-48-01</text:p>
          </table:table-cell>
          <table:table-cell office:value-type="string">
            <text:p>Втулка</text:p>
          </table:table-cell>
          <table:table-cell table:number-columns-repeated="1017"/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Крестовина 7310/17-73-57</text:p>
          </table:table-cell>
          <table:table-cell office:value-type="string">
            <text:p>7310/17-73-57</text:p>
          </table:table-cell>
          <table:table-cell/>
          <table:table-cell table:number-columns-repeated="2" office:value-type="string">
            <text:p>17-73-57</text:p>
          </table:table-cell>
          <table:table-cell office:value-type="string">
            <text:p>Крестовина</text:p>
          </table:table-cell>
          <table:table-cell table:number-columns-repeated="1017"/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Втулка 51-02-48</text:p>
          </table:table-cell>
          <table:table-cell office:value-type="string">
            <text:p>51-02-48</text:p>
          </table:table-cell>
          <table:table-cell/>
          <table:table-cell table:number-columns-repeated="2" office:value-type="string">
            <text:p>51-02-48-01</text:p>
          </table:table-cell>
          <table:table-cell office:value-type="string">
            <text:p>Втулка</text:p>
          </table:table-cell>
          <table:table-cell table:number-columns-repeated="1017"/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Плунжер-гильза Д-180 универсальная 51-67-126сп</text:p>
          </table:table-cell>
          <table:table-cell office:value-type="string">
            <text:p>51-67-126сп</text:p>
          </table:table-cell>
          <table:table-cell table:number-columns-repeated="2"/>
          <table:table-cell office:value-type="string">
            <text:p>51-67-126СП</text:p>
          </table:table-cell>
          <table:table-cell office:value-type="string">
            <text:p>Пара плунжерная</text:p>
          </table:table-cell>
          <table:table-cell table:number-columns-repeated="1017"/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Палец поршневой 03158-1</text:p>
          </table:table-cell>
          <table:table-cell office:value-type="string">
            <text:p>03158-1</text:p>
          </table:table-cell>
          <table:table-cell table:number-columns-repeated="2"/>
          <table:table-cell office:value-type="string">
            <text:p>03158-1</text:p>
          </table:table-cell>
          <table:table-cell office:value-type="string">
            <text:p>Палец поршневой</text:p>
          </table:table-cell>
          <table:table-cell table:number-columns-repeated="1017"/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Втулка клапана 51-02-41</text:p>
          </table:table-cell>
          <table:table-cell office:value-type="string">
            <text:p>51-02-41</text:p>
          </table:table-cell>
          <table:table-cell table:number-columns-repeated="2"/>
          <table:table-cell office:value-type="string">
            <text:p>51-02-41</text:p>
          </table:table-cell>
          <table:table-cell office:value-type="string">
            <text:p>Втулка клапана</text:p>
          </table:table-cell>
          <table:table-cell table:number-columns-repeated="1017"/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Плунжер-гильза 2 и 3 цил Д-16016-67-108 сп</text:p>
          </table:table-cell>
          <table:table-cell office:value-type="string">
            <text:p>16016-67-108сп</text:p>
          </table:table-cell>
          <table:table-cell/>
          <table:table-cell table:number-columns-repeated="2" office:value-type="string">
            <text:p>16-67-108СП</text:p>
          </table:table-cell>
          <table:table-cell office:value-type="string">
            <text:p>Пара плунжерная</text:p>
          </table:table-cell>
          <table:table-cell table:number-columns-repeated="1017"/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Втулка вала верхнего 18-12-141</text:p>
          </table:table-cell>
          <table:table-cell office:value-type="string">
            <text:p>18-12-141</text:p>
          </table:table-cell>
          <table:table-cell table:number-columns-repeated="2"/>
          <table:table-cell office:value-type="string">
            <text:p>18-12-141</text:p>
          </table:table-cell>
          <table:table-cell office:value-type="string">
            <text:p>Втулка</text:p>
          </table:table-cell>
          <table:table-cell table:number-columns-repeated="1017"/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Палец поршневой 03158</text:p>
          </table:table-cell>
          <table:table-cell office:value-type="float" office:value="3158">
            <text:p>3158</text:p>
          </table:table-cell>
          <table:table-cell/>
          <table:table-cell table:number-columns-repeated="2" office:value-type="string">
            <text:p>03158-1</text:p>
          </table:table-cell>
          <table:table-cell office:value-type="string">
            <text:p>Палец поршневой</text:p>
          </table:table-cell>
          <table:table-cell table:number-columns-repeated="1017"/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Пробка магнитная в сборе 01483СП</text:p>
          </table:table-cell>
          <table:table-cell office:value-type="string">
            <text:p>01483СП</text:p>
          </table:table-cell>
          <table:table-cell table:number-columns-repeated="2"/>
          <table:table-cell office:value-type="string">
            <text:p>01483СП</text:p>
          </table:table-cell>
          <table:table-cell office:value-type="string">
            <text:p>Пробка</text:p>
          </table:table-cell>
          <table:table-cell table:number-columns-repeated="1017"/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Втулка /51-03-28 3315</text:p>
          </table:table-cell>
          <table:table-cell office:value-type="float" office:value="3315">
            <text:p>3315</text:p>
          </table:table-cell>
          <table:table-cell/>
          <table:table-cell table:number-columns-repeated="2" office:value-type="string">
            <text:p>51-03-28</text:p>
          </table:table-cell>
          <table:table-cell office:value-type="string">
            <text:p>Втулка</text:p>
          </table:table-cell>
          <table:table-cell table:number-columns-repeated="1017"/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Втулка клапана 51-02-41/14-02-3сп</text:p>
          </table:table-cell>
          <table:table-cell office:value-type="string">
            <text:p>51-02-41/14-02-3сп</text:p>
          </table:table-cell>
          <table:table-cell/>
          <table:table-cell table:number-columns-repeated="2" office:value-type="string">
            <text:p>51-02-41</text:p>
          </table:table-cell>
          <table:table-cell office:value-type="string">
            <text:p>Втулка клапана</text:p>
          </table:table-cell>
          <table:table-cell table:number-columns-repeated="1017"/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Комплект вкладышей ПД А23.01.54-130Р1</text:p>
          </table:table-cell>
          <table:table-cell office:value-type="string">
            <text:p>А23.01.54-130Р1</text:p>
          </table:table-cell>
          <table:table-cell/>
          <table:table-cell table:number-columns-repeated="2" office:value-type="string">
            <text:p>А23.01.54-130СБП2АР1</text:p>
          </table:table-cell>
          <table:table-cell office:value-type="string">
            <text:p>ВКЛАДЫШ А23.01.54-130СБП2АР1</text:p>
          </table:table-cell>
          <table:table-cell table:number-columns-repeated="1017"/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Валик 51-08-25</text:p>
          </table:table-cell>
          <table:table-cell office:value-type="string">
            <text:p>51-08-25</text:p>
          </table:table-cell>
          <table:table-cell table:number-columns-repeated="2"/>
          <table:table-cell office:value-type="string">
            <text:p>51-08-25</text:p>
          </table:table-cell>
          <table:table-cell office:value-type="string">
            <text:p>Валик</text:p>
          </table:table-cell>
          <table:table-cell table:number-columns-repeated="1017"/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Валик /50-12-688 18-12-130</text:p>
          </table:table-cell>
          <table:table-cell office:value-type="string">
            <text:p>18-12-130</text:p>
          </table:table-cell>
          <table:table-cell/>
          <table:table-cell table:number-columns-repeated="2" office:value-type="string">
            <text:p>50-12-688</text:p>
          </table:table-cell>
          <table:table-cell office:value-type="string">
            <text:p>Валик</text:p>
          </table:table-cell>
          <table:table-cell table:number-columns-repeated="1017"/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Валик 18-12-131 50-12-689</text:p>
          </table:table-cell>
          <table:table-cell office:value-type="string">
            <text:p>18-12-131</text:p>
          </table:table-cell>
          <table:table-cell/>
          <table:table-cell table:number-columns-repeated="2" office:value-type="string">
            <text:p>50-12-689</text:p>
          </table:table-cell>
          <table:table-cell office:value-type="string">
            <text:p>Валик</text:p>
          </table:table-cell>
          <table:table-cell table:number-columns-repeated="1017"/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Ремонтный комплект водяного насоса Т-170 16-08-124</text:p>
          </table:table-cell>
          <table:table-cell office:value-type="string">
            <text:p>16-08-124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Распылитель 14-69-107-1СП</text:p>
          </table:table-cell>
          <table:table-cell office:value-type="string">
            <text:p>14-69-107-1СП</text:p>
          </table:table-cell>
          <table:table-cell office:value-type="string">
            <text:p>дефицит, выставлять по заводской цене</text:p>
          </table:table-cell>
          <table:table-cell/>
          <table:table-cell office:value-type="string">
            <text:p>14-69-107-1СП</text:p>
          </table:table-cell>
          <table:table-cell office:value-type="string">
            <text:p>Распылитель</text:p>
          </table:table-cell>
          <table:table-cell table:number-columns-repeated="1017"/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Валик 50-12-688</text:p>
          </table:table-cell>
          <table:table-cell office:value-type="string">
            <text:p>50-12-688</text:p>
          </table:table-cell>
          <table:table-cell table:number-columns-repeated="2"/>
          <table:table-cell office:value-type="string">
            <text:p>50-12-688</text:p>
          </table:table-cell>
          <table:table-cell office:value-type="string">
            <text:p>Валик</text:p>
          </table:table-cell>
          <table:table-cell table:number-columns-repeated="1017"/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Валик 50-12-689</text:p>
          </table:table-cell>
          <table:table-cell office:value-type="string">
            <text:p>50-12-689</text:p>
          </table:table-cell>
          <table:table-cell table:number-columns-repeated="2"/>
          <table:table-cell office:value-type="string">
            <text:p>50-12-689</text:p>
          </table:table-cell>
          <table:table-cell office:value-type="string">
            <text:p>Валик</text:p>
          </table:table-cell>
          <table:table-cell table:number-columns-repeated="1017"/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МУФТА 50-26-807</text:p>
          </table:table-cell>
          <table:table-cell office:value-type="string">
            <text:p>50-26-807</text:p>
          </table:table-cell>
          <table:table-cell table:number-columns-repeated="2"/>
          <table:table-cell office:value-type="string">
            <text:p>50-26-807</text:p>
          </table:table-cell>
          <table:table-cell office:value-type="string">
            <text:p>Муфта</text:p>
          </table:table-cell>
          <table:table-cell table:number-columns-repeated="1017"/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Козырек 15-19-15</text:p>
          </table:table-cell>
          <table:table-cell office:value-type="string">
            <text:p>15-19-15</text:p>
          </table:table-cell>
          <table:table-cell table:number-columns-repeated="2"/>
          <table:table-cell office:value-type="string">
            <text:p>15-19-15</text:p>
          </table:table-cell>
          <table:table-cell office:value-type="string">
            <text:p>Козырек</text:p>
          </table:table-cell>
          <table:table-cell table:number-columns-repeated="1017"/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Подшипник качения 70-42314КМ</text:p>
          </table:table-cell>
          <table:table-cell office:value-type="string">
            <text:p>70-42314КМ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Комплект ремонтный гидроцилиндра подъёма отвала <text:s/>50-26-570СП</text:p>
          </table:table-cell>
          <table:table-cell office:value-type="string">
            <text:p>50-26-570СП</text:p>
          </table:table-cell>
          <table:table-cell office:value-type="string">
            <text:p>фторопласт, РТИ</text:p>
          </table:table-cell>
          <table:table-cell office:value-type="string">
            <text:p>р/к 50-26-570СП</text:p>
          </table:table-cell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Крышка 50-19-156</text:p>
          </table:table-cell>
          <table:table-cell office:value-type="string">
            <text:p>50-19-156</text:p>
          </table:table-cell>
          <table:table-cell table:number-columns-repeated="2"/>
          <table:table-cell office:value-type="string">
            <text:p>50-19-156</text:p>
          </table:table-cell>
          <table:table-cell office:value-type="string">
            <text:p>Крышка</text:p>
          </table:table-cell>
          <table:table-cell table:number-columns-repeated="1017"/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Гайка полуоси Б-10М <text:s/>18-19-33-1</text:p>
          </table:table-cell>
          <table:table-cell office:value-type="string">
            <text:p>18-19-33-1</text:p>
          </table:table-cell>
          <table:table-cell table:number-columns-repeated="2"/>
          <table:table-cell office:value-type="string">
            <text:p>18-19-33-1</text:p>
          </table:table-cell>
          <table:table-cell office:value-type="string">
            <text:p>Гайка</text:p>
          </table:table-cell>
          <table:table-cell table:number-columns-repeated="1017"/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Втулка шатуна 03148</text:p>
          </table:table-cell>
          <table:table-cell office:value-type="float" office:value="3148">
            <text:p>3148</text:p>
          </table:table-cell>
          <table:table-cell table:number-columns-repeated="2"/>
          <table:table-cell office:value-type="float" office:value="3148">
            <text:p>3148</text:p>
          </table:table-cell>
          <table:table-cell office:value-type="string">
            <text:p>Втулка шатуна</text:p>
          </table:table-cell>
          <table:table-cell table:number-columns-repeated="1017"/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Гайка 18-14-130</text:p>
          </table:table-cell>
          <table:table-cell office:value-type="string">
            <text:p>18-14-130</text:p>
          </table:table-cell>
          <table:table-cell table:number-columns-repeated="2"/>
          <table:table-cell office:value-type="string">
            <text:p>18-14-130</text:p>
          </table:table-cell>
          <table:table-cell office:value-type="string">
            <text:p>Гайка</text:p>
          </table:table-cell>
          <table:table-cell table:number-columns-repeated="1017"/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Призма 18-14-47</text:p>
          </table:table-cell>
          <table:table-cell office:value-type="string">
            <text:p>18-14-47</text:p>
          </table:table-cell>
          <table:table-cell table:number-columns-repeated="2"/>
          <table:table-cell office:value-type="string">
            <text:p>18-14-47</text:p>
          </table:table-cell>
          <table:table-cell office:value-type="string">
            <text:p>Призма</text:p>
          </table:table-cell>
          <table:table-cell table:number-columns-repeated="1017"/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Гайка 700-30-2301</text:p>
          </table:table-cell>
          <table:table-cell office:value-type="string">
            <text:p>700-30-2301</text:p>
          </table:table-cell>
          <table:table-cell table:number-columns-repeated="2"/>
          <table:table-cell office:value-type="string">
            <text:p>700-30-2301</text:p>
          </table:table-cell>
          <table:table-cell office:value-type="string">
            <text:p>Гайка</text:p>
          </table:table-cell>
          <table:table-cell table:number-columns-repeated="1017"/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Кольцо 24-21-127</text:p>
          </table:table-cell>
          <table:table-cell office:value-type="string">
            <text:p>24-21-127</text:p>
          </table:table-cell>
          <table:table-cell table:number-columns-repeated="2"/>
          <table:table-cell office:value-type="string">
            <text:p>24-21-127</text:p>
          </table:table-cell>
          <table:table-cell office:value-type="string">
            <text:p>КОЛЬЦО 24-21-127</text:p>
          </table:table-cell>
          <table:table-cell table:number-columns-repeated="1017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Призма 18-14-47</text:p>
          </table:table-cell>
          <table:table-cell office:value-type="string">
            <text:p>18-14-47</text:p>
          </table:table-cell>
          <table:table-cell table:number-columns-repeated="2"/>
          <table:table-cell office:value-type="string">
            <text:p>18-14-47</text:p>
          </table:table-cell>
          <table:table-cell office:value-type="string">
            <text:p>Призма</text:p>
          </table:table-cell>
          <table:table-cell table:number-columns-repeated="1017"/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Ремкомплект муфты сцепления 18-14-4СП ПОЛНЫЙ (19 наим) Б-10М 01-21-111</text:p>
          </table:table-cell>
          <table:table-cell office:value-type="string">
            <text:p>01-21-111</text:p>
          </table:table-cell>
          <table:table-cell office:value-type="string">
            <text:p>технодрайв</text:p>
          </table:table-cell>
          <table:table-cell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Ремкомплект гидроцилиндра подъема отвала 18-26-270СП (с.о.) ПОЛНЫЙ (7 наим) Б-10М 01-07-101</text:p>
          </table:table-cell>
          <table:table-cell office:value-type="string">
            <text:p>01-07-101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Прокладка 700-40-3880СП</text:p>
          </table:table-cell>
          <table:table-cell office:value-type="string">
            <text:p>700-40-3880СП</text:p>
          </table:table-cell>
          <table:table-cell table:number-columns-repeated="2"/>
          <table:table-cell office:value-type="string">
            <text:p>700-40-3880СП</text:p>
          </table:table-cell>
          <table:table-cell office:value-type="string">
            <text:p>Прокладка</text:p>
          </table:table-cell>
          <table:table-cell table:number-columns-repeated="1017"/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Прокладка под коллекторы 700-40-3880СП</text:p>
          </table:table-cell>
          <table:table-cell office:value-type="string">
            <text:p>700-40-3880СП</text:p>
          </table:table-cell>
          <table:table-cell table:number-columns-repeated="2"/>
          <table:table-cell office:value-type="string">
            <text:p>700-40-3880СП</text:p>
          </table:table-cell>
          <table:table-cell office:value-type="string">
            <text:p>Прокладка</text:p>
          </table:table-cell>
          <table:table-cell table:number-columns-repeated="1017"/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Прокладка 40201</text:p>
          </table:table-cell>
          <table:table-cell office:value-type="float" office:value="40201">
            <text:p>40201</text:p>
          </table:table-cell>
          <table:table-cell table:number-columns-repeated="2"/>
          <table:table-cell office:value-type="float" office:value="40201">
            <text:p>40201</text:p>
          </table:table-cell>
          <table:table-cell office:value-type="string">
            <text:p>ПРОКЛАДКА 40201</text:p>
          </table:table-cell>
          <table:table-cell table:number-columns-repeated="1017"/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Крыльчатка 18-57-107СП</text:p>
          </table:table-cell>
          <table:table-cell office:value-type="string">
            <text:p>18-57-107СП</text:p>
          </table:table-cell>
          <table:table-cell office:value-type="string">
            <text:p>крыльчатка отопителя</text:p>
          </table:table-cell>
          <table:table-cell/>
          <table:table-cell office:value-type="string">
            <text:p>18-57-107СП</text:p>
          </table:table-cell>
          <table:table-cell office:value-type="string">
            <text:p>КРЫЛЬЧАТКА 18-57-107СП</text:p>
          </table:table-cell>
          <table:table-cell table:number-columns-repeated="1017"/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Болт 700-28-2379</text:p>
          </table:table-cell>
          <table:table-cell office:value-type="string">
            <text:p>700-28-2379</text:p>
          </table:table-cell>
          <table:table-cell table:number-columns-repeated="2"/>
          <table:table-cell office:value-type="string">
            <text:p>700-28-2379</text:p>
          </table:table-cell>
          <table:table-cell office:value-type="string">
            <text:p>Болт</text:p>
          </table:table-cell>
          <table:table-cell table:number-columns-repeated="1017"/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Кольцо 24-21-155</text:p>
          </table:table-cell>
          <table:table-cell office:value-type="string">
            <text:p>24-21-155</text:p>
          </table:table-cell>
          <table:table-cell table:number-columns-repeated="2"/>
          <table:table-cell office:value-type="string">
            <text:p>24-21-155</text:p>
          </table:table-cell>
          <table:table-cell office:value-type="string">
            <text:p>КОЛЬЦО 24-21-155</text:p>
          </table:table-cell>
          <table:table-cell table:number-columns-repeated="1017"/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Кольцо 24-21-156</text:p>
          </table:table-cell>
          <table:table-cell office:value-type="string">
            <text:p>24-21-156</text:p>
          </table:table-cell>
          <table:table-cell table:number-columns-repeated="2"/>
          <table:table-cell office:value-type="string">
            <text:p>24-21-156</text:p>
          </table:table-cell>
          <table:table-cell office:value-type="string">
            <text:p>КОЛЬЦО 24-21-156</text:p>
          </table:table-cell>
          <table:table-cell table:number-columns-repeated="1017"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Дефлектор длинный 51-02-43</text:p>
          </table:table-cell>
          <table:table-cell office:value-type="string">
            <text:p>51-02-43</text:p>
          </table:table-cell>
          <table:table-cell table:number-columns-repeated="2"/>
          <table:table-cell office:value-type="string">
            <text:p>51-02-43</text:p>
          </table:table-cell>
          <table:table-cell office:value-type="string">
            <text:p>Дефлектор длинный</text:p>
          </table:table-cell>
          <table:table-cell table:number-columns-repeated="1017"/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Болт 700-28-2379</text:p>
          </table:table-cell>
          <table:table-cell office:value-type="string">
            <text:p>700-28-2379</text:p>
          </table:table-cell>
          <table:table-cell table:number-columns-repeated="2"/>
          <table:table-cell office:value-type="string">
            <text:p>700-28-2379</text:p>
          </table:table-cell>
          <table:table-cell office:value-type="string">
            <text:p>Болт</text:p>
          </table:table-cell>
          <table:table-cell table:number-columns-repeated="1017"/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Палец рычага бортового фрикциона <text:s/>16350</text:p>
          </table:table-cell>
          <table:table-cell office:value-type="float" office:value="16350">
            <text:p>16350</text:p>
          </table:table-cell>
          <table:table-cell/>
          <table:table-cell table:number-columns-repeated="2" office:value-type="float" office:value="16350">
            <text:p>16350</text:p>
          </table:table-cell>
          <table:table-cell office:value-type="string">
            <text:p>Палец</text:p>
          </table:table-cell>
          <table:table-cell table:number-columns-repeated="1017"/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Ремкомплект механизма управления поворотом 50-13-5СП(5 наим) Б-10М 01-10-111</text:p>
          </table:table-cell>
          <table:table-cell office:value-type="string">
            <text:p>01-10-111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Палец рычага муфты сцепления нижний Б-10М <text:s/>18-14-127</text:p>
          </table:table-cell>
          <table:table-cell office:value-type="string">
            <text:p>18-14-127</text:p>
          </table:table-cell>
          <table:table-cell table:number-columns-repeated="2"/>
          <table:table-cell office:value-type="string">
            <text:p>18-14-127</text:p>
          </table:table-cell>
          <table:table-cell office:value-type="string">
            <text:p>Палец рычага включения нижний</text:p>
          </table:table-cell>
          <table:table-cell table:number-columns-repeated="1017"/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Прокладка под головку блока ПД 40944СП</text:p>
          </table:table-cell>
          <table:table-cell office:value-type="string">
            <text:p>ПД 40944СП</text:p>
          </table:table-cell>
          <table:table-cell/>
          <table:table-cell table:number-columns-repeated="2" office:value-type="string">
            <text:p>700-40-20006СП</text:p>
          </table:table-cell>
          <table:table-cell office:value-type="string">
            <text:p>Прокладка</text:p>
          </table:table-cell>
          <table:table-cell table:number-columns-repeated="1017"/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Кольцо 24-21-126</text:p>
          </table:table-cell>
          <table:table-cell office:value-type="string">
            <text:p>24-21-126</text:p>
          </table:table-cell>
          <table:table-cell table:number-columns-repeated="2"/>
          <table:table-cell office:value-type="string">
            <text:p>24-21-126</text:p>
          </table:table-cell>
          <table:table-cell office:value-type="string">
            <text:p>КОЛЬЦО 24-21-126</text:p>
          </table:table-cell>
          <table:table-cell table:number-columns-repeated="1017"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Палец рычага бортового фрикциона <text:s/>16136</text:p>
          </table:table-cell>
          <table:table-cell office:value-type="float" office:value="16136">
            <text:p>16136</text:p>
          </table:table-cell>
          <table:table-cell/>
          <table:table-cell table:number-columns-repeated="2" office:value-type="float" office:value="16136">
            <text:p>16136</text:p>
          </table:table-cell>
          <table:table-cell office:value-type="string">
            <text:p>Палец</text:p>
          </table:table-cell>
          <table:table-cell table:number-columns-repeated="1017"/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Палец рычага бортового фрикциона Б-10М <text:s/>16136</text:p>
          </table:table-cell>
          <table:table-cell office:value-type="float" office:value="16136">
            <text:p>16136</text:p>
          </table:table-cell>
          <table:table-cell/>
          <table:table-cell table:number-columns-repeated="2" office:value-type="float" office:value="16136">
            <text:p>16136</text:p>
          </table:table-cell>
          <table:table-cell office:value-type="string">
            <text:p>Палец</text:p>
          </table:table-cell>
          <table:table-cell table:number-columns-repeated="1017"/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Шайба 700-31-2543</text:p>
          </table:table-cell>
          <table:table-cell office:value-type="string">
            <text:p>700-31-2543</text:p>
          </table:table-cell>
          <table:table-cell table:number-columns-repeated="2"/>
          <table:table-cell office:value-type="string">
            <text:p>700-31-2543</text:p>
          </table:table-cell>
          <table:table-cell office:value-type="string">
            <text:p>Шайба стопорная</text:p>
          </table:table-cell>
          <table:table-cell table:number-columns-repeated="1017"/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Гайка специальная Б-10М <text:s/>17377</text:p>
          </table:table-cell>
          <table:table-cell office:value-type="float" office:value="17377">
            <text:p>17377</text:p>
          </table:table-cell>
          <table:table-cell/>
          <table:table-cell table:number-columns-repeated="2" office:value-type="float" office:value="17377">
            <text:p>17377</text:p>
          </table:table-cell>
          <table:table-cell office:value-type="string">
            <text:p>Гайка шаровая</text:p>
          </table:table-cell>
          <table:table-cell table:number-columns-repeated="1017"/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Прокладка 700-40-5958</text:p>
          </table:table-cell>
          <table:table-cell office:value-type="string">
            <text:p>700-40-5958</text:p>
          </table:table-cell>
          <table:table-cell table:number-columns-repeated="2"/>
          <table:table-cell office:value-type="string">
            <text:p>700-40-5958</text:p>
          </table:table-cell>
          <table:table-cell office:value-type="string">
            <text:p>Прокладка</text:p>
          </table:table-cell>
          <table:table-cell table:number-columns-repeated="1017"/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Прокладка 700-40-5959</text:p>
          </table:table-cell>
          <table:table-cell office:value-type="string">
            <text:p>700-40-5959</text:p>
          </table:table-cell>
          <table:table-cell table:number-columns-repeated="2"/>
          <table:table-cell office:value-type="string">
            <text:p>700-40-5959</text:p>
          </table:table-cell>
          <table:table-cell office:value-type="string">
            <text:p>ПРОКЛАДКА 700-40-5959</text:p>
          </table:table-cell>
          <table:table-cell table:number-columns-repeated="1017"/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Сальник 40967СП</text:p>
          </table:table-cell>
          <table:table-cell office:value-type="string">
            <text:p>40967СП</text:p>
          </table:table-cell>
          <table:table-cell office:value-type="string">
            <text:p>корпус регулятора</text:p>
          </table:table-cell>
          <table:table-cell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Прокладка 700-40-3218</text:p>
          </table:table-cell>
          <table:table-cell office:value-type="string">
            <text:p>700-40-3218</text:p>
          </table:table-cell>
          <table:table-cell table:number-columns-repeated="2"/>
          <table:table-cell office:value-type="string">
            <text:p>700-40-3218</text:p>
          </table:table-cell>
          <table:table-cell office:value-type="string">
            <text:p>Прокладка</text:p>
          </table:table-cell>
          <table:table-cell table:number-columns-repeated="1017"/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Дефлектор короткий 51-02-44</text:p>
          </table:table-cell>
          <table:table-cell office:value-type="string">
            <text:p>51-02-44</text:p>
          </table:table-cell>
          <table:table-cell table:number-columns-repeated="2"/>
          <table:table-cell office:value-type="string">
            <text:p>51-02-44</text:p>
          </table:table-cell>
          <table:table-cell office:value-type="string">
            <text:p>Дефлектор короткий</text:p>
          </table:table-cell>
          <table:table-cell table:number-columns-repeated="1017"/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Прокладка 700-40-3218</text:p>
          </table:table-cell>
          <table:table-cell office:value-type="string">
            <text:p>700-40-3218</text:p>
          </table:table-cell>
          <table:table-cell table:number-columns-repeated="2"/>
          <table:table-cell office:value-type="string">
            <text:p>700-40-3218</text:p>
          </table:table-cell>
          <table:table-cell office:value-type="string">
            <text:p>Прокладка</text:p>
          </table:table-cell>
          <table:table-cell table:number-columns-repeated="1017"/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Штуцер 67143</text:p>
          </table:table-cell>
          <table:table-cell office:value-type="float" office:value="67143">
            <text:p>67143</text:p>
          </table:table-cell>
          <table:table-cell table:number-columns-repeated="2"/>
          <table:table-cell office:value-type="float" office:value="67143">
            <text:p>67143</text:p>
          </table:table-cell>
          <table:table-cell office:value-type="string">
            <text:p>Штуцер отводной</text:p>
          </table:table-cell>
          <table:table-cell table:number-columns-repeated="1017"/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Клапан механизма натяжения <text:s/>50-21-177СП</text:p>
          </table:table-cell>
          <table:table-cell office:value-type="string">
            <text:p>50-21-177СП</text:p>
          </table:table-cell>
          <table:table-cell table:number-columns-repeated="2"/>
          <table:table-cell office:value-type="string">
            <text:p>50-21-177СП</text:p>
          </table:table-cell>
          <table:table-cell office:value-type="string">
            <text:p>Клапан</text:p>
          </table:table-cell>
          <table:table-cell table:number-columns-repeated="1017"/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Сухарик 24-19-22</text:p>
          </table:table-cell>
          <table:table-cell office:value-type="string">
            <text:p>24-19-22</text:p>
          </table:table-cell>
          <table:table-cell table:number-columns-repeated="2"/>
          <table:table-cell office:value-type="string">
            <text:p>24-19-22</text:p>
          </table:table-cell>
          <table:table-cell office:value-type="string">
            <text:p>Сухарик</text:p>
          </table:table-cell>
          <table:table-cell table:number-columns-repeated="1017"/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Сальник (резиновый) 700-40-2039/700-40-8611</text:p>
          </table:table-cell>
          <table:table-cell office:value-type="string">
            <text:p>700-40-2039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Сухарик 24-19-22</text:p>
          </table:table-cell>
          <table:table-cell office:value-type="string">
            <text:p>24-19-22</text:p>
          </table:table-cell>
          <table:table-cell table:number-columns-repeated="2"/>
          <table:table-cell office:value-type="string">
            <text:p>24-19-22</text:p>
          </table:table-cell>
          <table:table-cell office:value-type="string">
            <text:p>Сухарик</text:p>
          </table:table-cell>
          <table:table-cell table:number-columns-repeated="1017"/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Сухарик 24-19-22</text:p>
          </table:table-cell>
          <table:table-cell office:value-type="string">
            <text:p>24-19-22</text:p>
          </table:table-cell>
          <table:table-cell table:number-columns-repeated="2"/>
          <table:table-cell office:value-type="string">
            <text:p>24-19-22</text:p>
          </table:table-cell>
          <table:table-cell office:value-type="string">
            <text:p>Сухарик</text:p>
          </table:table-cell>
          <table:table-cell table:number-columns-repeated="1017"/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Сухарик клапана 51-02-15</text:p>
          </table:table-cell>
          <table:table-cell office:value-type="string">
            <text:p>51-02-15</text:p>
          </table:table-cell>
          <table:table-cell table:number-columns-repeated="2"/>
          <table:table-cell office:value-type="string">
            <text:p>51-02-15</text:p>
          </table:table-cell>
          <table:table-cell office:value-type="string">
            <text:p>Сухарик клапана</text:p>
          </table:table-cell>
          <table:table-cell table:number-columns-repeated="1017"/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Палец 700-47-2027</text:p>
          </table:table-cell>
          <table:table-cell office:value-type="string">
            <text:p>700-47-2027</text:p>
          </table:table-cell>
          <table:table-cell table:number-columns-repeated="2"/>
          <table:table-cell office:value-type="string">
            <text:p>700-47-2027</text:p>
          </table:table-cell>
          <table:table-cell office:value-type="string">
            <text:p>Палец</text:p>
          </table:table-cell>
          <table:table-cell table:number-columns-repeated="1017"/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Гайка 30212</text:p>
          </table:table-cell>
          <table:table-cell office:value-type="float" office:value="30212">
            <text:p>30212</text:p>
          </table:table-cell>
          <table:table-cell table:number-columns-repeated="2"/>
          <table:table-cell office:value-type="float" office:value="30212">
            <text:p>30212</text:p>
          </table:table-cell>
          <table:table-cell office:value-type="string">
            <text:p>Гайка</text:p>
          </table:table-cell>
          <table:table-cell table:number-columns-repeated="1017"/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Манжета 700-40-5378</text:p>
          </table:table-cell>
          <table:table-cell office:value-type="string">
            <text:p>700-40-5378</text:p>
          </table:table-cell>
          <table:table-cell table:number-columns-repeated="2"/>
          <table:table-cell office:value-type="string">
            <text:p>700-40-5378</text:p>
          </table:table-cell>
          <table:table-cell office:value-type="string">
            <text:p>ПРОКЛАДКА 700-40-5378</text:p>
          </table:table-cell>
          <table:table-cell table:number-columns-repeated="1017"/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Манжета 700-40-5432</text:p>
          </table:table-cell>
          <table:table-cell office:value-type="string">
            <text:p>700-40-5432</text:p>
          </table:table-cell>
          <table:table-cell table:number-columns-repeated="2"/>
          <table:table-cell office:value-type="string">
            <text:p>700-40-5432</text:p>
          </table:table-cell>
          <table:table-cell office:value-type="string">
            <text:p>МАНЖЕТА 700-40-5432</text:p>
          </table:table-cell>
          <table:table-cell table:number-columns-repeated="1017"/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Кольцо на форсунку медное /700-40-2010-01 (02)</text:p>
          </table:table-cell>
          <table:table-cell office:value-type="string">
            <text:p>700-40-2010-02</text:p>
          </table:table-cell>
          <table:table-cell table:number-columns-repeated="2"/>
          <table:table-cell office:value-type="string">
            <text:p>700-40-2010-02</text:p>
          </table:table-cell>
          <table:table-cell office:value-type="string">
            <text:p>Кольцо</text:p>
          </table:table-cell>
          <table:table-cell table:number-columns-repeated="1017"/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Трубка уплотнения <text:s/>0 2218</text:p>
          </table:table-cell>
          <table:table-cell office:value-type="float" office:value="2218">
            <text:p>2218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Кольца 700-40-2010-02</text:p>
          </table:table-cell>
          <table:table-cell office:value-type="string">
            <text:p>700-40-2010-02</text:p>
          </table:table-cell>
          <table:table-cell table:number-columns-repeated="2"/>
          <table:table-cell office:value-type="string">
            <text:p>700-40-2010-02</text:p>
          </table:table-cell>
          <table:table-cell office:value-type="string">
            <text:p>Кольцо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Кожух бортового редуктора правый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0-19-142</text:p>
          </table:table-cell>
          <table:table-cell office:value-type="string">
            <text:p>Кожух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Кожух бортового редуктора левый 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0-19-141</text:p>
          </table:table-cell>
          <table:table-cell office:value-type="string">
            <text:p>Кожух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Стартер 12В 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2.3708.000(СТ230Е)</text:p>
          </table:table-cell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Ремень генератора 1090 </text:p>
          </table:table-cell>
          <table:table-cell office:value-type="float" office:value="0">
            <text:p>0</text:p>
          </table:table-cell>
          <table:table-cell office:value-type="string">
            <text:p>12,5*9*1090</text:p>
          </table:table-cell>
          <table:table-cell office:value-type="string">
            <text:p>11-12,5х9-1090</text:p>
          </table:table-cell>
          <table:table-cell office:value-type="string">
            <text:p>11-12,5Х9-1090</text:p>
          </table:table-cell>
          <table:table-cell office:value-type="string">
            <text:p>РЕМЕНЬ ВЕНТИЛЯТОРНЫЙ 11-12,5Х9-1090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Ремень вентилятора 1650 </text:p>
          </table:table-cell>
          <table:table-cell office:value-type="float" office:value="0">
            <text:p>0</text:p>
          </table:table-cell>
          <table:table-cell office:value-type="string">
            <text:p>16*11*1650</text:p>
          </table:table-cell>
          <table:table-cell office:value-type="string">
            <text:p>11-16х11-1650</text:p>
          </table:table-cell>
          <table:table-cell office:value-type="string">
            <text:p>11-16Х11-1650</text:p>
          </table:table-cell>
          <table:table-cell office:value-type="string">
            <text:p>РЕМЕНЬ ВЕНТИЛЯТОРНЫЙ 11-16Х11-1650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Лабиринт большой </text:p>
          </table:table-cell>
          <table:table-cell office:value-type="float" office:value="0">
            <text:p>0</text:p>
          </table:table-cell>
          <table:table-cell/>
          <table:table-cell office:value-type="string">
            <text:p>24-19-114сп</text:p>
          </table:table-cell>
          <table:table-cell office:value-type="string">
            <text:p>24-19-114СП</text:p>
          </table:table-cell>
          <table:table-cell office:value-type="string">
            <text:p>Уплотнение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Лабиринт <text:s/>малый </text:p>
          </table:table-cell>
          <table:table-cell office:value-type="float" office:value="0">
            <text:p>0</text:p>
          </table:table-cell>
          <table:table-cell/>
          <table:table-cell office:value-type="string">
            <text:p>50-19-156сп</text:p>
          </table:table-cell>
          <table:table-cell office:value-type="string">
            <text:p>50-19-156СП</text:p>
          </table:table-cell>
          <table:table-cell office:value-type="string">
            <text:p>Лабиринт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Двойняшка 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0-19-174СП</text:p>
          </table:table-cell>
          <table:table-cell office:value-type="string">
            <text:p>Шестерня двойная. Комплект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Корпус подшипника (код ОКП 4766134673)</text:p>
          </table:table-cell>
          <table:table-cell office:value-type="float" office:value="0">
            <text:p>0</text:p>
          </table:table-cell>
          <table:table-cell office:value-type="string">
            <text:p>нужно каталожное обозначение</text:p>
          </table:table-cell>
          <table:table-cell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Тарелка фрикциона </text:p>
          </table:table-cell>
          <table:table-cell office:value-type="float" office:value="0">
            <text:p>0</text:p>
          </table:table-cell>
          <table:table-cell office:value-type="string">
            <text:p>50-16-111СП это металлокерамика, дорого. Можно 16121+24-16-103СП</text:p>
          </table:table-cell>
          <table:table-cell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Диски фрикциона, комплект</text:p>
          </table:table-cell>
          <table:table-cell office:value-type="float" office:value="0">
            <text:p>0</text:p>
          </table:table-cell>
          <table:table-cell/>
          <table:table-cell office:value-type="string">
            <text:p>50-16-111сп</text:p>
          </table:table-cell>
          <table:table-cell office:value-type="string">
            <text:p>50-16-111СП</text:p>
          </table:table-cell>
          <table:table-cell office:value-type="string">
            <text:p>Диск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Клеммы (свинц) </text:p>
          </table:table-cell>
          <table:table-cell office:value-type="float" office:value="0">
            <text:p>0</text:p>
          </table:table-cell>
          <table:table-cell office:value-type="string">
            <text:p>никто такое поставлять не будет</text:p>
          </table:table-cell>
          <table:table-cell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Прокладки под головку цилиндра (ГБЦ) 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1-02-107-01СП</text:p>
          </table:table-cell>
          <table:table-cell office:value-type="string">
            <text:p>Прокладка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Прокладки коллектора </text:p>
          </table:table-cell>
          <table:table-cell office:value-type="float" office:value="0">
            <text:p>0</text:p>
          </table:table-cell>
          <table:table-cell office:value-type="string">
            <text:p>медная</text:p>
          </table:table-cell>
          <table:table-cell table:number-columns-repeated="2" office:value-type="string">
            <text:p>700-40-3880СП</text:p>
          </table:table-cell>
          <table:table-cell office:value-type="string">
            <text:p>Прокладка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НА сцепление: валик с тормозом, промежутка - по 1шт.</text:p>
          </table:table-cell>
          <table:table-cell office:value-type="float" office:value="0">
            <text:p>0</text:p>
          </table:table-cell>
          <table:table-cell office:value-type="string">
            <text:p>непонятно что нужно</text:p>
          </table:table-cell>
          <table:table-cell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Турбокомпрессорр на Т-170 (двигатель ЯМЗ238)</text:p>
          </table:table-cell>
          <table:table-cell office:value-type="float" office:value="0">
            <text:p>0</text:p>
          </table:table-cell>
          <table:table-cell office:value-type="string">
            <text:p>нужны буквы после "238"</text:p>
          </table:table-cell>
          <table:table-cell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комплект поршневых колец.</text:p>
          </table:table-cell>
          <table:table-cell office:value-type="float" office:value="0">
            <text:p>0</text:p>
          </table:table-cell>
          <table:table-cell/>
          <table:table-cell office:value-type="string">
            <text:p>236-1004002</text:p>
          </table:table-cell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Форсунка 145.1112010.10 (МТЗ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Фильтр воздушный ФП 207.1-03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Фильтр воздушный ФП 207.1-08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Насос НШ 50У-2</text:p>
          </table:table-cell>
          <table:table-cell office:value-type="float" office:value="0">
            <text:p>0</text:p>
          </table:table-cell>
          <table:table-cell office:value-type="string">
            <text:p>правый или левый?</text:p>
          </table:table-cell>
          <table:table-cell office:value-type="string">
            <text:p>НШ50М-3</text:p>
          </table:table-cell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Насос топливный с регулятором ч.4УТНМ-1111005-01(МТЗ-82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Электростартер 9142.780 (МТЗ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Электростартер 9142.780 (МТЗ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Фильтр масляный И-413 ТУ4591-002-20504754-97(Т-330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Нож угловой левый Д661.02.002-02 (Т-130,Т-170)</text:p>
          </table:table-cell>
          <table:table-cell office:value-type="float" office:value="0">
            <text:p>0</text:p>
          </table:table-cell>
          <table:table-cell office:value-type="string">
            <text:p>12 отв</text:p>
          </table:table-cell>
          <table:table-cell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Нож средний 067.55.11.004 (ДЗ-98)</text:p>
          </table:table-cell>
          <table:table-cell office:value-type="float" office:value="0">
            <text:p>0</text:p>
          </table:table-cell>
          <table:table-cell office:value-type="string">
            <text:p>9 отв или 7 отв?</text:p>
          </table:table-cell>
          <table:table-cell office:value-type="string">
            <text:p>067.55.11.004-02 или 067.55.11.004-01</text:p>
          </table:table-cell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Нож боковой ДЗ-98 23.01.090 (ДЗ-98)</text:p>
          </table:table-cell>
          <table:table-cell office:value-type="float" office:value="0">
            <text:p>0</text:p>
          </table:table-cell>
          <table:table-cell office:value-type="string">
            <text:p>полукруглый старого образца</text:p>
          </table:table-cell>
          <table:table-cell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Фильтр воздушный В31513521 (для погрузчиков Балканкар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Регулятор давления 80-3512010 (А29.51.000Б) МТЗ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Кран тормозной 80-3514010 МТЗ-8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Капот 80-8402020 (МТЗ-80,82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Крыло переднее 80-8403041 (МТЗ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Фара передняя 8703.302/1-2 (МТЗ-80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Насос НШ 10 (Бульдозер ДЭТ-250)</text:p>
          </table:table-cell>
          <table:table-cell office:value-type="float" office:value="0">
            <text:p>0</text:p>
          </table:table-cell>
          <table:table-cell office:value-type="string">
            <text:p>6 или 4 шлицевой</text:p>
          </table:table-cell>
          <table:table-cell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Насос НШ 10 (Бульдозер ДЭТ-250)</text:p>
          </table:table-cell>
          <table:table-cell office:value-type="float" office:value="0">
            <text:p>0</text:p>
          </table:table-cell>
          <table:table-cell office:value-type="string">
            <text:p>6 или 4 шлицевой</text:p>
          </table:table-cell>
          <table:table-cell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Гидрораспределитель Р-80-3/4-222 с фиксацией (МТЗ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Гидрораспределитель Р-80-3/4-222 с фиксацией (МТЗ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Насос НШ 10У-3 (правый)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НШ 10М-3</text:p>
          </table:table-cell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Фрикцион бортовой левый ч.24-16-102СП ( Т-170)</text:p>
          </table:table-cell>
          <table:table-cell office:value-type="float" office:value="0">
            <text:p>0</text:p>
          </table:table-cell>
          <table:table-cell/>
          <table:table-cell office:value-type="string">
            <text:p>24-16-102сп</text:p>
          </table:table-cell>
          <table:table-cell office:value-type="string">
            <text:p>24-16-102СП</text:p>
          </table:table-cell>
          <table:table-cell office:value-type="string">
            <text:p>Фрикцион бортовой левый</text:p>
          </table:table-cell>
          <table:table-cell table:number-columns-repeated="1017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Фрикцион бортовой правый ч.24-16-101СП ( Т170)</text:p>
          </table:table-cell>
          <table:table-cell office:value-type="float" office:value="0">
            <text:p>0</text:p>
          </table:table-cell>
          <table:table-cell/>
          <table:table-cell office:value-type="string">
            <text:p>24-16-101сп</text:p>
          </table:table-cell>
          <table:table-cell office:value-type="string">
            <text:p>24-16-101СП</text:p>
          </table:table-cell>
          <table:table-cell office:value-type="string">
            <text:p>Фрикцион бортовой правый</text:p>
          </table:table-cell>
          <table:table-cell table:number-columns-repeated="1017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Элемент фильтрующий Т-330 1109560-01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Гидромотор 310.2280103 (Т-330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Фильтр воздушный Т-11(12-1109080) ( Т-1101я-1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Фильтр воздушный Т-11(12-1109080) ( Т-1101я-1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Элемент фильтрующий Р532-1-27 топливный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Фильтр масляный 020-1012040 (Т-11-01-Я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Фильтр масляный 020-1012040 (Т-11-01-Я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Фильтр масляный 020-1012040 (Т-11-01-Я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Вал торсионный 748-21-89 (ДЭТ)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748-21-89</text:p>
          </table:table-cell>
          <table:table-cell office:value-type="string">
            <text:p>Вал торсионный</text:p>
          </table:table-cell>
          <table:table-cell table:number-columns-repeated="1017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Распылитель 14.1112110 (Д-240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Свеча СН-200 (А10Н)</text:p>
          </table:table-cell>
          <table:table-cell office:value-type="float" office:value="0">
            <text:p>0</text:p>
          </table:table-cell>
          <table:table-cell/>
          <table:table-cell office:value-type="string">
            <text:p>748-09-198сп</text:p>
          </table:table-cell>
          <table:table-cell office:value-type="string">
            <text:p>748-09-198СП</text:p>
          </table:table-cell>
          <table:table-cell office:value-type="string">
            <text:p>Свеча накаливания</text:p>
          </table:table-cell>
          <table:table-cell table:number-columns-repeated="1017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Фильтрующий элемент 65.01.100-02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Компрессор А29.01.000 (МТЗ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Камера тормозная 100-3519110-20 (ЗИЛ,КамАЗ тип 20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Масленка 1.3.Ц6 ГОСТ 19853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Насос НШ 100А-3Л (Т-170, Т-130)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НШ 100А-3Л</text:p>
          </table:table-cell>
          <table:table-cell office:value-type="string">
            <text:p>НАСОС НШ 100А-3Л</text:p>
          </table:table-cell>
          <table:table-cell table:number-columns-repeated="1017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Головка блока цилиндров двигателя Д-144 в сборе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Прокладка 40944СП (Т-170)</text:p>
          </table:table-cell>
          <table:table-cell office:value-type="float" office:value="0">
            <text:p>0</text:p>
          </table:table-cell>
          <table:table-cell office:value-type="string">
            <text:p>медная</text:p>
          </table:table-cell>
          <table:table-cell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Муфта (корзина) сцепления 45А-1604010-01 (ЮМЗ-6АКЛ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Прокладка Д65-02-С12 (ЮМЗ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Гидрораспределитель МР200.3.00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Гидроцилиндр отвала 26.6200.000-02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Прокладка головки 840.1003213-02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Прокладка 840.1003212-3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Фильтрующий элемент тонкой очистки топлива 201-1117040-А</text:p>
          </table:table-cell>
          <table:table-cell office:value-type="float" office:value="0">
            <text:p>0</text:p>
          </table:table-cell>
          <table:table-cell/>
          <table:table-cell office:value-type="string">
            <text:p>эфт-75А</text:p>
          </table:table-cell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Элемент фильтрующий очитки топлива 240-1117030 (ЯМЗ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Насос топливный ВД 337-1111005-20 (КамАЗ дв.740.30-260Е2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Фонарь задний в сборе ФП209 (МТЗ, ЮМЗ, Т-40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Свеча зажигания М8Т-1 (ПД-23 Т-170)</text:p>
          </table:table-cell>
          <table:table-cell office:value-type="float" office:value="0">
            <text:p>0</text:p>
          </table:table-cell>
          <table:table-cell office:value-type="string">
            <text:p>Россия</text:p>
          </table:table-cell>
          <table:table-cell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Указатель напряжения 11.3812-Э (для автотракторной техники) (Т-11-01-Я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Провод <text:s/>Д24.079 (МТЗ-80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Генератор 464.3701(МТЗ-80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Глушитель 60-1205015К (МТЗ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Диск сцепления ведомый 70-1601133 (МТЗ-82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Диск сцепления ведомый 85-1601130 (МТЗ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Диск сцепления ведомый 85-1601130 (МТЗ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Муфта сцепления / подшипник выжимной 50-1601180 (МАЗ-4370,МТЗ,Т-25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Вал карданный 18-14-77-1 (Т 170)</text:p>
          </table:table-cell>
          <table:table-cell office:value-type="float" office:value="0">
            <text:p>0</text:p>
          </table:table-cell>
          <table:table-cell/>
          <table:table-cell office:value-type="string">
            <text:p>18-14-77-01</text:p>
          </table:table-cell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Фильтр масляный 655100.00.00 (Балкан-Кар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Фильтр топливный 34102.01.00 (Балкан-Кар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Гидроцилиндр рукояти 110-80-11.02.000 (ЕК-12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Ступица переднего колеса 70-3103010 (МТЗ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Гидроусилитель руля 72-3400015 для трактора МТЗ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Гидроусилитель руля 72-3400015 для трактора МТЗ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Вал силовой передачи 70-1721113-А (МТЗ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Насос водяной 850.1307010 (ЯМЗ 850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Насос НШ-32 (правый)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НШ 32М-3</text:p>
          </table:table-cell>
          <table:table-cell office:value-type="string">
            <text:p>НАСОС НШ 32М-3(MASTER)</text:p>
          </table:table-cell>
          <table:table-cell table:number-columns-repeated="1017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Шланг 70-1303001 (МТЗ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Подшипник концевой 21-19-1 (бортовой редуктор Т-130, Т-170)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21-19-1</text:p>
          </table:table-cell>
          <table:table-cell office:value-type="string">
            <text:p>Подшипник концевой</text:p>
          </table:table-cell>
          <table:table-cell table:number-columns-repeated="1017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Подшипник концевой 21-19-2 (бортовой редуктор Т-130, Т-170)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21-19-2</text:p>
          </table:table-cell>
          <table:table-cell office:value-type="string">
            <text:p>Подшипник концевой</text:p>
          </table:table-cell>
          <table:table-cell table:number-columns-repeated="1017"/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Магнето М-149А двухискровое системы зажигания ПД-23 (трактор Т-170, Т-130)</text:p>
          </table:table-cell>
          <table:table-cell office:value-type="float" office:value="0">
            <text:p>0</text:p>
          </table:table-cell>
          <table:table-cell office:value-type="string">
            <text:p>Самара</text:p>
          </table:table-cell>
          <table:table-cell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Насос НШ-50УК-3 (правый)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НШ50М-3</text:p>
          </table:table-cell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Датчик давления ММ-355 (Т-330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Фильтрующий элемент очистки воздуха Т-330-1109560-02</text:p>
          </table:table-cell>
          <table:table-cell office:value-type="float" office:value="0">
            <text:p>0</text:p>
          </table:table-cell>
          <table:table-cell office:value-type="string">
            <text:p>???</text:p>
          </table:table-cell>
          <table:table-cell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Фильтрующий элемент очистки воздуха Т-330-1109560-02</text:p>
          </table:table-cell>
          <table:table-cell office:value-type="float" office:value="0">
            <text:p>0</text:p>
          </table:table-cell>
          <table:table-cell office:value-type="string">
            <text:p>???</text:p>
          </table:table-cell>
          <table:table-cell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Насос водяной (помпа) 16-08-140сп системы охлаждения трактора Т-170 (Т-130)</text:p>
          </table:table-cell>
          <table:table-cell office:value-type="float" office:value="0">
            <text:p>0</text:p>
          </table:table-cell>
          <table:table-cell office:value-type="string">
            <text:p>Дефицит, цена?</text:p>
          </table:table-cell>
          <table:table-cell office:value-type="string">
            <text:p>16-08-140сп</text:p>
          </table:table-cell>
          <table:table-cell office:value-type="string">
            <text:p>16-08-140СП</text:p>
          </table:table-cell>
          <table:table-cell office:value-type="string">
            <text:p>Насос</text:p>
          </table:table-cell>
          <table:table-cell table:number-columns-repeated="1017"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Насос масляный 29-09-124СП (Т-170)</text:p>
          </table:table-cell>
          <table:table-cell office:value-type="float" office:value="0">
            <text:p>0</text:p>
          </table:table-cell>
          <table:table-cell/>
          <table:table-cell office:value-type="string">
            <text:p>51-09-272сп</text:p>
          </table:table-cell>
          <table:table-cell office:value-type="string">
            <text:p>51-09-272СП</text:p>
          </table:table-cell>
          <table:table-cell office:value-type="string">
            <text:p>Насос масляный комплект.</text:p>
          </table:table-cell>
          <table:table-cell table:number-columns-repeated="1017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Шестерня 60-19-1 группа 19-21 бортового редуктора трактора Т-170 (Т-130)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60-19-1</text:p>
          </table:table-cell>
          <table:table-cell office:value-type="string">
            <text:p>Шестерня</text:p>
          </table:table-cell>
          <table:table-cell table:number-columns-repeated="1017"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Венец 60-19-2 группа 19-21 бокового редуктора трактора Т-170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60-19-2</text:p>
          </table:table-cell>
          <table:table-cell office:value-type="string">
            <text:p>Венец</text:p>
          </table:table-cell>
          <table:table-cell table:number-columns-repeated="1017"/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Шестерня двойная 50-19-144сп на трактор Т-170 (Т-130)</text:p>
          </table:table-cell>
          <table:table-cell office:value-type="float" office:value="0">
            <text:p>0</text:p>
          </table:table-cell>
          <table:table-cell/>
          <table:table-cell office:value-type="string">
            <text:p>50-19-174сп</text:p>
          </table:table-cell>
          <table:table-cell office:value-type="string">
            <text:p>50-19-174СП</text:p>
          </table:table-cell>
          <table:table-cell office:value-type="string">
            <text:p>Шестерня двойная. Комплект</text:p>
          </table:table-cell>
          <table:table-cell table:number-columns-repeated="1017"/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Шестерня ведущая 50-19-150 бортового редуктора трактора Т-170 (Т-130)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0-19-150</text:p>
          </table:table-cell>
          <table:table-cell office:value-type="string">
            <text:p>Шестерня</text:p>
          </table:table-cell>
          <table:table-cell table:number-columns-repeated="1017"/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Уплотнение лабиринтное малое 20-19-124СП (Т-170)</text:p>
          </table:table-cell>
          <table:table-cell office:value-type="float" office:value="0">
            <text:p>0</text:p>
          </table:table-cell>
          <table:table-cell/>
          <table:table-cell office:value-type="string">
            <text:p>20-19-124сп</text:p>
          </table:table-cell>
          <table:table-cell office:value-type="string">
            <text:p>20-19-124СП</text:p>
          </table:table-cell>
          <table:table-cell office:value-type="string">
            <text:p>Уплотнение</text:p>
          </table:table-cell>
          <table:table-cell table:number-columns-repeated="1017"/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Каток однобортный ч.24-21-169сп трактора Т-17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24-21-169сп</text:p>
          </table:table-cell>
          <table:table-cell office:value-type="string">
            <text:p>24-21-169СП</text:p>
          </table:table-cell>
          <table:table-cell office:value-type="string">
            <text:p>Каток однобортный</text:p>
          </table:table-cell>
          <table:table-cell table:number-columns-repeated="1017"/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Каток двубортный ч.24-21-170сп трактора Т-17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24-21-170сп</text:p>
          </table:table-cell>
          <table:table-cell office:value-type="string">
            <text:p>24-21-170СП</text:p>
          </table:table-cell>
          <table:table-cell office:value-type="string">
            <text:p>Каток двубортный</text:p>
          </table:table-cell>
          <table:table-cell table:number-columns-repeated="1017"/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Насос НШ-32У-2-Л (левый)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НШ-32М-3Л</text:p>
          </table:table-cell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Насос НШ-32У-2-Л (левый)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НШ-32М 3Л</text:p>
          </table:table-cell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Коробка передач 70-1700010 (К-700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Насос НШ 32-А-3</text:p>
          </table:table-cell>
          <table:table-cell office:value-type="float" office:value="0">
            <text:p>0</text:p>
          </table:table-cell>
          <table:table-cell office:value-type="string">
            <text:p>Правый?</text:p>
          </table:table-cell>
          <table:table-cell office:value-type="string">
            <text:p>НШ-32М-3</text:p>
          </table:table-cell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Вал карданный 1101-49-1 бульдозеров Четра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Вал карданный <text:s/>81-42500140-40 (Т2501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Вал карданный <text:s/>81-42500140-40 (Т2501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Стартер 570-08-0012 1300910 Н91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Диск сцепления 45-1604040 ведомый (ЮМЗ, ЭО-2621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Коронка 314-03-23.21.201 ковша (ЕК-12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Труба балансира 748-21-192-1 (ДЭТ)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748-21-192-1</text:p>
          </table:table-cell>
          <table:table-cell office:value-type="string">
            <text:p>Труба балансира</text:p>
          </table:table-cell>
          <table:table-cell table:number-columns-repeated="1017"/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Карбюратор 11.1107011 (МТЗ-80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Насос водяной (помпа) Д-11-С01-В4 СБ (ЮМЗ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Глушитель 60-1205015-А-03 СБ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Глушитель 60-1205015-А-03 СБ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Радиатор 45-1301010-Б СБ (ЮМЗ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Тяга рулевая 50-3003010-А СБ (МТЗ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Ползун 50-14-5 (Т 170)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0-14-39</text:p>
          </table:table-cell>
          <table:table-cell office:value-type="string">
            <text:p>Ползун</text:p>
          </table:table-cell>
          <table:table-cell table:number-columns-repeated="1017"/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Палец замыкающий 748-22-6 (ДЭТ-250)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748-22-74</text:p>
          </table:table-cell>
          <table:table-cell office:value-type="string">
            <text:p>Палец замыкающий</text:p>
          </table:table-cell>
          <table:table-cell table:number-columns-repeated="1017"/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Палец замыкающий 748-22-6 (ДЭТ-250)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748-22-74</text:p>
          </table:table-cell>
          <table:table-cell office:value-type="string">
            <text:p>Палец замыкающий</text:p>
          </table:table-cell>
          <table:table-cell table:number-columns-repeated="1017"/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Каток с балансиром 748-21-169СП (ДЭТ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Колесо натяжное ч.24-21-146сп для трактора Т-170 (Т-130)</text:p>
          </table:table-cell>
          <table:table-cell office:value-type="float" office:value="0">
            <text:p>0</text:p>
          </table:table-cell>
          <table:table-cell/>
          <table:table-cell office:value-type="string">
            <text:p>50-21-306сп</text:p>
          </table:table-cell>
          <table:table-cell office:value-type="string">
            <text:p>50-21-306СП</text:p>
          </table:table-cell>
          <table:table-cell office:value-type="string">
            <text:p>Колесо натяжное</text:p>
          </table:table-cell>
          <table:table-cell table:number-columns-repeated="1017"/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Кольцо 007-011-25-2-51-166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007-011-25-2-2</text:p>
          </table:table-cell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Прокладка 700-40-2754СП (Т-170)</text:p>
          </table:table-cell>
          <table:table-cell office:value-type="float" office:value="0">
            <text:p>0</text:p>
          </table:table-cell>
          <table:table-cell office:value-type="string">
            <text:p>металло-асбестовая</text:p>
          </table:table-cell>
          <table:table-cell office:value-type="string">
            <text:p>700-40-2754СП</text:p>
          </table:table-cell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Прокладка коллектора 700-40-3880СП для трактора Т-130/170</text:p>
          </table:table-cell>
          <table:table-cell office:value-type="float" office:value="0">
            <text:p>0</text:p>
          </table:table-cell>
          <table:table-cell office:value-type="string">
            <text:p>медная</text:p>
          </table:table-cell>
          <table:table-cell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Прокладка 700-40-2049 (Т-170)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700-40-2049</text:p>
          </table:table-cell>
          <table:table-cell office:value-type="string">
            <text:p>ПРОКЛАДКА 700-40-2049</text:p>
          </table:table-cell>
          <table:table-cell table:number-columns-repeated="1017"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Ремень генератора 321-1110227 (8,5*5-833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Диск тормозной 50-3502040-А (МТЗ-82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Гидронасос 313.3.55 (ЕК-12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Опора 24-21-148 тележки гусениц правая (Т-170)</text:p>
          </table:table-cell>
          <table:table-cell office:value-type="float" office:value="0">
            <text:p>0</text:p>
          </table:table-cell>
          <table:table-cell/>
          <table:table-cell office:value-type="string">
            <text:p>24-21-148сп</text:p>
          </table:table-cell>
          <table:table-cell office:value-type="string">
            <text:p>24-21-148СП</text:p>
          </table:table-cell>
          <table:table-cell office:value-type="string">
            <text:p>Опора</text:p>
          </table:table-cell>
          <table:table-cell table:number-columns-repeated="1017"/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Крестовина вентилятора 07146-1СП</text:p>
          </table:table-cell>
          <table:table-cell office:value-type="float" office:value="0">
            <text:p>0</text:p>
          </table:table-cell>
          <table:table-cell office:value-type="string">
            <text:p>??? снята с производства, а в прайсе есть?</text:p>
          </table:table-cell>
          <table:table-cell table:number-columns-repeated="2" office:value-type="string">
            <text:p>07146-1СП</text:p>
          </table:table-cell>
          <table:table-cell office:value-type="string">
            <text:p>Крестовина вентилятора</text:p>
          </table:table-cell>
          <table:table-cell table:number-columns-repeated="1017"/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Барабан наружный (бортового фрикциона) ч.28-16-15 на Т-170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28-16-15</text:p>
          </table:table-cell>
          <table:table-cell office:value-type="string">
            <text:p>Барабан наружный</text:p>
          </table:table-cell>
          <table:table-cell table:number-columns-repeated="1017"/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Головка блока цилиндра МТЗ 240-1003012-А1 в сборе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Механизм рулевой 45Т-3400010 ГУР (ЮМЗ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Головка цилиндра 16-02-2СП (Т130, Т170)</text:p>
          </table:table-cell>
          <table:table-cell office:value-type="float" office:value="0">
            <text:p>0</text:p>
          </table:table-cell>
          <table:table-cell office:value-type="string">
            <text:p>новый номер</text:p>
          </table:table-cell>
          <table:table-cell office:value-type="string">
            <text:p>51-02-3сп</text:p>
          </table:table-cell>
          <table:table-cell office:value-type="string">
            <text:p>51-02-3СП</text:p>
          </table:table-cell>
          <table:table-cell office:value-type="string">
            <text:p>Головка цилиндров</text:p>
          </table:table-cell>
          <table:table-cell table:number-columns-repeated="1017"/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Насос НШ-100Л (К-700)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нш-100а-3л</text:p>
          </table:table-cell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Регулятор частоты ч.51-06-14СП (Т-170)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1-06-14СП</text:p>
          </table:table-cell>
          <table:table-cell office:value-type="string">
            <text:p>Регулятор</text:p>
          </table:table-cell>
          <table:table-cell table:number-columns-repeated="1017"/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Насос НШ-10У-3Л (левый)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НШ 10М-3</text:p>
          </table:table-cell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Тормозок 18-14-140-01 СП</text:p>
          </table:table-cell>
          <table:table-cell office:value-type="float" office:value="0">
            <text:p>0</text:p>
          </table:table-cell>
          <table:table-cell/>
          <table:table-cell office:value-type="string">
            <text:p>18-14-140-01СП</text:p>
          </table:table-cell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Чашка 5320-2506016 межосевого дифференциала (КамАЗ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Фильтр топливный ТОТ 236-111701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Стартер СТ230Е-3708000-Э для трактора Т-170</text:p>
          </table:table-cell>
          <table:table-cell office:value-type="float" office:value="0">
            <text:p>0</text:p>
          </table:table-cell>
          <table:table-cell office:value-type="string">
            <text:p>Самара</text:p>
          </table:table-cell>
          <table:table-cell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Коронка ковша ЕК-12 8725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Компрессор 130-3509009-11 (Т-150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Коллектор центральный 314-02-71.00.850 к экскаваторам серии ЕК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Опора 24-21-149 тележки гусениц левая (Т-170)</text:p>
          </table:table-cell>
          <table:table-cell office:value-type="float" office:value="0">
            <text:p>0</text:p>
          </table:table-cell>
          <table:table-cell/>
          <table:table-cell office:value-type="string">
            <text:p>24-21-149сп</text:p>
          </table:table-cell>
          <table:table-cell office:value-type="string">
            <text:p>24-21-149СП</text:p>
          </table:table-cell>
          <table:table-cell office:value-type="string">
            <text:p>Опора</text:p>
          </table:table-cell>
          <table:table-cell table:number-columns-repeated="1017"/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Нож АС5.05.00.014 (для роторной косилки К-78М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Болт крепления венца 700-28-2378 (60-19-2) М20*1,5-86 (Т-170)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700-28-2546</text:p>
          </table:table-cell>
          <table:table-cell office:value-type="string">
            <text:p>Болт</text:p>
          </table:table-cell>
          <table:table-cell table:number-columns-repeated="1017"/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Гидрораспределитель Р-100.03.00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Барабан внутренний 24-16-5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24-16-5</text:p>
          </table:table-cell>
          <table:table-cell office:value-type="string">
            <text:p>Барабан внутренний</text:p>
          </table:table-cell>
          <table:table-cell table:number-columns-repeated="1017"/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Валик реверса 50-12-682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0-12-682</text:p>
          </table:table-cell>
          <table:table-cell office:value-type="string">
            <text:p>Валик</text:p>
          </table:table-cell>
          <table:table-cell table:number-columns-repeated="1017"/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Гайка 700-30-2318 (Т-170)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700-30-2318</text:p>
          </table:table-cell>
          <table:table-cell office:value-type="string">
            <text:p>Гайка</text:p>
          </table:table-cell>
          <table:table-cell table:number-columns-repeated="1017"/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Насос НШ-100-3Л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НШ 100А-3Л</text:p>
          </table:table-cell>
          <table:table-cell office:value-type="string">
            <text:p>НАСОС НШ 100А-3Л</text:p>
          </table:table-cell>
          <table:table-cell table:number-columns-repeated="1017"/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Уплотнение ч.24-19-119СП (Т-170)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24-19-119СП</text:p>
          </table:table-cell>
          <table:table-cell office:value-type="string">
            <text:p>Уплотнение</text:p>
          </table:table-cell>
          <table:table-cell table:number-columns-repeated="1017"/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ПЛАСТИНА 700-31-2262 (Т-170)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700-31-2262</text:p>
          </table:table-cell>
          <table:table-cell office:value-type="string">
            <text:p>ПЛАСТИНА 700-31-2262</text:p>
          </table:table-cell>
          <table:table-cell table:number-columns-repeated="1017"/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Диск ведущий усиленный 80-1601090 МТЗ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Опора промеж. кард. вала 72-2209010-А МТЗ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Фильтр воздушный 6i2506 (AF25136M, LAF4506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Фильтр воздушный 6i2505 (AF25135M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Фильтр масляный 1R0716 Caterpillar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Фильтр топливный 1R0749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Фильтр воздушный 6i0273 (AF25131M, LAF4273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Фильтр воздушный 6i0274 (AF25132M, LAF4274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Колесо 630/200-480 6096.1.00.00.00 (погрузчик Балканар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Колесо 450/130-320 6095.00.00.00 (погрузчик Балканар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Гидрораспределитель 26.1401.000/02 (3-х секц. правый) ЮМЗ, ЭО-2621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Гидрораспределитель 26.1401.000/01 (3-х секц. левый) ЮМЗ, ЭО-2621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Элемент фильтрующий 840.1012039-12 (ЯМЗ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Коробка передач 50-12-7СП Т-17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50-12-12сп</text:p>
          </table:table-cell>
          <table:table-cell office:value-type="string">
            <text:p>50-12-12СП</text:p>
          </table:table-cell>
          <table:table-cell office:value-type="string">
            <text:p>Коробка передач</text:p>
          </table:table-cell>
          <table:table-cell table:number-columns-repeated="1017"/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Лист коренной 20-20-32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Корпус муфты 1102-20-10СП (Т-11.01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Сиденье 476215000001 (водителя бульдозера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Сиденье 476215000001 (водителя бульдозера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Водило 0901-96-65 (Четра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Рукав высокого давления 0602-28-22-04СБ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Сателлит 0901-96-27 (Четра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Фильтр топливный 840-1117035 (ЯМЗ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Водяной насос 840-1307010 в сборе (ЯМЗ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Коробка термостата 236-130652-А (ЯМЗ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Топливный насос 16-67-1СП (Т-130)</text:p>
          </table:table-cell>
          <table:table-cell office:value-type="float" office:value="0">
            <text:p>0</text:p>
          </table:table-cell>
          <table:table-cell/>
          <table:table-cell office:value-type="string">
            <text:p>51-67-9сп</text:p>
          </table:table-cell>
          <table:table-cell office:value-type="string">
            <text:p>51-67-9СП</text:p>
          </table:table-cell>
          <table:table-cell office:value-type="string">
            <text:p>Насос топливный</text:p>
          </table:table-cell>
          <table:table-cell table:number-columns-repeated="1017"/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Сервомеханизм 24-15-118СП (Т-130)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0-15-118СП</text:p>
          </table:table-cell>
          <table:table-cell office:value-type="string">
            <text:p>Сервомеханизм</text:p>
          </table:table-cell>
          <table:table-cell table:number-columns-repeated="1017"/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Муфта включения 18-14-133СП (Т-130, Т-170)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18-14-133СП</text:p>
          </table:table-cell>
          <table:table-cell office:value-type="string">
            <text:p>Муфта включения</text:p>
          </table:table-cell>
          <table:table-cell table:number-columns-repeated="1017"/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Пятка муфты 72117 (Т-170)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72117">
            <text:p>72117</text:p>
          </table:table-cell>
          <table:table-cell office:value-type="string">
            <text:p>Пятка муфты</text:p>
          </table:table-cell>
          <table:table-cell table:number-columns-repeated="1017"/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Защелка муфты 72105 (Т-170)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72105">
            <text:p>72105</text:p>
          </table:table-cell>
          <table:table-cell office:value-type="string">
            <text:p>Защелка муфты(с одним зубом)</text:p>
          </table:table-cell>
          <table:table-cell table:number-columns-repeated="1017"/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Кольцо 400207 Бульдозер <text:s/>(Четра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Ось защелки 72119 (Т-170)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72119">
            <text:p>72119</text:p>
          </table:table-cell>
          <table:table-cell office:value-type="string">
            <text:p>Ось защелки</text:p>
          </table:table-cell>
          <table:table-cell table:number-columns-repeated="1017"/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Турбокомпрессор 12.1118010-09 (левый ЯМЗ-850.10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Кольцо 46-19-278 Бульдозер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Редуктор планетарный 0901-96-106 <text:s/>(Четра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Прокладка выпускного коллектора 236-1115026 (ЯМЗ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Винт муфты 72107 (Т-170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Установка сиденья 0901-23-1СП (Четра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Блок клавишных выключателей 53.371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Вентилятор 2501-57-107-20СП (Т-20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Кольцо защитное 2501-98-550 (Т 20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Кольцо С70 580670 (Т 20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Кольцо упругое 400212 (Т-20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Кольцо уплотнительное 2501-21-142 (Т 20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Насос НШ-32У-П (привод РПН)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НШ 32М-3</text:p>
          </table:table-cell>
          <table:table-cell office:value-type="string">
            <text:p>НАСОС НШ 32М-3(MASTER)</text:p>
          </table:table-cell>
          <table:table-cell table:number-columns-repeated="1017"/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Насос НШ-32У-П (привод РПН)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НШ 32М-3</text:p>
          </table:table-cell>
          <table:table-cell office:value-type="string">
            <text:p>НАСОС НШ 32М-3(MASTER)</text:p>
          </table:table-cell>
          <table:table-cell table:number-columns-repeated="1017"/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Рукав 012001-93-512-02СБ (Т-20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Рукав 46-1401-24 (Т-20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Рукав 2001-26-36-03СП (Т-20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Устройство натяжное 236-1307155 (ЯМЗ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Фильтр 2501-57-108-20СП (Т-20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Магнето с полумуфтой М-124Б1 (МТЗ-80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Насос водяной (помпа) 240-1307010 (МТЗ-80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Насос НШ-10В-З-Л (МТЗ-80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Насос НШ-10В-З-Л (МТЗ-80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Патрубок 70-4607096 (МТЗ-80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Шланг 70-1405013 (МТЗ-80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Шланг радиатора нижний 50-1303062Б2 (МТЗ-80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Шланг радиатора нижний 50-1303062Б2 (МТЗ-80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345">
            <text:p>345</text:p>
          </table:table-cell>
          <table:table-cell office:value-type="string">
            <text:p>Щиток приборов 70-3801010-01 (МТЗ-80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354">
            <text:p>354</text:p>
          </table:table-cell>
          <table:table-cell office:value-type="string">
            <text:p>Коромысло со стойкой Д37-1007080 (Д-144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359">
            <text:p>359</text:p>
          </table:table-cell>
          <table:table-cell office:value-type="string">
            <text:p>Прокладка клапанной крышки Д37М-1007419А2 (Д-144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366">
            <text:p>366</text:p>
          </table:table-cell>
          <table:table-cell office:value-type="string">
            <text:p>Насос ТНВД 03-16с1 (6ТН-10Х10) двигатель А-01М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367">
            <text:p>367</text:p>
          </table:table-cell>
          <table:table-cell office:value-type="string">
            <text:p>Топливопровод 01-15С15Б.20 Кран КЖДЭ-25 двигатель А-01М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368">
            <text:p>368</text:p>
          </table:table-cell>
          <table:table-cell office:value-type="string">
            <text:p>Топливопровод 01-15С16Б.20 Кран КЖДЭ-25 двигатель А-01М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Топливопровод 01-15С17Б.20 Кран КЖДЭ-25 двигатель А-01М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370">
            <text:p>370</text:p>
          </table:table-cell>
          <table:table-cell office:value-type="string">
            <text:p>Топливопровод 01-15С18Б.20 Кран КЖДЭ-25 двигатель А-01М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371">
            <text:p>371</text:p>
          </table:table-cell>
          <table:table-cell office:value-type="string">
            <text:p>Топливопровод 01-15С19Б-01 Кран КЖДЭ-25 двигатель А-01М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372">
            <text:p>372</text:p>
          </table:table-cell>
          <table:table-cell office:value-type="string">
            <text:p>Топливопровод 01-15С20Б-01.20 Кран КЖДЭ-25 двигатель А-01М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373">
            <text:p>373</text:p>
          </table:table-cell>
          <table:table-cell office:value-type="string">
            <text:p>Кольцо 240-250-58-2-2 ГОСТ 9833-73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379">
            <text:p>379</text:p>
          </table:table-cell>
          <table:table-cell office:value-type="string">
            <text:p>Цилиндр гидравлический ЦГ-80.56х390.12 (ЭО-2621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382">
            <text:p>382</text:p>
          </table:table-cell>
          <table:table-cell office:value-type="string">
            <text:p>Пневмогидроаккумулятор 64.020.00.000 (ЕК-12, ЕА-17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383">
            <text:p>383</text:p>
          </table:table-cell>
          <table:table-cell office:value-type="string">
            <text:p>Стекло верхнее 312-20-02.30.001 (ЕК-12, ЕА-17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384">
            <text:p>384</text:p>
          </table:table-cell>
          <table:table-cell office:value-type="string">
            <text:p>Стекло нижнее 312-20-02.20.001 (ЕК-12, ЕА-17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Тяга поперечная рулевая 45-3003010 СБ (ЮМЗ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389">
            <text:p>389</text:p>
          </table:table-cell>
          <table:table-cell office:value-type="string">
            <text:p>Насос водяной 240-1307012-А1 (МТЗ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390">
            <text:p>390</text:p>
          </table:table-cell>
          <table:table-cell office:value-type="string">
            <text:p>Насос водяной 240-1307012-А1 (МТЗ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393">
            <text:p>393</text:p>
          </table:table-cell>
          <table:table-cell office:value-type="string">
            <text:p>Радиатор водяной 70У.1301.010-01 (МТЗ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394">
            <text:p>394</text:p>
          </table:table-cell>
          <table:table-cell office:value-type="string">
            <text:p>Радиатор водяной 70У.1301.010-01 (МТЗ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395">
            <text:p>395</text:p>
          </table:table-cell>
          <table:table-cell office:value-type="string">
            <text:p>Радиатор водяной 70У.1301.010-01 (МТЗ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Комплект РВД- 25.01Я (Т-25, Т-170)</text:p>
          </table:table-cell>
          <table:table-cell office:value-type="float" office:value="0">
            <text:p>0</text:p>
          </table:table-cell>
          <table:table-cell/>
          <table:table-cell office:value-type="string">
            <text:p>d=25, L=2510</text:p>
          </table:table-cell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398">
            <text:p>398</text:p>
          </table:table-cell>
          <table:table-cell office:value-type="string">
            <text:p>Гидроусилитель РУ 70- 3400015 (МТЗ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Коробка раздаточная 72-1802020 для трактора МТЗ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Вал карданный 72-2203010-А2 для трактора МТЗ-82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Диск нажимной тормозной 50-3502030А для трактора МТЗ-8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10">
            <text:p>410</text:p>
          </table:table-cell>
          <table:table-cell office:value-type="string">
            <text:p>Вал коленчатый 238Н-1000107 с вкладышами подшипников двигателя ЯМЗ-238Н (комплект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14">
            <text:p>414</text:p>
          </table:table-cell>
          <table:table-cell office:value-type="string">
            <text:p>Крестовина 72-2203025 РН карданного вала переднего моста МТЗ-80,82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18">
            <text:p>418</text:p>
          </table:table-cell>
          <table:table-cell office:value-type="string">
            <text:p>Воздухораспределитель 11-3531010-80 МТЗ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31">
            <text:p>431</text:p>
          </table:table-cell>
          <table:table-cell office:value-type="string">
            <text:p>Стартер редукторный 123708101 (12В 2,8кВт) МТЗ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33">
            <text:p>433</text:p>
          </table:table-cell>
          <table:table-cell office:value-type="string">
            <text:p>Гидроцилиндр Ц50-3405215-А МТЗ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34">
            <text:p>434</text:p>
          </table:table-cell>
          <table:table-cell office:value-type="string">
            <text:p>Насос топливный 4УТНИ-1111005-315 (Д144 Д145Т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35">
            <text:p>435</text:p>
          </table:table-cell>
          <table:table-cell office:value-type="string">
            <text:p>Диск колеса передний W9*20 8отв. W9-20-3101020A (МТЗ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36">
            <text:p>436</text:p>
          </table:table-cell>
          <table:table-cell office:value-type="string">
            <text:p>Отопитель салона 80-8100010 МТЗ (12В в сборе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37">
            <text:p>437</text:p>
          </table:table-cell>
          <table:table-cell office:value-type="string">
            <text:p>Крыло заднее левое 80-8404011-Б МТЗ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38">
            <text:p>438</text:p>
          </table:table-cell>
          <table:table-cell office:value-type="string">
            <text:p>Крыло заднее правое 80-8404011-Б-01 МТЗ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39">
            <text:p>439</text:p>
          </table:table-cell>
          <table:table-cell office:value-type="string">
            <text:p>Баки топливные 70-1101005 (кмп: прав+лев - МТЗ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40">
            <text:p>440</text:p>
          </table:table-cell>
          <table:table-cell office:value-type="string">
            <text:p>Болт крепления ножей отвала с гайкой и гровером 7786.16.45/6402.16/5915.16 ЭО-2621, 2626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41">
            <text:p>441</text:p>
          </table:table-cell>
          <table:table-cell office:value-type="string">
            <text:p>Двигатель пусковой ПД-10 в сборе Д24С01-5 (ЮМЗ, МТЗ, Т-70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42">
            <text:p>442</text:p>
          </table:table-cell>
          <table:table-cell office:value-type="string">
            <text:p>Диск колесный DW18-24 DW18-24-3101015-10 (Т-15#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43">
            <text:p>443</text:p>
          </table:table-cell>
          <table:table-cell office:value-type="string">
            <text:p>Закрылок левый 80-8404020-Б МТЗ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44">
            <text:p>444</text:p>
          </table:table-cell>
          <table:table-cell office:value-type="string">
            <text:p>Закрылок правый 80-8404020-Б-01 МТЗ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45">
            <text:p>445</text:p>
          </table:table-cell>
          <table:table-cell office:value-type="string">
            <text:p>Гидроцилиндр 100-63-10.02.000-11 стрелы ЕК-12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46">
            <text:p>446</text:p>
          </table:table-cell>
          <table:table-cell office:value-type="string">
            <text:p>Гидроцилиндр 318-00-21.92.000 рукояти ЕК-18 125*90(80)*140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47">
            <text:p>447</text:p>
          </table:table-cell>
          <table:table-cell office:value-type="string">
            <text:p>Регулятор напряжение Я212А11Е 36.3702 (МТЗ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48">
            <text:p>448</text:p>
          </table:table-cell>
          <table:table-cell office:value-type="string">
            <text:p>Насос топливный ВД 4-УНТИ-1111005-20 <text:s/>(Д-243 МТЗ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49">
            <text:p>449</text:p>
          </table:table-cell>
          <table:table-cell office:value-type="string">
            <text:p>Кроншейн отводки (рычаг выжимного подш.) 50-1601172А (МТЗ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50">
            <text:p>450</text:p>
          </table:table-cell>
          <table:table-cell office:value-type="string">
            <text:p>Насос-дозатор SUB 100-140.200-1 (МТЗ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51">
            <text:p>451</text:p>
          </table:table-cell>
          <table:table-cell office:value-type="string">
            <text:p>Диск тормозной 85-3502030 нажимной (МТЗ-82,1221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52">
            <text:p>452</text:p>
          </table:table-cell>
          <table:table-cell office:value-type="string">
            <text:p>Диск колесный DW14L-38-3107020 задний (МТЗ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53">
            <text:p>453</text:p>
          </table:table-cell>
          <table:table-cell office:value-type="string">
            <text:p>Диск колесный DW14L-38-3107020 задний (МТЗ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54">
            <text:p>454</text:p>
          </table:table-cell>
          <table:table-cell office:value-type="string">
            <text:p>Утеплитель капота 80-3914010 (МТЗ-80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55">
            <text:p>455</text:p>
          </table:table-cell>
          <table:table-cell office:value-type="string">
            <text:p>Насос топливный ВД 4УТНМ-1111005-20 (дв Д-243, ЮМТЗ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56">
            <text:p>456</text:p>
          </table:table-cell>
          <table:table-cell office:value-type="string">
            <text:p>Двигатель Д243-91 60кВт/81л.с. (МТЗ-80,82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57">
            <text:p>457</text:p>
          </table:table-cell>
          <table:table-cell office:value-type="string">
            <text:p>Тяга рулевая 45-3003070 продольная (ЮМЗ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58">
            <text:p>458</text:p>
          </table:table-cell>
          <table:table-cell office:value-type="string">
            <text:p>Агрегат насосный 333.3.55.100220 (ЕК-14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59">
            <text:p>459</text:p>
          </table:table-cell>
          <table:table-cell office:value-type="string">
            <text:p>Демпфер ТО-18.02.04.100-01 металический (Амкодор-333А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60">
            <text:p>460</text:p>
          </table:table-cell>
          <table:table-cell office:value-type="string">
            <text:p>Щит тормозной ТО-33.05.15.150 (Амкодор-333А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Кронштейн тормозной камеры У2210.03-02.034 левый (Амкодор-333А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62">
            <text:p>462</text:p>
          </table:table-cell>
          <table:table-cell office:value-type="string">
            <text:p>Кронштейн тормозной камеры У2210.03-01.034 правый (Амкодор-333А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63">
            <text:p>463</text:p>
          </table:table-cell>
          <table:table-cell office:value-type="string">
            <text:p>Форсунка 11.1112010-02 (Д-65 ЮМЗ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64">
            <text:p>464</text:p>
          </table:table-cell>
          <table:table-cell office:value-type="string">
            <text:p>Элемент фильтрующий 661-1-04 для гидросистем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65">
            <text:p>465</text:p>
          </table:table-cell>
          <table:table-cell office:value-type="string">
            <text:p>Гидронасос 310.112.03 аксиально-поршневой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66">
            <text:p>466</text:p>
          </table:table-cell>
          <table:table-cell office:value-type="string">
            <text:p>Гидромотор 310.3.112.0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67">
            <text:p>467</text:p>
          </table:table-cell>
          <table:table-cell office:value-type="string">
            <text:p>Гидрораспределитель Р80-3/3-444 золотниковый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68">
            <text:p>468</text:p>
          </table:table-cell>
          <table:table-cell office:value-type="string">
            <text:p>Привод стартера (бендикс) 24.3708600 z6 (МТЗ, ЮМЗ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69">
            <text:p>469</text:p>
          </table:table-cell>
          <table:table-cell office:value-type="string">
            <text:p>Болт регулировочный Т25-1601098 корзины сцепления Т-4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70">
            <text:p>470</text:p>
          </table:table-cell>
          <table:table-cell office:value-type="string">
            <text:p>Ремень вентилятора 2614В658 / 909-022 (ЕК-12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71">
            <text:p>471</text:p>
          </table:table-cell>
          <table:table-cell office:value-type="string">
            <text:p>Фильтр P550083 гидросистем (ЭО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72">
            <text:p>472</text:p>
          </table:table-cell>
          <table:table-cell office:value-type="string">
            <text:p>Генератор Г9695.3701-1 14В 72А 1150Вт (МТЗ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73">
            <text:p>473</text:p>
          </table:table-cell>
          <table:table-cell office:value-type="string">
            <text:p>Гидроклапан противообгонный У4620.41.00.000 (ЕК-18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74">
            <text:p>474</text:p>
          </table:table-cell>
          <table:table-cell office:value-type="string">
            <text:p>Гидронасос 310.112.04 аксиально-поршневой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Болт 700-28-2379 Т-170</text:p>
          </table:table-cell>
          <table:table-cell office:value-type="string">
            <text:p>700-28-2379</text:p>
          </table:table-cell>
          <table:table-cell table:number-columns-repeated="2"/>
          <table:table-cell office:value-type="string">
            <text:p>700-28-2379</text:p>
          </table:table-cell>
          <table:table-cell office:value-type="string">
            <text:p>Болт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Болт 700-28-2546</text:p>
          </table:table-cell>
          <table:table-cell office:value-type="string">
            <text:p>700-28-2546</text:p>
          </table:table-cell>
          <table:table-cell table:number-columns-repeated="2"/>
          <table:table-cell office:value-type="string">
            <text:p>700-28-2546</text:p>
          </table:table-cell>
          <table:table-cell office:value-type="string">
            <text:p>Болт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Вал ведущий ДЗ-98А.10.04.188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Вал карданный 18-14-77-1 (50-14-23)</text:p>
          </table:table-cell>
          <table:table-cell office:value-type="string">
            <text:p>18-14-77-1</text:p>
          </table:table-cell>
          <table:table-cell/>
          <table:table-cell table:number-columns-repeated="2" office:value-type="string">
            <text:p>50-14-23</text:p>
          </table:table-cell>
          <table:table-cell office:value-type="string">
            <text:p>Вал карданный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Вал средний (КПП) ДЗ-98.10.05.051 ДЗ-98 Автогрейдер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Вентилятор 07146-1 СП Т-170</text:p>
          </table:table-cell>
          <table:table-cell office:value-type="string">
            <text:p>07146-1 СП</text:p>
          </table:table-cell>
          <table:table-cell/>
          <table:table-cell office:value-type="string">
            <text:p>07146-1сп</text:p>
          </table:table-cell>
          <table:table-cell office:value-type="string">
            <text:p>07146-1СП</text:p>
          </table:table-cell>
          <table:table-cell office:value-type="string">
            <text:p>Крестовина вентилятора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Вилка переднего и заднего хода 50-12-565 Т-170, УРБ-10</text:p>
          </table:table-cell>
          <table:table-cell office:value-type="string">
            <text:p><text:s/>50-12-565</text:p>
          </table:table-cell>
          <table:table-cell/>
          <table:table-cell table:number-columns-repeated="2" office:value-type="string">
            <text:p>50-12-565</text:p>
          </table:table-cell>
          <table:table-cell office:value-type="string">
            <text:p>Вилка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Втулка 35-13-18 Т-170</text:p>
          </table:table-cell>
          <table:table-cell office:value-type="string">
            <text:p>35-13-18</text:p>
          </table:table-cell>
          <table:table-cell table:number-columns-repeated="2"/>
          <table:table-cell office:value-type="string">
            <text:p>35-13-18</text:p>
          </table:table-cell>
          <table:table-cell office:value-type="string">
            <text:p>Втулка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Гайка 700-30-2318</text:p>
          </table:table-cell>
          <table:table-cell office:value-type="string">
            <text:p>700-30-2318</text:p>
          </table:table-cell>
          <table:table-cell table:number-columns-repeated="2"/>
          <table:table-cell office:value-type="string">
            <text:p>700-30-2318</text:p>
          </table:table-cell>
          <table:table-cell office:value-type="string">
            <text:p>Гайка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Гидроцилиндр рыхлителя 170-1610 Т-170</text:p>
          </table:table-cell>
          <table:table-cell office:value-type="string">
            <text:p>170-1610</text:p>
          </table:table-cell>
          <table:table-cell/>
          <table:table-cell office:value-type="string">
            <text:p>50-50-225сп</text:p>
          </table:table-cell>
          <table:table-cell office:value-type="string">
            <text:p>50-50-225СП</text:p>
          </table:table-cell>
          <table:table-cell office:value-type="string">
            <text:p>Гидроцилиндр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Диск тормозной ДЗ-94.0201.067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Диск тормозной ДЗ-95А.0201.921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Зуб механизма управления поворотом 35-13-15 Т-170</text:p>
          </table:table-cell>
          <table:table-cell office:value-type="string">
            <text:p>35-13-15</text:p>
          </table:table-cell>
          <table:table-cell table:number-columns-repeated="2"/>
          <table:table-cell office:value-type="string">
            <text:p>35-13-15</text:p>
          </table:table-cell>
          <table:table-cell office:value-type="string">
            <text:p>Зуб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Козырёк 15-19-15 Т-170</text:p>
          </table:table-cell>
          <table:table-cell office:value-type="string">
            <text:p>15-19-15</text:p>
          </table:table-cell>
          <table:table-cell table:number-columns-repeated="2"/>
          <table:table-cell office:value-type="string">
            <text:p>15-19-15</text:p>
          </table:table-cell>
          <table:table-cell office:value-type="string">
            <text:p>Козырек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Кольцо 038-046-46-2-2 Т-170</text:p>
          </table:table-cell>
          <table:table-cell office:value-type="string">
            <text:p>038-046-46-2-2</text:p>
          </table:table-cell>
          <table:table-cell table:number-columns-repeated="2"/>
          <table:table-cell office:value-type="string">
            <text:p>038-046-46-2-2</text:p>
          </table:table-cell>
          <table:table-cell office:value-type="string">
            <text:p>КОЛЬЦО 038-046-46-2-2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Кольцо 140-150-58-2-2</text:p>
          </table:table-cell>
          <table:table-cell office:value-type="string">
            <text:p>140-150-58-2-2</text:p>
          </table:table-cell>
          <table:table-cell table:number-columns-repeated="2"/>
          <table:table-cell office:value-type="string">
            <text:p>140-150-58-2-2</text:p>
          </table:table-cell>
          <table:table-cell office:value-type="string">
            <text:p>КОЛЬЦО 140-150-58-2-2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Кольцо 195-200-36-2-2 18829/9833 ДЗ-98В.1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Кольцо 700-40-8135 Т-170</text:p>
          </table:table-cell>
          <table:table-cell office:value-type="string">
            <text:p>700-40-8135</text:p>
          </table:table-cell>
          <table:table-cell table:number-columns-repeated="2"/>
          <table:table-cell office:value-type="string">
            <text:p>700-40-8135</text:p>
          </table:table-cell>
          <table:table-cell office:value-type="string">
            <text:p>КОЛЬЦО 700-40-8135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Кольцо нижнего вала КПП 18-12-417 Т-170</text:p>
          </table:table-cell>
          <table:table-cell office:value-type="string">
            <text:p>18-12-417</text:p>
          </table:table-cell>
          <table:table-cell table:number-columns-repeated="2"/>
          <table:table-cell office:value-type="string">
            <text:p>18-12-417</text:p>
          </table:table-cell>
          <table:table-cell office:value-type="string">
            <text:p>Кольцо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Кольцо уплотнительное 700-40-2733</text:p>
          </table:table-cell>
          <table:table-cell office:value-type="string">
            <text:p>700-40-2733</text:p>
          </table:table-cell>
          <table:table-cell table:number-columns-repeated="2"/>
          <table:table-cell office:value-type="string">
            <text:p>700-40-2733</text:p>
          </table:table-cell>
          <table:table-cell office:value-type="string">
            <text:p>КОЛЬЦО 700-40-2733</text:p>
          </table:table-cell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Кольцо уплотнительное 700-40-2733</text:p>
          </table:table-cell>
          <table:table-cell office:value-type="string">
            <text:p>700-40-2733</text:p>
          </table:table-cell>
          <table:table-cell table:number-columns-repeated="2"/>
          <table:table-cell office:value-type="string">
            <text:p>700-40-2733</text:p>
          </table:table-cell>
          <table:table-cell office:value-type="string">
            <text:p>КОЛЬЦО 700-40-2733</text:p>
          </table:table-cell>
          <table:table-cell table:number-columns-repeated="1017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Лента тормозная в сборе 18360-01 СП Т-170</text:p>
          </table:table-cell>
          <table:table-cell office:value-type="string">
            <text:p>18360-01</text:p>
          </table:table-cell>
          <table:table-cell/>
          <table:table-cell office:value-type="string">
            <text:p>18360-01сп</text:p>
          </table:table-cell>
          <table:table-cell office:value-type="string">
            <text:p>18360-01СП</text:p>
          </table:table-cell>
          <table:table-cell office:value-type="string">
            <text:p>Лента тормоза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Лента тормозная в сборе 18360-01 СП Т-170</text:p>
          </table:table-cell>
          <table:table-cell office:value-type="string">
            <text:p>18360-01</text:p>
          </table:table-cell>
          <table:table-cell/>
          <table:table-cell office:value-type="string">
            <text:p>18360-01сп</text:p>
          </table:table-cell>
          <table:table-cell office:value-type="string">
            <text:p>18360-01СП</text:p>
          </table:table-cell>
          <table:table-cell office:value-type="string">
            <text:p>Лента тормоза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Лента тормозная в сборе 18360-01СП Т-170</text:p>
          </table:table-cell>
          <table:table-cell office:value-type="string">
            <text:p>18360-01СП</text:p>
          </table:table-cell>
          <table:table-cell table:number-columns-repeated="2"/>
          <table:table-cell office:value-type="string">
            <text:p>18360-01СП</text:p>
          </table:table-cell>
          <table:table-cell office:value-type="string">
            <text:p>Лента тормоза</text:p>
          </table:table-cell>
          <table:table-cell table:number-columns-repeated="1017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Манжета 1-50x70-1 ГОСТ 8752-79</text:p>
          </table:table-cell>
          <table:table-cell office:value-type="float" office:value="0">
            <text:p>0</text:p>
          </table:table-cell>
          <table:table-cell office:value-type="string">
            <text:p>на ДЗ 98</text:p>
          </table:table-cell>
          <table:table-cell office:value-type="string">
            <text:p>1.2-50х70-1</text:p>
          </table:table-cell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Манжета 2.2-100x125-1 Т-170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2.2-100Х125-1</text:p>
          </table:table-cell>
          <table:table-cell office:value-type="string">
            <text:p>МАНЖЕТА 2.2-100Х125-1</text:p>
          </table:table-cell>
          <table:table-cell table:number-columns-repeated="1017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Манжета 2.2-100x125-4 Т-17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Манжета 2.2-90x120-2 Т-17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Манжета большая 700-40-3372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700-40-3372</text:p>
          </table:table-cell>
          <table:table-cell office:value-type="string">
            <text:p>МАНЖЕТА 700-40-3372</text:p>
          </table:table-cell>
          <table:table-cell table:number-columns-repeated="1017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Манжета дифференциала 70X92x12x1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1.2-70х92-1</text:p>
          </table:table-cell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Механизм натяжения 50-21-134СП Т-170</text:p>
          </table:table-cell>
          <table:table-cell office:value-type="float" office:value="0">
            <text:p>0</text:p>
          </table:table-cell>
          <table:table-cell office:value-type="string">
            <text:p>50-21-134сп</text:p>
          </table:table-cell>
          <table:table-cell office:value-type="string">
            <text:p>50-21-420сп</text:p>
          </table:table-cell>
          <table:table-cell office:value-type="string">
            <text:p>50-21-420СП</text:p>
          </table:table-cell>
          <table:table-cell office:value-type="string">
            <text:p>Механизм натяжения</text:p>
          </table:table-cell>
          <table:table-cell table:number-columns-repeated="1017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Муфта включения пускового двигателя ПД-23 72118 Т-170</text:p>
          </table:table-cell>
          <table:table-cell office:value-type="float" office:value="72118">
            <text:p>72118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Муфта сцепления 18-14-4СП Т-170</text:p>
          </table:table-cell>
          <table:table-cell office:value-type="string">
            <text:p>18-14-4СП</text:p>
          </table:table-cell>
          <table:table-cell table:number-columns-repeated="2"/>
          <table:table-cell office:value-type="string">
            <text:p>18-14-4СП</text:p>
          </table:table-cell>
          <table:table-cell office:value-type="string">
            <text:p>МУФТА СЦЕПЛЕНИЯ 18-14-4СБ(СП)</text:p>
          </table:table-cell>
          <table:table-cell table:number-columns-repeated="1017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Насос водяной 16-08-140 СП Т-170</text:p>
          </table:table-cell>
          <table:table-cell office:value-type="string">
            <text:p>16-08-140</text:p>
          </table:table-cell>
          <table:table-cell office:value-type="string">
            <text:p>дефицит</text:p>
          </table:table-cell>
          <table:table-cell office:value-type="string">
            <text:p>16-08-140сп</text:p>
          </table:table-cell>
          <table:table-cell office:value-type="string">
            <text:p>16-08-140СП</text:p>
          </table:table-cell>
          <table:table-cell office:value-type="string">
            <text:p>Насос</text:p>
          </table:table-cell>
          <table:table-cell table:number-columns-repeated="1017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Насос масляный 236-1011014-ВЗ</text:p>
          </table:table-cell>
          <table:table-cell office:value-type="string">
            <text:p>236-1011014-ВЗ</text:p>
          </table:table-cell>
          <table:table-cell office:value-type="string">
            <text:p>???</text:p>
          </table:table-cell>
          <table:table-cell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Насос масляный 29-09-124СП Т-170</text:p>
          </table:table-cell>
          <table:table-cell office:value-type="string">
            <text:p>29-09-124СП</text:p>
          </table:table-cell>
          <table:table-cell/>
          <table:table-cell table:number-columns-repeated="2" office:value-type="string">
            <text:p>51-09-272СП</text:p>
          </table:table-cell>
          <table:table-cell office:value-type="string">
            <text:p>Насос масляный комплект.</text:p>
          </table:table-cell>
          <table:table-cell table:number-columns-repeated="1017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Нож боковой автогрейдера ДЗ-98.23.01.09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Нож отвала 1800x1190x250 ДЗ-98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Нож средний на автогрейдер Б.23.01.011 ДЗ-98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Палец замыкающий 24-22-7 Т-170</text:p>
          </table:table-cell>
          <table:table-cell office:value-type="string">
            <text:p>24-22-7</text:p>
          </table:table-cell>
          <table:table-cell table:number-columns-repeated="2"/>
          <table:table-cell office:value-type="string">
            <text:p>24-22-7</text:p>
          </table:table-cell>
          <table:table-cell office:value-type="string">
            <text:p>Палец замыкающий</text:p>
          </table:table-cell>
          <table:table-cell table:number-columns-repeated="1017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Подшипник 7313 333 65x140x33 ДЗ-98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Подшипник выжимной 46118 Т-170</text:p>
          </table:table-cell>
          <table:table-cell office:value-type="float" office:value="46118">
            <text:p>46118</text:p>
          </table:table-cell>
          <table:table-cell office:value-type="string">
            <text:p>выяснить какого года выпуска трактор и модель1. 17-73-136СП/130СП 2.7320СП паук в сборе нового образца 1350(с дисками), 1985 (без дисков) 3. 7318СП паук в сборе старого образца 1440 без дисков, 2075 с дисками</text:p>
          </table:table-cell>
          <table:table-cell office:value-type="float" office:value="118">
            <text:p>118</text:p>
          </table:table-cell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Прокладка 19458 Т-170</text:p>
          </table:table-cell>
          <table:table-cell office:value-type="float" office:value="19458">
            <text:p>19458</text:p>
          </table:table-cell>
          <table:table-cell/>
          <table:table-cell table:number-columns-repeated="2" office:value-type="float" office:value="19458">
            <text:p>19458</text:p>
          </table:table-cell>
          <table:table-cell office:value-type="string">
            <text:p>ПРОКЛАДКА 19458</text:p>
          </table:table-cell>
          <table:table-cell table:number-columns-repeated="1017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Прокладка 700-40-7426 Т-170</text:p>
          </table:table-cell>
          <table:table-cell office:value-type="string">
            <text:p>700-40-7426</text:p>
          </table:table-cell>
          <table:table-cell table:number-columns-repeated="2"/>
          <table:table-cell office:value-type="string">
            <text:p>700-40-7426</text:p>
          </table:table-cell>
          <table:table-cell office:value-type="string">
            <text:p>Прокладка</text:p>
          </table:table-cell>
          <table:table-cell table:number-columns-repeated="1017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Радиатор 130У.13.010-0 Т-170</text:p>
          </table:table-cell>
          <table:table-cell office:value-type="string">
            <text:p>130У.13.010-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Распылитель 14-69-107-01 СП Т-170</text:p>
          </table:table-cell>
          <table:table-cell office:value-type="string">
            <text:p>14-69-107-01 СП</text:p>
          </table:table-cell>
          <table:table-cell/>
          <table:table-cell office:value-type="string">
            <text:p>14-69-107-1сп</text:p>
          </table:table-cell>
          <table:table-cell office:value-type="string">
            <text:p>14-69-107-1СП</text:p>
          </table:table-cell>
          <table:table-cell office:value-type="string">
            <text:p>Распылитель</text:p>
          </table:table-cell>
          <table:table-cell table:number-columns-repeated="1017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Ремень А 1000(Т-170)</text:p>
          </table:table-cell>
          <table:table-cell office:value-type="float" office:value="0">
            <text:p>0</text:p>
          </table:table-cell>
          <table:table-cell/>
          <table:table-cell office:value-type="string">
            <text:p>11-12,5х9-1090</text:p>
          </table:table-cell>
          <table:table-cell office:value-type="string">
            <text:p>11-12,5Х9-1090</text:p>
          </table:table-cell>
          <table:table-cell office:value-type="string">
            <text:p>РЕМЕНЬ ВЕНТИЛЯТОРНЫЙ 11-12,5Х9-1090</text:p>
          </table:table-cell>
          <table:table-cell table:number-columns-repeated="1017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Ремкомплект гидроцилиндра отвала 18-26-270 Т-130,Т-17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Ремкомплект колеса натяжного Т-130/Т-170</text:p>
          </table:table-cell>
          <table:table-cell office:value-type="float" office:value="0">
            <text:p>0</text:p>
          </table:table-cell>
          <table:table-cell office:value-type="string">
            <text:p>если нужен полный, то 3100, если только РТИ то 100</text:p>
          </table:table-cell>
          <table:table-cell office:value-type="string">
            <text:p>р/к 50-21-305СП/306СП</text:p>
          </table:table-cell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Рычаг 24-13-101СП Т-170</text:p>
          </table:table-cell>
          <table:table-cell office:value-type="string">
            <text:p>24-13-101СП</text:p>
          </table:table-cell>
          <table:table-cell table:number-columns-repeated="2"/>
          <table:table-cell office:value-type="string">
            <text:p>24-13-101СП</text:p>
          </table:table-cell>
          <table:table-cell office:value-type="string">
            <text:p>Рычаг</text:p>
          </table:table-cell>
          <table:table-cell table:number-columns-repeated="1017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Стопор бортового редуктора 60-19-11 Т-170</text:p>
          </table:table-cell>
          <table:table-cell office:value-type="string">
            <text:p>60-19-11</text:p>
          </table:table-cell>
          <table:table-cell table:number-columns-repeated="2"/>
          <table:table-cell office:value-type="string">
            <text:p>60-19-11</text:p>
          </table:table-cell>
          <table:table-cell office:value-type="string">
            <text:p>Стопор</text:p>
          </table:table-cell>
          <table:table-cell table:number-columns-repeated="1017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Сухарик бортового фрикциона 15-19-37 Т-170</text:p>
          </table:table-cell>
          <table:table-cell office:value-type="string">
            <text:p>15-19-37</text:p>
          </table:table-cell>
          <table:table-cell table:number-columns-repeated="2"/>
          <table:table-cell office:value-type="string">
            <text:p>15-19-37</text:p>
          </table:table-cell>
          <table:table-cell office:value-type="string">
            <text:p>Сухарик</text:p>
          </table:table-cell>
          <table:table-cell table:number-columns-repeated="1017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Турбокомпрессор ТКР-8,5 С Т-17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51-54-1сп</text:p>
          </table:table-cell>
          <table:table-cell office:value-type="string">
            <text:p>51-54-1СП</text:p>
          </table:table-cell>
          <table:table-cell office:value-type="string">
            <text:p>Турбокомпрессор ТКР8,5С</text:p>
          </table:table-cell>
          <table:table-cell table:number-columns-repeated="1017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Турбокомпрессор ТКР-8,5 СТ-17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51-54-1сп</text:p>
          </table:table-cell>
          <table:table-cell office:value-type="string">
            <text:p>51-54-1СП</text:p>
          </table:table-cell>
          <table:table-cell office:value-type="string">
            <text:p>Турбокомпрессор ТКР8,5С</text:p>
          </table:table-cell>
          <table:table-cell table:number-columns-repeated="1017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Уплотнение 20-19-123СП</text:p>
          </table:table-cell>
          <table:table-cell office:value-type="string">
            <text:p>20-19-123СП</text:p>
          </table:table-cell>
          <table:table-cell table:number-columns-repeated="2"/>
          <table:table-cell office:value-type="string">
            <text:p>20-19-123СП</text:p>
          </table:table-cell>
          <table:table-cell office:value-type="string">
            <text:p>Уплотнение</text:p>
          </table:table-cell>
          <table:table-cell table:number-columns-repeated="1017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Упор 64-13-140 Т-170</text:p>
          </table:table-cell>
          <table:table-cell office:value-type="string">
            <text:p>64-13-140</text:p>
          </table:table-cell>
          <table:table-cell office:value-type="string">
            <text:p>уточнить номер</text:p>
          </table:table-cell>
          <table:table-cell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Фиксатор 50-19-154 Т-170</text:p>
          </table:table-cell>
          <table:table-cell office:value-type="string">
            <text:p>50-19-154</text:p>
          </table:table-cell>
          <table:table-cell office:value-type="string">
            <text:p>если нет на заводе, то юа</text:p>
          </table:table-cell>
          <table:table-cell/>
          <table:table-cell office:value-type="string">
            <text:p>50-19-154</text:p>
          </table:table-cell>
          <table:table-cell office:value-type="string">
            <text:p>Фиксатор</text:p>
          </table:table-cell>
          <table:table-cell table:number-columns-repeated="1017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Фиксатор диска 16121 Т-170</text:p>
          </table:table-cell>
          <table:table-cell office:value-type="float" office:value="16121">
            <text:p>16121</text:p>
          </table:table-cell>
          <table:table-cell/>
          <table:table-cell table:number-columns-repeated="2" office:value-type="float" office:value="16121">
            <text:p>16121</text:p>
          </table:table-cell>
          <table:table-cell office:value-type="string">
            <text:p>Диск</text:p>
          </table:table-cell>
          <table:table-cell table:number-columns-repeated="1017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Фиксатор диска 50-16-111СП Т-170</text:p>
          </table:table-cell>
          <table:table-cell office:value-type="string">
            <text:p><text:s/>50-16-111СП</text:p>
          </table:table-cell>
          <table:table-cell/>
          <table:table-cell table:number-columns-repeated="2" office:value-type="string">
            <text:p>24-16-103СП</text:p>
          </table:table-cell>
          <table:table-cell office:value-type="string">
            <text:p>Диск с наружными зубьями</text:p>
          </table:table-cell>
          <table:table-cell table:number-columns-repeated="1017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Чехол 700-40-7238 Т-170</text:p>
          </table:table-cell>
          <table:table-cell office:value-type="string">
            <text:p>700-40-7238</text:p>
          </table:table-cell>
          <table:table-cell table:number-columns-repeated="2"/>
          <table:table-cell office:value-type="string">
            <text:p>700-40-7238</text:p>
          </table:table-cell>
          <table:table-cell office:value-type="string">
            <text:p>ЧЕХОЛ 700-40-7238</text:p>
          </table:table-cell>
          <table:table-cell table:number-columns-repeated="1017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Шестерня 18-12-321 ЧТЗ</text:p>
          </table:table-cell>
          <table:table-cell office:value-type="string">
            <text:p>18-12-321</text:p>
          </table:table-cell>
          <table:table-cell table:number-columns-repeated="2"/>
          <table:table-cell office:value-type="string">
            <text:p>18-12-321</text:p>
          </table:table-cell>
          <table:table-cell office:value-type="string">
            <text:p>Шестерня</text:p>
          </table:table-cell>
          <table:table-cell table:number-columns-repeated="1017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Шестерня двойная борт 50-19-144 Т-170</text:p>
          </table:table-cell>
          <table:table-cell office:value-type="string">
            <text:p>50-19-144</text:p>
          </table:table-cell>
          <table:table-cell/>
          <table:table-cell table:number-columns-repeated="2" office:value-type="string">
            <text:p>50-19-174СП</text:p>
          </table:table-cell>
          <table:table-cell office:value-type="string">
            <text:p>Шестерня двойная. Комплект</text:p>
          </table:table-cell>
          <table:table-cell table:number-columns-repeated="1017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Шестерня реверса 50-12-642 Б-10</text:p>
          </table:table-cell>
          <table:table-cell office:value-type="string">
            <text:p>50-12-642</text:p>
          </table:table-cell>
          <table:table-cell table:number-columns-repeated="2"/>
          <table:table-cell office:value-type="string">
            <text:p>50-12-642</text:p>
          </table:table-cell>
          <table:table-cell office:value-type="string">
            <text:p>Колесо зубчатое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плунженрная пара на тр т170</text:p>
          </table:table-cell>
          <table:table-cell office:value-type="float" office:value="0">
            <text:p>0</text:p>
          </table:table-cell>
          <table:table-cell office:value-type="string">
            <text:p>если топливный насос старого образца 51-67-9СП, то пары 16-67-102СП и 16-67-108СП, длинная рейка</text:p>
          </table:table-cell>
          <table:table-cell table:number-columns-repeated="2" office:value-type="string">
            <text:p>16-67-102СП</text:p>
          </table:table-cell>
          <table:table-cell office:value-type="string">
            <text:p>Пара плунжерная топливного насоса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16-67-108СП</text:p>
          </table:table-cell>
          <table:table-cell office:value-type="string">
            <text:p>Пара плунжерная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если топливный насос нового образца 51-67-24-01СП, то пара 51-67-126СП, короткая рейка</text:p>
          </table:table-cell>
          <table:table-cell table:number-columns-repeated="2" office:value-type="string">
            <text:p>51-67-126СП</text:p>
          </table:table-cell>
          <table:table-cell office:value-type="string">
            <text:p>Пара плунжерная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Поршни на В31М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3304-05-24-03</text:p>
          </table:table-cell>
          <table:table-cell office:value-type="string">
            <text:p>Поршень</text:p>
          </table:table-cell>
          <table:table-cell table:style-name="ce22" office:value-type="float" office:value="20183.9">
            <text:p>20 183,90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Кольца поршневые маслосбрасывающие В 31М2</text:p>
          </table:table-cell>
          <table:table-cell office:value-type="float" office:value="0">
            <text:p>0</text:p>
          </table:table-cell>
          <table:table-cell table:number-columns-repeated="2" table:style-name="ce16" office:value-type="date" office:date-value="3304-08-09">
            <text:p>09.08.3304</text:p>
          </table:table-cell>
          <table:table-cell office:value-type="string">
            <text:p>Кольцо поршневое маслосбрасывающее</text:p>
          </table:table-cell>
          <table:table-cell table:style-name="ce22" office:value-type="float" office:value="1310.63">
            <text:p>1 310,63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Кольцо поршневое маслосбрасывающее В 31 М2</text:p>
          </table:table-cell>
          <table:table-cell office:value-type="float" office:value="0">
            <text:p>0</text:p>
          </table:table-cell>
          <table:table-cell table:number-columns-repeated="2" table:style-name="ce16" office:value-type="date" office:date-value="3304-08-11">
            <text:p>11.08.3304</text:p>
          </table:table-cell>
          <table:table-cell office:value-type="string">
            <text:p>Кольцо поршневое маслосбрасывающее</text:p>
          </table:table-cell>
          <table:table-cell table:style-name="ce22" office:value-type="float" office:value="1737.43">
            <text:p>1 737,43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Кольцо поршневое уплотнительное В 31 М 2</text:p>
          </table:table-cell>
          <table:table-cell office:value-type="float" office:value="0">
            <text:p>0</text:p>
          </table:table-cell>
          <table:table-cell table:number-columns-repeated="2" table:style-name="ce16" office:value-type="date" office:date-value="3304-06-12">
            <text:p>12.06.3304</text:p>
          </table:table-cell>
          <table:table-cell office:value-type="string">
            <text:p>Кольцо поршневое уплотнительное</text:p>
          </table:table-cell>
          <table:table-cell table:style-name="ce22" office:value-type="float" office:value="1463.08">
            <text:p>1 463,08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Кольцо поршневое уплотнительное В31 М2</text:p>
          </table:table-cell>
          <table:table-cell office:value-type="float" office:value="0">
            <text:p>0</text:p>
          </table:table-cell>
          <table:table-cell table:number-columns-repeated="2" table:style-name="ce16" office:value-type="date" office:date-value="3304-06-13">
            <text:p>13.06.3304</text:p>
          </table:table-cell>
          <table:table-cell office:value-type="string">
            <text:p>Кольцо поршневое уплотнительное</text:p>
          </table:table-cell>
          <table:table-cell table:style-name="ce22" office:value-type="float" office:value="1307.91">
            <text:p>1 307,91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Палец поршневой <text:s/>В31 М 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304-10-5</text:p>
          </table:table-cell>
          <table:table-cell office:value-type="string">
            <text:p>Палец поршневой</text:p>
          </table:table-cell>
          <table:table-cell office:value-type="float" office:value="883.23">
            <text:p>883,23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Заглушка поршневого пальца В31-М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304-11-10</text:p>
          </table:table-cell>
          <table:table-cell office:value-type="string">
            <text:p>Заглушка поршневого пальца</text:p>
          </table:table-cell>
          <table:table-cell office:value-type="float" office:value="137.12">
            <text:p>137,12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Палец прицепного шатуна В-31М2</text:p>
          </table:table-cell>
          <table:table-cell office:value-type="float" office:value="0">
            <text:p>0</text:p>
          </table:table-cell>
          <table:table-cell office:value-type="string">
            <text:p>СБ.304-04-1</text:p>
          </table:table-cell>
          <table:table-cell office:value-type="string">
            <text:p>сб.304-04-1</text:p>
          </table:table-cell>
          <table:table-cell office:value-type="string">
            <text:p>Палец прицепного шатуна</text:p>
          </table:table-cell>
          <table:table-cell office:value-type="float" office:value="813.61">
            <text:p>813,61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Шатун главный В-31-М2</text:p>
          </table:table-cell>
          <table:table-cell office:value-type="float" office:value="0">
            <text:p>0</text:p>
          </table:table-cell>
          <table:table-cell office:value-type="string">
            <text:p>СБ.3304-02-4</text:p>
          </table:table-cell>
          <table:table-cell office:value-type="string">
            <text:p>сб.3304-02-4</text:p>
          </table:table-cell>
          <table:table-cell office:value-type="string">
            <text:p>Шатун главный</text:p>
          </table:table-cell>
          <table:table-cell table:style-name="ce22" office:value-type="float" office:value="11333.07">
            <text:p>11 333,07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Шатун прицепной В-31-М-2</text:p>
          </table:table-cell>
          <table:table-cell office:value-type="float" office:value="0">
            <text:p>0</text:p>
          </table:table-cell>
          <table:table-cell office:value-type="string">
            <text:p>СБ.3304-03-5</text:p>
          </table:table-cell>
          <table:table-cell office:value-type="string">
            <text:p>сб.3304-03-5</text:p>
          </table:table-cell>
          <table:table-cell office:value-type="string">
            <text:p>Шатун прицепной</text:p>
          </table:table-cell>
          <table:table-cell table:style-name="ce22" office:value-type="float" office:value="4824.9">
            <text:p>4 824,90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редуктор бортовой правый Т-130, 1984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редуктор бортовой левый Т-130, 1984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ведущая звездочка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0-19-99</text:p>
          </table:table-cell>
          <table:table-cell office:value-type="string">
            <text:p>Колесо ведущее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каток однобортный (на бронзовой втулке)</text:p>
          </table:table-cell>
          <table:table-cell office:value-type="float" office:value="0">
            <text:p>0</text:p>
          </table:table-cell>
          <table:table-cell office:value-type="string">
            <text:p>КАТ-21-169А</text:p>
          </table:table-cell>
          <table:table-cell table:number-columns-repeated="2" office:value-type="string">
            <text:p>24-21-169СП</text:p>
          </table:table-cell>
          <table:table-cell office:value-type="string">
            <text:p>Каток однобортный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каток двубортный (на бронзовой втулке)</text:p>
          </table:table-cell>
          <table:table-cell office:value-type="float" office:value="0">
            <text:p>0</text:p>
          </table:table-cell>
          <table:table-cell office:value-type="string">
            <text:p>ЧД-21-170СБ</text:p>
          </table:table-cell>
          <table:table-cell table:number-columns-repeated="2" office:value-type="string">
            <text:p>24-21-170СП</text:p>
          </table:table-cell>
          <table:table-cell office:value-type="string">
            <text:p>Каток двубортный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каток поддерживающий Т130 - однобортный (на бронзовой втулке)</text:p>
          </table:table-cell>
          <table:table-cell office:value-type="float" office:value="0">
            <text:p>0</text:p>
          </table:table-cell>
          <table:table-cell office:value-type="string">
            <text:p>КАТ-21-169А</text:p>
          </table:table-cell>
          <table:table-cell table:number-columns-repeated="2" office:value-type="string">
            <text:p>24-21-169СП</text:p>
          </table:table-cell>
          <table:table-cell office:value-type="string">
            <text:p>Каток однобортный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гусеницы</text:p>
          </table:table-cell>
          <table:table-cell office:value-type="float" office:value="0">
            <text:p>0</text:p>
          </table:table-cell>
          <table:table-cell office:value-type="string">
            <text:p>ЧД-50-22-9-09СБ / ЧД-50-22-9СБ</text:p>
          </table:table-cell>
          <table:table-cell office:value-type="string">
            <text:p>гм-10сп</text:p>
          </table:table-cell>
          <table:table-cell office:value-type="string">
            <text:p>ГМ-10СП</text:p>
          </table:table-cell>
          <table:table-cell office:value-type="string">
            <text:p>Гусеница ГМ-10СП ТУ 22-1ГМ-2005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ПОДШИПНИК</text:p>
          </table:table-cell>
          <table:table-cell office:value-type="string">
            <text:p>228А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ПОДШИПНИК</text:p>
          </table:table-cell>
          <table:table-cell office:value-type="string">
            <text:p>2224КМ</text:p>
          </table:table-cell>
          <table:table-cell table:number-columns-repeated="2"/>
          <table:table-cell office:value-type="string">
            <text:p>2224КМ</text:p>
          </table:table-cell>
          <table:table-cell office:value-type="string">
            <text:p>ПОДШИПНИК 2224КМ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ПОДШИПНИК</text:p>
          </table:table-cell>
          <table:table-cell office:value-type="string">
            <text:p>70-2228КМ</text:p>
          </table:table-cell>
          <table:table-cell table:number-columns-repeated="2"/>
          <table:table-cell office:value-type="string">
            <text:p>70-2228КМ</text:p>
          </table:table-cell>
          <table:table-cell office:value-type="string">
            <text:p>ПОДШИПНИК 70-2228КМ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ПОДШИПНИК</text:p>
          </table:table-cell>
          <table:table-cell office:value-type="string">
            <text:p>70-12315КМ</text:p>
          </table:table-cell>
          <table:table-cell table:number-columns-repeated="2"/>
          <table:table-cell office:value-type="string">
            <text:p>70-12315КМ</text:p>
          </table:table-cell>
          <table:table-cell office:value-type="string">
            <text:p>ПОДШИПНИК 70-12315КМ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ПОДШИПНИК</text:p>
          </table:table-cell>
          <table:table-cell office:value-type="string">
            <text:p>70-42314КМ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ПОДШИПНИК</text:p>
          </table:table-cell>
          <table:table-cell office:value-type="string">
            <text:p>70-42415КМ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ПОДШИПНИК</text:p>
          </table:table-cell>
          <table:table-cell office:value-type="string">
            <text:p>70-42612КМ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ШЕСТЕРНЯ ДВОЙНАЯ</text:p>
          </table:table-cell>
          <table:table-cell office:value-type="string">
            <text:p>20-19-24</text:p>
          </table:table-cell>
          <table:table-cell table:number-columns-repeated="2"/>
          <table:table-cell office:value-type="string">
            <text:p>20-19-24</text:p>
          </table:table-cell>
          <table:table-cell office:value-type="string">
            <text:p>Шестерня двойная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ШЕСТЕРНЯ ВЕДУЩАЯ</text:p>
          </table:table-cell>
          <table:table-cell office:value-type="string">
            <text:p>24-19-29</text:p>
          </table:table-cell>
          <table:table-cell table:number-columns-repeated="2"/>
          <table:table-cell office:value-type="string">
            <text:p>24-19-29</text:p>
          </table:table-cell>
          <table:table-cell office:value-type="string">
            <text:p>Шестерня ведущая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ТКР 11 Н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92.000-06</text:p>
          </table:table-cell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СТУПИЦА</text:p>
          </table:table-cell>
          <table:table-cell office:value-type="string">
            <text:p>24-19-116СП</text:p>
          </table:table-cell>
          <table:table-cell/>
          <table:table-cell table:number-columns-repeated="2" office:value-type="string">
            <text:p>24-19-118СП</text:p>
          </table:table-cell>
          <table:table-cell office:value-type="string">
            <text:p>Ступица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МУФТА СЦЕПЛЕНИЯ В СБОРЕ</text:p>
          </table:table-cell>
          <table:table-cell office:value-type="string">
            <text:p>18-14-4СП</text:p>
          </table:table-cell>
          <table:table-cell table:number-columns-repeated="2"/>
          <table:table-cell office:value-type="string">
            <text:p>18-14-4СП</text:p>
          </table:table-cell>
          <table:table-cell office:value-type="string">
            <text:p>МУФТА СЦЕПЛЕНИЯ 18-14-4СБ(СП)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вилка</text:p>
          </table:table-cell>
          <table:table-cell office:value-type="string">
            <text:p>64-26-164</text:p>
          </table:table-cell>
          <table:table-cell table:number-columns-repeated="2"/>
          <table:table-cell office:value-type="string">
            <text:p>64-26-164</text:p>
          </table:table-cell>
          <table:table-cell office:value-type="string">
            <text:p>Вилка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бендикс в сборе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муфта</text:p>
          </table:table-cell>
          <table:table-cell office:value-type="string">
            <text:p>18-14-126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вал карданный (малый) </text:p>
          </table:table-cell>
          <table:table-cell office:value-type="string">
            <text:p>18-14-77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лабиринт в сборе (большой)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24-19-114СП</text:p>
          </table:table-cell>
          <table:table-cell office:value-type="string">
            <text:p>Уплотнение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лабиринт в сборе (малый)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0-19-156СП</text:p>
          </table:table-cell>
          <table:table-cell office:value-type="string">
            <text:p>Лабиринт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прибор для проверок форсунок</text:p>
          </table:table-cell>
          <table:table-cell office:value-type="string">
            <text:p>КИ-562</text:p>
          </table:table-cell>
          <table:table-cell office:value-type="string">
            <text:p>Россия, есть китайские по 10500, но <text:s/>они плохие</text:p>
          </table:table-cell>
          <table:table-cell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указатель давления масла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УК140Б-3810010</text:p>
          </table:table-cell>
          <table:table-cell office:value-type="string">
            <text:p>ПРИЕМНИК УКАЗАТЕЛЯ ДАВЛЕНИЯ УК140Б-3810010</text:p>
          </table:table-cell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указатель температуры водяной</text:p>
          </table:table-cell>
          <table:table-cell office:value-type="float" office:value="0">
            <text:p>0</text:p>
          </table:table-cell>
          <table:table-cell/>
          <table:table-cell office:value-type="string">
            <text:p>УК143А-3807010</text:p>
          </table:table-cell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генератор</text:p>
          </table:table-cell>
          <table:table-cell office:value-type="float" office:value="0">
            <text:p>0</text:p>
          </table:table-cell>
          <table:table-cell/>
          <table:table-cell office:value-type="string">
            <text:p>7006.3701.000</text:p>
          </table:table-cell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 table:number-rows-repeated="10444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2" table:style-name="ta2" table:print="false">
        <table:table-column table:style-name="co9" table:number-columns-repeated="1024" table:default-cell-style-name="Default"/>
        <table:table-row table:style-name="ro1">
          <table:table-cell table:number-columns-repeated="1024"/>
        </table:table-row>
      </table:table>
      <table:table table:name="Лист3" table:style-name="ta3" table:print="false">
        <table:table-column table:style-name="co9" table:number-columns-repeated="1024" table:default-cell-style-name="Default"/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 Cyr" svg:font-family="'Arial Cyr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MS Sans Serif" svg:font-family="'MS Sans Serif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text> </number:text>
      <number:number number:decimal-places="2" number:min-integer-digits="1" number:grouping="true"/>
      <number:text>    </number:text>
    </number:number-style>
    <number:number-style style:name="N106P1" style:volatile="true">
      <number:text>-</number:text>
      <number:number number:decimal-places="2" number:min-integer-digits="1" number:grouping="true"/>
      <number:text>    </number:text>
    </number:number-style>
    <number:number-style style:name="N106P2" style:volatile="true">
      <number:text> -</number:text>
      <number:number number:decimal-places="0" number:min-integer-digits="0"/>
      <number:text>    </number:text>
    </number:number-style>
    <number:text-style style:name="N106">
      <number:text> </number:text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5000" number:language="ru" number:country="RU">
      <number:number number:min-integer-digits="1"/>
    </number:number-style>
    <number:number-style style:name="N107P0" style:volatile="true">
      <number:text> </number:text>
      <number:number number:decimal-places="0" number:min-integer-digits="1" number:grouping="true"/>
      <number:text>    </number:text>
    </number:number-style>
    <number:number-style style:name="N107P1" style:volatile="true">
      <number:text>-</number:text>
      <number:number number:decimal-places="0" number:min-integer-digits="1" number:grouping="true"/>
      <number:text>    </number:text>
    </number:number-style>
    <number:number-style style:name="N107P2" style:volatile="true">
      <number:text> -</number:text>
      <number:number number:decimal-places="0" number:min-integer-digits="0"/>
      <number:text>   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5106P0" style:volatile="true" number:language="ru" number:country="RU">
      <number:number number:decimal-places="0" number:min-integer-digits="1" number:grouping="true"/>
      <number:text>р.</number:text>
    </number:number-style>
    <number:number-style style:name="N5106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5106P0"/>
    </number:number-style>
    <number:number-style style:name="N5107P0" style:volatile="true" number:language="ru" number:country="RU">
      <number:number number:decimal-places="0" number:min-integer-digits="1" number:grouping="true"/>
      <number:text>р.</number:text>
    </number:number-style>
    <number:number-style style:name="N5107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5107P0"/>
    </number:number-style>
    <number:number-style style:name="N5108P0" style:volatile="true" number:language="ru" number:country="RU">
      <number:number number:decimal-places="2" number:min-integer-digits="1" number:grouping="true"/>
      <number:text>р.</number:text>
    </number:number-style>
    <number:number-style style:name="N5108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5108P0"/>
    </number:number-style>
    <number:number-style style:name="N5109P0" style:volatile="true" number:language="ru" number:country="RU">
      <number:number number:decimal-places="2" number:min-integer-digits="1" number:grouping="true"/>
      <number:text>р.</number:text>
    </number:number-style>
    <number:number-style style:name="N5109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5109P0"/>
    </number:number-style>
    <number:date-style style:name="N5110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5111" number:language="ru" number:country="RU">
      <number:month number:textual="true"/>
      <number:text>.</number:text>
      <number:year/>
    </number:date-style>
    <number:time-style style:name="N5112" number:language="ru" number:country="RU">
      <number:hours/>
      <number:text>:</number:text>
      <number:minutes number:style="long"/>
      <number:text> </number:text>
      <number:am-pm/>
    </number:time-style>
    <number:time-style style:name="N5113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ru" number:country="RU">
      <number:hours/>
      <number:text>:</number:text>
      <number:minutes number:style="long"/>
    </number:time-style>
    <number:time-style style:name="N5115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5116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17P0" style:volatile="true" number:language="ru" number:country="RU">
      <number:number number:decimal-places="0" number:min-integer-digits="1" number:grouping="true"/>
      <number:text>   </number:text>
    </number:number-style>
    <number:number-style style:name="N5117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5117P0"/>
    </number:number-style>
    <number:number-style style:name="N5118P0" style:volatile="true" number:language="ru" number:country="RU">
      <number:number number:decimal-places="0" number:min-integer-digits="1" number:grouping="true"/>
      <number:text>   </number:text>
    </number:number-style>
    <number:number-style style:name="N5118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ru" number:country="RU">
      <number:number number:decimal-places="2" number:min-integer-digits="1" number:grouping="true"/>
      <number:text>   </number:text>
    </number:number-style>
    <number:number-style style:name="N5119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0P0" style:volatile="true" number:language="ru" number:country="RU">
      <number:number number:decimal-places="2" number:min-integer-digits="1" number:grouping="true"/>
      <number:text>   </number:text>
    </number:number-style>
    <number:number-style style:name="N5120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0P0"/>
    </number:number-style>
    <number:number-style style:name="N5121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5121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5121P2" style:volatile="true" number:language="ru" number:country="RU">
      <number:text> -    </number:text>
    </number:number-style>
    <number:text-style style:name="N5121" number:language="ru" number:country="RU">
      <number:text> </number:text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number-style style:name="N512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512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5122P2" style:volatile="true" number:language="ru" number:country="RU">
      <number:text> -р. </number:text>
    </number:number-style>
    <number:text-style style:name="N5122" number:language="ru" number:country="RU">
      <number:text> </number:text>
      <number:text-content/>
      <number:text> </number:text>
      <style:map style:condition="value()&gt;0" style:apply-style-name="N5122P0"/>
      <style:map style:condition="value()&lt;0" style:apply-style-name="N5122P1"/>
      <style:map style:condition="value()=0" style:apply-style-name="N5122P2"/>
    </number:text-style>
    <number:number-style style:name="N5123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5123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5123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5123" number:language="ru" number:country="RU">
      <number:text> </number:text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time-style style:name="N5124" number:language="ru" number:country="RU">
      <number:minutes number:style="long"/>
      <number:text>:</number:text>
      <number:seconds number:style="long"/>
    </number:time-style>
    <number:time-style style:name="N5125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6" number:language="ru" number:country="RU">
      <number:minutes number:style="long"/>
      <number:text>:</number:text>
      <number:seconds number:style="long" number:decimal-places="1"/>
    </number:time-style>
    <number:number-style style:name="N5127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Акцент1_20_2" style:display-name="20% - Акцент1 2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2" style:display-name="20% - Акцент2 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2" style:display-name="20% - Акцент3 2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2" style:display-name="20% - Акцент4 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2" style:display-name="20% - Акцент5 2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2" style:display-name="20% - Акцент6 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2" style:display-name="40% - Акцент1 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2" style:display-name="40% - Акцент2 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2" style:display-name="40% - Акцент3 2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2" style:display-name="40% - Акцент4 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2" style:display-name="40% - Акцент5 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2" style:display-name="40% - Акцент6 2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2" style:display-name="60% - Акцент1 2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2" style:display-name="60% - Акцент2 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2" style:display-name="60% - Акцент3 2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2" style:display-name="60% - Акцент4 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2" style:display-name="60% - Акцент5 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2" style:display-name="60% - Акцент6 2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2" style:display-name="Акцент1 2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2" style:display-name="Акцент2 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2" style:display-name="Акцент3 2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2" style:display-name="Акцент4 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2" style:display-name="Акцент5 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2" style:display-name="Акцент6 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2" style:display-name="Ввод  2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2" style:display-name="Вывод 2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2" style:display-name="Вычисление 2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2" style:display-name="Заголовок 1 2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2" style:display-name="Заголовок 2 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2" style:display-name="Заголовок 3 2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2" style:display-name="Заголовок 4 2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2" style:display-name="Итог 2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2" style:display-name="Контрольная ячейка 2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2" style:display-name="Название 2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2" style:display-name="Нейтральный 2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Обычный_20_2" style:display-name="Обычный 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Обычный_20_3" style:display-name="Обычный 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2" style:display-name="Плохой 2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2" style:display-name="Пояснение 2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2" style:display-name="Примечание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Связанная_20_ячейка_20_2" style:display-name="Связанная ячейка 2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2" style:display-name="Текст предупреждения 2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Финансовый_20_2" style:display-name="Финансовый 2" style:family="table-cell" style:parent-style-name="Default" style:data-style-name="N106"/>
    <style:style style:name="Хороший_20_2" style:display-name="Хороший 2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6">16.12.2014</text:date>, <text:time>16:27:42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2" style:display-name="PageStyle_Лист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3" style:display-name="PageStyle_Лист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4-12-16T16:27:42.84</dc:date>
    <meta:document-statistic meta:table-count="3" meta:cell-count="18527" meta:object-count="0"/>
    <meta:generator>OpenOffice.org/3.3$Win32 OpenOffice.org_project/330m20$Build-9567</meta:generator>
  </office:meta>
</office:document-meta>
</file>